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9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35cm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5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" fo:font-size="8pt" fo:font-style="italic" fo:text-shadow="none" style:text-underline-style="solid" style:text-underline-width="auto" style:text-underline-color="font-color" fo:font-weight="normal" style:font-name-asian="Arial2" style:font-size-asian="8pt" style:font-style-asian="italic" style:font-weight-asian="normal" style:font-name-complex="Arial2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1"/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Object Viewer</text:p>
          </table:table-cell>
          <table:table-cell table:style-name="ce2"/>
          <table:table-cell/>
          <table:table-cell table:style-name="ce2" office:value-type="string">
            <text:p>Libraries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>
            <text:p>Parameters:</text:p>
          </table:table-cell>
          <table:table-cell table:style-name="ce3"/>
          <table:table-cell/>
          <table:table-cell table:style-name="ce3" office:value-type="string">
            <text:p>Load libraries from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10" office:value-type="string">
            <text:p>../../b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1" table:formula="of:=TRUE()" office:value-type="boolean" office:boolean-value="true">
            <text:p>WAH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Result: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4" table:formula="of:=INFO.OBBA.OBBA.OBCONTROLPANELSETVISIBLE([.C7])" office:value-type="boolean" office:boolean-value="true">
            <text:p>WAHR</text:p>
          </table:table-cell>
          <table:table-cell table:number-columns-repeated="2"/>
          <table:table-cell table:style-name="ce3" office:value-type="string">
            <text:p>Result: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CLASSES([.F7];[.F8])" office:value-type="string" office:string-value="/Users/fries/Documents/Development/finmath experiments/spreadsheets/Pseudo Random and Low Discrepancy Sequences/../../bin">
            <text:p>/Users/fries/Documents/Development/finmath experiments/spreadsheets/Pseudo Random and Low Discrepancy Sequences/../../bin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Obba Version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/>
          <table:table-cell table:style-name="ce3" office:value-type="string">
            <text:p>Load libraries from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7" office:value-type="string">
            <text:p>Result:</text:p>
          </table:table-cell>
          <table:table-cell table:style-name="ce7"/>
          <table:table-cell/>
          <table:table-cell office:value-type="string">
            <text:p>Path:</text:p>
          </table:table-cell>
          <table:table-cell table:style-name="ce10" office:value-type="string">
            <text:p>../../lib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3.1.7">
            <text:p>3.1.7</text:p>
          </table:table-cell>
          <table:table-cell/>
          <table:table-cell office:value-type="string">
            <text:p>isRelative:</text:p>
          </table:table-cell>
          <table:table-cell table:style-name="ce11" table:formula="of:=TRUE()" office:value-type="boolean" office:boolean-value="true">
            <text:p>WAH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>
            <text:p>Result: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15];[.F16])" office:value-type="string" office:string-value="/Users/fries/Documents/Development/finmath experiments/spreadsheets/Pseudo Random and Low Discrepancy Sequences/../../lib">
            <text:p>/Users/fries/Documents/Development/finmath experiments/spreadsheets/Pseudo Random and Low Discrepancy Sequences/../../lib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2" office:value-type="string">
            <text:p>Reference cell below to ensure lib is loaded: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style-name="ce9" table:formula="of:=IF(OR(ISERROR([.F11]);ISERROR([.F19]));NA();&quot;&quot;)">
            <text:p/>
          </table:table-cell>
          <table:table-cell/>
          <table:table-cell table:style-name="Default" table:number-columns-repeated="2"/>
        </table:table-row>
        <table:table-row table:style-name="ro1" table:number-rows-repeated="7">
          <table:table-cell table:style-name="Default" table:number-columns-repeated="4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Monte Carlo Sequence" table:style-name="ta1" table:print="false"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number-columns-repeated="243" table:default-cell-style-name="Default"/>
        <table:table-column table:style-name="co5" table:number-columns-repeated="767" table:default-cell-style-name="Default"/>
        <table:table-row table:style-name="ro2">
          <table:table-cell table:style-name="ce1" table:number-columns-repeated="8"/>
          <table:table-cell table:style-name="ce10"/>
          <table:table-cell table:style-name="ce1" table:number-columns-repeated="3"/>
          <table:table-cell table:style-name="ce10" table:number-columns-repeated="2"/>
          <table:table-cell table:style-name="ce1" table:number-columns-repeated="243"/>
          <table:table-cell table:number-columns-repeated="767"/>
        </table:table-row>
        <table:table-row table:style-name="ro3">
          <table:table-cell table:style-name="ce12"/>
          <table:table-cell table:style-name="ce13" office:value-type="string">
            <text:p>This sheet illustrates two dimensional sampling points from a random number sequence</text:p>
          </table:table-cell>
          <table:table-cell table:style-name="ce12" table:number-columns-repeated="6"/>
          <table:table-cell table:style-name="ce20"/>
          <table:table-cell table:style-name="ce12" table:number-columns-repeated="3"/>
          <table:table-cell table:style-name="ce20" table:number-columns-repeated="2"/>
          <table:table-cell table:style-name="ce12" table:number-columns-repeated="1010"/>
        </table:table-row>
        <table:table-row table:style-name="ro2">
          <table:table-cell table:style-name="ce12"/>
          <table:table-cell table:style-name="ce14" office:value-type="string">
            <text:p><text:span text:style-name="T1">Note: This sheet requires Obba 3.0 ( </text:span><text:span text:style-name="T2">http://www.obba.info/</text:span><text:span text:style-name="T1"> )</text:span></text:p>
          </table:table-cell>
          <table:table-cell table:style-name="ce12" table:number-columns-repeated="6"/>
          <table:table-cell table:style-name="ce20"/>
          <table:table-cell table:style-name="ce12" table:number-columns-repeated="3"/>
          <table:table-cell table:style-name="ce20" table:number-columns-repeated="2"/>
          <table:table-cell table:style-name="ce12" table:number-columns-repeated="1010"/>
        </table:table-row>
        <table:table-row table:style-name="ro2">
          <table:table-cell table:style-name="ce1" table:number-columns-repeated="8"/>
          <table:table-cell table:style-name="ce10"/>
          <table:table-cell table:style-name="ce1" table:number-columns-repeated="3"/>
          <table:table-cell table:style-name="ce10" table:number-columns-repeated="2"/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/>
          <table:table-cell table:style-name="ce2" office:value-type="string">
            <text:p>Random Number Sequence</text:p>
          </table:table-cell>
          <table:table-cell table:style-name="ce2"/>
          <table:table-cell table:style-name="ce1" table:number-columns-repeated="4"/>
          <table:table-cell table:style-name="ce17" office:value-type="string">
            <text:p>Random Number Sequence</text:p>
          </table:table-cell>
          <table:table-cell table:style-name="ce21"/>
          <table:table-cell table:style-name="ce1"/>
          <table:table-cell table:style-name="ce17" office:value-type="string">
            <text:p>Random Number Sequence</text:p>
          </table:table-cell>
          <table:table-cell table:style-name="ce17"/>
          <table:table-cell table:style-name="ce21" table:number-columns-repeated="2"/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8"/>
          <table:table-cell table:style-name="ce10"/>
          <table:table-cell table:style-name="ce1" table:number-columns-repeated="3"/>
          <table:table-cell table:style-name="ce10" table:number-columns-repeated="2"/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/>
          <table:table-cell table:style-name="ce3" office:value-type="string">
            <text:p>Parameters:</text:p>
          </table:table-cell>
          <table:table-cell table:style-name="ce3"/>
          <table:table-cell table:style-name="ce1" table:number-columns-repeated="4"/>
          <table:table-cell table:style-name="ce18" office:value-type="string">
            <text:p>i</text:p>
          </table:table-cell>
          <table:table-cell table:style-name="ce22" office:value-type="string">
            <text:p>x</text:p>
          </table:table-cell>
          <table:table-cell table:style-name="ce24"/>
          <table:table-cell table:style-name="ce18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22" office:value-type="string">
            <text:p>x1</text:p>
          </table:table-cell>
          <table:table-cell table:style-name="ce22" office:value-type="string">
            <text:p>x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/>
          <table:table-cell table:style-name="ce1" office:value-type="string">
            <text:p>seed</text:p>
          </table:table-cell>
          <table:table-cell table:style-name="ce16" office:value-type="float" office:value="5634">
            <text:p>5634</text:p>
          </table:table-cell>
          <table:table-cell table:style-name="ce1" table:number-columns-repeated="4"/>
          <table:table-cell table:style-name="ce19" office:value-type="float" office:value="0">
            <text:p>0</text:p>
          </table:table-cell>
          <table:table-cell table:style-name="ce23" table:formula="of:=INFO.OBBA.OBBA.OBGET(INFO.OBBA.OBBA.OBCALL(&quot;&quot;;[.$B$12];&quot;getRandomNumber&quot;;INFO.OBBA.OBBA.OBMAKE(&quot;&quot;;&quot;int&quot;;[.H8])))" office:value-type="float" office:value="0.491266787041796">
            <text:p>0,491</text:p>
          </table:table-cell>
          <table:table-cell table:style-name="ce1"/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3" table:formula="of:=INFO.OBBA.OBBA.OBGET(INFO.OBBA.OBBA.OBCALL(&quot;&quot;;[.$B$12];&quot;getRandomNumber&quot;;INFO.OBBA.OBBA.OBMAKE(&quot;&quot;;&quot;int&quot;;[.K8])))" office:value-type="float" office:value="0.491266787041796">
            <text:p>0,491</text:p>
          </table:table-cell>
          <table:table-cell table:style-name="ce23" table:formula="of:=INFO.OBBA.OBBA.OBGET(INFO.OBBA.OBBA.OBCALL(&quot;&quot;;[.$B$12];&quot;getRandomNumber&quot;;INFO.OBBA.OBBA.OBMAKE(&quot;&quot;;&quot;int&quot;;[.L8])))" office:value-type="float" office:value="0.319959716378707">
            <text:p>0,32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/>
          <table:table-cell table:style-name="ce1" office:value-type="string">
            <text:p>length</text:p>
          </table:table-cell>
          <table:table-cell table:style-name="ce16" office:value-type="float" office:value="1000">
            <text:p>1000</text:p>
          </table:table-cell>
          <table:table-cell table:style-name="ce1" table:number-columns-repeated="4"/>
          <table:table-cell table:style-name="ce19" office:value-type="float" office:value="1">
            <text:p>1</text:p>
          </table:table-cell>
          <table:table-cell table:style-name="ce23" table:formula="of:=INFO.OBBA.OBBA.OBGET(INFO.OBBA.OBBA.OBCALL(&quot;&quot;;[.$B$12];&quot;getRandomNumber&quot;;INFO.OBBA.OBBA.OBMAKE(&quot;&quot;;&quot;int&quot;;[.H9])))" office:value-type="float" office:value="0.319959716378707">
            <text:p>0,320</text:p>
          </table:table-cell>
          <table:table-cell table:style-name="ce1"/>
          <table:table-cell table:style-name="ce19" table:formula="of:=[.K8]+2" office:value-type="float" office:value="2">
            <text:p>2</text:p>
          </table:table-cell>
          <table:table-cell table:style-name="ce19" table:formula="of:=[.L8]+2" office:value-type="float" office:value="3">
            <text:p>3</text:p>
          </table:table-cell>
          <table:table-cell table:style-name="ce23" table:formula="of:=INFO.OBBA.OBBA.OBGET(INFO.OBBA.OBBA.OBCALL(&quot;&quot;;[.$B$12];&quot;getRandomNumber&quot;;INFO.OBBA.OBBA.OBMAKE(&quot;&quot;;&quot;int&quot;;[.K9])))" office:value-type="float" office:value="0.862761712262768">
            <text:p>0,863</text:p>
          </table:table-cell>
          <table:table-cell table:style-name="ce23" table:formula="of:=INFO.OBBA.OBBA.OBGET(INFO.OBBA.OBBA.OBCALL(&quot;&quot;;[.$B$12];&quot;getRandomNumber&quot;;INFO.OBBA.OBBA.OBMAKE(&quot;&quot;;&quot;int&quot;;[.L9])))" office:value-type="float" office:value="0.152408127678771">
            <text:p>0,15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">
            <text:p>2</text:p>
          </table:table-cell>
          <table:table-cell table:style-name="ce23" table:formula="of:=INFO.OBBA.OBBA.OBGET(INFO.OBBA.OBBA.OBCALL(&quot;&quot;;[.$B$12];&quot;getRandomNumber&quot;;INFO.OBBA.OBBA.OBMAKE(&quot;&quot;;&quot;int&quot;;[.H10])))" office:value-type="float" office:value="0.862761712262768">
            <text:p>0,863</text:p>
          </table:table-cell>
          <table:table-cell table:style-name="ce1"/>
          <table:table-cell table:style-name="ce19" office:value-type="float" office:value="2">
            <text:p>2</text:p>
          </table:table-cell>
          <table:table-cell table:style-name="ce19" table:formula="of:=[.L9]+2" office:value-type="float" office:value="5">
            <text:p>5</text:p>
          </table:table-cell>
          <table:table-cell table:style-name="ce23" table:formula="of:=INFO.OBBA.OBBA.OBGET(INFO.OBBA.OBBA.OBCALL(&quot;&quot;;[.$B$12];&quot;getRandomNumber&quot;;INFO.OBBA.OBBA.OBMAKE(&quot;&quot;;&quot;int&quot;;[.K10])))" office:value-type="float" office:value="0.862761712262768">
            <text:p>0,863</text:p>
          </table:table-cell>
          <table:table-cell table:style-name="ce23" table:formula="of:=INFO.OBBA.OBBA.OBGET(INFO.OBBA.OBBA.OBCALL(&quot;&quot;;[.$B$12];&quot;getRandomNumber&quot;;INFO.OBBA.OBBA.OBMAKE(&quot;&quot;;&quot;int&quot;;[.L10])))" office:value-type="float" office:value="0.195723697013806">
            <text:p>0,19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/>
          <table:table-cell table:style-name="ce3" office:value-type="string">
            <text:p>Object:</text:p>
          </table:table-cell>
          <table:table-cell table:style-name="ce3"/>
          <table:table-cell table:style-name="ce1" table:number-columns-repeated="4"/>
          <table:table-cell table:style-name="ce19" office:value-type="float" office:value="3">
            <text:p>3</text:p>
          </table:table-cell>
          <table:table-cell table:style-name="ce23" table:formula="of:=INFO.OBBA.OBBA.OBGET(INFO.OBBA.OBBA.OBCALL(&quot;&quot;;[.$B$12];&quot;getRandomNumber&quot;;INFO.OBBA.OBBA.OBMAKE(&quot;&quot;;&quot;int&quot;;[.H11])))" office:value-type="float" office:value="0.152408127678771">
            <text:p>0,152</text:p>
          </table:table-cell>
          <table:table-cell table:style-name="ce1"/>
          <table:table-cell table:style-name="ce19" office:value-type="float" office:value="3">
            <text:p>3</text:p>
          </table:table-cell>
          <table:table-cell table:style-name="ce19" table:formula="of:=[.L10]+2" office:value-type="float" office:value="7">
            <text:p>7</text:p>
          </table:table-cell>
          <table:table-cell table:style-name="ce23" table:formula="of:=INFO.OBBA.OBBA.OBGET(INFO.OBBA.OBBA.OBCALL(&quot;&quot;;[.$B$12];&quot;getRandomNumber&quot;;INFO.OBBA.OBBA.OBMAKE(&quot;&quot;;&quot;int&quot;;[.K11])))" office:value-type="float" office:value="0.152408127678771">
            <text:p>0,152</text:p>
          </table:table-cell>
          <table:table-cell table:style-name="ce23" table:formula="of:=INFO.OBBA.OBBA.OBGET(INFO.OBBA.OBBA.OBCALL(&quot;&quot;;[.$B$12];&quot;getRandomNumber&quot;;INFO.OBBA.OBBA.OBMAKE(&quot;&quot;;&quot;int&quot;;[.L11])))" office:value-type="float" office:value="0.691717788948182">
            <text:p>0,69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/>
          <table:table-cell table:style-name="ce15" table:formula="of:=INFO.OBBA.OBBA.OBMAKE(&quot;monteCarloSequence&quot;;obLibs&amp;&quot;net.finmath.experiments.monteCarlo.RandomNumberSequence&quot;;INFO.OBBA.OBBA.OBMAKE(&quot;&quot;;&quot;long&quot;;[.C8]);INFO.OBBA.OBBA.OBMAKE(&quot;&quot;;&quot;int&quot;;[.C9]))" office:value-type="string" office:string-value="monteCarloSequence &#10;[13423]">
            <text:p>monteCarloSequence <text:line-break/>[13423]</text:p>
          </table:table-cell>
          <table:table-cell table:style-name="ce1" table:number-columns-repeated="5"/>
          <table:table-cell table:style-name="ce19" office:value-type="float" office:value="4">
            <text:p>4</text:p>
          </table:table-cell>
          <table:table-cell table:style-name="ce23" table:formula="of:=INFO.OBBA.OBBA.OBGET(INFO.OBBA.OBBA.OBCALL(&quot;&quot;;[.$B$12];&quot;getRandomNumber&quot;;INFO.OBBA.OBBA.OBMAKE(&quot;&quot;;&quot;int&quot;;[.H12])))" office:value-type="float" office:value="0.483554868775577">
            <text:p>0,484</text:p>
          </table:table-cell>
          <table:table-cell table:style-name="ce1"/>
          <table:table-cell table:style-name="ce19" office:value-type="float" office:value="4">
            <text:p>4</text:p>
          </table:table-cell>
          <table:table-cell table:style-name="ce19" table:formula="of:=[.L11]+2" office:value-type="float" office:value="9">
            <text:p>9</text:p>
          </table:table-cell>
          <table:table-cell table:style-name="ce23" table:formula="of:=INFO.OBBA.OBBA.OBGET(INFO.OBBA.OBBA.OBCALL(&quot;&quot;;[.$B$12];&quot;getRandomNumber&quot;;INFO.OBBA.OBBA.OBMAKE(&quot;&quot;;&quot;int&quot;;[.K12])))" office:value-type="float" office:value="0.483554868775577">
            <text:p>0,484</text:p>
          </table:table-cell>
          <table:table-cell table:style-name="ce23" table:formula="of:=INFO.OBBA.OBBA.OBGET(INFO.OBBA.OBBA.OBCALL(&quot;&quot;;[.$B$12];&quot;getRandomNumber&quot;;INFO.OBBA.OBBA.OBMAKE(&quot;&quot;;&quot;int&quot;;[.L12])))" office:value-type="float" office:value="0.311580323425579">
            <text:p>0,31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/>
          <table:table-cell table:style-name="ce1">
            <draw:frame table:end-cell-address="'Monte Carlo Sequence'.G31" table:end-x="1.2cm" table:end-y="0.084cm" draw:z-index="0" draw:style-name="gr1" svg:width="10.98cm" svg:height="7.426cm" svg:x="0.056cm" svg:y="0.344cm">
              <draw:object draw:notify-on-update-of-ranges="'Monte Carlo Sequence'.M8:'Monte Carlo Sequence'.M507 'Monte Carlo Sequence'.N8:'Monte Carlo Sequence'.N50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19" office:value-type="float" office:value="5">
            <text:p>5</text:p>
          </table:table-cell>
          <table:table-cell table:style-name="ce23" table:formula="of:=INFO.OBBA.OBBA.OBGET(INFO.OBBA.OBBA.OBCALL(&quot;&quot;;[.$B$12];&quot;getRandomNumber&quot;;INFO.OBBA.OBBA.OBMAKE(&quot;&quot;;&quot;int&quot;;[.H13])))" office:value-type="float" office:value="0.195723697013806">
            <text:p>0,196</text:p>
          </table:table-cell>
          <table:table-cell table:style-name="ce1"/>
          <table:table-cell table:style-name="ce19" office:value-type="float" office:value="5">
            <text:p>5</text:p>
          </table:table-cell>
          <table:table-cell table:style-name="ce19" table:formula="of:=[.L12]+2" office:value-type="float" office:value="11">
            <text:p>11</text:p>
          </table:table-cell>
          <table:table-cell table:style-name="ce23" table:formula="of:=INFO.OBBA.OBBA.OBGET(INFO.OBBA.OBBA.OBCALL(&quot;&quot;;[.$B$12];&quot;getRandomNumber&quot;;INFO.OBBA.OBBA.OBMAKE(&quot;&quot;;&quot;int&quot;;[.K13])))" office:value-type="float" office:value="0.195723697013806">
            <text:p>0,196</text:p>
          </table:table-cell>
          <table:table-cell table:style-name="ce23" table:formula="of:=INFO.OBBA.OBBA.OBGET(INFO.OBBA.OBBA.OBCALL(&quot;&quot;;[.$B$12];&quot;getRandomNumber&quot;;INFO.OBBA.OBBA.OBMAKE(&quot;&quot;;&quot;int&quot;;[.L13])))" office:value-type="float" office:value="0.576877784020538">
            <text:p>0,57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">
            <text:p>6</text:p>
          </table:table-cell>
          <table:table-cell table:style-name="ce23" table:formula="of:=INFO.OBBA.OBBA.OBGET(INFO.OBBA.OBBA.OBCALL(&quot;&quot;;[.$B$12];&quot;getRandomNumber&quot;;INFO.OBBA.OBBA.OBMAKE(&quot;&quot;;&quot;int&quot;;[.H14])))" office:value-type="float" office:value="0.900331867616665">
            <text:p>0,900</text:p>
          </table:table-cell>
          <table:table-cell table:style-name="ce1"/>
          <table:table-cell table:style-name="ce19" office:value-type="float" office:value="6">
            <text:p>6</text:p>
          </table:table-cell>
          <table:table-cell table:style-name="ce19" table:formula="of:=[.L13]+2" office:value-type="float" office:value="13">
            <text:p>13</text:p>
          </table:table-cell>
          <table:table-cell table:style-name="ce23" table:formula="of:=INFO.OBBA.OBBA.OBGET(INFO.OBBA.OBBA.OBCALL(&quot;&quot;;[.$B$12];&quot;getRandomNumber&quot;;INFO.OBBA.OBBA.OBMAKE(&quot;&quot;;&quot;int&quot;;[.K14])))" office:value-type="float" office:value="0.900331867616665">
            <text:p>0,900</text:p>
          </table:table-cell>
          <table:table-cell table:style-name="ce23" table:formula="of:=INFO.OBBA.OBBA.OBGET(INFO.OBBA.OBBA.OBCALL(&quot;&quot;;[.$B$12];&quot;getRandomNumber&quot;;INFO.OBBA.OBBA.OBMAKE(&quot;&quot;;&quot;int&quot;;[.L14])))" office:value-type="float" office:value="0.890922290687735">
            <text:p>0,89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">
            <text:p>7</text:p>
          </table:table-cell>
          <table:table-cell table:style-name="ce23" table:formula="of:=INFO.OBBA.OBBA.OBGET(INFO.OBBA.OBBA.OBCALL(&quot;&quot;;[.$B$12];&quot;getRandomNumber&quot;;INFO.OBBA.OBBA.OBMAKE(&quot;&quot;;&quot;int&quot;;[.H15])))" office:value-type="float" office:value="0.691717788948182">
            <text:p>0,692</text:p>
          </table:table-cell>
          <table:table-cell table:style-name="ce1"/>
          <table:table-cell table:style-name="ce19" office:value-type="float" office:value="7">
            <text:p>7</text:p>
          </table:table-cell>
          <table:table-cell table:style-name="ce19" table:formula="of:=[.L14]+2" office:value-type="float" office:value="15">
            <text:p>15</text:p>
          </table:table-cell>
          <table:table-cell table:style-name="ce23" table:formula="of:=INFO.OBBA.OBBA.OBGET(INFO.OBBA.OBBA.OBCALL(&quot;&quot;;[.$B$12];&quot;getRandomNumber&quot;;INFO.OBBA.OBBA.OBMAKE(&quot;&quot;;&quot;int&quot;;[.K15])))" office:value-type="float" office:value="0.691717788948182">
            <text:p>0,692</text:p>
          </table:table-cell>
          <table:table-cell table:style-name="ce23" table:formula="of:=INFO.OBBA.OBBA.OBGET(INFO.OBBA.OBBA.OBCALL(&quot;&quot;;[.$B$12];&quot;getRandomNumber&quot;;INFO.OBBA.OBBA.OBMAKE(&quot;&quot;;&quot;int&quot;;[.L15])))" office:value-type="float" office:value="0.345015513634154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">
            <text:p>8</text:p>
          </table:table-cell>
          <table:table-cell table:style-name="ce23" table:formula="of:=INFO.OBBA.OBBA.OBGET(INFO.OBBA.OBBA.OBCALL(&quot;&quot;;[.$B$12];&quot;getRandomNumber&quot;;INFO.OBBA.OBBA.OBMAKE(&quot;&quot;;&quot;int&quot;;[.H16])))" office:value-type="float" office:value="0.412798977810858">
            <text:p>0,413</text:p>
          </table:table-cell>
          <table:table-cell table:style-name="ce1"/>
          <table:table-cell table:style-name="ce19" office:value-type="float" office:value="8">
            <text:p>8</text:p>
          </table:table-cell>
          <table:table-cell table:style-name="ce19" table:formula="of:=[.L15]+2" office:value-type="float" office:value="17">
            <text:p>17</text:p>
          </table:table-cell>
          <table:table-cell table:style-name="ce23" table:formula="of:=INFO.OBBA.OBBA.OBGET(INFO.OBBA.OBBA.OBCALL(&quot;&quot;;[.$B$12];&quot;getRandomNumber&quot;;INFO.OBBA.OBBA.OBMAKE(&quot;&quot;;&quot;int&quot;;[.K16])))" office:value-type="float" office:value="0.412798977810858">
            <text:p>0,413</text:p>
          </table:table-cell>
          <table:table-cell table:style-name="ce23" table:formula="of:=INFO.OBBA.OBBA.OBGET(INFO.OBBA.OBBA.OBCALL(&quot;&quot;;[.$B$12];&quot;getRandomNumber&quot;;INFO.OBBA.OBBA.OBMAKE(&quot;&quot;;&quot;int&quot;;[.L16])))" office:value-type="float" office:value="0.684963177841517">
            <text:p>0,68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">
            <text:p>9</text:p>
          </table:table-cell>
          <table:table-cell table:style-name="ce23" table:formula="of:=INFO.OBBA.OBBA.OBGET(INFO.OBBA.OBBA.OBCALL(&quot;&quot;;[.$B$12];&quot;getRandomNumber&quot;;INFO.OBBA.OBBA.OBMAKE(&quot;&quot;;&quot;int&quot;;[.H17])))" office:value-type="float" office:value="0.311580323425579">
            <text:p>0,312</text:p>
          </table:table-cell>
          <table:table-cell table:style-name="ce1"/>
          <table:table-cell table:style-name="ce19" office:value-type="float" office:value="9">
            <text:p>9</text:p>
          </table:table-cell>
          <table:table-cell table:style-name="ce19" table:formula="of:=[.L16]+2" office:value-type="float" office:value="19">
            <text:p>19</text:p>
          </table:table-cell>
          <table:table-cell table:style-name="ce23" table:formula="of:=INFO.OBBA.OBBA.OBGET(INFO.OBBA.OBBA.OBCALL(&quot;&quot;;[.$B$12];&quot;getRandomNumber&quot;;INFO.OBBA.OBBA.OBMAKE(&quot;&quot;;&quot;int&quot;;[.K17])))" office:value-type="float" office:value="0.311580323425579">
            <text:p>0,312</text:p>
          </table:table-cell>
          <table:table-cell table:style-name="ce23" table:formula="of:=INFO.OBBA.OBBA.OBGET(INFO.OBBA.OBBA.OBCALL(&quot;&quot;;[.$B$12];&quot;getRandomNumber&quot;;INFO.OBBA.OBBA.OBMAKE(&quot;&quot;;&quot;int&quot;;[.L17])))" office:value-type="float" office:value="0.69428491211106">
            <text:p>0,69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">
            <text:p>10</text:p>
          </table:table-cell>
          <table:table-cell table:style-name="ce23" table:formula="of:=INFO.OBBA.OBBA.OBGET(INFO.OBBA.OBBA.OBCALL(&quot;&quot;;[.$B$12];&quot;getRandomNumber&quot;;INFO.OBBA.OBBA.OBMAKE(&quot;&quot;;&quot;int&quot;;[.H18])))" office:value-type="float" office:value="0.137926740950651">
            <text:p>0,138</text:p>
          </table:table-cell>
          <table:table-cell table:style-name="ce1"/>
          <table:table-cell table:style-name="ce19" office:value-type="float" office:value="10">
            <text:p>10</text:p>
          </table:table-cell>
          <table:table-cell table:style-name="ce19" table:formula="of:=[.L17]+2" office:value-type="float" office:value="21">
            <text:p>21</text:p>
          </table:table-cell>
          <table:table-cell table:style-name="ce23" table:formula="of:=INFO.OBBA.OBBA.OBGET(INFO.OBBA.OBBA.OBCALL(&quot;&quot;;[.$B$12];&quot;getRandomNumber&quot;;INFO.OBBA.OBBA.OBMAKE(&quot;&quot;;&quot;int&quot;;[.K18])))" office:value-type="float" office:value="0.137926740950651">
            <text:p>0,138</text:p>
          </table:table-cell>
          <table:table-cell table:style-name="ce23" table:formula="of:=INFO.OBBA.OBBA.OBGET(INFO.OBBA.OBBA.OBCALL(&quot;&quot;;[.$B$12];&quot;getRandomNumber&quot;;INFO.OBBA.OBBA.OBMAKE(&quot;&quot;;&quot;int&quot;;[.L18])))" office:value-type="float" office:value="0.66853828298524">
            <text:p>0,66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">
            <text:p>11</text:p>
          </table:table-cell>
          <table:table-cell table:style-name="ce23" table:formula="of:=INFO.OBBA.OBBA.OBGET(INFO.OBBA.OBBA.OBCALL(&quot;&quot;;[.$B$12];&quot;getRandomNumber&quot;;INFO.OBBA.OBBA.OBMAKE(&quot;&quot;;&quot;int&quot;;[.H19])))" office:value-type="float" office:value="0.576877784020538">
            <text:p>0,577</text:p>
          </table:table-cell>
          <table:table-cell table:style-name="ce1"/>
          <table:table-cell table:style-name="ce19" office:value-type="float" office:value="11">
            <text:p>11</text:p>
          </table:table-cell>
          <table:table-cell table:style-name="ce19" table:formula="of:=[.L18]+2" office:value-type="float" office:value="23">
            <text:p>23</text:p>
          </table:table-cell>
          <table:table-cell table:style-name="ce23" table:formula="of:=INFO.OBBA.OBBA.OBGET(INFO.OBBA.OBBA.OBCALL(&quot;&quot;;[.$B$12];&quot;getRandomNumber&quot;;INFO.OBBA.OBBA.OBMAKE(&quot;&quot;;&quot;int&quot;;[.K19])))" office:value-type="float" office:value="0.576877784020538">
            <text:p>0,577</text:p>
          </table:table-cell>
          <table:table-cell table:style-name="ce23" table:formula="of:=INFO.OBBA.OBBA.OBGET(INFO.OBBA.OBBA.OBCALL(&quot;&quot;;[.$B$12];&quot;getRandomNumber&quot;;INFO.OBBA.OBBA.OBMAKE(&quot;&quot;;&quot;int&quot;;[.L19])))" office:value-type="float" office:value="0.565938779787297">
            <text:p>0,56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">
            <text:p>12</text:p>
          </table:table-cell>
          <table:table-cell table:style-name="ce23" table:formula="of:=INFO.OBBA.OBBA.OBGET(INFO.OBBA.OBBA.OBCALL(&quot;&quot;;[.$B$12];&quot;getRandomNumber&quot;;INFO.OBBA.OBBA.OBMAKE(&quot;&quot;;&quot;int&quot;;[.H20])))" office:value-type="float" office:value="0.332206094016582">
            <text:p>0,332</text:p>
          </table:table-cell>
          <table:table-cell table:style-name="ce1"/>
          <table:table-cell table:style-name="ce19" office:value-type="float" office:value="12">
            <text:p>12</text:p>
          </table:table-cell>
          <table:table-cell table:style-name="ce19" table:formula="of:=[.L19]+2" office:value-type="float" office:value="25">
            <text:p>25</text:p>
          </table:table-cell>
          <table:table-cell table:style-name="ce23" table:formula="of:=INFO.OBBA.OBBA.OBGET(INFO.OBBA.OBBA.OBCALL(&quot;&quot;;[.$B$12];&quot;getRandomNumber&quot;;INFO.OBBA.OBBA.OBMAKE(&quot;&quot;;&quot;int&quot;;[.K20])))" office:value-type="float" office:value="0.332206094016582">
            <text:p>0,332</text:p>
          </table:table-cell>
          <table:table-cell table:style-name="ce23" table:formula="of:=INFO.OBBA.OBBA.OBGET(INFO.OBBA.OBBA.OBCALL(&quot;&quot;;[.$B$12];&quot;getRandomNumber&quot;;INFO.OBBA.OBBA.OBMAKE(&quot;&quot;;&quot;int&quot;;[.L20])))" office:value-type="float" office:value="0.998857210674226">
            <text:p>0,99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">
            <text:p>13</text:p>
          </table:table-cell>
          <table:table-cell table:style-name="ce23" table:formula="of:=INFO.OBBA.OBBA.OBGET(INFO.OBBA.OBBA.OBCALL(&quot;&quot;;[.$B$12];&quot;getRandomNumber&quot;;INFO.OBBA.OBBA.OBMAKE(&quot;&quot;;&quot;int&quot;;[.H21])))" office:value-type="float" office:value="0.890922290687735">
            <text:p>0,891</text:p>
          </table:table-cell>
          <table:table-cell table:style-name="ce1"/>
          <table:table-cell table:style-name="ce19" office:value-type="float" office:value="13">
            <text:p>13</text:p>
          </table:table-cell>
          <table:table-cell table:style-name="ce19" table:formula="of:=[.L20]+2" office:value-type="float" office:value="27">
            <text:p>27</text:p>
          </table:table-cell>
          <table:table-cell table:style-name="ce23" table:formula="of:=INFO.OBBA.OBBA.OBGET(INFO.OBBA.OBBA.OBCALL(&quot;&quot;;[.$B$12];&quot;getRandomNumber&quot;;INFO.OBBA.OBBA.OBMAKE(&quot;&quot;;&quot;int&quot;;[.K21])))" office:value-type="float" office:value="0.890922290687735">
            <text:p>0,891</text:p>
          </table:table-cell>
          <table:table-cell table:style-name="ce23" table:formula="of:=INFO.OBBA.OBBA.OBGET(INFO.OBBA.OBBA.OBCALL(&quot;&quot;;[.$B$12];&quot;getRandomNumber&quot;;INFO.OBBA.OBBA.OBMAKE(&quot;&quot;;&quot;int&quot;;[.L21])))" office:value-type="float" office:value="0.289203586283748">
            <text:p>0,28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">
            <text:p>14</text:p>
          </table:table-cell>
          <table:table-cell table:style-name="ce23" table:formula="of:=INFO.OBBA.OBBA.OBGET(INFO.OBBA.OBBA.OBCALL(&quot;&quot;;[.$B$12];&quot;getRandomNumber&quot;;INFO.OBBA.OBBA.OBMAKE(&quot;&quot;;&quot;int&quot;;[.H22])))" office:value-type="float" office:value="0.444858204329473">
            <text:p>0,445</text:p>
          </table:table-cell>
          <table:table-cell table:style-name="ce1"/>
          <table:table-cell table:style-name="ce19" office:value-type="float" office:value="14">
            <text:p>14</text:p>
          </table:table-cell>
          <table:table-cell table:style-name="ce19" table:formula="of:=[.L21]+2" office:value-type="float" office:value="29">
            <text:p>29</text:p>
          </table:table-cell>
          <table:table-cell table:style-name="ce23" table:formula="of:=INFO.OBBA.OBBA.OBGET(INFO.OBBA.OBBA.OBCALL(&quot;&quot;;[.$B$12];&quot;getRandomNumber&quot;;INFO.OBBA.OBBA.OBMAKE(&quot;&quot;;&quot;int&quot;;[.K22])))" office:value-type="float" office:value="0.444858204329473">
            <text:p>0,445</text:p>
          </table:table-cell>
          <table:table-cell table:style-name="ce23" table:formula="of:=INFO.OBBA.OBBA.OBGET(INFO.OBBA.OBBA.OBCALL(&quot;&quot;;[.$B$12];&quot;getRandomNumber&quot;;INFO.OBBA.OBBA.OBMAKE(&quot;&quot;;&quot;int&quot;;[.L22])))" office:value-type="float" office:value="0.425838503254859">
            <text:p>0,42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">
            <text:p>15</text:p>
          </table:table-cell>
          <table:table-cell table:style-name="ce23" table:formula="of:=INFO.OBBA.OBBA.OBGET(INFO.OBBA.OBBA.OBCALL(&quot;&quot;;[.$B$12];&quot;getRandomNumber&quot;;INFO.OBBA.OBBA.OBMAKE(&quot;&quot;;&quot;int&quot;;[.H23])))" office:value-type="float" office:value="0.345015513634154">
            <text:p>0,345</text:p>
          </table:table-cell>
          <table:table-cell table:style-name="ce1"/>
          <table:table-cell table:style-name="ce19" office:value-type="float" office:value="15">
            <text:p>15</text:p>
          </table:table-cell>
          <table:table-cell table:style-name="ce19" table:formula="of:=[.L22]+2" office:value-type="float" office:value="31">
            <text:p>31</text:p>
          </table:table-cell>
          <table:table-cell table:style-name="ce23" table:formula="of:=INFO.OBBA.OBBA.OBGET(INFO.OBBA.OBBA.OBCALL(&quot;&quot;;[.$B$12];&quot;getRandomNumber&quot;;INFO.OBBA.OBBA.OBMAKE(&quot;&quot;;&quot;int&quot;;[.K23])))" office:value-type="float" office:value="0.345015513634154">
            <text:p>0,345</text:p>
          </table:table-cell>
          <table:table-cell table:style-name="ce23" table:formula="of:=INFO.OBBA.OBBA.OBGET(INFO.OBBA.OBBA.OBCALL(&quot;&quot;;[.$B$12];&quot;getRandomNumber&quot;;INFO.OBBA.OBBA.OBMAKE(&quot;&quot;;&quot;int&quot;;[.L23])))" office:value-type="float" office:value="0.936282550911169">
            <text:p>0,93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">
            <text:p>16</text:p>
          </table:table-cell>
          <table:table-cell table:style-name="ce23" table:formula="of:=INFO.OBBA.OBBA.OBGET(INFO.OBBA.OBBA.OBCALL(&quot;&quot;;[.$B$12];&quot;getRandomNumber&quot;;INFO.OBBA.OBBA.OBMAKE(&quot;&quot;;&quot;int&quot;;[.H24])))" office:value-type="float" office:value="0.105668937555207">
            <text:p>0,106</text:p>
          </table:table-cell>
          <table:table-cell table:style-name="ce1"/>
          <table:table-cell table:style-name="ce19" office:value-type="float" office:value="16">
            <text:p>16</text:p>
          </table:table-cell>
          <table:table-cell table:style-name="ce19" table:formula="of:=[.L23]+2" office:value-type="float" office:value="33">
            <text:p>33</text:p>
          </table:table-cell>
          <table:table-cell table:style-name="ce23" table:formula="of:=INFO.OBBA.OBBA.OBGET(INFO.OBBA.OBBA.OBCALL(&quot;&quot;;[.$B$12];&quot;getRandomNumber&quot;;INFO.OBBA.OBBA.OBMAKE(&quot;&quot;;&quot;int&quot;;[.K24])))" office:value-type="float" office:value="0.105668937555207">
            <text:p>0,106</text:p>
          </table:table-cell>
          <table:table-cell table:style-name="ce23" table:formula="of:=INFO.OBBA.OBBA.OBGET(INFO.OBBA.OBBA.OBCALL(&quot;&quot;;[.$B$12];&quot;getRandomNumber&quot;;INFO.OBBA.OBBA.OBMAKE(&quot;&quot;;&quot;int&quot;;[.L24])))" office:value-type="float" office:value="0.342317069013126">
            <text:p>0,34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">
            <text:p>17</text:p>
          </table:table-cell>
          <table:table-cell table:style-name="ce23" table:formula="of:=INFO.OBBA.OBBA.OBGET(INFO.OBBA.OBBA.OBCALL(&quot;&quot;;[.$B$12];&quot;getRandomNumber&quot;;INFO.OBBA.OBBA.OBMAKE(&quot;&quot;;&quot;int&quot;;[.H25])))" office:value-type="float" office:value="0.684963177841517">
            <text:p>0,685</text:p>
          </table:table-cell>
          <table:table-cell table:style-name="ce1"/>
          <table:table-cell table:style-name="ce19" office:value-type="float" office:value="17">
            <text:p>17</text:p>
          </table:table-cell>
          <table:table-cell table:style-name="ce19" table:formula="of:=[.L24]+2" office:value-type="float" office:value="35">
            <text:p>35</text:p>
          </table:table-cell>
          <table:table-cell table:style-name="ce23" table:formula="of:=INFO.OBBA.OBBA.OBGET(INFO.OBBA.OBBA.OBCALL(&quot;&quot;;[.$B$12];&quot;getRandomNumber&quot;;INFO.OBBA.OBBA.OBMAKE(&quot;&quot;;&quot;int&quot;;[.K25])))" office:value-type="float" office:value="0.684963177841517">
            <text:p>0,685</text:p>
          </table:table-cell>
          <table:table-cell table:style-name="ce23" table:formula="of:=INFO.OBBA.OBBA.OBGET(INFO.OBBA.OBBA.OBCALL(&quot;&quot;;[.$B$12];&quot;getRandomNumber&quot;;INFO.OBBA.OBBA.OBMAKE(&quot;&quot;;&quot;int&quot;;[.L25])))" office:value-type="float" office:value="0.281368679451911">
            <text:p>0,28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">
            <text:p>18</text:p>
          </table:table-cell>
          <table:table-cell table:style-name="ce23" table:formula="of:=INFO.OBBA.OBBA.OBGET(INFO.OBBA.OBBA.OBCALL(&quot;&quot;;[.$B$12];&quot;getRandomNumber&quot;;INFO.OBBA.OBBA.OBMAKE(&quot;&quot;;&quot;int&quot;;[.H26])))" office:value-type="float" office:value="0.319535147953779">
            <text:p>0,320</text:p>
          </table:table-cell>
          <table:table-cell table:style-name="ce1"/>
          <table:table-cell table:style-name="ce19" office:value-type="float" office:value="18">
            <text:p>18</text:p>
          </table:table-cell>
          <table:table-cell table:style-name="ce19" table:formula="of:=[.L25]+2" office:value-type="float" office:value="37">
            <text:p>37</text:p>
          </table:table-cell>
          <table:table-cell table:style-name="ce23" table:formula="of:=INFO.OBBA.OBBA.OBGET(INFO.OBBA.OBBA.OBCALL(&quot;&quot;;[.$B$12];&quot;getRandomNumber&quot;;INFO.OBBA.OBBA.OBMAKE(&quot;&quot;;&quot;int&quot;;[.K26])))" office:value-type="float" office:value="0.319535147953779">
            <text:p>0,320</text:p>
          </table:table-cell>
          <table:table-cell table:style-name="ce23" table:formula="of:=INFO.OBBA.OBBA.OBGET(INFO.OBBA.OBBA.OBCALL(&quot;&quot;;[.$B$12];&quot;getRandomNumber&quot;;INFO.OBBA.OBBA.OBMAKE(&quot;&quot;;&quot;int&quot;;[.L26])))" office:value-type="float" office:value="0.453501713142253">
            <text:p>0,45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">
            <text:p>19</text:p>
          </table:table-cell>
          <table:table-cell table:style-name="ce23" table:formula="of:=INFO.OBBA.OBBA.OBGET(INFO.OBBA.OBBA.OBCALL(&quot;&quot;;[.$B$12];&quot;getRandomNumber&quot;;INFO.OBBA.OBBA.OBMAKE(&quot;&quot;;&quot;int&quot;;[.H27])))" office:value-type="float" office:value="0.69428491211106">
            <text:p>0,694</text:p>
          </table:table-cell>
          <table:table-cell table:style-name="ce1"/>
          <table:table-cell table:style-name="ce19" office:value-type="float" office:value="19">
            <text:p>19</text:p>
          </table:table-cell>
          <table:table-cell table:style-name="ce19" table:formula="of:=[.L26]+2" office:value-type="float" office:value="39">
            <text:p>39</text:p>
          </table:table-cell>
          <table:table-cell table:style-name="ce23" table:formula="of:=INFO.OBBA.OBBA.OBGET(INFO.OBBA.OBBA.OBCALL(&quot;&quot;;[.$B$12];&quot;getRandomNumber&quot;;INFO.OBBA.OBBA.OBMAKE(&quot;&quot;;&quot;int&quot;;[.K27])))" office:value-type="float" office:value="0.69428491211106">
            <text:p>0,694</text:p>
          </table:table-cell>
          <table:table-cell table:style-name="ce23" table:formula="of:=INFO.OBBA.OBBA.OBGET(INFO.OBBA.OBBA.OBCALL(&quot;&quot;;[.$B$12];&quot;getRandomNumber&quot;;INFO.OBBA.OBBA.OBMAKE(&quot;&quot;;&quot;int&quot;;[.L27])))" office:value-type="float" office:value="0.862348303287929">
            <text:p>0,86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">
            <text:p>20</text:p>
          </table:table-cell>
          <table:table-cell table:style-name="ce23" table:formula="of:=INFO.OBBA.OBBA.OBGET(INFO.OBBA.OBBA.OBCALL(&quot;&quot;;[.$B$12];&quot;getRandomNumber&quot;;INFO.OBBA.OBBA.OBMAKE(&quot;&quot;;&quot;int&quot;;[.H28])))" office:value-type="float" office:value="0.170277615352075">
            <text:p>0,170</text:p>
          </table:table-cell>
          <table:table-cell table:style-name="ce1"/>
          <table:table-cell table:style-name="ce19" office:value-type="float" office:value="20">
            <text:p>20</text:p>
          </table:table-cell>
          <table:table-cell table:style-name="ce19" table:formula="of:=[.L27]+2" office:value-type="float" office:value="41">
            <text:p>41</text:p>
          </table:table-cell>
          <table:table-cell table:style-name="ce23" table:formula="of:=INFO.OBBA.OBBA.OBGET(INFO.OBBA.OBBA.OBCALL(&quot;&quot;;[.$B$12];&quot;getRandomNumber&quot;;INFO.OBBA.OBBA.OBMAKE(&quot;&quot;;&quot;int&quot;;[.K28])))" office:value-type="float" office:value="0.170277615352075">
            <text:p>0,170</text:p>
          </table:table-cell>
          <table:table-cell table:style-name="ce23" table:formula="of:=INFO.OBBA.OBBA.OBGET(INFO.OBBA.OBBA.OBCALL(&quot;&quot;;[.$B$12];&quot;getRandomNumber&quot;;INFO.OBBA.OBBA.OBMAKE(&quot;&quot;;&quot;int&quot;;[.L28])))" office:value-type="float" office:value="0.442802357835815">
            <text:p>0,44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">
            <text:p>21</text:p>
          </table:table-cell>
          <table:table-cell table:style-name="ce23" table:formula="of:=INFO.OBBA.OBBA.OBGET(INFO.OBBA.OBBA.OBCALL(&quot;&quot;;[.$B$12];&quot;getRandomNumber&quot;;INFO.OBBA.OBBA.OBMAKE(&quot;&quot;;&quot;int&quot;;[.H29])))" office:value-type="float" office:value="0.66853828298524">
            <text:p>0,669</text:p>
          </table:table-cell>
          <table:table-cell table:style-name="ce1"/>
          <table:table-cell table:style-name="ce19" office:value-type="float" office:value="21">
            <text:p>21</text:p>
          </table:table-cell>
          <table:table-cell table:style-name="ce19" table:formula="of:=[.L28]+2" office:value-type="float" office:value="43">
            <text:p>43</text:p>
          </table:table-cell>
          <table:table-cell table:style-name="ce23" table:formula="of:=INFO.OBBA.OBBA.OBGET(INFO.OBBA.OBBA.OBCALL(&quot;&quot;;[.$B$12];&quot;getRandomNumber&quot;;INFO.OBBA.OBBA.OBMAKE(&quot;&quot;;&quot;int&quot;;[.K29])))" office:value-type="float" office:value="0.66853828298524">
            <text:p>0,669</text:p>
          </table:table-cell>
          <table:table-cell table:style-name="ce23" table:formula="of:=INFO.OBBA.OBBA.OBGET(INFO.OBBA.OBBA.OBCALL(&quot;&quot;;[.$B$12];&quot;getRandomNumber&quot;;INFO.OBBA.OBBA.OBMAKE(&quot;&quot;;&quot;int&quot;;[.L29])))" office:value-type="float" office:value="0.25327681776857">
            <text:p>0,25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">
            <text:p>22</text:p>
          </table:table-cell>
          <table:table-cell table:style-name="ce23" table:formula="of:=INFO.OBBA.OBBA.OBGET(INFO.OBBA.OBBA.OBCALL(&quot;&quot;;[.$B$12];&quot;getRandomNumber&quot;;INFO.OBBA.OBBA.OBMAKE(&quot;&quot;;&quot;int&quot;;[.H30])))" office:value-type="float" office:value="0.845224288144085">
            <text:p>0,845</text:p>
          </table:table-cell>
          <table:table-cell table:style-name="ce1"/>
          <table:table-cell table:style-name="ce19" office:value-type="float" office:value="22">
            <text:p>22</text:p>
          </table:table-cell>
          <table:table-cell table:style-name="ce19" table:formula="of:=[.L29]+2" office:value-type="float" office:value="45">
            <text:p>45</text:p>
          </table:table-cell>
          <table:table-cell table:style-name="ce23" table:formula="of:=INFO.OBBA.OBBA.OBGET(INFO.OBBA.OBBA.OBCALL(&quot;&quot;;[.$B$12];&quot;getRandomNumber&quot;;INFO.OBBA.OBBA.OBMAKE(&quot;&quot;;&quot;int&quot;;[.K30])))" office:value-type="float" office:value="0.845224288144085">
            <text:p>0,845</text:p>
          </table:table-cell>
          <table:table-cell table:style-name="ce23" table:formula="of:=INFO.OBBA.OBBA.OBGET(INFO.OBBA.OBBA.OBCALL(&quot;&quot;;[.$B$12];&quot;getRandomNumber&quot;;INFO.OBBA.OBBA.OBMAKE(&quot;&quot;;&quot;int&quot;;[.L30])))" office:value-type="float" office:value="0.793264278360531">
            <text:p>0,79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">
            <text:p>23</text:p>
          </table:table-cell>
          <table:table-cell table:style-name="ce23" table:formula="of:=INFO.OBBA.OBBA.OBGET(INFO.OBBA.OBBA.OBCALL(&quot;&quot;;[.$B$12];&quot;getRandomNumber&quot;;INFO.OBBA.OBBA.OBMAKE(&quot;&quot;;&quot;int&quot;;[.H31])))" office:value-type="float" office:value="0.565938779787297">
            <text:p>0,566</text:p>
          </table:table-cell>
          <table:table-cell table:style-name="ce1"/>
          <table:table-cell table:style-name="ce19" office:value-type="float" office:value="23">
            <text:p>23</text:p>
          </table:table-cell>
          <table:table-cell table:style-name="ce19" table:formula="of:=[.L30]+2" office:value-type="float" office:value="47">
            <text:p>47</text:p>
          </table:table-cell>
          <table:table-cell table:style-name="ce23" table:formula="of:=INFO.OBBA.OBBA.OBGET(INFO.OBBA.OBBA.OBCALL(&quot;&quot;;[.$B$12];&quot;getRandomNumber&quot;;INFO.OBBA.OBBA.OBMAKE(&quot;&quot;;&quot;int&quot;;[.K31])))" office:value-type="float" office:value="0.565938779787297">
            <text:p>0,566</text:p>
          </table:table-cell>
          <table:table-cell table:style-name="ce23" table:formula="of:=INFO.OBBA.OBBA.OBGET(INFO.OBBA.OBBA.OBCALL(&quot;&quot;;[.$B$12];&quot;getRandomNumber&quot;;INFO.OBBA.OBBA.OBMAKE(&quot;&quot;;&quot;int&quot;;[.L31])))" office:value-type="float" office:value="0.254059303270686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">
            <text:p>24</text:p>
          </table:table-cell>
          <table:table-cell table:style-name="ce23" table:formula="of:=INFO.OBBA.OBBA.OBGET(INFO.OBBA.OBBA.OBCALL(&quot;&quot;;[.$B$12];&quot;getRandomNumber&quot;;INFO.OBBA.OBBA.OBMAKE(&quot;&quot;;&quot;int&quot;;[.H32])))" office:value-type="float" office:value="0.32175577525502">
            <text:p>0,322</text:p>
          </table:table-cell>
          <table:table-cell table:style-name="ce1"/>
          <table:table-cell table:style-name="ce19" office:value-type="float" office:value="24">
            <text:p>24</text:p>
          </table:table-cell>
          <table:table-cell table:style-name="ce19" table:formula="of:=[.L31]+2" office:value-type="float" office:value="49">
            <text:p>49</text:p>
          </table:table-cell>
          <table:table-cell table:style-name="ce23" table:formula="of:=INFO.OBBA.OBBA.OBGET(INFO.OBBA.OBBA.OBCALL(&quot;&quot;;[.$B$12];&quot;getRandomNumber&quot;;INFO.OBBA.OBBA.OBMAKE(&quot;&quot;;&quot;int&quot;;[.K32])))" office:value-type="float" office:value="0.32175577525502">
            <text:p>0,322</text:p>
          </table:table-cell>
          <table:table-cell table:style-name="ce23" table:formula="of:=INFO.OBBA.OBBA.OBGET(INFO.OBBA.OBBA.OBCALL(&quot;&quot;;[.$B$12];&quot;getRandomNumber&quot;;INFO.OBBA.OBBA.OBMAKE(&quot;&quot;;&quot;int&quot;;[.L32])))" office:value-type="float" office:value="0.587962107421348">
            <text:p>0,58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">
            <text:p>25</text:p>
          </table:table-cell>
          <table:table-cell table:style-name="ce23" table:formula="of:=INFO.OBBA.OBBA.OBGET(INFO.OBBA.OBBA.OBCALL(&quot;&quot;;[.$B$12];&quot;getRandomNumber&quot;;INFO.OBBA.OBBA.OBMAKE(&quot;&quot;;&quot;int&quot;;[.H33])))" office:value-type="float" office:value="0.998857210674226">
            <text:p>0,999</text:p>
          </table:table-cell>
          <table:table-cell table:style-name="ce1"/>
          <table:table-cell table:style-name="ce19" office:value-type="float" office:value="25">
            <text:p>25</text:p>
          </table:table-cell>
          <table:table-cell table:style-name="ce19" table:formula="of:=[.L32]+2" office:value-type="float" office:value="51">
            <text:p>51</text:p>
          </table:table-cell>
          <table:table-cell table:style-name="ce23" table:formula="of:=INFO.OBBA.OBBA.OBGET(INFO.OBBA.OBBA.OBCALL(&quot;&quot;;[.$B$12];&quot;getRandomNumber&quot;;INFO.OBBA.OBBA.OBMAKE(&quot;&quot;;&quot;int&quot;;[.K33])))" office:value-type="float" office:value="0.998857210674226">
            <text:p>0,999</text:p>
          </table:table-cell>
          <table:table-cell table:style-name="ce23" table:formula="of:=INFO.OBBA.OBBA.OBGET(INFO.OBBA.OBBA.OBCALL(&quot;&quot;;[.$B$12];&quot;getRandomNumber&quot;;INFO.OBBA.OBBA.OBMAKE(&quot;&quot;;&quot;int&quot;;[.L33])))" office:value-type="float" office:value="0.310467630276009">
            <text:p>0,31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">
            <text:p>26</text:p>
          </table:table-cell>
          <table:table-cell table:style-name="ce23" table:formula="of:=INFO.OBBA.OBBA.OBGET(INFO.OBBA.OBBA.OBCALL(&quot;&quot;;[.$B$12];&quot;getRandomNumber&quot;;INFO.OBBA.OBBA.OBMAKE(&quot;&quot;;&quot;int&quot;;[.H34])))" office:value-type="float" office:value="0.113090995731385">
            <text:p>0,113</text:p>
          </table:table-cell>
          <table:table-cell table:style-name="ce1"/>
          <table:table-cell table:style-name="ce19" office:value-type="float" office:value="26">
            <text:p>26</text:p>
          </table:table-cell>
          <table:table-cell table:style-name="ce19" table:formula="of:=[.L33]+2" office:value-type="float" office:value="53">
            <text:p>53</text:p>
          </table:table-cell>
          <table:table-cell table:style-name="ce23" table:formula="of:=INFO.OBBA.OBBA.OBGET(INFO.OBBA.OBBA.OBCALL(&quot;&quot;;[.$B$12];&quot;getRandomNumber&quot;;INFO.OBBA.OBBA.OBMAKE(&quot;&quot;;&quot;int&quot;;[.K34])))" office:value-type="float" office:value="0.113090995731385">
            <text:p>0,113</text:p>
          </table:table-cell>
          <table:table-cell table:style-name="ce23" table:formula="of:=INFO.OBBA.OBBA.OBGET(INFO.OBBA.OBBA.OBCALL(&quot;&quot;;[.$B$12];&quot;getRandomNumber&quot;;INFO.OBBA.OBBA.OBMAKE(&quot;&quot;;&quot;int&quot;;[.L34])))" office:value-type="float" office:value="0.960271993639459">
            <text:p>0,96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">
            <text:p>27</text:p>
          </table:table-cell>
          <table:table-cell table:style-name="ce23" table:formula="of:=INFO.OBBA.OBBA.OBGET(INFO.OBBA.OBBA.OBCALL(&quot;&quot;;[.$B$12];&quot;getRandomNumber&quot;;INFO.OBBA.OBBA.OBMAKE(&quot;&quot;;&quot;int&quot;;[.H35])))" office:value-type="float" office:value="0.289203586283748">
            <text:p>0,289</text:p>
          </table:table-cell>
          <table:table-cell table:style-name="ce1"/>
          <table:table-cell table:style-name="ce19" office:value-type="float" office:value="27">
            <text:p>27</text:p>
          </table:table-cell>
          <table:table-cell table:style-name="ce19" table:formula="of:=[.L34]+2" office:value-type="float" office:value="55">
            <text:p>55</text:p>
          </table:table-cell>
          <table:table-cell table:style-name="ce23" table:formula="of:=INFO.OBBA.OBBA.OBGET(INFO.OBBA.OBBA.OBCALL(&quot;&quot;;[.$B$12];&quot;getRandomNumber&quot;;INFO.OBBA.OBBA.OBMAKE(&quot;&quot;;&quot;int&quot;;[.K35])))" office:value-type="float" office:value="0.289203586283748">
            <text:p>0,289</text:p>
          </table:table-cell>
          <table:table-cell table:style-name="ce23" table:formula="of:=INFO.OBBA.OBBA.OBGET(INFO.OBBA.OBBA.OBCALL(&quot;&quot;;[.$B$12];&quot;getRandomNumber&quot;;INFO.OBBA.OBBA.OBMAKE(&quot;&quot;;&quot;int&quot;;[.L35])))" office:value-type="float" office:value="0.273950084420188">
            <text:p>0,27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">
            <text:p>28</text:p>
          </table:table-cell>
          <table:table-cell table:style-name="ce23" table:formula="of:=INFO.OBBA.OBBA.OBGET(INFO.OBBA.OBBA.OBCALL(&quot;&quot;;[.$B$12];&quot;getRandomNumber&quot;;INFO.OBBA.OBBA.OBMAKE(&quot;&quot;;&quot;int&quot;;[.H36])))" office:value-type="float" office:value="0.503730362812233">
            <text:p>0,504</text:p>
          </table:table-cell>
          <table:table-cell table:style-name="ce1"/>
          <table:table-cell table:style-name="ce19" office:value-type="float" office:value="28">
            <text:p>28</text:p>
          </table:table-cell>
          <table:table-cell table:style-name="ce19" table:formula="of:=[.L35]+2" office:value-type="float" office:value="57">
            <text:p>57</text:p>
          </table:table-cell>
          <table:table-cell table:style-name="ce23" table:formula="of:=INFO.OBBA.OBBA.OBGET(INFO.OBBA.OBBA.OBCALL(&quot;&quot;;[.$B$12];&quot;getRandomNumber&quot;;INFO.OBBA.OBBA.OBMAKE(&quot;&quot;;&quot;int&quot;;[.K36])))" office:value-type="float" office:value="0.503730362812233">
            <text:p>0,504</text:p>
          </table:table-cell>
          <table:table-cell table:style-name="ce23" table:formula="of:=INFO.OBBA.OBBA.OBGET(INFO.OBBA.OBBA.OBCALL(&quot;&quot;;[.$B$12];&quot;getRandomNumber&quot;;INFO.OBBA.OBBA.OBMAKE(&quot;&quot;;&quot;int&quot;;[.L36])))" office:value-type="float" office:value="0.391023139376141">
            <text:p>0,39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">
            <text:p>29</text:p>
          </table:table-cell>
          <table:table-cell table:style-name="ce23" table:formula="of:=INFO.OBBA.OBBA.OBGET(INFO.OBBA.OBBA.OBCALL(&quot;&quot;;[.$B$12];&quot;getRandomNumber&quot;;INFO.OBBA.OBBA.OBMAKE(&quot;&quot;;&quot;int&quot;;[.H37])))" office:value-type="float" office:value="0.425838503254859">
            <text:p>0,426</text:p>
          </table:table-cell>
          <table:table-cell table:style-name="ce1"/>
          <table:table-cell table:style-name="ce19" office:value-type="float" office:value="29">
            <text:p>29</text:p>
          </table:table-cell>
          <table:table-cell table:style-name="ce19" table:formula="of:=[.L36]+2" office:value-type="float" office:value="59">
            <text:p>59</text:p>
          </table:table-cell>
          <table:table-cell table:style-name="ce23" table:formula="of:=INFO.OBBA.OBBA.OBGET(INFO.OBBA.OBBA.OBCALL(&quot;&quot;;[.$B$12];&quot;getRandomNumber&quot;;INFO.OBBA.OBBA.OBMAKE(&quot;&quot;;&quot;int&quot;;[.K37])))" office:value-type="float" office:value="0.425838503254859">
            <text:p>0,426</text:p>
          </table:table-cell>
          <table:table-cell table:style-name="ce23" table:formula="of:=INFO.OBBA.OBBA.OBGET(INFO.OBBA.OBBA.OBCALL(&quot;&quot;;[.$B$12];&quot;getRandomNumber&quot;;INFO.OBBA.OBBA.OBMAKE(&quot;&quot;;&quot;int&quot;;[.L37])))" office:value-type="float" office:value="0.891967959467788">
            <text:p>0,89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">
            <text:p>30</text:p>
          </table:table-cell>
          <table:table-cell table:style-name="ce23" table:formula="of:=INFO.OBBA.OBBA.OBGET(INFO.OBBA.OBBA.OBCALL(&quot;&quot;;[.$B$12];&quot;getRandomNumber&quot;;INFO.OBBA.OBBA.OBMAKE(&quot;&quot;;&quot;int&quot;;[.H38])))" office:value-type="float" office:value="0.250672580147404">
            <text:p>0,251</text:p>
          </table:table-cell>
          <table:table-cell table:style-name="ce1"/>
          <table:table-cell table:style-name="ce19" office:value-type="float" office:value="30">
            <text:p>30</text:p>
          </table:table-cell>
          <table:table-cell table:style-name="ce19" table:formula="of:=[.L37]+2" office:value-type="float" office:value="61">
            <text:p>61</text:p>
          </table:table-cell>
          <table:table-cell table:style-name="ce23" table:formula="of:=INFO.OBBA.OBBA.OBGET(INFO.OBBA.OBBA.OBCALL(&quot;&quot;;[.$B$12];&quot;getRandomNumber&quot;;INFO.OBBA.OBBA.OBMAKE(&quot;&quot;;&quot;int&quot;;[.K38])))" office:value-type="float" office:value="0.250672580147404">
            <text:p>0,251</text:p>
          </table:table-cell>
          <table:table-cell table:style-name="ce23" table:formula="of:=INFO.OBBA.OBBA.OBGET(INFO.OBBA.OBBA.OBCALL(&quot;&quot;;[.$B$12];&quot;getRandomNumber&quot;;INFO.OBBA.OBBA.OBMAKE(&quot;&quot;;&quot;int&quot;;[.L38])))" office:value-type="float" office:value="0.141295052354573">
            <text:p>0,14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">
            <text:p>31</text:p>
          </table:table-cell>
          <table:table-cell table:style-name="ce23" table:formula="of:=INFO.OBBA.OBBA.OBGET(INFO.OBBA.OBBA.OBCALL(&quot;&quot;;[.$B$12];&quot;getRandomNumber&quot;;INFO.OBBA.OBBA.OBMAKE(&quot;&quot;;&quot;int&quot;;[.H39])))" office:value-type="float" office:value="0.936282550911169">
            <text:p>0,936</text:p>
          </table:table-cell>
          <table:table-cell table:style-name="ce1"/>
          <table:table-cell table:style-name="ce19" office:value-type="float" office:value="31">
            <text:p>31</text:p>
          </table:table-cell>
          <table:table-cell table:style-name="ce19" table:formula="of:=[.L38]+2" office:value-type="float" office:value="63">
            <text:p>63</text:p>
          </table:table-cell>
          <table:table-cell table:style-name="ce23" table:formula="of:=INFO.OBBA.OBBA.OBGET(INFO.OBBA.OBBA.OBCALL(&quot;&quot;;[.$B$12];&quot;getRandomNumber&quot;;INFO.OBBA.OBBA.OBMAKE(&quot;&quot;;&quot;int&quot;;[.K39])))" office:value-type="float" office:value="0.936282550911169">
            <text:p>0,936</text:p>
          </table:table-cell>
          <table:table-cell table:style-name="ce23" table:formula="of:=INFO.OBBA.OBBA.OBGET(INFO.OBBA.OBBA.OBCALL(&quot;&quot;;[.$B$12];&quot;getRandomNumber&quot;;INFO.OBBA.OBBA.OBMAKE(&quot;&quot;;&quot;int&quot;;[.L39])))" office:value-type="float" office:value="0.427130400392279">
            <text:p>0,42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">
            <text:p>32</text:p>
          </table:table-cell>
          <table:table-cell table:style-name="ce23" table:formula="of:=INFO.OBBA.OBBA.OBGET(INFO.OBBA.OBBA.OBCALL(&quot;&quot;;[.$B$12];&quot;getRandomNumber&quot;;INFO.OBBA.OBBA.OBMAKE(&quot;&quot;;&quot;int&quot;;[.H40])))" office:value-type="float" office:value="0.169359970424186">
            <text:p>0,169</text:p>
          </table:table-cell>
          <table:table-cell table:style-name="ce1"/>
          <table:table-cell table:style-name="ce19" office:value-type="float" office:value="32">
            <text:p>32</text:p>
          </table:table-cell>
          <table:table-cell table:style-name="ce19" table:formula="of:=[.L39]+2" office:value-type="float" office:value="65">
            <text:p>65</text:p>
          </table:table-cell>
          <table:table-cell table:style-name="ce23" table:formula="of:=INFO.OBBA.OBBA.OBGET(INFO.OBBA.OBBA.OBCALL(&quot;&quot;;[.$B$12];&quot;getRandomNumber&quot;;INFO.OBBA.OBBA.OBMAKE(&quot;&quot;;&quot;int&quot;;[.K40])))" office:value-type="float" office:value="0.169359970424186">
            <text:p>0,169</text:p>
          </table:table-cell>
          <table:table-cell table:style-name="ce23" table:formula="of:=INFO.OBBA.OBBA.OBGET(INFO.OBBA.OBBA.OBCALL(&quot;&quot;;[.$B$12];&quot;getRandomNumber&quot;;INFO.OBBA.OBBA.OBMAKE(&quot;&quot;;&quot;int&quot;;[.L40])))" office:value-type="float" office:value="0.418760125159711">
            <text:p>0,41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">
            <text:p>33</text:p>
          </table:table-cell>
          <table:table-cell table:style-name="ce23" table:formula="of:=INFO.OBBA.OBBA.OBGET(INFO.OBBA.OBBA.OBCALL(&quot;&quot;;[.$B$12];&quot;getRandomNumber&quot;;INFO.OBBA.OBBA.OBMAKE(&quot;&quot;;&quot;int&quot;;[.H41])))" office:value-type="float" office:value="0.342317069013126">
            <text:p>0,342</text:p>
          </table:table-cell>
          <table:table-cell table:style-name="ce1"/>
          <table:table-cell table:style-name="ce19" office:value-type="float" office:value="33">
            <text:p>33</text:p>
          </table:table-cell>
          <table:table-cell table:style-name="ce19" table:formula="of:=[.L40]+2" office:value-type="float" office:value="67">
            <text:p>67</text:p>
          </table:table-cell>
          <table:table-cell table:style-name="ce23" table:formula="of:=INFO.OBBA.OBBA.OBGET(INFO.OBBA.OBBA.OBCALL(&quot;&quot;;[.$B$12];&quot;getRandomNumber&quot;;INFO.OBBA.OBBA.OBMAKE(&quot;&quot;;&quot;int&quot;;[.K41])))" office:value-type="float" office:value="0.342317069013126">
            <text:p>0,342</text:p>
          </table:table-cell>
          <table:table-cell table:style-name="ce23" table:formula="of:=INFO.OBBA.OBBA.OBGET(INFO.OBBA.OBBA.OBCALL(&quot;&quot;;[.$B$12];&quot;getRandomNumber&quot;;INFO.OBBA.OBBA.OBMAKE(&quot;&quot;;&quot;int&quot;;[.L41])))" office:value-type="float" office:value="0.514989733775082">
            <text:p>0,51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">
            <text:p>34</text:p>
          </table:table-cell>
          <table:table-cell table:style-name="ce23" table:formula="of:=INFO.OBBA.OBBA.OBGET(INFO.OBBA.OBBA.OBCALL(&quot;&quot;;[.$B$12];&quot;getRandomNumber&quot;;INFO.OBBA.OBBA.OBMAKE(&quot;&quot;;&quot;int&quot;;[.H42])))" office:value-type="float" office:value="0.656053540392132">
            <text:p>0,656</text:p>
          </table:table-cell>
          <table:table-cell table:style-name="ce1"/>
          <table:table-cell table:style-name="ce19" office:value-type="float" office:value="34">
            <text:p>34</text:p>
          </table:table-cell>
          <table:table-cell table:style-name="ce19" table:formula="of:=[.L41]+2" office:value-type="float" office:value="69">
            <text:p>69</text:p>
          </table:table-cell>
          <table:table-cell table:style-name="ce23" table:formula="of:=INFO.OBBA.OBBA.OBGET(INFO.OBBA.OBBA.OBCALL(&quot;&quot;;[.$B$12];&quot;getRandomNumber&quot;;INFO.OBBA.OBBA.OBMAKE(&quot;&quot;;&quot;int&quot;;[.K42])))" office:value-type="float" office:value="0.656053540392132">
            <text:p>0,656</text:p>
          </table:table-cell>
          <table:table-cell table:style-name="ce23" table:formula="of:=INFO.OBBA.OBBA.OBGET(INFO.OBBA.OBBA.OBCALL(&quot;&quot;;[.$B$12];&quot;getRandomNumber&quot;;INFO.OBBA.OBBA.OBMAKE(&quot;&quot;;&quot;int&quot;;[.L42])))" office:value-type="float" office:value="0.843903291131052">
            <text:p>0,84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">
            <text:p>35</text:p>
          </table:table-cell>
          <table:table-cell table:style-name="ce23" table:formula="of:=INFO.OBBA.OBBA.OBGET(INFO.OBBA.OBBA.OBCALL(&quot;&quot;;[.$B$12];&quot;getRandomNumber&quot;;INFO.OBBA.OBBA.OBMAKE(&quot;&quot;;&quot;int&quot;;[.H43])))" office:value-type="float" office:value="0.281368679451911">
            <text:p>0,281</text:p>
          </table:table-cell>
          <table:table-cell table:style-name="ce1"/>
          <table:table-cell table:style-name="ce19" office:value-type="float" office:value="35">
            <text:p>35</text:p>
          </table:table-cell>
          <table:table-cell table:style-name="ce19" table:formula="of:=[.L42]+2" office:value-type="float" office:value="71">
            <text:p>71</text:p>
          </table:table-cell>
          <table:table-cell table:style-name="ce23" table:formula="of:=INFO.OBBA.OBBA.OBGET(INFO.OBBA.OBBA.OBCALL(&quot;&quot;;[.$B$12];&quot;getRandomNumber&quot;;INFO.OBBA.OBBA.OBMAKE(&quot;&quot;;&quot;int&quot;;[.K43])))" office:value-type="float" office:value="0.281368679451911">
            <text:p>0,281</text:p>
          </table:table-cell>
          <table:table-cell table:style-name="ce23" table:formula="of:=INFO.OBBA.OBBA.OBGET(INFO.OBBA.OBBA.OBCALL(&quot;&quot;;[.$B$12];&quot;getRandomNumber&quot;;INFO.OBBA.OBBA.OBMAKE(&quot;&quot;;&quot;int&quot;;[.L43])))" office:value-type="float" office:value="0.976151808061484">
            <text:p>0,97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">
            <text:p>36</text:p>
          </table:table-cell>
          <table:table-cell table:style-name="ce23" table:formula="of:=INFO.OBBA.OBBA.OBGET(INFO.OBBA.OBBA.OBCALL(&quot;&quot;;[.$B$12];&quot;getRandomNumber&quot;;INFO.OBBA.OBBA.OBMAKE(&quot;&quot;;&quot;int&quot;;[.H44])))" office:value-type="float" office:value="0.637387398565359">
            <text:p>0,637</text:p>
          </table:table-cell>
          <table:table-cell table:style-name="ce1"/>
          <table:table-cell table:style-name="ce19" office:value-type="float" office:value="36">
            <text:p>36</text:p>
          </table:table-cell>
          <table:table-cell table:style-name="ce19" table:formula="of:=[.L43]+2" office:value-type="float" office:value="73">
            <text:p>73</text:p>
          </table:table-cell>
          <table:table-cell table:style-name="ce23" table:formula="of:=INFO.OBBA.OBBA.OBGET(INFO.OBBA.OBBA.OBCALL(&quot;&quot;;[.$B$12];&quot;getRandomNumber&quot;;INFO.OBBA.OBBA.OBMAKE(&quot;&quot;;&quot;int&quot;;[.K44])))" office:value-type="float" office:value="0.637387398565359">
            <text:p>0,637</text:p>
          </table:table-cell>
          <table:table-cell table:style-name="ce23" table:formula="of:=INFO.OBBA.OBBA.OBGET(INFO.OBBA.OBBA.OBCALL(&quot;&quot;;[.$B$12];&quot;getRandomNumber&quot;;INFO.OBBA.OBBA.OBMAKE(&quot;&quot;;&quot;int&quot;;[.L44])))" office:value-type="float" office:value="0.681738559585933">
            <text:p>0,68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">
            <text:p>37</text:p>
          </table:table-cell>
          <table:table-cell table:style-name="ce23" table:formula="of:=INFO.OBBA.OBBA.OBGET(INFO.OBBA.OBBA.OBCALL(&quot;&quot;;[.$B$12];&quot;getRandomNumber&quot;;INFO.OBBA.OBBA.OBMAKE(&quot;&quot;;&quot;int&quot;;[.H45])))" office:value-type="float" office:value="0.453501713142253">
            <text:p>0,454</text:p>
          </table:table-cell>
          <table:table-cell table:style-name="ce1"/>
          <table:table-cell table:style-name="ce19" office:value-type="float" office:value="37">
            <text:p>37</text:p>
          </table:table-cell>
          <table:table-cell table:style-name="ce19" table:formula="of:=[.L44]+2" office:value-type="float" office:value="75">
            <text:p>75</text:p>
          </table:table-cell>
          <table:table-cell table:style-name="ce23" table:formula="of:=INFO.OBBA.OBBA.OBGET(INFO.OBBA.OBBA.OBCALL(&quot;&quot;;[.$B$12];&quot;getRandomNumber&quot;;INFO.OBBA.OBBA.OBMAKE(&quot;&quot;;&quot;int&quot;;[.K45])))" office:value-type="float" office:value="0.453501713142253">
            <text:p>0,454</text:p>
          </table:table-cell>
          <table:table-cell table:style-name="ce23" table:formula="of:=INFO.OBBA.OBBA.OBGET(INFO.OBBA.OBBA.OBCALL(&quot;&quot;;[.$B$12];&quot;getRandomNumber&quot;;INFO.OBBA.OBBA.OBMAKE(&quot;&quot;;&quot;int&quot;;[.L45])))" office:value-type="float" office:value="0.975134355189875">
            <text:p>0,97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">
            <text:p>38</text:p>
          </table:table-cell>
          <table:table-cell table:style-name="ce23" table:formula="of:=INFO.OBBA.OBBA.OBGET(INFO.OBBA.OBBA.OBCALL(&quot;&quot;;[.$B$12];&quot;getRandomNumber&quot;;INFO.OBBA.OBBA.OBMAKE(&quot;&quot;;&quot;int&quot;;[.H46])))" office:value-type="float" office:value="0.389605441675764">
            <text:p>0,390</text:p>
          </table:table-cell>
          <table:table-cell table:style-name="ce1"/>
          <table:table-cell table:style-name="ce19" office:value-type="float" office:value="38">
            <text:p>38</text:p>
          </table:table-cell>
          <table:table-cell table:style-name="ce19" table:formula="of:=[.L45]+2" office:value-type="float" office:value="77">
            <text:p>77</text:p>
          </table:table-cell>
          <table:table-cell table:style-name="ce23" table:formula="of:=INFO.OBBA.OBBA.OBGET(INFO.OBBA.OBBA.OBCALL(&quot;&quot;;[.$B$12];&quot;getRandomNumber&quot;;INFO.OBBA.OBBA.OBMAKE(&quot;&quot;;&quot;int&quot;;[.K46])))" office:value-type="float" office:value="0.389605441675764">
            <text:p>0,390</text:p>
          </table:table-cell>
          <table:table-cell table:style-name="ce23" table:formula="of:=INFO.OBBA.OBBA.OBGET(INFO.OBBA.OBBA.OBCALL(&quot;&quot;;[.$B$12];&quot;getRandomNumber&quot;;INFO.OBBA.OBBA.OBMAKE(&quot;&quot;;&quot;int&quot;;[.L46])))" office:value-type="float" office:value="0.952959008317628">
            <text:p>0,95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">
            <text:p>39</text:p>
          </table:table-cell>
          <table:table-cell table:style-name="ce23" table:formula="of:=INFO.OBBA.OBBA.OBGET(INFO.OBBA.OBBA.OBCALL(&quot;&quot;;[.$B$12];&quot;getRandomNumber&quot;;INFO.OBBA.OBBA.OBMAKE(&quot;&quot;;&quot;int&quot;;[.H47])))" office:value-type="float" office:value="0.862348303287929">
            <text:p>0,862</text:p>
          </table:table-cell>
          <table:table-cell table:style-name="ce1"/>
          <table:table-cell table:style-name="ce19" office:value-type="float" office:value="39">
            <text:p>39</text:p>
          </table:table-cell>
          <table:table-cell table:style-name="ce19" table:formula="of:=[.L46]+2" office:value-type="float" office:value="79">
            <text:p>79</text:p>
          </table:table-cell>
          <table:table-cell table:style-name="ce23" table:formula="of:=INFO.OBBA.OBBA.OBGET(INFO.OBBA.OBBA.OBCALL(&quot;&quot;;[.$B$12];&quot;getRandomNumber&quot;;INFO.OBBA.OBBA.OBMAKE(&quot;&quot;;&quot;int&quot;;[.K47])))" office:value-type="float" office:value="0.862348303287929">
            <text:p>0,862</text:p>
          </table:table-cell>
          <table:table-cell table:style-name="ce23" table:formula="of:=INFO.OBBA.OBBA.OBGET(INFO.OBBA.OBBA.OBCALL(&quot;&quot;;[.$B$12];&quot;getRandomNumber&quot;;INFO.OBBA.OBBA.OBMAKE(&quot;&quot;;&quot;int&quot;;[.L47])))" office:value-type="float" office:value="0.898269290595008">
            <text:p>0,89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">
            <text:p>40</text:p>
          </table:table-cell>
          <table:table-cell table:style-name="ce23" table:formula="of:=INFO.OBBA.OBBA.OBGET(INFO.OBBA.OBBA.OBCALL(&quot;&quot;;[.$B$12];&quot;getRandomNumber&quot;;INFO.OBBA.OBBA.OBMAKE(&quot;&quot;;&quot;int&quot;;[.H48])))" office:value-type="float" office:value="0.206462041854534">
            <text:p>0,206</text:p>
          </table:table-cell>
          <table:table-cell table:style-name="ce1"/>
          <table:table-cell table:style-name="ce19" office:value-type="float" office:value="40">
            <text:p>40</text:p>
          </table:table-cell>
          <table:table-cell table:style-name="ce19" table:formula="of:=[.L47]+2" office:value-type="float" office:value="81">
            <text:p>81</text:p>
          </table:table-cell>
          <table:table-cell table:style-name="ce23" table:formula="of:=INFO.OBBA.OBBA.OBGET(INFO.OBBA.OBBA.OBCALL(&quot;&quot;;[.$B$12];&quot;getRandomNumber&quot;;INFO.OBBA.OBBA.OBMAKE(&quot;&quot;;&quot;int&quot;;[.K48])))" office:value-type="float" office:value="0.206462041854534">
            <text:p>0,206</text:p>
          </table:table-cell>
          <table:table-cell table:style-name="ce23" table:formula="of:=INFO.OBBA.OBBA.OBGET(INFO.OBBA.OBBA.OBCALL(&quot;&quot;;[.$B$12];&quot;getRandomNumber&quot;;INFO.OBBA.OBBA.OBMAKE(&quot;&quot;;&quot;int&quot;;[.L48])))" office:value-type="float" office:value="0.854060889254196">
            <text:p>0,85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">
            <text:p>41</text:p>
          </table:table-cell>
          <table:table-cell table:style-name="ce23" table:formula="of:=INFO.OBBA.OBBA.OBGET(INFO.OBBA.OBBA.OBCALL(&quot;&quot;;[.$B$12];&quot;getRandomNumber&quot;;INFO.OBBA.OBBA.OBMAKE(&quot;&quot;;&quot;int&quot;;[.H49])))" office:value-type="float" office:value="0.442802357835815">
            <text:p>0,443</text:p>
          </table:table-cell>
          <table:table-cell table:style-name="ce1"/>
          <table:table-cell table:style-name="ce19" office:value-type="float" office:value="41">
            <text:p>41</text:p>
          </table:table-cell>
          <table:table-cell table:style-name="ce19" table:formula="of:=[.L48]+2" office:value-type="float" office:value="83">
            <text:p>83</text:p>
          </table:table-cell>
          <table:table-cell table:style-name="ce23" table:formula="of:=INFO.OBBA.OBBA.OBGET(INFO.OBBA.OBBA.OBCALL(&quot;&quot;;[.$B$12];&quot;getRandomNumber&quot;;INFO.OBBA.OBBA.OBMAKE(&quot;&quot;;&quot;int&quot;;[.K49])))" office:value-type="float" office:value="0.442802357835815">
            <text:p>0,443</text:p>
          </table:table-cell>
          <table:table-cell table:style-name="ce23" table:formula="of:=INFO.OBBA.OBBA.OBGET(INFO.OBBA.OBBA.OBCALL(&quot;&quot;;[.$B$12];&quot;getRandomNumber&quot;;INFO.OBBA.OBBA.OBMAKE(&quot;&quot;;&quot;int&quot;;[.L49])))" office:value-type="float" office:value="0.0990719429564013">
            <text:p>0,09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">
            <text:p>42</text:p>
          </table:table-cell>
          <table:table-cell table:style-name="ce23" table:formula="of:=INFO.OBBA.OBBA.OBGET(INFO.OBBA.OBBA.OBCALL(&quot;&quot;;[.$B$12];&quot;getRandomNumber&quot;;INFO.OBBA.OBBA.OBMAKE(&quot;&quot;;&quot;int&quot;;[.H50])))" office:value-type="float" office:value="0.271555642557828">
            <text:p>0,272</text:p>
          </table:table-cell>
          <table:table-cell table:style-name="ce1"/>
          <table:table-cell table:style-name="ce19" office:value-type="float" office:value="42">
            <text:p>42</text:p>
          </table:table-cell>
          <table:table-cell table:style-name="ce19" table:formula="of:=[.L49]+2" office:value-type="float" office:value="85">
            <text:p>85</text:p>
          </table:table-cell>
          <table:table-cell table:style-name="ce23" table:formula="of:=INFO.OBBA.OBBA.OBGET(INFO.OBBA.OBBA.OBCALL(&quot;&quot;;[.$B$12];&quot;getRandomNumber&quot;;INFO.OBBA.OBBA.OBMAKE(&quot;&quot;;&quot;int&quot;;[.K50])))" office:value-type="float" office:value="0.271555642557828">
            <text:p>0,272</text:p>
          </table:table-cell>
          <table:table-cell table:style-name="ce23" table:formula="of:=INFO.OBBA.OBBA.OBGET(INFO.OBBA.OBBA.OBCALL(&quot;&quot;;[.$B$12];&quot;getRandomNumber&quot;;INFO.OBBA.OBBA.OBMAKE(&quot;&quot;;&quot;int&quot;;[.L50])))" office:value-type="float" office:value="0.500564570252312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">
            <text:p>43</text:p>
          </table:table-cell>
          <table:table-cell table:style-name="ce23" table:formula="of:=INFO.OBBA.OBBA.OBGET(INFO.OBBA.OBBA.OBCALL(&quot;&quot;;[.$B$12];&quot;getRandomNumber&quot;;INFO.OBBA.OBBA.OBMAKE(&quot;&quot;;&quot;int&quot;;[.H51])))" office:value-type="float" office:value="0.25327681776857">
            <text:p>0,253</text:p>
          </table:table-cell>
          <table:table-cell table:style-name="ce1"/>
          <table:table-cell table:style-name="ce19" office:value-type="float" office:value="43">
            <text:p>43</text:p>
          </table:table-cell>
          <table:table-cell table:style-name="ce19" table:formula="of:=[.L50]+2" office:value-type="float" office:value="87">
            <text:p>87</text:p>
          </table:table-cell>
          <table:table-cell table:style-name="ce23" table:formula="of:=INFO.OBBA.OBBA.OBGET(INFO.OBBA.OBBA.OBCALL(&quot;&quot;;[.$B$12];&quot;getRandomNumber&quot;;INFO.OBBA.OBBA.OBMAKE(&quot;&quot;;&quot;int&quot;;[.K51])))" office:value-type="float" office:value="0.25327681776857">
            <text:p>0,253</text:p>
          </table:table-cell>
          <table:table-cell table:style-name="ce23" table:formula="of:=INFO.OBBA.OBBA.OBGET(INFO.OBBA.OBBA.OBCALL(&quot;&quot;;[.$B$12];&quot;getRandomNumber&quot;;INFO.OBBA.OBBA.OBMAKE(&quot;&quot;;&quot;int&quot;;[.L51])))" office:value-type="float" office:value="0.663106773389548">
            <text:p>0,66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">
            <text:p>44</text:p>
          </table:table-cell>
          <table:table-cell table:style-name="ce23" table:formula="of:=INFO.OBBA.OBBA.OBGET(INFO.OBBA.OBBA.OBCALL(&quot;&quot;;[.$B$12];&quot;getRandomNumber&quot;;INFO.OBBA.OBBA.OBMAKE(&quot;&quot;;&quot;int&quot;;[.H52])))" office:value-type="float" office:value="0.429797706488562">
            <text:p>0,430</text:p>
          </table:table-cell>
          <table:table-cell table:style-name="ce1"/>
          <table:table-cell table:style-name="ce19" office:value-type="float" office:value="44">
            <text:p>44</text:p>
          </table:table-cell>
          <table:table-cell table:style-name="ce19" table:formula="of:=[.L51]+2" office:value-type="float" office:value="89">
            <text:p>89</text:p>
          </table:table-cell>
          <table:table-cell table:style-name="ce23" table:formula="of:=INFO.OBBA.OBBA.OBGET(INFO.OBBA.OBBA.OBCALL(&quot;&quot;;[.$B$12];&quot;getRandomNumber&quot;;INFO.OBBA.OBBA.OBMAKE(&quot;&quot;;&quot;int&quot;;[.K52])))" office:value-type="float" office:value="0.429797706488562">
            <text:p>0,430</text:p>
          </table:table-cell>
          <table:table-cell table:style-name="ce23" table:formula="of:=INFO.OBBA.OBBA.OBGET(INFO.OBBA.OBBA.OBCALL(&quot;&quot;;[.$B$12];&quot;getRandomNumber&quot;;INFO.OBBA.OBBA.OBMAKE(&quot;&quot;;&quot;int&quot;;[.L52])))" office:value-type="float" office:value="0.547912861366432">
            <text:p>0,54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">
            <text:p>45</text:p>
          </table:table-cell>
          <table:table-cell table:style-name="ce23" table:formula="of:=INFO.OBBA.OBBA.OBGET(INFO.OBBA.OBBA.OBCALL(&quot;&quot;;[.$B$12];&quot;getRandomNumber&quot;;INFO.OBBA.OBBA.OBMAKE(&quot;&quot;;&quot;int&quot;;[.H53])))" office:value-type="float" office:value="0.793264278360531">
            <text:p>0,793</text:p>
          </table:table-cell>
          <table:table-cell table:style-name="ce1"/>
          <table:table-cell table:style-name="ce19" office:value-type="float" office:value="45">
            <text:p>45</text:p>
          </table:table-cell>
          <table:table-cell table:style-name="ce19" table:formula="of:=[.L52]+2" office:value-type="float" office:value="91">
            <text:p>91</text:p>
          </table:table-cell>
          <table:table-cell table:style-name="ce23" table:formula="of:=INFO.OBBA.OBBA.OBGET(INFO.OBBA.OBBA.OBCALL(&quot;&quot;;[.$B$12];&quot;getRandomNumber&quot;;INFO.OBBA.OBBA.OBMAKE(&quot;&quot;;&quot;int&quot;;[.K53])))" office:value-type="float" office:value="0.793264278360531">
            <text:p>0,793</text:p>
          </table:table-cell>
          <table:table-cell table:style-name="ce23" table:formula="of:=INFO.OBBA.OBBA.OBGET(INFO.OBBA.OBBA.OBCALL(&quot;&quot;;[.$B$12];&quot;getRandomNumber&quot;;INFO.OBBA.OBBA.OBMAKE(&quot;&quot;;&quot;int&quot;;[.L53])))" office:value-type="float" office:value="0.352004001127325">
            <text:p>0,35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">
            <text:p>46</text:p>
          </table:table-cell>
          <table:table-cell table:style-name="ce23" table:formula="of:=INFO.OBBA.OBBA.OBGET(INFO.OBBA.OBBA.OBCALL(&quot;&quot;;[.$B$12];&quot;getRandomNumber&quot;;INFO.OBBA.OBBA.OBMAKE(&quot;&quot;;&quot;int&quot;;[.H54])))" office:value-type="float" office:value="0.955280234297958">
            <text:p>0,955</text:p>
          </table:table-cell>
          <table:table-cell table:style-name="ce1"/>
          <table:table-cell table:style-name="ce19" office:value-type="float" office:value="46">
            <text:p>46</text:p>
          </table:table-cell>
          <table:table-cell table:style-name="ce19" table:formula="of:=[.L53]+2" office:value-type="float" office:value="93">
            <text:p>93</text:p>
          </table:table-cell>
          <table:table-cell table:style-name="ce23" table:formula="of:=INFO.OBBA.OBBA.OBGET(INFO.OBBA.OBBA.OBCALL(&quot;&quot;;[.$B$12];&quot;getRandomNumber&quot;;INFO.OBBA.OBBA.OBMAKE(&quot;&quot;;&quot;int&quot;;[.K54])))" office:value-type="float" office:value="0.955280234297958">
            <text:p>0,955</text:p>
          </table:table-cell>
          <table:table-cell table:style-name="ce23" table:formula="of:=INFO.OBBA.OBBA.OBGET(INFO.OBBA.OBBA.OBCALL(&quot;&quot;;[.$B$12];&quot;getRandomNumber&quot;;INFO.OBBA.OBBA.OBMAKE(&quot;&quot;;&quot;int&quot;;[.L54])))" office:value-type="float" office:value="0.25513896598899">
            <text:p>0,25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">
            <text:p>47</text:p>
          </table:table-cell>
          <table:table-cell table:style-name="ce23" table:formula="of:=INFO.OBBA.OBBA.OBGET(INFO.OBBA.OBBA.OBCALL(&quot;&quot;;[.$B$12];&quot;getRandomNumber&quot;;INFO.OBBA.OBBA.OBMAKE(&quot;&quot;;&quot;int&quot;;[.H55])))" office:value-type="float" office:value="0.254059303270686">
            <text:p>0,254</text:p>
          </table:table-cell>
          <table:table-cell table:style-name="ce1"/>
          <table:table-cell table:style-name="ce19" office:value-type="float" office:value="47">
            <text:p>47</text:p>
          </table:table-cell>
          <table:table-cell table:style-name="ce19" table:formula="of:=[.L54]+2" office:value-type="float" office:value="95">
            <text:p>95</text:p>
          </table:table-cell>
          <table:table-cell table:style-name="ce23" table:formula="of:=INFO.OBBA.OBBA.OBGET(INFO.OBBA.OBBA.OBCALL(&quot;&quot;;[.$B$12];&quot;getRandomNumber&quot;;INFO.OBBA.OBBA.OBMAKE(&quot;&quot;;&quot;int&quot;;[.K55])))" office:value-type="float" office:value="0.254059303270686">
            <text:p>0,254</text:p>
          </table:table-cell>
          <table:table-cell table:style-name="ce23" table:formula="of:=INFO.OBBA.OBBA.OBGET(INFO.OBBA.OBBA.OBCALL(&quot;&quot;;[.$B$12];&quot;getRandomNumber&quot;;INFO.OBBA.OBBA.OBMAKE(&quot;&quot;;&quot;int&quot;;[.L55])))" office:value-type="float" office:value="0.839716373085253">
            <text:p>0,84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">
            <text:p>48</text:p>
          </table:table-cell>
          <table:table-cell table:style-name="ce23" table:formula="of:=INFO.OBBA.OBBA.OBGET(INFO.OBBA.OBBA.OBCALL(&quot;&quot;;[.$B$12];&quot;getRandomNumber&quot;;INFO.OBBA.OBBA.OBMAKE(&quot;&quot;;&quot;int&quot;;[.H56])))" office:value-type="float" office:value="0.195524617316856">
            <text:p>0,196</text:p>
          </table:table-cell>
          <table:table-cell table:style-name="ce1"/>
          <table:table-cell table:style-name="ce19" office:value-type="float" office:value="48">
            <text:p>48</text:p>
          </table:table-cell>
          <table:table-cell table:style-name="ce19" table:formula="of:=[.L55]+2" office:value-type="float" office:value="97">
            <text:p>97</text:p>
          </table:table-cell>
          <table:table-cell table:style-name="ce23" table:formula="of:=INFO.OBBA.OBBA.OBGET(INFO.OBBA.OBBA.OBCALL(&quot;&quot;;[.$B$12];&quot;getRandomNumber&quot;;INFO.OBBA.OBBA.OBMAKE(&quot;&quot;;&quot;int&quot;;[.K56])))" office:value-type="float" office:value="0.195524617316856">
            <text:p>0,196</text:p>
          </table:table-cell>
          <table:table-cell table:style-name="ce23" table:formula="of:=INFO.OBBA.OBBA.OBGET(INFO.OBBA.OBBA.OBCALL(&quot;&quot;;[.$B$12];&quot;getRandomNumber&quot;;INFO.OBBA.OBBA.OBMAKE(&quot;&quot;;&quot;int&quot;;[.L56])))" office:value-type="float" office:value="0.648723013119825">
            <text:p>0,64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">
            <text:p>49</text:p>
          </table:table-cell>
          <table:table-cell table:style-name="ce23" table:formula="of:=INFO.OBBA.OBBA.OBGET(INFO.OBBA.OBBA.OBCALL(&quot;&quot;;[.$B$12];&quot;getRandomNumber&quot;;INFO.OBBA.OBBA.OBMAKE(&quot;&quot;;&quot;int&quot;;[.H57])))" office:value-type="float" office:value="0.587962107421348">
            <text:p>0,588</text:p>
          </table:table-cell>
          <table:table-cell table:style-name="ce1"/>
          <table:table-cell table:style-name="ce19" office:value-type="float" office:value="49">
            <text:p>49</text:p>
          </table:table-cell>
          <table:table-cell table:style-name="ce19" table:formula="of:=[.L56]+2" office:value-type="float" office:value="99">
            <text:p>99</text:p>
          </table:table-cell>
          <table:table-cell table:style-name="ce23" table:formula="of:=INFO.OBBA.OBBA.OBGET(INFO.OBBA.OBBA.OBCALL(&quot;&quot;;[.$B$12];&quot;getRandomNumber&quot;;INFO.OBBA.OBBA.OBMAKE(&quot;&quot;;&quot;int&quot;;[.K57])))" office:value-type="float" office:value="0.587962107421348">
            <text:p>0,588</text:p>
          </table:table-cell>
          <table:table-cell table:style-name="ce23" table:formula="of:=INFO.OBBA.OBBA.OBGET(INFO.OBBA.OBBA.OBCALL(&quot;&quot;;[.$B$12];&quot;getRandomNumber&quot;;INFO.OBBA.OBBA.OBMAKE(&quot;&quot;;&quot;int&quot;;[.L57])))" office:value-type="float" office:value="0.832280734343007">
            <text:p>0,83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0">
            <text:p>50</text:p>
          </table:table-cell>
          <table:table-cell table:style-name="ce23" table:formula="of:=INFO.OBBA.OBBA.OBGET(INFO.OBBA.OBBA.OBCALL(&quot;&quot;;[.$B$12];&quot;getRandomNumber&quot;;INFO.OBBA.OBBA.OBMAKE(&quot;&quot;;&quot;int&quot;;[.H58])))" office:value-type="float" office:value="0.129219772772476">
            <text:p>0,129</text:p>
          </table:table-cell>
          <table:table-cell table:style-name="ce1"/>
          <table:table-cell table:style-name="ce19" office:value-type="float" office:value="50">
            <text:p>50</text:p>
          </table:table-cell>
          <table:table-cell table:style-name="ce19" table:formula="of:=[.L57]+2" office:value-type="float" office:value="101">
            <text:p>101</text:p>
          </table:table-cell>
          <table:table-cell table:style-name="ce23" table:formula="of:=INFO.OBBA.OBBA.OBGET(INFO.OBBA.OBBA.OBCALL(&quot;&quot;;[.$B$12];&quot;getRandomNumber&quot;;INFO.OBBA.OBBA.OBMAKE(&quot;&quot;;&quot;int&quot;;[.K58])))" office:value-type="float" office:value="0.129219772772476">
            <text:p>0,129</text:p>
          </table:table-cell>
          <table:table-cell table:style-name="ce23" table:formula="of:=INFO.OBBA.OBBA.OBGET(INFO.OBBA.OBBA.OBCALL(&quot;&quot;;[.$B$12];&quot;getRandomNumber&quot;;INFO.OBBA.OBBA.OBMAKE(&quot;&quot;;&quot;int&quot;;[.L58])))" office:value-type="float" office:value="0.170274483056426">
            <text:p>0,17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1">
            <text:p>51</text:p>
          </table:table-cell>
          <table:table-cell table:style-name="ce23" table:formula="of:=INFO.OBBA.OBBA.OBGET(INFO.OBBA.OBBA.OBCALL(&quot;&quot;;[.$B$12];&quot;getRandomNumber&quot;;INFO.OBBA.OBBA.OBMAKE(&quot;&quot;;&quot;int&quot;;[.H59])))" office:value-type="float" office:value="0.310467630276009">
            <text:p>0,310</text:p>
          </table:table-cell>
          <table:table-cell table:style-name="ce1"/>
          <table:table-cell table:style-name="ce19" office:value-type="float" office:value="51">
            <text:p>51</text:p>
          </table:table-cell>
          <table:table-cell table:style-name="ce19" table:formula="of:=[.L58]+2" office:value-type="float" office:value="103">
            <text:p>103</text:p>
          </table:table-cell>
          <table:table-cell table:style-name="ce23" table:formula="of:=INFO.OBBA.OBBA.OBGET(INFO.OBBA.OBBA.OBCALL(&quot;&quot;;[.$B$12];&quot;getRandomNumber&quot;;INFO.OBBA.OBBA.OBMAKE(&quot;&quot;;&quot;int&quot;;[.K59])))" office:value-type="float" office:value="0.310467630276009">
            <text:p>0,310</text:p>
          </table:table-cell>
          <table:table-cell table:style-name="ce23" table:formula="of:=INFO.OBBA.OBBA.OBGET(INFO.OBBA.OBBA.OBCALL(&quot;&quot;;[.$B$12];&quot;getRandomNumber&quot;;INFO.OBBA.OBBA.OBMAKE(&quot;&quot;;&quot;int&quot;;[.L59])))" office:value-type="float" office:value="0.885271545935874">
            <text:p>0,88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2">
            <text:p>52</text:p>
          </table:table-cell>
          <table:table-cell table:style-name="ce23" table:formula="of:=INFO.OBBA.OBBA.OBGET(INFO.OBBA.OBBA.OBCALL(&quot;&quot;;[.$B$12];&quot;getRandomNumber&quot;;INFO.OBBA.OBBA.OBMAKE(&quot;&quot;;&quot;int&quot;;[.H60])))" office:value-type="float" office:value="0.282369873269862">
            <text:p>0,282</text:p>
          </table:table-cell>
          <table:table-cell table:style-name="ce1"/>
          <table:table-cell table:style-name="ce19" office:value-type="float" office:value="52">
            <text:p>52</text:p>
          </table:table-cell>
          <table:table-cell table:style-name="ce19" table:formula="of:=[.L59]+2" office:value-type="float" office:value="105">
            <text:p>105</text:p>
          </table:table-cell>
          <table:table-cell table:style-name="ce23" table:formula="of:=INFO.OBBA.OBBA.OBGET(INFO.OBBA.OBBA.OBCALL(&quot;&quot;;[.$B$12];&quot;getRandomNumber&quot;;INFO.OBBA.OBBA.OBMAKE(&quot;&quot;;&quot;int&quot;;[.K60])))" office:value-type="float" office:value="0.282369873269862">
            <text:p>0,282</text:p>
          </table:table-cell>
          <table:table-cell table:style-name="ce23" table:formula="of:=INFO.OBBA.OBBA.OBGET(INFO.OBBA.OBBA.OBCALL(&quot;&quot;;[.$B$12];&quot;getRandomNumber&quot;;INFO.OBBA.OBBA.OBMAKE(&quot;&quot;;&quot;int&quot;;[.L60])))" office:value-type="float" office:value="0.0550469905851424">
            <text:p>0,05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3">
            <text:p>53</text:p>
          </table:table-cell>
          <table:table-cell table:style-name="ce23" table:formula="of:=INFO.OBBA.OBBA.OBGET(INFO.OBBA.OBBA.OBCALL(&quot;&quot;;[.$B$12];&quot;getRandomNumber&quot;;INFO.OBBA.OBBA.OBMAKE(&quot;&quot;;&quot;int&quot;;[.H61])))" office:value-type="float" office:value="0.960271993639459">
            <text:p>0,960</text:p>
          </table:table-cell>
          <table:table-cell table:style-name="ce1"/>
          <table:table-cell table:style-name="ce19" office:value-type="float" office:value="53">
            <text:p>53</text:p>
          </table:table-cell>
          <table:table-cell table:style-name="ce19" table:formula="of:=[.L60]+2" office:value-type="float" office:value="107">
            <text:p>107</text:p>
          </table:table-cell>
          <table:table-cell table:style-name="ce23" table:formula="of:=INFO.OBBA.OBBA.OBGET(INFO.OBBA.OBBA.OBCALL(&quot;&quot;;[.$B$12];&quot;getRandomNumber&quot;;INFO.OBBA.OBBA.OBMAKE(&quot;&quot;;&quot;int&quot;;[.K61])))" office:value-type="float" office:value="0.960271993639459">
            <text:p>0,960</text:p>
          </table:table-cell>
          <table:table-cell table:style-name="ce23" table:formula="of:=INFO.OBBA.OBBA.OBGET(INFO.OBBA.OBBA.OBCALL(&quot;&quot;;[.$B$12];&quot;getRandomNumber&quot;;INFO.OBBA.OBBA.OBMAKE(&quot;&quot;;&quot;int&quot;;[.L61])))" office:value-type="float" office:value="0.968533195630013">
            <text:p>0,96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4">
            <text:p>54</text:p>
          </table:table-cell>
          <table:table-cell table:style-name="ce23" table:formula="of:=INFO.OBBA.OBBA.OBGET(INFO.OBBA.OBBA.OBCALL(&quot;&quot;;[.$B$12];&quot;getRandomNumber&quot;;INFO.OBBA.OBBA.OBMAKE(&quot;&quot;;&quot;int&quot;;[.H62])))" office:value-type="float" office:value="0.474650341030656">
            <text:p>0,475</text:p>
          </table:table-cell>
          <table:table-cell table:style-name="ce1"/>
          <table:table-cell table:style-name="ce19" office:value-type="float" office:value="54">
            <text:p>54</text:p>
          </table:table-cell>
          <table:table-cell table:style-name="ce19" table:formula="of:=[.L61]+2" office:value-type="float" office:value="109">
            <text:p>109</text:p>
          </table:table-cell>
          <table:table-cell table:style-name="ce23" table:formula="of:=INFO.OBBA.OBBA.OBGET(INFO.OBBA.OBBA.OBCALL(&quot;&quot;;[.$B$12];&quot;getRandomNumber&quot;;INFO.OBBA.OBBA.OBMAKE(&quot;&quot;;&quot;int&quot;;[.K62])))" office:value-type="float" office:value="0.474650341030656">
            <text:p>0,475</text:p>
          </table:table-cell>
          <table:table-cell table:style-name="ce23" table:formula="of:=INFO.OBBA.OBBA.OBGET(INFO.OBBA.OBBA.OBCALL(&quot;&quot;;[.$B$12];&quot;getRandomNumber&quot;;INFO.OBBA.OBBA.OBMAKE(&quot;&quot;;&quot;int&quot;;[.L62])))" office:value-type="float" office:value="0.616128421520225">
            <text:p>0,61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5">
            <text:p>55</text:p>
          </table:table-cell>
          <table:table-cell table:style-name="ce23" table:formula="of:=INFO.OBBA.OBBA.OBGET(INFO.OBBA.OBBA.OBCALL(&quot;&quot;;[.$B$12];&quot;getRandomNumber&quot;;INFO.OBBA.OBBA.OBMAKE(&quot;&quot;;&quot;int&quot;;[.H63])))" office:value-type="float" office:value="0.273950084420188">
            <text:p>0,274</text:p>
          </table:table-cell>
          <table:table-cell table:style-name="ce1"/>
          <table:table-cell table:style-name="ce19" office:value-type="float" office:value="55">
            <text:p>55</text:p>
          </table:table-cell>
          <table:table-cell table:style-name="ce19" table:formula="of:=[.L62]+2" office:value-type="float" office:value="111">
            <text:p>111</text:p>
          </table:table-cell>
          <table:table-cell table:style-name="ce23" table:formula="of:=INFO.OBBA.OBBA.OBGET(INFO.OBBA.OBBA.OBCALL(&quot;&quot;;[.$B$12];&quot;getRandomNumber&quot;;INFO.OBBA.OBBA.OBMAKE(&quot;&quot;;&quot;int&quot;;[.K63])))" office:value-type="float" office:value="0.273950084420188">
            <text:p>0,274</text:p>
          </table:table-cell>
          <table:table-cell table:style-name="ce23" table:formula="of:=INFO.OBBA.OBBA.OBGET(INFO.OBBA.OBBA.OBCALL(&quot;&quot;;[.$B$12];&quot;getRandomNumber&quot;;INFO.OBBA.OBBA.OBMAKE(&quot;&quot;;&quot;int&quot;;[.L63])))" office:value-type="float" office:value="0.0539236649359544">
            <text:p>0,05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6">
            <text:p>56</text:p>
          </table:table-cell>
          <table:table-cell table:style-name="ce23" table:formula="of:=INFO.OBBA.OBBA.OBGET(INFO.OBBA.OBBA.OBCALL(&quot;&quot;;[.$B$12];&quot;getRandomNumber&quot;;INFO.OBBA.OBBA.OBMAKE(&quot;&quot;;&quot;int&quot;;[.H64])))" office:value-type="float" office:value="0.410106189266396">
            <text:p>0,410</text:p>
          </table:table-cell>
          <table:table-cell table:style-name="ce1"/>
          <table:table-cell table:style-name="ce19" office:value-type="float" office:value="56">
            <text:p>56</text:p>
          </table:table-cell>
          <table:table-cell table:style-name="ce19" table:formula="of:=[.L63]+2" office:value-type="float" office:value="113">
            <text:p>113</text:p>
          </table:table-cell>
          <table:table-cell table:style-name="ce23" table:formula="of:=INFO.OBBA.OBBA.OBGET(INFO.OBBA.OBBA.OBCALL(&quot;&quot;;[.$B$12];&quot;getRandomNumber&quot;;INFO.OBBA.OBBA.OBMAKE(&quot;&quot;;&quot;int&quot;;[.K64])))" office:value-type="float" office:value="0.410106189266396">
            <text:p>0,410</text:p>
          </table:table-cell>
          <table:table-cell table:style-name="ce23" table:formula="of:=INFO.OBBA.OBBA.OBGET(INFO.OBBA.OBBA.OBCALL(&quot;&quot;;[.$B$12];&quot;getRandomNumber&quot;;INFO.OBBA.OBBA.OBMAKE(&quot;&quot;;&quot;int&quot;;[.L64])))" office:value-type="float" office:value="0.361302940605926">
            <text:p>0,36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7">
            <text:p>57</text:p>
          </table:table-cell>
          <table:table-cell table:style-name="ce23" table:formula="of:=INFO.OBBA.OBBA.OBGET(INFO.OBBA.OBBA.OBCALL(&quot;&quot;;[.$B$12];&quot;getRandomNumber&quot;;INFO.OBBA.OBBA.OBMAKE(&quot;&quot;;&quot;int&quot;;[.H65])))" office:value-type="float" office:value="0.391023139376141">
            <text:p>0,391</text:p>
          </table:table-cell>
          <table:table-cell table:style-name="ce1"/>
          <table:table-cell table:style-name="ce19" office:value-type="float" office:value="57">
            <text:p>57</text:p>
          </table:table-cell>
          <table:table-cell table:style-name="ce19" table:formula="of:=[.L64]+2" office:value-type="float" office:value="115">
            <text:p>115</text:p>
          </table:table-cell>
          <table:table-cell table:style-name="ce23" table:formula="of:=INFO.OBBA.OBBA.OBGET(INFO.OBBA.OBBA.OBCALL(&quot;&quot;;[.$B$12];&quot;getRandomNumber&quot;;INFO.OBBA.OBBA.OBMAKE(&quot;&quot;;&quot;int&quot;;[.K65])))" office:value-type="float" office:value="0.391023139376141">
            <text:p>0,391</text:p>
          </table:table-cell>
          <table:table-cell table:style-name="ce23" table:formula="of:=INFO.OBBA.OBBA.OBGET(INFO.OBBA.OBBA.OBCALL(&quot;&quot;;[.$B$12];&quot;getRandomNumber&quot;;INFO.OBBA.OBBA.OBMAKE(&quot;&quot;;&quot;int&quot;;[.L65])))" office:value-type="float" office:value="0.414816703749175">
            <text:p>0,41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8">
            <text:p>58</text:p>
          </table:table-cell>
          <table:table-cell table:style-name="ce23" table:formula="of:=INFO.OBBA.OBBA.OBGET(INFO.OBBA.OBBA.OBCALL(&quot;&quot;;[.$B$12];&quot;getRandomNumber&quot;;INFO.OBBA.OBBA.OBMAKE(&quot;&quot;;&quot;int&quot;;[.H66])))" office:value-type="float" office:value="0.456739386153443">
            <text:p>0,457</text:p>
          </table:table-cell>
          <table:table-cell table:style-name="ce1"/>
          <table:table-cell table:style-name="ce19" office:value-type="float" office:value="58">
            <text:p>58</text:p>
          </table:table-cell>
          <table:table-cell table:style-name="ce19" table:formula="of:=[.L65]+2" office:value-type="float" office:value="117">
            <text:p>117</text:p>
          </table:table-cell>
          <table:table-cell table:style-name="ce23" table:formula="of:=INFO.OBBA.OBBA.OBGET(INFO.OBBA.OBBA.OBCALL(&quot;&quot;;[.$B$12];&quot;getRandomNumber&quot;;INFO.OBBA.OBBA.OBMAKE(&quot;&quot;;&quot;int&quot;;[.K66])))" office:value-type="float" office:value="0.456739386153443">
            <text:p>0,457</text:p>
          </table:table-cell>
          <table:table-cell table:style-name="ce23" table:formula="of:=INFO.OBBA.OBBA.OBGET(INFO.OBBA.OBBA.OBCALL(&quot;&quot;;[.$B$12];&quot;getRandomNumber&quot;;INFO.OBBA.OBBA.OBMAKE(&quot;&quot;;&quot;int&quot;;[.L66])))" office:value-type="float" office:value="0.447636848510664">
            <text:p>0,44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9">
            <text:p>59</text:p>
          </table:table-cell>
          <table:table-cell table:style-name="ce23" table:formula="of:=INFO.OBBA.OBBA.OBGET(INFO.OBBA.OBBA.OBCALL(&quot;&quot;;[.$B$12];&quot;getRandomNumber&quot;;INFO.OBBA.OBBA.OBMAKE(&quot;&quot;;&quot;int&quot;;[.H67])))" office:value-type="float" office:value="0.891967959467788">
            <text:p>0,892</text:p>
          </table:table-cell>
          <table:table-cell table:style-name="ce1"/>
          <table:table-cell table:style-name="ce19" office:value-type="float" office:value="59">
            <text:p>59</text:p>
          </table:table-cell>
          <table:table-cell table:style-name="ce19" table:formula="of:=[.L66]+2" office:value-type="float" office:value="119">
            <text:p>119</text:p>
          </table:table-cell>
          <table:table-cell table:style-name="ce23" table:formula="of:=INFO.OBBA.OBBA.OBGET(INFO.OBBA.OBBA.OBCALL(&quot;&quot;;[.$B$12];&quot;getRandomNumber&quot;;INFO.OBBA.OBBA.OBMAKE(&quot;&quot;;&quot;int&quot;;[.K67])))" office:value-type="float" office:value="0.891967959467788">
            <text:p>0,892</text:p>
          </table:table-cell>
          <table:table-cell table:style-name="ce23" table:formula="of:=INFO.OBBA.OBBA.OBGET(INFO.OBBA.OBBA.OBCALL(&quot;&quot;;[.$B$12];&quot;getRandomNumber&quot;;INFO.OBBA.OBBA.OBMAKE(&quot;&quot;;&quot;int&quot;;[.L67])))" office:value-type="float" office:value="0.607834331165607">
            <text:p>0,60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0">
            <text:p>60</text:p>
          </table:table-cell>
          <table:table-cell table:style-name="ce23" table:formula="of:=INFO.OBBA.OBBA.OBGET(INFO.OBBA.OBBA.OBCALL(&quot;&quot;;[.$B$12];&quot;getRandomNumber&quot;;INFO.OBBA.OBBA.OBMAKE(&quot;&quot;;&quot;int&quot;;[.H68])))" office:value-type="float" office:value="0.358549160366524">
            <text:p>0,359</text:p>
          </table:table-cell>
          <table:table-cell table:style-name="ce1"/>
          <table:table-cell table:style-name="ce19" office:value-type="float" office:value="60">
            <text:p>60</text:p>
          </table:table-cell>
          <table:table-cell table:style-name="ce19" table:formula="of:=[.L67]+2" office:value-type="float" office:value="121">
            <text:p>121</text:p>
          </table:table-cell>
          <table:table-cell table:style-name="ce23" table:formula="of:=INFO.OBBA.OBBA.OBGET(INFO.OBBA.OBBA.OBCALL(&quot;&quot;;[.$B$12];&quot;getRandomNumber&quot;;INFO.OBBA.OBBA.OBMAKE(&quot;&quot;;&quot;int&quot;;[.K68])))" office:value-type="float" office:value="0.358549160366524">
            <text:p>0,359</text:p>
          </table:table-cell>
          <table:table-cell table:style-name="ce23" table:formula="of:=INFO.OBBA.OBBA.OBGET(INFO.OBBA.OBBA.OBCALL(&quot;&quot;;[.$B$12];&quot;getRandomNumber&quot;;INFO.OBBA.OBBA.OBMAKE(&quot;&quot;;&quot;int&quot;;[.L68])))" office:value-type="float" office:value="0.515529390191277">
            <text:p>0,51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1">
            <text:p>61</text:p>
          </table:table-cell>
          <table:table-cell table:style-name="ce23" table:formula="of:=INFO.OBBA.OBBA.OBGET(INFO.OBBA.OBBA.OBCALL(&quot;&quot;;[.$B$12];&quot;getRandomNumber&quot;;INFO.OBBA.OBBA.OBMAKE(&quot;&quot;;&quot;int&quot;;[.H69])))" office:value-type="float" office:value="0.141295052354573">
            <text:p>0,141</text:p>
          </table:table-cell>
          <table:table-cell table:style-name="ce1"/>
          <table:table-cell table:style-name="ce19" office:value-type="float" office:value="61">
            <text:p>61</text:p>
          </table:table-cell>
          <table:table-cell table:style-name="ce19" table:formula="of:=[.L68]+2" office:value-type="float" office:value="123">
            <text:p>123</text:p>
          </table:table-cell>
          <table:table-cell table:style-name="ce23" table:formula="of:=INFO.OBBA.OBBA.OBGET(INFO.OBBA.OBBA.OBCALL(&quot;&quot;;[.$B$12];&quot;getRandomNumber&quot;;INFO.OBBA.OBBA.OBMAKE(&quot;&quot;;&quot;int&quot;;[.K69])))" office:value-type="float" office:value="0.141295052354573">
            <text:p>0,141</text:p>
          </table:table-cell>
          <table:table-cell table:style-name="ce23" table:formula="of:=INFO.OBBA.OBBA.OBGET(INFO.OBBA.OBBA.OBCALL(&quot;&quot;;[.$B$12];&quot;getRandomNumber&quot;;INFO.OBBA.OBBA.OBMAKE(&quot;&quot;;&quot;int&quot;;[.L69])))" office:value-type="float" office:value="0.904797674437416">
            <text:p>0,90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2">
            <text:p>62</text:p>
          </table:table-cell>
          <table:table-cell table:style-name="ce23" table:formula="of:=INFO.OBBA.OBBA.OBGET(INFO.OBBA.OBBA.OBCALL(&quot;&quot;;[.$B$12];&quot;getRandomNumber&quot;;INFO.OBBA.OBBA.OBMAKE(&quot;&quot;;&quot;int&quot;;[.H70])))" office:value-type="float" office:value="0.130924006109247">
            <text:p>0,131</text:p>
          </table:table-cell>
          <table:table-cell table:style-name="ce1"/>
          <table:table-cell table:style-name="ce19" office:value-type="float" office:value="62">
            <text:p>62</text:p>
          </table:table-cell>
          <table:table-cell table:style-name="ce19" table:formula="of:=[.L69]+2" office:value-type="float" office:value="125">
            <text:p>125</text:p>
          </table:table-cell>
          <table:table-cell table:style-name="ce23" table:formula="of:=INFO.OBBA.OBBA.OBGET(INFO.OBBA.OBBA.OBCALL(&quot;&quot;;[.$B$12];&quot;getRandomNumber&quot;;INFO.OBBA.OBBA.OBMAKE(&quot;&quot;;&quot;int&quot;;[.K70])))" office:value-type="float" office:value="0.130924006109247">
            <text:p>0,131</text:p>
          </table:table-cell>
          <table:table-cell table:style-name="ce23" table:formula="of:=INFO.OBBA.OBBA.OBGET(INFO.OBBA.OBBA.OBCALL(&quot;&quot;;[.$B$12];&quot;getRandomNumber&quot;;INFO.OBBA.OBBA.OBMAKE(&quot;&quot;;&quot;int&quot;;[.L70])))" office:value-type="float" office:value="0.363186496335463">
            <text:p>0,36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3">
            <text:p>63</text:p>
          </table:table-cell>
          <table:table-cell table:style-name="ce23" table:formula="of:=INFO.OBBA.OBBA.OBGET(INFO.OBBA.OBBA.OBCALL(&quot;&quot;;[.$B$12];&quot;getRandomNumber&quot;;INFO.OBBA.OBBA.OBMAKE(&quot;&quot;;&quot;int&quot;;[.H71])))" office:value-type="float" office:value="0.427130400392279">
            <text:p>0,427</text:p>
          </table:table-cell>
          <table:table-cell table:style-name="ce1"/>
          <table:table-cell table:style-name="ce19" office:value-type="float" office:value="63">
            <text:p>63</text:p>
          </table:table-cell>
          <table:table-cell table:style-name="ce19" table:formula="of:=[.L70]+2" office:value-type="float" office:value="127">
            <text:p>127</text:p>
          </table:table-cell>
          <table:table-cell table:style-name="ce23" table:formula="of:=INFO.OBBA.OBBA.OBGET(INFO.OBBA.OBBA.OBCALL(&quot;&quot;;[.$B$12];&quot;getRandomNumber&quot;;INFO.OBBA.OBBA.OBMAKE(&quot;&quot;;&quot;int&quot;;[.K71])))" office:value-type="float" office:value="0.427130400392279">
            <text:p>0,427</text:p>
          </table:table-cell>
          <table:table-cell table:style-name="ce23" table:formula="of:=INFO.OBBA.OBBA.OBGET(INFO.OBBA.OBBA.OBCALL(&quot;&quot;;[.$B$12];&quot;getRandomNumber&quot;;INFO.OBBA.OBBA.OBMAKE(&quot;&quot;;&quot;int&quot;;[.L71])))" office:value-type="float" office:value="0.333323579010524">
            <text:p>0,33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4">
            <text:p>64</text:p>
          </table:table-cell>
          <table:table-cell table:style-name="ce23" table:formula="of:=INFO.OBBA.OBBA.OBGET(INFO.OBBA.OBBA.OBCALL(&quot;&quot;;[.$B$12];&quot;getRandomNumber&quot;;INFO.OBBA.OBBA.OBMAKE(&quot;&quot;;&quot;int&quot;;[.H72])))" office:value-type="float" office:value="0.447614055828475">
            <text:p>0,448</text:p>
          </table:table-cell>
          <table:table-cell table:style-name="ce1"/>
          <table:table-cell table:style-name="ce19" office:value-type="float" office:value="64">
            <text:p>64</text:p>
          </table:table-cell>
          <table:table-cell table:style-name="ce19" table:formula="of:=[.L71]+2" office:value-type="float" office:value="129">
            <text:p>129</text:p>
          </table:table-cell>
          <table:table-cell table:style-name="ce23" table:formula="of:=INFO.OBBA.OBBA.OBGET(INFO.OBBA.OBBA.OBCALL(&quot;&quot;;[.$B$12];&quot;getRandomNumber&quot;;INFO.OBBA.OBBA.OBMAKE(&quot;&quot;;&quot;int&quot;;[.K72])))" office:value-type="float" office:value="0.447614055828475">
            <text:p>0,448</text:p>
          </table:table-cell>
          <table:table-cell table:style-name="ce23" table:formula="of:=INFO.OBBA.OBBA.OBGET(INFO.OBBA.OBBA.OBCALL(&quot;&quot;;[.$B$12];&quot;getRandomNumber&quot;;INFO.OBBA.OBBA.OBMAKE(&quot;&quot;;&quot;int&quot;;[.L72])))" office:value-type="float" office:value="0.808831987587184">
            <text:p>0,80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5">
            <text:p>65</text:p>
          </table:table-cell>
          <table:table-cell table:style-name="ce23" table:formula="of:=INFO.OBBA.OBBA.OBGET(INFO.OBBA.OBBA.OBCALL(&quot;&quot;;[.$B$12];&quot;getRandomNumber&quot;;INFO.OBBA.OBBA.OBMAKE(&quot;&quot;;&quot;int&quot;;[.H73])))" office:value-type="float" office:value="0.418760125159711">
            <text:p>0,419</text:p>
          </table:table-cell>
          <table:table-cell table:style-name="ce1"/>
          <table:table-cell table:style-name="ce19" office:value-type="float" office:value="65">
            <text:p>65</text:p>
          </table:table-cell>
          <table:table-cell table:style-name="ce19" table:formula="of:=[.L72]+2" office:value-type="float" office:value="131">
            <text:p>131</text:p>
          </table:table-cell>
          <table:table-cell table:style-name="ce23" table:formula="of:=INFO.OBBA.OBBA.OBGET(INFO.OBBA.OBBA.OBCALL(&quot;&quot;;[.$B$12];&quot;getRandomNumber&quot;;INFO.OBBA.OBBA.OBMAKE(&quot;&quot;;&quot;int&quot;;[.K73])))" office:value-type="float" office:value="0.418760125159711">
            <text:p>0,419</text:p>
          </table:table-cell>
          <table:table-cell table:style-name="ce23" table:formula="of:=INFO.OBBA.OBBA.OBGET(INFO.OBBA.OBBA.OBCALL(&quot;&quot;;[.$B$12];&quot;getRandomNumber&quot;;INFO.OBBA.OBBA.OBMAKE(&quot;&quot;;&quot;int&quot;;[.L73])))" office:value-type="float" office:value="0.756511286719199">
            <text:p>0,75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6">
            <text:p>66</text:p>
          </table:table-cell>
          <table:table-cell table:style-name="ce23" table:formula="of:=INFO.OBBA.OBBA.OBGET(INFO.OBBA.OBBA.OBCALL(&quot;&quot;;[.$B$12];&quot;getRandomNumber&quot;;INFO.OBBA.OBBA.OBMAKE(&quot;&quot;;&quot;int&quot;;[.H74])))" office:value-type="float" office:value="0.378630134929669">
            <text:p>0,379</text:p>
          </table:table-cell>
          <table:table-cell table:style-name="ce1"/>
          <table:table-cell table:style-name="ce19" office:value-type="float" office:value="66">
            <text:p>66</text:p>
          </table:table-cell>
          <table:table-cell table:style-name="ce19" table:formula="of:=[.L73]+2" office:value-type="float" office:value="133">
            <text:p>133</text:p>
          </table:table-cell>
          <table:table-cell table:style-name="ce23" table:formula="of:=INFO.OBBA.OBBA.OBGET(INFO.OBBA.OBBA.OBCALL(&quot;&quot;;[.$B$12];&quot;getRandomNumber&quot;;INFO.OBBA.OBBA.OBMAKE(&quot;&quot;;&quot;int&quot;;[.K74])))" office:value-type="float" office:value="0.378630134929669">
            <text:p>0,379</text:p>
          </table:table-cell>
          <table:table-cell table:style-name="ce23" table:formula="of:=INFO.OBBA.OBBA.OBGET(INFO.OBBA.OBBA.OBCALL(&quot;&quot;;[.$B$12];&quot;getRandomNumber&quot;;INFO.OBBA.OBBA.OBMAKE(&quot;&quot;;&quot;int&quot;;[.L74])))" office:value-type="float" office:value="0.324292831330839">
            <text:p>0,32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7">
            <text:p>67</text:p>
          </table:table-cell>
          <table:table-cell table:style-name="ce23" table:formula="of:=INFO.OBBA.OBBA.OBGET(INFO.OBBA.OBBA.OBCALL(&quot;&quot;;[.$B$12];&quot;getRandomNumber&quot;;INFO.OBBA.OBBA.OBMAKE(&quot;&quot;;&quot;int&quot;;[.H75])))" office:value-type="float" office:value="0.514989733775082">
            <text:p>0,515</text:p>
          </table:table-cell>
          <table:table-cell table:style-name="ce1"/>
          <table:table-cell table:style-name="ce19" office:value-type="float" office:value="67">
            <text:p>67</text:p>
          </table:table-cell>
          <table:table-cell table:style-name="ce19" table:formula="of:=[.L74]+2" office:value-type="float" office:value="135">
            <text:p>135</text:p>
          </table:table-cell>
          <table:table-cell table:style-name="ce23" table:formula="of:=INFO.OBBA.OBBA.OBGET(INFO.OBBA.OBBA.OBCALL(&quot;&quot;;[.$B$12];&quot;getRandomNumber&quot;;INFO.OBBA.OBBA.OBMAKE(&quot;&quot;;&quot;int&quot;;[.K75])))" office:value-type="float" office:value="0.514989733775082">
            <text:p>0,515</text:p>
          </table:table-cell>
          <table:table-cell table:style-name="ce23" table:formula="of:=INFO.OBBA.OBBA.OBGET(INFO.OBBA.OBBA.OBCALL(&quot;&quot;;[.$B$12];&quot;getRandomNumber&quot;;INFO.OBBA.OBBA.OBMAKE(&quot;&quot;;&quot;int&quot;;[.L75])))" office:value-type="float" office:value="0.195357102572043">
            <text:p>0,19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8">
            <text:p>68</text:p>
          </table:table-cell>
          <table:table-cell table:style-name="ce23" table:formula="of:=INFO.OBBA.OBBA.OBGET(INFO.OBBA.OBBA.OBCALL(&quot;&quot;;[.$B$12];&quot;getRandomNumber&quot;;INFO.OBBA.OBBA.OBMAKE(&quot;&quot;;&quot;int&quot;;[.H76])))" office:value-type="float" office:value="0.185021092319093">
            <text:p>0,185</text:p>
          </table:table-cell>
          <table:table-cell table:style-name="ce1"/>
          <table:table-cell table:style-name="ce19" office:value-type="float" office:value="68">
            <text:p>68</text:p>
          </table:table-cell>
          <table:table-cell table:style-name="ce19" table:formula="of:=[.L75]+2" office:value-type="float" office:value="137">
            <text:p>137</text:p>
          </table:table-cell>
          <table:table-cell table:style-name="ce23" table:formula="of:=INFO.OBBA.OBBA.OBGET(INFO.OBBA.OBBA.OBCALL(&quot;&quot;;[.$B$12];&quot;getRandomNumber&quot;;INFO.OBBA.OBBA.OBMAKE(&quot;&quot;;&quot;int&quot;;[.K76])))" office:value-type="float" office:value="0.185021092319093">
            <text:p>0,185</text:p>
          </table:table-cell>
          <table:table-cell table:style-name="ce23" table:formula="of:=INFO.OBBA.OBBA.OBGET(INFO.OBBA.OBBA.OBCALL(&quot;&quot;;[.$B$12];&quot;getRandomNumber&quot;;INFO.OBBA.OBBA.OBMAKE(&quot;&quot;;&quot;int&quot;;[.L76])))" office:value-type="float" office:value="0.465567560794013">
            <text:p>0,46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9">
            <text:p>69</text:p>
          </table:table-cell>
          <table:table-cell table:style-name="ce23" table:formula="of:=INFO.OBBA.OBBA.OBGET(INFO.OBBA.OBBA.OBCALL(&quot;&quot;;[.$B$12];&quot;getRandomNumber&quot;;INFO.OBBA.OBBA.OBMAKE(&quot;&quot;;&quot;int&quot;;[.H77])))" office:value-type="float" office:value="0.843903291131052">
            <text:p>0,844</text:p>
          </table:table-cell>
          <table:table-cell table:style-name="ce1"/>
          <table:table-cell table:style-name="ce19" office:value-type="float" office:value="69">
            <text:p>69</text:p>
          </table:table-cell>
          <table:table-cell table:style-name="ce19" table:formula="of:=[.L76]+2" office:value-type="float" office:value="139">
            <text:p>139</text:p>
          </table:table-cell>
          <table:table-cell table:style-name="ce23" table:formula="of:=INFO.OBBA.OBBA.OBGET(INFO.OBBA.OBBA.OBCALL(&quot;&quot;;[.$B$12];&quot;getRandomNumber&quot;;INFO.OBBA.OBBA.OBMAKE(&quot;&quot;;&quot;int&quot;;[.K77])))" office:value-type="float" office:value="0.843903291131052">
            <text:p>0,844</text:p>
          </table:table-cell>
          <table:table-cell table:style-name="ce23" table:formula="of:=INFO.OBBA.OBBA.OBGET(INFO.OBBA.OBBA.OBCALL(&quot;&quot;;[.$B$12];&quot;getRandomNumber&quot;;INFO.OBBA.OBBA.OBMAKE(&quot;&quot;;&quot;int&quot;;[.L77])))" office:value-type="float" office:value="0.278714061926186">
            <text:p>0,27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0">
            <text:p>70</text:p>
          </table:table-cell>
          <table:table-cell table:style-name="ce23" table:formula="of:=INFO.OBBA.OBBA.OBGET(INFO.OBBA.OBBA.OBCALL(&quot;&quot;;[.$B$12];&quot;getRandomNumber&quot;;INFO.OBBA.OBBA.OBMAKE(&quot;&quot;;&quot;int&quot;;[.H78])))" office:value-type="float" office:value="0.806236462733698">
            <text:p>0,806</text:p>
          </table:table-cell>
          <table:table-cell table:style-name="ce1"/>
          <table:table-cell table:style-name="ce19" office:value-type="float" office:value="70">
            <text:p>70</text:p>
          </table:table-cell>
          <table:table-cell table:style-name="ce19" table:formula="of:=[.L77]+2" office:value-type="float" office:value="141">
            <text:p>141</text:p>
          </table:table-cell>
          <table:table-cell table:style-name="ce23" table:formula="of:=INFO.OBBA.OBBA.OBGET(INFO.OBBA.OBBA.OBCALL(&quot;&quot;;[.$B$12];&quot;getRandomNumber&quot;;INFO.OBBA.OBBA.OBMAKE(&quot;&quot;;&quot;int&quot;;[.K78])))" office:value-type="float" office:value="0.806236462733698">
            <text:p>0,806</text:p>
          </table:table-cell>
          <table:table-cell table:style-name="ce23" table:formula="of:=INFO.OBBA.OBBA.OBGET(INFO.OBBA.OBBA.OBCALL(&quot;&quot;;[.$B$12];&quot;getRandomNumber&quot;;INFO.OBBA.OBBA.OBMAKE(&quot;&quot;;&quot;int&quot;;[.L78])))" office:value-type="float" office:value="0.927938595131532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1">
            <text:p>71</text:p>
          </table:table-cell>
          <table:table-cell table:style-name="ce23" table:formula="of:=INFO.OBBA.OBBA.OBGET(INFO.OBBA.OBBA.OBCALL(&quot;&quot;;[.$B$12];&quot;getRandomNumber&quot;;INFO.OBBA.OBBA.OBMAKE(&quot;&quot;;&quot;int&quot;;[.H79])))" office:value-type="float" office:value="0.976151808061484">
            <text:p>0,976</text:p>
          </table:table-cell>
          <table:table-cell table:style-name="ce1"/>
          <table:table-cell table:style-name="ce19" office:value-type="float" office:value="71">
            <text:p>71</text:p>
          </table:table-cell>
          <table:table-cell table:style-name="ce19" table:formula="of:=[.L78]+2" office:value-type="float" office:value="143">
            <text:p>143</text:p>
          </table:table-cell>
          <table:table-cell table:style-name="ce23" table:formula="of:=INFO.OBBA.OBBA.OBGET(INFO.OBBA.OBBA.OBCALL(&quot;&quot;;[.$B$12];&quot;getRandomNumber&quot;;INFO.OBBA.OBBA.OBMAKE(&quot;&quot;;&quot;int&quot;;[.K79])))" office:value-type="float" office:value="0.976151808061484">
            <text:p>0,976</text:p>
          </table:table-cell>
          <table:table-cell table:style-name="ce23" table:formula="of:=INFO.OBBA.OBBA.OBGET(INFO.OBBA.OBBA.OBCALL(&quot;&quot;;[.$B$12];&quot;getRandomNumber&quot;;INFO.OBBA.OBBA.OBMAKE(&quot;&quot;;&quot;int&quot;;[.L79])))" office:value-type="float" office:value="0.372604980447667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2">
            <text:p>72</text:p>
          </table:table-cell>
          <table:table-cell table:style-name="ce23" table:formula="of:=INFO.OBBA.OBBA.OBGET(INFO.OBBA.OBBA.OBCALL(&quot;&quot;;[.$B$12];&quot;getRandomNumber&quot;;INFO.OBBA.OBBA.OBMAKE(&quot;&quot;;&quot;int&quot;;[.H80])))" office:value-type="float" office:value="0.670366290440483">
            <text:p>0,670</text:p>
          </table:table-cell>
          <table:table-cell table:style-name="ce1"/>
          <table:table-cell table:style-name="ce19" office:value-type="float" office:value="72">
            <text:p>72</text:p>
          </table:table-cell>
          <table:table-cell table:style-name="ce19" table:formula="of:=[.L79]+2" office:value-type="float" office:value="145">
            <text:p>145</text:p>
          </table:table-cell>
          <table:table-cell table:style-name="ce23" table:formula="of:=INFO.OBBA.OBBA.OBGET(INFO.OBBA.OBBA.OBCALL(&quot;&quot;;[.$B$12];&quot;getRandomNumber&quot;;INFO.OBBA.OBBA.OBMAKE(&quot;&quot;;&quot;int&quot;;[.K80])))" office:value-type="float" office:value="0.670366290440483">
            <text:p>0,670</text:p>
          </table:table-cell>
          <table:table-cell table:style-name="ce23" table:formula="of:=INFO.OBBA.OBBA.OBGET(INFO.OBBA.OBBA.OBCALL(&quot;&quot;;[.$B$12];&quot;getRandomNumber&quot;;INFO.OBBA.OBBA.OBMAKE(&quot;&quot;;&quot;int&quot;;[.L80])))" office:value-type="float" office:value="0.667231011536823">
            <text:p>0,66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3">
            <text:p>73</text:p>
          </table:table-cell>
          <table:table-cell table:style-name="ce23" table:formula="of:=INFO.OBBA.OBBA.OBGET(INFO.OBBA.OBBA.OBCALL(&quot;&quot;;[.$B$12];&quot;getRandomNumber&quot;;INFO.OBBA.OBBA.OBMAKE(&quot;&quot;;&quot;int&quot;;[.H81])))" office:value-type="float" office:value="0.681738559585933">
            <text:p>0,682</text:p>
          </table:table-cell>
          <table:table-cell table:style-name="ce1"/>
          <table:table-cell table:style-name="ce19" office:value-type="float" office:value="73">
            <text:p>73</text:p>
          </table:table-cell>
          <table:table-cell table:style-name="ce19" table:formula="of:=[.L80]+2" office:value-type="float" office:value="147">
            <text:p>147</text:p>
          </table:table-cell>
          <table:table-cell table:style-name="ce23" table:formula="of:=INFO.OBBA.OBBA.OBGET(INFO.OBBA.OBBA.OBCALL(&quot;&quot;;[.$B$12];&quot;getRandomNumber&quot;;INFO.OBBA.OBBA.OBMAKE(&quot;&quot;;&quot;int&quot;;[.K81])))" office:value-type="float" office:value="0.681738559585933">
            <text:p>0,682</text:p>
          </table:table-cell>
          <table:table-cell table:style-name="ce23" table:formula="of:=INFO.OBBA.OBBA.OBGET(INFO.OBBA.OBBA.OBCALL(&quot;&quot;;[.$B$12];&quot;getRandomNumber&quot;;INFO.OBBA.OBBA.OBMAKE(&quot;&quot;;&quot;int&quot;;[.L81])))" office:value-type="float" office:value="0.638621836901724">
            <text:p>0,63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4">
            <text:p>74</text:p>
          </table:table-cell>
          <table:table-cell table:style-name="ce23" table:formula="of:=INFO.OBBA.OBBA.OBGET(INFO.OBBA.OBBA.OBCALL(&quot;&quot;;[.$B$12];&quot;getRandomNumber&quot;;INFO.OBBA.OBBA.OBMAKE(&quot;&quot;;&quot;int&quot;;[.H82])))" office:value-type="float" office:value="0.988565421256328">
            <text:p>0,989</text:p>
          </table:table-cell>
          <table:table-cell table:style-name="ce1"/>
          <table:table-cell table:style-name="ce19" office:value-type="float" office:value="74">
            <text:p>74</text:p>
          </table:table-cell>
          <table:table-cell table:style-name="ce19" table:formula="of:=[.L81]+2" office:value-type="float" office:value="149">
            <text:p>149</text:p>
          </table:table-cell>
          <table:table-cell table:style-name="ce23" table:formula="of:=INFO.OBBA.OBBA.OBGET(INFO.OBBA.OBBA.OBCALL(&quot;&quot;;[.$B$12];&quot;getRandomNumber&quot;;INFO.OBBA.OBBA.OBMAKE(&quot;&quot;;&quot;int&quot;;[.K82])))" office:value-type="float" office:value="0.988565421256328">
            <text:p>0,989</text:p>
          </table:table-cell>
          <table:table-cell table:style-name="ce23" table:formula="of:=INFO.OBBA.OBBA.OBGET(INFO.OBBA.OBBA.OBCALL(&quot;&quot;;[.$B$12];&quot;getRandomNumber&quot;;INFO.OBBA.OBBA.OBMAKE(&quot;&quot;;&quot;int&quot;;[.L82])))" office:value-type="float" office:value="0.0709533532411997">
            <text:p>0,07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5">
            <text:p>75</text:p>
          </table:table-cell>
          <table:table-cell table:style-name="ce23" table:formula="of:=INFO.OBBA.OBBA.OBGET(INFO.OBBA.OBBA.OBCALL(&quot;&quot;;[.$B$12];&quot;getRandomNumber&quot;;INFO.OBBA.OBBA.OBMAKE(&quot;&quot;;&quot;int&quot;;[.H83])))" office:value-type="float" office:value="0.975134355189875">
            <text:p>0,975</text:p>
          </table:table-cell>
          <table:table-cell table:style-name="ce1"/>
          <table:table-cell table:style-name="ce19" office:value-type="float" office:value="75">
            <text:p>75</text:p>
          </table:table-cell>
          <table:table-cell table:style-name="ce19" table:formula="of:=[.L82]+2" office:value-type="float" office:value="151">
            <text:p>151</text:p>
          </table:table-cell>
          <table:table-cell table:style-name="ce23" table:formula="of:=INFO.OBBA.OBBA.OBGET(INFO.OBBA.OBBA.OBCALL(&quot;&quot;;[.$B$12];&quot;getRandomNumber&quot;;INFO.OBBA.OBBA.OBMAKE(&quot;&quot;;&quot;int&quot;;[.K83])))" office:value-type="float" office:value="0.975134355189875">
            <text:p>0,975</text:p>
          </table:table-cell>
          <table:table-cell table:style-name="ce23" table:formula="of:=INFO.OBBA.OBBA.OBGET(INFO.OBBA.OBBA.OBCALL(&quot;&quot;;[.$B$12];&quot;getRandomNumber&quot;;INFO.OBBA.OBBA.OBMAKE(&quot;&quot;;&quot;int&quot;;[.L83])))" office:value-type="float" office:value="0.974643191575533">
            <text:p>0,97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6">
            <text:p>76</text:p>
          </table:table-cell>
          <table:table-cell table:style-name="ce23" table:formula="of:=INFO.OBBA.OBBA.OBGET(INFO.OBBA.OBBA.OBCALL(&quot;&quot;;[.$B$12];&quot;getRandomNumber&quot;;INFO.OBBA.OBBA.OBMAKE(&quot;&quot;;&quot;int&quot;;[.H84])))" office:value-type="float" office:value="0.372595834315766">
            <text:p>0,373</text:p>
          </table:table-cell>
          <table:table-cell table:style-name="ce1"/>
          <table:table-cell table:style-name="ce19" office:value-type="float" office:value="76">
            <text:p>76</text:p>
          </table:table-cell>
          <table:table-cell table:style-name="ce19" table:formula="of:=[.L83]+2" office:value-type="float" office:value="153">
            <text:p>153</text:p>
          </table:table-cell>
          <table:table-cell table:style-name="ce23" table:formula="of:=INFO.OBBA.OBBA.OBGET(INFO.OBBA.OBBA.OBCALL(&quot;&quot;;[.$B$12];&quot;getRandomNumber&quot;;INFO.OBBA.OBBA.OBMAKE(&quot;&quot;;&quot;int&quot;;[.K84])))" office:value-type="float" office:value="0.372595834315766">
            <text:p>0,373</text:p>
          </table:table-cell>
          <table:table-cell table:style-name="ce23" table:formula="of:=INFO.OBBA.OBBA.OBGET(INFO.OBBA.OBBA.OBCALL(&quot;&quot;;[.$B$12];&quot;getRandomNumber&quot;;INFO.OBBA.OBBA.OBMAKE(&quot;&quot;;&quot;int&quot;;[.L84])))" office:value-type="float" office:value="0.046703190754844">
            <text:p>0,04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7">
            <text:p>77</text:p>
          </table:table-cell>
          <table:table-cell table:style-name="ce23" table:formula="of:=INFO.OBBA.OBBA.OBGET(INFO.OBBA.OBBA.OBCALL(&quot;&quot;;[.$B$12];&quot;getRandomNumber&quot;;INFO.OBBA.OBBA.OBMAKE(&quot;&quot;;&quot;int&quot;;[.H85])))" office:value-type="float" office:value="0.952959008317628">
            <text:p>0,953</text:p>
          </table:table-cell>
          <table:table-cell table:style-name="ce1"/>
          <table:table-cell table:style-name="ce19" office:value-type="float" office:value="77">
            <text:p>77</text:p>
          </table:table-cell>
          <table:table-cell table:style-name="ce19" table:formula="of:=[.L84]+2" office:value-type="float" office:value="155">
            <text:p>155</text:p>
          </table:table-cell>
          <table:table-cell table:style-name="ce23" table:formula="of:=INFO.OBBA.OBBA.OBGET(INFO.OBBA.OBBA.OBCALL(&quot;&quot;;[.$B$12];&quot;getRandomNumber&quot;;INFO.OBBA.OBBA.OBMAKE(&quot;&quot;;&quot;int&quot;;[.K85])))" office:value-type="float" office:value="0.952959008317628">
            <text:p>0,953</text:p>
          </table:table-cell>
          <table:table-cell table:style-name="ce23" table:formula="of:=INFO.OBBA.OBBA.OBGET(INFO.OBBA.OBBA.OBCALL(&quot;&quot;;[.$B$12];&quot;getRandomNumber&quot;;INFO.OBBA.OBBA.OBMAKE(&quot;&quot;;&quot;int&quot;;[.L85])))" office:value-type="float" office:value="0.106869409555224">
            <text:p>0,10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8">
            <text:p>78</text:p>
          </table:table-cell>
          <table:table-cell table:style-name="ce23" table:formula="of:=INFO.OBBA.OBBA.OBGET(INFO.OBBA.OBBA.OBCALL(&quot;&quot;;[.$B$12];&quot;getRandomNumber&quot;;INFO.OBBA.OBBA.OBMAKE(&quot;&quot;;&quot;int&quot;;[.H86])))" office:value-type="float" office:value="0.969859940494469">
            <text:p>0,970</text:p>
          </table:table-cell>
          <table:table-cell table:style-name="ce1"/>
          <table:table-cell table:style-name="ce19" office:value-type="float" office:value="78">
            <text:p>78</text:p>
          </table:table-cell>
          <table:table-cell table:style-name="ce19" table:formula="of:=[.L85]+2" office:value-type="float" office:value="157">
            <text:p>157</text:p>
          </table:table-cell>
          <table:table-cell table:style-name="ce23" table:formula="of:=INFO.OBBA.OBBA.OBGET(INFO.OBBA.OBBA.OBCALL(&quot;&quot;;[.$B$12];&quot;getRandomNumber&quot;;INFO.OBBA.OBBA.OBMAKE(&quot;&quot;;&quot;int&quot;;[.K86])))" office:value-type="float" office:value="0.969859940494469">
            <text:p>0,970</text:p>
          </table:table-cell>
          <table:table-cell table:style-name="ce23" table:formula="of:=INFO.OBBA.OBBA.OBGET(INFO.OBBA.OBBA.OBCALL(&quot;&quot;;[.$B$12];&quot;getRandomNumber&quot;;INFO.OBBA.OBBA.OBMAKE(&quot;&quot;;&quot;int&quot;;[.L86])))" office:value-type="float" office:value="0.049974649687296">
            <text:p>0,0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9">
            <text:p>79</text:p>
          </table:table-cell>
          <table:table-cell table:style-name="ce23" table:formula="of:=INFO.OBBA.OBBA.OBGET(INFO.OBBA.OBBA.OBCALL(&quot;&quot;;[.$B$12];&quot;getRandomNumber&quot;;INFO.OBBA.OBBA.OBMAKE(&quot;&quot;;&quot;int&quot;;[.H87])))" office:value-type="float" office:value="0.898269290595008">
            <text:p>0,898</text:p>
          </table:table-cell>
          <table:table-cell table:style-name="ce1"/>
          <table:table-cell table:style-name="ce19" office:value-type="float" office:value="79">
            <text:p>79</text:p>
          </table:table-cell>
          <table:table-cell table:style-name="ce19" table:formula="of:=[.L86]+2" office:value-type="float" office:value="159">
            <text:p>159</text:p>
          </table:table-cell>
          <table:table-cell table:style-name="ce23" table:formula="of:=INFO.OBBA.OBBA.OBGET(INFO.OBBA.OBBA.OBCALL(&quot;&quot;;[.$B$12];&quot;getRandomNumber&quot;;INFO.OBBA.OBBA.OBMAKE(&quot;&quot;;&quot;int&quot;;[.K87])))" office:value-type="float" office:value="0.898269290595008">
            <text:p>0,898</text:p>
          </table:table-cell>
          <table:table-cell table:style-name="ce23" table:formula="of:=INFO.OBBA.OBBA.OBGET(INFO.OBBA.OBBA.OBCALL(&quot;&quot;;[.$B$12];&quot;getRandomNumber&quot;;INFO.OBBA.OBBA.OBMAKE(&quot;&quot;;&quot;int&quot;;[.L87])))" office:value-type="float" office:value="0.924657584114594">
            <text:p>0,92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0">
            <text:p>80</text:p>
          </table:table-cell>
          <table:table-cell table:style-name="ce23" table:formula="of:=INFO.OBBA.OBBA.OBGET(INFO.OBBA.OBBA.OBCALL(&quot;&quot;;[.$B$12];&quot;getRandomNumber&quot;;INFO.OBBA.OBBA.OBMAKE(&quot;&quot;;&quot;int&quot;;[.H88])))" office:value-type="float" office:value="0.806780783555355">
            <text:p>0,807</text:p>
          </table:table-cell>
          <table:table-cell table:style-name="ce1"/>
          <table:table-cell table:style-name="ce19" office:value-type="float" office:value="80">
            <text:p>80</text:p>
          </table:table-cell>
          <table:table-cell table:style-name="ce19" table:formula="of:=[.L87]+2" office:value-type="float" office:value="161">
            <text:p>161</text:p>
          </table:table-cell>
          <table:table-cell table:style-name="ce23" table:formula="of:=INFO.OBBA.OBBA.OBGET(INFO.OBBA.OBBA.OBCALL(&quot;&quot;;[.$B$12];&quot;getRandomNumber&quot;;INFO.OBBA.OBBA.OBMAKE(&quot;&quot;;&quot;int&quot;;[.K88])))" office:value-type="float" office:value="0.806780783555355">
            <text:p>0,807</text:p>
          </table:table-cell>
          <table:table-cell table:style-name="ce23" table:formula="of:=INFO.OBBA.OBBA.OBGET(INFO.OBBA.OBBA.OBCALL(&quot;&quot;;[.$B$12];&quot;getRandomNumber&quot;;INFO.OBBA.OBBA.OBMAKE(&quot;&quot;;&quot;int&quot;;[.L88])))" office:value-type="float" office:value="0.91882617827019">
            <text:p>0,91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1">
            <text:p>81</text:p>
          </table:table-cell>
          <table:table-cell table:style-name="ce23" table:formula="of:=INFO.OBBA.OBBA.OBGET(INFO.OBBA.OBBA.OBCALL(&quot;&quot;;[.$B$12];&quot;getRandomNumber&quot;;INFO.OBBA.OBBA.OBMAKE(&quot;&quot;;&quot;int&quot;;[.H89])))" office:value-type="float" office:value="0.854060889254196">
            <text:p>0,854</text:p>
          </table:table-cell>
          <table:table-cell table:style-name="ce1"/>
          <table:table-cell table:style-name="ce19" office:value-type="float" office:value="81">
            <text:p>81</text:p>
          </table:table-cell>
          <table:table-cell table:style-name="ce19" table:formula="of:=[.L88]+2" office:value-type="float" office:value="163">
            <text:p>163</text:p>
          </table:table-cell>
          <table:table-cell table:style-name="ce23" table:formula="of:=INFO.OBBA.OBBA.OBGET(INFO.OBBA.OBBA.OBCALL(&quot;&quot;;[.$B$12];&quot;getRandomNumber&quot;;INFO.OBBA.OBBA.OBMAKE(&quot;&quot;;&quot;int&quot;;[.K89])))" office:value-type="float" office:value="0.854060889254196">
            <text:p>0,854</text:p>
          </table:table-cell>
          <table:table-cell table:style-name="ce23" table:formula="of:=INFO.OBBA.OBBA.OBGET(INFO.OBBA.OBBA.OBCALL(&quot;&quot;;[.$B$12];&quot;getRandomNumber&quot;;INFO.OBBA.OBBA.OBMAKE(&quot;&quot;;&quot;int&quot;;[.L89])))" office:value-type="float" office:value="0.342193068263791">
            <text:p>0,34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2">
            <text:p>82</text:p>
          </table:table-cell>
          <table:table-cell table:style-name="ce23" table:formula="of:=INFO.OBBA.OBBA.OBGET(INFO.OBBA.OBBA.OBCALL(&quot;&quot;;[.$B$12];&quot;getRandomNumber&quot;;INFO.OBBA.OBBA.OBMAKE(&quot;&quot;;&quot;int&quot;;[.H90])))" office:value-type="float" office:value="0.562316054421811">
            <text:p>0,562</text:p>
          </table:table-cell>
          <table:table-cell table:style-name="ce1"/>
          <table:table-cell table:style-name="ce19" office:value-type="float" office:value="82">
            <text:p>82</text:p>
          </table:table-cell>
          <table:table-cell table:style-name="ce19" table:formula="of:=[.L89]+2" office:value-type="float" office:value="165">
            <text:p>165</text:p>
          </table:table-cell>
          <table:table-cell table:style-name="ce23" table:formula="of:=INFO.OBBA.OBBA.OBGET(INFO.OBBA.OBBA.OBCALL(&quot;&quot;;[.$B$12];&quot;getRandomNumber&quot;;INFO.OBBA.OBBA.OBMAKE(&quot;&quot;;&quot;int&quot;;[.K90])))" office:value-type="float" office:value="0.562316054421811">
            <text:p>0,562</text:p>
          </table:table-cell>
          <table:table-cell table:style-name="ce23" table:formula="of:=INFO.OBBA.OBBA.OBGET(INFO.OBBA.OBBA.OBCALL(&quot;&quot;;[.$B$12];&quot;getRandomNumber&quot;;INFO.OBBA.OBBA.OBMAKE(&quot;&quot;;&quot;int&quot;;[.L90])))" office:value-type="float" office:value="0.567970328489008">
            <text:p>0,56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3">
            <text:p>83</text:p>
          </table:table-cell>
          <table:table-cell table:style-name="ce23" table:formula="of:=INFO.OBBA.OBBA.OBGET(INFO.OBBA.OBBA.OBCALL(&quot;&quot;;[.$B$12];&quot;getRandomNumber&quot;;INFO.OBBA.OBBA.OBMAKE(&quot;&quot;;&quot;int&quot;;[.H91])))" office:value-type="float" office:value="0.0990719429564013">
            <text:p>0,099</text:p>
          </table:table-cell>
          <table:table-cell table:style-name="ce1"/>
          <table:table-cell table:style-name="ce19" office:value-type="float" office:value="83">
            <text:p>83</text:p>
          </table:table-cell>
          <table:table-cell table:style-name="ce19" table:formula="of:=[.L90]+2" office:value-type="float" office:value="167">
            <text:p>167</text:p>
          </table:table-cell>
          <table:table-cell table:style-name="ce23" table:formula="of:=INFO.OBBA.OBBA.OBGET(INFO.OBBA.OBBA.OBCALL(&quot;&quot;;[.$B$12];&quot;getRandomNumber&quot;;INFO.OBBA.OBBA.OBMAKE(&quot;&quot;;&quot;int&quot;;[.K91])))" office:value-type="float" office:value="0.0990719429564013">
            <text:p>0,099</text:p>
          </table:table-cell>
          <table:table-cell table:style-name="ce23" table:formula="of:=INFO.OBBA.OBBA.OBGET(INFO.OBBA.OBBA.OBCALL(&quot;&quot;;[.$B$12];&quot;getRandomNumber&quot;;INFO.OBBA.OBBA.OBMAKE(&quot;&quot;;&quot;int&quot;;[.L91])))" office:value-type="float" office:value="0.841076984939657">
            <text:p>0,84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4">
            <text:p>84</text:p>
          </table:table-cell>
          <table:table-cell table:style-name="ce23" table:formula="of:=INFO.OBBA.OBBA.OBGET(INFO.OBBA.OBBA.OBCALL(&quot;&quot;;[.$B$12];&quot;getRandomNumber&quot;;INFO.OBBA.OBBA.OBMAKE(&quot;&quot;;&quot;int&quot;;[.H92])))" office:value-type="float" office:value="0.915726301481846">
            <text:p>0,916</text:p>
          </table:table-cell>
          <table:table-cell table:style-name="ce1"/>
          <table:table-cell table:style-name="ce19" office:value-type="float" office:value="84">
            <text:p>84</text:p>
          </table:table-cell>
          <table:table-cell table:style-name="ce19" table:formula="of:=[.L91]+2" office:value-type="float" office:value="169">
            <text:p>169</text:p>
          </table:table-cell>
          <table:table-cell table:style-name="ce23" table:formula="of:=INFO.OBBA.OBBA.OBGET(INFO.OBBA.OBBA.OBCALL(&quot;&quot;;[.$B$12];&quot;getRandomNumber&quot;;INFO.OBBA.OBBA.OBMAKE(&quot;&quot;;&quot;int&quot;;[.K92])))" office:value-type="float" office:value="0.915726301481846">
            <text:p>0,916</text:p>
          </table:table-cell>
          <table:table-cell table:style-name="ce23" table:formula="of:=INFO.OBBA.OBBA.OBGET(INFO.OBBA.OBBA.OBCALL(&quot;&quot;;[.$B$12];&quot;getRandomNumber&quot;;INFO.OBBA.OBBA.OBMAKE(&quot;&quot;;&quot;int&quot;;[.L92])))" office:value-type="float" office:value="0.0265781444641058">
            <text:p>0,02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5">
            <text:p>85</text:p>
          </table:table-cell>
          <table:table-cell table:style-name="ce23" table:formula="of:=INFO.OBBA.OBBA.OBGET(INFO.OBBA.OBBA.OBCALL(&quot;&quot;;[.$B$12];&quot;getRandomNumber&quot;;INFO.OBBA.OBBA.OBMAKE(&quot;&quot;;&quot;int&quot;;[.H93])))" office:value-type="float" office:value="0.500564570252312">
            <text:p>0,501</text:p>
          </table:table-cell>
          <table:table-cell table:style-name="ce1"/>
          <table:table-cell table:style-name="ce19" office:value-type="float" office:value="85">
            <text:p>85</text:p>
          </table:table-cell>
          <table:table-cell table:style-name="ce19" table:formula="of:=[.L92]+2" office:value-type="float" office:value="171">
            <text:p>171</text:p>
          </table:table-cell>
          <table:table-cell table:style-name="ce23" table:formula="of:=INFO.OBBA.OBBA.OBGET(INFO.OBBA.OBBA.OBCALL(&quot;&quot;;[.$B$12];&quot;getRandomNumber&quot;;INFO.OBBA.OBBA.OBMAKE(&quot;&quot;;&quot;int&quot;;[.K93])))" office:value-type="float" office:value="0.500564570252312">
            <text:p>0,501</text:p>
          </table:table-cell>
          <table:table-cell table:style-name="ce23" table:formula="of:=INFO.OBBA.OBBA.OBGET(INFO.OBBA.OBBA.OBCALL(&quot;&quot;;[.$B$12];&quot;getRandomNumber&quot;;INFO.OBBA.OBBA.OBMAKE(&quot;&quot;;&quot;int&quot;;[.L93])))" office:value-type="float" office:value="0.73166501923371">
            <text:p>0,73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6">
            <text:p>86</text:p>
          </table:table-cell>
          <table:table-cell table:style-name="ce23" table:formula="of:=INFO.OBBA.OBBA.OBGET(INFO.OBBA.OBBA.OBCALL(&quot;&quot;;[.$B$12];&quot;getRandomNumber&quot;;INFO.OBBA.OBBA.OBMAKE(&quot;&quot;;&quot;int&quot;;[.H94])))" office:value-type="float" office:value="0.595965736735122">
            <text:p>0,596</text:p>
          </table:table-cell>
          <table:table-cell table:style-name="ce1"/>
          <table:table-cell table:style-name="ce19" office:value-type="float" office:value="86">
            <text:p>86</text:p>
          </table:table-cell>
          <table:table-cell table:style-name="ce19" table:formula="of:=[.L93]+2" office:value-type="float" office:value="173">
            <text:p>173</text:p>
          </table:table-cell>
          <table:table-cell table:style-name="ce23" table:formula="of:=INFO.OBBA.OBBA.OBGET(INFO.OBBA.OBBA.OBCALL(&quot;&quot;;[.$B$12];&quot;getRandomNumber&quot;;INFO.OBBA.OBBA.OBMAKE(&quot;&quot;;&quot;int&quot;;[.K94])))" office:value-type="float" office:value="0.595965736735122">
            <text:p>0,596</text:p>
          </table:table-cell>
          <table:table-cell table:style-name="ce23" table:formula="of:=INFO.OBBA.OBBA.OBGET(INFO.OBBA.OBBA.OBCALL(&quot;&quot;;[.$B$12];&quot;getRandomNumber&quot;;INFO.OBBA.OBBA.OBMAKE(&quot;&quot;;&quot;int&quot;;[.L94])))" office:value-type="float" office:value="0.276364461833399">
            <text:p>0,27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7">
            <text:p>87</text:p>
          </table:table-cell>
          <table:table-cell table:style-name="ce23" table:formula="of:=INFO.OBBA.OBBA.OBGET(INFO.OBBA.OBBA.OBCALL(&quot;&quot;;[.$B$12];&quot;getRandomNumber&quot;;INFO.OBBA.OBBA.OBMAKE(&quot;&quot;;&quot;int&quot;;[.H95])))" office:value-type="float" office:value="0.663106773389548">
            <text:p>0,663</text:p>
          </table:table-cell>
          <table:table-cell table:style-name="ce1"/>
          <table:table-cell table:style-name="ce19" office:value-type="float" office:value="87">
            <text:p>87</text:p>
          </table:table-cell>
          <table:table-cell table:style-name="ce19" table:formula="of:=[.L94]+2" office:value-type="float" office:value="175">
            <text:p>175</text:p>
          </table:table-cell>
          <table:table-cell table:style-name="ce23" table:formula="of:=INFO.OBBA.OBBA.OBGET(INFO.OBBA.OBBA.OBCALL(&quot;&quot;;[.$B$12];&quot;getRandomNumber&quot;;INFO.OBBA.OBBA.OBMAKE(&quot;&quot;;&quot;int&quot;;[.K95])))" office:value-type="float" office:value="0.663106773389548">
            <text:p>0,663</text:p>
          </table:table-cell>
          <table:table-cell table:style-name="ce23" table:formula="of:=INFO.OBBA.OBBA.OBGET(INFO.OBBA.OBBA.OBCALL(&quot;&quot;;[.$B$12];&quot;getRandomNumber&quot;;INFO.OBBA.OBBA.OBMAKE(&quot;&quot;;&quot;int&quot;;[.L95])))" office:value-type="float" office:value="0.133789013799982">
            <text:p>0,13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8">
            <text:p>88</text:p>
          </table:table-cell>
          <table:table-cell table:style-name="ce23" table:formula="of:=INFO.OBBA.OBBA.OBGET(INFO.OBBA.OBBA.OBCALL(&quot;&quot;;[.$B$12];&quot;getRandomNumber&quot;;INFO.OBBA.OBBA.OBMAKE(&quot;&quot;;&quot;int&quot;;[.H96])))" office:value-type="float" office:value="0.285874179562523">
            <text:p>0,286</text:p>
          </table:table-cell>
          <table:table-cell table:style-name="ce1"/>
          <table:table-cell table:style-name="ce19" office:value-type="float" office:value="88">
            <text:p>88</text:p>
          </table:table-cell>
          <table:table-cell table:style-name="ce19" table:formula="of:=[.L95]+2" office:value-type="float" office:value="177">
            <text:p>177</text:p>
          </table:table-cell>
          <table:table-cell table:style-name="ce23" table:formula="of:=INFO.OBBA.OBBA.OBGET(INFO.OBBA.OBBA.OBCALL(&quot;&quot;;[.$B$12];&quot;getRandomNumber&quot;;INFO.OBBA.OBBA.OBMAKE(&quot;&quot;;&quot;int&quot;;[.K96])))" office:value-type="float" office:value="0.285874179562523">
            <text:p>0,286</text:p>
          </table:table-cell>
          <table:table-cell table:style-name="ce23" table:formula="of:=INFO.OBBA.OBBA.OBGET(INFO.OBBA.OBBA.OBCALL(&quot;&quot;;[.$B$12];&quot;getRandomNumber&quot;;INFO.OBBA.OBBA.OBMAKE(&quot;&quot;;&quot;int&quot;;[.L96])))" office:value-type="float" office:value="0.874216841800604">
            <text:p>0,87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9">
            <text:p>89</text:p>
          </table:table-cell>
          <table:table-cell table:style-name="ce23" table:formula="of:=INFO.OBBA.OBBA.OBGET(INFO.OBBA.OBBA.OBCALL(&quot;&quot;;[.$B$12];&quot;getRandomNumber&quot;;INFO.OBBA.OBBA.OBMAKE(&quot;&quot;;&quot;int&quot;;[.H97])))" office:value-type="float" office:value="0.547912861366432">
            <text:p>0,548</text:p>
          </table:table-cell>
          <table:table-cell table:style-name="ce1"/>
          <table:table-cell table:style-name="ce19" office:value-type="float" office:value="89">
            <text:p>89</text:p>
          </table:table-cell>
          <table:table-cell table:style-name="ce19" table:formula="of:=[.L96]+2" office:value-type="float" office:value="179">
            <text:p>179</text:p>
          </table:table-cell>
          <table:table-cell table:style-name="ce23" table:formula="of:=INFO.OBBA.OBBA.OBGET(INFO.OBBA.OBBA.OBCALL(&quot;&quot;;[.$B$12];&quot;getRandomNumber&quot;;INFO.OBBA.OBBA.OBMAKE(&quot;&quot;;&quot;int&quot;;[.K97])))" office:value-type="float" office:value="0.547912861366432">
            <text:p>0,548</text:p>
          </table:table-cell>
          <table:table-cell table:style-name="ce23" table:formula="of:=INFO.OBBA.OBBA.OBGET(INFO.OBBA.OBBA.OBCALL(&quot;&quot;;[.$B$12];&quot;getRandomNumber&quot;;INFO.OBBA.OBBA.OBMAKE(&quot;&quot;;&quot;int&quot;;[.L97])))" office:value-type="float" office:value="0.566534096551673">
            <text:p>0,56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0">
            <text:p>90</text:p>
          </table:table-cell>
          <table:table-cell table:style-name="ce23" table:formula="of:=INFO.OBBA.OBBA.OBGET(INFO.OBBA.OBBA.OBCALL(&quot;&quot;;[.$B$12];&quot;getRandomNumber&quot;;INFO.OBBA.OBBA.OBMAKE(&quot;&quot;;&quot;int&quot;;[.H98])))" office:value-type="float" office:value="0.140637751873356">
            <text:p>0,141</text:p>
          </table:table-cell>
          <table:table-cell table:style-name="ce1"/>
          <table:table-cell table:style-name="ce19" office:value-type="float" office:value="90">
            <text:p>90</text:p>
          </table:table-cell>
          <table:table-cell table:style-name="ce19" table:formula="of:=[.L97]+2" office:value-type="float" office:value="181">
            <text:p>181</text:p>
          </table:table-cell>
          <table:table-cell table:style-name="ce23" table:formula="of:=INFO.OBBA.OBBA.OBGET(INFO.OBBA.OBBA.OBCALL(&quot;&quot;;[.$B$12];&quot;getRandomNumber&quot;;INFO.OBBA.OBBA.OBMAKE(&quot;&quot;;&quot;int&quot;;[.K98])))" office:value-type="float" office:value="0.140637751873356">
            <text:p>0,141</text:p>
          </table:table-cell>
          <table:table-cell table:style-name="ce23" table:formula="of:=INFO.OBBA.OBBA.OBGET(INFO.OBBA.OBBA.OBCALL(&quot;&quot;;[.$B$12];&quot;getRandomNumber&quot;;INFO.OBBA.OBBA.OBMAKE(&quot;&quot;;&quot;int&quot;;[.L98])))" office:value-type="float" office:value="0.666472877760977">
            <text:p>0,66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1">
            <text:p>91</text:p>
          </table:table-cell>
          <table:table-cell table:style-name="ce23" table:formula="of:=INFO.OBBA.OBBA.OBGET(INFO.OBBA.OBBA.OBCALL(&quot;&quot;;[.$B$12];&quot;getRandomNumber&quot;;INFO.OBBA.OBBA.OBMAKE(&quot;&quot;;&quot;int&quot;;[.H99])))" office:value-type="float" office:value="0.352004001127325">
            <text:p>0,352</text:p>
          </table:table-cell>
          <table:table-cell table:style-name="ce1"/>
          <table:table-cell table:style-name="ce19" office:value-type="float" office:value="91">
            <text:p>91</text:p>
          </table:table-cell>
          <table:table-cell table:style-name="ce19" table:formula="of:=[.L98]+2" office:value-type="float" office:value="183">
            <text:p>183</text:p>
          </table:table-cell>
          <table:table-cell table:style-name="ce23" table:formula="of:=INFO.OBBA.OBBA.OBGET(INFO.OBBA.OBBA.OBCALL(&quot;&quot;;[.$B$12];&quot;getRandomNumber&quot;;INFO.OBBA.OBBA.OBMAKE(&quot;&quot;;&quot;int&quot;;[.K99])))" office:value-type="float" office:value="0.352004001127325">
            <text:p>0,352</text:p>
          </table:table-cell>
          <table:table-cell table:style-name="ce23" table:formula="of:=INFO.OBBA.OBBA.OBGET(INFO.OBBA.OBBA.OBCALL(&quot;&quot;;[.$B$12];&quot;getRandomNumber&quot;;INFO.OBBA.OBBA.OBMAKE(&quot;&quot;;&quot;int&quot;;[.L99])))" office:value-type="float" office:value="0.128332616919877">
            <text:p>0,12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2">
            <text:p>92</text:p>
          </table:table-cell>
          <table:table-cell table:style-name="ce23" table:formula="of:=INFO.OBBA.OBBA.OBGET(INFO.OBBA.OBBA.OBCALL(&quot;&quot;;[.$B$12];&quot;getRandomNumber&quot;;INFO.OBBA.OBBA.OBMAKE(&quot;&quot;;&quot;int&quot;;[.H100])))" office:value-type="float" office:value="0.133604780610569">
            <text:p>0,134</text:p>
          </table:table-cell>
          <table:table-cell table:style-name="ce1"/>
          <table:table-cell table:style-name="ce19" office:value-type="float" office:value="92">
            <text:p>92</text:p>
          </table:table-cell>
          <table:table-cell table:style-name="ce19" table:formula="of:=[.L99]+2" office:value-type="float" office:value="185">
            <text:p>185</text:p>
          </table:table-cell>
          <table:table-cell table:style-name="ce23" table:formula="of:=INFO.OBBA.OBBA.OBGET(INFO.OBBA.OBBA.OBCALL(&quot;&quot;;[.$B$12];&quot;getRandomNumber&quot;;INFO.OBBA.OBBA.OBMAKE(&quot;&quot;;&quot;int&quot;;[.K100])))" office:value-type="float" office:value="0.133604780610569">
            <text:p>0,134</text:p>
          </table:table-cell>
          <table:table-cell table:style-name="ce23" table:formula="of:=INFO.OBBA.OBBA.OBGET(INFO.OBBA.OBBA.OBCALL(&quot;&quot;;[.$B$12];&quot;getRandomNumber&quot;;INFO.OBBA.OBBA.OBMAKE(&quot;&quot;;&quot;int&quot;;[.L100])))" office:value-type="float" office:value="0.12141524601541">
            <text:p>0,12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3">
            <text:p>93</text:p>
          </table:table-cell>
          <table:table-cell table:style-name="ce23" table:formula="of:=INFO.OBBA.OBBA.OBGET(INFO.OBBA.OBBA.OBCALL(&quot;&quot;;[.$B$12];&quot;getRandomNumber&quot;;INFO.OBBA.OBBA.OBMAKE(&quot;&quot;;&quot;int&quot;;[.H101])))" office:value-type="float" office:value="0.25513896598899">
            <text:p>0,255</text:p>
          </table:table-cell>
          <table:table-cell table:style-name="ce1"/>
          <table:table-cell table:style-name="ce19" office:value-type="float" office:value="93">
            <text:p>93</text:p>
          </table:table-cell>
          <table:table-cell table:style-name="ce19" table:formula="of:=[.L100]+2" office:value-type="float" office:value="187">
            <text:p>187</text:p>
          </table:table-cell>
          <table:table-cell table:style-name="ce23" table:formula="of:=INFO.OBBA.OBBA.OBGET(INFO.OBBA.OBBA.OBCALL(&quot;&quot;;[.$B$12];&quot;getRandomNumber&quot;;INFO.OBBA.OBBA.OBMAKE(&quot;&quot;;&quot;int&quot;;[.K101])))" office:value-type="float" office:value="0.25513896598899">
            <text:p>0,255</text:p>
          </table:table-cell>
          <table:table-cell table:style-name="ce23" table:formula="of:=INFO.OBBA.OBBA.OBGET(INFO.OBBA.OBBA.OBCALL(&quot;&quot;;[.$B$12];&quot;getRandomNumber&quot;;INFO.OBBA.OBBA.OBMAKE(&quot;&quot;;&quot;int&quot;;[.L101])))" office:value-type="float" office:value="0.555072919788922">
            <text:p>0,55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4">
            <text:p>94</text:p>
          </table:table-cell>
          <table:table-cell table:style-name="ce23" table:formula="of:=INFO.OBBA.OBBA.OBGET(INFO.OBBA.OBBA.OBCALL(&quot;&quot;;[.$B$12];&quot;getRandomNumber&quot;;INFO.OBBA.OBBA.OBMAKE(&quot;&quot;;&quot;int&quot;;[.H102])))" office:value-type="float" office:value="0.611623783107008">
            <text:p>0,612</text:p>
          </table:table-cell>
          <table:table-cell table:style-name="ce1"/>
          <table:table-cell table:style-name="ce19" office:value-type="float" office:value="94">
            <text:p>94</text:p>
          </table:table-cell>
          <table:table-cell table:style-name="ce19" table:formula="of:=[.L101]+2" office:value-type="float" office:value="189">
            <text:p>189</text:p>
          </table:table-cell>
          <table:table-cell table:style-name="ce23" table:formula="of:=INFO.OBBA.OBBA.OBGET(INFO.OBBA.OBBA.OBCALL(&quot;&quot;;[.$B$12];&quot;getRandomNumber&quot;;INFO.OBBA.OBBA.OBMAKE(&quot;&quot;;&quot;int&quot;;[.K102])))" office:value-type="float" office:value="0.611623783107008">
            <text:p>0,612</text:p>
          </table:table-cell>
          <table:table-cell table:style-name="ce23" table:formula="of:=INFO.OBBA.OBBA.OBGET(INFO.OBBA.OBBA.OBCALL(&quot;&quot;;[.$B$12];&quot;getRandomNumber&quot;;INFO.OBBA.OBBA.OBMAKE(&quot;&quot;;&quot;int&quot;;[.L102])))" office:value-type="float" office:value="0.0273949519752977">
            <text:p>0,02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5">
            <text:p>95</text:p>
          </table:table-cell>
          <table:table-cell table:style-name="ce23" table:formula="of:=INFO.OBBA.OBBA.OBGET(INFO.OBBA.OBBA.OBCALL(&quot;&quot;;[.$B$12];&quot;getRandomNumber&quot;;INFO.OBBA.OBBA.OBMAKE(&quot;&quot;;&quot;int&quot;;[.H103])))" office:value-type="float" office:value="0.839716373085253">
            <text:p>0,840</text:p>
          </table:table-cell>
          <table:table-cell table:style-name="ce1"/>
          <table:table-cell table:style-name="ce19" office:value-type="float" office:value="95">
            <text:p>95</text:p>
          </table:table-cell>
          <table:table-cell table:style-name="ce19" table:formula="of:=[.L102]+2" office:value-type="float" office:value="191">
            <text:p>191</text:p>
          </table:table-cell>
          <table:table-cell table:style-name="ce23" table:formula="of:=INFO.OBBA.OBBA.OBGET(INFO.OBBA.OBBA.OBCALL(&quot;&quot;;[.$B$12];&quot;getRandomNumber&quot;;INFO.OBBA.OBBA.OBMAKE(&quot;&quot;;&quot;int&quot;;[.K103])))" office:value-type="float" office:value="0.839716373085253">
            <text:p>0,840</text:p>
          </table:table-cell>
          <table:table-cell table:style-name="ce23" table:formula="of:=INFO.OBBA.OBBA.OBGET(INFO.OBBA.OBBA.OBCALL(&quot;&quot;;[.$B$12];&quot;getRandomNumber&quot;;INFO.OBBA.OBBA.OBMAKE(&quot;&quot;;&quot;int&quot;;[.L103])))" office:value-type="float" office:value="0.261391164297566">
            <text:p>0,26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6">
            <text:p>96</text:p>
          </table:table-cell>
          <table:table-cell table:style-name="ce23" table:formula="of:=INFO.OBBA.OBBA.OBGET(INFO.OBBA.OBBA.OBCALL(&quot;&quot;;[.$B$12];&quot;getRandomNumber&quot;;INFO.OBBA.OBBA.OBMAKE(&quot;&quot;;&quot;int&quot;;[.H104])))" office:value-type="float" office:value="0.428526497097741">
            <text:p>0,429</text:p>
          </table:table-cell>
          <table:table-cell table:style-name="ce1"/>
          <table:table-cell table:style-name="ce19" office:value-type="float" office:value="96">
            <text:p>96</text:p>
          </table:table-cell>
          <table:table-cell table:style-name="ce19" table:formula="of:=[.L103]+2" office:value-type="float" office:value="193">
            <text:p>193</text:p>
          </table:table-cell>
          <table:table-cell table:style-name="ce23" table:formula="of:=INFO.OBBA.OBBA.OBGET(INFO.OBBA.OBBA.OBCALL(&quot;&quot;;[.$B$12];&quot;getRandomNumber&quot;;INFO.OBBA.OBBA.OBMAKE(&quot;&quot;;&quot;int&quot;;[.K104])))" office:value-type="float" office:value="0.428526497097741">
            <text:p>0,429</text:p>
          </table:table-cell>
          <table:table-cell table:style-name="ce23" table:formula="of:=INFO.OBBA.OBBA.OBGET(INFO.OBBA.OBBA.OBCALL(&quot;&quot;;[.$B$12];&quot;getRandomNumber&quot;;INFO.OBBA.OBBA.OBMAKE(&quot;&quot;;&quot;int&quot;;[.L104])))" office:value-type="float" office:value="0.628552768208528">
            <text:p>0,62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7">
            <text:p>97</text:p>
          </table:table-cell>
          <table:table-cell table:style-name="ce23" table:formula="of:=INFO.OBBA.OBBA.OBGET(INFO.OBBA.OBBA.OBCALL(&quot;&quot;;[.$B$12];&quot;getRandomNumber&quot;;INFO.OBBA.OBBA.OBMAKE(&quot;&quot;;&quot;int&quot;;[.H105])))" office:value-type="float" office:value="0.648723013119825">
            <text:p>0,649</text:p>
          </table:table-cell>
          <table:table-cell table:style-name="ce1"/>
          <table:table-cell table:style-name="ce19" office:value-type="float" office:value="97">
            <text:p>97</text:p>
          </table:table-cell>
          <table:table-cell table:style-name="ce19" table:formula="of:=[.L104]+2" office:value-type="float" office:value="195">
            <text:p>195</text:p>
          </table:table-cell>
          <table:table-cell table:style-name="ce23" table:formula="of:=INFO.OBBA.OBBA.OBGET(INFO.OBBA.OBBA.OBCALL(&quot;&quot;;[.$B$12];&quot;getRandomNumber&quot;;INFO.OBBA.OBBA.OBMAKE(&quot;&quot;;&quot;int&quot;;[.K105])))" office:value-type="float" office:value="0.648723013119825">
            <text:p>0,649</text:p>
          </table:table-cell>
          <table:table-cell table:style-name="ce23" table:formula="of:=INFO.OBBA.OBBA.OBGET(INFO.OBBA.OBBA.OBCALL(&quot;&quot;;[.$B$12];&quot;getRandomNumber&quot;;INFO.OBBA.OBBA.OBMAKE(&quot;&quot;;&quot;int&quot;;[.L105])))" office:value-type="float" office:value="0.233377124133964">
            <text:p>0,23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8">
            <text:p>98</text:p>
          </table:table-cell>
          <table:table-cell table:style-name="ce23" table:formula="of:=INFO.OBBA.OBBA.OBGET(INFO.OBBA.OBBA.OBCALL(&quot;&quot;;[.$B$12];&quot;getRandomNumber&quot;;INFO.OBBA.OBBA.OBMAKE(&quot;&quot;;&quot;int&quot;;[.H106])))" office:value-type="float" office:value="0.94438727478741">
            <text:p>0,944</text:p>
          </table:table-cell>
          <table:table-cell table:style-name="ce1"/>
          <table:table-cell table:style-name="ce19" office:value-type="float" office:value="98">
            <text:p>98</text:p>
          </table:table-cell>
          <table:table-cell table:style-name="ce19" table:formula="of:=[.L105]+2" office:value-type="float" office:value="197">
            <text:p>197</text:p>
          </table:table-cell>
          <table:table-cell table:style-name="ce23" table:formula="of:=INFO.OBBA.OBBA.OBGET(INFO.OBBA.OBBA.OBCALL(&quot;&quot;;[.$B$12];&quot;getRandomNumber&quot;;INFO.OBBA.OBBA.OBMAKE(&quot;&quot;;&quot;int&quot;;[.K106])))" office:value-type="float" office:value="0.94438727478741">
            <text:p>0,944</text:p>
          </table:table-cell>
          <table:table-cell table:style-name="ce23" table:formula="of:=INFO.OBBA.OBBA.OBGET(INFO.OBBA.OBBA.OBCALL(&quot;&quot;;[.$B$12];&quot;getRandomNumber&quot;;INFO.OBBA.OBBA.OBMAKE(&quot;&quot;;&quot;int&quot;;[.L106])))" office:value-type="float" office:value="0.998416216252839">
            <text:p>0,99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9">
            <text:p>99</text:p>
          </table:table-cell>
          <table:table-cell table:style-name="ce23" table:formula="of:=INFO.OBBA.OBBA.OBGET(INFO.OBBA.OBBA.OBCALL(&quot;&quot;;[.$B$12];&quot;getRandomNumber&quot;;INFO.OBBA.OBBA.OBMAKE(&quot;&quot;;&quot;int&quot;;[.H107])))" office:value-type="float" office:value="0.832280734343007">
            <text:p>0,832</text:p>
          </table:table-cell>
          <table:table-cell table:style-name="ce1"/>
          <table:table-cell table:style-name="ce19" office:value-type="float" office:value="99">
            <text:p>99</text:p>
          </table:table-cell>
          <table:table-cell table:style-name="ce19" table:formula="of:=[.L106]+2" office:value-type="float" office:value="199">
            <text:p>199</text:p>
          </table:table-cell>
          <table:table-cell table:style-name="ce23" table:formula="of:=INFO.OBBA.OBBA.OBGET(INFO.OBBA.OBBA.OBCALL(&quot;&quot;;[.$B$12];&quot;getRandomNumber&quot;;INFO.OBBA.OBBA.OBMAKE(&quot;&quot;;&quot;int&quot;;[.K107])))" office:value-type="float" office:value="0.832280734343007">
            <text:p>0,832</text:p>
          </table:table-cell>
          <table:table-cell table:style-name="ce23" table:formula="of:=INFO.OBBA.OBBA.OBGET(INFO.OBBA.OBBA.OBCALL(&quot;&quot;;[.$B$12];&quot;getRandomNumber&quot;;INFO.OBBA.OBBA.OBMAKE(&quot;&quot;;&quot;int&quot;;[.L107])))" office:value-type="float" office:value="0.923633788126073">
            <text:p>0,92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0">
            <text:p>100</text:p>
          </table:table-cell>
          <table:table-cell table:style-name="ce23" table:formula="of:=INFO.OBBA.OBBA.OBGET(INFO.OBBA.OBBA.OBCALL(&quot;&quot;;[.$B$12];&quot;getRandomNumber&quot;;INFO.OBBA.OBBA.OBMAKE(&quot;&quot;;&quot;int&quot;;[.H108])))" office:value-type="float" office:value="0.322871425553641">
            <text:p>0,323</text:p>
          </table:table-cell>
          <table:table-cell table:style-name="ce1"/>
          <table:table-cell table:style-name="ce19" office:value-type="float" office:value="100">
            <text:p>100</text:p>
          </table:table-cell>
          <table:table-cell table:style-name="ce19" table:formula="of:=[.L107]+2" office:value-type="float" office:value="201">
            <text:p>201</text:p>
          </table:table-cell>
          <table:table-cell table:style-name="ce23" table:formula="of:=INFO.OBBA.OBBA.OBGET(INFO.OBBA.OBBA.OBCALL(&quot;&quot;;[.$B$12];&quot;getRandomNumber&quot;;INFO.OBBA.OBBA.OBMAKE(&quot;&quot;;&quot;int&quot;;[.K108])))" office:value-type="float" office:value="0.322871425553641">
            <text:p>0,323</text:p>
          </table:table-cell>
          <table:table-cell table:style-name="ce23" table:formula="of:=INFO.OBBA.OBBA.OBGET(INFO.OBBA.OBBA.OBCALL(&quot;&quot;;[.$B$12];&quot;getRandomNumber&quot;;INFO.OBBA.OBBA.OBMAKE(&quot;&quot;;&quot;int&quot;;[.L108])))" office:value-type="float" office:value="0.708761375696732">
            <text:p>0,70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1">
            <text:p>101</text:p>
          </table:table-cell>
          <table:table-cell table:style-name="ce23" table:formula="of:=INFO.OBBA.OBBA.OBGET(INFO.OBBA.OBBA.OBCALL(&quot;&quot;;[.$B$12];&quot;getRandomNumber&quot;;INFO.OBBA.OBBA.OBMAKE(&quot;&quot;;&quot;int&quot;;[.H109])))" office:value-type="float" office:value="0.170274483056426">
            <text:p>0,170</text:p>
          </table:table-cell>
          <table:table-cell table:style-name="ce1"/>
          <table:table-cell table:style-name="ce19" office:value-type="float" office:value="101">
            <text:p>101</text:p>
          </table:table-cell>
          <table:table-cell table:style-name="ce19" table:formula="of:=[.L108]+2" office:value-type="float" office:value="203">
            <text:p>203</text:p>
          </table:table-cell>
          <table:table-cell table:style-name="ce23" table:formula="of:=INFO.OBBA.OBBA.OBGET(INFO.OBBA.OBBA.OBCALL(&quot;&quot;;[.$B$12];&quot;getRandomNumber&quot;;INFO.OBBA.OBBA.OBMAKE(&quot;&quot;;&quot;int&quot;;[.K109])))" office:value-type="float" office:value="0.170274483056426">
            <text:p>0,170</text:p>
          </table:table-cell>
          <table:table-cell table:style-name="ce23" table:formula="of:=INFO.OBBA.OBBA.OBGET(INFO.OBBA.OBBA.OBCALL(&quot;&quot;;[.$B$12];&quot;getRandomNumber&quot;;INFO.OBBA.OBBA.OBMAKE(&quot;&quot;;&quot;int&quot;;[.L109])))" office:value-type="float" office:value="0.0620983808089973">
            <text:p>0,06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2">
            <text:p>102</text:p>
          </table:table-cell>
          <table:table-cell table:style-name="ce23" table:formula="of:=INFO.OBBA.OBBA.OBGET(INFO.OBBA.OBBA.OBCALL(&quot;&quot;;[.$B$12];&quot;getRandomNumber&quot;;INFO.OBBA.OBBA.OBMAKE(&quot;&quot;;&quot;int&quot;;[.H110])))" office:value-type="float" office:value="0.483249462162866">
            <text:p>0,483</text:p>
          </table:table-cell>
          <table:table-cell table:style-name="ce1"/>
          <table:table-cell table:style-name="ce19" office:value-type="float" office:value="102">
            <text:p>102</text:p>
          </table:table-cell>
          <table:table-cell table:style-name="ce19" table:formula="of:=[.L109]+2" office:value-type="float" office:value="205">
            <text:p>205</text:p>
          </table:table-cell>
          <table:table-cell table:style-name="ce23" table:formula="of:=INFO.OBBA.OBBA.OBGET(INFO.OBBA.OBBA.OBCALL(&quot;&quot;;[.$B$12];&quot;getRandomNumber&quot;;INFO.OBBA.OBBA.OBMAKE(&quot;&quot;;&quot;int&quot;;[.K110])))" office:value-type="float" office:value="0.483249462162866">
            <text:p>0,483</text:p>
          </table:table-cell>
          <table:table-cell table:style-name="ce23" table:formula="of:=INFO.OBBA.OBBA.OBGET(INFO.OBBA.OBBA.OBCALL(&quot;&quot;;[.$B$12];&quot;getRandomNumber&quot;;INFO.OBBA.OBBA.OBMAKE(&quot;&quot;;&quot;int&quot;;[.L110])))" office:value-type="float" office:value="0.334654445095199">
            <text:p>0,33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3">
            <text:p>103</text:p>
          </table:table-cell>
          <table:table-cell table:style-name="ce23" table:formula="of:=INFO.OBBA.OBBA.OBGET(INFO.OBBA.OBBA.OBCALL(&quot;&quot;;[.$B$12];&quot;getRandomNumber&quot;;INFO.OBBA.OBBA.OBMAKE(&quot;&quot;;&quot;int&quot;;[.H111])))" office:value-type="float" office:value="0.885271545935874">
            <text:p>0,885</text:p>
          </table:table-cell>
          <table:table-cell table:style-name="ce1"/>
          <table:table-cell table:style-name="ce19" office:value-type="float" office:value="103">
            <text:p>103</text:p>
          </table:table-cell>
          <table:table-cell table:style-name="ce19" table:formula="of:=[.L110]+2" office:value-type="float" office:value="207">
            <text:p>207</text:p>
          </table:table-cell>
          <table:table-cell table:style-name="ce23" table:formula="of:=INFO.OBBA.OBBA.OBGET(INFO.OBBA.OBBA.OBCALL(&quot;&quot;;[.$B$12];&quot;getRandomNumber&quot;;INFO.OBBA.OBBA.OBMAKE(&quot;&quot;;&quot;int&quot;;[.K111])))" office:value-type="float" office:value="0.885271545935874">
            <text:p>0,885</text:p>
          </table:table-cell>
          <table:table-cell table:style-name="ce23" table:formula="of:=INFO.OBBA.OBBA.OBGET(INFO.OBBA.OBBA.OBCALL(&quot;&quot;;[.$B$12];&quot;getRandomNumber&quot;;INFO.OBBA.OBBA.OBMAKE(&quot;&quot;;&quot;int&quot;;[.L111])))" office:value-type="float" office:value="0.857531608503006">
            <text:p>0,85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4">
            <text:p>104</text:p>
          </table:table-cell>
          <table:table-cell table:style-name="ce23" table:formula="of:=INFO.OBBA.OBBA.OBGET(INFO.OBBA.OBBA.OBCALL(&quot;&quot;;[.$B$12];&quot;getRandomNumber&quot;;INFO.OBBA.OBBA.OBMAKE(&quot;&quot;;&quot;int&quot;;[.H112])))" office:value-type="float" office:value="0.132512420327919">
            <text:p>0,133</text:p>
          </table:table-cell>
          <table:table-cell table:style-name="ce1"/>
          <table:table-cell table:style-name="ce19" office:value-type="float" office:value="104">
            <text:p>104</text:p>
          </table:table-cell>
          <table:table-cell table:style-name="ce19" table:formula="of:=[.L111]+2" office:value-type="float" office:value="209">
            <text:p>209</text:p>
          </table:table-cell>
          <table:table-cell table:style-name="ce23" table:formula="of:=INFO.OBBA.OBBA.OBGET(INFO.OBBA.OBBA.OBCALL(&quot;&quot;;[.$B$12];&quot;getRandomNumber&quot;;INFO.OBBA.OBBA.OBMAKE(&quot;&quot;;&quot;int&quot;;[.K112])))" office:value-type="float" office:value="0.132512420327919">
            <text:p>0,133</text:p>
          </table:table-cell>
          <table:table-cell table:style-name="ce23" table:formula="of:=INFO.OBBA.OBBA.OBGET(INFO.OBBA.OBBA.OBCALL(&quot;&quot;;[.$B$12];&quot;getRandomNumber&quot;;INFO.OBBA.OBBA.OBMAKE(&quot;&quot;;&quot;int&quot;;[.L112])))" office:value-type="float" office:value="0.273366509527656">
            <text:p>0,27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5">
            <text:p>105</text:p>
          </table:table-cell>
          <table:table-cell table:style-name="ce23" table:formula="of:=INFO.OBBA.OBBA.OBGET(INFO.OBBA.OBBA.OBCALL(&quot;&quot;;[.$B$12];&quot;getRandomNumber&quot;;INFO.OBBA.OBBA.OBMAKE(&quot;&quot;;&quot;int&quot;;[.H113])))" office:value-type="float" office:value="0.0550469905851424">
            <text:p>0,055</text:p>
          </table:table-cell>
          <table:table-cell table:style-name="ce1"/>
          <table:table-cell table:style-name="ce19" office:value-type="float" office:value="105">
            <text:p>105</text:p>
          </table:table-cell>
          <table:table-cell table:style-name="ce19" table:formula="of:=[.L112]+2" office:value-type="float" office:value="211">
            <text:p>211</text:p>
          </table:table-cell>
          <table:table-cell table:style-name="ce23" table:formula="of:=INFO.OBBA.OBBA.OBGET(INFO.OBBA.OBBA.OBCALL(&quot;&quot;;[.$B$12];&quot;getRandomNumber&quot;;INFO.OBBA.OBBA.OBMAKE(&quot;&quot;;&quot;int&quot;;[.K113])))" office:value-type="float" office:value="0.0550469905851424">
            <text:p>0,055</text:p>
          </table:table-cell>
          <table:table-cell table:style-name="ce23" table:formula="of:=INFO.OBBA.OBBA.OBGET(INFO.OBBA.OBBA.OBCALL(&quot;&quot;;[.$B$12];&quot;getRandomNumber&quot;;INFO.OBBA.OBBA.OBMAKE(&quot;&quot;;&quot;int&quot;;[.L113])))" office:value-type="float" office:value="0.723860465082364">
            <text:p>0,72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6">
            <text:p>106</text:p>
          </table:table-cell>
          <table:table-cell table:style-name="ce23" table:formula="of:=INFO.OBBA.OBBA.OBGET(INFO.OBBA.OBBA.OBCALL(&quot;&quot;;[.$B$12];&quot;getRandomNumber&quot;;INFO.OBBA.OBBA.OBMAKE(&quot;&quot;;&quot;int&quot;;[.H114])))" office:value-type="float" office:value="0.684501872806452">
            <text:p>0,685</text:p>
          </table:table-cell>
          <table:table-cell table:style-name="ce1"/>
          <table:table-cell table:style-name="ce19" office:value-type="float" office:value="106">
            <text:p>106</text:p>
          </table:table-cell>
          <table:table-cell table:style-name="ce19" table:formula="of:=[.L113]+2" office:value-type="float" office:value="213">
            <text:p>213</text:p>
          </table:table-cell>
          <table:table-cell table:style-name="ce23" table:formula="of:=INFO.OBBA.OBBA.OBGET(INFO.OBBA.OBBA.OBCALL(&quot;&quot;;[.$B$12];&quot;getRandomNumber&quot;;INFO.OBBA.OBBA.OBMAKE(&quot;&quot;;&quot;int&quot;;[.K114])))" office:value-type="float" office:value="0.684501872806452">
            <text:p>0,685</text:p>
          </table:table-cell>
          <table:table-cell table:style-name="ce23" table:formula="of:=INFO.OBBA.OBBA.OBGET(INFO.OBBA.OBBA.OBCALL(&quot;&quot;;[.$B$12];&quot;getRandomNumber&quot;;INFO.OBBA.OBBA.OBMAKE(&quot;&quot;;&quot;int&quot;;[.L114])))" office:value-type="float" office:value="0.17825568610225">
            <text:p>0,17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7">
            <text:p>107</text:p>
          </table:table-cell>
          <table:table-cell table:style-name="ce23" table:formula="of:=INFO.OBBA.OBBA.OBGET(INFO.OBBA.OBBA.OBCALL(&quot;&quot;;[.$B$12];&quot;getRandomNumber&quot;;INFO.OBBA.OBBA.OBMAKE(&quot;&quot;;&quot;int&quot;;[.H115])))" office:value-type="float" office:value="0.968533195630013">
            <text:p>0,969</text:p>
          </table:table-cell>
          <table:table-cell table:style-name="ce1"/>
          <table:table-cell table:style-name="ce19" office:value-type="float" office:value="107">
            <text:p>107</text:p>
          </table:table-cell>
          <table:table-cell table:style-name="ce19" table:formula="of:=[.L114]+2" office:value-type="float" office:value="215">
            <text:p>215</text:p>
          </table:table-cell>
          <table:table-cell table:style-name="ce23" table:formula="of:=INFO.OBBA.OBBA.OBGET(INFO.OBBA.OBBA.OBCALL(&quot;&quot;;[.$B$12];&quot;getRandomNumber&quot;;INFO.OBBA.OBBA.OBMAKE(&quot;&quot;;&quot;int&quot;;[.K115])))" office:value-type="float" office:value="0.968533195630013">
            <text:p>0,969</text:p>
          </table:table-cell>
          <table:table-cell table:style-name="ce23" table:formula="of:=INFO.OBBA.OBBA.OBGET(INFO.OBBA.OBBA.OBCALL(&quot;&quot;;[.$B$12];&quot;getRandomNumber&quot;;INFO.OBBA.OBBA.OBMAKE(&quot;&quot;;&quot;int&quot;;[.L115])))" office:value-type="float" office:value="0.518062960170855">
            <text:p>0,51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8">
            <text:p>108</text:p>
          </table:table-cell>
          <table:table-cell table:style-name="ce23" table:formula="of:=INFO.OBBA.OBBA.OBGET(INFO.OBBA.OBBA.OBCALL(&quot;&quot;;[.$B$12];&quot;getRandomNumber&quot;;INFO.OBBA.OBBA.OBMAKE(&quot;&quot;;&quot;int&quot;;[.H116])))" office:value-type="float" office:value="0.552992794096955">
            <text:p>0,553</text:p>
          </table:table-cell>
          <table:table-cell table:style-name="ce1"/>
          <table:table-cell table:style-name="ce19" office:value-type="float" office:value="108">
            <text:p>108</text:p>
          </table:table-cell>
          <table:table-cell table:style-name="ce19" table:formula="of:=[.L115]+2" office:value-type="float" office:value="217">
            <text:p>217</text:p>
          </table:table-cell>
          <table:table-cell table:style-name="ce23" table:formula="of:=INFO.OBBA.OBBA.OBGET(INFO.OBBA.OBBA.OBCALL(&quot;&quot;;[.$B$12];&quot;getRandomNumber&quot;;INFO.OBBA.OBBA.OBMAKE(&quot;&quot;;&quot;int&quot;;[.K116])))" office:value-type="float" office:value="0.552992794096955">
            <text:p>0,553</text:p>
          </table:table-cell>
          <table:table-cell table:style-name="ce23" table:formula="of:=INFO.OBBA.OBBA.OBGET(INFO.OBBA.OBBA.OBCALL(&quot;&quot;;[.$B$12];&quot;getRandomNumber&quot;;INFO.OBBA.OBBA.OBMAKE(&quot;&quot;;&quot;int&quot;;[.L116])))" office:value-type="float" office:value="0.283387582666438">
            <text:p>0,28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9">
            <text:p>109</text:p>
          </table:table-cell>
          <table:table-cell table:style-name="ce23" table:formula="of:=INFO.OBBA.OBBA.OBGET(INFO.OBBA.OBBA.OBCALL(&quot;&quot;;[.$B$12];&quot;getRandomNumber&quot;;INFO.OBBA.OBBA.OBMAKE(&quot;&quot;;&quot;int&quot;;[.H117])))" office:value-type="float" office:value="0.616128421520225">
            <text:p>0,616</text:p>
          </table:table-cell>
          <table:table-cell table:style-name="ce1"/>
          <table:table-cell table:style-name="ce19" office:value-type="float" office:value="109">
            <text:p>109</text:p>
          </table:table-cell>
          <table:table-cell table:style-name="ce19" table:formula="of:=[.L116]+2" office:value-type="float" office:value="219">
            <text:p>219</text:p>
          </table:table-cell>
          <table:table-cell table:style-name="ce23" table:formula="of:=INFO.OBBA.OBBA.OBGET(INFO.OBBA.OBBA.OBCALL(&quot;&quot;;[.$B$12];&quot;getRandomNumber&quot;;INFO.OBBA.OBBA.OBMAKE(&quot;&quot;;&quot;int&quot;;[.K117])))" office:value-type="float" office:value="0.616128421520225">
            <text:p>0,616</text:p>
          </table:table-cell>
          <table:table-cell table:style-name="ce23" table:formula="of:=INFO.OBBA.OBBA.OBGET(INFO.OBBA.OBBA.OBCALL(&quot;&quot;;[.$B$12];&quot;getRandomNumber&quot;;INFO.OBBA.OBBA.OBMAKE(&quot;&quot;;&quot;int&quot;;[.L117])))" office:value-type="float" office:value="0.732544005290889">
            <text:p>0,73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0">
            <text:p>110</text:p>
          </table:table-cell>
          <table:table-cell table:style-name="ce23" table:formula="of:=INFO.OBBA.OBBA.OBGET(INFO.OBBA.OBBA.OBCALL(&quot;&quot;;[.$B$12];&quot;getRandomNumber&quot;;INFO.OBBA.OBBA.OBMAKE(&quot;&quot;;&quot;int&quot;;[.H118])))" office:value-type="float" office:value="0.0430830220824308">
            <text:p>0,043</text:p>
          </table:table-cell>
          <table:table-cell table:style-name="ce1"/>
          <table:table-cell table:style-name="ce19" office:value-type="float" office:value="110">
            <text:p>110</text:p>
          </table:table-cell>
          <table:table-cell table:style-name="ce19" table:formula="of:=[.L117]+2" office:value-type="float" office:value="221">
            <text:p>221</text:p>
          </table:table-cell>
          <table:table-cell table:style-name="ce23" table:formula="of:=INFO.OBBA.OBBA.OBGET(INFO.OBBA.OBBA.OBCALL(&quot;&quot;;[.$B$12];&quot;getRandomNumber&quot;;INFO.OBBA.OBBA.OBMAKE(&quot;&quot;;&quot;int&quot;;[.K118])))" office:value-type="float" office:value="0.0430830220824308">
            <text:p>0,043</text:p>
          </table:table-cell>
          <table:table-cell table:style-name="ce23" table:formula="of:=INFO.OBBA.OBBA.OBGET(INFO.OBBA.OBBA.OBCALL(&quot;&quot;;[.$B$12];&quot;getRandomNumber&quot;;INFO.OBBA.OBBA.OBMAKE(&quot;&quot;;&quot;int&quot;;[.L118])))" office:value-type="float" office:value="0.295496094646814">
            <text:p>0,29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1">
            <text:p>111</text:p>
          </table:table-cell>
          <table:table-cell table:style-name="ce23" table:formula="of:=INFO.OBBA.OBBA.OBGET(INFO.OBBA.OBBA.OBCALL(&quot;&quot;;[.$B$12];&quot;getRandomNumber&quot;;INFO.OBBA.OBBA.OBMAKE(&quot;&quot;;&quot;int&quot;;[.H119])))" office:value-type="float" office:value="0.0539236649359544">
            <text:p>0,054</text:p>
          </table:table-cell>
          <table:table-cell table:style-name="ce1"/>
          <table:table-cell table:style-name="ce19" office:value-type="float" office:value="111">
            <text:p>111</text:p>
          </table:table-cell>
          <table:table-cell table:style-name="ce19" table:formula="of:=[.L118]+2" office:value-type="float" office:value="223">
            <text:p>223</text:p>
          </table:table-cell>
          <table:table-cell table:style-name="ce23" table:formula="of:=INFO.OBBA.OBBA.OBGET(INFO.OBBA.OBBA.OBCALL(&quot;&quot;;[.$B$12];&quot;getRandomNumber&quot;;INFO.OBBA.OBBA.OBMAKE(&quot;&quot;;&quot;int&quot;;[.K119])))" office:value-type="float" office:value="0.0539236649359544">
            <text:p>0,054</text:p>
          </table:table-cell>
          <table:table-cell table:style-name="ce23" table:formula="of:=INFO.OBBA.OBBA.OBGET(INFO.OBBA.OBBA.OBCALL(&quot;&quot;;[.$B$12];&quot;getRandomNumber&quot;;INFO.OBBA.OBBA.OBMAKE(&quot;&quot;;&quot;int&quot;;[.L119])))" office:value-type="float" office:value="0.799977201533892">
            <text:p>0,80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2">
            <text:p>112</text:p>
          </table:table-cell>
          <table:table-cell table:style-name="ce23" table:formula="of:=INFO.OBBA.OBBA.OBGET(INFO.OBBA.OBBA.OBCALL(&quot;&quot;;[.$B$12];&quot;getRandomNumber&quot;;INFO.OBBA.OBBA.OBMAKE(&quot;&quot;;&quot;int&quot;;[.H120])))" office:value-type="float" office:value="0.44120258598313">
            <text:p>0,441</text:p>
          </table:table-cell>
          <table:table-cell table:style-name="ce1"/>
          <table:table-cell table:style-name="ce19" office:value-type="float" office:value="112">
            <text:p>112</text:p>
          </table:table-cell>
          <table:table-cell table:style-name="ce19" table:formula="of:=[.L119]+2" office:value-type="float" office:value="225">
            <text:p>225</text:p>
          </table:table-cell>
          <table:table-cell table:style-name="ce23" table:formula="of:=INFO.OBBA.OBBA.OBGET(INFO.OBBA.OBBA.OBCALL(&quot;&quot;;[.$B$12];&quot;getRandomNumber&quot;;INFO.OBBA.OBBA.OBMAKE(&quot;&quot;;&quot;int&quot;;[.K120])))" office:value-type="float" office:value="0.44120258598313">
            <text:p>0,441</text:p>
          </table:table-cell>
          <table:table-cell table:style-name="ce23" table:formula="of:=INFO.OBBA.OBBA.OBGET(INFO.OBBA.OBBA.OBCALL(&quot;&quot;;[.$B$12];&quot;getRandomNumber&quot;;INFO.OBBA.OBBA.OBMAKE(&quot;&quot;;&quot;int&quot;;[.L120])))" office:value-type="float" office:value="0.417364511377586">
            <text:p>0,41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3">
            <text:p>113</text:p>
          </table:table-cell>
          <table:table-cell table:style-name="ce23" table:formula="of:=INFO.OBBA.OBBA.OBGET(INFO.OBBA.OBBA.OBCALL(&quot;&quot;;[.$B$12];&quot;getRandomNumber&quot;;INFO.OBBA.OBBA.OBMAKE(&quot;&quot;;&quot;int&quot;;[.H121])))" office:value-type="float" office:value="0.361302940605926">
            <text:p>0,361</text:p>
          </table:table-cell>
          <table:table-cell table:style-name="ce1"/>
          <table:table-cell table:style-name="ce19" office:value-type="float" office:value="113">
            <text:p>113</text:p>
          </table:table-cell>
          <table:table-cell table:style-name="ce19" table:formula="of:=[.L120]+2" office:value-type="float" office:value="227">
            <text:p>227</text:p>
          </table:table-cell>
          <table:table-cell table:style-name="ce23" table:formula="of:=INFO.OBBA.OBBA.OBGET(INFO.OBBA.OBBA.OBCALL(&quot;&quot;;[.$B$12];&quot;getRandomNumber&quot;;INFO.OBBA.OBBA.OBMAKE(&quot;&quot;;&quot;int&quot;;[.K121])))" office:value-type="float" office:value="0.361302940605926">
            <text:p>0,361</text:p>
          </table:table-cell>
          <table:table-cell table:style-name="ce23" table:formula="of:=INFO.OBBA.OBBA.OBGET(INFO.OBBA.OBBA.OBCALL(&quot;&quot;;[.$B$12];&quot;getRandomNumber&quot;;INFO.OBBA.OBBA.OBMAKE(&quot;&quot;;&quot;int&quot;;[.L121])))" office:value-type="float" office:value="0.868769318165264">
            <text:p>0,86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4">
            <text:p>114</text:p>
          </table:table-cell>
          <table:table-cell table:style-name="ce23" table:formula="of:=INFO.OBBA.OBBA.OBGET(INFO.OBBA.OBBA.OBCALL(&quot;&quot;;[.$B$12];&quot;getRandomNumber&quot;;INFO.OBBA.OBBA.OBMAKE(&quot;&quot;;&quot;int&quot;;[.H122])))" office:value-type="float" office:value="0.962453532006794">
            <text:p>0,962</text:p>
          </table:table-cell>
          <table:table-cell table:style-name="ce1"/>
          <table:table-cell table:style-name="ce19" office:value-type="float" office:value="114">
            <text:p>114</text:p>
          </table:table-cell>
          <table:table-cell table:style-name="ce19" table:formula="of:=[.L121]+2" office:value-type="float" office:value="229">
            <text:p>229</text:p>
          </table:table-cell>
          <table:table-cell table:style-name="ce23" table:formula="of:=INFO.OBBA.OBBA.OBGET(INFO.OBBA.OBBA.OBCALL(&quot;&quot;;[.$B$12];&quot;getRandomNumber&quot;;INFO.OBBA.OBBA.OBMAKE(&quot;&quot;;&quot;int&quot;;[.K122])))" office:value-type="float" office:value="0.962453532006794">
            <text:p>0,962</text:p>
          </table:table-cell>
          <table:table-cell table:style-name="ce23" table:formula="of:=INFO.OBBA.OBBA.OBGET(INFO.OBBA.OBBA.OBCALL(&quot;&quot;;[.$B$12];&quot;getRandomNumber&quot;;INFO.OBBA.OBBA.OBMAKE(&quot;&quot;;&quot;int&quot;;[.L122])))" office:value-type="float" office:value="0.501299026243549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5">
            <text:p>115</text:p>
          </table:table-cell>
          <table:table-cell table:style-name="ce23" table:formula="of:=INFO.OBBA.OBBA.OBGET(INFO.OBBA.OBBA.OBCALL(&quot;&quot;;[.$B$12];&quot;getRandomNumber&quot;;INFO.OBBA.OBBA.OBMAKE(&quot;&quot;;&quot;int&quot;;[.H123])))" office:value-type="float" office:value="0.414816703749175">
            <text:p>0,415</text:p>
          </table:table-cell>
          <table:table-cell table:style-name="ce1"/>
          <table:table-cell table:style-name="ce19" office:value-type="float" office:value="115">
            <text:p>115</text:p>
          </table:table-cell>
          <table:table-cell table:style-name="ce19" table:formula="of:=[.L122]+2" office:value-type="float" office:value="231">
            <text:p>231</text:p>
          </table:table-cell>
          <table:table-cell table:style-name="ce23" table:formula="of:=INFO.OBBA.OBBA.OBGET(INFO.OBBA.OBBA.OBCALL(&quot;&quot;;[.$B$12];&quot;getRandomNumber&quot;;INFO.OBBA.OBBA.OBMAKE(&quot;&quot;;&quot;int&quot;;[.K123])))" office:value-type="float" office:value="0.414816703749175">
            <text:p>0,415</text:p>
          </table:table-cell>
          <table:table-cell table:style-name="ce23" table:formula="of:=INFO.OBBA.OBBA.OBGET(INFO.OBBA.OBBA.OBCALL(&quot;&quot;;[.$B$12];&quot;getRandomNumber&quot;;INFO.OBBA.OBBA.OBMAKE(&quot;&quot;;&quot;int&quot;;[.L123])))" office:value-type="float" office:value="0.206454436133222">
            <text:p>0,20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6">
            <text:p>116</text:p>
          </table:table-cell>
          <table:table-cell table:style-name="ce23" table:formula="of:=INFO.OBBA.OBBA.OBGET(INFO.OBBA.OBBA.OBCALL(&quot;&quot;;[.$B$12];&quot;getRandomNumber&quot;;INFO.OBBA.OBBA.OBMAKE(&quot;&quot;;&quot;int&quot;;[.H124])))" office:value-type="float" office:value="0.561068155854541">
            <text:p>0,561</text:p>
          </table:table-cell>
          <table:table-cell table:style-name="ce1"/>
          <table:table-cell table:style-name="ce19" office:value-type="float" office:value="116">
            <text:p>116</text:p>
          </table:table-cell>
          <table:table-cell table:style-name="ce19" table:formula="of:=[.L123]+2" office:value-type="float" office:value="233">
            <text:p>233</text:p>
          </table:table-cell>
          <table:table-cell table:style-name="ce23" table:formula="of:=INFO.OBBA.OBBA.OBGET(INFO.OBBA.OBBA.OBCALL(&quot;&quot;;[.$B$12];&quot;getRandomNumber&quot;;INFO.OBBA.OBBA.OBMAKE(&quot;&quot;;&quot;int&quot;;[.K124])))" office:value-type="float" office:value="0.561068155854541">
            <text:p>0,561</text:p>
          </table:table-cell>
          <table:table-cell table:style-name="ce23" table:formula="of:=INFO.OBBA.OBBA.OBGET(INFO.OBBA.OBBA.OBCALL(&quot;&quot;;[.$B$12];&quot;getRandomNumber&quot;;INFO.OBBA.OBBA.OBMAKE(&quot;&quot;;&quot;int&quot;;[.L124])))" office:value-type="float" office:value="0.239087720936877">
            <text:p>0,23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7">
            <text:p>117</text:p>
          </table:table-cell>
          <table:table-cell table:style-name="ce23" table:formula="of:=INFO.OBBA.OBBA.OBGET(INFO.OBBA.OBBA.OBCALL(&quot;&quot;;[.$B$12];&quot;getRandomNumber&quot;;INFO.OBBA.OBBA.OBMAKE(&quot;&quot;;&quot;int&quot;;[.H125])))" office:value-type="float" office:value="0.447636848510664">
            <text:p>0,448</text:p>
          </table:table-cell>
          <table:table-cell table:style-name="ce1"/>
          <table:table-cell table:style-name="ce19" office:value-type="float" office:value="117">
            <text:p>117</text:p>
          </table:table-cell>
          <table:table-cell table:style-name="ce19" table:formula="of:=[.L124]+2" office:value-type="float" office:value="235">
            <text:p>235</text:p>
          </table:table-cell>
          <table:table-cell table:style-name="ce23" table:formula="of:=INFO.OBBA.OBBA.OBGET(INFO.OBBA.OBBA.OBCALL(&quot;&quot;;[.$B$12];&quot;getRandomNumber&quot;;INFO.OBBA.OBBA.OBMAKE(&quot;&quot;;&quot;int&quot;;[.K125])))" office:value-type="float" office:value="0.447636848510664">
            <text:p>0,448</text:p>
          </table:table-cell>
          <table:table-cell table:style-name="ce23" table:formula="of:=INFO.OBBA.OBBA.OBGET(INFO.OBBA.OBBA.OBCALL(&quot;&quot;;[.$B$12];&quot;getRandomNumber&quot;;INFO.OBBA.OBBA.OBMAKE(&quot;&quot;;&quot;int&quot;;[.L125])))" office:value-type="float" office:value="0.781372498184199">
            <text:p>0,78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8">
            <text:p>118</text:p>
          </table:table-cell>
          <table:table-cell table:style-name="ce23" table:formula="of:=INFO.OBBA.OBBA.OBGET(INFO.OBBA.OBBA.OBCALL(&quot;&quot;;[.$B$12];&quot;getRandomNumber&quot;;INFO.OBBA.OBBA.OBMAKE(&quot;&quot;;&quot;int&quot;;[.H126])))" office:value-type="float" office:value="0.465220851597543">
            <text:p>0,465</text:p>
          </table:table-cell>
          <table:table-cell table:style-name="ce1"/>
          <table:table-cell table:style-name="ce19" office:value-type="float" office:value="118">
            <text:p>118</text:p>
          </table:table-cell>
          <table:table-cell table:style-name="ce19" table:formula="of:=[.L125]+2" office:value-type="float" office:value="237">
            <text:p>237</text:p>
          </table:table-cell>
          <table:table-cell table:style-name="ce23" table:formula="of:=INFO.OBBA.OBBA.OBGET(INFO.OBBA.OBBA.OBCALL(&quot;&quot;;[.$B$12];&quot;getRandomNumber&quot;;INFO.OBBA.OBBA.OBMAKE(&quot;&quot;;&quot;int&quot;;[.K126])))" office:value-type="float" office:value="0.465220851597543">
            <text:p>0,465</text:p>
          </table:table-cell>
          <table:table-cell table:style-name="ce23" table:formula="of:=INFO.OBBA.OBBA.OBGET(INFO.OBBA.OBBA.OBCALL(&quot;&quot;;[.$B$12];&quot;getRandomNumber&quot;;INFO.OBBA.OBBA.OBMAKE(&quot;&quot;;&quot;int&quot;;[.L126])))" office:value-type="float" office:value="0.427732779308842">
            <text:p>0,42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9">
            <text:p>119</text:p>
          </table:table-cell>
          <table:table-cell table:style-name="ce23" table:formula="of:=INFO.OBBA.OBBA.OBGET(INFO.OBBA.OBBA.OBCALL(&quot;&quot;;[.$B$12];&quot;getRandomNumber&quot;;INFO.OBBA.OBBA.OBMAKE(&quot;&quot;;&quot;int&quot;;[.H127])))" office:value-type="float" office:value="0.607834331165607">
            <text:p>0,608</text:p>
          </table:table-cell>
          <table:table-cell table:style-name="ce1"/>
          <table:table-cell table:style-name="ce19" office:value-type="float" office:value="119">
            <text:p>119</text:p>
          </table:table-cell>
          <table:table-cell table:style-name="ce19" table:formula="of:=[.L126]+2" office:value-type="float" office:value="239">
            <text:p>239</text:p>
          </table:table-cell>
          <table:table-cell table:style-name="ce23" table:formula="of:=INFO.OBBA.OBBA.OBGET(INFO.OBBA.OBBA.OBCALL(&quot;&quot;;[.$B$12];&quot;getRandomNumber&quot;;INFO.OBBA.OBBA.OBMAKE(&quot;&quot;;&quot;int&quot;;[.K127])))" office:value-type="float" office:value="0.607834331165607">
            <text:p>0,608</text:p>
          </table:table-cell>
          <table:table-cell table:style-name="ce23" table:formula="of:=INFO.OBBA.OBBA.OBGET(INFO.OBBA.OBBA.OBCALL(&quot;&quot;;[.$B$12];&quot;getRandomNumber&quot;;INFO.OBBA.OBBA.OBMAKE(&quot;&quot;;&quot;int&quot;;[.L127])))" office:value-type="float" office:value="0.261240846258988">
            <text:p>0,26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0">
            <text:p>120</text:p>
          </table:table-cell>
          <table:table-cell table:style-name="ce23" table:formula="of:=INFO.OBBA.OBBA.OBGET(INFO.OBBA.OBBA.OBCALL(&quot;&quot;;[.$B$12];&quot;getRandomNumber&quot;;INFO.OBBA.OBBA.OBMAKE(&quot;&quot;;&quot;int&quot;;[.H128])))" office:value-type="float" office:value="0.7984640288084">
            <text:p>0,798</text:p>
          </table:table-cell>
          <table:table-cell table:style-name="ce1"/>
          <table:table-cell table:style-name="ce19" office:value-type="float" office:value="120">
            <text:p>120</text:p>
          </table:table-cell>
          <table:table-cell table:style-name="ce19" table:formula="of:=[.L127]+2" office:value-type="float" office:value="241">
            <text:p>241</text:p>
          </table:table-cell>
          <table:table-cell table:style-name="ce23" table:formula="of:=INFO.OBBA.OBBA.OBGET(INFO.OBBA.OBBA.OBCALL(&quot;&quot;;[.$B$12];&quot;getRandomNumber&quot;;INFO.OBBA.OBBA.OBMAKE(&quot;&quot;;&quot;int&quot;;[.K128])))" office:value-type="float" office:value="0.7984640288084">
            <text:p>0,798</text:p>
          </table:table-cell>
          <table:table-cell table:style-name="ce23" table:formula="of:=INFO.OBBA.OBBA.OBGET(INFO.OBBA.OBBA.OBCALL(&quot;&quot;;[.$B$12];&quot;getRandomNumber&quot;;INFO.OBBA.OBBA.OBMAKE(&quot;&quot;;&quot;int&quot;;[.L128])))" office:value-type="float" office:value="0.37279069437626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1">
            <text:p>121</text:p>
          </table:table-cell>
          <table:table-cell table:style-name="ce23" table:formula="of:=INFO.OBBA.OBBA.OBGET(INFO.OBBA.OBBA.OBCALL(&quot;&quot;;[.$B$12];&quot;getRandomNumber&quot;;INFO.OBBA.OBBA.OBMAKE(&quot;&quot;;&quot;int&quot;;[.H129])))" office:value-type="float" office:value="0.515529390191277">
            <text:p>0,516</text:p>
          </table:table-cell>
          <table:table-cell table:style-name="ce1"/>
          <table:table-cell table:style-name="ce19" office:value-type="float" office:value="121">
            <text:p>121</text:p>
          </table:table-cell>
          <table:table-cell table:style-name="ce19" table:formula="of:=[.L128]+2" office:value-type="float" office:value="243">
            <text:p>243</text:p>
          </table:table-cell>
          <table:table-cell table:style-name="ce23" table:formula="of:=INFO.OBBA.OBBA.OBGET(INFO.OBBA.OBBA.OBCALL(&quot;&quot;;[.$B$12];&quot;getRandomNumber&quot;;INFO.OBBA.OBBA.OBMAKE(&quot;&quot;;&quot;int&quot;;[.K129])))" office:value-type="float" office:value="0.515529390191277">
            <text:p>0,516</text:p>
          </table:table-cell>
          <table:table-cell table:style-name="ce23" table:formula="of:=INFO.OBBA.OBBA.OBGET(INFO.OBBA.OBBA.OBCALL(&quot;&quot;;[.$B$12];&quot;getRandomNumber&quot;;INFO.OBBA.OBBA.OBMAKE(&quot;&quot;;&quot;int&quot;;[.L129])))" office:value-type="float" office:value="0.604090600442898">
            <text:p>0,60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2">
            <text:p>122</text:p>
          </table:table-cell>
          <table:table-cell table:style-name="ce23" table:formula="of:=INFO.OBBA.OBBA.OBGET(INFO.OBBA.OBBA.OBCALL(&quot;&quot;;[.$B$12];&quot;getRandomNumber&quot;;INFO.OBBA.OBBA.OBMAKE(&quot;&quot;;&quot;int&quot;;[.H130])))" office:value-type="float" office:value="0.668349775399511">
            <text:p>0,668</text:p>
          </table:table-cell>
          <table:table-cell table:style-name="ce1"/>
          <table:table-cell table:style-name="ce19" office:value-type="float" office:value="122">
            <text:p>122</text:p>
          </table:table-cell>
          <table:table-cell table:style-name="ce19" table:formula="of:=[.L129]+2" office:value-type="float" office:value="245">
            <text:p>245</text:p>
          </table:table-cell>
          <table:table-cell table:style-name="ce23" table:formula="of:=INFO.OBBA.OBBA.OBGET(INFO.OBBA.OBBA.OBCALL(&quot;&quot;;[.$B$12];&quot;getRandomNumber&quot;;INFO.OBBA.OBBA.OBMAKE(&quot;&quot;;&quot;int&quot;;[.K130])))" office:value-type="float" office:value="0.668349775399511">
            <text:p>0,668</text:p>
          </table:table-cell>
          <table:table-cell table:style-name="ce23" table:formula="of:=INFO.OBBA.OBBA.OBGET(INFO.OBBA.OBBA.OBCALL(&quot;&quot;;[.$B$12];&quot;getRandomNumber&quot;;INFO.OBBA.OBBA.OBMAKE(&quot;&quot;;&quot;int&quot;;[.L130])))" office:value-type="float" office:value="0.789099185153814">
            <text:p>0,78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3">
            <text:p>123</text:p>
          </table:table-cell>
          <table:table-cell table:style-name="ce23" table:formula="of:=INFO.OBBA.OBBA.OBGET(INFO.OBBA.OBBA.OBCALL(&quot;&quot;;[.$B$12];&quot;getRandomNumber&quot;;INFO.OBBA.OBBA.OBMAKE(&quot;&quot;;&quot;int&quot;;[.H131])))" office:value-type="float" office:value="0.904797674437416">
            <text:p>0,905</text:p>
          </table:table-cell>
          <table:table-cell table:style-name="ce1"/>
          <table:table-cell table:style-name="ce19" office:value-type="float" office:value="123">
            <text:p>123</text:p>
          </table:table-cell>
          <table:table-cell table:style-name="ce19" table:formula="of:=[.L130]+2" office:value-type="float" office:value="247">
            <text:p>247</text:p>
          </table:table-cell>
          <table:table-cell table:style-name="ce23" table:formula="of:=INFO.OBBA.OBBA.OBGET(INFO.OBBA.OBBA.OBCALL(&quot;&quot;;[.$B$12];&quot;getRandomNumber&quot;;INFO.OBBA.OBBA.OBMAKE(&quot;&quot;;&quot;int&quot;;[.K131])))" office:value-type="float" office:value="0.904797674437416">
            <text:p>0,905</text:p>
          </table:table-cell>
          <table:table-cell table:style-name="ce23" table:formula="of:=INFO.OBBA.OBBA.OBGET(INFO.OBBA.OBBA.OBCALL(&quot;&quot;;[.$B$12];&quot;getRandomNumber&quot;;INFO.OBBA.OBBA.OBMAKE(&quot;&quot;;&quot;int&quot;;[.L131])))" office:value-type="float" office:value="0.824035138732843">
            <text:p>0,82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4">
            <text:p>124</text:p>
          </table:table-cell>
          <table:table-cell table:style-name="ce23" table:formula="of:=INFO.OBBA.OBBA.OBGET(INFO.OBBA.OBBA.OBCALL(&quot;&quot;;[.$B$12];&quot;getRandomNumber&quot;;INFO.OBBA.OBBA.OBMAKE(&quot;&quot;;&quot;int&quot;;[.H132])))" office:value-type="float" office:value="0.0895748740557811">
            <text:p>0,090</text:p>
          </table:table-cell>
          <table:table-cell table:style-name="ce1"/>
          <table:table-cell table:style-name="ce19" office:value-type="float" office:value="124">
            <text:p>124</text:p>
          </table:table-cell>
          <table:table-cell table:style-name="ce19" table:formula="of:=[.L131]+2" office:value-type="float" office:value="249">
            <text:p>249</text:p>
          </table:table-cell>
          <table:table-cell table:style-name="ce23" table:formula="of:=INFO.OBBA.OBBA.OBGET(INFO.OBBA.OBBA.OBCALL(&quot;&quot;;[.$B$12];&quot;getRandomNumber&quot;;INFO.OBBA.OBBA.OBMAKE(&quot;&quot;;&quot;int&quot;;[.K132])))" office:value-type="float" office:value="0.0895748740557811">
            <text:p>0,090</text:p>
          </table:table-cell>
          <table:table-cell table:style-name="ce23" table:formula="of:=INFO.OBBA.OBBA.OBGET(INFO.OBBA.OBBA.OBCALL(&quot;&quot;;[.$B$12];&quot;getRandomNumber&quot;;INFO.OBBA.OBBA.OBMAKE(&quot;&quot;;&quot;int&quot;;[.L132])))" office:value-type="float" office:value="0.484518716468852">
            <text:p>0,48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5">
            <text:p>125</text:p>
          </table:table-cell>
          <table:table-cell table:style-name="ce23" table:formula="of:=INFO.OBBA.OBBA.OBGET(INFO.OBBA.OBBA.OBCALL(&quot;&quot;;[.$B$12];&quot;getRandomNumber&quot;;INFO.OBBA.OBBA.OBMAKE(&quot;&quot;;&quot;int&quot;;[.H133])))" office:value-type="float" office:value="0.363186496335463">
            <text:p>0,363</text:p>
          </table:table-cell>
          <table:table-cell table:style-name="ce1"/>
          <table:table-cell table:style-name="ce19" office:value-type="float" office:value="125">
            <text:p>125</text:p>
          </table:table-cell>
          <table:table-cell table:style-name="ce19" table:formula="of:=[.L132]+2" office:value-type="float" office:value="251">
            <text:p>251</text:p>
          </table:table-cell>
          <table:table-cell table:style-name="ce23" table:formula="of:=INFO.OBBA.OBBA.OBGET(INFO.OBBA.OBBA.OBCALL(&quot;&quot;;[.$B$12];&quot;getRandomNumber&quot;;INFO.OBBA.OBBA.OBMAKE(&quot;&quot;;&quot;int&quot;;[.K133])))" office:value-type="float" office:value="0.363186496335463">
            <text:p>0,363</text:p>
          </table:table-cell>
          <table:table-cell table:style-name="ce23" table:formula="of:=INFO.OBBA.OBBA.OBGET(INFO.OBBA.OBBA.OBCALL(&quot;&quot;;[.$B$12];&quot;getRandomNumber&quot;;INFO.OBBA.OBBA.OBMAKE(&quot;&quot;;&quot;int&quot;;[.L133])))" office:value-type="float" office:value="0.33443804121941">
            <text:p>0,33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6">
            <text:p>126</text:p>
          </table:table-cell>
          <table:table-cell table:style-name="ce23" table:formula="of:=INFO.OBBA.OBBA.OBGET(INFO.OBBA.OBBA.OBCALL(&quot;&quot;;[.$B$12];&quot;getRandomNumber&quot;;INFO.OBBA.OBBA.OBMAKE(&quot;&quot;;&quot;int&quot;;[.H134])))" office:value-type="float" office:value="0.74908721778359">
            <text:p>0,749</text:p>
          </table:table-cell>
          <table:table-cell table:style-name="ce1"/>
          <table:table-cell table:style-name="ce19" office:value-type="float" office:value="126">
            <text:p>126</text:p>
          </table:table-cell>
          <table:table-cell table:style-name="ce19" table:formula="of:=[.L133]+2" office:value-type="float" office:value="253">
            <text:p>253</text:p>
          </table:table-cell>
          <table:table-cell table:style-name="ce23" table:formula="of:=INFO.OBBA.OBBA.OBGET(INFO.OBBA.OBBA.OBCALL(&quot;&quot;;[.$B$12];&quot;getRandomNumber&quot;;INFO.OBBA.OBBA.OBMAKE(&quot;&quot;;&quot;int&quot;;[.K134])))" office:value-type="float" office:value="0.74908721778359">
            <text:p>0,749</text:p>
          </table:table-cell>
          <table:table-cell table:style-name="ce23" table:formula="of:=INFO.OBBA.OBBA.OBGET(INFO.OBBA.OBBA.OBCALL(&quot;&quot;;[.$B$12];&quot;getRandomNumber&quot;;INFO.OBBA.OBBA.OBMAKE(&quot;&quot;;&quot;int&quot;;[.L134])))" office:value-type="float" office:value="0.239505015567584">
            <text:p>0,24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7">
            <text:p>127</text:p>
          </table:table-cell>
          <table:table-cell table:style-name="ce23" table:formula="of:=INFO.OBBA.OBBA.OBGET(INFO.OBBA.OBBA.OBCALL(&quot;&quot;;[.$B$12];&quot;getRandomNumber&quot;;INFO.OBBA.OBBA.OBMAKE(&quot;&quot;;&quot;int&quot;;[.H135])))" office:value-type="float" office:value="0.333323579010524">
            <text:p>0,333</text:p>
          </table:table-cell>
          <table:table-cell table:style-name="ce1"/>
          <table:table-cell table:style-name="ce19" office:value-type="float" office:value="127">
            <text:p>127</text:p>
          </table:table-cell>
          <table:table-cell table:style-name="ce19" table:formula="of:=[.L134]+2" office:value-type="float" office:value="255">
            <text:p>255</text:p>
          </table:table-cell>
          <table:table-cell table:style-name="ce23" table:formula="of:=INFO.OBBA.OBBA.OBGET(INFO.OBBA.OBBA.OBCALL(&quot;&quot;;[.$B$12];&quot;getRandomNumber&quot;;INFO.OBBA.OBBA.OBMAKE(&quot;&quot;;&quot;int&quot;;[.K135])))" office:value-type="float" office:value="0.333323579010524">
            <text:p>0,333</text:p>
          </table:table-cell>
          <table:table-cell table:style-name="ce23" table:formula="of:=INFO.OBBA.OBBA.OBGET(INFO.OBBA.OBBA.OBCALL(&quot;&quot;;[.$B$12];&quot;getRandomNumber&quot;;INFO.OBBA.OBBA.OBMAKE(&quot;&quot;;&quot;int&quot;;[.L135])))" office:value-type="float" office:value="0.991335061530603">
            <text:p>0,99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8">
            <text:p>128</text:p>
          </table:table-cell>
          <table:table-cell table:style-name="ce23" table:formula="of:=INFO.OBBA.OBBA.OBGET(INFO.OBBA.OBBA.OBCALL(&quot;&quot;;[.$B$12];&quot;getRandomNumber&quot;;INFO.OBBA.OBBA.OBMAKE(&quot;&quot;;&quot;int&quot;;[.H136])))" office:value-type="float" office:value="0.170224246913608">
            <text:p>0,170</text:p>
          </table:table-cell>
          <table:table-cell table:style-name="ce1"/>
          <table:table-cell table:style-name="ce19" office:value-type="float" office:value="128">
            <text:p>128</text:p>
          </table:table-cell>
          <table:table-cell table:style-name="ce19" table:formula="of:=[.L135]+2" office:value-type="float" office:value="257">
            <text:p>257</text:p>
          </table:table-cell>
          <table:table-cell table:style-name="ce23" table:formula="of:=INFO.OBBA.OBBA.OBGET(INFO.OBBA.OBBA.OBCALL(&quot;&quot;;[.$B$12];&quot;getRandomNumber&quot;;INFO.OBBA.OBBA.OBMAKE(&quot;&quot;;&quot;int&quot;;[.K136])))" office:value-type="float" office:value="0.170224246913608">
            <text:p>0,170</text:p>
          </table:table-cell>
          <table:table-cell table:style-name="ce23" table:formula="of:=INFO.OBBA.OBBA.OBGET(INFO.OBBA.OBBA.OBCALL(&quot;&quot;;[.$B$12];&quot;getRandomNumber&quot;;INFO.OBBA.OBBA.OBMAKE(&quot;&quot;;&quot;int&quot;;[.L136])))" office:value-type="float" office:value="0.455571447180288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9">
            <text:p>129</text:p>
          </table:table-cell>
          <table:table-cell table:style-name="ce23" table:formula="of:=INFO.OBBA.OBBA.OBGET(INFO.OBBA.OBBA.OBCALL(&quot;&quot;;[.$B$12];&quot;getRandomNumber&quot;;INFO.OBBA.OBBA.OBMAKE(&quot;&quot;;&quot;int&quot;;[.H137])))" office:value-type="float" office:value="0.808831987587184">
            <text:p>0,809</text:p>
          </table:table-cell>
          <table:table-cell table:style-name="ce1"/>
          <table:table-cell table:style-name="ce19" office:value-type="float" office:value="129">
            <text:p>129</text:p>
          </table:table-cell>
          <table:table-cell table:style-name="ce19" table:formula="of:=[.L136]+2" office:value-type="float" office:value="259">
            <text:p>259</text:p>
          </table:table-cell>
          <table:table-cell table:style-name="ce23" table:formula="of:=INFO.OBBA.OBBA.OBGET(INFO.OBBA.OBBA.OBCALL(&quot;&quot;;[.$B$12];&quot;getRandomNumber&quot;;INFO.OBBA.OBBA.OBMAKE(&quot;&quot;;&quot;int&quot;;[.K137])))" office:value-type="float" office:value="0.808831987587184">
            <text:p>0,809</text:p>
          </table:table-cell>
          <table:table-cell table:style-name="ce23" table:formula="of:=INFO.OBBA.OBBA.OBGET(INFO.OBBA.OBBA.OBCALL(&quot;&quot;;[.$B$12];&quot;getRandomNumber&quot;;INFO.OBBA.OBBA.OBMAKE(&quot;&quot;;&quot;int&quot;;[.L137])))" office:value-type="float" office:value="0.702239041907582">
            <text:p>0,70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0">
            <text:p>130</text:p>
          </table:table-cell>
          <table:table-cell table:style-name="ce23" table:formula="of:=INFO.OBBA.OBBA.OBGET(INFO.OBBA.OBBA.OBCALL(&quot;&quot;;[.$B$12];&quot;getRandomNumber&quot;;INFO.OBBA.OBBA.OBMAKE(&quot;&quot;;&quot;int&quot;;[.H138])))" office:value-type="float" office:value="0.0707433106458745">
            <text:p>0,071</text:p>
          </table:table-cell>
          <table:table-cell table:style-name="ce1"/>
          <table:table-cell table:style-name="ce19" office:value-type="float" office:value="130">
            <text:p>130</text:p>
          </table:table-cell>
          <table:table-cell table:style-name="ce19" table:formula="of:=[.L137]+2" office:value-type="float" office:value="261">
            <text:p>261</text:p>
          </table:table-cell>
          <table:table-cell table:style-name="ce23" table:formula="of:=INFO.OBBA.OBBA.OBGET(INFO.OBBA.OBBA.OBCALL(&quot;&quot;;[.$B$12];&quot;getRandomNumber&quot;;INFO.OBBA.OBBA.OBMAKE(&quot;&quot;;&quot;int&quot;;[.K138])))" office:value-type="float" office:value="0.0707433106458745">
            <text:p>0,071</text:p>
          </table:table-cell>
          <table:table-cell table:style-name="ce23" table:formula="of:=INFO.OBBA.OBBA.OBGET(INFO.OBBA.OBBA.OBCALL(&quot;&quot;;[.$B$12];&quot;getRandomNumber&quot;;INFO.OBBA.OBBA.OBMAKE(&quot;&quot;;&quot;int&quot;;[.L138])))" office:value-type="float" office:value="0.372118267683536">
            <text:p>0,37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1">
            <text:p>131</text:p>
          </table:table-cell>
          <table:table-cell table:style-name="ce23" table:formula="of:=INFO.OBBA.OBBA.OBGET(INFO.OBBA.OBBA.OBCALL(&quot;&quot;;[.$B$12];&quot;getRandomNumber&quot;;INFO.OBBA.OBBA.OBMAKE(&quot;&quot;;&quot;int&quot;;[.H139])))" office:value-type="float" office:value="0.756511286719199">
            <text:p>0,757</text:p>
          </table:table-cell>
          <table:table-cell table:style-name="ce1"/>
          <table:table-cell table:style-name="ce19" office:value-type="float" office:value="131">
            <text:p>131</text:p>
          </table:table-cell>
          <table:table-cell table:style-name="ce19" table:formula="of:=[.L138]+2" office:value-type="float" office:value="263">
            <text:p>263</text:p>
          </table:table-cell>
          <table:table-cell table:style-name="ce23" table:formula="of:=INFO.OBBA.OBBA.OBGET(INFO.OBBA.OBBA.OBCALL(&quot;&quot;;[.$B$12];&quot;getRandomNumber&quot;;INFO.OBBA.OBBA.OBMAKE(&quot;&quot;;&quot;int&quot;;[.K139])))" office:value-type="float" office:value="0.756511286719199">
            <text:p>0,757</text:p>
          </table:table-cell>
          <table:table-cell table:style-name="ce23" table:formula="of:=INFO.OBBA.OBBA.OBGET(INFO.OBBA.OBBA.OBCALL(&quot;&quot;;[.$B$12];&quot;getRandomNumber&quot;;INFO.OBBA.OBBA.OBMAKE(&quot;&quot;;&quot;int&quot;;[.L139])))" office:value-type="float" office:value="0.986227399706414">
            <text:p>0,98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2">
            <text:p>132</text:p>
          </table:table-cell>
          <table:table-cell table:style-name="ce23" table:formula="of:=INFO.OBBA.OBBA.OBGET(INFO.OBBA.OBBA.OBCALL(&quot;&quot;;[.$B$12];&quot;getRandomNumber&quot;;INFO.OBBA.OBBA.OBMAKE(&quot;&quot;;&quot;int&quot;;[.H140])))" office:value-type="float" office:value="0.17000187385894">
            <text:p>0,170</text:p>
          </table:table-cell>
          <table:table-cell table:style-name="ce1"/>
          <table:table-cell table:style-name="ce19" office:value-type="float" office:value="132">
            <text:p>132</text:p>
          </table:table-cell>
          <table:table-cell table:style-name="ce19" table:formula="of:=[.L139]+2" office:value-type="float" office:value="265">
            <text:p>265</text:p>
          </table:table-cell>
          <table:table-cell table:style-name="ce23" table:formula="of:=INFO.OBBA.OBBA.OBGET(INFO.OBBA.OBBA.OBCALL(&quot;&quot;;[.$B$12];&quot;getRandomNumber&quot;;INFO.OBBA.OBBA.OBMAKE(&quot;&quot;;&quot;int&quot;;[.K140])))" office:value-type="float" office:value="0.17000187385894">
            <text:p>0,170</text:p>
          </table:table-cell>
          <table:table-cell table:style-name="ce23" table:formula="of:=INFO.OBBA.OBBA.OBGET(INFO.OBBA.OBBA.OBCALL(&quot;&quot;;[.$B$12];&quot;getRandomNumber&quot;;INFO.OBBA.OBBA.OBMAKE(&quot;&quot;;&quot;int&quot;;[.L140])))" office:value-type="float" office:value="0.842135439709721">
            <text:p>0,84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3">
            <text:p>133</text:p>
          </table:table-cell>
          <table:table-cell table:style-name="ce23" table:formula="of:=INFO.OBBA.OBBA.OBGET(INFO.OBBA.OBBA.OBCALL(&quot;&quot;;[.$B$12];&quot;getRandomNumber&quot;;INFO.OBBA.OBBA.OBMAKE(&quot;&quot;;&quot;int&quot;;[.H141])))" office:value-type="float" office:value="0.324292831330839">
            <text:p>0,324</text:p>
          </table:table-cell>
          <table:table-cell table:style-name="ce1"/>
          <table:table-cell table:style-name="ce19" office:value-type="float" office:value="133">
            <text:p>133</text:p>
          </table:table-cell>
          <table:table-cell table:style-name="ce19" table:formula="of:=[.L140]+2" office:value-type="float" office:value="267">
            <text:p>267</text:p>
          </table:table-cell>
          <table:table-cell table:style-name="ce23" table:formula="of:=INFO.OBBA.OBBA.OBGET(INFO.OBBA.OBBA.OBCALL(&quot;&quot;;[.$B$12];&quot;getRandomNumber&quot;;INFO.OBBA.OBBA.OBMAKE(&quot;&quot;;&quot;int&quot;;[.K141])))" office:value-type="float" office:value="0.324292831330839">
            <text:p>0,324</text:p>
          </table:table-cell>
          <table:table-cell table:style-name="ce23" table:formula="of:=INFO.OBBA.OBBA.OBGET(INFO.OBBA.OBBA.OBCALL(&quot;&quot;;[.$B$12];&quot;getRandomNumber&quot;;INFO.OBBA.OBBA.OBMAKE(&quot;&quot;;&quot;int&quot;;[.L141])))" office:value-type="float" office:value="0.585252663210294">
            <text:p>0,58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4">
            <text:p>134</text:p>
          </table:table-cell>
          <table:table-cell table:style-name="ce23" table:formula="of:=INFO.OBBA.OBBA.OBGET(INFO.OBBA.OBBA.OBCALL(&quot;&quot;;[.$B$12];&quot;getRandomNumber&quot;;INFO.OBBA.OBBA.OBMAKE(&quot;&quot;;&quot;int&quot;;[.H142])))" office:value-type="float" office:value="0.0584514124474141">
            <text:p>0,058</text:p>
          </table:table-cell>
          <table:table-cell table:style-name="ce1"/>
          <table:table-cell table:style-name="ce19" office:value-type="float" office:value="134">
            <text:p>134</text:p>
          </table:table-cell>
          <table:table-cell table:style-name="ce19" table:formula="of:=[.L141]+2" office:value-type="float" office:value="269">
            <text:p>269</text:p>
          </table:table-cell>
          <table:table-cell table:style-name="ce23" table:formula="of:=INFO.OBBA.OBBA.OBGET(INFO.OBBA.OBBA.OBCALL(&quot;&quot;;[.$B$12];&quot;getRandomNumber&quot;;INFO.OBBA.OBBA.OBMAKE(&quot;&quot;;&quot;int&quot;;[.K142])))" office:value-type="float" office:value="0.0584514124474141">
            <text:p>0,058</text:p>
          </table:table-cell>
          <table:table-cell table:style-name="ce23" table:formula="of:=INFO.OBBA.OBBA.OBGET(INFO.OBBA.OBBA.OBCALL(&quot;&quot;;[.$B$12];&quot;getRandomNumber&quot;;INFO.OBBA.OBBA.OBMAKE(&quot;&quot;;&quot;int&quot;;[.L142])))" office:value-type="float" office:value="0.555090349277807">
            <text:p>0,55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5">
            <text:p>135</text:p>
          </table:table-cell>
          <table:table-cell table:style-name="ce23" table:formula="of:=INFO.OBBA.OBBA.OBGET(INFO.OBBA.OBBA.OBCALL(&quot;&quot;;[.$B$12];&quot;getRandomNumber&quot;;INFO.OBBA.OBBA.OBMAKE(&quot;&quot;;&quot;int&quot;;[.H143])))" office:value-type="float" office:value="0.195357102572043">
            <text:p>0,195</text:p>
          </table:table-cell>
          <table:table-cell table:style-name="ce1"/>
          <table:table-cell table:style-name="ce19" office:value-type="float" office:value="135">
            <text:p>135</text:p>
          </table:table-cell>
          <table:table-cell table:style-name="ce19" table:formula="of:=[.L142]+2" office:value-type="float" office:value="271">
            <text:p>271</text:p>
          </table:table-cell>
          <table:table-cell table:style-name="ce23" table:formula="of:=INFO.OBBA.OBBA.OBGET(INFO.OBBA.OBBA.OBCALL(&quot;&quot;;[.$B$12];&quot;getRandomNumber&quot;;INFO.OBBA.OBBA.OBMAKE(&quot;&quot;;&quot;int&quot;;[.K143])))" office:value-type="float" office:value="0.195357102572043">
            <text:p>0,195</text:p>
          </table:table-cell>
          <table:table-cell table:style-name="ce23" table:formula="of:=INFO.OBBA.OBBA.OBGET(INFO.OBBA.OBBA.OBCALL(&quot;&quot;;[.$B$12];&quot;getRandomNumber&quot;;INFO.OBBA.OBBA.OBMAKE(&quot;&quot;;&quot;int&quot;;[.L143])))" office:value-type="float" office:value="0.901071699066853">
            <text:p>0,90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6">
            <text:p>136</text:p>
          </table:table-cell>
          <table:table-cell table:style-name="ce23" table:formula="of:=INFO.OBBA.OBBA.OBGET(INFO.OBBA.OBBA.OBCALL(&quot;&quot;;[.$B$12];&quot;getRandomNumber&quot;;INFO.OBBA.OBBA.OBMAKE(&quot;&quot;;&quot;int&quot;;[.H144])))" office:value-type="float" office:value="0.218118370554164">
            <text:p>0,218</text:p>
          </table:table-cell>
          <table:table-cell table:style-name="ce1"/>
          <table:table-cell table:style-name="ce19" office:value-type="float" office:value="136">
            <text:p>136</text:p>
          </table:table-cell>
          <table:table-cell table:style-name="ce19" table:formula="of:=[.L143]+2" office:value-type="float" office:value="273">
            <text:p>273</text:p>
          </table:table-cell>
          <table:table-cell table:style-name="ce23" table:formula="of:=INFO.OBBA.OBBA.OBGET(INFO.OBBA.OBBA.OBCALL(&quot;&quot;;[.$B$12];&quot;getRandomNumber&quot;;INFO.OBBA.OBBA.OBMAKE(&quot;&quot;;&quot;int&quot;;[.K144])))" office:value-type="float" office:value="0.218118370554164">
            <text:p>0,218</text:p>
          </table:table-cell>
          <table:table-cell table:style-name="ce23" table:formula="of:=INFO.OBBA.OBBA.OBGET(INFO.OBBA.OBBA.OBCALL(&quot;&quot;;[.$B$12];&quot;getRandomNumber&quot;;INFO.OBBA.OBBA.OBMAKE(&quot;&quot;;&quot;int&quot;;[.L144])))" office:value-type="float" office:value="0.583829359273151">
            <text:p>0,58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7">
            <text:p>137</text:p>
          </table:table-cell>
          <table:table-cell table:style-name="ce23" table:formula="of:=INFO.OBBA.OBBA.OBGET(INFO.OBBA.OBBA.OBCALL(&quot;&quot;;[.$B$12];&quot;getRandomNumber&quot;;INFO.OBBA.OBBA.OBMAKE(&quot;&quot;;&quot;int&quot;;[.H145])))" office:value-type="float" office:value="0.465567560794013">
            <text:p>0,466</text:p>
          </table:table-cell>
          <table:table-cell table:style-name="ce1"/>
          <table:table-cell table:style-name="ce19" office:value-type="float" office:value="137">
            <text:p>137</text:p>
          </table:table-cell>
          <table:table-cell table:style-name="ce19" table:formula="of:=[.L144]+2" office:value-type="float" office:value="275">
            <text:p>275</text:p>
          </table:table-cell>
          <table:table-cell table:style-name="ce23" table:formula="of:=INFO.OBBA.OBBA.OBGET(INFO.OBBA.OBBA.OBCALL(&quot;&quot;;[.$B$12];&quot;getRandomNumber&quot;;INFO.OBBA.OBBA.OBMAKE(&quot;&quot;;&quot;int&quot;;[.K145])))" office:value-type="float" office:value="0.465567560794013">
            <text:p>0,466</text:p>
          </table:table-cell>
          <table:table-cell table:style-name="ce23" table:formula="of:=INFO.OBBA.OBBA.OBGET(INFO.OBBA.OBBA.OBCALL(&quot;&quot;;[.$B$12];&quot;getRandomNumber&quot;;INFO.OBBA.OBBA.OBMAKE(&quot;&quot;;&quot;int&quot;;[.L145])))" office:value-type="float" office:value="0.245167367158173">
            <text:p>0,24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8">
            <text:p>138</text:p>
          </table:table-cell>
          <table:table-cell table:style-name="ce23" table:formula="of:=INFO.OBBA.OBBA.OBGET(INFO.OBBA.OBBA.OBCALL(&quot;&quot;;[.$B$12];&quot;getRandomNumber&quot;;INFO.OBBA.OBBA.OBMAKE(&quot;&quot;;&quot;int&quot;;[.H146])))" office:value-type="float" office:value="0.760054848754996">
            <text:p>0,760</text:p>
          </table:table-cell>
          <table:table-cell table:style-name="ce1"/>
          <table:table-cell table:style-name="ce19" office:value-type="float" office:value="138">
            <text:p>138</text:p>
          </table:table-cell>
          <table:table-cell table:style-name="ce19" table:formula="of:=[.L145]+2" office:value-type="float" office:value="277">
            <text:p>277</text:p>
          </table:table-cell>
          <table:table-cell table:style-name="ce23" table:formula="of:=INFO.OBBA.OBBA.OBGET(INFO.OBBA.OBBA.OBCALL(&quot;&quot;;[.$B$12];&quot;getRandomNumber&quot;;INFO.OBBA.OBBA.OBMAKE(&quot;&quot;;&quot;int&quot;;[.K146])))" office:value-type="float" office:value="0.760054848754996">
            <text:p>0,760</text:p>
          </table:table-cell>
          <table:table-cell table:style-name="ce23" table:formula="of:=INFO.OBBA.OBBA.OBGET(INFO.OBBA.OBBA.OBCALL(&quot;&quot;;[.$B$12];&quot;getRandomNumber&quot;;INFO.OBBA.OBBA.OBMAKE(&quot;&quot;;&quot;int&quot;;[.L146])))" office:value-type="float" office:value="0.201959406117257">
            <text:p>0,20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9">
            <text:p>139</text:p>
          </table:table-cell>
          <table:table-cell table:style-name="ce23" table:formula="of:=INFO.OBBA.OBBA.OBGET(INFO.OBBA.OBBA.OBCALL(&quot;&quot;;[.$B$12];&quot;getRandomNumber&quot;;INFO.OBBA.OBBA.OBMAKE(&quot;&quot;;&quot;int&quot;;[.H147])))" office:value-type="float" office:value="0.278714061926186">
            <text:p>0,279</text:p>
          </table:table-cell>
          <table:table-cell table:style-name="ce1"/>
          <table:table-cell table:style-name="ce19" office:value-type="float" office:value="139">
            <text:p>139</text:p>
          </table:table-cell>
          <table:table-cell table:style-name="ce19" table:formula="of:=[.L146]+2" office:value-type="float" office:value="279">
            <text:p>279</text:p>
          </table:table-cell>
          <table:table-cell table:style-name="ce23" table:formula="of:=INFO.OBBA.OBBA.OBGET(INFO.OBBA.OBBA.OBCALL(&quot;&quot;;[.$B$12];&quot;getRandomNumber&quot;;INFO.OBBA.OBBA.OBMAKE(&quot;&quot;;&quot;int&quot;;[.K147])))" office:value-type="float" office:value="0.278714061926186">
            <text:p>0,279</text:p>
          </table:table-cell>
          <table:table-cell table:style-name="ce23" table:formula="of:=INFO.OBBA.OBBA.OBGET(INFO.OBBA.OBBA.OBCALL(&quot;&quot;;[.$B$12];&quot;getRandomNumber&quot;;INFO.OBBA.OBBA.OBMAKE(&quot;&quot;;&quot;int&quot;;[.L147])))" office:value-type="float" office:value="0.210031272899193">
            <text:p>0,21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0">
            <text:p>140</text:p>
          </table:table-cell>
          <table:table-cell table:style-name="ce23" table:formula="of:=INFO.OBBA.OBBA.OBGET(INFO.OBBA.OBBA.OBCALL(&quot;&quot;;[.$B$12];&quot;getRandomNumber&quot;;INFO.OBBA.OBBA.OBMAKE(&quot;&quot;;&quot;int&quot;;[.H148])))" office:value-type="float" office:value="0.103573108873664">
            <text:p>0,104</text:p>
          </table:table-cell>
          <table:table-cell table:style-name="ce1"/>
          <table:table-cell table:style-name="ce19" office:value-type="float" office:value="140">
            <text:p>140</text:p>
          </table:table-cell>
          <table:table-cell table:style-name="ce19" table:formula="of:=[.L147]+2" office:value-type="float" office:value="281">
            <text:p>281</text:p>
          </table:table-cell>
          <table:table-cell table:style-name="ce23" table:formula="of:=INFO.OBBA.OBBA.OBGET(INFO.OBBA.OBBA.OBCALL(&quot;&quot;;[.$B$12];&quot;getRandomNumber&quot;;INFO.OBBA.OBBA.OBMAKE(&quot;&quot;;&quot;int&quot;;[.K148])))" office:value-type="float" office:value="0.103573108873664">
            <text:p>0,104</text:p>
          </table:table-cell>
          <table:table-cell table:style-name="ce23" table:formula="of:=INFO.OBBA.OBBA.OBGET(INFO.OBBA.OBBA.OBCALL(&quot;&quot;;[.$B$12];&quot;getRandomNumber&quot;;INFO.OBBA.OBBA.OBMAKE(&quot;&quot;;&quot;int&quot;;[.L148])))" office:value-type="float" office:value="0.449106196219126">
            <text:p>0,44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1">
            <text:p>141</text:p>
          </table:table-cell>
          <table:table-cell table:style-name="ce23" table:formula="of:=INFO.OBBA.OBBA.OBGET(INFO.OBBA.OBBA.OBCALL(&quot;&quot;;[.$B$12];&quot;getRandomNumber&quot;;INFO.OBBA.OBBA.OBMAKE(&quot;&quot;;&quot;int&quot;;[.H149])))" office:value-type="float" office:value="0.927938595131532">
            <text:p>0,928</text:p>
          </table:table-cell>
          <table:table-cell table:style-name="ce1"/>
          <table:table-cell table:style-name="ce19" office:value-type="float" office:value="141">
            <text:p>141</text:p>
          </table:table-cell>
          <table:table-cell table:style-name="ce19" table:formula="of:=[.L148]+2" office:value-type="float" office:value="283">
            <text:p>283</text:p>
          </table:table-cell>
          <table:table-cell table:style-name="ce23" table:formula="of:=INFO.OBBA.OBBA.OBGET(INFO.OBBA.OBBA.OBCALL(&quot;&quot;;[.$B$12];&quot;getRandomNumber&quot;;INFO.OBBA.OBBA.OBMAKE(&quot;&quot;;&quot;int&quot;;[.K149])))" office:value-type="float" office:value="0.927938595131532">
            <text:p>0,928</text:p>
          </table:table-cell>
          <table:table-cell table:style-name="ce23" table:formula="of:=INFO.OBBA.OBBA.OBGET(INFO.OBBA.OBBA.OBCALL(&quot;&quot;;[.$B$12];&quot;getRandomNumber&quot;;INFO.OBBA.OBBA.OBMAKE(&quot;&quot;;&quot;int&quot;;[.L149])))" office:value-type="float" office:value="0.331340278073393">
            <text:p>0,33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2">
            <text:p>142</text:p>
          </table:table-cell>
          <table:table-cell table:style-name="ce23" table:formula="of:=INFO.OBBA.OBBA.OBGET(INFO.OBBA.OBBA.OBCALL(&quot;&quot;;[.$B$12];&quot;getRandomNumber&quot;;INFO.OBBA.OBBA.OBMAKE(&quot;&quot;;&quot;int&quot;;[.H150])))" office:value-type="float" office:value="0.985900599580019">
            <text:p>0,986</text:p>
          </table:table-cell>
          <table:table-cell table:style-name="ce1"/>
          <table:table-cell table:style-name="ce19" office:value-type="float" office:value="142">
            <text:p>142</text:p>
          </table:table-cell>
          <table:table-cell table:style-name="ce19" table:formula="of:=[.L149]+2" office:value-type="float" office:value="285">
            <text:p>285</text:p>
          </table:table-cell>
          <table:table-cell table:style-name="ce23" table:formula="of:=INFO.OBBA.OBBA.OBGET(INFO.OBBA.OBBA.OBCALL(&quot;&quot;;[.$B$12];&quot;getRandomNumber&quot;;INFO.OBBA.OBBA.OBMAKE(&quot;&quot;;&quot;int&quot;;[.K150])))" office:value-type="float" office:value="0.985900599580019">
            <text:p>0,986</text:p>
          </table:table-cell>
          <table:table-cell table:style-name="ce23" table:formula="of:=INFO.OBBA.OBBA.OBGET(INFO.OBBA.OBBA.OBCALL(&quot;&quot;;[.$B$12];&quot;getRandomNumber&quot;;INFO.OBBA.OBBA.OBMAKE(&quot;&quot;;&quot;int&quot;;[.L150])))" office:value-type="float" office:value="0.456201976954572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3">
            <text:p>143</text:p>
          </table:table-cell>
          <table:table-cell table:style-name="ce23" table:formula="of:=INFO.OBBA.OBBA.OBGET(INFO.OBBA.OBBA.OBCALL(&quot;&quot;;[.$B$12];&quot;getRandomNumber&quot;;INFO.OBBA.OBBA.OBMAKE(&quot;&quot;;&quot;int&quot;;[.H151])))" office:value-type="float" office:value="0.372604980447667">
            <text:p>0,373</text:p>
          </table:table-cell>
          <table:table-cell table:style-name="ce1"/>
          <table:table-cell table:style-name="ce19" office:value-type="float" office:value="143">
            <text:p>143</text:p>
          </table:table-cell>
          <table:table-cell table:style-name="ce19" table:formula="of:=[.L150]+2" office:value-type="float" office:value="287">
            <text:p>287</text:p>
          </table:table-cell>
          <table:table-cell table:style-name="ce23" table:formula="of:=INFO.OBBA.OBBA.OBGET(INFO.OBBA.OBBA.OBCALL(&quot;&quot;;[.$B$12];&quot;getRandomNumber&quot;;INFO.OBBA.OBBA.OBMAKE(&quot;&quot;;&quot;int&quot;;[.K151])))" office:value-type="float" office:value="0.372604980447667">
            <text:p>0,373</text:p>
          </table:table-cell>
          <table:table-cell table:style-name="ce23" table:formula="of:=INFO.OBBA.OBBA.OBGET(INFO.OBBA.OBBA.OBCALL(&quot;&quot;;[.$B$12];&quot;getRandomNumber&quot;;INFO.OBBA.OBBA.OBMAKE(&quot;&quot;;&quot;int&quot;;[.L151])))" office:value-type="float" office:value="0.348418411354681">
            <text:p>0,34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4">
            <text:p>144</text:p>
          </table:table-cell>
          <table:table-cell table:style-name="ce23" table:formula="of:=INFO.OBBA.OBBA.OBGET(INFO.OBBA.OBBA.OBCALL(&quot;&quot;;[.$B$12];&quot;getRandomNumber&quot;;INFO.OBBA.OBBA.OBMAKE(&quot;&quot;;&quot;int&quot;;[.H152])))" office:value-type="float" office:value="0.578202453491998">
            <text:p>0,578</text:p>
          </table:table-cell>
          <table:table-cell table:style-name="ce1"/>
          <table:table-cell table:style-name="ce19" office:value-type="float" office:value="144">
            <text:p>144</text:p>
          </table:table-cell>
          <table:table-cell table:style-name="ce19" table:formula="of:=[.L151]+2" office:value-type="float" office:value="289">
            <text:p>289</text:p>
          </table:table-cell>
          <table:table-cell table:style-name="ce23" table:formula="of:=INFO.OBBA.OBBA.OBGET(INFO.OBBA.OBBA.OBCALL(&quot;&quot;;[.$B$12];&quot;getRandomNumber&quot;;INFO.OBBA.OBBA.OBMAKE(&quot;&quot;;&quot;int&quot;;[.K152])))" office:value-type="float" office:value="0.578202453491998">
            <text:p>0,578</text:p>
          </table:table-cell>
          <table:table-cell table:style-name="ce23" table:formula="of:=INFO.OBBA.OBBA.OBGET(INFO.OBBA.OBBA.OBCALL(&quot;&quot;;[.$B$12];&quot;getRandomNumber&quot;;INFO.OBBA.OBBA.OBMAKE(&quot;&quot;;&quot;int&quot;;[.L152])))" office:value-type="float" office:value="0.994690475794457">
            <text:p>0,99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5">
            <text:p>145</text:p>
          </table:table-cell>
          <table:table-cell table:style-name="ce23" table:formula="of:=INFO.OBBA.OBBA.OBGET(INFO.OBBA.OBBA.OBCALL(&quot;&quot;;[.$B$12];&quot;getRandomNumber&quot;;INFO.OBBA.OBBA.OBMAKE(&quot;&quot;;&quot;int&quot;;[.H153])))" office:value-type="float" office:value="0.667231011536823">
            <text:p>0,667</text:p>
          </table:table-cell>
          <table:table-cell table:style-name="ce1"/>
          <table:table-cell table:style-name="ce19" office:value-type="float" office:value="145">
            <text:p>145</text:p>
          </table:table-cell>
          <table:table-cell table:style-name="ce19" table:formula="of:=[.L152]+2" office:value-type="float" office:value="291">
            <text:p>291</text:p>
          </table:table-cell>
          <table:table-cell table:style-name="ce23" table:formula="of:=INFO.OBBA.OBBA.OBGET(INFO.OBBA.OBBA.OBCALL(&quot;&quot;;[.$B$12];&quot;getRandomNumber&quot;;INFO.OBBA.OBBA.OBMAKE(&quot;&quot;;&quot;int&quot;;[.K153])))" office:value-type="float" office:value="0.667231011536823">
            <text:p>0,667</text:p>
          </table:table-cell>
          <table:table-cell table:style-name="ce23" table:formula="of:=INFO.OBBA.OBBA.OBGET(INFO.OBBA.OBBA.OBCALL(&quot;&quot;;[.$B$12];&quot;getRandomNumber&quot;;INFO.OBBA.OBBA.OBMAKE(&quot;&quot;;&quot;int&quot;;[.L153])))" office:value-type="float" office:value="0.76299466126521">
            <text:p>0,76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6">
            <text:p>146</text:p>
          </table:table-cell>
          <table:table-cell table:style-name="ce23" table:formula="of:=INFO.OBBA.OBBA.OBGET(INFO.OBBA.OBBA.OBCALL(&quot;&quot;;[.$B$12];&quot;getRandomNumber&quot;;INFO.OBBA.OBBA.OBMAKE(&quot;&quot;;&quot;int&quot;;[.H154])))" office:value-type="float" office:value="0.0336587493874488">
            <text:p>0,034</text:p>
          </table:table-cell>
          <table:table-cell table:style-name="ce1"/>
          <table:table-cell table:style-name="ce19" office:value-type="float" office:value="146">
            <text:p>146</text:p>
          </table:table-cell>
          <table:table-cell table:style-name="ce19" table:formula="of:=[.L153]+2" office:value-type="float" office:value="293">
            <text:p>293</text:p>
          </table:table-cell>
          <table:table-cell table:style-name="ce23" table:formula="of:=INFO.OBBA.OBBA.OBGET(INFO.OBBA.OBBA.OBCALL(&quot;&quot;;[.$B$12];&quot;getRandomNumber&quot;;INFO.OBBA.OBBA.OBMAKE(&quot;&quot;;&quot;int&quot;;[.K154])))" office:value-type="float" office:value="0.0336587493874488">
            <text:p>0,034</text:p>
          </table:table-cell>
          <table:table-cell table:style-name="ce23" table:formula="of:=INFO.OBBA.OBBA.OBGET(INFO.OBBA.OBBA.OBCALL(&quot;&quot;;[.$B$12];&quot;getRandomNumber&quot;;INFO.OBBA.OBBA.OBMAKE(&quot;&quot;;&quot;int&quot;;[.L154])))" office:value-type="float" office:value="0.850669599806577">
            <text:p>0,85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7">
            <text:p>147</text:p>
          </table:table-cell>
          <table:table-cell table:style-name="ce23" table:formula="of:=INFO.OBBA.OBBA.OBGET(INFO.OBBA.OBBA.OBCALL(&quot;&quot;;[.$B$12];&quot;getRandomNumber&quot;;INFO.OBBA.OBBA.OBMAKE(&quot;&quot;;&quot;int&quot;;[.H155])))" office:value-type="float" office:value="0.638621836901724">
            <text:p>0,639</text:p>
          </table:table-cell>
          <table:table-cell table:style-name="ce1"/>
          <table:table-cell table:style-name="ce19" office:value-type="float" office:value="147">
            <text:p>147</text:p>
          </table:table-cell>
          <table:table-cell table:style-name="ce19" table:formula="of:=[.L154]+2" office:value-type="float" office:value="295">
            <text:p>295</text:p>
          </table:table-cell>
          <table:table-cell table:style-name="ce23" table:formula="of:=INFO.OBBA.OBBA.OBGET(INFO.OBBA.OBBA.OBCALL(&quot;&quot;;[.$B$12];&quot;getRandomNumber&quot;;INFO.OBBA.OBBA.OBMAKE(&quot;&quot;;&quot;int&quot;;[.K155])))" office:value-type="float" office:value="0.638621836901724">
            <text:p>0,639</text:p>
          </table:table-cell>
          <table:table-cell table:style-name="ce23" table:formula="of:=INFO.OBBA.OBBA.OBGET(INFO.OBBA.OBBA.OBCALL(&quot;&quot;;[.$B$12];&quot;getRandomNumber&quot;;INFO.OBBA.OBBA.OBMAKE(&quot;&quot;;&quot;int&quot;;[.L155])))" office:value-type="float" office:value="0.304195079206321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8">
            <text:p>148</text:p>
          </table:table-cell>
          <table:table-cell table:style-name="ce23" table:formula="of:=INFO.OBBA.OBBA.OBGET(INFO.OBBA.OBBA.OBCALL(&quot;&quot;;[.$B$12];&quot;getRandomNumber&quot;;INFO.OBBA.OBBA.OBMAKE(&quot;&quot;;&quot;int&quot;;[.H156])))" office:value-type="float" office:value="0.97456596182957">
            <text:p>0,975</text:p>
          </table:table-cell>
          <table:table-cell table:style-name="ce1"/>
          <table:table-cell table:style-name="ce19" office:value-type="float" office:value="148">
            <text:p>148</text:p>
          </table:table-cell>
          <table:table-cell table:style-name="ce19" table:formula="of:=[.L155]+2" office:value-type="float" office:value="297">
            <text:p>297</text:p>
          </table:table-cell>
          <table:table-cell table:style-name="ce23" table:formula="of:=INFO.OBBA.OBBA.OBGET(INFO.OBBA.OBBA.OBCALL(&quot;&quot;;[.$B$12];&quot;getRandomNumber&quot;;INFO.OBBA.OBBA.OBMAKE(&quot;&quot;;&quot;int&quot;;[.K156])))" office:value-type="float" office:value="0.97456596182957">
            <text:p>0,975</text:p>
          </table:table-cell>
          <table:table-cell table:style-name="ce23" table:formula="of:=INFO.OBBA.OBBA.OBGET(INFO.OBBA.OBBA.OBCALL(&quot;&quot;;[.$B$12];&quot;getRandomNumber&quot;;INFO.OBBA.OBBA.OBMAKE(&quot;&quot;;&quot;int&quot;;[.L156])))" office:value-type="float" office:value="0.752938493140684">
            <text:p>0,75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9">
            <text:p>149</text:p>
          </table:table-cell>
          <table:table-cell table:style-name="ce23" table:formula="of:=INFO.OBBA.OBBA.OBGET(INFO.OBBA.OBBA.OBCALL(&quot;&quot;;[.$B$12];&quot;getRandomNumber&quot;;INFO.OBBA.OBBA.OBMAKE(&quot;&quot;;&quot;int&quot;;[.H157])))" office:value-type="float" office:value="0.0709533532411997">
            <text:p>0,071</text:p>
          </table:table-cell>
          <table:table-cell table:style-name="ce1"/>
          <table:table-cell table:style-name="ce19" office:value-type="float" office:value="149">
            <text:p>149</text:p>
          </table:table-cell>
          <table:table-cell table:style-name="ce19" table:formula="of:=[.L156]+2" office:value-type="float" office:value="299">
            <text:p>299</text:p>
          </table:table-cell>
          <table:table-cell table:style-name="ce23" table:formula="of:=INFO.OBBA.OBBA.OBGET(INFO.OBBA.OBBA.OBCALL(&quot;&quot;;[.$B$12];&quot;getRandomNumber&quot;;INFO.OBBA.OBBA.OBMAKE(&quot;&quot;;&quot;int&quot;;[.K157])))" office:value-type="float" office:value="0.0709533532411997">
            <text:p>0,071</text:p>
          </table:table-cell>
          <table:table-cell table:style-name="ce23" table:formula="of:=INFO.OBBA.OBBA.OBGET(INFO.OBBA.OBBA.OBCALL(&quot;&quot;;[.$B$12];&quot;getRandomNumber&quot;;INFO.OBBA.OBBA.OBMAKE(&quot;&quot;;&quot;int&quot;;[.L157])))" office:value-type="float" office:value="0.267172250695718">
            <text:p>0,26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0">
            <text:p>150</text:p>
          </table:table-cell>
          <table:table-cell table:style-name="ce23" table:formula="of:=INFO.OBBA.OBBA.OBGET(INFO.OBBA.OBBA.OBCALL(&quot;&quot;;[.$B$12];&quot;getRandomNumber&quot;;INFO.OBBA.OBBA.OBMAKE(&quot;&quot;;&quot;int&quot;;[.H158])))" office:value-type="float" office:value="0.134067129368326">
            <text:p>0,134</text:p>
          </table:table-cell>
          <table:table-cell table:style-name="ce1"/>
          <table:table-cell table:style-name="ce19" office:value-type="float" office:value="150">
            <text:p>150</text:p>
          </table:table-cell>
          <table:table-cell table:style-name="ce19" table:formula="of:=[.L157]+2" office:value-type="float" office:value="301">
            <text:p>301</text:p>
          </table:table-cell>
          <table:table-cell table:style-name="ce23" table:formula="of:=INFO.OBBA.OBBA.OBGET(INFO.OBBA.OBBA.OBCALL(&quot;&quot;;[.$B$12];&quot;getRandomNumber&quot;;INFO.OBBA.OBBA.OBMAKE(&quot;&quot;;&quot;int&quot;;[.K158])))" office:value-type="float" office:value="0.134067129368326">
            <text:p>0,134</text:p>
          </table:table-cell>
          <table:table-cell table:style-name="ce23" table:formula="of:=INFO.OBBA.OBBA.OBGET(INFO.OBBA.OBBA.OBCALL(&quot;&quot;;[.$B$12];&quot;getRandomNumber&quot;;INFO.OBBA.OBBA.OBMAKE(&quot;&quot;;&quot;int&quot;;[.L158])))" office:value-type="float" office:value="0.1971637632728">
            <text:p>0,19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1">
            <text:p>151</text:p>
          </table:table-cell>
          <table:table-cell table:style-name="ce23" table:formula="of:=INFO.OBBA.OBBA.OBGET(INFO.OBBA.OBBA.OBCALL(&quot;&quot;;[.$B$12];&quot;getRandomNumber&quot;;INFO.OBBA.OBBA.OBMAKE(&quot;&quot;;&quot;int&quot;;[.H159])))" office:value-type="float" office:value="0.974643191575533">
            <text:p>0,975</text:p>
          </table:table-cell>
          <table:table-cell table:style-name="ce1"/>
          <table:table-cell table:style-name="ce19" office:value-type="float" office:value="151">
            <text:p>151</text:p>
          </table:table-cell>
          <table:table-cell table:style-name="ce19" table:formula="of:=[.L158]+2" office:value-type="float" office:value="303">
            <text:p>303</text:p>
          </table:table-cell>
          <table:table-cell table:style-name="ce23" table:formula="of:=INFO.OBBA.OBBA.OBGET(INFO.OBBA.OBBA.OBCALL(&quot;&quot;;[.$B$12];&quot;getRandomNumber&quot;;INFO.OBBA.OBBA.OBMAKE(&quot;&quot;;&quot;int&quot;;[.K159])))" office:value-type="float" office:value="0.974643191575533">
            <text:p>0,975</text:p>
          </table:table-cell>
          <table:table-cell table:style-name="ce23" table:formula="of:=INFO.OBBA.OBBA.OBGET(INFO.OBBA.OBBA.OBCALL(&quot;&quot;;[.$B$12];&quot;getRandomNumber&quot;;INFO.OBBA.OBBA.OBMAKE(&quot;&quot;;&quot;int&quot;;[.L159])))" office:value-type="float" office:value="0.872160003702141">
            <text:p>0,87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2">
            <text:p>152</text:p>
          </table:table-cell>
          <table:table-cell table:style-name="ce23" table:formula="of:=INFO.OBBA.OBBA.OBGET(INFO.OBBA.OBBA.OBCALL(&quot;&quot;;[.$B$12];&quot;getRandomNumber&quot;;INFO.OBBA.OBBA.OBMAKE(&quot;&quot;;&quot;int&quot;;[.H160])))" office:value-type="float" office:value="0.461699790820727">
            <text:p>0,462</text:p>
          </table:table-cell>
          <table:table-cell table:style-name="ce1"/>
          <table:table-cell table:style-name="ce19" office:value-type="float" office:value="152">
            <text:p>152</text:p>
          </table:table-cell>
          <table:table-cell table:style-name="ce19" table:formula="of:=[.L159]+2" office:value-type="float" office:value="305">
            <text:p>305</text:p>
          </table:table-cell>
          <table:table-cell table:style-name="ce23" table:formula="of:=INFO.OBBA.OBBA.OBGET(INFO.OBBA.OBBA.OBCALL(&quot;&quot;;[.$B$12];&quot;getRandomNumber&quot;;INFO.OBBA.OBBA.OBMAKE(&quot;&quot;;&quot;int&quot;;[.K160])))" office:value-type="float" office:value="0.461699790820727">
            <text:p>0,462</text:p>
          </table:table-cell>
          <table:table-cell table:style-name="ce23" table:formula="of:=INFO.OBBA.OBBA.OBGET(INFO.OBBA.OBBA.OBCALL(&quot;&quot;;[.$B$12];&quot;getRandomNumber&quot;;INFO.OBBA.OBBA.OBMAKE(&quot;&quot;;&quot;int&quot;;[.L160])))" office:value-type="float" office:value="0.449081201246203">
            <text:p>0,44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3">
            <text:p>153</text:p>
          </table:table-cell>
          <table:table-cell table:style-name="ce23" table:formula="of:=INFO.OBBA.OBBA.OBGET(INFO.OBBA.OBBA.OBCALL(&quot;&quot;;[.$B$12];&quot;getRandomNumber&quot;;INFO.OBBA.OBBA.OBMAKE(&quot;&quot;;&quot;int&quot;;[.H161])))" office:value-type="float" office:value="0.046703190754844">
            <text:p>0,047</text:p>
          </table:table-cell>
          <table:table-cell table:style-name="ce1"/>
          <table:table-cell table:style-name="ce19" office:value-type="float" office:value="153">
            <text:p>153</text:p>
          </table:table-cell>
          <table:table-cell table:style-name="ce19" table:formula="of:=[.L160]+2" office:value-type="float" office:value="307">
            <text:p>307</text:p>
          </table:table-cell>
          <table:table-cell table:style-name="ce23" table:formula="of:=INFO.OBBA.OBBA.OBGET(INFO.OBBA.OBBA.OBCALL(&quot;&quot;;[.$B$12];&quot;getRandomNumber&quot;;INFO.OBBA.OBBA.OBMAKE(&quot;&quot;;&quot;int&quot;;[.K161])))" office:value-type="float" office:value="0.046703190754844">
            <text:p>0,047</text:p>
          </table:table-cell>
          <table:table-cell table:style-name="ce23" table:formula="of:=INFO.OBBA.OBBA.OBGET(INFO.OBBA.OBBA.OBCALL(&quot;&quot;;[.$B$12];&quot;getRandomNumber&quot;;INFO.OBBA.OBBA.OBMAKE(&quot;&quot;;&quot;int&quot;;[.L161])))" office:value-type="float" office:value="0.486667090719779">
            <text:p>0,48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4">
            <text:p>154</text:p>
          </table:table-cell>
          <table:table-cell table:style-name="ce23" table:formula="of:=INFO.OBBA.OBBA.OBGET(INFO.OBBA.OBBA.OBCALL(&quot;&quot;;[.$B$12];&quot;getRandomNumber&quot;;INFO.OBBA.OBBA.OBMAKE(&quot;&quot;;&quot;int&quot;;[.H162])))" office:value-type="float" office:value="0.970009660381101">
            <text:p>0,970</text:p>
          </table:table-cell>
          <table:table-cell table:style-name="ce1"/>
          <table:table-cell table:style-name="ce19" office:value-type="float" office:value="154">
            <text:p>154</text:p>
          </table:table-cell>
          <table:table-cell table:style-name="ce19" table:formula="of:=[.L161]+2" office:value-type="float" office:value="309">
            <text:p>309</text:p>
          </table:table-cell>
          <table:table-cell table:style-name="ce23" table:formula="of:=INFO.OBBA.OBBA.OBGET(INFO.OBBA.OBBA.OBCALL(&quot;&quot;;[.$B$12];&quot;getRandomNumber&quot;;INFO.OBBA.OBBA.OBMAKE(&quot;&quot;;&quot;int&quot;;[.K162])))" office:value-type="float" office:value="0.970009660381101">
            <text:p>0,970</text:p>
          </table:table-cell>
          <table:table-cell table:style-name="ce23" table:formula="of:=INFO.OBBA.OBBA.OBGET(INFO.OBBA.OBBA.OBCALL(&quot;&quot;;[.$B$12];&quot;getRandomNumber&quot;;INFO.OBBA.OBBA.OBMAKE(&quot;&quot;;&quot;int&quot;;[.L162])))" office:value-type="float" office:value="0.52329766548105">
            <text:p>0,52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5">
            <text:p>155</text:p>
          </table:table-cell>
          <table:table-cell table:style-name="ce23" table:formula="of:=INFO.OBBA.OBBA.OBGET(INFO.OBBA.OBBA.OBCALL(&quot;&quot;;[.$B$12];&quot;getRandomNumber&quot;;INFO.OBBA.OBBA.OBMAKE(&quot;&quot;;&quot;int&quot;;[.H163])))" office:value-type="float" office:value="0.106869409555224">
            <text:p>0,107</text:p>
          </table:table-cell>
          <table:table-cell table:style-name="ce1"/>
          <table:table-cell table:style-name="ce19" office:value-type="float" office:value="155">
            <text:p>155</text:p>
          </table:table-cell>
          <table:table-cell table:style-name="ce19" table:formula="of:=[.L162]+2" office:value-type="float" office:value="311">
            <text:p>311</text:p>
          </table:table-cell>
          <table:table-cell table:style-name="ce23" table:formula="of:=INFO.OBBA.OBBA.OBGET(INFO.OBBA.OBBA.OBCALL(&quot;&quot;;[.$B$12];&quot;getRandomNumber&quot;;INFO.OBBA.OBBA.OBMAKE(&quot;&quot;;&quot;int&quot;;[.K163])))" office:value-type="float" office:value="0.106869409555224">
            <text:p>0,107</text:p>
          </table:table-cell>
          <table:table-cell table:style-name="ce23" table:formula="of:=INFO.OBBA.OBBA.OBGET(INFO.OBBA.OBBA.OBCALL(&quot;&quot;;[.$B$12];&quot;getRandomNumber&quot;;INFO.OBBA.OBBA.OBMAKE(&quot;&quot;;&quot;int&quot;;[.L163])))" office:value-type="float" office:value="0.905120105160039">
            <text:p>0,90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6">
            <text:p>156</text:p>
          </table:table-cell>
          <table:table-cell table:style-name="ce23" table:formula="of:=INFO.OBBA.OBBA.OBGET(INFO.OBBA.OBBA.OBCALL(&quot;&quot;;[.$B$12];&quot;getRandomNumber&quot;;INFO.OBBA.OBBA.OBMAKE(&quot;&quot;;&quot;int&quot;;[.H164])))" office:value-type="float" office:value="0.927962109640663">
            <text:p>0,928</text:p>
          </table:table-cell>
          <table:table-cell table:style-name="ce1"/>
          <table:table-cell table:style-name="ce19" office:value-type="float" office:value="156">
            <text:p>156</text:p>
          </table:table-cell>
          <table:table-cell table:style-name="ce19" table:formula="of:=[.L163]+2" office:value-type="float" office:value="313">
            <text:p>313</text:p>
          </table:table-cell>
          <table:table-cell table:style-name="ce23" table:formula="of:=INFO.OBBA.OBBA.OBGET(INFO.OBBA.OBBA.OBCALL(&quot;&quot;;[.$B$12];&quot;getRandomNumber&quot;;INFO.OBBA.OBBA.OBMAKE(&quot;&quot;;&quot;int&quot;;[.K164])))" office:value-type="float" office:value="0.927962109640663">
            <text:p>0,928</text:p>
          </table:table-cell>
          <table:table-cell table:style-name="ce23" table:formula="of:=INFO.OBBA.OBBA.OBGET(INFO.OBBA.OBBA.OBCALL(&quot;&quot;;[.$B$12];&quot;getRandomNumber&quot;;INFO.OBBA.OBBA.OBMAKE(&quot;&quot;;&quot;int&quot;;[.L164])))" office:value-type="float" office:value="0.740101374007293">
            <text:p>0,74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7">
            <text:p>157</text:p>
          </table:table-cell>
          <table:table-cell table:style-name="ce23" table:formula="of:=INFO.OBBA.OBBA.OBGET(INFO.OBBA.OBBA.OBCALL(&quot;&quot;;[.$B$12];&quot;getRandomNumber&quot;;INFO.OBBA.OBBA.OBMAKE(&quot;&quot;;&quot;int&quot;;[.H165])))" office:value-type="float" office:value="0.049974649687296">
            <text:p>0,050</text:p>
          </table:table-cell>
          <table:table-cell table:style-name="ce1"/>
          <table:table-cell table:style-name="ce19" office:value-type="float" office:value="157">
            <text:p>157</text:p>
          </table:table-cell>
          <table:table-cell table:style-name="ce19" table:formula="of:=[.L164]+2" office:value-type="float" office:value="315">
            <text:p>315</text:p>
          </table:table-cell>
          <table:table-cell table:style-name="ce23" table:formula="of:=INFO.OBBA.OBBA.OBGET(INFO.OBBA.OBBA.OBCALL(&quot;&quot;;[.$B$12];&quot;getRandomNumber&quot;;INFO.OBBA.OBBA.OBMAKE(&quot;&quot;;&quot;int&quot;;[.K165])))" office:value-type="float" office:value="0.049974649687296">
            <text:p>0,050</text:p>
          </table:table-cell>
          <table:table-cell table:style-name="ce23" table:formula="of:=INFO.OBBA.OBBA.OBGET(INFO.OBBA.OBBA.OBCALL(&quot;&quot;;[.$B$12];&quot;getRandomNumber&quot;;INFO.OBBA.OBBA.OBMAKE(&quot;&quot;;&quot;int&quot;;[.L165])))" office:value-type="float" office:value="0.312438424984667">
            <text:p>0,31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8">
            <text:p>158</text:p>
          </table:table-cell>
          <table:table-cell table:style-name="ce23" table:formula="of:=INFO.OBBA.OBBA.OBGET(INFO.OBBA.OBBA.OBCALL(&quot;&quot;;[.$B$12];&quot;getRandomNumber&quot;;INFO.OBBA.OBBA.OBMAKE(&quot;&quot;;&quot;int&quot;;[.H166])))" office:value-type="float" office:value="0.898778923135695">
            <text:p>0,899</text:p>
          </table:table-cell>
          <table:table-cell table:style-name="ce1"/>
          <table:table-cell table:style-name="ce19" office:value-type="float" office:value="158">
            <text:p>158</text:p>
          </table:table-cell>
          <table:table-cell table:style-name="ce19" table:formula="of:=[.L165]+2" office:value-type="float" office:value="317">
            <text:p>317</text:p>
          </table:table-cell>
          <table:table-cell table:style-name="ce23" table:formula="of:=INFO.OBBA.OBBA.OBGET(INFO.OBBA.OBBA.OBCALL(&quot;&quot;;[.$B$12];&quot;getRandomNumber&quot;;INFO.OBBA.OBBA.OBMAKE(&quot;&quot;;&quot;int&quot;;[.K166])))" office:value-type="float" office:value="0.898778923135695">
            <text:p>0,899</text:p>
          </table:table-cell>
          <table:table-cell table:style-name="ce23" table:formula="of:=INFO.OBBA.OBBA.OBGET(INFO.OBBA.OBBA.OBCALL(&quot;&quot;;[.$B$12];&quot;getRandomNumber&quot;;INFO.OBBA.OBBA.OBMAKE(&quot;&quot;;&quot;int&quot;;[.L166])))" office:value-type="float" office:value="0.92671972687305">
            <text:p>0,92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9">
            <text:p>159</text:p>
          </table:table-cell>
          <table:table-cell table:style-name="ce23" table:formula="of:=INFO.OBBA.OBBA.OBGET(INFO.OBBA.OBBA.OBCALL(&quot;&quot;;[.$B$12];&quot;getRandomNumber&quot;;INFO.OBBA.OBBA.OBMAKE(&quot;&quot;;&quot;int&quot;;[.H167])))" office:value-type="float" office:value="0.924657584114594">
            <text:p>0,925</text:p>
          </table:table-cell>
          <table:table-cell table:style-name="ce1"/>
          <table:table-cell table:style-name="ce19" office:value-type="float" office:value="159">
            <text:p>159</text:p>
          </table:table-cell>
          <table:table-cell table:style-name="ce19" table:formula="of:=[.L166]+2" office:value-type="float" office:value="319">
            <text:p>319</text:p>
          </table:table-cell>
          <table:table-cell table:style-name="ce23" table:formula="of:=INFO.OBBA.OBBA.OBGET(INFO.OBBA.OBBA.OBCALL(&quot;&quot;;[.$B$12];&quot;getRandomNumber&quot;;INFO.OBBA.OBBA.OBMAKE(&quot;&quot;;&quot;int&quot;;[.K167])))" office:value-type="float" office:value="0.924657584114594">
            <text:p>0,925</text:p>
          </table:table-cell>
          <table:table-cell table:style-name="ce23" table:formula="of:=INFO.OBBA.OBBA.OBGET(INFO.OBBA.OBBA.OBCALL(&quot;&quot;;[.$B$12];&quot;getRandomNumber&quot;;INFO.OBBA.OBBA.OBMAKE(&quot;&quot;;&quot;int&quot;;[.L167])))" office:value-type="float" office:value="0.473308182643285">
            <text:p>0,47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0">
            <text:p>160</text:p>
          </table:table-cell>
          <table:table-cell table:style-name="ce23" table:formula="of:=INFO.OBBA.OBBA.OBGET(INFO.OBBA.OBBA.OBCALL(&quot;&quot;;[.$B$12];&quot;getRandomNumber&quot;;INFO.OBBA.OBBA.OBMAKE(&quot;&quot;;&quot;int&quot;;[.H168])))" office:value-type="float" office:value="0.147975522427749">
            <text:p>0,148</text:p>
          </table:table-cell>
          <table:table-cell table:style-name="ce1"/>
          <table:table-cell table:style-name="ce19" office:value-type="float" office:value="160">
            <text:p>160</text:p>
          </table:table-cell>
          <table:table-cell table:style-name="ce19" table:formula="of:=[.L167]+2" office:value-type="float" office:value="321">
            <text:p>321</text:p>
          </table:table-cell>
          <table:table-cell table:style-name="ce23" table:formula="of:=INFO.OBBA.OBBA.OBGET(INFO.OBBA.OBBA.OBCALL(&quot;&quot;;[.$B$12];&quot;getRandomNumber&quot;;INFO.OBBA.OBBA.OBMAKE(&quot;&quot;;&quot;int&quot;;[.K168])))" office:value-type="float" office:value="0.147975522427749">
            <text:p>0,148</text:p>
          </table:table-cell>
          <table:table-cell table:style-name="ce23" table:formula="of:=INFO.OBBA.OBBA.OBGET(INFO.OBBA.OBBA.OBCALL(&quot;&quot;;[.$B$12];&quot;getRandomNumber&quot;;INFO.OBBA.OBBA.OBMAKE(&quot;&quot;;&quot;int&quot;;[.L168])))" office:value-type="float" office:value="0.3757035278276">
            <text:p>0,37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1">
            <text:p>161</text:p>
          </table:table-cell>
          <table:table-cell table:style-name="ce23" table:formula="of:=INFO.OBBA.OBBA.OBGET(INFO.OBBA.OBBA.OBCALL(&quot;&quot;;[.$B$12];&quot;getRandomNumber&quot;;INFO.OBBA.OBBA.OBMAKE(&quot;&quot;;&quot;int&quot;;[.H169])))" office:value-type="float" office:value="0.91882617827019">
            <text:p>0,919</text:p>
          </table:table-cell>
          <table:table-cell table:style-name="ce1"/>
          <table:table-cell table:style-name="ce19" office:value-type="float" office:value="161">
            <text:p>161</text:p>
          </table:table-cell>
          <table:table-cell table:style-name="ce19" table:formula="of:=[.L168]+2" office:value-type="float" office:value="323">
            <text:p>323</text:p>
          </table:table-cell>
          <table:table-cell table:style-name="ce23" table:formula="of:=INFO.OBBA.OBBA.OBGET(INFO.OBBA.OBBA.OBCALL(&quot;&quot;;[.$B$12];&quot;getRandomNumber&quot;;INFO.OBBA.OBBA.OBMAKE(&quot;&quot;;&quot;int&quot;;[.K169])))" office:value-type="float" office:value="0.91882617827019">
            <text:p>0,919</text:p>
          </table:table-cell>
          <table:table-cell table:style-name="ce23" table:formula="of:=INFO.OBBA.OBBA.OBGET(INFO.OBBA.OBBA.OBCALL(&quot;&quot;;[.$B$12];&quot;getRandomNumber&quot;;INFO.OBBA.OBBA.OBMAKE(&quot;&quot;;&quot;int&quot;;[.L169])))" office:value-type="float" office:value="0.255100757633609">
            <text:p>0,25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2">
            <text:p>162</text:p>
          </table:table-cell>
          <table:table-cell table:style-name="ce23" table:formula="of:=INFO.OBBA.OBBA.OBGET(INFO.OBBA.OBBA.OBCALL(&quot;&quot;;[.$B$12];&quot;getRandomNumber&quot;;INFO.OBBA.OBBA.OBMAKE(&quot;&quot;;&quot;int&quot;;[.H170])))" office:value-type="float" office:value="0.242725615198763">
            <text:p>0,243</text:p>
          </table:table-cell>
          <table:table-cell table:style-name="ce1"/>
          <table:table-cell table:style-name="ce19" office:value-type="float" office:value="162">
            <text:p>162</text:p>
          </table:table-cell>
          <table:table-cell table:style-name="ce19" table:formula="of:=[.L169]+2" office:value-type="float" office:value="325">
            <text:p>325</text:p>
          </table:table-cell>
          <table:table-cell table:style-name="ce23" table:formula="of:=INFO.OBBA.OBBA.OBGET(INFO.OBBA.OBBA.OBCALL(&quot;&quot;;[.$B$12];&quot;getRandomNumber&quot;;INFO.OBBA.OBBA.OBMAKE(&quot;&quot;;&quot;int&quot;;[.K170])))" office:value-type="float" office:value="0.242725615198763">
            <text:p>0,243</text:p>
          </table:table-cell>
          <table:table-cell table:style-name="ce23" table:formula="of:=INFO.OBBA.OBBA.OBGET(INFO.OBBA.OBBA.OBCALL(&quot;&quot;;[.$B$12];&quot;getRandomNumber&quot;;INFO.OBBA.OBBA.OBMAKE(&quot;&quot;;&quot;int&quot;;[.L170])))" office:value-type="float" office:value="0.460194660121356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3">
            <text:p>163</text:p>
          </table:table-cell>
          <table:table-cell table:style-name="ce23" table:formula="of:=INFO.OBBA.OBBA.OBGET(INFO.OBBA.OBBA.OBCALL(&quot;&quot;;[.$B$12];&quot;getRandomNumber&quot;;INFO.OBBA.OBBA.OBMAKE(&quot;&quot;;&quot;int&quot;;[.H171])))" office:value-type="float" office:value="0.342193068263791">
            <text:p>0,342</text:p>
          </table:table-cell>
          <table:table-cell table:style-name="ce1"/>
          <table:table-cell table:style-name="ce19" office:value-type="float" office:value="163">
            <text:p>163</text:p>
          </table:table-cell>
          <table:table-cell table:style-name="ce19" table:formula="of:=[.L170]+2" office:value-type="float" office:value="327">
            <text:p>327</text:p>
          </table:table-cell>
          <table:table-cell table:style-name="ce23" table:formula="of:=INFO.OBBA.OBBA.OBGET(INFO.OBBA.OBBA.OBCALL(&quot;&quot;;[.$B$12];&quot;getRandomNumber&quot;;INFO.OBBA.OBBA.OBMAKE(&quot;&quot;;&quot;int&quot;;[.K171])))" office:value-type="float" office:value="0.342193068263791">
            <text:p>0,342</text:p>
          </table:table-cell>
          <table:table-cell table:style-name="ce23" table:formula="of:=INFO.OBBA.OBBA.OBGET(INFO.OBBA.OBBA.OBCALL(&quot;&quot;;[.$B$12];&quot;getRandomNumber&quot;;INFO.OBBA.OBBA.OBMAKE(&quot;&quot;;&quot;int&quot;;[.L171])))" office:value-type="float" office:value="0.607702723090367">
            <text:p>0,60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4">
            <text:p>164</text:p>
          </table:table-cell>
          <table:table-cell table:style-name="ce23" table:formula="of:=INFO.OBBA.OBBA.OBGET(INFO.OBBA.OBBA.OBCALL(&quot;&quot;;[.$B$12];&quot;getRandomNumber&quot;;INFO.OBBA.OBBA.OBMAKE(&quot;&quot;;&quot;int&quot;;[.H172])))" office:value-type="float" office:value="0.942580050830331">
            <text:p>0,943</text:p>
          </table:table-cell>
          <table:table-cell table:style-name="ce1"/>
          <table:table-cell table:style-name="ce19" office:value-type="float" office:value="164">
            <text:p>164</text:p>
          </table:table-cell>
          <table:table-cell table:style-name="ce19" table:formula="of:=[.L171]+2" office:value-type="float" office:value="329">
            <text:p>329</text:p>
          </table:table-cell>
          <table:table-cell table:style-name="ce23" table:formula="of:=INFO.OBBA.OBBA.OBGET(INFO.OBBA.OBBA.OBCALL(&quot;&quot;;[.$B$12];&quot;getRandomNumber&quot;;INFO.OBBA.OBBA.OBMAKE(&quot;&quot;;&quot;int&quot;;[.K172])))" office:value-type="float" office:value="0.942580050830331">
            <text:p>0,943</text:p>
          </table:table-cell>
          <table:table-cell table:style-name="ce23" table:formula="of:=INFO.OBBA.OBBA.OBGET(INFO.OBBA.OBBA.OBCALL(&quot;&quot;;[.$B$12];&quot;getRandomNumber&quot;;INFO.OBBA.OBBA.OBMAKE(&quot;&quot;;&quot;int&quot;;[.L172])))" office:value-type="float" office:value="0.537457145577058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5">
            <text:p>165</text:p>
          </table:table-cell>
          <table:table-cell table:style-name="ce23" table:formula="of:=INFO.OBBA.OBBA.OBGET(INFO.OBBA.OBBA.OBCALL(&quot;&quot;;[.$B$12];&quot;getRandomNumber&quot;;INFO.OBBA.OBBA.OBMAKE(&quot;&quot;;&quot;int&quot;;[.H173])))" office:value-type="float" office:value="0.567970328489008">
            <text:p>0,568</text:p>
          </table:table-cell>
          <table:table-cell table:style-name="ce1"/>
          <table:table-cell table:style-name="ce19" office:value-type="float" office:value="165">
            <text:p>165</text:p>
          </table:table-cell>
          <table:table-cell table:style-name="ce19" table:formula="of:=[.L172]+2" office:value-type="float" office:value="331">
            <text:p>331</text:p>
          </table:table-cell>
          <table:table-cell table:style-name="ce23" table:formula="of:=INFO.OBBA.OBBA.OBGET(INFO.OBBA.OBBA.OBCALL(&quot;&quot;;[.$B$12];&quot;getRandomNumber&quot;;INFO.OBBA.OBBA.OBMAKE(&quot;&quot;;&quot;int&quot;;[.K173])))" office:value-type="float" office:value="0.567970328489008">
            <text:p>0,568</text:p>
          </table:table-cell>
          <table:table-cell table:style-name="ce23" table:formula="of:=INFO.OBBA.OBBA.OBGET(INFO.OBBA.OBBA.OBCALL(&quot;&quot;;[.$B$12];&quot;getRandomNumber&quot;;INFO.OBBA.OBBA.OBMAKE(&quot;&quot;;&quot;int&quot;;[.L173])))" office:value-type="float" office:value="0.758930182231331">
            <text:p>0,75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6">
            <text:p>166</text:p>
          </table:table-cell>
          <table:table-cell table:style-name="ce23" table:formula="of:=INFO.OBBA.OBBA.OBGET(INFO.OBBA.OBBA.OBCALL(&quot;&quot;;[.$B$12];&quot;getRandomNumber&quot;;INFO.OBBA.OBBA.OBMAKE(&quot;&quot;;&quot;int&quot;;[.H174])))" office:value-type="float" office:value="0.585763409713982">
            <text:p>0,586</text:p>
          </table:table-cell>
          <table:table-cell table:style-name="ce1"/>
          <table:table-cell table:style-name="ce19" office:value-type="float" office:value="166">
            <text:p>166</text:p>
          </table:table-cell>
          <table:table-cell table:style-name="ce19" table:formula="of:=[.L173]+2" office:value-type="float" office:value="333">
            <text:p>333</text:p>
          </table:table-cell>
          <table:table-cell table:style-name="ce23" table:formula="of:=INFO.OBBA.OBBA.OBGET(INFO.OBBA.OBBA.OBCALL(&quot;&quot;;[.$B$12];&quot;getRandomNumber&quot;;INFO.OBBA.OBBA.OBMAKE(&quot;&quot;;&quot;int&quot;;[.K174])))" office:value-type="float" office:value="0.585763409713982">
            <text:p>0,586</text:p>
          </table:table-cell>
          <table:table-cell table:style-name="ce23" table:formula="of:=INFO.OBBA.OBBA.OBGET(INFO.OBBA.OBBA.OBCALL(&quot;&quot;;[.$B$12];&quot;getRandomNumber&quot;;INFO.OBBA.OBBA.OBMAKE(&quot;&quot;;&quot;int&quot;;[.L174])))" office:value-type="float" office:value="0.493191276747541">
            <text:p>0,49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7">
            <text:p>167</text:p>
          </table:table-cell>
          <table:table-cell table:style-name="ce23" table:formula="of:=INFO.OBBA.OBBA.OBGET(INFO.OBBA.OBBA.OBCALL(&quot;&quot;;[.$B$12];&quot;getRandomNumber&quot;;INFO.OBBA.OBBA.OBMAKE(&quot;&quot;;&quot;int&quot;;[.H175])))" office:value-type="float" office:value="0.841076984939657">
            <text:p>0,841</text:p>
          </table:table-cell>
          <table:table-cell table:style-name="ce1"/>
          <table:table-cell table:style-name="ce19" office:value-type="float" office:value="167">
            <text:p>167</text:p>
          </table:table-cell>
          <table:table-cell table:style-name="ce19" table:formula="of:=[.L174]+2" office:value-type="float" office:value="335">
            <text:p>335</text:p>
          </table:table-cell>
          <table:table-cell table:style-name="ce23" table:formula="of:=INFO.OBBA.OBBA.OBGET(INFO.OBBA.OBBA.OBCALL(&quot;&quot;;[.$B$12];&quot;getRandomNumber&quot;;INFO.OBBA.OBBA.OBMAKE(&quot;&quot;;&quot;int&quot;;[.K175])))" office:value-type="float" office:value="0.841076984939657">
            <text:p>0,841</text:p>
          </table:table-cell>
          <table:table-cell table:style-name="ce23" table:formula="of:=INFO.OBBA.OBBA.OBGET(INFO.OBBA.OBBA.OBCALL(&quot;&quot;;[.$B$12];&quot;getRandomNumber&quot;;INFO.OBBA.OBBA.OBMAKE(&quot;&quot;;&quot;int&quot;;[.L175])))" office:value-type="float" office:value="0.693382876173066">
            <text:p>0,69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8">
            <text:p>168</text:p>
          </table:table-cell>
          <table:table-cell table:style-name="ce23" table:formula="of:=INFO.OBBA.OBBA.OBGET(INFO.OBBA.OBBA.OBCALL(&quot;&quot;;[.$B$12];&quot;getRandomNumber&quot;;INFO.OBBA.OBBA.OBMAKE(&quot;&quot;;&quot;int&quot;;[.H176])))" office:value-type="float" office:value="0.681823508797017">
            <text:p>0,682</text:p>
          </table:table-cell>
          <table:table-cell table:style-name="ce1"/>
          <table:table-cell table:style-name="ce19" office:value-type="float" office:value="168">
            <text:p>168</text:p>
          </table:table-cell>
          <table:table-cell table:style-name="ce19" table:formula="of:=[.L175]+2" office:value-type="float" office:value="337">
            <text:p>337</text:p>
          </table:table-cell>
          <table:table-cell table:style-name="ce23" table:formula="of:=INFO.OBBA.OBBA.OBGET(INFO.OBBA.OBBA.OBCALL(&quot;&quot;;[.$B$12];&quot;getRandomNumber&quot;;INFO.OBBA.OBBA.OBMAKE(&quot;&quot;;&quot;int&quot;;[.K176])))" office:value-type="float" office:value="0.681823508797017">
            <text:p>0,682</text:p>
          </table:table-cell>
          <table:table-cell table:style-name="ce23" table:formula="of:=INFO.OBBA.OBBA.OBGET(INFO.OBBA.OBBA.OBCALL(&quot;&quot;;[.$B$12];&quot;getRandomNumber&quot;;INFO.OBBA.OBBA.OBMAKE(&quot;&quot;;&quot;int&quot;;[.L176])))" office:value-type="float" office:value="0.0309937268481018">
            <text:p>0,03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9">
            <text:p>169</text:p>
          </table:table-cell>
          <table:table-cell table:style-name="ce23" table:formula="of:=INFO.OBBA.OBBA.OBGET(INFO.OBBA.OBBA.OBCALL(&quot;&quot;;[.$B$12];&quot;getRandomNumber&quot;;INFO.OBBA.OBBA.OBMAKE(&quot;&quot;;&quot;int&quot;;[.H177])))" office:value-type="float" office:value="0.0265781444641058">
            <text:p>0,027</text:p>
          </table:table-cell>
          <table:table-cell table:style-name="ce1"/>
          <table:table-cell table:style-name="ce19" office:value-type="float" office:value="169">
            <text:p>169</text:p>
          </table:table-cell>
          <table:table-cell table:style-name="ce19" table:formula="of:=[.L176]+2" office:value-type="float" office:value="339">
            <text:p>339</text:p>
          </table:table-cell>
          <table:table-cell table:style-name="ce23" table:formula="of:=INFO.OBBA.OBBA.OBGET(INFO.OBBA.OBBA.OBCALL(&quot;&quot;;[.$B$12];&quot;getRandomNumber&quot;;INFO.OBBA.OBBA.OBMAKE(&quot;&quot;;&quot;int&quot;;[.K177])))" office:value-type="float" office:value="0.0265781444641058">
            <text:p>0,027</text:p>
          </table:table-cell>
          <table:table-cell table:style-name="ce23" table:formula="of:=INFO.OBBA.OBBA.OBGET(INFO.OBBA.OBBA.OBCALL(&quot;&quot;;[.$B$12];&quot;getRandomNumber&quot;;INFO.OBBA.OBBA.OBMAKE(&quot;&quot;;&quot;int&quot;;[.L177])))" office:value-type="float" office:value="0.57246282499042">
            <text:p>0,57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0">
            <text:p>170</text:p>
          </table:table-cell>
          <table:table-cell table:style-name="ce23" table:formula="of:=INFO.OBBA.OBBA.OBGET(INFO.OBBA.OBBA.OBCALL(&quot;&quot;;[.$B$12];&quot;getRandomNumber&quot;;INFO.OBBA.OBBA.OBMAKE(&quot;&quot;;&quot;int&quot;;[.H178])))" office:value-type="float" office:value="0.67653878987764">
            <text:p>0,677</text:p>
          </table:table-cell>
          <table:table-cell table:style-name="ce1"/>
          <table:table-cell table:style-name="ce19" office:value-type="float" office:value="170">
            <text:p>170</text:p>
          </table:table-cell>
          <table:table-cell table:style-name="ce19" table:formula="of:=[.L177]+2" office:value-type="float" office:value="341">
            <text:p>341</text:p>
          </table:table-cell>
          <table:table-cell table:style-name="ce23" table:formula="of:=INFO.OBBA.OBBA.OBGET(INFO.OBBA.OBBA.OBCALL(&quot;&quot;;[.$B$12];&quot;getRandomNumber&quot;;INFO.OBBA.OBBA.OBMAKE(&quot;&quot;;&quot;int&quot;;[.K178])))" office:value-type="float" office:value="0.67653878987764">
            <text:p>0,677</text:p>
          </table:table-cell>
          <table:table-cell table:style-name="ce23" table:formula="of:=INFO.OBBA.OBBA.OBGET(INFO.OBBA.OBBA.OBCALL(&quot;&quot;;[.$B$12];&quot;getRandomNumber&quot;;INFO.OBBA.OBBA.OBMAKE(&quot;&quot;;&quot;int&quot;;[.L178])))" office:value-type="float" office:value="0.253663668979395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1">
            <text:p>171</text:p>
          </table:table-cell>
          <table:table-cell table:style-name="ce23" table:formula="of:=INFO.OBBA.OBBA.OBGET(INFO.OBBA.OBBA.OBCALL(&quot;&quot;;[.$B$12];&quot;getRandomNumber&quot;;INFO.OBBA.OBBA.OBMAKE(&quot;&quot;;&quot;int&quot;;[.H179])))" office:value-type="float" office:value="0.73166501923371">
            <text:p>0,732</text:p>
          </table:table-cell>
          <table:table-cell table:style-name="ce1"/>
          <table:table-cell table:style-name="ce19" office:value-type="float" office:value="171">
            <text:p>171</text:p>
          </table:table-cell>
          <table:table-cell table:style-name="ce19" table:formula="of:=[.L178]+2" office:value-type="float" office:value="343">
            <text:p>343</text:p>
          </table:table-cell>
          <table:table-cell table:style-name="ce23" table:formula="of:=INFO.OBBA.OBBA.OBGET(INFO.OBBA.OBBA.OBCALL(&quot;&quot;;[.$B$12];&quot;getRandomNumber&quot;;INFO.OBBA.OBBA.OBMAKE(&quot;&quot;;&quot;int&quot;;[.K179])))" office:value-type="float" office:value="0.73166501923371">
            <text:p>0,732</text:p>
          </table:table-cell>
          <table:table-cell table:style-name="ce23" table:formula="of:=INFO.OBBA.OBBA.OBGET(INFO.OBBA.OBBA.OBCALL(&quot;&quot;;[.$B$12];&quot;getRandomNumber&quot;;INFO.OBBA.OBBA.OBMAKE(&quot;&quot;;&quot;int&quot;;[.L179])))" office:value-type="float" office:value="0.332536913410088">
            <text:p>0,33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2">
            <text:p>172</text:p>
          </table:table-cell>
          <table:table-cell table:style-name="ce23" table:formula="of:=INFO.OBBA.OBBA.OBGET(INFO.OBBA.OBBA.OBCALL(&quot;&quot;;[.$B$12];&quot;getRandomNumber&quot;;INFO.OBBA.OBBA.OBMAKE(&quot;&quot;;&quot;int&quot;;[.H180])))" office:value-type="float" office:value="0.559003673728113">
            <text:p>0,559</text:p>
          </table:table-cell>
          <table:table-cell table:style-name="ce1"/>
          <table:table-cell table:style-name="ce19" office:value-type="float" office:value="172">
            <text:p>172</text:p>
          </table:table-cell>
          <table:table-cell table:style-name="ce19" table:formula="of:=[.L179]+2" office:value-type="float" office:value="345">
            <text:p>345</text:p>
          </table:table-cell>
          <table:table-cell table:style-name="ce23" table:formula="of:=INFO.OBBA.OBBA.OBGET(INFO.OBBA.OBBA.OBCALL(&quot;&quot;;[.$B$12];&quot;getRandomNumber&quot;;INFO.OBBA.OBBA.OBMAKE(&quot;&quot;;&quot;int&quot;;[.K180])))" office:value-type="float" office:value="0.559003673728113">
            <text:p>0,559</text:p>
          </table:table-cell>
          <table:table-cell table:style-name="ce23" table:formula="of:=INFO.OBBA.OBBA.OBGET(INFO.OBBA.OBBA.OBCALL(&quot;&quot;;[.$B$12];&quot;getRandomNumber&quot;;INFO.OBBA.OBBA.OBMAKE(&quot;&quot;;&quot;int&quot;;[.L180])))" office:value-type="float" office:value="0.303669349144982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3">
            <text:p>173</text:p>
          </table:table-cell>
          <table:table-cell table:style-name="ce23" table:formula="of:=INFO.OBBA.OBBA.OBGET(INFO.OBBA.OBBA.OBCALL(&quot;&quot;;[.$B$12];&quot;getRandomNumber&quot;;INFO.OBBA.OBBA.OBMAKE(&quot;&quot;;&quot;int&quot;;[.H181])))" office:value-type="float" office:value="0.276364461833399">
            <text:p>0,276</text:p>
          </table:table-cell>
          <table:table-cell table:style-name="ce1"/>
          <table:table-cell table:style-name="ce19" office:value-type="float" office:value="173">
            <text:p>173</text:p>
          </table:table-cell>
          <table:table-cell table:style-name="ce19" table:formula="of:=[.L180]+2" office:value-type="float" office:value="347">
            <text:p>347</text:p>
          </table:table-cell>
          <table:table-cell table:style-name="ce23" table:formula="of:=INFO.OBBA.OBBA.OBGET(INFO.OBBA.OBBA.OBCALL(&quot;&quot;;[.$B$12];&quot;getRandomNumber&quot;;INFO.OBBA.OBBA.OBMAKE(&quot;&quot;;&quot;int&quot;;[.K181])))" office:value-type="float" office:value="0.276364461833399">
            <text:p>0,276</text:p>
          </table:table-cell>
          <table:table-cell table:style-name="ce23" table:formula="of:=INFO.OBBA.OBBA.OBGET(INFO.OBBA.OBBA.OBCALL(&quot;&quot;;[.$B$12];&quot;getRandomNumber&quot;;INFO.OBBA.OBBA.OBMAKE(&quot;&quot;;&quot;int&quot;;[.L181])))" office:value-type="float" office:value="0.634031122482842">
            <text:p>0,63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4">
            <text:p>174</text:p>
          </table:table-cell>
          <table:table-cell table:style-name="ce23" table:formula="of:=INFO.OBBA.OBBA.OBGET(INFO.OBBA.OBBA.OBCALL(&quot;&quot;;[.$B$12];&quot;getRandomNumber&quot;;INFO.OBBA.OBBA.OBMAKE(&quot;&quot;;&quot;int&quot;;[.H182])))" office:value-type="float" office:value="0.463213808041243">
            <text:p>0,463</text:p>
          </table:table-cell>
          <table:table-cell table:style-name="ce1"/>
          <table:table-cell table:style-name="ce19" office:value-type="float" office:value="174">
            <text:p>174</text:p>
          </table:table-cell>
          <table:table-cell table:style-name="ce19" table:formula="of:=[.L181]+2" office:value-type="float" office:value="349">
            <text:p>349</text:p>
          </table:table-cell>
          <table:table-cell table:style-name="ce23" table:formula="of:=INFO.OBBA.OBBA.OBGET(INFO.OBBA.OBBA.OBCALL(&quot;&quot;;[.$B$12];&quot;getRandomNumber&quot;;INFO.OBBA.OBBA.OBMAKE(&quot;&quot;;&quot;int&quot;;[.K182])))" office:value-type="float" office:value="0.463213808041243">
            <text:p>0,463</text:p>
          </table:table-cell>
          <table:table-cell table:style-name="ce23" table:formula="of:=INFO.OBBA.OBBA.OBGET(INFO.OBBA.OBBA.OBCALL(&quot;&quot;;[.$B$12];&quot;getRandomNumber&quot;;INFO.OBBA.OBBA.OBMAKE(&quot;&quot;;&quot;int&quot;;[.L182])))" office:value-type="float" office:value="0.785071161387937">
            <text:p>0,78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5">
            <text:p>175</text:p>
          </table:table-cell>
          <table:table-cell table:style-name="ce23" table:formula="of:=INFO.OBBA.OBBA.OBGET(INFO.OBBA.OBBA.OBCALL(&quot;&quot;;[.$B$12];&quot;getRandomNumber&quot;;INFO.OBBA.OBBA.OBMAKE(&quot;&quot;;&quot;int&quot;;[.H183])))" office:value-type="float" office:value="0.133789013799982">
            <text:p>0,134</text:p>
          </table:table-cell>
          <table:table-cell table:style-name="ce1"/>
          <table:table-cell table:style-name="ce19" office:value-type="float" office:value="175">
            <text:p>175</text:p>
          </table:table-cell>
          <table:table-cell table:style-name="ce19" table:formula="of:=[.L182]+2" office:value-type="float" office:value="351">
            <text:p>351</text:p>
          </table:table-cell>
          <table:table-cell table:style-name="ce23" table:formula="of:=INFO.OBBA.OBBA.OBGET(INFO.OBBA.OBBA.OBCALL(&quot;&quot;;[.$B$12];&quot;getRandomNumber&quot;;INFO.OBBA.OBBA.OBMAKE(&quot;&quot;;&quot;int&quot;;[.K183])))" office:value-type="float" office:value="0.133789013799982">
            <text:p>0,134</text:p>
          </table:table-cell>
          <table:table-cell table:style-name="ce23" table:formula="of:=INFO.OBBA.OBBA.OBGET(INFO.OBBA.OBBA.OBCALL(&quot;&quot;;[.$B$12];&quot;getRandomNumber&quot;;INFO.OBBA.OBBA.OBMAKE(&quot;&quot;;&quot;int&quot;;[.L183])))" office:value-type="float" office:value="0.397452397901428">
            <text:p>0,39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6">
            <text:p>176</text:p>
          </table:table-cell>
          <table:table-cell table:style-name="ce23" table:formula="of:=INFO.OBBA.OBBA.OBGET(INFO.OBBA.OBBA.OBCALL(&quot;&quot;;[.$B$12];&quot;getRandomNumber&quot;;INFO.OBBA.OBBA.OBMAKE(&quot;&quot;;&quot;int&quot;;[.H184])))" office:value-type="float" office:value="0.956758928264589">
            <text:p>0,957</text:p>
          </table:table-cell>
          <table:table-cell table:style-name="ce1"/>
          <table:table-cell table:style-name="ce19" office:value-type="float" office:value="176">
            <text:p>176</text:p>
          </table:table-cell>
          <table:table-cell table:style-name="ce19" table:formula="of:=[.L183]+2" office:value-type="float" office:value="353">
            <text:p>353</text:p>
          </table:table-cell>
          <table:table-cell table:style-name="ce23" table:formula="of:=INFO.OBBA.OBBA.OBGET(INFO.OBBA.OBBA.OBCALL(&quot;&quot;;[.$B$12];&quot;getRandomNumber&quot;;INFO.OBBA.OBBA.OBMAKE(&quot;&quot;;&quot;int&quot;;[.K184])))" office:value-type="float" office:value="0.956758928264589">
            <text:p>0,957</text:p>
          </table:table-cell>
          <table:table-cell table:style-name="ce23" table:formula="of:=INFO.OBBA.OBBA.OBGET(INFO.OBBA.OBBA.OBCALL(&quot;&quot;;[.$B$12];&quot;getRandomNumber&quot;;INFO.OBBA.OBBA.OBMAKE(&quot;&quot;;&quot;int&quot;;[.L184])))" office:value-type="float" office:value="0.588614513875836">
            <text:p>0,58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7">
            <text:p>177</text:p>
          </table:table-cell>
          <table:table-cell table:style-name="ce23" table:formula="of:=INFO.OBBA.OBBA.OBGET(INFO.OBBA.OBBA.OBCALL(&quot;&quot;;[.$B$12];&quot;getRandomNumber&quot;;INFO.OBBA.OBBA.OBMAKE(&quot;&quot;;&quot;int&quot;;[.H185])))" office:value-type="float" office:value="0.874216841800604">
            <text:p>0,874</text:p>
          </table:table-cell>
          <table:table-cell table:style-name="ce1"/>
          <table:table-cell table:style-name="ce19" office:value-type="float" office:value="177">
            <text:p>177</text:p>
          </table:table-cell>
          <table:table-cell table:style-name="ce19" table:formula="of:=[.L184]+2" office:value-type="float" office:value="355">
            <text:p>355</text:p>
          </table:table-cell>
          <table:table-cell table:style-name="ce23" table:formula="of:=INFO.OBBA.OBBA.OBGET(INFO.OBBA.OBBA.OBCALL(&quot;&quot;;[.$B$12];&quot;getRandomNumber&quot;;INFO.OBBA.OBBA.OBMAKE(&quot;&quot;;&quot;int&quot;;[.K185])))" office:value-type="float" office:value="0.874216841800604">
            <text:p>0,874</text:p>
          </table:table-cell>
          <table:table-cell table:style-name="ce23" table:formula="of:=INFO.OBBA.OBBA.OBGET(INFO.OBBA.OBBA.OBCALL(&quot;&quot;;[.$B$12];&quot;getRandomNumber&quot;;INFO.OBBA.OBBA.OBMAKE(&quot;&quot;;&quot;int&quot;;[.L185])))" office:value-type="float" office:value="0.942882852326684">
            <text:p>0,94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8">
            <text:p>178</text:p>
          </table:table-cell>
          <table:table-cell table:style-name="ce23" table:formula="of:=INFO.OBBA.OBBA.OBGET(INFO.OBBA.OBBA.OBCALL(&quot;&quot;;[.$B$12];&quot;getRandomNumber&quot;;INFO.OBBA.OBBA.OBMAKE(&quot;&quot;;&quot;int&quot;;[.H186])))" office:value-type="float" office:value="0.995589182728677">
            <text:p>0,996</text:p>
          </table:table-cell>
          <table:table-cell table:style-name="ce1"/>
          <table:table-cell table:style-name="ce19" office:value-type="float" office:value="178">
            <text:p>178</text:p>
          </table:table-cell>
          <table:table-cell table:style-name="ce19" table:formula="of:=[.L185]+2" office:value-type="float" office:value="357">
            <text:p>357</text:p>
          </table:table-cell>
          <table:table-cell table:style-name="ce23" table:formula="of:=INFO.OBBA.OBBA.OBGET(INFO.OBBA.OBBA.OBCALL(&quot;&quot;;[.$B$12];&quot;getRandomNumber&quot;;INFO.OBBA.OBBA.OBMAKE(&quot;&quot;;&quot;int&quot;;[.K186])))" office:value-type="float" office:value="0.995589182728677">
            <text:p>0,996</text:p>
          </table:table-cell>
          <table:table-cell table:style-name="ce23" table:formula="of:=INFO.OBBA.OBBA.OBGET(INFO.OBBA.OBBA.OBCALL(&quot;&quot;;[.$B$12];&quot;getRandomNumber&quot;;INFO.OBBA.OBBA.OBMAKE(&quot;&quot;;&quot;int&quot;;[.L186])))" office:value-type="float" office:value="0.459587123024961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9">
            <text:p>179</text:p>
          </table:table-cell>
          <table:table-cell table:style-name="ce23" table:formula="of:=INFO.OBBA.OBBA.OBGET(INFO.OBBA.OBBA.OBCALL(&quot;&quot;;[.$B$12];&quot;getRandomNumber&quot;;INFO.OBBA.OBBA.OBMAKE(&quot;&quot;;&quot;int&quot;;[.H187])))" office:value-type="float" office:value="0.566534096551673">
            <text:p>0,567</text:p>
          </table:table-cell>
          <table:table-cell table:style-name="ce1"/>
          <table:table-cell table:style-name="ce19" office:value-type="float" office:value="179">
            <text:p>179</text:p>
          </table:table-cell>
          <table:table-cell table:style-name="ce19" table:formula="of:=[.L186]+2" office:value-type="float" office:value="359">
            <text:p>359</text:p>
          </table:table-cell>
          <table:table-cell table:style-name="ce23" table:formula="of:=INFO.OBBA.OBBA.OBGET(INFO.OBBA.OBBA.OBCALL(&quot;&quot;;[.$B$12];&quot;getRandomNumber&quot;;INFO.OBBA.OBBA.OBMAKE(&quot;&quot;;&quot;int&quot;;[.K187])))" office:value-type="float" office:value="0.566534096551673">
            <text:p>0,567</text:p>
          </table:table-cell>
          <table:table-cell table:style-name="ce23" table:formula="of:=INFO.OBBA.OBBA.OBGET(INFO.OBBA.OBBA.OBCALL(&quot;&quot;;[.$B$12];&quot;getRandomNumber&quot;;INFO.OBBA.OBBA.OBMAKE(&quot;&quot;;&quot;int&quot;;[.L187])))" office:value-type="float" office:value="0.8040692126371">
            <text:p>0,80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0">
            <text:p>180</text:p>
          </table:table-cell>
          <table:table-cell table:style-name="ce23" table:formula="of:=INFO.OBBA.OBBA.OBGET(INFO.OBBA.OBBA.OBCALL(&quot;&quot;;[.$B$12];&quot;getRandomNumber&quot;;INFO.OBBA.OBBA.OBMAKE(&quot;&quot;;&quot;int&quot;;[.H188])))" office:value-type="float" office:value="0.859510074270377">
            <text:p>0,860</text:p>
          </table:table-cell>
          <table:table-cell table:style-name="ce1"/>
          <table:table-cell table:style-name="ce19" office:value-type="float" office:value="180">
            <text:p>180</text:p>
          </table:table-cell>
          <table:table-cell table:style-name="ce19" table:formula="of:=[.L187]+2" office:value-type="float" office:value="361">
            <text:p>361</text:p>
          </table:table-cell>
          <table:table-cell table:style-name="ce23" table:formula="of:=INFO.OBBA.OBBA.OBGET(INFO.OBBA.OBBA.OBCALL(&quot;&quot;;[.$B$12];&quot;getRandomNumber&quot;;INFO.OBBA.OBBA.OBMAKE(&quot;&quot;;&quot;int&quot;;[.K188])))" office:value-type="float" office:value="0.859510074270377">
            <text:p>0,860</text:p>
          </table:table-cell>
          <table:table-cell table:style-name="ce23" table:formula="of:=INFO.OBBA.OBBA.OBGET(INFO.OBBA.OBBA.OBCALL(&quot;&quot;;[.$B$12];&quot;getRandomNumber&quot;;INFO.OBBA.OBBA.OBMAKE(&quot;&quot;;&quot;int&quot;;[.L188])))" office:value-type="float" office:value="0.386654760701868">
            <text:p>0,38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1">
            <text:p>181</text:p>
          </table:table-cell>
          <table:table-cell table:style-name="ce23" table:formula="of:=INFO.OBBA.OBBA.OBGET(INFO.OBBA.OBBA.OBCALL(&quot;&quot;;[.$B$12];&quot;getRandomNumber&quot;;INFO.OBBA.OBBA.OBMAKE(&quot;&quot;;&quot;int&quot;;[.H189])))" office:value-type="float" office:value="0.666472877760977">
            <text:p>0,666</text:p>
          </table:table-cell>
          <table:table-cell table:style-name="ce1"/>
          <table:table-cell table:style-name="ce19" office:value-type="float" office:value="181">
            <text:p>181</text:p>
          </table:table-cell>
          <table:table-cell table:style-name="ce19" table:formula="of:=[.L188]+2" office:value-type="float" office:value="363">
            <text:p>363</text:p>
          </table:table-cell>
          <table:table-cell table:style-name="ce23" table:formula="of:=INFO.OBBA.OBBA.OBGET(INFO.OBBA.OBBA.OBCALL(&quot;&quot;;[.$B$12];&quot;getRandomNumber&quot;;INFO.OBBA.OBBA.OBMAKE(&quot;&quot;;&quot;int&quot;;[.K189])))" office:value-type="float" office:value="0.666472877760977">
            <text:p>0,666</text:p>
          </table:table-cell>
          <table:table-cell table:style-name="ce23" table:formula="of:=INFO.OBBA.OBBA.OBGET(INFO.OBBA.OBBA.OBCALL(&quot;&quot;;[.$B$12];&quot;getRandomNumber&quot;;INFO.OBBA.OBBA.OBMAKE(&quot;&quot;;&quot;int&quot;;[.L189])))" office:value-type="float" office:value="0.136868473632283">
            <text:p>0,13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2">
            <text:p>182</text:p>
          </table:table-cell>
          <table:table-cell table:style-name="ce23" table:formula="of:=INFO.OBBA.OBBA.OBGET(INFO.OBBA.OBBA.OBCALL(&quot;&quot;;[.$B$12];&quot;getRandomNumber&quot;;INFO.OBBA.OBBA.OBMAKE(&quot;&quot;;&quot;int&quot;;[.H190])))" office:value-type="float" office:value="0.0370463681406771">
            <text:p>0,037</text:p>
          </table:table-cell>
          <table:table-cell table:style-name="ce1"/>
          <table:table-cell table:style-name="ce19" office:value-type="float" office:value="182">
            <text:p>182</text:p>
          </table:table-cell>
          <table:table-cell table:style-name="ce19" table:formula="of:=[.L189]+2" office:value-type="float" office:value="365">
            <text:p>365</text:p>
          </table:table-cell>
          <table:table-cell table:style-name="ce23" table:formula="of:=INFO.OBBA.OBBA.OBGET(INFO.OBBA.OBBA.OBCALL(&quot;&quot;;[.$B$12];&quot;getRandomNumber&quot;;INFO.OBBA.OBBA.OBMAKE(&quot;&quot;;&quot;int&quot;;[.K190])))" office:value-type="float" office:value="0.0370463681406771">
            <text:p>0,037</text:p>
          </table:table-cell>
          <table:table-cell table:style-name="ce23" table:formula="of:=INFO.OBBA.OBBA.OBGET(INFO.OBBA.OBBA.OBCALL(&quot;&quot;;[.$B$12];&quot;getRandomNumber&quot;;INFO.OBBA.OBBA.OBMAKE(&quot;&quot;;&quot;int&quot;;[.L190])))" office:value-type="float" office:value="0.553494385158245">
            <text:p>0,55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3">
            <text:p>183</text:p>
          </table:table-cell>
          <table:table-cell table:style-name="ce23" table:formula="of:=INFO.OBBA.OBBA.OBGET(INFO.OBBA.OBBA.OBCALL(&quot;&quot;;[.$B$12];&quot;getRandomNumber&quot;;INFO.OBBA.OBBA.OBMAKE(&quot;&quot;;&quot;int&quot;;[.H191])))" office:value-type="float" office:value="0.128332616919877">
            <text:p>0,128</text:p>
          </table:table-cell>
          <table:table-cell table:style-name="ce1"/>
          <table:table-cell table:style-name="ce19" office:value-type="float" office:value="183">
            <text:p>183</text:p>
          </table:table-cell>
          <table:table-cell table:style-name="ce19" table:formula="of:=[.L190]+2" office:value-type="float" office:value="367">
            <text:p>367</text:p>
          </table:table-cell>
          <table:table-cell table:style-name="ce23" table:formula="of:=INFO.OBBA.OBBA.OBGET(INFO.OBBA.OBBA.OBCALL(&quot;&quot;;[.$B$12];&quot;getRandomNumber&quot;;INFO.OBBA.OBBA.OBMAKE(&quot;&quot;;&quot;int&quot;;[.K191])))" office:value-type="float" office:value="0.128332616919877">
            <text:p>0,128</text:p>
          </table:table-cell>
          <table:table-cell table:style-name="ce23" table:formula="of:=INFO.OBBA.OBBA.OBGET(INFO.OBBA.OBBA.OBCALL(&quot;&quot;;[.$B$12];&quot;getRandomNumber&quot;;INFO.OBBA.OBBA.OBMAKE(&quot;&quot;;&quot;int&quot;;[.L191])))" office:value-type="float" office:value="0.558229394232968">
            <text:p>0,55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4">
            <text:p>184</text:p>
          </table:table-cell>
          <table:table-cell table:style-name="ce23" table:formula="of:=INFO.OBBA.OBBA.OBGET(INFO.OBBA.OBBA.OBCALL(&quot;&quot;;[.$B$12];&quot;getRandomNumber&quot;;INFO.OBBA.OBBA.OBMAKE(&quot;&quot;;&quot;int&quot;;[.H192])))" office:value-type="float" office:value="0.0561283126512794">
            <text:p>0,056</text:p>
          </table:table-cell>
          <table:table-cell table:style-name="ce1"/>
          <table:table-cell table:style-name="ce19" office:value-type="float" office:value="184">
            <text:p>184</text:p>
          </table:table-cell>
          <table:table-cell table:style-name="ce19" table:formula="of:=[.L191]+2" office:value-type="float" office:value="369">
            <text:p>369</text:p>
          </table:table-cell>
          <table:table-cell table:style-name="ce23" table:formula="of:=INFO.OBBA.OBBA.OBGET(INFO.OBBA.OBBA.OBCALL(&quot;&quot;;[.$B$12];&quot;getRandomNumber&quot;;INFO.OBBA.OBBA.OBMAKE(&quot;&quot;;&quot;int&quot;;[.K192])))" office:value-type="float" office:value="0.0561283126512794">
            <text:p>0,056</text:p>
          </table:table-cell>
          <table:table-cell table:style-name="ce23" table:formula="of:=INFO.OBBA.OBBA.OBGET(INFO.OBBA.OBBA.OBCALL(&quot;&quot;;[.$B$12];&quot;getRandomNumber&quot;;INFO.OBBA.OBBA.OBMAKE(&quot;&quot;;&quot;int&quot;;[.L192])))" office:value-type="float" office:value="0.280222530549308">
            <text:p>0,28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5">
            <text:p>185</text:p>
          </table:table-cell>
          <table:table-cell table:style-name="ce23" table:formula="of:=INFO.OBBA.OBBA.OBGET(INFO.OBBA.OBBA.OBCALL(&quot;&quot;;[.$B$12];&quot;getRandomNumber&quot;;INFO.OBBA.OBBA.OBMAKE(&quot;&quot;;&quot;int&quot;;[.H193])))" office:value-type="float" office:value="0.12141524601541">
            <text:p>0,121</text:p>
          </table:table-cell>
          <table:table-cell table:style-name="ce1"/>
          <table:table-cell table:style-name="ce19" office:value-type="float" office:value="185">
            <text:p>185</text:p>
          </table:table-cell>
          <table:table-cell table:style-name="ce19" table:formula="of:=[.L192]+2" office:value-type="float" office:value="371">
            <text:p>371</text:p>
          </table:table-cell>
          <table:table-cell table:style-name="ce23" table:formula="of:=INFO.OBBA.OBBA.OBGET(INFO.OBBA.OBBA.OBCALL(&quot;&quot;;[.$B$12];&quot;getRandomNumber&quot;;INFO.OBBA.OBBA.OBMAKE(&quot;&quot;;&quot;int&quot;;[.K193])))" office:value-type="float" office:value="0.12141524601541">
            <text:p>0,121</text:p>
          </table:table-cell>
          <table:table-cell table:style-name="ce23" table:formula="of:=INFO.OBBA.OBBA.OBGET(INFO.OBBA.OBBA.OBCALL(&quot;&quot;;[.$B$12];&quot;getRandomNumber&quot;;INFO.OBBA.OBBA.OBMAKE(&quot;&quot;;&quot;int&quot;;[.L193])))" office:value-type="float" office:value="0.345130871711027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6">
            <text:p>186</text:p>
          </table:table-cell>
          <table:table-cell table:style-name="ce23" table:formula="of:=INFO.OBBA.OBBA.OBGET(INFO.OBBA.OBBA.OBCALL(&quot;&quot;;[.$B$12];&quot;getRandomNumber&quot;;INFO.OBBA.OBBA.OBMAKE(&quot;&quot;;&quot;int&quot;;[.H194])))" office:value-type="float" office:value="0.931887924643503">
            <text:p>0,932</text:p>
          </table:table-cell>
          <table:table-cell table:style-name="ce1"/>
          <table:table-cell table:style-name="ce19" office:value-type="float" office:value="186">
            <text:p>186</text:p>
          </table:table-cell>
          <table:table-cell table:style-name="ce19" table:formula="of:=[.L193]+2" office:value-type="float" office:value="373">
            <text:p>373</text:p>
          </table:table-cell>
          <table:table-cell table:style-name="ce23" table:formula="of:=INFO.OBBA.OBBA.OBGET(INFO.OBBA.OBBA.OBCALL(&quot;&quot;;[.$B$12];&quot;getRandomNumber&quot;;INFO.OBBA.OBBA.OBMAKE(&quot;&quot;;&quot;int&quot;;[.K194])))" office:value-type="float" office:value="0.931887924643503">
            <text:p>0,932</text:p>
          </table:table-cell>
          <table:table-cell table:style-name="ce23" table:formula="of:=INFO.OBBA.OBBA.OBGET(INFO.OBBA.OBBA.OBCALL(&quot;&quot;;[.$B$12];&quot;getRandomNumber&quot;;INFO.OBBA.OBBA.OBMAKE(&quot;&quot;;&quot;int&quot;;[.L194])))" office:value-type="float" office:value="0.567438347352861">
            <text:p>0,56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7">
            <text:p>187</text:p>
          </table:table-cell>
          <table:table-cell table:style-name="ce23" table:formula="of:=INFO.OBBA.OBBA.OBGET(INFO.OBBA.OBBA.OBCALL(&quot;&quot;;[.$B$12];&quot;getRandomNumber&quot;;INFO.OBBA.OBBA.OBMAKE(&quot;&quot;;&quot;int&quot;;[.H195])))" office:value-type="float" office:value="0.555072919788922">
            <text:p>0,555</text:p>
          </table:table-cell>
          <table:table-cell table:style-name="ce1"/>
          <table:table-cell table:style-name="ce19" office:value-type="float" office:value="187">
            <text:p>187</text:p>
          </table:table-cell>
          <table:table-cell table:style-name="ce19" table:formula="of:=[.L194]+2" office:value-type="float" office:value="375">
            <text:p>375</text:p>
          </table:table-cell>
          <table:table-cell table:style-name="ce23" table:formula="of:=INFO.OBBA.OBBA.OBGET(INFO.OBBA.OBBA.OBCALL(&quot;&quot;;[.$B$12];&quot;getRandomNumber&quot;;INFO.OBBA.OBBA.OBMAKE(&quot;&quot;;&quot;int&quot;;[.K195])))" office:value-type="float" office:value="0.555072919788922">
            <text:p>0,555</text:p>
          </table:table-cell>
          <table:table-cell table:style-name="ce23" table:formula="of:=INFO.OBBA.OBBA.OBGET(INFO.OBBA.OBBA.OBCALL(&quot;&quot;;[.$B$12];&quot;getRandomNumber&quot;;INFO.OBBA.OBBA.OBMAKE(&quot;&quot;;&quot;int&quot;;[.L195])))" office:value-type="float" office:value="0.578677321310702">
            <text:p>0,57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8">
            <text:p>188</text:p>
          </table:table-cell>
          <table:table-cell table:style-name="ce23" table:formula="of:=INFO.OBBA.OBBA.OBGET(INFO.OBBA.OBBA.OBCALL(&quot;&quot;;[.$B$12];&quot;getRandomNumber&quot;;INFO.OBBA.OBBA.OBMAKE(&quot;&quot;;&quot;int&quot;;[.H196])))" office:value-type="float" office:value="0.478668657986997">
            <text:p>0,479</text:p>
          </table:table-cell>
          <table:table-cell table:style-name="ce1"/>
          <table:table-cell table:style-name="ce19" office:value-type="float" office:value="188">
            <text:p>188</text:p>
          </table:table-cell>
          <table:table-cell table:style-name="ce19" table:formula="of:=[.L195]+2" office:value-type="float" office:value="377">
            <text:p>377</text:p>
          </table:table-cell>
          <table:table-cell table:style-name="ce23" table:formula="of:=INFO.OBBA.OBBA.OBGET(INFO.OBBA.OBBA.OBCALL(&quot;&quot;;[.$B$12];&quot;getRandomNumber&quot;;INFO.OBBA.OBBA.OBMAKE(&quot;&quot;;&quot;int&quot;;[.K196])))" office:value-type="float" office:value="0.478668657986997">
            <text:p>0,479</text:p>
          </table:table-cell>
          <table:table-cell table:style-name="ce23" table:formula="of:=INFO.OBBA.OBBA.OBGET(INFO.OBBA.OBBA.OBCALL(&quot;&quot;;[.$B$12];&quot;getRandomNumber&quot;;INFO.OBBA.OBBA.OBMAKE(&quot;&quot;;&quot;int&quot;;[.L196])))" office:value-type="float" office:value="0.35341459746776">
            <text:p>0,35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9">
            <text:p>189</text:p>
          </table:table-cell>
          <table:table-cell table:style-name="ce23" table:formula="of:=INFO.OBBA.OBBA.OBGET(INFO.OBBA.OBBA.OBCALL(&quot;&quot;;[.$B$12];&quot;getRandomNumber&quot;;INFO.OBBA.OBBA.OBMAKE(&quot;&quot;;&quot;int&quot;;[.H197])))" office:value-type="float" office:value="0.0273949519752977">
            <text:p>0,027</text:p>
          </table:table-cell>
          <table:table-cell table:style-name="ce1"/>
          <table:table-cell table:style-name="ce19" office:value-type="float" office:value="189">
            <text:p>189</text:p>
          </table:table-cell>
          <table:table-cell table:style-name="ce19" table:formula="of:=[.L196]+2" office:value-type="float" office:value="379">
            <text:p>379</text:p>
          </table:table-cell>
          <table:table-cell table:style-name="ce23" table:formula="of:=INFO.OBBA.OBBA.OBGET(INFO.OBBA.OBBA.OBCALL(&quot;&quot;;[.$B$12];&quot;getRandomNumber&quot;;INFO.OBBA.OBBA.OBMAKE(&quot;&quot;;&quot;int&quot;;[.K197])))" office:value-type="float" office:value="0.0273949519752977">
            <text:p>0,027</text:p>
          </table:table-cell>
          <table:table-cell table:style-name="ce23" table:formula="of:=INFO.OBBA.OBBA.OBGET(INFO.OBBA.OBBA.OBCALL(&quot;&quot;;[.$B$12];&quot;getRandomNumber&quot;;INFO.OBBA.OBBA.OBMAKE(&quot;&quot;;&quot;int&quot;;[.L197])))" office:value-type="float" office:value="0.431636471896409">
            <text:p>0,43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0">
            <text:p>190</text:p>
          </table:table-cell>
          <table:table-cell table:style-name="ce23" table:formula="of:=INFO.OBBA.OBBA.OBGET(INFO.OBBA.OBBA.OBCALL(&quot;&quot;;[.$B$12];&quot;getRandomNumber&quot;;INFO.OBBA.OBBA.OBMAKE(&quot;&quot;;&quot;int&quot;;[.H198])))" office:value-type="float" office:value="0.19481391428466">
            <text:p>0,195</text:p>
          </table:table-cell>
          <table:table-cell table:style-name="ce1"/>
          <table:table-cell table:style-name="ce19" office:value-type="float" office:value="190">
            <text:p>190</text:p>
          </table:table-cell>
          <table:table-cell table:style-name="ce19" table:formula="of:=[.L197]+2" office:value-type="float" office:value="381">
            <text:p>381</text:p>
          </table:table-cell>
          <table:table-cell table:style-name="ce23" table:formula="of:=INFO.OBBA.OBBA.OBGET(INFO.OBBA.OBBA.OBCALL(&quot;&quot;;[.$B$12];&quot;getRandomNumber&quot;;INFO.OBBA.OBBA.OBMAKE(&quot;&quot;;&quot;int&quot;;[.K198])))" office:value-type="float" office:value="0.19481391428466">
            <text:p>0,195</text:p>
          </table:table-cell>
          <table:table-cell table:style-name="ce23" table:formula="of:=INFO.OBBA.OBBA.OBGET(INFO.OBBA.OBBA.OBCALL(&quot;&quot;;[.$B$12];&quot;getRandomNumber&quot;;INFO.OBBA.OBBA.OBMAKE(&quot;&quot;;&quot;int&quot;;[.L198])))" office:value-type="float" office:value="0.881421903931589">
            <text:p>0,88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1">
            <text:p>191</text:p>
          </table:table-cell>
          <table:table-cell table:style-name="ce23" table:formula="of:=INFO.OBBA.OBBA.OBGET(INFO.OBBA.OBBA.OBCALL(&quot;&quot;;[.$B$12];&quot;getRandomNumber&quot;;INFO.OBBA.OBBA.OBMAKE(&quot;&quot;;&quot;int&quot;;[.H199])))" office:value-type="float" office:value="0.261391164297566">
            <text:p>0,261</text:p>
          </table:table-cell>
          <table:table-cell table:style-name="ce1"/>
          <table:table-cell table:style-name="ce19" office:value-type="float" office:value="191">
            <text:p>191</text:p>
          </table:table-cell>
          <table:table-cell table:style-name="ce19" table:formula="of:=[.L198]+2" office:value-type="float" office:value="383">
            <text:p>383</text:p>
          </table:table-cell>
          <table:table-cell table:style-name="ce23" table:formula="of:=INFO.OBBA.OBBA.OBGET(INFO.OBBA.OBBA.OBCALL(&quot;&quot;;[.$B$12];&quot;getRandomNumber&quot;;INFO.OBBA.OBBA.OBMAKE(&quot;&quot;;&quot;int&quot;;[.K199])))" office:value-type="float" office:value="0.261391164297566">
            <text:p>0,261</text:p>
          </table:table-cell>
          <table:table-cell table:style-name="ce23" table:formula="of:=INFO.OBBA.OBBA.OBGET(INFO.OBBA.OBBA.OBCALL(&quot;&quot;;[.$B$12];&quot;getRandomNumber&quot;;INFO.OBBA.OBBA.OBMAKE(&quot;&quot;;&quot;int&quot;;[.L199])))" office:value-type="float" office:value="0.783560723895">
            <text:p>0,78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2">
            <text:p>192</text:p>
          </table:table-cell>
          <table:table-cell table:style-name="ce23" table:formula="of:=INFO.OBBA.OBBA.OBGET(INFO.OBBA.OBBA.OBCALL(&quot;&quot;;[.$B$12];&quot;getRandomNumber&quot;;INFO.OBBA.OBBA.OBMAKE(&quot;&quot;;&quot;int&quot;;[.H200])))" office:value-type="float" office:value="0.39513305650412">
            <text:p>0,395</text:p>
          </table:table-cell>
          <table:table-cell table:style-name="ce1"/>
          <table:table-cell table:style-name="ce19" office:value-type="float" office:value="192">
            <text:p>192</text:p>
          </table:table-cell>
          <table:table-cell table:style-name="ce19" table:formula="of:=[.L199]+2" office:value-type="float" office:value="385">
            <text:p>385</text:p>
          </table:table-cell>
          <table:table-cell table:style-name="ce23" table:formula="of:=INFO.OBBA.OBBA.OBGET(INFO.OBBA.OBBA.OBCALL(&quot;&quot;;[.$B$12];&quot;getRandomNumber&quot;;INFO.OBBA.OBBA.OBMAKE(&quot;&quot;;&quot;int&quot;;[.K200])))" office:value-type="float" office:value="0.39513305650412">
            <text:p>0,395</text:p>
          </table:table-cell>
          <table:table-cell table:style-name="ce23" table:formula="of:=INFO.OBBA.OBBA.OBGET(INFO.OBBA.OBBA.OBCALL(&quot;&quot;;[.$B$12];&quot;getRandomNumber&quot;;INFO.OBBA.OBBA.OBMAKE(&quot;&quot;;&quot;int&quot;;[.L200])))" office:value-type="float" office:value="0.270647166131659">
            <text:p>0,27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3">
            <text:p>193</text:p>
          </table:table-cell>
          <table:table-cell table:style-name="ce23" table:formula="of:=INFO.OBBA.OBBA.OBGET(INFO.OBBA.OBBA.OBCALL(&quot;&quot;;[.$B$12];&quot;getRandomNumber&quot;;INFO.OBBA.OBBA.OBMAKE(&quot;&quot;;&quot;int&quot;;[.H201])))" office:value-type="float" office:value="0.628552768208528">
            <text:p>0,629</text:p>
          </table:table-cell>
          <table:table-cell table:style-name="ce1"/>
          <table:table-cell table:style-name="ce19" office:value-type="float" office:value="193">
            <text:p>193</text:p>
          </table:table-cell>
          <table:table-cell table:style-name="ce19" table:formula="of:=[.L200]+2" office:value-type="float" office:value="387">
            <text:p>387</text:p>
          </table:table-cell>
          <table:table-cell table:style-name="ce23" table:formula="of:=INFO.OBBA.OBBA.OBGET(INFO.OBBA.OBBA.OBCALL(&quot;&quot;;[.$B$12];&quot;getRandomNumber&quot;;INFO.OBBA.OBBA.OBMAKE(&quot;&quot;;&quot;int&quot;;[.K201])))" office:value-type="float" office:value="0.628552768208528">
            <text:p>0,629</text:p>
          </table:table-cell>
          <table:table-cell table:style-name="ce23" table:formula="of:=INFO.OBBA.OBBA.OBGET(INFO.OBBA.OBBA.OBCALL(&quot;&quot;;[.$B$12];&quot;getRandomNumber&quot;;INFO.OBBA.OBBA.OBMAKE(&quot;&quot;;&quot;int&quot;;[.L201])))" office:value-type="float" office:value="0.158199562973535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4">
            <text:p>194</text:p>
          </table:table-cell>
          <table:table-cell table:style-name="ce23" table:formula="of:=INFO.OBBA.OBBA.OBGET(INFO.OBBA.OBBA.OBCALL(&quot;&quot;;[.$B$12];&quot;getRandomNumber&quot;;INFO.OBBA.OBBA.OBMAKE(&quot;&quot;;&quot;int&quot;;[.H202])))" office:value-type="float" office:value="0.670004295158384">
            <text:p>0,670</text:p>
          </table:table-cell>
          <table:table-cell table:style-name="ce1"/>
          <table:table-cell table:style-name="ce19" office:value-type="float" office:value="194">
            <text:p>194</text:p>
          </table:table-cell>
          <table:table-cell table:style-name="ce19" table:formula="of:=[.L201]+2" office:value-type="float" office:value="389">
            <text:p>389</text:p>
          </table:table-cell>
          <table:table-cell table:style-name="ce23" table:formula="of:=INFO.OBBA.OBBA.OBGET(INFO.OBBA.OBBA.OBCALL(&quot;&quot;;[.$B$12];&quot;getRandomNumber&quot;;INFO.OBBA.OBBA.OBMAKE(&quot;&quot;;&quot;int&quot;;[.K202])))" office:value-type="float" office:value="0.670004295158384">
            <text:p>0,670</text:p>
          </table:table-cell>
          <table:table-cell table:style-name="ce23" table:formula="of:=INFO.OBBA.OBBA.OBGET(INFO.OBBA.OBBA.OBCALL(&quot;&quot;;[.$B$12];&quot;getRandomNumber&quot;;INFO.OBBA.OBBA.OBMAKE(&quot;&quot;;&quot;int&quot;;[.L202])))" office:value-type="float" office:value="0.316413308085608">
            <text:p>0,31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5">
            <text:p>195</text:p>
          </table:table-cell>
          <table:table-cell table:style-name="ce23" table:formula="of:=INFO.OBBA.OBBA.OBGET(INFO.OBBA.OBBA.OBCALL(&quot;&quot;;[.$B$12];&quot;getRandomNumber&quot;;INFO.OBBA.OBBA.OBMAKE(&quot;&quot;;&quot;int&quot;;[.H203])))" office:value-type="float" office:value="0.233377124133964">
            <text:p>0,233</text:p>
          </table:table-cell>
          <table:table-cell table:style-name="ce1"/>
          <table:table-cell table:style-name="ce19" office:value-type="float" office:value="195">
            <text:p>195</text:p>
          </table:table-cell>
          <table:table-cell table:style-name="ce19" table:formula="of:=[.L202]+2" office:value-type="float" office:value="391">
            <text:p>391</text:p>
          </table:table-cell>
          <table:table-cell table:style-name="ce23" table:formula="of:=INFO.OBBA.OBBA.OBGET(INFO.OBBA.OBBA.OBCALL(&quot;&quot;;[.$B$12];&quot;getRandomNumber&quot;;INFO.OBBA.OBBA.OBMAKE(&quot;&quot;;&quot;int&quot;;[.K203])))" office:value-type="float" office:value="0.233377124133964">
            <text:p>0,233</text:p>
          </table:table-cell>
          <table:table-cell table:style-name="ce23" table:formula="of:=INFO.OBBA.OBBA.OBGET(INFO.OBBA.OBBA.OBCALL(&quot;&quot;;[.$B$12];&quot;getRandomNumber&quot;;INFO.OBBA.OBBA.OBMAKE(&quot;&quot;;&quot;int&quot;;[.L203])))" office:value-type="float" office:value="0.871440713254242">
            <text:p>0,87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6">
            <text:p>196</text:p>
          </table:table-cell>
          <table:table-cell table:style-name="ce23" table:formula="of:=INFO.OBBA.OBBA.OBGET(INFO.OBBA.OBBA.OBCALL(&quot;&quot;;[.$B$12];&quot;getRandomNumber&quot;;INFO.OBBA.OBBA.OBMAKE(&quot;&quot;;&quot;int&quot;;[.H204])))" office:value-type="float" office:value="0.436907305947427">
            <text:p>0,437</text:p>
          </table:table-cell>
          <table:table-cell table:style-name="ce1"/>
          <table:table-cell table:style-name="ce19" office:value-type="float" office:value="196">
            <text:p>196</text:p>
          </table:table-cell>
          <table:table-cell table:style-name="ce19" table:formula="of:=[.L203]+2" office:value-type="float" office:value="393">
            <text:p>393</text:p>
          </table:table-cell>
          <table:table-cell table:style-name="ce23" table:formula="of:=INFO.OBBA.OBBA.OBGET(INFO.OBBA.OBBA.OBCALL(&quot;&quot;;[.$B$12];&quot;getRandomNumber&quot;;INFO.OBBA.OBBA.OBMAKE(&quot;&quot;;&quot;int&quot;;[.K204])))" office:value-type="float" office:value="0.436907305947427">
            <text:p>0,437</text:p>
          </table:table-cell>
          <table:table-cell table:style-name="ce23" table:formula="of:=INFO.OBBA.OBBA.OBGET(INFO.OBBA.OBBA.OBCALL(&quot;&quot;;[.$B$12];&quot;getRandomNumber&quot;;INFO.OBBA.OBBA.OBMAKE(&quot;&quot;;&quot;int&quot;;[.L204])))" office:value-type="float" office:value="0.710426741126995">
            <text:p>0,71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7">
            <text:p>197</text:p>
          </table:table-cell>
          <table:table-cell table:style-name="ce23" table:formula="of:=INFO.OBBA.OBBA.OBGET(INFO.OBBA.OBBA.OBCALL(&quot;&quot;;[.$B$12];&quot;getRandomNumber&quot;;INFO.OBBA.OBBA.OBMAKE(&quot;&quot;;&quot;int&quot;;[.H205])))" office:value-type="float" office:value="0.998416216252839">
            <text:p>0,998</text:p>
          </table:table-cell>
          <table:table-cell table:style-name="ce1"/>
          <table:table-cell table:style-name="ce19" office:value-type="float" office:value="197">
            <text:p>197</text:p>
          </table:table-cell>
          <table:table-cell table:style-name="ce19" table:formula="of:=[.L204]+2" office:value-type="float" office:value="395">
            <text:p>395</text:p>
          </table:table-cell>
          <table:table-cell table:style-name="ce23" table:formula="of:=INFO.OBBA.OBBA.OBGET(INFO.OBBA.OBBA.OBCALL(&quot;&quot;;[.$B$12];&quot;getRandomNumber&quot;;INFO.OBBA.OBBA.OBMAKE(&quot;&quot;;&quot;int&quot;;[.K205])))" office:value-type="float" office:value="0.998416216252839">
            <text:p>0,998</text:p>
          </table:table-cell>
          <table:table-cell table:style-name="ce23" table:formula="of:=INFO.OBBA.OBBA.OBGET(INFO.OBBA.OBBA.OBCALL(&quot;&quot;;[.$B$12];&quot;getRandomNumber&quot;;INFO.OBBA.OBBA.OBMAKE(&quot;&quot;;&quot;int&quot;;[.L205])))" office:value-type="float" office:value="0.81425341212602">
            <text:p>0,81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8">
            <text:p>198</text:p>
          </table:table-cell>
          <table:table-cell table:style-name="ce23" table:formula="of:=INFO.OBBA.OBBA.OBGET(INFO.OBBA.OBBA.OBCALL(&quot;&quot;;[.$B$12];&quot;getRandomNumber&quot;;INFO.OBBA.OBBA.OBMAKE(&quot;&quot;;&quot;int&quot;;[.H206])))" office:value-type="float" office:value="0.246030208111284">
            <text:p>0,246</text:p>
          </table:table-cell>
          <table:table-cell table:style-name="ce1"/>
          <table:table-cell table:style-name="ce19" office:value-type="float" office:value="198">
            <text:p>198</text:p>
          </table:table-cell>
          <table:table-cell table:style-name="ce19" table:formula="of:=[.L205]+2" office:value-type="float" office:value="397">
            <text:p>397</text:p>
          </table:table-cell>
          <table:table-cell table:style-name="ce23" table:formula="of:=INFO.OBBA.OBBA.OBGET(INFO.OBBA.OBBA.OBCALL(&quot;&quot;;[.$B$12];&quot;getRandomNumber&quot;;INFO.OBBA.OBBA.OBMAKE(&quot;&quot;;&quot;int&quot;;[.K206])))" office:value-type="float" office:value="0.246030208111284">
            <text:p>0,246</text:p>
          </table:table-cell>
          <table:table-cell table:style-name="ce23" table:formula="of:=INFO.OBBA.OBBA.OBGET(INFO.OBBA.OBBA.OBCALL(&quot;&quot;;[.$B$12];&quot;getRandomNumber&quot;;INFO.OBBA.OBBA.OBMAKE(&quot;&quot;;&quot;int&quot;;[.L206])))" office:value-type="float" office:value="0.451364839465048">
            <text:p>0,45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9">
            <text:p>199</text:p>
          </table:table-cell>
          <table:table-cell table:style-name="ce23" table:formula="of:=INFO.OBBA.OBBA.OBGET(INFO.OBBA.OBBA.OBCALL(&quot;&quot;;[.$B$12];&quot;getRandomNumber&quot;;INFO.OBBA.OBBA.OBMAKE(&quot;&quot;;&quot;int&quot;;[.H207])))" office:value-type="float" office:value="0.923633788126073">
            <text:p>0,924</text:p>
          </table:table-cell>
          <table:table-cell table:style-name="ce1"/>
          <table:table-cell table:style-name="ce19" office:value-type="float" office:value="199">
            <text:p>199</text:p>
          </table:table-cell>
          <table:table-cell table:style-name="ce19" table:formula="of:=[.L206]+2" office:value-type="float" office:value="399">
            <text:p>399</text:p>
          </table:table-cell>
          <table:table-cell table:style-name="ce23" table:formula="of:=INFO.OBBA.OBBA.OBGET(INFO.OBBA.OBBA.OBCALL(&quot;&quot;;[.$B$12];&quot;getRandomNumber&quot;;INFO.OBBA.OBBA.OBMAKE(&quot;&quot;;&quot;int&quot;;[.K207])))" office:value-type="float" office:value="0.923633788126073">
            <text:p>0,924</text:p>
          </table:table-cell>
          <table:table-cell table:style-name="ce23" table:formula="of:=INFO.OBBA.OBBA.OBGET(INFO.OBBA.OBBA.OBCALL(&quot;&quot;;[.$B$12];&quot;getRandomNumber&quot;;INFO.OBBA.OBBA.OBMAKE(&quot;&quot;;&quot;int&quot;;[.L207])))" office:value-type="float" office:value="0.512899264043952">
            <text:p>0,51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0">
            <text:p>200</text:p>
          </table:table-cell>
          <table:table-cell table:style-name="ce23" table:formula="of:=INFO.OBBA.OBBA.OBGET(INFO.OBBA.OBBA.OBCALL(&quot;&quot;;[.$B$12];&quot;getRandomNumber&quot;;INFO.OBBA.OBBA.OBMAKE(&quot;&quot;;&quot;int&quot;;[.H208])))" office:value-type="float" office:value="0.105032604561904">
            <text:p>0,105</text:p>
          </table:table-cell>
          <table:table-cell table:style-name="ce1"/>
          <table:table-cell table:style-name="ce19" office:value-type="float" office:value="200">
            <text:p>200</text:p>
          </table:table-cell>
          <table:table-cell table:style-name="ce19" table:formula="of:=[.L207]+2" office:value-type="float" office:value="401">
            <text:p>401</text:p>
          </table:table-cell>
          <table:table-cell table:style-name="ce23" table:formula="of:=INFO.OBBA.OBBA.OBGET(INFO.OBBA.OBBA.OBCALL(&quot;&quot;;[.$B$12];&quot;getRandomNumber&quot;;INFO.OBBA.OBBA.OBMAKE(&quot;&quot;;&quot;int&quot;;[.K208])))" office:value-type="float" office:value="0.105032604561904">
            <text:p>0,105</text:p>
          </table:table-cell>
          <table:table-cell table:style-name="ce23" table:formula="of:=INFO.OBBA.OBBA.OBGET(INFO.OBBA.OBBA.OBCALL(&quot;&quot;;[.$B$12];&quot;getRandomNumber&quot;;INFO.OBBA.OBBA.OBMAKE(&quot;&quot;;&quot;int&quot;;[.L208])))" office:value-type="float" office:value="0.908437077685542">
            <text:p>0,90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1">
            <text:p>201</text:p>
          </table:table-cell>
          <table:table-cell table:style-name="ce23" table:formula="of:=INFO.OBBA.OBBA.OBGET(INFO.OBBA.OBBA.OBCALL(&quot;&quot;;[.$B$12];&quot;getRandomNumber&quot;;INFO.OBBA.OBBA.OBMAKE(&quot;&quot;;&quot;int&quot;;[.H209])))" office:value-type="float" office:value="0.708761375696732">
            <text:p>0,709</text:p>
          </table:table-cell>
          <table:table-cell table:style-name="ce1"/>
          <table:table-cell table:style-name="ce19" office:value-type="float" office:value="201">
            <text:p>201</text:p>
          </table:table-cell>
          <table:table-cell table:style-name="ce19" table:formula="of:=[.L208]+2" office:value-type="float" office:value="403">
            <text:p>403</text:p>
          </table:table-cell>
          <table:table-cell table:style-name="ce23" table:formula="of:=INFO.OBBA.OBBA.OBGET(INFO.OBBA.OBBA.OBCALL(&quot;&quot;;[.$B$12];&quot;getRandomNumber&quot;;INFO.OBBA.OBBA.OBMAKE(&quot;&quot;;&quot;int&quot;;[.K209])))" office:value-type="float" office:value="0.708761375696732">
            <text:p>0,709</text:p>
          </table:table-cell>
          <table:table-cell table:style-name="ce23" table:formula="of:=INFO.OBBA.OBBA.OBGET(INFO.OBBA.OBBA.OBCALL(&quot;&quot;;[.$B$12];&quot;getRandomNumber&quot;;INFO.OBBA.OBBA.OBMAKE(&quot;&quot;;&quot;int&quot;;[.L209])))" office:value-type="float" office:value="0.466505717489185">
            <text:p>0,46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2">
            <text:p>202</text:p>
          </table:table-cell>
          <table:table-cell table:style-name="ce23" table:formula="of:=INFO.OBBA.OBBA.OBGET(INFO.OBBA.OBBA.OBCALL(&quot;&quot;;[.$B$12];&quot;getRandomNumber&quot;;INFO.OBBA.OBBA.OBMAKE(&quot;&quot;;&quot;int&quot;;[.H210])))" office:value-type="float" office:value="0.468599842721866">
            <text:p>0,469</text:p>
          </table:table-cell>
          <table:table-cell table:style-name="ce1"/>
          <table:table-cell table:style-name="ce19" office:value-type="float" office:value="202">
            <text:p>202</text:p>
          </table:table-cell>
          <table:table-cell table:style-name="ce19" table:formula="of:=[.L209]+2" office:value-type="float" office:value="405">
            <text:p>405</text:p>
          </table:table-cell>
          <table:table-cell table:style-name="ce23" table:formula="of:=INFO.OBBA.OBBA.OBGET(INFO.OBBA.OBBA.OBCALL(&quot;&quot;;[.$B$12];&quot;getRandomNumber&quot;;INFO.OBBA.OBBA.OBMAKE(&quot;&quot;;&quot;int&quot;;[.K210])))" office:value-type="float" office:value="0.468599842721866">
            <text:p>0,469</text:p>
          </table:table-cell>
          <table:table-cell table:style-name="ce23" table:formula="of:=INFO.OBBA.OBBA.OBGET(INFO.OBBA.OBBA.OBCALL(&quot;&quot;;[.$B$12];&quot;getRandomNumber&quot;;INFO.OBBA.OBBA.OBMAKE(&quot;&quot;;&quot;int&quot;;[.L210])))" office:value-type="float" office:value="0.303615186635789">
            <text:p>0,30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3">
            <text:p>203</text:p>
          </table:table-cell>
          <table:table-cell table:style-name="ce23" table:formula="of:=INFO.OBBA.OBBA.OBGET(INFO.OBBA.OBBA.OBCALL(&quot;&quot;;[.$B$12];&quot;getRandomNumber&quot;;INFO.OBBA.OBBA.OBMAKE(&quot;&quot;;&quot;int&quot;;[.H211])))" office:value-type="float" office:value="0.0620983808089973">
            <text:p>0,062</text:p>
          </table:table-cell>
          <table:table-cell table:style-name="ce1"/>
          <table:table-cell table:style-name="ce19" office:value-type="float" office:value="203">
            <text:p>203</text:p>
          </table:table-cell>
          <table:table-cell table:style-name="ce19" table:formula="of:=[.L210]+2" office:value-type="float" office:value="407">
            <text:p>407</text:p>
          </table:table-cell>
          <table:table-cell table:style-name="ce23" table:formula="of:=INFO.OBBA.OBBA.OBGET(INFO.OBBA.OBBA.OBCALL(&quot;&quot;;[.$B$12];&quot;getRandomNumber&quot;;INFO.OBBA.OBBA.OBMAKE(&quot;&quot;;&quot;int&quot;;[.K211])))" office:value-type="float" office:value="0.0620983808089973">
            <text:p>0,062</text:p>
          </table:table-cell>
          <table:table-cell table:style-name="ce23" table:formula="of:=INFO.OBBA.OBBA.OBGET(INFO.OBBA.OBBA.OBCALL(&quot;&quot;;[.$B$12];&quot;getRandomNumber&quot;;INFO.OBBA.OBBA.OBMAKE(&quot;&quot;;&quot;int&quot;;[.L211])))" office:value-type="float" office:value="0.966710889110604">
            <text:p>0,96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4">
            <text:p>204</text:p>
          </table:table-cell>
          <table:table-cell table:style-name="ce23" table:formula="of:=INFO.OBBA.OBBA.OBGET(INFO.OBBA.OBBA.OBCALL(&quot;&quot;;[.$B$12];&quot;getRandomNumber&quot;;INFO.OBBA.OBBA.OBMAKE(&quot;&quot;;&quot;int&quot;;[.H212])))" office:value-type="float" office:value="0.649495820634061">
            <text:p>0,649</text:p>
          </table:table-cell>
          <table:table-cell table:style-name="ce1"/>
          <table:table-cell table:style-name="ce19" office:value-type="float" office:value="204">
            <text:p>204</text:p>
          </table:table-cell>
          <table:table-cell table:style-name="ce19" table:formula="of:=[.L211]+2" office:value-type="float" office:value="409">
            <text:p>409</text:p>
          </table:table-cell>
          <table:table-cell table:style-name="ce23" table:formula="of:=INFO.OBBA.OBBA.OBGET(INFO.OBBA.OBBA.OBCALL(&quot;&quot;;[.$B$12];&quot;getRandomNumber&quot;;INFO.OBBA.OBBA.OBMAKE(&quot;&quot;;&quot;int&quot;;[.K212])))" office:value-type="float" office:value="0.649495820634061">
            <text:p>0,649</text:p>
          </table:table-cell>
          <table:table-cell table:style-name="ce23" table:formula="of:=INFO.OBBA.OBBA.OBGET(INFO.OBBA.OBBA.OBCALL(&quot;&quot;;[.$B$12];&quot;getRandomNumber&quot;;INFO.OBBA.OBBA.OBMAKE(&quot;&quot;;&quot;int&quot;;[.L212])))" office:value-type="float" office:value="0.513273933093358">
            <text:p>0,51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5">
            <text:p>205</text:p>
          </table:table-cell>
          <table:table-cell table:style-name="ce23" table:formula="of:=INFO.OBBA.OBBA.OBGET(INFO.OBBA.OBBA.OBCALL(&quot;&quot;;[.$B$12];&quot;getRandomNumber&quot;;INFO.OBBA.OBBA.OBMAKE(&quot;&quot;;&quot;int&quot;;[.H213])))" office:value-type="float" office:value="0.334654445095199">
            <text:p>0,335</text:p>
          </table:table-cell>
          <table:table-cell table:style-name="ce1"/>
          <table:table-cell table:style-name="ce19" office:value-type="float" office:value="205">
            <text:p>205</text:p>
          </table:table-cell>
          <table:table-cell table:style-name="ce19" table:formula="of:=[.L212]+2" office:value-type="float" office:value="411">
            <text:p>411</text:p>
          </table:table-cell>
          <table:table-cell table:style-name="ce23" table:formula="of:=INFO.OBBA.OBBA.OBGET(INFO.OBBA.OBBA.OBCALL(&quot;&quot;;[.$B$12];&quot;getRandomNumber&quot;;INFO.OBBA.OBBA.OBMAKE(&quot;&quot;;&quot;int&quot;;[.K213])))" office:value-type="float" office:value="0.334654445095199">
            <text:p>0,335</text:p>
          </table:table-cell>
          <table:table-cell table:style-name="ce23" table:formula="of:=INFO.OBBA.OBBA.OBGET(INFO.OBBA.OBBA.OBCALL(&quot;&quot;;[.$B$12];&quot;getRandomNumber&quot;;INFO.OBBA.OBBA.OBMAKE(&quot;&quot;;&quot;int&quot;;[.L213])))" office:value-type="float" office:value="0.357289003814713">
            <text:p>0,35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6">
            <text:p>206</text:p>
          </table:table-cell>
          <table:table-cell table:style-name="ce23" table:formula="of:=INFO.OBBA.OBBA.OBGET(INFO.OBBA.OBBA.OBCALL(&quot;&quot;;[.$B$12];&quot;getRandomNumber&quot;;INFO.OBBA.OBBA.OBMAKE(&quot;&quot;;&quot;int&quot;;[.H214])))" office:value-type="float" office:value="0.185435423463521">
            <text:p>0,185</text:p>
          </table:table-cell>
          <table:table-cell table:style-name="ce1"/>
          <table:table-cell table:style-name="ce19" office:value-type="float" office:value="206">
            <text:p>206</text:p>
          </table:table-cell>
          <table:table-cell table:style-name="ce19" table:formula="of:=[.L213]+2" office:value-type="float" office:value="413">
            <text:p>413</text:p>
          </table:table-cell>
          <table:table-cell table:style-name="ce23" table:formula="of:=INFO.OBBA.OBBA.OBGET(INFO.OBBA.OBBA.OBCALL(&quot;&quot;;[.$B$12];&quot;getRandomNumber&quot;;INFO.OBBA.OBBA.OBMAKE(&quot;&quot;;&quot;int&quot;;[.K214])))" office:value-type="float" office:value="0.185435423463521">
            <text:p>0,185</text:p>
          </table:table-cell>
          <table:table-cell table:style-name="ce23" table:formula="of:=INFO.OBBA.OBBA.OBGET(INFO.OBBA.OBBA.OBCALL(&quot;&quot;;[.$B$12];&quot;getRandomNumber&quot;;INFO.OBBA.OBBA.OBMAKE(&quot;&quot;;&quot;int&quot;;[.L214])))" office:value-type="float" office:value="0.501042139553482">
            <text:p>0,50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7">
            <text:p>207</text:p>
          </table:table-cell>
          <table:table-cell table:style-name="ce23" table:formula="of:=INFO.OBBA.OBBA.OBGET(INFO.OBBA.OBBA.OBCALL(&quot;&quot;;[.$B$12];&quot;getRandomNumber&quot;;INFO.OBBA.OBBA.OBMAKE(&quot;&quot;;&quot;int&quot;;[.H215])))" office:value-type="float" office:value="0.857531608503006">
            <text:p>0,858</text:p>
          </table:table-cell>
          <table:table-cell table:style-name="ce1"/>
          <table:table-cell table:style-name="ce19" office:value-type="float" office:value="207">
            <text:p>207</text:p>
          </table:table-cell>
          <table:table-cell table:style-name="ce19" table:formula="of:=[.L214]+2" office:value-type="float" office:value="415">
            <text:p>415</text:p>
          </table:table-cell>
          <table:table-cell table:style-name="ce23" table:formula="of:=INFO.OBBA.OBBA.OBGET(INFO.OBBA.OBBA.OBCALL(&quot;&quot;;[.$B$12];&quot;getRandomNumber&quot;;INFO.OBBA.OBBA.OBMAKE(&quot;&quot;;&quot;int&quot;;[.K215])))" office:value-type="float" office:value="0.857531608503006">
            <text:p>0,858</text:p>
          </table:table-cell>
          <table:table-cell table:style-name="ce23" table:formula="of:=INFO.OBBA.OBBA.OBGET(INFO.OBBA.OBBA.OBCALL(&quot;&quot;;[.$B$12];&quot;getRandomNumber&quot;;INFO.OBBA.OBBA.OBMAKE(&quot;&quot;;&quot;int&quot;;[.L215])))" office:value-type="float" office:value="0.395434564505935">
            <text:p>0,39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8">
            <text:p>208</text:p>
          </table:table-cell>
          <table:table-cell table:style-name="ce23" table:formula="of:=INFO.OBBA.OBBA.OBGET(INFO.OBBA.OBBA.OBCALL(&quot;&quot;;[.$B$12];&quot;getRandomNumber&quot;;INFO.OBBA.OBBA.OBMAKE(&quot;&quot;;&quot;int&quot;;[.H216])))" office:value-type="float" office:value="0.441795287054558">
            <text:p>0,442</text:p>
          </table:table-cell>
          <table:table-cell table:style-name="ce1"/>
          <table:table-cell table:style-name="ce19" office:value-type="float" office:value="208">
            <text:p>208</text:p>
          </table:table-cell>
          <table:table-cell table:style-name="ce19" table:formula="of:=[.L215]+2" office:value-type="float" office:value="417">
            <text:p>417</text:p>
          </table:table-cell>
          <table:table-cell table:style-name="ce23" table:formula="of:=INFO.OBBA.OBBA.OBGET(INFO.OBBA.OBBA.OBCALL(&quot;&quot;;[.$B$12];&quot;getRandomNumber&quot;;INFO.OBBA.OBBA.OBMAKE(&quot;&quot;;&quot;int&quot;;[.K216])))" office:value-type="float" office:value="0.441795287054558">
            <text:p>0,442</text:p>
          </table:table-cell>
          <table:table-cell table:style-name="ce23" table:formula="of:=INFO.OBBA.OBBA.OBGET(INFO.OBBA.OBBA.OBCALL(&quot;&quot;;[.$B$12];&quot;getRandomNumber&quot;;INFO.OBBA.OBBA.OBMAKE(&quot;&quot;;&quot;int&quot;;[.L216])))" office:value-type="float" office:value="0.738495797759572">
            <text:p>0,73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9">
            <text:p>209</text:p>
          </table:table-cell>
          <table:table-cell table:style-name="ce23" table:formula="of:=INFO.OBBA.OBBA.OBGET(INFO.OBBA.OBBA.OBCALL(&quot;&quot;;[.$B$12];&quot;getRandomNumber&quot;;INFO.OBBA.OBBA.OBMAKE(&quot;&quot;;&quot;int&quot;;[.H217])))" office:value-type="float" office:value="0.273366509527656">
            <text:p>0,273</text:p>
          </table:table-cell>
          <table:table-cell table:style-name="ce1"/>
          <table:table-cell table:style-name="ce19" office:value-type="float" office:value="209">
            <text:p>209</text:p>
          </table:table-cell>
          <table:table-cell table:style-name="ce19" table:formula="of:=[.L216]+2" office:value-type="float" office:value="419">
            <text:p>419</text:p>
          </table:table-cell>
          <table:table-cell table:style-name="ce23" table:formula="of:=INFO.OBBA.OBBA.OBGET(INFO.OBBA.OBBA.OBCALL(&quot;&quot;;[.$B$12];&quot;getRandomNumber&quot;;INFO.OBBA.OBBA.OBMAKE(&quot;&quot;;&quot;int&quot;;[.K217])))" office:value-type="float" office:value="0.273366509527656">
            <text:p>0,273</text:p>
          </table:table-cell>
          <table:table-cell table:style-name="ce23" table:formula="of:=INFO.OBBA.OBBA.OBGET(INFO.OBBA.OBBA.OBCALL(&quot;&quot;;[.$B$12];&quot;getRandomNumber&quot;;INFO.OBBA.OBBA.OBMAKE(&quot;&quot;;&quot;int&quot;;[.L217])))" office:value-type="float" office:value="0.949554245340301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0">
            <text:p>210</text:p>
          </table:table-cell>
          <table:table-cell table:style-name="ce23" table:formula="of:=INFO.OBBA.OBBA.OBGET(INFO.OBBA.OBBA.OBCALL(&quot;&quot;;[.$B$12];&quot;getRandomNumber&quot;;INFO.OBBA.OBBA.OBMAKE(&quot;&quot;;&quot;int&quot;;[.H218])))" office:value-type="float" office:value="0.235437120306377">
            <text:p>0,235</text:p>
          </table:table-cell>
          <table:table-cell table:style-name="ce1"/>
          <table:table-cell table:style-name="ce19" office:value-type="float" office:value="210">
            <text:p>210</text:p>
          </table:table-cell>
          <table:table-cell table:style-name="ce19" table:formula="of:=[.L217]+2" office:value-type="float" office:value="421">
            <text:p>421</text:p>
          </table:table-cell>
          <table:table-cell table:style-name="ce23" table:formula="of:=INFO.OBBA.OBBA.OBGET(INFO.OBBA.OBBA.OBCALL(&quot;&quot;;[.$B$12];&quot;getRandomNumber&quot;;INFO.OBBA.OBBA.OBMAKE(&quot;&quot;;&quot;int&quot;;[.K218])))" office:value-type="float" office:value="0.235437120306377">
            <text:p>0,235</text:p>
          </table:table-cell>
          <table:table-cell table:style-name="ce23" table:formula="of:=INFO.OBBA.OBBA.OBGET(INFO.OBBA.OBBA.OBCALL(&quot;&quot;;[.$B$12];&quot;getRandomNumber&quot;;INFO.OBBA.OBBA.OBMAKE(&quot;&quot;;&quot;int&quot;;[.L218])))" office:value-type="float" office:value="0.39084955706842">
            <text:p>0,39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1">
            <text:p>211</text:p>
          </table:table-cell>
          <table:table-cell table:style-name="ce23" table:formula="of:=INFO.OBBA.OBBA.OBGET(INFO.OBBA.OBBA.OBCALL(&quot;&quot;;[.$B$12];&quot;getRandomNumber&quot;;INFO.OBBA.OBBA.OBMAKE(&quot;&quot;;&quot;int&quot;;[.H219])))" office:value-type="float" office:value="0.723860465082364">
            <text:p>0,724</text:p>
          </table:table-cell>
          <table:table-cell table:style-name="ce1"/>
          <table:table-cell table:style-name="ce19" office:value-type="float" office:value="211">
            <text:p>211</text:p>
          </table:table-cell>
          <table:table-cell table:style-name="ce19" table:formula="of:=[.L218]+2" office:value-type="float" office:value="423">
            <text:p>423</text:p>
          </table:table-cell>
          <table:table-cell table:style-name="ce23" table:formula="of:=INFO.OBBA.OBBA.OBGET(INFO.OBBA.OBBA.OBCALL(&quot;&quot;;[.$B$12];&quot;getRandomNumber&quot;;INFO.OBBA.OBBA.OBMAKE(&quot;&quot;;&quot;int&quot;;[.K219])))" office:value-type="float" office:value="0.723860465082364">
            <text:p>0,724</text:p>
          </table:table-cell>
          <table:table-cell table:style-name="ce23" table:formula="of:=INFO.OBBA.OBBA.OBGET(INFO.OBBA.OBBA.OBCALL(&quot;&quot;;[.$B$12];&quot;getRandomNumber&quot;;INFO.OBBA.OBBA.OBMAKE(&quot;&quot;;&quot;int&quot;;[.L219])))" office:value-type="float" office:value="0.590800051089876">
            <text:p>0,59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2">
            <text:p>212</text:p>
          </table:table-cell>
          <table:table-cell table:style-name="ce23" table:formula="of:=INFO.OBBA.OBBA.OBGET(INFO.OBBA.OBBA.OBCALL(&quot;&quot;;[.$B$12];&quot;getRandomNumber&quot;;INFO.OBBA.OBBA.OBMAKE(&quot;&quot;;&quot;int&quot;;[.H220])))" office:value-type="float" office:value="0.857193528620942">
            <text:p>0,857</text:p>
          </table:table-cell>
          <table:table-cell table:style-name="ce1"/>
          <table:table-cell table:style-name="ce19" office:value-type="float" office:value="212">
            <text:p>212</text:p>
          </table:table-cell>
          <table:table-cell table:style-name="ce19" table:formula="of:=[.L219]+2" office:value-type="float" office:value="425">
            <text:p>425</text:p>
          </table:table-cell>
          <table:table-cell table:style-name="ce23" table:formula="of:=INFO.OBBA.OBBA.OBGET(INFO.OBBA.OBBA.OBCALL(&quot;&quot;;[.$B$12];&quot;getRandomNumber&quot;;INFO.OBBA.OBBA.OBMAKE(&quot;&quot;;&quot;int&quot;;[.K220])))" office:value-type="float" office:value="0.857193528620942">
            <text:p>0,857</text:p>
          </table:table-cell>
          <table:table-cell table:style-name="ce23" table:formula="of:=INFO.OBBA.OBBA.OBGET(INFO.OBBA.OBBA.OBCALL(&quot;&quot;;[.$B$12];&quot;getRandomNumber&quot;;INFO.OBBA.OBBA.OBMAKE(&quot;&quot;;&quot;int&quot;;[.L220])))" office:value-type="float" office:value="0.404027326074322">
            <text:p>0,40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3">
            <text:p>213</text:p>
          </table:table-cell>
          <table:table-cell table:style-name="ce23" table:formula="of:=INFO.OBBA.OBBA.OBGET(INFO.OBBA.OBBA.OBCALL(&quot;&quot;;[.$B$12];&quot;getRandomNumber&quot;;INFO.OBBA.OBBA.OBMAKE(&quot;&quot;;&quot;int&quot;;[.H221])))" office:value-type="float" office:value="0.17825568610225">
            <text:p>0,178</text:p>
          </table:table-cell>
          <table:table-cell table:style-name="ce1"/>
          <table:table-cell table:style-name="ce19" office:value-type="float" office:value="213">
            <text:p>213</text:p>
          </table:table-cell>
          <table:table-cell table:style-name="ce19" table:formula="of:=[.L220]+2" office:value-type="float" office:value="427">
            <text:p>427</text:p>
          </table:table-cell>
          <table:table-cell table:style-name="ce23" table:formula="of:=INFO.OBBA.OBBA.OBGET(INFO.OBBA.OBBA.OBCALL(&quot;&quot;;[.$B$12];&quot;getRandomNumber&quot;;INFO.OBBA.OBBA.OBMAKE(&quot;&quot;;&quot;int&quot;;[.K221])))" office:value-type="float" office:value="0.17825568610225">
            <text:p>0,178</text:p>
          </table:table-cell>
          <table:table-cell table:style-name="ce23" table:formula="of:=INFO.OBBA.OBBA.OBGET(INFO.OBBA.OBBA.OBCALL(&quot;&quot;;[.$B$12];&quot;getRandomNumber&quot;;INFO.OBBA.OBBA.OBMAKE(&quot;&quot;;&quot;int&quot;;[.L221])))" office:value-type="float" office:value="0.204718114103466">
            <text:p>0,20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4">
            <text:p>214</text:p>
          </table:table-cell>
          <table:table-cell table:style-name="ce23" table:formula="of:=INFO.OBBA.OBBA.OBGET(INFO.OBBA.OBBA.OBCALL(&quot;&quot;;[.$B$12];&quot;getRandomNumber&quot;;INFO.OBBA.OBBA.OBMAKE(&quot;&quot;;&quot;int&quot;;[.H222])))" office:value-type="float" office:value="0.429218466286789">
            <text:p>0,429</text:p>
          </table:table-cell>
          <table:table-cell table:style-name="ce1"/>
          <table:table-cell table:style-name="ce19" office:value-type="float" office:value="214">
            <text:p>214</text:p>
          </table:table-cell>
          <table:table-cell table:style-name="ce19" table:formula="of:=[.L221]+2" office:value-type="float" office:value="429">
            <text:p>429</text:p>
          </table:table-cell>
          <table:table-cell table:style-name="ce23" table:formula="of:=INFO.OBBA.OBBA.OBGET(INFO.OBBA.OBBA.OBCALL(&quot;&quot;;[.$B$12];&quot;getRandomNumber&quot;;INFO.OBBA.OBBA.OBMAKE(&quot;&quot;;&quot;int&quot;;[.K222])))" office:value-type="float" office:value="0.429218466286789">
            <text:p>0,429</text:p>
          </table:table-cell>
          <table:table-cell table:style-name="ce23" table:formula="of:=INFO.OBBA.OBBA.OBGET(INFO.OBBA.OBBA.OBCALL(&quot;&quot;;[.$B$12];&quot;getRandomNumber&quot;;INFO.OBBA.OBBA.OBMAKE(&quot;&quot;;&quot;int&quot;;[.L222])))" office:value-type="float" office:value="0.116052703568302">
            <text:p>0,11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5">
            <text:p>215</text:p>
          </table:table-cell>
          <table:table-cell table:style-name="ce23" table:formula="of:=INFO.OBBA.OBBA.OBGET(INFO.OBBA.OBBA.OBCALL(&quot;&quot;;[.$B$12];&quot;getRandomNumber&quot;;INFO.OBBA.OBBA.OBMAKE(&quot;&quot;;&quot;int&quot;;[.H223])))" office:value-type="float" office:value="0.518062960170855">
            <text:p>0,518</text:p>
          </table:table-cell>
          <table:table-cell table:style-name="ce1"/>
          <table:table-cell table:style-name="ce19" office:value-type="float" office:value="215">
            <text:p>215</text:p>
          </table:table-cell>
          <table:table-cell table:style-name="ce19" table:formula="of:=[.L222]+2" office:value-type="float" office:value="431">
            <text:p>431</text:p>
          </table:table-cell>
          <table:table-cell table:style-name="ce23" table:formula="of:=INFO.OBBA.OBBA.OBGET(INFO.OBBA.OBBA.OBCALL(&quot;&quot;;[.$B$12];&quot;getRandomNumber&quot;;INFO.OBBA.OBBA.OBMAKE(&quot;&quot;;&quot;int&quot;;[.K223])))" office:value-type="float" office:value="0.518062960170855">
            <text:p>0,518</text:p>
          </table:table-cell>
          <table:table-cell table:style-name="ce23" table:formula="of:=INFO.OBBA.OBBA.OBGET(INFO.OBBA.OBBA.OBCALL(&quot;&quot;;[.$B$12];&quot;getRandomNumber&quot;;INFO.OBBA.OBBA.OBMAKE(&quot;&quot;;&quot;int&quot;;[.L223])))" office:value-type="float" office:value="0.885918834379048">
            <text:p>0,88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6">
            <text:p>216</text:p>
          </table:table-cell>
          <table:table-cell table:style-name="ce23" table:formula="of:=INFO.OBBA.OBBA.OBGET(INFO.OBBA.OBBA.OBCALL(&quot;&quot;;[.$B$12];&quot;getRandomNumber&quot;;INFO.OBBA.OBBA.OBMAKE(&quot;&quot;;&quot;int&quot;;[.H224])))" office:value-type="float" office:value="0.27803582455119">
            <text:p>0,278</text:p>
          </table:table-cell>
          <table:table-cell table:style-name="ce1"/>
          <table:table-cell table:style-name="ce19" office:value-type="float" office:value="216">
            <text:p>216</text:p>
          </table:table-cell>
          <table:table-cell table:style-name="ce19" table:formula="of:=[.L223]+2" office:value-type="float" office:value="433">
            <text:p>433</text:p>
          </table:table-cell>
          <table:table-cell table:style-name="ce23" table:formula="of:=INFO.OBBA.OBBA.OBGET(INFO.OBBA.OBBA.OBCALL(&quot;&quot;;[.$B$12];&quot;getRandomNumber&quot;;INFO.OBBA.OBBA.OBMAKE(&quot;&quot;;&quot;int&quot;;[.K224])))" office:value-type="float" office:value="0.27803582455119">
            <text:p>0,278</text:p>
          </table:table-cell>
          <table:table-cell table:style-name="ce23" table:formula="of:=INFO.OBBA.OBBA.OBGET(INFO.OBBA.OBBA.OBCALL(&quot;&quot;;[.$B$12];&quot;getRandomNumber&quot;;INFO.OBBA.OBBA.OBMAKE(&quot;&quot;;&quot;int&quot;;[.L224])))" office:value-type="float" office:value="0.0401525270298984">
            <text:p>0,04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7">
            <text:p>217</text:p>
          </table:table-cell>
          <table:table-cell table:style-name="ce23" table:formula="of:=INFO.OBBA.OBBA.OBGET(INFO.OBBA.OBBA.OBCALL(&quot;&quot;;[.$B$12];&quot;getRandomNumber&quot;;INFO.OBBA.OBBA.OBMAKE(&quot;&quot;;&quot;int&quot;;[.H225])))" office:value-type="float" office:value="0.283387582666438">
            <text:p>0,283</text:p>
          </table:table-cell>
          <table:table-cell table:style-name="ce1"/>
          <table:table-cell table:style-name="ce19" office:value-type="float" office:value="217">
            <text:p>217</text:p>
          </table:table-cell>
          <table:table-cell table:style-name="ce19" table:formula="of:=[.L224]+2" office:value-type="float" office:value="435">
            <text:p>435</text:p>
          </table:table-cell>
          <table:table-cell table:style-name="ce23" table:formula="of:=INFO.OBBA.OBBA.OBGET(INFO.OBBA.OBBA.OBCALL(&quot;&quot;;[.$B$12];&quot;getRandomNumber&quot;;INFO.OBBA.OBBA.OBMAKE(&quot;&quot;;&quot;int&quot;;[.K225])))" office:value-type="float" office:value="0.283387582666438">
            <text:p>0,283</text:p>
          </table:table-cell>
          <table:table-cell table:style-name="ce23" table:formula="of:=INFO.OBBA.OBBA.OBGET(INFO.OBBA.OBBA.OBCALL(&quot;&quot;;[.$B$12];&quot;getRandomNumber&quot;;INFO.OBBA.OBBA.OBMAKE(&quot;&quot;;&quot;int&quot;;[.L225])))" office:value-type="float" office:value="0.710950435876996">
            <text:p>0,71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8">
            <text:p>218</text:p>
          </table:table-cell>
          <table:table-cell table:style-name="ce23" table:formula="of:=INFO.OBBA.OBBA.OBGET(INFO.OBBA.OBBA.OBCALL(&quot;&quot;;[.$B$12];&quot;getRandomNumber&quot;;INFO.OBBA.OBBA.OBMAKE(&quot;&quot;;&quot;int&quot;;[.H226])))" office:value-type="float" office:value="0.230043620889996">
            <text:p>0,230</text:p>
          </table:table-cell>
          <table:table-cell table:style-name="ce1"/>
          <table:table-cell table:style-name="ce19" office:value-type="float" office:value="218">
            <text:p>218</text:p>
          </table:table-cell>
          <table:table-cell table:style-name="ce19" table:formula="of:=[.L225]+2" office:value-type="float" office:value="437">
            <text:p>437</text:p>
          </table:table-cell>
          <table:table-cell table:style-name="ce23" table:formula="of:=INFO.OBBA.OBBA.OBGET(INFO.OBBA.OBBA.OBCALL(&quot;&quot;;[.$B$12];&quot;getRandomNumber&quot;;INFO.OBBA.OBBA.OBMAKE(&quot;&quot;;&quot;int&quot;;[.K226])))" office:value-type="float" office:value="0.230043620889996">
            <text:p>0,230</text:p>
          </table:table-cell>
          <table:table-cell table:style-name="ce23" table:formula="of:=INFO.OBBA.OBBA.OBGET(INFO.OBBA.OBBA.OBCALL(&quot;&quot;;[.$B$12];&quot;getRandomNumber&quot;;INFO.OBBA.OBBA.OBMAKE(&quot;&quot;;&quot;int&quot;;[.L226])))" office:value-type="float" office:value="0.436771928762241">
            <text:p>0,43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9">
            <text:p>219</text:p>
          </table:table-cell>
          <table:table-cell table:style-name="ce23" table:formula="of:=INFO.OBBA.OBBA.OBGET(INFO.OBBA.OBBA.OBCALL(&quot;&quot;;[.$B$12];&quot;getRandomNumber&quot;;INFO.OBBA.OBBA.OBMAKE(&quot;&quot;;&quot;int&quot;;[.H227])))" office:value-type="float" office:value="0.732544005290889">
            <text:p>0,733</text:p>
          </table:table-cell>
          <table:table-cell table:style-name="ce1"/>
          <table:table-cell table:style-name="ce19" office:value-type="float" office:value="219">
            <text:p>219</text:p>
          </table:table-cell>
          <table:table-cell table:style-name="ce19" table:formula="of:=[.L226]+2" office:value-type="float" office:value="439">
            <text:p>439</text:p>
          </table:table-cell>
          <table:table-cell table:style-name="ce23" table:formula="of:=INFO.OBBA.OBBA.OBGET(INFO.OBBA.OBBA.OBCALL(&quot;&quot;;[.$B$12];&quot;getRandomNumber&quot;;INFO.OBBA.OBBA.OBMAKE(&quot;&quot;;&quot;int&quot;;[.K227])))" office:value-type="float" office:value="0.732544005290889">
            <text:p>0,733</text:p>
          </table:table-cell>
          <table:table-cell table:style-name="ce23" table:formula="of:=INFO.OBBA.OBBA.OBGET(INFO.OBBA.OBBA.OBCALL(&quot;&quot;;[.$B$12];&quot;getRandomNumber&quot;;INFO.OBBA.OBBA.OBMAKE(&quot;&quot;;&quot;int&quot;;[.L227])))" office:value-type="float" office:value="0.373251893301623">
            <text:p>0,37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0">
            <text:p>220</text:p>
          </table:table-cell>
          <table:table-cell table:style-name="ce23" table:formula="of:=INFO.OBBA.OBBA.OBGET(INFO.OBBA.OBBA.OBCALL(&quot;&quot;;[.$B$12];&quot;getRandomNumber&quot;;INFO.OBBA.OBBA.OBMAKE(&quot;&quot;;&quot;int&quot;;[.H228])))" office:value-type="float" office:value="0.270524997441983">
            <text:p>0,271</text:p>
          </table:table-cell>
          <table:table-cell table:style-name="ce1"/>
          <table:table-cell table:style-name="ce19" office:value-type="float" office:value="220">
            <text:p>220</text:p>
          </table:table-cell>
          <table:table-cell table:style-name="ce19" table:formula="of:=[.L227]+2" office:value-type="float" office:value="441">
            <text:p>441</text:p>
          </table:table-cell>
          <table:table-cell table:style-name="ce23" table:formula="of:=INFO.OBBA.OBBA.OBGET(INFO.OBBA.OBBA.OBCALL(&quot;&quot;;[.$B$12];&quot;getRandomNumber&quot;;INFO.OBBA.OBBA.OBMAKE(&quot;&quot;;&quot;int&quot;;[.K228])))" office:value-type="float" office:value="0.270524997441983">
            <text:p>0,271</text:p>
          </table:table-cell>
          <table:table-cell table:style-name="ce23" table:formula="of:=INFO.OBBA.OBBA.OBGET(INFO.OBBA.OBBA.OBCALL(&quot;&quot;;[.$B$12];&quot;getRandomNumber&quot;;INFO.OBBA.OBBA.OBMAKE(&quot;&quot;;&quot;int&quot;;[.L228])))" office:value-type="float" office:value="0.346095115985111">
            <text:p>0,34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1">
            <text:p>221</text:p>
          </table:table-cell>
          <table:table-cell table:style-name="ce23" table:formula="of:=INFO.OBBA.OBBA.OBGET(INFO.OBBA.OBBA.OBCALL(&quot;&quot;;[.$B$12];&quot;getRandomNumber&quot;;INFO.OBBA.OBBA.OBMAKE(&quot;&quot;;&quot;int&quot;;[.H229])))" office:value-type="float" office:value="0.295496094646814">
            <text:p>0,295</text:p>
          </table:table-cell>
          <table:table-cell table:style-name="ce1"/>
          <table:table-cell table:style-name="ce19" office:value-type="float" office:value="221">
            <text:p>221</text:p>
          </table:table-cell>
          <table:table-cell table:style-name="ce19" table:formula="of:=[.L228]+2" office:value-type="float" office:value="443">
            <text:p>443</text:p>
          </table:table-cell>
          <table:table-cell table:style-name="ce23" table:formula="of:=INFO.OBBA.OBBA.OBGET(INFO.OBBA.OBBA.OBCALL(&quot;&quot;;[.$B$12];&quot;getRandomNumber&quot;;INFO.OBBA.OBBA.OBMAKE(&quot;&quot;;&quot;int&quot;;[.K229])))" office:value-type="float" office:value="0.295496094646814">
            <text:p>0,295</text:p>
          </table:table-cell>
          <table:table-cell table:style-name="ce23" table:formula="of:=INFO.OBBA.OBBA.OBGET(INFO.OBBA.OBBA.OBCALL(&quot;&quot;;[.$B$12];&quot;getRandomNumber&quot;;INFO.OBBA.OBBA.OBMAKE(&quot;&quot;;&quot;int&quot;;[.L229])))" office:value-type="float" office:value="0.207898336394235">
            <text:p>0,20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2">
            <text:p>222</text:p>
          </table:table-cell>
          <table:table-cell table:style-name="ce23" table:formula="of:=INFO.OBBA.OBBA.OBGET(INFO.OBBA.OBBA.OBCALL(&quot;&quot;;[.$B$12];&quot;getRandomNumber&quot;;INFO.OBBA.OBBA.OBMAKE(&quot;&quot;;&quot;int&quot;;[.H230])))" office:value-type="float" office:value="0.59939229561625">
            <text:p>0,599</text:p>
          </table:table-cell>
          <table:table-cell table:style-name="ce1"/>
          <table:table-cell table:style-name="ce19" office:value-type="float" office:value="222">
            <text:p>222</text:p>
          </table:table-cell>
          <table:table-cell table:style-name="ce19" table:formula="of:=[.L229]+2" office:value-type="float" office:value="445">
            <text:p>445</text:p>
          </table:table-cell>
          <table:table-cell table:style-name="ce23" table:formula="of:=INFO.OBBA.OBBA.OBGET(INFO.OBBA.OBBA.OBCALL(&quot;&quot;;[.$B$12];&quot;getRandomNumber&quot;;INFO.OBBA.OBBA.OBMAKE(&quot;&quot;;&quot;int&quot;;[.K230])))" office:value-type="float" office:value="0.59939229561625">
            <text:p>0,599</text:p>
          </table:table-cell>
          <table:table-cell table:style-name="ce23" table:formula="of:=INFO.OBBA.OBBA.OBGET(INFO.OBBA.OBBA.OBCALL(&quot;&quot;;[.$B$12];&quot;getRandomNumber&quot;;INFO.OBBA.OBBA.OBMAKE(&quot;&quot;;&quot;int&quot;;[.L230])))" office:value-type="float" office:value="0.200335616468024">
            <text:p>0,20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3">
            <text:p>223</text:p>
          </table:table-cell>
          <table:table-cell table:style-name="ce23" table:formula="of:=INFO.OBBA.OBBA.OBGET(INFO.OBBA.OBBA.OBCALL(&quot;&quot;;[.$B$12];&quot;getRandomNumber&quot;;INFO.OBBA.OBBA.OBMAKE(&quot;&quot;;&quot;int&quot;;[.H231])))" office:value-type="float" office:value="0.799977201533892">
            <text:p>0,800</text:p>
          </table:table-cell>
          <table:table-cell table:style-name="ce1"/>
          <table:table-cell table:style-name="ce19" office:value-type="float" office:value="223">
            <text:p>223</text:p>
          </table:table-cell>
          <table:table-cell table:style-name="ce19" table:formula="of:=[.L230]+2" office:value-type="float" office:value="447">
            <text:p>447</text:p>
          </table:table-cell>
          <table:table-cell table:style-name="ce23" table:formula="of:=INFO.OBBA.OBBA.OBGET(INFO.OBBA.OBBA.OBCALL(&quot;&quot;;[.$B$12];&quot;getRandomNumber&quot;;INFO.OBBA.OBBA.OBMAKE(&quot;&quot;;&quot;int&quot;;[.K231])))" office:value-type="float" office:value="0.799977201533892">
            <text:p>0,800</text:p>
          </table:table-cell>
          <table:table-cell table:style-name="ce23" table:formula="of:=INFO.OBBA.OBBA.OBGET(INFO.OBBA.OBBA.OBCALL(&quot;&quot;;[.$B$12];&quot;getRandomNumber&quot;;INFO.OBBA.OBBA.OBMAKE(&quot;&quot;;&quot;int&quot;;[.L231])))" office:value-type="float" office:value="0.686291502898018">
            <text:p>0,68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4">
            <text:p>224</text:p>
          </table:table-cell>
          <table:table-cell table:style-name="ce23" table:formula="of:=INFO.OBBA.OBBA.OBGET(INFO.OBBA.OBBA.OBCALL(&quot;&quot;;[.$B$12];&quot;getRandomNumber&quot;;INFO.OBBA.OBBA.OBMAKE(&quot;&quot;;&quot;int&quot;;[.H232])))" office:value-type="float" office:value="0.00505557195339251">
            <text:p>0,005</text:p>
          </table:table-cell>
          <table:table-cell table:style-name="ce1"/>
          <table:table-cell table:style-name="ce19" office:value-type="float" office:value="224">
            <text:p>224</text:p>
          </table:table-cell>
          <table:table-cell table:style-name="ce19" table:formula="of:=[.L231]+2" office:value-type="float" office:value="449">
            <text:p>449</text:p>
          </table:table-cell>
          <table:table-cell table:style-name="ce23" table:formula="of:=INFO.OBBA.OBBA.OBGET(INFO.OBBA.OBBA.OBCALL(&quot;&quot;;[.$B$12];&quot;getRandomNumber&quot;;INFO.OBBA.OBBA.OBMAKE(&quot;&quot;;&quot;int&quot;;[.K232])))" office:value-type="float" office:value="0.00505557195339251">
            <text:p>0,005</text:p>
          </table:table-cell>
          <table:table-cell table:style-name="ce23" table:formula="of:=INFO.OBBA.OBBA.OBGET(INFO.OBBA.OBBA.OBCALL(&quot;&quot;;[.$B$12];&quot;getRandomNumber&quot;;INFO.OBBA.OBBA.OBMAKE(&quot;&quot;;&quot;int&quot;;[.L232])))" office:value-type="float" office:value="0.982108152817378">
            <text:p>0,98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5">
            <text:p>225</text:p>
          </table:table-cell>
          <table:table-cell table:style-name="ce23" table:formula="of:=INFO.OBBA.OBBA.OBGET(INFO.OBBA.OBBA.OBCALL(&quot;&quot;;[.$B$12];&quot;getRandomNumber&quot;;INFO.OBBA.OBBA.OBMAKE(&quot;&quot;;&quot;int&quot;;[.H233])))" office:value-type="float" office:value="0.417364511377586">
            <text:p>0,417</text:p>
          </table:table-cell>
          <table:table-cell table:style-name="ce1"/>
          <table:table-cell table:style-name="ce19" office:value-type="float" office:value="225">
            <text:p>225</text:p>
          </table:table-cell>
          <table:table-cell table:style-name="ce19" table:formula="of:=[.L232]+2" office:value-type="float" office:value="451">
            <text:p>451</text:p>
          </table:table-cell>
          <table:table-cell table:style-name="ce23" table:formula="of:=INFO.OBBA.OBBA.OBGET(INFO.OBBA.OBBA.OBCALL(&quot;&quot;;[.$B$12];&quot;getRandomNumber&quot;;INFO.OBBA.OBBA.OBMAKE(&quot;&quot;;&quot;int&quot;;[.K233])))" office:value-type="float" office:value="0.417364511377586">
            <text:p>0,417</text:p>
          </table:table-cell>
          <table:table-cell table:style-name="ce23" table:formula="of:=INFO.OBBA.OBBA.OBGET(INFO.OBBA.OBBA.OBCALL(&quot;&quot;;[.$B$12];&quot;getRandomNumber&quot;;INFO.OBBA.OBBA.OBMAKE(&quot;&quot;;&quot;int&quot;;[.L233])))" office:value-type="float" office:value="0.908695271141876">
            <text:p>0,90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6">
            <text:p>226</text:p>
          </table:table-cell>
          <table:table-cell table:style-name="ce23" table:formula="of:=INFO.OBBA.OBBA.OBGET(INFO.OBBA.OBBA.OBCALL(&quot;&quot;;[.$B$12];&quot;getRandomNumber&quot;;INFO.OBBA.OBBA.OBMAKE(&quot;&quot;;&quot;int&quot;;[.H234])))" office:value-type="float" office:value="0.065677831100398">
            <text:p>0,066</text:p>
          </table:table-cell>
          <table:table-cell table:style-name="ce1"/>
          <table:table-cell table:style-name="ce19" office:value-type="float" office:value="226">
            <text:p>226</text:p>
          </table:table-cell>
          <table:table-cell table:style-name="ce19" table:formula="of:=[.L233]+2" office:value-type="float" office:value="453">
            <text:p>453</text:p>
          </table:table-cell>
          <table:table-cell table:style-name="ce23" table:formula="of:=INFO.OBBA.OBBA.OBGET(INFO.OBBA.OBBA.OBCALL(&quot;&quot;;[.$B$12];&quot;getRandomNumber&quot;;INFO.OBBA.OBBA.OBMAKE(&quot;&quot;;&quot;int&quot;;[.K234])))" office:value-type="float" office:value="0.065677831100398">
            <text:p>0,066</text:p>
          </table:table-cell>
          <table:table-cell table:style-name="ce23" table:formula="of:=INFO.OBBA.OBBA.OBGET(INFO.OBBA.OBBA.OBCALL(&quot;&quot;;[.$B$12];&quot;getRandomNumber&quot;;INFO.OBBA.OBBA.OBMAKE(&quot;&quot;;&quot;int&quot;;[.L234])))" office:value-type="float" office:value="0.139069076674531">
            <text:p>0,13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7">
            <text:p>227</text:p>
          </table:table-cell>
          <table:table-cell table:style-name="ce23" table:formula="of:=INFO.OBBA.OBBA.OBGET(INFO.OBBA.OBBA.OBCALL(&quot;&quot;;[.$B$12];&quot;getRandomNumber&quot;;INFO.OBBA.OBBA.OBMAKE(&quot;&quot;;&quot;int&quot;;[.H235])))" office:value-type="float" office:value="0.868769318165264">
            <text:p>0,869</text:p>
          </table:table-cell>
          <table:table-cell table:style-name="ce1"/>
          <table:table-cell table:style-name="ce19" office:value-type="float" office:value="227">
            <text:p>227</text:p>
          </table:table-cell>
          <table:table-cell table:style-name="ce19" table:formula="of:=[.L234]+2" office:value-type="float" office:value="455">
            <text:p>455</text:p>
          </table:table-cell>
          <table:table-cell table:style-name="ce23" table:formula="of:=INFO.OBBA.OBBA.OBGET(INFO.OBBA.OBBA.OBCALL(&quot;&quot;;[.$B$12];&quot;getRandomNumber&quot;;INFO.OBBA.OBBA.OBMAKE(&quot;&quot;;&quot;int&quot;;[.K235])))" office:value-type="float" office:value="0.868769318165264">
            <text:p>0,869</text:p>
          </table:table-cell>
          <table:table-cell table:style-name="ce23" table:formula="of:=INFO.OBBA.OBBA.OBGET(INFO.OBBA.OBBA.OBCALL(&quot;&quot;;[.$B$12];&quot;getRandomNumber&quot;;INFO.OBBA.OBBA.OBMAKE(&quot;&quot;;&quot;int&quot;;[.L235])))" office:value-type="float" office:value="0.433341310500672">
            <text:p>0,43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8">
            <text:p>228</text:p>
          </table:table-cell>
          <table:table-cell table:style-name="ce23" table:formula="of:=INFO.OBBA.OBBA.OBGET(INFO.OBBA.OBBA.OBCALL(&quot;&quot;;[.$B$12];&quot;getRandomNumber&quot;;INFO.OBBA.OBBA.OBMAKE(&quot;&quot;;&quot;int&quot;;[.H236])))" office:value-type="float" office:value="0.615199310737291">
            <text:p>0,615</text:p>
          </table:table-cell>
          <table:table-cell table:style-name="ce1"/>
          <table:table-cell table:style-name="ce19" office:value-type="float" office:value="228">
            <text:p>228</text:p>
          </table:table-cell>
          <table:table-cell table:style-name="ce19" table:formula="of:=[.L235]+2" office:value-type="float" office:value="457">
            <text:p>457</text:p>
          </table:table-cell>
          <table:table-cell table:style-name="ce23" table:formula="of:=INFO.OBBA.OBBA.OBGET(INFO.OBBA.OBBA.OBCALL(&quot;&quot;;[.$B$12];&quot;getRandomNumber&quot;;INFO.OBBA.OBBA.OBMAKE(&quot;&quot;;&quot;int&quot;;[.K236])))" office:value-type="float" office:value="0.615199310737291">
            <text:p>0,615</text:p>
          </table:table-cell>
          <table:table-cell table:style-name="ce23" table:formula="of:=INFO.OBBA.OBBA.OBGET(INFO.OBBA.OBBA.OBCALL(&quot;&quot;;[.$B$12];&quot;getRandomNumber&quot;;INFO.OBBA.OBBA.OBMAKE(&quot;&quot;;&quot;int&quot;;[.L236])))" office:value-type="float" office:value="0.246164073160514">
            <text:p>0,24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9">
            <text:p>229</text:p>
          </table:table-cell>
          <table:table-cell table:style-name="ce23" table:formula="of:=INFO.OBBA.OBBA.OBGET(INFO.OBBA.OBBA.OBCALL(&quot;&quot;;[.$B$12];&quot;getRandomNumber&quot;;INFO.OBBA.OBBA.OBMAKE(&quot;&quot;;&quot;int&quot;;[.H237])))" office:value-type="float" office:value="0.501299026243549">
            <text:p>0,501</text:p>
          </table:table-cell>
          <table:table-cell table:style-name="ce1"/>
          <table:table-cell table:style-name="ce19" office:value-type="float" office:value="229">
            <text:p>229</text:p>
          </table:table-cell>
          <table:table-cell table:style-name="ce19" table:formula="of:=[.L236]+2" office:value-type="float" office:value="459">
            <text:p>459</text:p>
          </table:table-cell>
          <table:table-cell table:style-name="ce23" table:formula="of:=INFO.OBBA.OBBA.OBGET(INFO.OBBA.OBBA.OBCALL(&quot;&quot;;[.$B$12];&quot;getRandomNumber&quot;;INFO.OBBA.OBBA.OBMAKE(&quot;&quot;;&quot;int&quot;;[.K237])))" office:value-type="float" office:value="0.501299026243549">
            <text:p>0,501</text:p>
          </table:table-cell>
          <table:table-cell table:style-name="ce23" table:formula="of:=INFO.OBBA.OBBA.OBGET(INFO.OBBA.OBBA.OBCALL(&quot;&quot;;[.$B$12];&quot;getRandomNumber&quot;;INFO.OBBA.OBBA.OBMAKE(&quot;&quot;;&quot;int&quot;;[.L237])))" office:value-type="float" office:value="0.858199288544827">
            <text:p>0,85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0">
            <text:p>230</text:p>
          </table:table-cell>
          <table:table-cell table:style-name="ce23" table:formula="of:=INFO.OBBA.OBBA.OBGET(INFO.OBBA.OBBA.OBCALL(&quot;&quot;;[.$B$12];&quot;getRandomNumber&quot;;INFO.OBBA.OBBA.OBMAKE(&quot;&quot;;&quot;int&quot;;[.H238])))" office:value-type="float" office:value="0.443721369435456">
            <text:p>0,444</text:p>
          </table:table-cell>
          <table:table-cell table:style-name="ce1"/>
          <table:table-cell table:style-name="ce19" office:value-type="float" office:value="230">
            <text:p>230</text:p>
          </table:table-cell>
          <table:table-cell table:style-name="ce19" table:formula="of:=[.L237]+2" office:value-type="float" office:value="461">
            <text:p>461</text:p>
          </table:table-cell>
          <table:table-cell table:style-name="ce23" table:formula="of:=INFO.OBBA.OBBA.OBGET(INFO.OBBA.OBBA.OBCALL(&quot;&quot;;[.$B$12];&quot;getRandomNumber&quot;;INFO.OBBA.OBBA.OBMAKE(&quot;&quot;;&quot;int&quot;;[.K238])))" office:value-type="float" office:value="0.443721369435456">
            <text:p>0,444</text:p>
          </table:table-cell>
          <table:table-cell table:style-name="ce23" table:formula="of:=INFO.OBBA.OBBA.OBGET(INFO.OBBA.OBBA.OBCALL(&quot;&quot;;[.$B$12];&quot;getRandomNumber&quot;;INFO.OBBA.OBBA.OBMAKE(&quot;&quot;;&quot;int&quot;;[.L238])))" office:value-type="float" office:value="0.891880472063755">
            <text:p>0,89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1">
            <text:p>231</text:p>
          </table:table-cell>
          <table:table-cell table:style-name="ce23" table:formula="of:=INFO.OBBA.OBBA.OBGET(INFO.OBBA.OBBA.OBCALL(&quot;&quot;;[.$B$12];&quot;getRandomNumber&quot;;INFO.OBBA.OBBA.OBMAKE(&quot;&quot;;&quot;int&quot;;[.H239])))" office:value-type="float" office:value="0.206454436133222">
            <text:p>0,206</text:p>
          </table:table-cell>
          <table:table-cell table:style-name="ce1"/>
          <table:table-cell table:style-name="ce19" office:value-type="float" office:value="231">
            <text:p>231</text:p>
          </table:table-cell>
          <table:table-cell table:style-name="ce19" table:formula="of:=[.L238]+2" office:value-type="float" office:value="463">
            <text:p>463</text:p>
          </table:table-cell>
          <table:table-cell table:style-name="ce23" table:formula="of:=INFO.OBBA.OBBA.OBGET(INFO.OBBA.OBBA.OBCALL(&quot;&quot;;[.$B$12];&quot;getRandomNumber&quot;;INFO.OBBA.OBBA.OBMAKE(&quot;&quot;;&quot;int&quot;;[.K239])))" office:value-type="float" office:value="0.206454436133222">
            <text:p>0,206</text:p>
          </table:table-cell>
          <table:table-cell table:style-name="ce23" table:formula="of:=INFO.OBBA.OBBA.OBGET(INFO.OBBA.OBBA.OBCALL(&quot;&quot;;[.$B$12];&quot;getRandomNumber&quot;;INFO.OBBA.OBBA.OBMAKE(&quot;&quot;;&quot;int&quot;;[.L239])))" office:value-type="float" office:value="0.708117200273661">
            <text:p>0,70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2">
            <text:p>232</text:p>
          </table:table-cell>
          <table:table-cell table:style-name="ce23" table:formula="of:=INFO.OBBA.OBBA.OBGET(INFO.OBBA.OBBA.OBCALL(&quot;&quot;;[.$B$12];&quot;getRandomNumber&quot;;INFO.OBBA.OBBA.OBMAKE(&quot;&quot;;&quot;int&quot;;[.H240])))" office:value-type="float" office:value="0.605310858994836">
            <text:p>0,605</text:p>
          </table:table-cell>
          <table:table-cell table:style-name="ce1"/>
          <table:table-cell table:style-name="ce19" office:value-type="float" office:value="232">
            <text:p>232</text:p>
          </table:table-cell>
          <table:table-cell table:style-name="ce19" table:formula="of:=[.L239]+2" office:value-type="float" office:value="465">
            <text:p>465</text:p>
          </table:table-cell>
          <table:table-cell table:style-name="ce23" table:formula="of:=INFO.OBBA.OBBA.OBGET(INFO.OBBA.OBBA.OBCALL(&quot;&quot;;[.$B$12];&quot;getRandomNumber&quot;;INFO.OBBA.OBBA.OBMAKE(&quot;&quot;;&quot;int&quot;;[.K240])))" office:value-type="float" office:value="0.605310858994836">
            <text:p>0,605</text:p>
          </table:table-cell>
          <table:table-cell table:style-name="ce23" table:formula="of:=INFO.OBBA.OBBA.OBGET(INFO.OBBA.OBBA.OBCALL(&quot;&quot;;[.$B$12];&quot;getRandomNumber&quot;;INFO.OBBA.OBBA.OBMAKE(&quot;&quot;;&quot;int&quot;;[.L240])))" office:value-type="float" office:value="0.805385087376561">
            <text:p>0,80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3">
            <text:p>233</text:p>
          </table:table-cell>
          <table:table-cell table:style-name="ce23" table:formula="of:=INFO.OBBA.OBBA.OBGET(INFO.OBBA.OBBA.OBCALL(&quot;&quot;;[.$B$12];&quot;getRandomNumber&quot;;INFO.OBBA.OBBA.OBMAKE(&quot;&quot;;&quot;int&quot;;[.H241])))" office:value-type="float" office:value="0.239087720936877">
            <text:p>0,239</text:p>
          </table:table-cell>
          <table:table-cell table:style-name="ce1"/>
          <table:table-cell table:style-name="ce19" office:value-type="float" office:value="233">
            <text:p>233</text:p>
          </table:table-cell>
          <table:table-cell table:style-name="ce19" table:formula="of:=[.L240]+2" office:value-type="float" office:value="467">
            <text:p>467</text:p>
          </table:table-cell>
          <table:table-cell table:style-name="ce23" table:formula="of:=INFO.OBBA.OBBA.OBGET(INFO.OBBA.OBBA.OBCALL(&quot;&quot;;[.$B$12];&quot;getRandomNumber&quot;;INFO.OBBA.OBBA.OBMAKE(&quot;&quot;;&quot;int&quot;;[.K241])))" office:value-type="float" office:value="0.239087720936877">
            <text:p>0,239</text:p>
          </table:table-cell>
          <table:table-cell table:style-name="ce23" table:formula="of:=INFO.OBBA.OBBA.OBGET(INFO.OBBA.OBBA.OBCALL(&quot;&quot;;[.$B$12];&quot;getRandomNumber&quot;;INFO.OBBA.OBBA.OBMAKE(&quot;&quot;;&quot;int&quot;;[.L241])))" office:value-type="float" office:value="0.515486899695228">
            <text:p>0,51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4">
            <text:p>234</text:p>
          </table:table-cell>
          <table:table-cell table:style-name="ce23" table:formula="of:=INFO.OBBA.OBBA.OBGET(INFO.OBBA.OBBA.OBCALL(&quot;&quot;;[.$B$12];&quot;getRandomNumber&quot;;INFO.OBBA.OBBA.OBMAKE(&quot;&quot;;&quot;int&quot;;[.H242])))" office:value-type="float" office:value="0.0911891709553832">
            <text:p>0,091</text:p>
          </table:table-cell>
          <table:table-cell table:style-name="ce1"/>
          <table:table-cell table:style-name="ce19" office:value-type="float" office:value="234">
            <text:p>234</text:p>
          </table:table-cell>
          <table:table-cell table:style-name="ce19" table:formula="of:=[.L241]+2" office:value-type="float" office:value="469">
            <text:p>469</text:p>
          </table:table-cell>
          <table:table-cell table:style-name="ce23" table:formula="of:=INFO.OBBA.OBBA.OBGET(INFO.OBBA.OBBA.OBCALL(&quot;&quot;;[.$B$12];&quot;getRandomNumber&quot;;INFO.OBBA.OBBA.OBMAKE(&quot;&quot;;&quot;int&quot;;[.K242])))" office:value-type="float" office:value="0.0911891709553832">
            <text:p>0,091</text:p>
          </table:table-cell>
          <table:table-cell table:style-name="ce23" table:formula="of:=INFO.OBBA.OBBA.OBGET(INFO.OBBA.OBBA.OBCALL(&quot;&quot;;[.$B$12];&quot;getRandomNumber&quot;;INFO.OBBA.OBBA.OBMAKE(&quot;&quot;;&quot;int&quot;;[.L242])))" office:value-type="float" office:value="0.282470479090295">
            <text:p>0,28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5">
            <text:p>235</text:p>
          </table:table-cell>
          <table:table-cell table:style-name="ce23" table:formula="of:=INFO.OBBA.OBBA.OBGET(INFO.OBBA.OBBA.OBCALL(&quot;&quot;;[.$B$12];&quot;getRandomNumber&quot;;INFO.OBBA.OBBA.OBMAKE(&quot;&quot;;&quot;int&quot;;[.H243])))" office:value-type="float" office:value="0.781372498184199">
            <text:p>0,781</text:p>
          </table:table-cell>
          <table:table-cell table:style-name="ce1"/>
          <table:table-cell table:style-name="ce19" office:value-type="float" office:value="235">
            <text:p>235</text:p>
          </table:table-cell>
          <table:table-cell table:style-name="ce19" table:formula="of:=[.L242]+2" office:value-type="float" office:value="471">
            <text:p>471</text:p>
          </table:table-cell>
          <table:table-cell table:style-name="ce23" table:formula="of:=INFO.OBBA.OBBA.OBGET(INFO.OBBA.OBBA.OBCALL(&quot;&quot;;[.$B$12];&quot;getRandomNumber&quot;;INFO.OBBA.OBBA.OBMAKE(&quot;&quot;;&quot;int&quot;;[.K243])))" office:value-type="float" office:value="0.781372498184199">
            <text:p>0,781</text:p>
          </table:table-cell>
          <table:table-cell table:style-name="ce23" table:formula="of:=INFO.OBBA.OBBA.OBGET(INFO.OBBA.OBBA.OBCALL(&quot;&quot;;[.$B$12];&quot;getRandomNumber&quot;;INFO.OBBA.OBBA.OBMAKE(&quot;&quot;;&quot;int&quot;;[.L243])))" office:value-type="float" office:value="0.488348648202575">
            <text:p>0,48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6">
            <text:p>236</text:p>
          </table:table-cell>
          <table:table-cell table:style-name="ce23" table:formula="of:=INFO.OBBA.OBBA.OBGET(INFO.OBBA.OBBA.OBCALL(&quot;&quot;;[.$B$12];&quot;getRandomNumber&quot;;INFO.OBBA.OBBA.OBMAKE(&quot;&quot;;&quot;int&quot;;[.H244])))" office:value-type="float" office:value="0.214790059387134">
            <text:p>0,215</text:p>
          </table:table-cell>
          <table:table-cell table:style-name="ce1"/>
          <table:table-cell table:style-name="ce19" office:value-type="float" office:value="236">
            <text:p>236</text:p>
          </table:table-cell>
          <table:table-cell table:style-name="ce19" table:formula="of:=[.L243]+2" office:value-type="float" office:value="473">
            <text:p>473</text:p>
          </table:table-cell>
          <table:table-cell table:style-name="ce23" table:formula="of:=INFO.OBBA.OBBA.OBGET(INFO.OBBA.OBBA.OBCALL(&quot;&quot;;[.$B$12];&quot;getRandomNumber&quot;;INFO.OBBA.OBBA.OBMAKE(&quot;&quot;;&quot;int&quot;;[.K244])))" office:value-type="float" office:value="0.214790059387134">
            <text:p>0,215</text:p>
          </table:table-cell>
          <table:table-cell table:style-name="ce23" table:formula="of:=INFO.OBBA.OBBA.OBGET(INFO.OBBA.OBBA.OBCALL(&quot;&quot;;[.$B$12];&quot;getRandomNumber&quot;;INFO.OBBA.OBBA.OBMAKE(&quot;&quot;;&quot;int&quot;;[.L244])))" office:value-type="float" office:value="0.180851155096839">
            <text:p>0,18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7">
            <text:p>237</text:p>
          </table:table-cell>
          <table:table-cell table:style-name="ce23" table:formula="of:=INFO.OBBA.OBBA.OBGET(INFO.OBBA.OBBA.OBCALL(&quot;&quot;;[.$B$12];&quot;getRandomNumber&quot;;INFO.OBBA.OBBA.OBMAKE(&quot;&quot;;&quot;int&quot;;[.H245])))" office:value-type="float" office:value="0.427732779308842">
            <text:p>0,428</text:p>
          </table:table-cell>
          <table:table-cell table:style-name="ce1"/>
          <table:table-cell table:style-name="ce19" office:value-type="float" office:value="237">
            <text:p>237</text:p>
          </table:table-cell>
          <table:table-cell table:style-name="ce19" table:formula="of:=[.L244]+2" office:value-type="float" office:value="475">
            <text:p>475</text:p>
          </table:table-cell>
          <table:table-cell table:style-name="ce23" table:formula="of:=INFO.OBBA.OBBA.OBGET(INFO.OBBA.OBBA.OBCALL(&quot;&quot;;[.$B$12];&quot;getRandomNumber&quot;;INFO.OBBA.OBBA.OBMAKE(&quot;&quot;;&quot;int&quot;;[.K245])))" office:value-type="float" office:value="0.427732779308842">
            <text:p>0,428</text:p>
          </table:table-cell>
          <table:table-cell table:style-name="ce23" table:formula="of:=INFO.OBBA.OBBA.OBGET(INFO.OBBA.OBBA.OBCALL(&quot;&quot;;[.$B$12];&quot;getRandomNumber&quot;;INFO.OBBA.OBBA.OBMAKE(&quot;&quot;;&quot;int&quot;;[.L245])))" office:value-type="float" office:value="0.723382287400549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8">
            <text:p>238</text:p>
          </table:table-cell>
          <table:table-cell table:style-name="ce23" table:formula="of:=INFO.OBBA.OBBA.OBGET(INFO.OBBA.OBBA.OBCALL(&quot;&quot;;[.$B$12];&quot;getRandomNumber&quot;;INFO.OBBA.OBBA.OBMAKE(&quot;&quot;;&quot;int&quot;;[.H246])))" office:value-type="float" office:value="0.910498430477794">
            <text:p>0,910</text:p>
          </table:table-cell>
          <table:table-cell table:style-name="ce1"/>
          <table:table-cell table:style-name="ce19" office:value-type="float" office:value="238">
            <text:p>238</text:p>
          </table:table-cell>
          <table:table-cell table:style-name="ce19" table:formula="of:=[.L245]+2" office:value-type="float" office:value="477">
            <text:p>477</text:p>
          </table:table-cell>
          <table:table-cell table:style-name="ce23" table:formula="of:=INFO.OBBA.OBBA.OBGET(INFO.OBBA.OBBA.OBCALL(&quot;&quot;;[.$B$12];&quot;getRandomNumber&quot;;INFO.OBBA.OBBA.OBMAKE(&quot;&quot;;&quot;int&quot;;[.K246])))" office:value-type="float" office:value="0.910498430477794">
            <text:p>0,910</text:p>
          </table:table-cell>
          <table:table-cell table:style-name="ce23" table:formula="of:=INFO.OBBA.OBBA.OBGET(INFO.OBBA.OBBA.OBCALL(&quot;&quot;;[.$B$12];&quot;getRandomNumber&quot;;INFO.OBBA.OBBA.OBMAKE(&quot;&quot;;&quot;int&quot;;[.L246])))" office:value-type="float" office:value="0.889842465732817">
            <text:p>0,89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9">
            <text:p>239</text:p>
          </table:table-cell>
          <table:table-cell table:style-name="ce23" table:formula="of:=INFO.OBBA.OBBA.OBGET(INFO.OBBA.OBBA.OBCALL(&quot;&quot;;[.$B$12];&quot;getRandomNumber&quot;;INFO.OBBA.OBBA.OBMAKE(&quot;&quot;;&quot;int&quot;;[.H247])))" office:value-type="float" office:value="0.261240846258988">
            <text:p>0,261</text:p>
          </table:table-cell>
          <table:table-cell table:style-name="ce1"/>
          <table:table-cell table:style-name="ce19" office:value-type="float" office:value="239">
            <text:p>239</text:p>
          </table:table-cell>
          <table:table-cell table:style-name="ce19" table:formula="of:=[.L246]+2" office:value-type="float" office:value="479">
            <text:p>479</text:p>
          </table:table-cell>
          <table:table-cell table:style-name="ce23" table:formula="of:=INFO.OBBA.OBBA.OBGET(INFO.OBBA.OBBA.OBCALL(&quot;&quot;;[.$B$12];&quot;getRandomNumber&quot;;INFO.OBBA.OBBA.OBMAKE(&quot;&quot;;&quot;int&quot;;[.K247])))" office:value-type="float" office:value="0.261240846258988">
            <text:p>0,261</text:p>
          </table:table-cell>
          <table:table-cell table:style-name="ce23" table:formula="of:=INFO.OBBA.OBBA.OBGET(INFO.OBBA.OBBA.OBCALL(&quot;&quot;;[.$B$12];&quot;getRandomNumber&quot;;INFO.OBBA.OBBA.OBMAKE(&quot;&quot;;&quot;int&quot;;[.L247])))" office:value-type="float" office:value="0.185888091642406">
            <text:p>0,18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0">
            <text:p>240</text:p>
          </table:table-cell>
          <table:table-cell table:style-name="ce23" table:formula="of:=INFO.OBBA.OBBA.OBGET(INFO.OBBA.OBBA.OBCALL(&quot;&quot;;[.$B$12];&quot;getRandomNumber&quot;;INFO.OBBA.OBBA.OBMAKE(&quot;&quot;;&quot;int&quot;;[.H248])))" office:value-type="float" office:value="0.959525551863615">
            <text:p>0,960</text:p>
          </table:table-cell>
          <table:table-cell table:style-name="ce1"/>
          <table:table-cell table:style-name="ce19" office:value-type="float" office:value="240">
            <text:p>240</text:p>
          </table:table-cell>
          <table:table-cell table:style-name="ce19" table:formula="of:=[.L247]+2" office:value-type="float" office:value="481">
            <text:p>481</text:p>
          </table:table-cell>
          <table:table-cell table:style-name="ce23" table:formula="of:=INFO.OBBA.OBBA.OBGET(INFO.OBBA.OBBA.OBCALL(&quot;&quot;;[.$B$12];&quot;getRandomNumber&quot;;INFO.OBBA.OBBA.OBMAKE(&quot;&quot;;&quot;int&quot;;[.K248])))" office:value-type="float" office:value="0.959525551863615">
            <text:p>0,960</text:p>
          </table:table-cell>
          <table:table-cell table:style-name="ce23" table:formula="of:=INFO.OBBA.OBBA.OBGET(INFO.OBBA.OBBA.OBCALL(&quot;&quot;;[.$B$12];&quot;getRandomNumber&quot;;INFO.OBBA.OBBA.OBMAKE(&quot;&quot;;&quot;int&quot;;[.L248])))" office:value-type="float" office:value="0.736827908401322">
            <text:p>0,73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1">
            <text:p>241</text:p>
          </table:table-cell>
          <table:table-cell table:style-name="ce23" table:formula="of:=INFO.OBBA.OBBA.OBGET(INFO.OBBA.OBBA.OBCALL(&quot;&quot;;[.$B$12];&quot;getRandomNumber&quot;;INFO.OBBA.OBBA.OBMAKE(&quot;&quot;;&quot;int&quot;;[.H249])))" office:value-type="float" office:value="0.37279069437626">
            <text:p>0,373</text:p>
          </table:table-cell>
          <table:table-cell table:style-name="ce1"/>
          <table:table-cell table:style-name="ce19" office:value-type="float" office:value="241">
            <text:p>241</text:p>
          </table:table-cell>
          <table:table-cell table:style-name="ce19" table:formula="of:=[.L248]+2" office:value-type="float" office:value="483">
            <text:p>483</text:p>
          </table:table-cell>
          <table:table-cell table:style-name="ce23" table:formula="of:=INFO.OBBA.OBBA.OBGET(INFO.OBBA.OBBA.OBCALL(&quot;&quot;;[.$B$12];&quot;getRandomNumber&quot;;INFO.OBBA.OBBA.OBMAKE(&quot;&quot;;&quot;int&quot;;[.K249])))" office:value-type="float" office:value="0.37279069437626">
            <text:p>0,373</text:p>
          </table:table-cell>
          <table:table-cell table:style-name="ce23" table:formula="of:=INFO.OBBA.OBBA.OBGET(INFO.OBBA.OBBA.OBCALL(&quot;&quot;;[.$B$12];&quot;getRandomNumber&quot;;INFO.OBBA.OBBA.OBMAKE(&quot;&quot;;&quot;int&quot;;[.L249])))" office:value-type="float" office:value="0.228630647002444">
            <text:p>0,22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2">
            <text:p>242</text:p>
          </table:table-cell>
          <table:table-cell table:style-name="ce23" table:formula="of:=INFO.OBBA.OBBA.OBGET(INFO.OBBA.OBBA.OBCALL(&quot;&quot;;[.$B$12];&quot;getRandomNumber&quot;;INFO.OBBA.OBBA.OBMAKE(&quot;&quot;;&quot;int&quot;;[.H250])))" office:value-type="float" office:value="0.926828376612623">
            <text:p>0,927</text:p>
          </table:table-cell>
          <table:table-cell table:style-name="ce1"/>
          <table:table-cell table:style-name="ce19" office:value-type="float" office:value="242">
            <text:p>242</text:p>
          </table:table-cell>
          <table:table-cell table:style-name="ce19" table:formula="of:=[.L249]+2" office:value-type="float" office:value="485">
            <text:p>485</text:p>
          </table:table-cell>
          <table:table-cell table:style-name="ce23" table:formula="of:=INFO.OBBA.OBBA.OBGET(INFO.OBBA.OBBA.OBCALL(&quot;&quot;;[.$B$12];&quot;getRandomNumber&quot;;INFO.OBBA.OBBA.OBMAKE(&quot;&quot;;&quot;int&quot;;[.K250])))" office:value-type="float" office:value="0.926828376612623">
            <text:p>0,927</text:p>
          </table:table-cell>
          <table:table-cell table:style-name="ce23" table:formula="of:=INFO.OBBA.OBBA.OBGET(INFO.OBBA.OBBA.OBCALL(&quot;&quot;;[.$B$12];&quot;getRandomNumber&quot;;INFO.OBBA.OBBA.OBMAKE(&quot;&quot;;&quot;int&quot;;[.L250])))" office:value-type="float" office:value="0.432136592967211">
            <text:p>0,43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3">
            <text:p>243</text:p>
          </table:table-cell>
          <table:table-cell table:style-name="ce23" table:formula="of:=INFO.OBBA.OBBA.OBGET(INFO.OBBA.OBBA.OBCALL(&quot;&quot;;[.$B$12];&quot;getRandomNumber&quot;;INFO.OBBA.OBBA.OBMAKE(&quot;&quot;;&quot;int&quot;;[.H251])))" office:value-type="float" office:value="0.604090600442898">
            <text:p>0,604</text:p>
          </table:table-cell>
          <table:table-cell table:style-name="ce1"/>
          <table:table-cell table:style-name="ce19" office:value-type="float" office:value="243">
            <text:p>243</text:p>
          </table:table-cell>
          <table:table-cell table:style-name="ce19" table:formula="of:=[.L250]+2" office:value-type="float" office:value="487">
            <text:p>487</text:p>
          </table:table-cell>
          <table:table-cell table:style-name="ce23" table:formula="of:=INFO.OBBA.OBBA.OBGET(INFO.OBBA.OBBA.OBCALL(&quot;&quot;;[.$B$12];&quot;getRandomNumber&quot;;INFO.OBBA.OBBA.OBMAKE(&quot;&quot;;&quot;int&quot;;[.K251])))" office:value-type="float" office:value="0.604090600442898">
            <text:p>0,604</text:p>
          </table:table-cell>
          <table:table-cell table:style-name="ce23" table:formula="of:=INFO.OBBA.OBBA.OBGET(INFO.OBBA.OBBA.OBCALL(&quot;&quot;;[.$B$12];&quot;getRandomNumber&quot;;INFO.OBBA.OBBA.OBMAKE(&quot;&quot;;&quot;int&quot;;[.L251])))" office:value-type="float" office:value="0.0558981646157451">
            <text:p>0,05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4">
            <text:p>244</text:p>
          </table:table-cell>
          <table:table-cell table:style-name="ce23" table:formula="of:=INFO.OBBA.OBBA.OBGET(INFO.OBBA.OBBA.OBCALL(&quot;&quot;;[.$B$12];&quot;getRandomNumber&quot;;INFO.OBBA.OBBA.OBMAKE(&quot;&quot;;&quot;int&quot;;[.H252])))" office:value-type="float" office:value="0.0126318474547284">
            <text:p>0,013</text:p>
          </table:table-cell>
          <table:table-cell table:style-name="ce1"/>
          <table:table-cell table:style-name="ce19" office:value-type="float" office:value="244">
            <text:p>244</text:p>
          </table:table-cell>
          <table:table-cell table:style-name="ce19" table:formula="of:=[.L251]+2" office:value-type="float" office:value="489">
            <text:p>489</text:p>
          </table:table-cell>
          <table:table-cell table:style-name="ce23" table:formula="of:=INFO.OBBA.OBBA.OBGET(INFO.OBBA.OBBA.OBCALL(&quot;&quot;;[.$B$12];&quot;getRandomNumber&quot;;INFO.OBBA.OBBA.OBMAKE(&quot;&quot;;&quot;int&quot;;[.K252])))" office:value-type="float" office:value="0.0126318474547284">
            <text:p>0,013</text:p>
          </table:table-cell>
          <table:table-cell table:style-name="ce23" table:formula="of:=INFO.OBBA.OBBA.OBGET(INFO.OBBA.OBBA.OBCALL(&quot;&quot;;[.$B$12];&quot;getRandomNumber&quot;;INFO.OBBA.OBBA.OBMAKE(&quot;&quot;;&quot;int&quot;;[.L252])))" office:value-type="float" office:value="0.440071689431982">
            <text:p>0,44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5">
            <text:p>245</text:p>
          </table:table-cell>
          <table:table-cell table:style-name="ce23" table:formula="of:=INFO.OBBA.OBBA.OBGET(INFO.OBBA.OBBA.OBCALL(&quot;&quot;;[.$B$12];&quot;getRandomNumber&quot;;INFO.OBBA.OBBA.OBMAKE(&quot;&quot;;&quot;int&quot;;[.H253])))" office:value-type="float" office:value="0.789099185153814">
            <text:p>0,789</text:p>
          </table:table-cell>
          <table:table-cell table:style-name="ce1"/>
          <table:table-cell table:style-name="ce19" office:value-type="float" office:value="245">
            <text:p>245</text:p>
          </table:table-cell>
          <table:table-cell table:style-name="ce19" table:formula="of:=[.L252]+2" office:value-type="float" office:value="491">
            <text:p>491</text:p>
          </table:table-cell>
          <table:table-cell table:style-name="ce23" table:formula="of:=INFO.OBBA.OBBA.OBGET(INFO.OBBA.OBBA.OBCALL(&quot;&quot;;[.$B$12];&quot;getRandomNumber&quot;;INFO.OBBA.OBBA.OBMAKE(&quot;&quot;;&quot;int&quot;;[.K253])))" office:value-type="float" office:value="0.789099185153814">
            <text:p>0,789</text:p>
          </table:table-cell>
          <table:table-cell table:style-name="ce23" table:formula="of:=INFO.OBBA.OBBA.OBGET(INFO.OBBA.OBBA.OBCALL(&quot;&quot;;[.$B$12];&quot;getRandomNumber&quot;;INFO.OBBA.OBBA.OBMAKE(&quot;&quot;;&quot;int&quot;;[.L253])))" office:value-type="float" office:value="0.167286554594017">
            <text:p>0,16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6">
            <text:p>246</text:p>
          </table:table-cell>
          <table:table-cell table:style-name="ce23" table:formula="of:=INFO.OBBA.OBBA.OBGET(INFO.OBBA.OBBA.OBCALL(&quot;&quot;;[.$B$12];&quot;getRandomNumber&quot;;INFO.OBBA.OBBA.OBMAKE(&quot;&quot;;&quot;int&quot;;[.H254])))" office:value-type="float" office:value="0.458108589116593">
            <text:p>0,458</text:p>
          </table:table-cell>
          <table:table-cell table:style-name="ce1"/>
          <table:table-cell table:style-name="ce19" office:value-type="float" office:value="246">
            <text:p>246</text:p>
          </table:table-cell>
          <table:table-cell table:style-name="ce19" table:formula="of:=[.L253]+2" office:value-type="float" office:value="493">
            <text:p>493</text:p>
          </table:table-cell>
          <table:table-cell table:style-name="ce23" table:formula="of:=INFO.OBBA.OBBA.OBGET(INFO.OBBA.OBBA.OBCALL(&quot;&quot;;[.$B$12];&quot;getRandomNumber&quot;;INFO.OBBA.OBBA.OBMAKE(&quot;&quot;;&quot;int&quot;;[.K254])))" office:value-type="float" office:value="0.458108589116593">
            <text:p>0,458</text:p>
          </table:table-cell>
          <table:table-cell table:style-name="ce23" table:formula="of:=INFO.OBBA.OBBA.OBGET(INFO.OBBA.OBBA.OBCALL(&quot;&quot;;[.$B$12];&quot;getRandomNumber&quot;;INFO.OBBA.OBBA.OBMAKE(&quot;&quot;;&quot;int&quot;;[.L254])))" office:value-type="float" office:value="0.301592289426611">
            <text:p>0,30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7">
            <text:p>247</text:p>
          </table:table-cell>
          <table:table-cell table:style-name="ce23" table:formula="of:=INFO.OBBA.OBBA.OBGET(INFO.OBBA.OBBA.OBCALL(&quot;&quot;;[.$B$12];&quot;getRandomNumber&quot;;INFO.OBBA.OBBA.OBMAKE(&quot;&quot;;&quot;int&quot;;[.H255])))" office:value-type="float" office:value="0.824035138732843">
            <text:p>0,824</text:p>
          </table:table-cell>
          <table:table-cell table:style-name="ce1"/>
          <table:table-cell table:style-name="ce19" office:value-type="float" office:value="247">
            <text:p>247</text:p>
          </table:table-cell>
          <table:table-cell table:style-name="ce19" table:formula="of:=[.L254]+2" office:value-type="float" office:value="495">
            <text:p>495</text:p>
          </table:table-cell>
          <table:table-cell table:style-name="ce23" table:formula="of:=INFO.OBBA.OBBA.OBGET(INFO.OBBA.OBBA.OBCALL(&quot;&quot;;[.$B$12];&quot;getRandomNumber&quot;;INFO.OBBA.OBBA.OBMAKE(&quot;&quot;;&quot;int&quot;;[.K255])))" office:value-type="float" office:value="0.824035138732843">
            <text:p>0,824</text:p>
          </table:table-cell>
          <table:table-cell table:style-name="ce23" table:formula="of:=INFO.OBBA.OBBA.OBGET(INFO.OBBA.OBBA.OBCALL(&quot;&quot;;[.$B$12];&quot;getRandomNumber&quot;;INFO.OBBA.OBBA.OBMAKE(&quot;&quot;;&quot;int&quot;;[.L255])))" office:value-type="float" office:value="0.212041700364248">
            <text:p>0,21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8">
            <text:p>248</text:p>
          </table:table-cell>
          <table:table-cell table:style-name="ce23" table:formula="of:=INFO.OBBA.OBBA.OBGET(INFO.OBBA.OBBA.OBCALL(&quot;&quot;;[.$B$12];&quot;getRandomNumber&quot;;INFO.OBBA.OBBA.OBMAKE(&quot;&quot;;&quot;int&quot;;[.H256])))" office:value-type="float" office:value="0.127963540078116">
            <text:p>0,128</text:p>
          </table:table-cell>
          <table:table-cell table:style-name="ce1"/>
          <table:table-cell table:style-name="ce19" office:value-type="float" office:value="248">
            <text:p>248</text:p>
          </table:table-cell>
          <table:table-cell table:style-name="ce19" table:formula="of:=[.L255]+2" office:value-type="float" office:value="497">
            <text:p>497</text:p>
          </table:table-cell>
          <table:table-cell table:style-name="ce23" table:formula="of:=INFO.OBBA.OBBA.OBGET(INFO.OBBA.OBBA.OBCALL(&quot;&quot;;[.$B$12];&quot;getRandomNumber&quot;;INFO.OBBA.OBBA.OBMAKE(&quot;&quot;;&quot;int&quot;;[.K256])))" office:value-type="float" office:value="0.127963540078116">
            <text:p>0,128</text:p>
          </table:table-cell>
          <table:table-cell table:style-name="ce23" table:formula="of:=INFO.OBBA.OBBA.OBGET(INFO.OBBA.OBBA.OBCALL(&quot;&quot;;[.$B$12];&quot;getRandomNumber&quot;;INFO.OBBA.OBBA.OBMAKE(&quot;&quot;;&quot;int&quot;;[.L256])))" office:value-type="float" office:value="0.0942019290664697">
            <text:p>0,09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9">
            <text:p>249</text:p>
          </table:table-cell>
          <table:table-cell table:style-name="ce23" table:formula="of:=INFO.OBBA.OBBA.OBGET(INFO.OBBA.OBBA.OBCALL(&quot;&quot;;[.$B$12];&quot;getRandomNumber&quot;;INFO.OBBA.OBBA.OBMAKE(&quot;&quot;;&quot;int&quot;;[.H257])))" office:value-type="float" office:value="0.484518716468852">
            <text:p>0,485</text:p>
          </table:table-cell>
          <table:table-cell table:style-name="ce1"/>
          <table:table-cell table:style-name="ce19" office:value-type="float" office:value="249">
            <text:p>249</text:p>
          </table:table-cell>
          <table:table-cell table:style-name="ce19" table:formula="of:=[.L256]+2" office:value-type="float" office:value="499">
            <text:p>499</text:p>
          </table:table-cell>
          <table:table-cell table:style-name="ce23" table:formula="of:=INFO.OBBA.OBBA.OBGET(INFO.OBBA.OBBA.OBCALL(&quot;&quot;;[.$B$12];&quot;getRandomNumber&quot;;INFO.OBBA.OBBA.OBMAKE(&quot;&quot;;&quot;int&quot;;[.K257])))" office:value-type="float" office:value="0.484518716468852">
            <text:p>0,485</text:p>
          </table:table-cell>
          <table:table-cell table:style-name="ce23" table:formula="of:=INFO.OBBA.OBBA.OBGET(INFO.OBBA.OBBA.OBCALL(&quot;&quot;;[.$B$12];&quot;getRandomNumber&quot;;INFO.OBBA.OBBA.OBMAKE(&quot;&quot;;&quot;int&quot;;[.L257])))" office:value-type="float" office:value="0.444843981061806">
            <text:p>0,44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0">
            <text:p>250</text:p>
          </table:table-cell>
          <table:table-cell table:style-name="ce23" table:formula="of:=INFO.OBBA.OBBA.OBGET(INFO.OBBA.OBBA.OBCALL(&quot;&quot;;[.$B$12];&quot;getRandomNumber&quot;;INFO.OBBA.OBBA.OBMAKE(&quot;&quot;;&quot;int&quot;;[.H258])))" office:value-type="float" office:value="0.4513340365438">
            <text:p>0,451</text:p>
          </table:table-cell>
          <table:table-cell table:style-name="ce1"/>
          <table:table-cell table:style-name="ce19" office:value-type="float" office:value="250">
            <text:p>250</text:p>
          </table:table-cell>
          <table:table-cell table:style-name="ce19" table:formula="of:=[.L257]+2" office:value-type="float" office:value="501">
            <text:p>501</text:p>
          </table:table-cell>
          <table:table-cell table:style-name="ce23" table:formula="of:=INFO.OBBA.OBBA.OBGET(INFO.OBBA.OBBA.OBCALL(&quot;&quot;;[.$B$12];&quot;getRandomNumber&quot;;INFO.OBBA.OBBA.OBMAKE(&quot;&quot;;&quot;int&quot;;[.K258])))" office:value-type="float" office:value="0.4513340365438">
            <text:p>0,451</text:p>
          </table:table-cell>
          <table:table-cell table:style-name="ce23" table:formula="of:=INFO.OBBA.OBBA.OBGET(INFO.OBBA.OBBA.OBCALL(&quot;&quot;;[.$B$12];&quot;getRandomNumber&quot;;INFO.OBBA.OBBA.OBMAKE(&quot;&quot;;&quot;int&quot;;[.L258])))" office:value-type="float" office:value="0.356953690973818">
            <text:p>0,35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1">
            <text:p>251</text:p>
          </table:table-cell>
          <table:table-cell table:style-name="ce23" table:formula="of:=INFO.OBBA.OBBA.OBGET(INFO.OBBA.OBBA.OBCALL(&quot;&quot;;[.$B$12];&quot;getRandomNumber&quot;;INFO.OBBA.OBBA.OBMAKE(&quot;&quot;;&quot;int&quot;;[.H259])))" office:value-type="float" office:value="0.33443804121941">
            <text:p>0,334</text:p>
          </table:table-cell>
          <table:table-cell table:style-name="ce1"/>
          <table:table-cell table:style-name="ce19" office:value-type="float" office:value="251">
            <text:p>251</text:p>
          </table:table-cell>
          <table:table-cell table:style-name="ce19" table:formula="of:=[.L258]+2" office:value-type="float" office:value="503">
            <text:p>503</text:p>
          </table:table-cell>
          <table:table-cell table:style-name="ce23" table:formula="of:=INFO.OBBA.OBBA.OBGET(INFO.OBBA.OBBA.OBCALL(&quot;&quot;;[.$B$12];&quot;getRandomNumber&quot;;INFO.OBBA.OBBA.OBMAKE(&quot;&quot;;&quot;int&quot;;[.K259])))" office:value-type="float" office:value="0.33443804121941">
            <text:p>0,334</text:p>
          </table:table-cell>
          <table:table-cell table:style-name="ce23" table:formula="of:=INFO.OBBA.OBBA.OBGET(INFO.OBBA.OBBA.OBCALL(&quot;&quot;;[.$B$12];&quot;getRandomNumber&quot;;INFO.OBBA.OBBA.OBMAKE(&quot;&quot;;&quot;int&quot;;[.L259])))" office:value-type="float" office:value="0.683895054753081">
            <text:p>0,68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2">
            <text:p>252</text:p>
          </table:table-cell>
          <table:table-cell table:style-name="ce23" table:formula="of:=INFO.OBBA.OBBA.OBGET(INFO.OBBA.OBBA.OBCALL(&quot;&quot;;[.$B$12];&quot;getRandomNumber&quot;;INFO.OBBA.OBBA.OBMAKE(&quot;&quot;;&quot;int&quot;;[.H260])))" office:value-type="float" office:value="0.146868697270659">
            <text:p>0,147</text:p>
          </table:table-cell>
          <table:table-cell table:style-name="ce1"/>
          <table:table-cell table:style-name="ce19" office:value-type="float" office:value="252">
            <text:p>252</text:p>
          </table:table-cell>
          <table:table-cell table:style-name="ce19" table:formula="of:=[.L259]+2" office:value-type="float" office:value="505">
            <text:p>505</text:p>
          </table:table-cell>
          <table:table-cell table:style-name="ce23" table:formula="of:=INFO.OBBA.OBBA.OBGET(INFO.OBBA.OBBA.OBCALL(&quot;&quot;;[.$B$12];&quot;getRandomNumber&quot;;INFO.OBBA.OBBA.OBMAKE(&quot;&quot;;&quot;int&quot;;[.K260])))" office:value-type="float" office:value="0.146868697270659">
            <text:p>0,147</text:p>
          </table:table-cell>
          <table:table-cell table:style-name="ce23" table:formula="of:=INFO.OBBA.OBBA.OBGET(INFO.OBBA.OBBA.OBCALL(&quot;&quot;;[.$B$12];&quot;getRandomNumber&quot;;INFO.OBBA.OBBA.OBMAKE(&quot;&quot;;&quot;int&quot;;[.L260])))" office:value-type="float" office:value="0.182075071628423">
            <text:p>0,18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3">
            <text:p>253</text:p>
          </table:table-cell>
          <table:table-cell table:style-name="ce23" table:formula="of:=INFO.OBBA.OBBA.OBGET(INFO.OBBA.OBBA.OBCALL(&quot;&quot;;[.$B$12];&quot;getRandomNumber&quot;;INFO.OBBA.OBBA.OBMAKE(&quot;&quot;;&quot;int&quot;;[.H261])))" office:value-type="float" office:value="0.239505015567584">
            <text:p>0,240</text:p>
          </table:table-cell>
          <table:table-cell table:style-name="ce1"/>
          <table:table-cell table:style-name="ce19" office:value-type="float" office:value="253">
            <text:p>253</text:p>
          </table:table-cell>
          <table:table-cell table:style-name="ce19" table:formula="of:=[.L260]+2" office:value-type="float" office:value="507">
            <text:p>507</text:p>
          </table:table-cell>
          <table:table-cell table:style-name="ce23" table:formula="of:=INFO.OBBA.OBBA.OBGET(INFO.OBBA.OBBA.OBCALL(&quot;&quot;;[.$B$12];&quot;getRandomNumber&quot;;INFO.OBBA.OBBA.OBMAKE(&quot;&quot;;&quot;int&quot;;[.K261])))" office:value-type="float" office:value="0.239505015567584">
            <text:p>0,240</text:p>
          </table:table-cell>
          <table:table-cell table:style-name="ce23" table:formula="of:=INFO.OBBA.OBBA.OBGET(INFO.OBBA.OBBA.OBCALL(&quot;&quot;;[.$B$12];&quot;getRandomNumber&quot;;INFO.OBBA.OBBA.OBMAKE(&quot;&quot;;&quot;int&quot;;[.L261])))" office:value-type="float" office:value="0.650980800425417">
            <text:p>0,65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4">
            <text:p>254</text:p>
          </table:table-cell>
          <table:table-cell table:style-name="ce23" table:formula="of:=INFO.OBBA.OBBA.OBGET(INFO.OBBA.OBBA.OBCALL(&quot;&quot;;[.$B$12];&quot;getRandomNumber&quot;;INFO.OBBA.OBBA.OBMAKE(&quot;&quot;;&quot;int&quot;;[.H262])))" office:value-type="float" office:value="0.0030223308826654">
            <text:p>0,003</text:p>
          </table:table-cell>
          <table:table-cell table:style-name="ce1"/>
          <table:table-cell table:style-name="ce19" office:value-type="float" office:value="254">
            <text:p>254</text:p>
          </table:table-cell>
          <table:table-cell table:style-name="ce19" table:formula="of:=[.L261]+2" office:value-type="float" office:value="509">
            <text:p>509</text:p>
          </table:table-cell>
          <table:table-cell table:style-name="ce23" table:formula="of:=INFO.OBBA.OBBA.OBGET(INFO.OBBA.OBBA.OBCALL(&quot;&quot;;[.$B$12];&quot;getRandomNumber&quot;;INFO.OBBA.OBBA.OBMAKE(&quot;&quot;;&quot;int&quot;;[.K262])))" office:value-type="float" office:value="0.0030223308826654">
            <text:p>0,003</text:p>
          </table:table-cell>
          <table:table-cell table:style-name="ce23" table:formula="of:=INFO.OBBA.OBBA.OBGET(INFO.OBBA.OBBA.OBCALL(&quot;&quot;;[.$B$12];&quot;getRandomNumber&quot;;INFO.OBBA.OBBA.OBMAKE(&quot;&quot;;&quot;int&quot;;[.L262])))" office:value-type="float" office:value="0.536604599180491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5">
            <text:p>255</text:p>
          </table:table-cell>
          <table:table-cell table:style-name="ce23" table:formula="of:=INFO.OBBA.OBBA.OBGET(INFO.OBBA.OBBA.OBCALL(&quot;&quot;;[.$B$12];&quot;getRandomNumber&quot;;INFO.OBBA.OBBA.OBMAKE(&quot;&quot;;&quot;int&quot;;[.H263])))" office:value-type="float" office:value="0.991335061530603">
            <text:p>0,991</text:p>
          </table:table-cell>
          <table:table-cell table:style-name="ce1"/>
          <table:table-cell table:style-name="ce19" office:value-type="float" office:value="255">
            <text:p>255</text:p>
          </table:table-cell>
          <table:table-cell table:style-name="ce19" table:formula="of:=[.L262]+2" office:value-type="float" office:value="511">
            <text:p>511</text:p>
          </table:table-cell>
          <table:table-cell table:style-name="ce23" table:formula="of:=INFO.OBBA.OBBA.OBGET(INFO.OBBA.OBBA.OBCALL(&quot;&quot;;[.$B$12];&quot;getRandomNumber&quot;;INFO.OBBA.OBBA.OBMAKE(&quot;&quot;;&quot;int&quot;;[.K263])))" office:value-type="float" office:value="0.991335061530603">
            <text:p>0,991</text:p>
          </table:table-cell>
          <table:table-cell table:style-name="ce23" table:formula="of:=INFO.OBBA.OBBA.OBGET(INFO.OBBA.OBBA.OBCALL(&quot;&quot;;[.$B$12];&quot;getRandomNumber&quot;;INFO.OBBA.OBBA.OBMAKE(&quot;&quot;;&quot;int&quot;;[.L263])))" office:value-type="float" office:value="0.359896929219293">
            <text:p>0,36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6">
            <text:p>256</text:p>
          </table:table-cell>
          <table:table-cell table:style-name="ce23" table:formula="of:=INFO.OBBA.OBBA.OBGET(INFO.OBBA.OBBA.OBCALL(&quot;&quot;;[.$B$12];&quot;getRandomNumber&quot;;INFO.OBBA.OBBA.OBMAKE(&quot;&quot;;&quot;int&quot;;[.H264])))" office:value-type="float" office:value="0.193727111100634">
            <text:p>0,194</text:p>
          </table:table-cell>
          <table:table-cell table:style-name="ce1"/>
          <table:table-cell table:style-name="ce19" office:value-type="float" office:value="256">
            <text:p>256</text:p>
          </table:table-cell>
          <table:table-cell table:style-name="ce19" table:formula="of:=[.L263]+2" office:value-type="float" office:value="513">
            <text:p>513</text:p>
          </table:table-cell>
          <table:table-cell table:style-name="ce23" table:formula="of:=INFO.OBBA.OBBA.OBGET(INFO.OBBA.OBBA.OBCALL(&quot;&quot;;[.$B$12];&quot;getRandomNumber&quot;;INFO.OBBA.OBBA.OBMAKE(&quot;&quot;;&quot;int&quot;;[.K264])))" office:value-type="float" office:value="0.193727111100634">
            <text:p>0,194</text:p>
          </table:table-cell>
          <table:table-cell table:style-name="ce23" table:formula="of:=INFO.OBBA.OBBA.OBGET(INFO.OBBA.OBBA.OBCALL(&quot;&quot;;[.$B$12];&quot;getRandomNumber&quot;;INFO.OBBA.OBBA.OBMAKE(&quot;&quot;;&quot;int&quot;;[.L264])))" office:value-type="float" office:value="0.413455139582869">
            <text:p>0,41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7">
            <text:p>257</text:p>
          </table:table-cell>
          <table:table-cell table:style-name="ce23" table:formula="of:=INFO.OBBA.OBBA.OBGET(INFO.OBBA.OBBA.OBCALL(&quot;&quot;;[.$B$12];&quot;getRandomNumber&quot;;INFO.OBBA.OBBA.OBMAKE(&quot;&quot;;&quot;int&quot;;[.H265])))" office:value-type="float" office:value="0.455571447180288">
            <text:p>0,456</text:p>
          </table:table-cell>
          <table:table-cell table:style-name="ce1"/>
          <table:table-cell table:style-name="ce19" office:value-type="float" office:value="257">
            <text:p>257</text:p>
          </table:table-cell>
          <table:table-cell table:style-name="ce19" table:formula="of:=[.L264]+2" office:value-type="float" office:value="515">
            <text:p>515</text:p>
          </table:table-cell>
          <table:table-cell table:style-name="ce23" table:formula="of:=INFO.OBBA.OBBA.OBGET(INFO.OBBA.OBBA.OBCALL(&quot;&quot;;[.$B$12];&quot;getRandomNumber&quot;;INFO.OBBA.OBBA.OBMAKE(&quot;&quot;;&quot;int&quot;;[.K265])))" office:value-type="float" office:value="0.455571447180288">
            <text:p>0,456</text:p>
          </table:table-cell>
          <table:table-cell table:style-name="ce23" table:formula="of:=INFO.OBBA.OBBA.OBGET(INFO.OBBA.OBBA.OBCALL(&quot;&quot;;[.$B$12];&quot;getRandomNumber&quot;;INFO.OBBA.OBBA.OBMAKE(&quot;&quot;;&quot;int&quot;;[.L265])))" office:value-type="float" office:value="0.180985326091824">
            <text:p>0,18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8">
            <text:p>258</text:p>
          </table:table-cell>
          <table:table-cell table:style-name="ce23" table:formula="of:=INFO.OBBA.OBBA.OBGET(INFO.OBBA.OBBA.OBCALL(&quot;&quot;;[.$B$12];&quot;getRandomNumber&quot;;INFO.OBBA.OBBA.OBMAKE(&quot;&quot;;&quot;int&quot;;[.H266])))" office:value-type="float" office:value="0.715580362140276">
            <text:p>0,716</text:p>
          </table:table-cell>
          <table:table-cell table:style-name="ce1"/>
          <table:table-cell table:style-name="ce19" office:value-type="float" office:value="258">
            <text:p>258</text:p>
          </table:table-cell>
          <table:table-cell table:style-name="ce19" table:formula="of:=[.L265]+2" office:value-type="float" office:value="517">
            <text:p>517</text:p>
          </table:table-cell>
          <table:table-cell table:style-name="ce23" table:formula="of:=INFO.OBBA.OBBA.OBGET(INFO.OBBA.OBBA.OBCALL(&quot;&quot;;[.$B$12];&quot;getRandomNumber&quot;;INFO.OBBA.OBBA.OBMAKE(&quot;&quot;;&quot;int&quot;;[.K266])))" office:value-type="float" office:value="0.715580362140276">
            <text:p>0,716</text:p>
          </table:table-cell>
          <table:table-cell table:style-name="ce23" table:formula="of:=INFO.OBBA.OBBA.OBGET(INFO.OBBA.OBBA.OBCALL(&quot;&quot;;[.$B$12];&quot;getRandomNumber&quot;;INFO.OBBA.OBBA.OBMAKE(&quot;&quot;;&quot;int&quot;;[.L266])))" office:value-type="float" office:value="0.0335113775134794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9">
            <text:p>259</text:p>
          </table:table-cell>
          <table:table-cell table:style-name="ce23" table:formula="of:=INFO.OBBA.OBBA.OBGET(INFO.OBBA.OBBA.OBCALL(&quot;&quot;;[.$B$12];&quot;getRandomNumber&quot;;INFO.OBBA.OBBA.OBMAKE(&quot;&quot;;&quot;int&quot;;[.H267])))" office:value-type="float" office:value="0.702239041907582">
            <text:p>0,702</text:p>
          </table:table-cell>
          <table:table-cell table:style-name="ce1"/>
          <table:table-cell table:style-name="ce19" office:value-type="float" office:value="259">
            <text:p>259</text:p>
          </table:table-cell>
          <table:table-cell table:style-name="ce19" table:formula="of:=[.L266]+2" office:value-type="float" office:value="519">
            <text:p>519</text:p>
          </table:table-cell>
          <table:table-cell table:style-name="ce23" table:formula="of:=INFO.OBBA.OBBA.OBGET(INFO.OBBA.OBBA.OBCALL(&quot;&quot;;[.$B$12];&quot;getRandomNumber&quot;;INFO.OBBA.OBBA.OBMAKE(&quot;&quot;;&quot;int&quot;;[.K267])))" office:value-type="float" office:value="0.702239041907582">
            <text:p>0,702</text:p>
          </table:table-cell>
          <table:table-cell table:style-name="ce23" table:formula="of:=INFO.OBBA.OBBA.OBGET(INFO.OBBA.OBBA.OBCALL(&quot;&quot;;[.$B$12];&quot;getRandomNumber&quot;;INFO.OBBA.OBBA.OBMAKE(&quot;&quot;;&quot;int&quot;;[.L267])))" office:value-type="float" office:value="0.387700266973052">
            <text:p>0,38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0">
            <text:p>260</text:p>
          </table:table-cell>
          <table:table-cell table:style-name="ce23" table:formula="of:=INFO.OBBA.OBBA.OBGET(INFO.OBBA.OBBA.OBCALL(&quot;&quot;;[.$B$12];&quot;getRandomNumber&quot;;INFO.OBBA.OBBA.OBMAKE(&quot;&quot;;&quot;int&quot;;[.H268])))" office:value-type="float" office:value="0.286000649118599">
            <text:p>0,286</text:p>
          </table:table-cell>
          <table:table-cell table:style-name="ce1"/>
          <table:table-cell table:style-name="ce19" office:value-type="float" office:value="260">
            <text:p>260</text:p>
          </table:table-cell>
          <table:table-cell table:style-name="ce19" table:formula="of:=[.L267]+2" office:value-type="float" office:value="521">
            <text:p>521</text:p>
          </table:table-cell>
          <table:table-cell table:style-name="ce23" table:formula="of:=INFO.OBBA.OBBA.OBGET(INFO.OBBA.OBBA.OBCALL(&quot;&quot;;[.$B$12];&quot;getRandomNumber&quot;;INFO.OBBA.OBBA.OBMAKE(&quot;&quot;;&quot;int&quot;;[.K268])))" office:value-type="float" office:value="0.286000649118599">
            <text:p>0,286</text:p>
          </table:table-cell>
          <table:table-cell table:style-name="ce23" table:formula="of:=INFO.OBBA.OBBA.OBGET(INFO.OBBA.OBBA.OBCALL(&quot;&quot;;[.$B$12];&quot;getRandomNumber&quot;;INFO.OBBA.OBBA.OBMAKE(&quot;&quot;;&quot;int&quot;;[.L268])))" office:value-type="float" office:value="0.979862877091693">
            <text:p>0,98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1">
            <text:p>261</text:p>
          </table:table-cell>
          <table:table-cell table:style-name="ce23" table:formula="of:=INFO.OBBA.OBBA.OBGET(INFO.OBBA.OBBA.OBCALL(&quot;&quot;;[.$B$12];&quot;getRandomNumber&quot;;INFO.OBBA.OBBA.OBMAKE(&quot;&quot;;&quot;int&quot;;[.H269])))" office:value-type="float" office:value="0.372118267683536">
            <text:p>0,372</text:p>
          </table:table-cell>
          <table:table-cell table:style-name="ce1"/>
          <table:table-cell table:style-name="ce19" office:value-type="float" office:value="261">
            <text:p>261</text:p>
          </table:table-cell>
          <table:table-cell table:style-name="ce19" table:formula="of:=[.L268]+2" office:value-type="float" office:value="523">
            <text:p>523</text:p>
          </table:table-cell>
          <table:table-cell table:style-name="ce23" table:formula="of:=INFO.OBBA.OBBA.OBGET(INFO.OBBA.OBBA.OBCALL(&quot;&quot;;[.$B$12];&quot;getRandomNumber&quot;;INFO.OBBA.OBBA.OBMAKE(&quot;&quot;;&quot;int&quot;;[.K269])))" office:value-type="float" office:value="0.372118267683536">
            <text:p>0,372</text:p>
          </table:table-cell>
          <table:table-cell table:style-name="ce23" table:formula="of:=INFO.OBBA.OBBA.OBGET(INFO.OBBA.OBBA.OBCALL(&quot;&quot;;[.$B$12];&quot;getRandomNumber&quot;;INFO.OBBA.OBBA.OBMAKE(&quot;&quot;;&quot;int&quot;;[.L269])))" office:value-type="float" office:value="0.172088305452415">
            <text:p>0,17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2">
            <text:p>262</text:p>
          </table:table-cell>
          <table:table-cell table:style-name="ce23" table:formula="of:=INFO.OBBA.OBBA.OBGET(INFO.OBBA.OBBA.OBCALL(&quot;&quot;;[.$B$12];&quot;getRandomNumber&quot;;INFO.OBBA.OBBA.OBMAKE(&quot;&quot;;&quot;int&quot;;[.H270])))" office:value-type="float" office:value="0.290058594945404">
            <text:p>0,290</text:p>
          </table:table-cell>
          <table:table-cell table:style-name="ce1"/>
          <table:table-cell table:style-name="ce19" office:value-type="float" office:value="262">
            <text:p>262</text:p>
          </table:table-cell>
          <table:table-cell table:style-name="ce19" table:formula="of:=[.L269]+2" office:value-type="float" office:value="525">
            <text:p>525</text:p>
          </table:table-cell>
          <table:table-cell table:style-name="ce23" table:formula="of:=INFO.OBBA.OBBA.OBGET(INFO.OBBA.OBBA.OBCALL(&quot;&quot;;[.$B$12];&quot;getRandomNumber&quot;;INFO.OBBA.OBBA.OBMAKE(&quot;&quot;;&quot;int&quot;;[.K270])))" office:value-type="float" office:value="0.290058594945404">
            <text:p>0,290</text:p>
          </table:table-cell>
          <table:table-cell table:style-name="ce23" table:formula="of:=INFO.OBBA.OBBA.OBGET(INFO.OBBA.OBBA.OBCALL(&quot;&quot;;[.$B$12];&quot;getRandomNumber&quot;;INFO.OBBA.OBBA.OBMAKE(&quot;&quot;;&quot;int&quot;;[.L270])))" office:value-type="float" office:value="0.45430508773719">
            <text:p>0,45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3">
            <text:p>263</text:p>
          </table:table-cell>
          <table:table-cell table:style-name="ce23" table:formula="of:=INFO.OBBA.OBBA.OBGET(INFO.OBBA.OBBA.OBCALL(&quot;&quot;;[.$B$12];&quot;getRandomNumber&quot;;INFO.OBBA.OBBA.OBMAKE(&quot;&quot;;&quot;int&quot;;[.H271])))" office:value-type="float" office:value="0.986227399706414">
            <text:p>0,986</text:p>
          </table:table-cell>
          <table:table-cell table:style-name="ce1"/>
          <table:table-cell table:style-name="ce19" office:value-type="float" office:value="263">
            <text:p>263</text:p>
          </table:table-cell>
          <table:table-cell table:style-name="ce19" table:formula="of:=[.L270]+2" office:value-type="float" office:value="527">
            <text:p>527</text:p>
          </table:table-cell>
          <table:table-cell table:style-name="ce23" table:formula="of:=INFO.OBBA.OBBA.OBGET(INFO.OBBA.OBBA.OBCALL(&quot;&quot;;[.$B$12];&quot;getRandomNumber&quot;;INFO.OBBA.OBBA.OBMAKE(&quot;&quot;;&quot;int&quot;;[.K271])))" office:value-type="float" office:value="0.986227399706414">
            <text:p>0,986</text:p>
          </table:table-cell>
          <table:table-cell table:style-name="ce23" table:formula="of:=INFO.OBBA.OBBA.OBGET(INFO.OBBA.OBBA.OBCALL(&quot;&quot;;[.$B$12];&quot;getRandomNumber&quot;;INFO.OBBA.OBBA.OBMAKE(&quot;&quot;;&quot;int&quot;;[.L271])))" office:value-type="float" office:value="0.252324436415043">
            <text:p>0,25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4">
            <text:p>264</text:p>
          </table:table-cell>
          <table:table-cell table:style-name="ce23" table:formula="of:=INFO.OBBA.OBBA.OBGET(INFO.OBBA.OBBA.OBCALL(&quot;&quot;;[.$B$12];&quot;getRandomNumber&quot;;INFO.OBBA.OBBA.OBMAKE(&quot;&quot;;&quot;int&quot;;[.H272])))" office:value-type="float" office:value="0.554596702967493">
            <text:p>0,555</text:p>
          </table:table-cell>
          <table:table-cell table:style-name="ce1"/>
          <table:table-cell table:style-name="ce19" office:value-type="float" office:value="264">
            <text:p>264</text:p>
          </table:table-cell>
          <table:table-cell table:style-name="ce19" table:formula="of:=[.L271]+2" office:value-type="float" office:value="529">
            <text:p>529</text:p>
          </table:table-cell>
          <table:table-cell table:style-name="ce23" table:formula="of:=INFO.OBBA.OBBA.OBGET(INFO.OBBA.OBBA.OBCALL(&quot;&quot;;[.$B$12];&quot;getRandomNumber&quot;;INFO.OBBA.OBBA.OBMAKE(&quot;&quot;;&quot;int&quot;;[.K272])))" office:value-type="float" office:value="0.554596702967493">
            <text:p>0,555</text:p>
          </table:table-cell>
          <table:table-cell table:style-name="ce23" table:formula="of:=INFO.OBBA.OBBA.OBGET(INFO.OBBA.OBBA.OBCALL(&quot;&quot;;[.$B$12];&quot;getRandomNumber&quot;;INFO.OBBA.OBBA.OBMAKE(&quot;&quot;;&quot;int&quot;;[.L272])))" office:value-type="float" office:value="0.0651325387425687">
            <text:p>0,06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5">
            <text:p>265</text:p>
          </table:table-cell>
          <table:table-cell table:style-name="ce23" table:formula="of:=INFO.OBBA.OBBA.OBGET(INFO.OBBA.OBBA.OBCALL(&quot;&quot;;[.$B$12];&quot;getRandomNumber&quot;;INFO.OBBA.OBBA.OBMAKE(&quot;&quot;;&quot;int&quot;;[.H273])))" office:value-type="float" office:value="0.842135439709721">
            <text:p>0,842</text:p>
          </table:table-cell>
          <table:table-cell table:style-name="ce1"/>
          <table:table-cell table:style-name="ce19" office:value-type="float" office:value="265">
            <text:p>265</text:p>
          </table:table-cell>
          <table:table-cell table:style-name="ce19" table:formula="of:=[.L272]+2" office:value-type="float" office:value="531">
            <text:p>531</text:p>
          </table:table-cell>
          <table:table-cell table:style-name="ce23" table:formula="of:=INFO.OBBA.OBBA.OBGET(INFO.OBBA.OBBA.OBCALL(&quot;&quot;;[.$B$12];&quot;getRandomNumber&quot;;INFO.OBBA.OBBA.OBMAKE(&quot;&quot;;&quot;int&quot;;[.K273])))" office:value-type="float" office:value="0.842135439709721">
            <text:p>0,842</text:p>
          </table:table-cell>
          <table:table-cell table:style-name="ce23" table:formula="of:=INFO.OBBA.OBBA.OBGET(INFO.OBBA.OBBA.OBCALL(&quot;&quot;;[.$B$12];&quot;getRandomNumber&quot;;INFO.OBBA.OBBA.OBMAKE(&quot;&quot;;&quot;int&quot;;[.L273])))" office:value-type="float" office:value="0.722896637277861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6">
            <text:p>266</text:p>
          </table:table-cell>
          <table:table-cell table:style-name="ce23" table:formula="of:=INFO.OBBA.OBBA.OBGET(INFO.OBBA.OBBA.OBCALL(&quot;&quot;;[.$B$12];&quot;getRandomNumber&quot;;INFO.OBBA.OBBA.OBMAKE(&quot;&quot;;&quot;int&quot;;[.H274])))" office:value-type="float" office:value="0.635159460820318">
            <text:p>0,635</text:p>
          </table:table-cell>
          <table:table-cell table:style-name="ce1"/>
          <table:table-cell table:style-name="ce19" office:value-type="float" office:value="266">
            <text:p>266</text:p>
          </table:table-cell>
          <table:table-cell table:style-name="ce19" table:formula="of:=[.L273]+2" office:value-type="float" office:value="533">
            <text:p>533</text:p>
          </table:table-cell>
          <table:table-cell table:style-name="ce23" table:formula="of:=INFO.OBBA.OBBA.OBGET(INFO.OBBA.OBBA.OBCALL(&quot;&quot;;[.$B$12];&quot;getRandomNumber&quot;;INFO.OBBA.OBBA.OBMAKE(&quot;&quot;;&quot;int&quot;;[.K274])))" office:value-type="float" office:value="0.635159460820318">
            <text:p>0,635</text:p>
          </table:table-cell>
          <table:table-cell table:style-name="ce23" table:formula="of:=INFO.OBBA.OBBA.OBGET(INFO.OBBA.OBBA.OBCALL(&quot;&quot;;[.$B$12];&quot;getRandomNumber&quot;;INFO.OBBA.OBBA.OBMAKE(&quot;&quot;;&quot;int&quot;;[.L274])))" office:value-type="float" office:value="0.74081838803552">
            <text:p>0,74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7">
            <text:p>267</text:p>
          </table:table-cell>
          <table:table-cell table:style-name="ce23" table:formula="of:=INFO.OBBA.OBBA.OBGET(INFO.OBBA.OBBA.OBCALL(&quot;&quot;;[.$B$12];&quot;getRandomNumber&quot;;INFO.OBBA.OBBA.OBMAKE(&quot;&quot;;&quot;int&quot;;[.H275])))" office:value-type="float" office:value="0.585252663210294">
            <text:p>0,585</text:p>
          </table:table-cell>
          <table:table-cell table:style-name="ce1"/>
          <table:table-cell table:style-name="ce19" office:value-type="float" office:value="267">
            <text:p>267</text:p>
          </table:table-cell>
          <table:table-cell table:style-name="ce19" table:formula="of:=[.L274]+2" office:value-type="float" office:value="535">
            <text:p>535</text:p>
          </table:table-cell>
          <table:table-cell table:style-name="ce23" table:formula="of:=INFO.OBBA.OBBA.OBGET(INFO.OBBA.OBBA.OBCALL(&quot;&quot;;[.$B$12];&quot;getRandomNumber&quot;;INFO.OBBA.OBBA.OBMAKE(&quot;&quot;;&quot;int&quot;;[.K275])))" office:value-type="float" office:value="0.585252663210294">
            <text:p>0,585</text:p>
          </table:table-cell>
          <table:table-cell table:style-name="ce23" table:formula="of:=INFO.OBBA.OBBA.OBGET(INFO.OBBA.OBBA.OBCALL(&quot;&quot;;[.$B$12];&quot;getRandomNumber&quot;;INFO.OBBA.OBBA.OBMAKE(&quot;&quot;;&quot;int&quot;;[.L275])))" office:value-type="float" office:value="0.872899761055327">
            <text:p>0,87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8">
            <text:p>268</text:p>
          </table:table-cell>
          <table:table-cell table:style-name="ce23" table:formula="of:=INFO.OBBA.OBBA.OBGET(INFO.OBBA.OBBA.OBCALL(&quot;&quot;;[.$B$12];&quot;getRandomNumber&quot;;INFO.OBBA.OBBA.OBMAKE(&quot;&quot;;&quot;int&quot;;[.H276])))" office:value-type="float" office:value="0.553207792657785">
            <text:p>0,553</text:p>
          </table:table-cell>
          <table:table-cell table:style-name="ce1"/>
          <table:table-cell table:style-name="ce19" office:value-type="float" office:value="268">
            <text:p>268</text:p>
          </table:table-cell>
          <table:table-cell table:style-name="ce19" table:formula="of:=[.L275]+2" office:value-type="float" office:value="537">
            <text:p>537</text:p>
          </table:table-cell>
          <table:table-cell table:style-name="ce23" table:formula="of:=INFO.OBBA.OBBA.OBGET(INFO.OBBA.OBBA.OBCALL(&quot;&quot;;[.$B$12];&quot;getRandomNumber&quot;;INFO.OBBA.OBBA.OBMAKE(&quot;&quot;;&quot;int&quot;;[.K276])))" office:value-type="float" office:value="0.553207792657785">
            <text:p>0,553</text:p>
          </table:table-cell>
          <table:table-cell table:style-name="ce23" table:formula="of:=INFO.OBBA.OBBA.OBGET(INFO.OBBA.OBBA.OBCALL(&quot;&quot;;[.$B$12];&quot;getRandomNumber&quot;;INFO.OBBA.OBBA.OBMAKE(&quot;&quot;;&quot;int&quot;;[.L276])))" office:value-type="float" office:value="0.399732652498541">
            <text:p>0,40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9">
            <text:p>269</text:p>
          </table:table-cell>
          <table:table-cell table:style-name="ce23" table:formula="of:=INFO.OBBA.OBBA.OBGET(INFO.OBBA.OBBA.OBCALL(&quot;&quot;;[.$B$12];&quot;getRandomNumber&quot;;INFO.OBBA.OBBA.OBMAKE(&quot;&quot;;&quot;int&quot;;[.H277])))" office:value-type="float" office:value="0.555090349277807">
            <text:p>0,555</text:p>
          </table:table-cell>
          <table:table-cell table:style-name="ce1"/>
          <table:table-cell table:style-name="ce19" office:value-type="float" office:value="269">
            <text:p>269</text:p>
          </table:table-cell>
          <table:table-cell table:style-name="ce19" table:formula="of:=[.L276]+2" office:value-type="float" office:value="539">
            <text:p>539</text:p>
          </table:table-cell>
          <table:table-cell table:style-name="ce23" table:formula="of:=INFO.OBBA.OBBA.OBGET(INFO.OBBA.OBBA.OBCALL(&quot;&quot;;[.$B$12];&quot;getRandomNumber&quot;;INFO.OBBA.OBBA.OBMAKE(&quot;&quot;;&quot;int&quot;;[.K277])))" office:value-type="float" office:value="0.555090349277807">
            <text:p>0,555</text:p>
          </table:table-cell>
          <table:table-cell table:style-name="ce23" table:formula="of:=INFO.OBBA.OBBA.OBGET(INFO.OBBA.OBBA.OBCALL(&quot;&quot;;[.$B$12];&quot;getRandomNumber&quot;;INFO.OBBA.OBBA.OBMAKE(&quot;&quot;;&quot;int&quot;;[.L277])))" office:value-type="float" office:value="0.428505049489456">
            <text:p>0,42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0">
            <text:p>270</text:p>
          </table:table-cell>
          <table:table-cell table:style-name="ce23" table:formula="of:=INFO.OBBA.OBBA.OBGET(INFO.OBBA.OBBA.OBCALL(&quot;&quot;;[.$B$12];&quot;getRandomNumber&quot;;INFO.OBBA.OBBA.OBMAKE(&quot;&quot;;&quot;int&quot;;[.H278])))" office:value-type="float" office:value="0.795369959425648">
            <text:p>0,795</text:p>
          </table:table-cell>
          <table:table-cell table:style-name="ce1"/>
          <table:table-cell table:style-name="ce19" office:value-type="float" office:value="270">
            <text:p>270</text:p>
          </table:table-cell>
          <table:table-cell table:style-name="ce19" table:formula="of:=[.L277]+2" office:value-type="float" office:value="541">
            <text:p>541</text:p>
          </table:table-cell>
          <table:table-cell table:style-name="ce23" table:formula="of:=INFO.OBBA.OBBA.OBGET(INFO.OBBA.OBBA.OBCALL(&quot;&quot;;[.$B$12];&quot;getRandomNumber&quot;;INFO.OBBA.OBBA.OBMAKE(&quot;&quot;;&quot;int&quot;;[.K278])))" office:value-type="float" office:value="0.795369959425648">
            <text:p>0,795</text:p>
          </table:table-cell>
          <table:table-cell table:style-name="ce23" table:formula="of:=INFO.OBBA.OBBA.OBGET(INFO.OBBA.OBBA.OBCALL(&quot;&quot;;[.$B$12];&quot;getRandomNumber&quot;;INFO.OBBA.OBBA.OBMAKE(&quot;&quot;;&quot;int&quot;;[.L278])))" office:value-type="float" office:value="0.0328219026354453">
            <text:p>0,03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1">
            <text:p>271</text:p>
          </table:table-cell>
          <table:table-cell table:style-name="ce23" table:formula="of:=INFO.OBBA.OBBA.OBGET(INFO.OBBA.OBBA.OBCALL(&quot;&quot;;[.$B$12];&quot;getRandomNumber&quot;;INFO.OBBA.OBBA.OBMAKE(&quot;&quot;;&quot;int&quot;;[.H279])))" office:value-type="float" office:value="0.901071699066853">
            <text:p>0,901</text:p>
          </table:table-cell>
          <table:table-cell table:style-name="ce1"/>
          <table:table-cell table:style-name="ce19" office:value-type="float" office:value="271">
            <text:p>271</text:p>
          </table:table-cell>
          <table:table-cell table:style-name="ce19" table:formula="of:=[.L278]+2" office:value-type="float" office:value="543">
            <text:p>543</text:p>
          </table:table-cell>
          <table:table-cell table:style-name="ce23" table:formula="of:=INFO.OBBA.OBBA.OBGET(INFO.OBBA.OBBA.OBCALL(&quot;&quot;;[.$B$12];&quot;getRandomNumber&quot;;INFO.OBBA.OBBA.OBMAKE(&quot;&quot;;&quot;int&quot;;[.K279])))" office:value-type="float" office:value="0.901071699066853">
            <text:p>0,901</text:p>
          </table:table-cell>
          <table:table-cell table:style-name="ce23" table:formula="of:=INFO.OBBA.OBBA.OBGET(INFO.OBBA.OBBA.OBCALL(&quot;&quot;;[.$B$12];&quot;getRandomNumber&quot;;INFO.OBBA.OBBA.OBMAKE(&quot;&quot;;&quot;int&quot;;[.L279])))" office:value-type="float" office:value="0.727436975539524">
            <text:p>0,72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2">
            <text:p>272</text:p>
          </table:table-cell>
          <table:table-cell table:style-name="ce23" table:formula="of:=INFO.OBBA.OBBA.OBGET(INFO.OBBA.OBBA.OBCALL(&quot;&quot;;[.$B$12];&quot;getRandomNumber&quot;;INFO.OBBA.OBBA.OBMAKE(&quot;&quot;;&quot;int&quot;;[.H280])))" office:value-type="float" office:value="0.0845059617399323">
            <text:p>0,085</text:p>
          </table:table-cell>
          <table:table-cell table:style-name="ce1"/>
          <table:table-cell table:style-name="ce19" office:value-type="float" office:value="272">
            <text:p>272</text:p>
          </table:table-cell>
          <table:table-cell table:style-name="ce19" table:formula="of:=[.L279]+2" office:value-type="float" office:value="545">
            <text:p>545</text:p>
          </table:table-cell>
          <table:table-cell table:style-name="ce23" table:formula="of:=INFO.OBBA.OBBA.OBGET(INFO.OBBA.OBBA.OBCALL(&quot;&quot;;[.$B$12];&quot;getRandomNumber&quot;;INFO.OBBA.OBBA.OBMAKE(&quot;&quot;;&quot;int&quot;;[.K280])))" office:value-type="float" office:value="0.0845059617399323">
            <text:p>0,085</text:p>
          </table:table-cell>
          <table:table-cell table:style-name="ce23" table:formula="of:=INFO.OBBA.OBBA.OBGET(INFO.OBBA.OBBA.OBCALL(&quot;&quot;;[.$B$12];&quot;getRandomNumber&quot;;INFO.OBBA.OBBA.OBMAKE(&quot;&quot;;&quot;int&quot;;[.L280])))" office:value-type="float" office:value="0.577793552543919">
            <text:p>0,57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3">
            <text:p>273</text:p>
          </table:table-cell>
          <table:table-cell table:style-name="ce23" table:formula="of:=INFO.OBBA.OBBA.OBGET(INFO.OBBA.OBBA.OBCALL(&quot;&quot;;[.$B$12];&quot;getRandomNumber&quot;;INFO.OBBA.OBBA.OBMAKE(&quot;&quot;;&quot;int&quot;;[.H281])))" office:value-type="float" office:value="0.583829359273151">
            <text:p>0,584</text:p>
          </table:table-cell>
          <table:table-cell table:style-name="ce1"/>
          <table:table-cell table:style-name="ce19" office:value-type="float" office:value="273">
            <text:p>273</text:p>
          </table:table-cell>
          <table:table-cell table:style-name="ce19" table:formula="of:=[.L280]+2" office:value-type="float" office:value="547">
            <text:p>547</text:p>
          </table:table-cell>
          <table:table-cell table:style-name="ce23" table:formula="of:=INFO.OBBA.OBBA.OBGET(INFO.OBBA.OBBA.OBCALL(&quot;&quot;;[.$B$12];&quot;getRandomNumber&quot;;INFO.OBBA.OBBA.OBMAKE(&quot;&quot;;&quot;int&quot;;[.K281])))" office:value-type="float" office:value="0.583829359273151">
            <text:p>0,584</text:p>
          </table:table-cell>
          <table:table-cell table:style-name="ce23" table:formula="of:=INFO.OBBA.OBBA.OBGET(INFO.OBBA.OBBA.OBCALL(&quot;&quot;;[.$B$12];&quot;getRandomNumber&quot;;INFO.OBBA.OBBA.OBMAKE(&quot;&quot;;&quot;int&quot;;[.L281])))" office:value-type="float" office:value="0.102244275979545">
            <text:p>0,10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4">
            <text:p>274</text:p>
          </table:table-cell>
          <table:table-cell table:style-name="ce23" table:formula="of:=INFO.OBBA.OBBA.OBGET(INFO.OBBA.OBBA.OBCALL(&quot;&quot;;[.$B$12];&quot;getRandomNumber&quot;;INFO.OBBA.OBBA.OBMAKE(&quot;&quot;;&quot;int&quot;;[.H282])))" office:value-type="float" office:value="0.230693082609085">
            <text:p>0,231</text:p>
          </table:table-cell>
          <table:table-cell table:style-name="ce1"/>
          <table:table-cell table:style-name="ce19" office:value-type="float" office:value="274">
            <text:p>274</text:p>
          </table:table-cell>
          <table:table-cell table:style-name="ce19" table:formula="of:=[.L281]+2" office:value-type="float" office:value="549">
            <text:p>549</text:p>
          </table:table-cell>
          <table:table-cell table:style-name="ce23" table:formula="of:=INFO.OBBA.OBBA.OBGET(INFO.OBBA.OBBA.OBCALL(&quot;&quot;;[.$B$12];&quot;getRandomNumber&quot;;INFO.OBBA.OBBA.OBMAKE(&quot;&quot;;&quot;int&quot;;[.K282])))" office:value-type="float" office:value="0.230693082609085">
            <text:p>0,231</text:p>
          </table:table-cell>
          <table:table-cell table:style-name="ce23" table:formula="of:=INFO.OBBA.OBBA.OBGET(INFO.OBBA.OBBA.OBCALL(&quot;&quot;;[.$B$12];&quot;getRandomNumber&quot;;INFO.OBBA.OBBA.OBMAKE(&quot;&quot;;&quot;int&quot;;[.L282])))" office:value-type="float" office:value="0.0110379953549763">
            <text:p>0,01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5">
            <text:p>275</text:p>
          </table:table-cell>
          <table:table-cell table:style-name="ce23" table:formula="of:=INFO.OBBA.OBBA.OBGET(INFO.OBBA.OBBA.OBCALL(&quot;&quot;;[.$B$12];&quot;getRandomNumber&quot;;INFO.OBBA.OBBA.OBMAKE(&quot;&quot;;&quot;int&quot;;[.H283])))" office:value-type="float" office:value="0.245167367158173">
            <text:p>0,245</text:p>
          </table:table-cell>
          <table:table-cell table:style-name="ce1"/>
          <table:table-cell table:style-name="ce19" office:value-type="float" office:value="275">
            <text:p>275</text:p>
          </table:table-cell>
          <table:table-cell table:style-name="ce19" table:formula="of:=[.L282]+2" office:value-type="float" office:value="551">
            <text:p>551</text:p>
          </table:table-cell>
          <table:table-cell table:style-name="ce23" table:formula="of:=INFO.OBBA.OBBA.OBGET(INFO.OBBA.OBBA.OBCALL(&quot;&quot;;[.$B$12];&quot;getRandomNumber&quot;;INFO.OBBA.OBBA.OBMAKE(&quot;&quot;;&quot;int&quot;;[.K283])))" office:value-type="float" office:value="0.245167367158173">
            <text:p>0,245</text:p>
          </table:table-cell>
          <table:table-cell table:style-name="ce23" table:formula="of:=INFO.OBBA.OBBA.OBGET(INFO.OBBA.OBBA.OBCALL(&quot;&quot;;[.$B$12];&quot;getRandomNumber&quot;;INFO.OBBA.OBBA.OBMAKE(&quot;&quot;;&quot;int&quot;;[.L283])))" office:value-type="float" office:value="0.615114275504568">
            <text:p>0,61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6">
            <text:p>276</text:p>
          </table:table-cell>
          <table:table-cell table:style-name="ce23" table:formula="of:=INFO.OBBA.OBBA.OBGET(INFO.OBBA.OBBA.OBCALL(&quot;&quot;;[.$B$12];&quot;getRandomNumber&quot;;INFO.OBBA.OBBA.OBMAKE(&quot;&quot;;&quot;int&quot;;[.H284])))" office:value-type="float" office:value="0.18382826330806">
            <text:p>0,184</text:p>
          </table:table-cell>
          <table:table-cell table:style-name="ce1"/>
          <table:table-cell table:style-name="ce19" office:value-type="float" office:value="276">
            <text:p>276</text:p>
          </table:table-cell>
          <table:table-cell table:style-name="ce19" table:formula="of:=[.L283]+2" office:value-type="float" office:value="553">
            <text:p>553</text:p>
          </table:table-cell>
          <table:table-cell table:style-name="ce23" table:formula="of:=INFO.OBBA.OBBA.OBGET(INFO.OBBA.OBBA.OBCALL(&quot;&quot;;[.$B$12];&quot;getRandomNumber&quot;;INFO.OBBA.OBBA.OBMAKE(&quot;&quot;;&quot;int&quot;;[.K284])))" office:value-type="float" office:value="0.18382826330806">
            <text:p>0,184</text:p>
          </table:table-cell>
          <table:table-cell table:style-name="ce23" table:formula="of:=INFO.OBBA.OBBA.OBGET(INFO.OBBA.OBBA.OBCALL(&quot;&quot;;[.$B$12];&quot;getRandomNumber&quot;;INFO.OBBA.OBBA.OBMAKE(&quot;&quot;;&quot;int&quot;;[.L284])))" office:value-type="float" office:value="0.217378505526453">
            <text:p>0,21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7">
            <text:p>277</text:p>
          </table:table-cell>
          <table:table-cell table:style-name="ce23" table:formula="of:=INFO.OBBA.OBBA.OBGET(INFO.OBBA.OBBA.OBCALL(&quot;&quot;;[.$B$12];&quot;getRandomNumber&quot;;INFO.OBBA.OBBA.OBMAKE(&quot;&quot;;&quot;int&quot;;[.H285])))" office:value-type="float" office:value="0.201959406117257">
            <text:p>0,202</text:p>
          </table:table-cell>
          <table:table-cell table:style-name="ce1"/>
          <table:table-cell table:style-name="ce19" office:value-type="float" office:value="277">
            <text:p>277</text:p>
          </table:table-cell>
          <table:table-cell table:style-name="ce19" table:formula="of:=[.L284]+2" office:value-type="float" office:value="555">
            <text:p>555</text:p>
          </table:table-cell>
          <table:table-cell table:style-name="ce23" table:formula="of:=INFO.OBBA.OBBA.OBGET(INFO.OBBA.OBBA.OBCALL(&quot;&quot;;[.$B$12];&quot;getRandomNumber&quot;;INFO.OBBA.OBBA.OBMAKE(&quot;&quot;;&quot;int&quot;;[.K285])))" office:value-type="float" office:value="0.201959406117257">
            <text:p>0,202</text:p>
          </table:table-cell>
          <table:table-cell table:style-name="ce23" table:formula="of:=INFO.OBBA.OBBA.OBGET(INFO.OBBA.OBBA.OBCALL(&quot;&quot;;[.$B$12];&quot;getRandomNumber&quot;;INFO.OBBA.OBBA.OBMAKE(&quot;&quot;;&quot;int&quot;;[.L285])))" office:value-type="float" office:value="0.329955113322842">
            <text:p>0,33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8">
            <text:p>278</text:p>
          </table:table-cell>
          <table:table-cell table:style-name="ce23" table:formula="of:=INFO.OBBA.OBBA.OBGET(INFO.OBBA.OBBA.OBCALL(&quot;&quot;;[.$B$12];&quot;getRandomNumber&quot;;INFO.OBBA.OBBA.OBMAKE(&quot;&quot;;&quot;int&quot;;[.H286])))" office:value-type="float" office:value="0.380031585249226">
            <text:p>0,380</text:p>
          </table:table-cell>
          <table:table-cell table:style-name="ce1"/>
          <table:table-cell table:style-name="ce19" office:value-type="float" office:value="278">
            <text:p>278</text:p>
          </table:table-cell>
          <table:table-cell table:style-name="ce19" table:formula="of:=[.L285]+2" office:value-type="float" office:value="557">
            <text:p>557</text:p>
          </table:table-cell>
          <table:table-cell table:style-name="ce23" table:formula="of:=INFO.OBBA.OBBA.OBGET(INFO.OBBA.OBBA.OBCALL(&quot;&quot;;[.$B$12];&quot;getRandomNumber&quot;;INFO.OBBA.OBBA.OBMAKE(&quot;&quot;;&quot;int&quot;;[.K286])))" office:value-type="float" office:value="0.380031585249226">
            <text:p>0,380</text:p>
          </table:table-cell>
          <table:table-cell table:style-name="ce23" table:formula="of:=INFO.OBBA.OBBA.OBGET(INFO.OBBA.OBBA.OBCALL(&quot;&quot;;[.$B$12];&quot;getRandomNumber&quot;;INFO.OBBA.OBBA.OBMAKE(&quot;&quot;;&quot;int&quot;;[.L286])))" office:value-type="float" office:value="0.875006590606192">
            <text:p>0,87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9">
            <text:p>279</text:p>
          </table:table-cell>
          <table:table-cell table:style-name="ce23" table:formula="of:=INFO.OBBA.OBBA.OBGET(INFO.OBBA.OBBA.OBCALL(&quot;&quot;;[.$B$12];&quot;getRandomNumber&quot;;INFO.OBBA.OBBA.OBMAKE(&quot;&quot;;&quot;int&quot;;[.H287])))" office:value-type="float" office:value="0.210031272899193">
            <text:p>0,210</text:p>
          </table:table-cell>
          <table:table-cell table:style-name="ce1"/>
          <table:table-cell table:style-name="ce19" office:value-type="float" office:value="279">
            <text:p>279</text:p>
          </table:table-cell>
          <table:table-cell table:style-name="ce19" table:formula="of:=[.L286]+2" office:value-type="float" office:value="559">
            <text:p>559</text:p>
          </table:table-cell>
          <table:table-cell table:style-name="ce23" table:formula="of:=INFO.OBBA.OBBA.OBGET(INFO.OBBA.OBBA.OBCALL(&quot;&quot;;[.$B$12];&quot;getRandomNumber&quot;;INFO.OBBA.OBBA.OBMAKE(&quot;&quot;;&quot;int&quot;;[.K287])))" office:value-type="float" office:value="0.210031272899193">
            <text:p>0,210</text:p>
          </table:table-cell>
          <table:table-cell table:style-name="ce23" table:formula="of:=INFO.OBBA.OBBA.OBGET(INFO.OBBA.OBBA.OBCALL(&quot;&quot;;[.$B$12];&quot;getRandomNumber&quot;;INFO.OBBA.OBBA.OBMAKE(&quot;&quot;;&quot;int&quot;;[.L287])))" office:value-type="float" office:value="0.795281050024764">
            <text:p>0,79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0">
            <text:p>280</text:p>
          </table:table-cell>
          <table:table-cell table:style-name="ce23" table:formula="of:=INFO.OBBA.OBBA.OBGET(INFO.OBBA.OBBA.OBCALL(&quot;&quot;;[.$B$12];&quot;getRandomNumber&quot;;INFO.OBBA.OBBA.OBMAKE(&quot;&quot;;&quot;int&quot;;[.H288])))" office:value-type="float" office:value="0.586697066844613">
            <text:p>0,587</text:p>
          </table:table-cell>
          <table:table-cell table:style-name="ce1"/>
          <table:table-cell table:style-name="ce19" office:value-type="float" office:value="280">
            <text:p>280</text:p>
          </table:table-cell>
          <table:table-cell table:style-name="ce19" table:formula="of:=[.L287]+2" office:value-type="float" office:value="561">
            <text:p>561</text:p>
          </table:table-cell>
          <table:table-cell table:style-name="ce23" table:formula="of:=INFO.OBBA.OBBA.OBGET(INFO.OBBA.OBBA.OBCALL(&quot;&quot;;[.$B$12];&quot;getRandomNumber&quot;;INFO.OBBA.OBBA.OBMAKE(&quot;&quot;;&quot;int&quot;;[.K288])))" office:value-type="float" office:value="0.586697066844613">
            <text:p>0,587</text:p>
          </table:table-cell>
          <table:table-cell table:style-name="ce23" table:formula="of:=INFO.OBBA.OBBA.OBGET(INFO.OBBA.OBBA.OBCALL(&quot;&quot;;[.$B$12];&quot;getRandomNumber&quot;;INFO.OBBA.OBBA.OBMAKE(&quot;&quot;;&quot;int&quot;;[.L288])))" office:value-type="float" office:value="0.509861114213517">
            <text:p>0,51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1">
            <text:p>281</text:p>
          </table:table-cell>
          <table:table-cell table:style-name="ce23" table:formula="of:=INFO.OBBA.OBBA.OBGET(INFO.OBBA.OBBA.OBCALL(&quot;&quot;;[.$B$12];&quot;getRandomNumber&quot;;INFO.OBBA.OBBA.OBMAKE(&quot;&quot;;&quot;int&quot;;[.H289])))" office:value-type="float" office:value="0.449106196219126">
            <text:p>0,449</text:p>
          </table:table-cell>
          <table:table-cell table:style-name="ce1"/>
          <table:table-cell table:style-name="ce19" office:value-type="float" office:value="281">
            <text:p>281</text:p>
          </table:table-cell>
          <table:table-cell table:style-name="ce19" table:formula="of:=[.L288]+2" office:value-type="float" office:value="563">
            <text:p>563</text:p>
          </table:table-cell>
          <table:table-cell table:style-name="ce23" table:formula="of:=INFO.OBBA.OBBA.OBGET(INFO.OBBA.OBBA.OBCALL(&quot;&quot;;[.$B$12];&quot;getRandomNumber&quot;;INFO.OBBA.OBBA.OBMAKE(&quot;&quot;;&quot;int&quot;;[.K289])))" office:value-type="float" office:value="0.449106196219126">
            <text:p>0,449</text:p>
          </table:table-cell>
          <table:table-cell table:style-name="ce23" table:formula="of:=INFO.OBBA.OBBA.OBGET(INFO.OBBA.OBBA.OBCALL(&quot;&quot;;[.$B$12];&quot;getRandomNumber&quot;;INFO.OBBA.OBBA.OBMAKE(&quot;&quot;;&quot;int&quot;;[.L289])))" office:value-type="float" office:value="0.191432622677444">
            <text:p>0,19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2">
            <text:p>282</text:p>
          </table:table-cell>
          <table:table-cell table:style-name="ce23" table:formula="of:=INFO.OBBA.OBBA.OBGET(INFO.OBBA.OBBA.OBCALL(&quot;&quot;;[.$B$12];&quot;getRandomNumber&quot;;INFO.OBBA.OBBA.OBMAKE(&quot;&quot;;&quot;int&quot;;[.H290])))" office:value-type="float" office:value="0.452031290046256">
            <text:p>0,452</text:p>
          </table:table-cell>
          <table:table-cell table:style-name="ce1"/>
          <table:table-cell table:style-name="ce19" office:value-type="float" office:value="282">
            <text:p>282</text:p>
          </table:table-cell>
          <table:table-cell table:style-name="ce19" table:formula="of:=[.L289]+2" office:value-type="float" office:value="565">
            <text:p>565</text:p>
          </table:table-cell>
          <table:table-cell table:style-name="ce23" table:formula="of:=INFO.OBBA.OBBA.OBGET(INFO.OBBA.OBBA.OBCALL(&quot;&quot;;[.$B$12];&quot;getRandomNumber&quot;;INFO.OBBA.OBBA.OBMAKE(&quot;&quot;;&quot;int&quot;;[.K290])))" office:value-type="float" office:value="0.452031290046256">
            <text:p>0,452</text:p>
          </table:table-cell>
          <table:table-cell table:style-name="ce23" table:formula="of:=INFO.OBBA.OBBA.OBGET(INFO.OBBA.OBBA.OBCALL(&quot;&quot;;[.$B$12];&quot;getRandomNumber&quot;;INFO.OBBA.OBBA.OBMAKE(&quot;&quot;;&quot;int&quot;;[.L290])))" office:value-type="float" office:value="0.545490972753909">
            <text:p>0,54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3">
            <text:p>283</text:p>
          </table:table-cell>
          <table:table-cell table:style-name="ce23" table:formula="of:=INFO.OBBA.OBBA.OBGET(INFO.OBBA.OBBA.OBCALL(&quot;&quot;;[.$B$12];&quot;getRandomNumber&quot;;INFO.OBBA.OBBA.OBMAKE(&quot;&quot;;&quot;int&quot;;[.H291])))" office:value-type="float" office:value="0.331340278073393">
            <text:p>0,331</text:p>
          </table:table-cell>
          <table:table-cell table:style-name="ce1"/>
          <table:table-cell table:style-name="ce19" office:value-type="float" office:value="283">
            <text:p>283</text:p>
          </table:table-cell>
          <table:table-cell table:style-name="ce19" table:formula="of:=[.L290]+2" office:value-type="float" office:value="567">
            <text:p>567</text:p>
          </table:table-cell>
          <table:table-cell table:style-name="ce23" table:formula="of:=INFO.OBBA.OBBA.OBGET(INFO.OBBA.OBBA.OBCALL(&quot;&quot;;[.$B$12];&quot;getRandomNumber&quot;;INFO.OBBA.OBBA.OBMAKE(&quot;&quot;;&quot;int&quot;;[.K291])))" office:value-type="float" office:value="0.331340278073393">
            <text:p>0,331</text:p>
          </table:table-cell>
          <table:table-cell table:style-name="ce23" table:formula="of:=INFO.OBBA.OBBA.OBGET(INFO.OBBA.OBBA.OBCALL(&quot;&quot;;[.$B$12];&quot;getRandomNumber&quot;;INFO.OBBA.OBBA.OBMAKE(&quot;&quot;;&quot;int&quot;;[.L291])))" office:value-type="float" office:value="0.825042492006876">
            <text:p>0,82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4">
            <text:p>284</text:p>
          </table:table-cell>
          <table:table-cell table:style-name="ce23" table:formula="of:=INFO.OBBA.OBBA.OBGET(INFO.OBBA.OBBA.OBCALL(&quot;&quot;;[.$B$12];&quot;getRandomNumber&quot;;INFO.OBBA.OBBA.OBMAKE(&quot;&quot;;&quot;int&quot;;[.H292])))" office:value-type="float" office:value="0.0701673072300231">
            <text:p>0,070</text:p>
          </table:table-cell>
          <table:table-cell table:style-name="ce1"/>
          <table:table-cell table:style-name="ce19" office:value-type="float" office:value="284">
            <text:p>284</text:p>
          </table:table-cell>
          <table:table-cell table:style-name="ce19" table:formula="of:=[.L291]+2" office:value-type="float" office:value="569">
            <text:p>569</text:p>
          </table:table-cell>
          <table:table-cell table:style-name="ce23" table:formula="of:=INFO.OBBA.OBBA.OBGET(INFO.OBBA.OBBA.OBCALL(&quot;&quot;;[.$B$12];&quot;getRandomNumber&quot;;INFO.OBBA.OBBA.OBMAKE(&quot;&quot;;&quot;int&quot;;[.K292])))" office:value-type="float" office:value="0.0701673072300231">
            <text:p>0,070</text:p>
          </table:table-cell>
          <table:table-cell table:style-name="ce23" table:formula="of:=INFO.OBBA.OBBA.OBGET(INFO.OBBA.OBBA.OBCALL(&quot;&quot;;[.$B$12];&quot;getRandomNumber&quot;;INFO.OBBA.OBBA.OBMAKE(&quot;&quot;;&quot;int&quot;;[.L292])))" office:value-type="float" office:value="0.708575711197879">
            <text:p>0,70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5">
            <text:p>285</text:p>
          </table:table-cell>
          <table:table-cell table:style-name="ce23" table:formula="of:=INFO.OBBA.OBBA.OBGET(INFO.OBBA.OBBA.OBCALL(&quot;&quot;;[.$B$12];&quot;getRandomNumber&quot;;INFO.OBBA.OBBA.OBMAKE(&quot;&quot;;&quot;int&quot;;[.H293])))" office:value-type="float" office:value="0.456201976954572">
            <text:p>0,456</text:p>
          </table:table-cell>
          <table:table-cell table:style-name="ce1"/>
          <table:table-cell table:style-name="ce19" office:value-type="float" office:value="285">
            <text:p>285</text:p>
          </table:table-cell>
          <table:table-cell table:style-name="ce19" table:formula="of:=[.L292]+2" office:value-type="float" office:value="571">
            <text:p>571</text:p>
          </table:table-cell>
          <table:table-cell table:style-name="ce23" table:formula="of:=INFO.OBBA.OBBA.OBGET(INFO.OBBA.OBBA.OBCALL(&quot;&quot;;[.$B$12];&quot;getRandomNumber&quot;;INFO.OBBA.OBBA.OBMAKE(&quot;&quot;;&quot;int&quot;;[.K293])))" office:value-type="float" office:value="0.456201976954572">
            <text:p>0,456</text:p>
          </table:table-cell>
          <table:table-cell table:style-name="ce23" table:formula="of:=INFO.OBBA.OBBA.OBGET(INFO.OBBA.OBBA.OBCALL(&quot;&quot;;[.$B$12];&quot;getRandomNumber&quot;;INFO.OBBA.OBBA.OBMAKE(&quot;&quot;;&quot;int&quot;;[.L293])))" office:value-type="float" office:value="0.271680013356522">
            <text:p>0,27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6">
            <text:p>286</text:p>
          </table:table-cell>
          <table:table-cell table:style-name="ce23" table:formula="of:=INFO.OBBA.OBBA.OBGET(INFO.OBBA.OBBA.OBCALL(&quot;&quot;;[.$B$12];&quot;getRandomNumber&quot;;INFO.OBBA.OBBA.OBMAKE(&quot;&quot;;&quot;int&quot;;[.H294])))" office:value-type="float" office:value="0.532139333020549">
            <text:p>0,532</text:p>
          </table:table-cell>
          <table:table-cell table:style-name="ce1"/>
          <table:table-cell table:style-name="ce19" office:value-type="float" office:value="286">
            <text:p>286</text:p>
          </table:table-cell>
          <table:table-cell table:style-name="ce19" table:formula="of:=[.L293]+2" office:value-type="float" office:value="573">
            <text:p>573</text:p>
          </table:table-cell>
          <table:table-cell table:style-name="ce23" table:formula="of:=INFO.OBBA.OBBA.OBGET(INFO.OBBA.OBBA.OBCALL(&quot;&quot;;[.$B$12];&quot;getRandomNumber&quot;;INFO.OBBA.OBBA.OBMAKE(&quot;&quot;;&quot;int&quot;;[.K294])))" office:value-type="float" office:value="0.532139333020549">
            <text:p>0,532</text:p>
          </table:table-cell>
          <table:table-cell table:style-name="ce23" table:formula="of:=INFO.OBBA.OBBA.OBGET(INFO.OBBA.OBBA.OBCALL(&quot;&quot;;[.$B$12];&quot;getRandomNumber&quot;;INFO.OBBA.OBBA.OBMAKE(&quot;&quot;;&quot;int&quot;;[.L294])))" office:value-type="float" office:value="0.681628891344329">
            <text:p>0,68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7">
            <text:p>287</text:p>
          </table:table-cell>
          <table:table-cell table:style-name="ce23" table:formula="of:=INFO.OBBA.OBBA.OBGET(INFO.OBBA.OBBA.OBCALL(&quot;&quot;;[.$B$12];&quot;getRandomNumber&quot;;INFO.OBBA.OBBA.OBMAKE(&quot;&quot;;&quot;int&quot;;[.H295])))" office:value-type="float" office:value="0.348418411354681">
            <text:p>0,348</text:p>
          </table:table-cell>
          <table:table-cell table:style-name="ce1"/>
          <table:table-cell table:style-name="ce19" office:value-type="float" office:value="287">
            <text:p>287</text:p>
          </table:table-cell>
          <table:table-cell table:style-name="ce19" table:formula="of:=[.L294]+2" office:value-type="float" office:value="575">
            <text:p>575</text:p>
          </table:table-cell>
          <table:table-cell table:style-name="ce23" table:formula="of:=INFO.OBBA.OBBA.OBGET(INFO.OBBA.OBBA.OBCALL(&quot;&quot;;[.$B$12];&quot;getRandomNumber&quot;;INFO.OBBA.OBBA.OBMAKE(&quot;&quot;;&quot;int&quot;;[.K295])))" office:value-type="float" office:value="0.348418411354681">
            <text:p>0,348</text:p>
          </table:table-cell>
          <table:table-cell table:style-name="ce23" table:formula="of:=INFO.OBBA.OBBA.OBGET(INFO.OBBA.OBBA.OBCALL(&quot;&quot;;[.$B$12];&quot;getRandomNumber&quot;;INFO.OBBA.OBBA.OBMAKE(&quot;&quot;;&quot;int&quot;;[.L295])))" office:value-type="float" office:value="0.682940150839767">
            <text:p>0,68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8">
            <text:p>288</text:p>
          </table:table-cell>
          <table:table-cell table:style-name="ce23" table:formula="of:=INFO.OBBA.OBBA.OBGET(INFO.OBBA.OBBA.OBCALL(&quot;&quot;;[.$B$12];&quot;getRandomNumber&quot;;INFO.OBBA.OBBA.OBMAKE(&quot;&quot;;&quot;int&quot;;[.H296])))" office:value-type="float" office:value="0.199648690317733">
            <text:p>0,200</text:p>
          </table:table-cell>
          <table:table-cell table:style-name="ce1"/>
          <table:table-cell table:style-name="ce19" office:value-type="float" office:value="288">
            <text:p>288</text:p>
          </table:table-cell>
          <table:table-cell table:style-name="ce19" table:formula="of:=[.L295]+2" office:value-type="float" office:value="577">
            <text:p>577</text:p>
          </table:table-cell>
          <table:table-cell table:style-name="ce23" table:formula="of:=INFO.OBBA.OBBA.OBGET(INFO.OBBA.OBBA.OBCALL(&quot;&quot;;[.$B$12];&quot;getRandomNumber&quot;;INFO.OBBA.OBBA.OBMAKE(&quot;&quot;;&quot;int&quot;;[.K296])))" office:value-type="float" office:value="0.199648690317733">
            <text:p>0,200</text:p>
          </table:table-cell>
          <table:table-cell table:style-name="ce23" table:formula="of:=INFO.OBBA.OBBA.OBGET(INFO.OBBA.OBBA.OBCALL(&quot;&quot;;[.$B$12];&quot;getRandomNumber&quot;;INFO.OBBA.OBBA.OBMAKE(&quot;&quot;;&quot;int&quot;;[.L296])))" office:value-type="float" office:value="0.877024977889018">
            <text:p>0,87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9">
            <text:p>289</text:p>
          </table:table-cell>
          <table:table-cell table:style-name="ce23" table:formula="of:=INFO.OBBA.OBBA.OBGET(INFO.OBBA.OBBA.OBCALL(&quot;&quot;;[.$B$12];&quot;getRandomNumber&quot;;INFO.OBBA.OBBA.OBMAKE(&quot;&quot;;&quot;int&quot;;[.H297])))" office:value-type="float" office:value="0.994690475794457">
            <text:p>0,995</text:p>
          </table:table-cell>
          <table:table-cell table:style-name="ce1"/>
          <table:table-cell table:style-name="ce19" office:value-type="float" office:value="289">
            <text:p>289</text:p>
          </table:table-cell>
          <table:table-cell table:style-name="ce19" table:formula="of:=[.L296]+2" office:value-type="float" office:value="579">
            <text:p>579</text:p>
          </table:table-cell>
          <table:table-cell table:style-name="ce23" table:formula="of:=INFO.OBBA.OBBA.OBGET(INFO.OBBA.OBBA.OBCALL(&quot;&quot;;[.$B$12];&quot;getRandomNumber&quot;;INFO.OBBA.OBBA.OBMAKE(&quot;&quot;;&quot;int&quot;;[.K297])))" office:value-type="float" office:value="0.994690475794457">
            <text:p>0,995</text:p>
          </table:table-cell>
          <table:table-cell table:style-name="ce23" table:formula="of:=INFO.OBBA.OBBA.OBGET(INFO.OBBA.OBBA.OBCALL(&quot;&quot;;[.$B$12];&quot;getRandomNumber&quot;;INFO.OBBA.OBBA.OBMAKE(&quot;&quot;;&quot;int&quot;;[.L297])))" office:value-type="float" office:value="0.574647880209674">
            <text:p>0,57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0">
            <text:p>290</text:p>
          </table:table-cell>
          <table:table-cell table:style-name="ce23" table:formula="of:=INFO.OBBA.OBBA.OBGET(INFO.OBBA.OBBA.OBCALL(&quot;&quot;;[.$B$12];&quot;getRandomNumber&quot;;INFO.OBBA.OBBA.OBMAKE(&quot;&quot;;&quot;int&quot;;[.H298])))" office:value-type="float" office:value="0.857676412214018">
            <text:p>0,858</text:p>
          </table:table-cell>
          <table:table-cell table:style-name="ce1"/>
          <table:table-cell table:style-name="ce19" office:value-type="float" office:value="290">
            <text:p>290</text:p>
          </table:table-cell>
          <table:table-cell table:style-name="ce19" table:formula="of:=[.L297]+2" office:value-type="float" office:value="581">
            <text:p>581</text:p>
          </table:table-cell>
          <table:table-cell table:style-name="ce23" table:formula="of:=INFO.OBBA.OBBA.OBGET(INFO.OBBA.OBBA.OBCALL(&quot;&quot;;[.$B$12];&quot;getRandomNumber&quot;;INFO.OBBA.OBBA.OBMAKE(&quot;&quot;;&quot;int&quot;;[.K298])))" office:value-type="float" office:value="0.857676412214018">
            <text:p>0,858</text:p>
          </table:table-cell>
          <table:table-cell table:style-name="ce23" table:formula="of:=INFO.OBBA.OBBA.OBGET(INFO.OBBA.OBBA.OBCALL(&quot;&quot;;[.$B$12];&quot;getRandomNumber&quot;;INFO.OBBA.OBBA.OBMAKE(&quot;&quot;;&quot;int&quot;;[.L298])))" office:value-type="float" office:value="0.970699902672918">
            <text:p>0,97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1">
            <text:p>291</text:p>
          </table:table-cell>
          <table:table-cell table:style-name="ce23" table:formula="of:=INFO.OBBA.OBBA.OBGET(INFO.OBBA.OBBA.OBCALL(&quot;&quot;;[.$B$12];&quot;getRandomNumber&quot;;INFO.OBBA.OBBA.OBMAKE(&quot;&quot;;&quot;int&quot;;[.H299])))" office:value-type="float" office:value="0.76299466126521">
            <text:p>0,763</text:p>
          </table:table-cell>
          <table:table-cell table:style-name="ce1"/>
          <table:table-cell table:style-name="ce19" office:value-type="float" office:value="291">
            <text:p>291</text:p>
          </table:table-cell>
          <table:table-cell table:style-name="ce19" table:formula="of:=[.L298]+2" office:value-type="float" office:value="583">
            <text:p>583</text:p>
          </table:table-cell>
          <table:table-cell table:style-name="ce23" table:formula="of:=INFO.OBBA.OBBA.OBGET(INFO.OBBA.OBBA.OBCALL(&quot;&quot;;[.$B$12];&quot;getRandomNumber&quot;;INFO.OBBA.OBBA.OBMAKE(&quot;&quot;;&quot;int&quot;;[.K299])))" office:value-type="float" office:value="0.76299466126521">
            <text:p>0,763</text:p>
          </table:table-cell>
          <table:table-cell table:style-name="ce23" table:formula="of:=INFO.OBBA.OBBA.OBGET(INFO.OBBA.OBBA.OBCALL(&quot;&quot;;[.$B$12];&quot;getRandomNumber&quot;;INFO.OBBA.OBBA.OBMAKE(&quot;&quot;;&quot;int&quot;;[.L299])))" office:value-type="float" office:value="0.69515197174972">
            <text:p>0,69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2">
            <text:p>292</text:p>
          </table:table-cell>
          <table:table-cell table:style-name="ce23" table:formula="of:=INFO.OBBA.OBBA.OBGET(INFO.OBBA.OBBA.OBCALL(&quot;&quot;;[.$B$12];&quot;getRandomNumber&quot;;INFO.OBBA.OBBA.OBMAKE(&quot;&quot;;&quot;int&quot;;[.H300])))" office:value-type="float" office:value="0.918779320536793">
            <text:p>0,919</text:p>
          </table:table-cell>
          <table:table-cell table:style-name="ce1"/>
          <table:table-cell table:style-name="ce19" office:value-type="float" office:value="292">
            <text:p>292</text:p>
          </table:table-cell>
          <table:table-cell table:style-name="ce19" table:formula="of:=[.L299]+2" office:value-type="float" office:value="585">
            <text:p>585</text:p>
          </table:table-cell>
          <table:table-cell table:style-name="ce23" table:formula="of:=INFO.OBBA.OBBA.OBGET(INFO.OBBA.OBBA.OBCALL(&quot;&quot;;[.$B$12];&quot;getRandomNumber&quot;;INFO.OBBA.OBBA.OBMAKE(&quot;&quot;;&quot;int&quot;;[.K300])))" office:value-type="float" office:value="0.918779320536793">
            <text:p>0,919</text:p>
          </table:table-cell>
          <table:table-cell table:style-name="ce23" table:formula="of:=INFO.OBBA.OBBA.OBGET(INFO.OBBA.OBBA.OBCALL(&quot;&quot;;[.$B$12];&quot;getRandomNumber&quot;;INFO.OBBA.OBBA.OBMAKE(&quot;&quot;;&quot;int&quot;;[.L300])))" office:value-type="float" office:value="0.590920190093008">
            <text:p>0,59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3">
            <text:p>293</text:p>
          </table:table-cell>
          <table:table-cell table:style-name="ce23" table:formula="of:=INFO.OBBA.OBBA.OBGET(INFO.OBBA.OBBA.OBCALL(&quot;&quot;;[.$B$12];&quot;getRandomNumber&quot;;INFO.OBBA.OBBA.OBMAKE(&quot;&quot;;&quot;int&quot;;[.H301])))" office:value-type="float" office:value="0.850669599806577">
            <text:p>0,851</text:p>
          </table:table-cell>
          <table:table-cell table:style-name="ce1"/>
          <table:table-cell table:style-name="ce19" office:value-type="float" office:value="293">
            <text:p>293</text:p>
          </table:table-cell>
          <table:table-cell table:style-name="ce19" table:formula="of:=[.L300]+2" office:value-type="float" office:value="587">
            <text:p>587</text:p>
          </table:table-cell>
          <table:table-cell table:style-name="ce23" table:formula="of:=INFO.OBBA.OBBA.OBGET(INFO.OBBA.OBBA.OBCALL(&quot;&quot;;[.$B$12];&quot;getRandomNumber&quot;;INFO.OBBA.OBBA.OBMAKE(&quot;&quot;;&quot;int&quot;;[.K301])))" office:value-type="float" office:value="0.850669599806577">
            <text:p>0,851</text:p>
          </table:table-cell>
          <table:table-cell table:style-name="ce23" table:formula="of:=INFO.OBBA.OBBA.OBGET(INFO.OBBA.OBBA.OBCALL(&quot;&quot;;[.$B$12];&quot;getRandomNumber&quot;;INFO.OBBA.OBBA.OBMAKE(&quot;&quot;;&quot;int&quot;;[.L301])))" office:value-type="float" office:value="0.034495483536018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4">
            <text:p>294</text:p>
          </table:table-cell>
          <table:table-cell table:style-name="ce23" table:formula="of:=INFO.OBBA.OBBA.OBGET(INFO.OBBA.OBBA.OBCALL(&quot;&quot;;[.$B$12];&quot;getRandomNumber&quot;;INFO.OBBA.OBBA.OBMAKE(&quot;&quot;;&quot;int&quot;;[.H302])))" office:value-type="float" office:value="0.422909849894669">
            <text:p>0,423</text:p>
          </table:table-cell>
          <table:table-cell table:style-name="ce1"/>
          <table:table-cell table:style-name="ce19" office:value-type="float" office:value="294">
            <text:p>294</text:p>
          </table:table-cell>
          <table:table-cell table:style-name="ce19" table:formula="of:=[.L301]+2" office:value-type="float" office:value="589">
            <text:p>589</text:p>
          </table:table-cell>
          <table:table-cell table:style-name="ce23" table:formula="of:=INFO.OBBA.OBBA.OBGET(INFO.OBBA.OBBA.OBCALL(&quot;&quot;;[.$B$12];&quot;getRandomNumber&quot;;INFO.OBBA.OBBA.OBMAKE(&quot;&quot;;&quot;int&quot;;[.K302])))" office:value-type="float" office:value="0.422909849894669">
            <text:p>0,423</text:p>
          </table:table-cell>
          <table:table-cell table:style-name="ce23" table:formula="of:=INFO.OBBA.OBBA.OBGET(INFO.OBBA.OBBA.OBCALL(&quot;&quot;;[.$B$12];&quot;getRandomNumber&quot;;INFO.OBBA.OBBA.OBMAKE(&quot;&quot;;&quot;int&quot;;[.L302])))" office:value-type="float" office:value="0.537267824798906">
            <text:p>0,53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5">
            <text:p>295</text:p>
          </table:table-cell>
          <table:table-cell table:style-name="ce23" table:formula="of:=INFO.OBBA.OBBA.OBGET(INFO.OBBA.OBBA.OBCALL(&quot;&quot;;[.$B$12];&quot;getRandomNumber&quot;;INFO.OBBA.OBBA.OBMAKE(&quot;&quot;;&quot;int&quot;;[.H303])))" office:value-type="float" office:value="0.304195079206321">
            <text:p>0,304</text:p>
          </table:table-cell>
          <table:table-cell table:style-name="ce1"/>
          <table:table-cell table:style-name="ce19" office:value-type="float" office:value="295">
            <text:p>295</text:p>
          </table:table-cell>
          <table:table-cell table:style-name="ce19" table:formula="of:=[.L302]+2" office:value-type="float" office:value="591">
            <text:p>591</text:p>
          </table:table-cell>
          <table:table-cell table:style-name="ce23" table:formula="of:=INFO.OBBA.OBBA.OBGET(INFO.OBBA.OBBA.OBCALL(&quot;&quot;;[.$B$12];&quot;getRandomNumber&quot;;INFO.OBBA.OBBA.OBMAKE(&quot;&quot;;&quot;int&quot;;[.K303])))" office:value-type="float" office:value="0.304195079206321">
            <text:p>0,304</text:p>
          </table:table-cell>
          <table:table-cell table:style-name="ce23" table:formula="of:=INFO.OBBA.OBBA.OBGET(INFO.OBBA.OBBA.OBCALL(&quot;&quot;;[.$B$12];&quot;getRandomNumber&quot;;INFO.OBBA.OBBA.OBMAKE(&quot;&quot;;&quot;int&quot;;[.L303])))" office:value-type="float" office:value="0.609039177424024">
            <text:p>0,60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6">
            <text:p>296</text:p>
          </table:table-cell>
          <table:table-cell table:style-name="ce23" table:formula="of:=INFO.OBBA.OBBA.OBGET(INFO.OBBA.OBBA.OBCALL(&quot;&quot;;[.$B$12];&quot;getRandomNumber&quot;;INFO.OBBA.OBBA.OBMAKE(&quot;&quot;;&quot;int&quot;;[.H304])))" office:value-type="float" office:value="0.872472458724812">
            <text:p>0,872</text:p>
          </table:table-cell>
          <table:table-cell table:style-name="ce1"/>
          <table:table-cell table:style-name="ce19" office:value-type="float" office:value="296">
            <text:p>296</text:p>
          </table:table-cell>
          <table:table-cell table:style-name="ce19" table:formula="of:=[.L303]+2" office:value-type="float" office:value="593">
            <text:p>593</text:p>
          </table:table-cell>
          <table:table-cell table:style-name="ce23" table:formula="of:=INFO.OBBA.OBBA.OBGET(INFO.OBBA.OBBA.OBCALL(&quot;&quot;;[.$B$12];&quot;getRandomNumber&quot;;INFO.OBBA.OBBA.OBMAKE(&quot;&quot;;&quot;int&quot;;[.K304])))" office:value-type="float" office:value="0.872472458724812">
            <text:p>0,872</text:p>
          </table:table-cell>
          <table:table-cell table:style-name="ce23" table:formula="of:=INFO.OBBA.OBBA.OBGET(INFO.OBBA.OBBA.OBCALL(&quot;&quot;;[.$B$12];&quot;getRandomNumber&quot;;INFO.OBBA.OBBA.OBMAKE(&quot;&quot;;&quot;int&quot;;[.L304])))" office:value-type="float" office:value="0.159275237274111">
            <text:p>0,15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7">
            <text:p>297</text:p>
          </table:table-cell>
          <table:table-cell table:style-name="ce23" table:formula="of:=INFO.OBBA.OBBA.OBGET(INFO.OBBA.OBBA.OBCALL(&quot;&quot;;[.$B$12];&quot;getRandomNumber&quot;;INFO.OBBA.OBBA.OBMAKE(&quot;&quot;;&quot;int&quot;;[.H305])))" office:value-type="float" office:value="0.752938493140684">
            <text:p>0,753</text:p>
          </table:table-cell>
          <table:table-cell table:style-name="ce1"/>
          <table:table-cell table:style-name="ce19" office:value-type="float" office:value="297">
            <text:p>297</text:p>
          </table:table-cell>
          <table:table-cell table:style-name="ce19" table:formula="of:=[.L304]+2" office:value-type="float" office:value="595">
            <text:p>595</text:p>
          </table:table-cell>
          <table:table-cell table:style-name="ce23" table:formula="of:=INFO.OBBA.OBBA.OBGET(INFO.OBBA.OBBA.OBCALL(&quot;&quot;;[.$B$12];&quot;getRandomNumber&quot;;INFO.OBBA.OBBA.OBMAKE(&quot;&quot;;&quot;int&quot;;[.K305])))" office:value-type="float" office:value="0.752938493140684">
            <text:p>0,753</text:p>
          </table:table-cell>
          <table:table-cell table:style-name="ce23" table:formula="of:=INFO.OBBA.OBBA.OBGET(INFO.OBBA.OBBA.OBCALL(&quot;&quot;;[.$B$12];&quot;getRandomNumber&quot;;INFO.OBBA.OBBA.OBMAKE(&quot;&quot;;&quot;int&quot;;[.L305])))" office:value-type="float" office:value="0.595422649298601">
            <text:p>0,59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8">
            <text:p>298</text:p>
          </table:table-cell>
          <table:table-cell table:style-name="ce23" table:formula="of:=INFO.OBBA.OBBA.OBGET(INFO.OBBA.OBBA.OBCALL(&quot;&quot;;[.$B$12];&quot;getRandomNumber&quot;;INFO.OBBA.OBBA.OBMAKE(&quot;&quot;;&quot;int&quot;;[.H306])))" office:value-type="float" office:value="0.075034499336733">
            <text:p>0,075</text:p>
          </table:table-cell>
          <table:table-cell table:style-name="ce1"/>
          <table:table-cell table:style-name="ce19" office:value-type="float" office:value="298">
            <text:p>298</text:p>
          </table:table-cell>
          <table:table-cell table:style-name="ce19" table:formula="of:=[.L305]+2" office:value-type="float" office:value="597">
            <text:p>597</text:p>
          </table:table-cell>
          <table:table-cell table:style-name="ce23" table:formula="of:=INFO.OBBA.OBBA.OBGET(INFO.OBBA.OBBA.OBCALL(&quot;&quot;;[.$B$12];&quot;getRandomNumber&quot;;INFO.OBBA.OBBA.OBMAKE(&quot;&quot;;&quot;int&quot;;[.K306])))" office:value-type="float" office:value="0.075034499336733">
            <text:p>0,075</text:p>
          </table:table-cell>
          <table:table-cell table:style-name="ce23" table:formula="of:=INFO.OBBA.OBBA.OBGET(INFO.OBBA.OBBA.OBCALL(&quot;&quot;;[.$B$12];&quot;getRandomNumber&quot;;INFO.OBBA.OBBA.OBMAKE(&quot;&quot;;&quot;int&quot;;[.L306])))" office:value-type="float" office:value="0.520578666539749">
            <text:p>0,52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9">
            <text:p>299</text:p>
          </table:table-cell>
          <table:table-cell table:style-name="ce23" table:formula="of:=INFO.OBBA.OBBA.OBGET(INFO.OBBA.OBBA.OBCALL(&quot;&quot;;[.$B$12];&quot;getRandomNumber&quot;;INFO.OBBA.OBBA.OBMAKE(&quot;&quot;;&quot;int&quot;;[.H307])))" office:value-type="float" office:value="0.267172250695718">
            <text:p>0,267</text:p>
          </table:table-cell>
          <table:table-cell table:style-name="ce1"/>
          <table:table-cell table:style-name="ce19" office:value-type="float" office:value="299">
            <text:p>299</text:p>
          </table:table-cell>
          <table:table-cell table:style-name="ce19" table:formula="of:=[.L306]+2" office:value-type="float" office:value="599">
            <text:p>599</text:p>
          </table:table-cell>
          <table:table-cell table:style-name="ce23" table:formula="of:=INFO.OBBA.OBBA.OBGET(INFO.OBBA.OBBA.OBCALL(&quot;&quot;;[.$B$12];&quot;getRandomNumber&quot;;INFO.OBBA.OBBA.OBMAKE(&quot;&quot;;&quot;int&quot;;[.K307])))" office:value-type="float" office:value="0.267172250695718">
            <text:p>0,267</text:p>
          </table:table-cell>
          <table:table-cell table:style-name="ce23" table:formula="of:=INFO.OBBA.OBBA.OBGET(INFO.OBBA.OBBA.OBCALL(&quot;&quot;;[.$B$12];&quot;getRandomNumber&quot;;INFO.OBBA.OBBA.OBMAKE(&quot;&quot;;&quot;int&quot;;[.L307])))" office:value-type="float" office:value="0.997589042210528">
            <text:p>0,99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0">
            <text:p>300</text:p>
          </table:table-cell>
          <table:table-cell table:style-name="ce23" table:formula="of:=INFO.OBBA.OBBA.OBGET(INFO.OBBA.OBBA.OBCALL(&quot;&quot;;[.$B$12];&quot;getRandomNumber&quot;;INFO.OBBA.OBBA.OBMAKE(&quot;&quot;;&quot;int&quot;;[.H308])))" office:value-type="float" office:value="0.471794458037734">
            <text:p>0,472</text:p>
          </table:table-cell>
          <table:table-cell table:style-name="ce1"/>
          <table:table-cell table:style-name="ce19" office:value-type="float" office:value="300">
            <text:p>300</text:p>
          </table:table-cell>
          <table:table-cell table:style-name="ce19" table:formula="of:=[.L307]+2" office:value-type="float" office:value="601">
            <text:p>601</text:p>
          </table:table-cell>
          <table:table-cell table:style-name="ce23" table:formula="of:=INFO.OBBA.OBBA.OBGET(INFO.OBBA.OBBA.OBCALL(&quot;&quot;;[.$B$12];&quot;getRandomNumber&quot;;INFO.OBBA.OBBA.OBMAKE(&quot;&quot;;&quot;int&quot;;[.K308])))" office:value-type="float" office:value="0.471794458037734">
            <text:p>0,472</text:p>
          </table:table-cell>
          <table:table-cell table:style-name="ce23" table:formula="of:=INFO.OBBA.OBBA.OBGET(INFO.OBBA.OBBA.OBCALL(&quot;&quot;;[.$B$12];&quot;getRandomNumber&quot;;INFO.OBBA.OBBA.OBMAKE(&quot;&quot;;&quot;int&quot;;[.L308])))" office:value-type="float" office:value="0.93526078807963">
            <text:p>0,93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1">
            <text:p>301</text:p>
          </table:table-cell>
          <table:table-cell table:style-name="ce23" table:formula="of:=INFO.OBBA.OBBA.OBGET(INFO.OBBA.OBBA.OBCALL(&quot;&quot;;[.$B$12];&quot;getRandomNumber&quot;;INFO.OBBA.OBBA.OBMAKE(&quot;&quot;;&quot;int&quot;;[.H309])))" office:value-type="float" office:value="0.1971637632728">
            <text:p>0,197</text:p>
          </table:table-cell>
          <table:table-cell table:style-name="ce1"/>
          <table:table-cell table:style-name="ce19" office:value-type="float" office:value="301">
            <text:p>301</text:p>
          </table:table-cell>
          <table:table-cell table:style-name="ce19" table:formula="of:=[.L308]+2" office:value-type="float" office:value="603">
            <text:p>603</text:p>
          </table:table-cell>
          <table:table-cell table:style-name="ce23" table:formula="of:=INFO.OBBA.OBBA.OBGET(INFO.OBBA.OBBA.OBCALL(&quot;&quot;;[.$B$12];&quot;getRandomNumber&quot;;INFO.OBBA.OBBA.OBMAKE(&quot;&quot;;&quot;int&quot;;[.K309])))" office:value-type="float" office:value="0.1971637632728">
            <text:p>0,197</text:p>
          </table:table-cell>
          <table:table-cell table:style-name="ce23" table:formula="of:=INFO.OBBA.OBBA.OBGET(INFO.OBBA.OBBA.OBCALL(&quot;&quot;;[.$B$12];&quot;getRandomNumber&quot;;INFO.OBBA.OBBA.OBMAKE(&quot;&quot;;&quot;int&quot;;[.L309])))" office:value-type="float" office:value="0.145373354920264">
            <text:p>0,14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2">
            <text:p>302</text:p>
          </table:table-cell>
          <table:table-cell table:style-name="ce23" table:formula="of:=INFO.OBBA.OBBA.OBGET(INFO.OBBA.OBBA.OBCALL(&quot;&quot;;[.$B$12];&quot;getRandomNumber&quot;;INFO.OBBA.OBBA.OBMAKE(&quot;&quot;;&quot;int&quot;;[.H310])))" office:value-type="float" office:value="0.992996961208045">
            <text:p>0,993</text:p>
          </table:table-cell>
          <table:table-cell table:style-name="ce1"/>
          <table:table-cell table:style-name="ce19" office:value-type="float" office:value="302">
            <text:p>302</text:p>
          </table:table-cell>
          <table:table-cell table:style-name="ce19" table:formula="of:=[.L309]+2" office:value-type="float" office:value="605">
            <text:p>605</text:p>
          </table:table-cell>
          <table:table-cell table:style-name="ce23" table:formula="of:=INFO.OBBA.OBBA.OBGET(INFO.OBBA.OBBA.OBCALL(&quot;&quot;;[.$B$12];&quot;getRandomNumber&quot;;INFO.OBBA.OBBA.OBMAKE(&quot;&quot;;&quot;int&quot;;[.K310])))" office:value-type="float" office:value="0.992996961208045">
            <text:p>0,993</text:p>
          </table:table-cell>
          <table:table-cell table:style-name="ce23" table:formula="of:=INFO.OBBA.OBBA.OBGET(INFO.OBBA.OBBA.OBCALL(&quot;&quot;;[.$B$12];&quot;getRandomNumber&quot;;INFO.OBBA.OBBA.OBMAKE(&quot;&quot;;&quot;int&quot;;[.L310])))" office:value-type="float" office:value="0.925536032810546">
            <text:p>0,92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3">
            <text:p>303</text:p>
          </table:table-cell>
          <table:table-cell table:style-name="ce23" table:formula="of:=INFO.OBBA.OBBA.OBGET(INFO.OBBA.OBBA.OBCALL(&quot;&quot;;[.$B$12];&quot;getRandomNumber&quot;;INFO.OBBA.OBBA.OBMAKE(&quot;&quot;;&quot;int&quot;;[.H311])))" office:value-type="float" office:value="0.872160003702141">
            <text:p>0,872</text:p>
          </table:table-cell>
          <table:table-cell table:style-name="ce1"/>
          <table:table-cell table:style-name="ce19" office:value-type="float" office:value="303">
            <text:p>303</text:p>
          </table:table-cell>
          <table:table-cell table:style-name="ce19" table:formula="of:=[.L310]+2" office:value-type="float" office:value="607">
            <text:p>607</text:p>
          </table:table-cell>
          <table:table-cell table:style-name="ce23" table:formula="of:=INFO.OBBA.OBBA.OBGET(INFO.OBBA.OBBA.OBCALL(&quot;&quot;;[.$B$12];&quot;getRandomNumber&quot;;INFO.OBBA.OBBA.OBMAKE(&quot;&quot;;&quot;int&quot;;[.K311])))" office:value-type="float" office:value="0.872160003702141">
            <text:p>0,872</text:p>
          </table:table-cell>
          <table:table-cell table:style-name="ce23" table:formula="of:=INFO.OBBA.OBBA.OBGET(INFO.OBBA.OBBA.OBCALL(&quot;&quot;;[.$B$12];&quot;getRandomNumber&quot;;INFO.OBBA.OBBA.OBMAKE(&quot;&quot;;&quot;int&quot;;[.L311])))" office:value-type="float" office:value="0.235353601527646">
            <text:p>0,23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4">
            <text:p>304</text:p>
          </table:table-cell>
          <table:table-cell table:style-name="ce23" table:formula="of:=INFO.OBBA.OBBA.OBGET(INFO.OBBA.OBBA.OBCALL(&quot;&quot;;[.$B$12];&quot;getRandomNumber&quot;;INFO.OBBA.OBBA.OBMAKE(&quot;&quot;;&quot;int&quot;;[.H312])))" office:value-type="float" office:value="0.301684071431335">
            <text:p>0,302</text:p>
          </table:table-cell>
          <table:table-cell table:style-name="ce1"/>
          <table:table-cell table:style-name="ce19" office:value-type="float" office:value="304">
            <text:p>304</text:p>
          </table:table-cell>
          <table:table-cell table:style-name="ce19" table:formula="of:=[.L311]+2" office:value-type="float" office:value="609">
            <text:p>609</text:p>
          </table:table-cell>
          <table:table-cell table:style-name="ce23" table:formula="of:=INFO.OBBA.OBBA.OBGET(INFO.OBBA.OBBA.OBCALL(&quot;&quot;;[.$B$12];&quot;getRandomNumber&quot;;INFO.OBBA.OBBA.OBMAKE(&quot;&quot;;&quot;int&quot;;[.K312])))" office:value-type="float" office:value="0.301684071431335">
            <text:p>0,302</text:p>
          </table:table-cell>
          <table:table-cell table:style-name="ce23" table:formula="of:=INFO.OBBA.OBBA.OBGET(INFO.OBBA.OBBA.OBCALL(&quot;&quot;;[.$B$12];&quot;getRandomNumber&quot;;INFO.OBBA.OBBA.OBMAKE(&quot;&quot;;&quot;int&quot;;[.L312])))" office:value-type="float" office:value="0.559597752859025">
            <text:p>0,56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5">
            <text:p>305</text:p>
          </table:table-cell>
          <table:table-cell table:style-name="ce23" table:formula="of:=INFO.OBBA.OBBA.OBGET(INFO.OBBA.OBBA.OBCALL(&quot;&quot;;[.$B$12];&quot;getRandomNumber&quot;;INFO.OBBA.OBBA.OBMAKE(&quot;&quot;;&quot;int&quot;;[.H313])))" office:value-type="float" office:value="0.449081201246203">
            <text:p>0,449</text:p>
          </table:table-cell>
          <table:table-cell table:style-name="ce1"/>
          <table:table-cell table:style-name="ce19" office:value-type="float" office:value="305">
            <text:p>305</text:p>
          </table:table-cell>
          <table:table-cell table:style-name="ce19" table:formula="of:=[.L312]+2" office:value-type="float" office:value="611">
            <text:p>611</text:p>
          </table:table-cell>
          <table:table-cell table:style-name="ce23" table:formula="of:=INFO.OBBA.OBBA.OBGET(INFO.OBBA.OBBA.OBCALL(&quot;&quot;;[.$B$12];&quot;getRandomNumber&quot;;INFO.OBBA.OBBA.OBMAKE(&quot;&quot;;&quot;int&quot;;[.K313])))" office:value-type="float" office:value="0.449081201246203">
            <text:p>0,449</text:p>
          </table:table-cell>
          <table:table-cell table:style-name="ce23" table:formula="of:=INFO.OBBA.OBBA.OBGET(INFO.OBBA.OBBA.OBCALL(&quot;&quot;;[.$B$12];&quot;getRandomNumber&quot;;INFO.OBBA.OBBA.OBMAKE(&quot;&quot;;&quot;int&quot;;[.L313])))" office:value-type="float" office:value="0.942503271724739">
            <text:p>0,94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6">
            <text:p>306</text:p>
          </table:table-cell>
          <table:table-cell table:style-name="ce23" table:formula="of:=INFO.OBBA.OBBA.OBGET(INFO.OBBA.OBBA.OBCALL(&quot;&quot;;[.$B$12];&quot;getRandomNumber&quot;;INFO.OBBA.OBBA.OBMAKE(&quot;&quot;;&quot;int&quot;;[.H314])))" office:value-type="float" office:value="0.242133989006189">
            <text:p>0,242</text:p>
          </table:table-cell>
          <table:table-cell table:style-name="ce1"/>
          <table:table-cell table:style-name="ce19" office:value-type="float" office:value="306">
            <text:p>306</text:p>
          </table:table-cell>
          <table:table-cell table:style-name="ce19" table:formula="of:=[.L313]+2" office:value-type="float" office:value="613">
            <text:p>613</text:p>
          </table:table-cell>
          <table:table-cell table:style-name="ce23" table:formula="of:=INFO.OBBA.OBBA.OBGET(INFO.OBBA.OBBA.OBCALL(&quot;&quot;;[.$B$12];&quot;getRandomNumber&quot;;INFO.OBBA.OBBA.OBMAKE(&quot;&quot;;&quot;int&quot;;[.K314])))" office:value-type="float" office:value="0.242133989006189">
            <text:p>0,242</text:p>
          </table:table-cell>
          <table:table-cell table:style-name="ce23" table:formula="of:=INFO.OBBA.OBBA.OBGET(INFO.OBBA.OBBA.OBCALL(&quot;&quot;;[.$B$12];&quot;getRandomNumber&quot;;INFO.OBBA.OBBA.OBMAKE(&quot;&quot;;&quot;int&quot;;[.L314])))" office:value-type="float" office:value="0.0434562390940945">
            <text:p>0,04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7">
            <text:p>307</text:p>
          </table:table-cell>
          <table:table-cell table:style-name="ce23" table:formula="of:=INFO.OBBA.OBBA.OBGET(INFO.OBBA.OBBA.OBCALL(&quot;&quot;;[.$B$12];&quot;getRandomNumber&quot;;INFO.OBBA.OBBA.OBMAKE(&quot;&quot;;&quot;int&quot;;[.H315])))" office:value-type="float" office:value="0.486667090719779">
            <text:p>0,487</text:p>
          </table:table-cell>
          <table:table-cell table:style-name="ce1"/>
          <table:table-cell table:style-name="ce19" office:value-type="float" office:value="307">
            <text:p>307</text:p>
          </table:table-cell>
          <table:table-cell table:style-name="ce19" table:formula="of:=[.L314]+2" office:value-type="float" office:value="615">
            <text:p>615</text:p>
          </table:table-cell>
          <table:table-cell table:style-name="ce23" table:formula="of:=INFO.OBBA.OBBA.OBGET(INFO.OBBA.OBBA.OBCALL(&quot;&quot;;[.$B$12];&quot;getRandomNumber&quot;;INFO.OBBA.OBBA.OBMAKE(&quot;&quot;;&quot;int&quot;;[.K315])))" office:value-type="float" office:value="0.486667090719779">
            <text:p>0,487</text:p>
          </table:table-cell>
          <table:table-cell table:style-name="ce23" table:formula="of:=INFO.OBBA.OBBA.OBGET(INFO.OBBA.OBBA.OBCALL(&quot;&quot;;[.$B$12];&quot;getRandomNumber&quot;;INFO.OBBA.OBBA.OBMAKE(&quot;&quot;;&quot;int&quot;;[.L315])))" office:value-type="float" office:value="0.729396545981389">
            <text:p>0,72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8">
            <text:p>308</text:p>
          </table:table-cell>
          <table:table-cell table:style-name="ce23" table:formula="of:=INFO.OBBA.OBBA.OBGET(INFO.OBBA.OBBA.OBCALL(&quot;&quot;;[.$B$12];&quot;getRandomNumber&quot;;INFO.OBBA.OBBA.OBMAKE(&quot;&quot;;&quot;int&quot;;[.H316])))" office:value-type="float" office:value="0.582854683469739">
            <text:p>0,583</text:p>
          </table:table-cell>
          <table:table-cell table:style-name="ce1"/>
          <table:table-cell table:style-name="ce19" office:value-type="float" office:value="308">
            <text:p>308</text:p>
          </table:table-cell>
          <table:table-cell table:style-name="ce19" table:formula="of:=[.L315]+2" office:value-type="float" office:value="617">
            <text:p>617</text:p>
          </table:table-cell>
          <table:table-cell table:style-name="ce23" table:formula="of:=INFO.OBBA.OBBA.OBGET(INFO.OBBA.OBBA.OBCALL(&quot;&quot;;[.$B$12];&quot;getRandomNumber&quot;;INFO.OBBA.OBBA.OBMAKE(&quot;&quot;;&quot;int&quot;;[.K316])))" office:value-type="float" office:value="0.582854683469739">
            <text:p>0,583</text:p>
          </table:table-cell>
          <table:table-cell table:style-name="ce23" table:formula="of:=INFO.OBBA.OBBA.OBGET(INFO.OBBA.OBBA.OBCALL(&quot;&quot;;[.$B$12];&quot;getRandomNumber&quot;;INFO.OBBA.OBBA.OBMAKE(&quot;&quot;;&quot;int&quot;;[.L316])))" office:value-type="float" office:value="0.0499066342900401">
            <text:p>0,0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9">
            <text:p>309</text:p>
          </table:table-cell>
          <table:table-cell table:style-name="ce23" table:formula="of:=INFO.OBBA.OBBA.OBGET(INFO.OBBA.OBBA.OBCALL(&quot;&quot;;[.$B$12];&quot;getRandomNumber&quot;;INFO.OBBA.OBBA.OBMAKE(&quot;&quot;;&quot;int&quot;;[.H317])))" office:value-type="float" office:value="0.52329766548105">
            <text:p>0,523</text:p>
          </table:table-cell>
          <table:table-cell table:style-name="ce1"/>
          <table:table-cell table:style-name="ce19" office:value-type="float" office:value="309">
            <text:p>309</text:p>
          </table:table-cell>
          <table:table-cell table:style-name="ce19" table:formula="of:=[.L316]+2" office:value-type="float" office:value="619">
            <text:p>619</text:p>
          </table:table-cell>
          <table:table-cell table:style-name="ce23" table:formula="of:=INFO.OBBA.OBBA.OBGET(INFO.OBBA.OBBA.OBCALL(&quot;&quot;;[.$B$12];&quot;getRandomNumber&quot;;INFO.OBBA.OBBA.OBMAKE(&quot;&quot;;&quot;int&quot;;[.K317])))" office:value-type="float" office:value="0.52329766548105">
            <text:p>0,523</text:p>
          </table:table-cell>
          <table:table-cell table:style-name="ce23" table:formula="of:=INFO.OBBA.OBBA.OBGET(INFO.OBBA.OBBA.OBCALL(&quot;&quot;;[.$B$12];&quot;getRandomNumber&quot;;INFO.OBBA.OBBA.OBMAKE(&quot;&quot;;&quot;int&quot;;[.L317])))" office:value-type="float" office:value="0.0421064493292713">
            <text:p>0,04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0">
            <text:p>310</text:p>
          </table:table-cell>
          <table:table-cell table:style-name="ce23" table:formula="of:=INFO.OBBA.OBBA.OBGET(INFO.OBBA.OBBA.OBCALL(&quot;&quot;;[.$B$12];&quot;getRandomNumber&quot;;INFO.OBBA.OBBA.OBMAKE(&quot;&quot;;&quot;int&quot;;[.H318])))" office:value-type="float" office:value="0.0690576375128842">
            <text:p>0,069</text:p>
          </table:table-cell>
          <table:table-cell table:style-name="ce1"/>
          <table:table-cell table:style-name="ce19" office:value-type="float" office:value="310">
            <text:p>310</text:p>
          </table:table-cell>
          <table:table-cell table:style-name="ce19" table:formula="of:=[.L317]+2" office:value-type="float" office:value="621">
            <text:p>621</text:p>
          </table:table-cell>
          <table:table-cell table:style-name="ce23" table:formula="of:=INFO.OBBA.OBBA.OBGET(INFO.OBBA.OBBA.OBCALL(&quot;&quot;;[.$B$12];&quot;getRandomNumber&quot;;INFO.OBBA.OBBA.OBMAKE(&quot;&quot;;&quot;int&quot;;[.K318])))" office:value-type="float" office:value="0.0690576375128842">
            <text:p>0,069</text:p>
          </table:table-cell>
          <table:table-cell table:style-name="ce23" table:formula="of:=INFO.OBBA.OBBA.OBGET(INFO.OBBA.OBBA.OBCALL(&quot;&quot;;[.$B$12];&quot;getRandomNumber&quot;;INFO.OBBA.OBBA.OBMAKE(&quot;&quot;;&quot;int&quot;;[.L318])))" office:value-type="float" office:value="0.989665335741898">
            <text:p>0,99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1">
            <text:p>311</text:p>
          </table:table-cell>
          <table:table-cell table:style-name="ce23" table:formula="of:=INFO.OBBA.OBBA.OBGET(INFO.OBBA.OBBA.OBCALL(&quot;&quot;;[.$B$12];&quot;getRandomNumber&quot;;INFO.OBBA.OBBA.OBMAKE(&quot;&quot;;&quot;int&quot;;[.H319])))" office:value-type="float" office:value="0.905120105160039">
            <text:p>0,905</text:p>
          </table:table-cell>
          <table:table-cell table:style-name="ce1"/>
          <table:table-cell table:style-name="ce19" office:value-type="float" office:value="311">
            <text:p>311</text:p>
          </table:table-cell>
          <table:table-cell table:style-name="ce19" table:formula="of:=[.L318]+2" office:value-type="float" office:value="623">
            <text:p>623</text:p>
          </table:table-cell>
          <table:table-cell table:style-name="ce23" table:formula="of:=INFO.OBBA.OBBA.OBGET(INFO.OBBA.OBBA.OBCALL(&quot;&quot;;[.$B$12];&quot;getRandomNumber&quot;;INFO.OBBA.OBBA.OBMAKE(&quot;&quot;;&quot;int&quot;;[.K319])))" office:value-type="float" office:value="0.905120105160039">
            <text:p>0,905</text:p>
          </table:table-cell>
          <table:table-cell table:style-name="ce23" table:formula="of:=INFO.OBBA.OBBA.OBGET(INFO.OBBA.OBBA.OBCALL(&quot;&quot;;[.$B$12];&quot;getRandomNumber&quot;;INFO.OBBA.OBBA.OBMAKE(&quot;&quot;;&quot;int&quot;;[.L319])))" office:value-type="float" office:value="0.408595177397841">
            <text:p>0,40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2">
            <text:p>312</text:p>
          </table:table-cell>
          <table:table-cell table:style-name="ce23" table:formula="of:=INFO.OBBA.OBBA.OBGET(INFO.OBBA.OBBA.OBCALL(&quot;&quot;;[.$B$12];&quot;getRandomNumber&quot;;INFO.OBBA.OBBA.OBMAKE(&quot;&quot;;&quot;int&quot;;[.H320])))" office:value-type="float" office:value="0.468926963660018">
            <text:p>0,469</text:p>
          </table:table-cell>
          <table:table-cell table:style-name="ce1"/>
          <table:table-cell table:style-name="ce19" office:value-type="float" office:value="312">
            <text:p>312</text:p>
          </table:table-cell>
          <table:table-cell table:style-name="ce19" table:formula="of:=[.L319]+2" office:value-type="float" office:value="625">
            <text:p>625</text:p>
          </table:table-cell>
          <table:table-cell table:style-name="ce23" table:formula="of:=INFO.OBBA.OBBA.OBGET(INFO.OBBA.OBBA.OBCALL(&quot;&quot;;[.$B$12];&quot;getRandomNumber&quot;;INFO.OBBA.OBBA.OBMAKE(&quot;&quot;;&quot;int&quot;;[.K320])))" office:value-type="float" office:value="0.468926963660018">
            <text:p>0,469</text:p>
          </table:table-cell>
          <table:table-cell table:style-name="ce23" table:formula="of:=INFO.OBBA.OBBA.OBGET(INFO.OBBA.OBBA.OBCALL(&quot;&quot;;[.$B$12];&quot;getRandomNumber&quot;;INFO.OBBA.OBBA.OBMAKE(&quot;&quot;;&quot;int&quot;;[.L320])))" office:value-type="float" office:value="0.705591869034931">
            <text:p>0,70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3">
            <text:p>313</text:p>
          </table:table-cell>
          <table:table-cell table:style-name="ce23" table:formula="of:=INFO.OBBA.OBBA.OBGET(INFO.OBBA.OBBA.OBCALL(&quot;&quot;;[.$B$12];&quot;getRandomNumber&quot;;INFO.OBBA.OBBA.OBMAKE(&quot;&quot;;&quot;int&quot;;[.H321])))" office:value-type="float" office:value="0.740101374007293">
            <text:p>0,740</text:p>
          </table:table-cell>
          <table:table-cell table:style-name="ce1"/>
          <table:table-cell table:style-name="ce19" office:value-type="float" office:value="313">
            <text:p>313</text:p>
          </table:table-cell>
          <table:table-cell table:style-name="ce19" table:formula="of:=[.L320]+2" office:value-type="float" office:value="627">
            <text:p>627</text:p>
          </table:table-cell>
          <table:table-cell table:style-name="ce23" table:formula="of:=INFO.OBBA.OBBA.OBGET(INFO.OBBA.OBBA.OBCALL(&quot;&quot;;[.$B$12];&quot;getRandomNumber&quot;;INFO.OBBA.OBBA.OBMAKE(&quot;&quot;;&quot;int&quot;;[.K321])))" office:value-type="float" office:value="0.740101374007293">
            <text:p>0,740</text:p>
          </table:table-cell>
          <table:table-cell table:style-name="ce23" table:formula="of:=INFO.OBBA.OBBA.OBGET(INFO.OBBA.OBBA.OBCALL(&quot;&quot;;[.$B$12];&quot;getRandomNumber&quot;;INFO.OBBA.OBBA.OBMAKE(&quot;&quot;;&quot;int&quot;;[.L321])))" office:value-type="float" office:value="0.525642587014004">
            <text:p>0,52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4">
            <text:p>314</text:p>
          </table:table-cell>
          <table:table-cell table:style-name="ce23" table:formula="of:=INFO.OBBA.OBBA.OBGET(INFO.OBBA.OBBA.OBCALL(&quot;&quot;;[.$B$12];&quot;getRandomNumber&quot;;INFO.OBBA.OBBA.OBMAKE(&quot;&quot;;&quot;int&quot;;[.H322])))" office:value-type="float" office:value="0.269161106112613">
            <text:p>0,269</text:p>
          </table:table-cell>
          <table:table-cell table:style-name="ce1"/>
          <table:table-cell table:style-name="ce19" office:value-type="float" office:value="314">
            <text:p>314</text:p>
          </table:table-cell>
          <table:table-cell table:style-name="ce19" table:formula="of:=[.L321]+2" office:value-type="float" office:value="629">
            <text:p>629</text:p>
          </table:table-cell>
          <table:table-cell table:style-name="ce23" table:formula="of:=INFO.OBBA.OBBA.OBGET(INFO.OBBA.OBBA.OBCALL(&quot;&quot;;[.$B$12];&quot;getRandomNumber&quot;;INFO.OBBA.OBBA.OBMAKE(&quot;&quot;;&quot;int&quot;;[.K322])))" office:value-type="float" office:value="0.269161106112613">
            <text:p>0,269</text:p>
          </table:table-cell>
          <table:table-cell table:style-name="ce23" table:formula="of:=INFO.OBBA.OBBA.OBGET(INFO.OBBA.OBBA.OBCALL(&quot;&quot;;[.$B$12];&quot;getRandomNumber&quot;;INFO.OBBA.OBBA.OBMAKE(&quot;&quot;;&quot;int&quot;;[.L322])))" office:value-type="float" office:value="0.977869251864759">
            <text:p>0,97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5">
            <text:p>315</text:p>
          </table:table-cell>
          <table:table-cell table:style-name="ce23" table:formula="of:=INFO.OBBA.OBBA.OBGET(INFO.OBBA.OBBA.OBCALL(&quot;&quot;;[.$B$12];&quot;getRandomNumber&quot;;INFO.OBBA.OBBA.OBMAKE(&quot;&quot;;&quot;int&quot;;[.H323])))" office:value-type="float" office:value="0.312438424984667">
            <text:p>0,312</text:p>
          </table:table-cell>
          <table:table-cell table:style-name="ce1"/>
          <table:table-cell table:style-name="ce19" office:value-type="float" office:value="315">
            <text:p>315</text:p>
          </table:table-cell>
          <table:table-cell table:style-name="ce19" table:formula="of:=[.L322]+2" office:value-type="float" office:value="631">
            <text:p>631</text:p>
          </table:table-cell>
          <table:table-cell table:style-name="ce23" table:formula="of:=INFO.OBBA.OBBA.OBGET(INFO.OBBA.OBBA.OBCALL(&quot;&quot;;[.$B$12];&quot;getRandomNumber&quot;;INFO.OBBA.OBBA.OBMAKE(&quot;&quot;;&quot;int&quot;;[.K323])))" office:value-type="float" office:value="0.312438424984667">
            <text:p>0,312</text:p>
          </table:table-cell>
          <table:table-cell table:style-name="ce23" table:formula="of:=INFO.OBBA.OBBA.OBGET(INFO.OBBA.OBBA.OBCALL(&quot;&quot;;[.$B$12];&quot;getRandomNumber&quot;;INFO.OBBA.OBBA.OBMAKE(&quot;&quot;;&quot;int&quot;;[.L323])))" office:value-type="float" office:value="0.977848864751653">
            <text:p>0,97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6">
            <text:p>316</text:p>
          </table:table-cell>
          <table:table-cell table:style-name="ce23" table:formula="of:=INFO.OBBA.OBBA.OBGET(INFO.OBBA.OBBA.OBCALL(&quot;&quot;;[.$B$12];&quot;getRandomNumber&quot;;INFO.OBBA.OBBA.OBMAKE(&quot;&quot;;&quot;int&quot;;[.H324])))" office:value-type="float" office:value="0.142738345139203">
            <text:p>0,143</text:p>
          </table:table-cell>
          <table:table-cell table:style-name="ce1"/>
          <table:table-cell table:style-name="ce19" office:value-type="float" office:value="316">
            <text:p>316</text:p>
          </table:table-cell>
          <table:table-cell table:style-name="ce19" table:formula="of:=[.L323]+2" office:value-type="float" office:value="633">
            <text:p>633</text:p>
          </table:table-cell>
          <table:table-cell table:style-name="ce23" table:formula="of:=INFO.OBBA.OBBA.OBGET(INFO.OBBA.OBBA.OBCALL(&quot;&quot;;[.$B$12];&quot;getRandomNumber&quot;;INFO.OBBA.OBBA.OBMAKE(&quot;&quot;;&quot;int&quot;;[.K324])))" office:value-type="float" office:value="0.142738345139203">
            <text:p>0,143</text:p>
          </table:table-cell>
          <table:table-cell table:style-name="ce23" table:formula="of:=INFO.OBBA.OBBA.OBGET(INFO.OBBA.OBBA.OBCALL(&quot;&quot;;[.$B$12];&quot;getRandomNumber&quot;;INFO.OBBA.OBBA.OBMAKE(&quot;&quot;;&quot;int&quot;;[.L324])))" office:value-type="float" office:value="0.925822531696944">
            <text:p>0,92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7">
            <text:p>317</text:p>
          </table:table-cell>
          <table:table-cell table:style-name="ce23" table:formula="of:=INFO.OBBA.OBBA.OBGET(INFO.OBBA.OBBA.OBCALL(&quot;&quot;;[.$B$12];&quot;getRandomNumber&quot;;INFO.OBBA.OBBA.OBMAKE(&quot;&quot;;&quot;int&quot;;[.H325])))" office:value-type="float" office:value="0.92671972687305">
            <text:p>0,927</text:p>
          </table:table-cell>
          <table:table-cell table:style-name="ce1"/>
          <table:table-cell table:style-name="ce19" office:value-type="float" office:value="317">
            <text:p>317</text:p>
          </table:table-cell>
          <table:table-cell table:style-name="ce19" table:formula="of:=[.L324]+2" office:value-type="float" office:value="635">
            <text:p>635</text:p>
          </table:table-cell>
          <table:table-cell table:style-name="ce23" table:formula="of:=INFO.OBBA.OBBA.OBGET(INFO.OBBA.OBBA.OBCALL(&quot;&quot;;[.$B$12];&quot;getRandomNumber&quot;;INFO.OBBA.OBBA.OBMAKE(&quot;&quot;;&quot;int&quot;;[.K325])))" office:value-type="float" office:value="0.92671972687305">
            <text:p>0,927</text:p>
          </table:table-cell>
          <table:table-cell table:style-name="ce23" table:formula="of:=INFO.OBBA.OBBA.OBGET(INFO.OBBA.OBBA.OBCALL(&quot;&quot;;[.$B$12];&quot;getRandomNumber&quot;;INFO.OBBA.OBBA.OBMAKE(&quot;&quot;;&quot;int&quot;;[.L325])))" office:value-type="float" office:value="0.955474226787072">
            <text:p>0,95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8">
            <text:p>318</text:p>
          </table:table-cell>
          <table:table-cell table:style-name="ce23" table:formula="of:=INFO.OBBA.OBBA.OBGET(INFO.OBBA.OBBA.OBCALL(&quot;&quot;;[.$B$12];&quot;getRandomNumber&quot;;INFO.OBBA.OBBA.OBMAKE(&quot;&quot;;&quot;int&quot;;[.H326])))" office:value-type="float" office:value="0.871794369416076">
            <text:p>0,872</text:p>
          </table:table-cell>
          <table:table-cell table:style-name="ce1"/>
          <table:table-cell table:style-name="ce19" office:value-type="float" office:value="318">
            <text:p>318</text:p>
          </table:table-cell>
          <table:table-cell table:style-name="ce19" table:formula="of:=[.L325]+2" office:value-type="float" office:value="637">
            <text:p>637</text:p>
          </table:table-cell>
          <table:table-cell table:style-name="ce23" table:formula="of:=INFO.OBBA.OBBA.OBGET(INFO.OBBA.OBBA.OBCALL(&quot;&quot;;[.$B$12];&quot;getRandomNumber&quot;;INFO.OBBA.OBBA.OBMAKE(&quot;&quot;;&quot;int&quot;;[.K326])))" office:value-type="float" office:value="0.871794369416076">
            <text:p>0,872</text:p>
          </table:table-cell>
          <table:table-cell table:style-name="ce23" table:formula="of:=INFO.OBBA.OBBA.OBGET(INFO.OBBA.OBBA.OBCALL(&quot;&quot;;[.$B$12];&quot;getRandomNumber&quot;;INFO.OBBA.OBBA.OBMAKE(&quot;&quot;;&quot;int&quot;;[.L326])))" office:value-type="float" office:value="0.036324755242835">
            <text:p>0,03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9">
            <text:p>319</text:p>
          </table:table-cell>
          <table:table-cell table:style-name="ce23" table:formula="of:=INFO.OBBA.OBBA.OBGET(INFO.OBBA.OBBA.OBCALL(&quot;&quot;;[.$B$12];&quot;getRandomNumber&quot;;INFO.OBBA.OBBA.OBMAKE(&quot;&quot;;&quot;int&quot;;[.H327])))" office:value-type="float" office:value="0.473308182643285">
            <text:p>0,473</text:p>
          </table:table-cell>
          <table:table-cell table:style-name="ce1"/>
          <table:table-cell table:style-name="ce19" office:value-type="float" office:value="319">
            <text:p>319</text:p>
          </table:table-cell>
          <table:table-cell table:style-name="ce19" table:formula="of:=[.L326]+2" office:value-type="float" office:value="639">
            <text:p>639</text:p>
          </table:table-cell>
          <table:table-cell table:style-name="ce23" table:formula="of:=INFO.OBBA.OBBA.OBGET(INFO.OBBA.OBBA.OBCALL(&quot;&quot;;[.$B$12];&quot;getRandomNumber&quot;;INFO.OBBA.OBBA.OBMAKE(&quot;&quot;;&quot;int&quot;;[.K327])))" office:value-type="float" office:value="0.473308182643285">
            <text:p>0,473</text:p>
          </table:table-cell>
          <table:table-cell table:style-name="ce23" table:formula="of:=INFO.OBBA.OBBA.OBGET(INFO.OBBA.OBBA.OBCALL(&quot;&quot;;[.$B$12];&quot;getRandomNumber&quot;;INFO.OBBA.OBBA.OBMAKE(&quot;&quot;;&quot;int&quot;;[.L327])))" office:value-type="float" office:value="0.691863216760862">
            <text:p>0,69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0">
            <text:p>320</text:p>
          </table:table-cell>
          <table:table-cell table:style-name="ce23" table:formula="of:=INFO.OBBA.OBBA.OBGET(INFO.OBBA.OBBA.OBCALL(&quot;&quot;;[.$B$12];&quot;getRandomNumber&quot;;INFO.OBBA.OBBA.OBMAKE(&quot;&quot;;&quot;int&quot;;[.H328])))" office:value-type="float" office:value="0.0617101495441852">
            <text:p>0,062</text:p>
          </table:table-cell>
          <table:table-cell table:style-name="ce1"/>
          <table:table-cell table:style-name="ce19" office:value-type="float" office:value="320">
            <text:p>320</text:p>
          </table:table-cell>
          <table:table-cell table:style-name="ce19" table:formula="of:=[.L327]+2" office:value-type="float" office:value="641">
            <text:p>641</text:p>
          </table:table-cell>
          <table:table-cell table:style-name="ce23" table:formula="of:=INFO.OBBA.OBBA.OBGET(INFO.OBBA.OBBA.OBCALL(&quot;&quot;;[.$B$12];&quot;getRandomNumber&quot;;INFO.OBBA.OBBA.OBMAKE(&quot;&quot;;&quot;int&quot;;[.K328])))" office:value-type="float" office:value="0.0617101495441852">
            <text:p>0,062</text:p>
          </table:table-cell>
          <table:table-cell table:style-name="ce23" table:formula="of:=INFO.OBBA.OBBA.OBGET(INFO.OBBA.OBBA.OBCALL(&quot;&quot;;[.$B$12];&quot;getRandomNumber&quot;;INFO.OBBA.OBBA.OBMAKE(&quot;&quot;;&quot;int&quot;;[.L328])))" office:value-type="float" office:value="0.201360044607541">
            <text:p>0,20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1">
            <text:p>321</text:p>
          </table:table-cell>
          <table:table-cell table:style-name="ce23" table:formula="of:=INFO.OBBA.OBBA.OBGET(INFO.OBBA.OBBA.OBCALL(&quot;&quot;;[.$B$12];&quot;getRandomNumber&quot;;INFO.OBBA.OBBA.OBMAKE(&quot;&quot;;&quot;int&quot;;[.H329])))" office:value-type="float" office:value="0.3757035278276">
            <text:p>0,376</text:p>
          </table:table-cell>
          <table:table-cell table:style-name="ce1"/>
          <table:table-cell table:style-name="ce19" office:value-type="float" office:value="321">
            <text:p>321</text:p>
          </table:table-cell>
          <table:table-cell table:style-name="ce19" table:formula="of:=[.L328]+2" office:value-type="float" office:value="643">
            <text:p>643</text:p>
          </table:table-cell>
          <table:table-cell table:style-name="ce23" table:formula="of:=INFO.OBBA.OBBA.OBGET(INFO.OBBA.OBBA.OBCALL(&quot;&quot;;[.$B$12];&quot;getRandomNumber&quot;;INFO.OBBA.OBBA.OBMAKE(&quot;&quot;;&quot;int&quot;;[.K329])))" office:value-type="float" office:value="0.3757035278276">
            <text:p>0,376</text:p>
          </table:table-cell>
          <table:table-cell table:style-name="ce23" table:formula="of:=INFO.OBBA.OBBA.OBGET(INFO.OBBA.OBBA.OBCALL(&quot;&quot;;[.$B$12];&quot;getRandomNumber&quot;;INFO.OBBA.OBBA.OBMAKE(&quot;&quot;;&quot;int&quot;;[.L329])))" office:value-type="float" office:value="0.0779657903396241">
            <text:p>0,07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2">
            <text:p>322</text:p>
          </table:table-cell>
          <table:table-cell table:style-name="ce23" table:formula="of:=INFO.OBBA.OBBA.OBGET(INFO.OBBA.OBBA.OBCALL(&quot;&quot;;[.$B$12];&quot;getRandomNumber&quot;;INFO.OBBA.OBBA.OBMAKE(&quot;&quot;;&quot;int&quot;;[.H330])))" office:value-type="float" office:value="0.783094239687529">
            <text:p>0,783</text:p>
          </table:table-cell>
          <table:table-cell table:style-name="ce1"/>
          <table:table-cell table:style-name="ce19" office:value-type="float" office:value="322">
            <text:p>322</text:p>
          </table:table-cell>
          <table:table-cell table:style-name="ce19" table:formula="of:=[.L329]+2" office:value-type="float" office:value="645">
            <text:p>645</text:p>
          </table:table-cell>
          <table:table-cell table:style-name="ce23" table:formula="of:=INFO.OBBA.OBBA.OBGET(INFO.OBBA.OBBA.OBCALL(&quot;&quot;;[.$B$12];&quot;getRandomNumber&quot;;INFO.OBBA.OBBA.OBMAKE(&quot;&quot;;&quot;int&quot;;[.K330])))" office:value-type="float" office:value="0.783094239687529">
            <text:p>0,783</text:p>
          </table:table-cell>
          <table:table-cell table:style-name="ce23" table:formula="of:=INFO.OBBA.OBBA.OBGET(INFO.OBBA.OBBA.OBCALL(&quot;&quot;;[.$B$12];&quot;getRandomNumber&quot;;INFO.OBBA.OBBA.OBMAKE(&quot;&quot;;&quot;int&quot;;[.L330])))" office:value-type="float" office:value="0.269483502182449">
            <text:p>0,26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3">
            <text:p>323</text:p>
          </table:table-cell>
          <table:table-cell table:style-name="ce23" table:formula="of:=INFO.OBBA.OBBA.OBGET(INFO.OBBA.OBBA.OBCALL(&quot;&quot;;[.$B$12];&quot;getRandomNumber&quot;;INFO.OBBA.OBBA.OBMAKE(&quot;&quot;;&quot;int&quot;;[.H331])))" office:value-type="float" office:value="0.255100757633609">
            <text:p>0,255</text:p>
          </table:table-cell>
          <table:table-cell table:style-name="ce1"/>
          <table:table-cell table:style-name="ce19" office:value-type="float" office:value="323">
            <text:p>323</text:p>
          </table:table-cell>
          <table:table-cell table:style-name="ce19" table:formula="of:=[.L330]+2" office:value-type="float" office:value="647">
            <text:p>647</text:p>
          </table:table-cell>
          <table:table-cell table:style-name="ce23" table:formula="of:=INFO.OBBA.OBBA.OBGET(INFO.OBBA.OBBA.OBCALL(&quot;&quot;;[.$B$12];&quot;getRandomNumber&quot;;INFO.OBBA.OBBA.OBMAKE(&quot;&quot;;&quot;int&quot;;[.K331])))" office:value-type="float" office:value="0.255100757633609">
            <text:p>0,255</text:p>
          </table:table-cell>
          <table:table-cell table:style-name="ce23" table:formula="of:=INFO.OBBA.OBBA.OBGET(INFO.OBBA.OBBA.OBCALL(&quot;&quot;;[.$B$12];&quot;getRandomNumber&quot;;INFO.OBBA.OBBA.OBMAKE(&quot;&quot;;&quot;int&quot;;[.L331])))" office:value-type="float" office:value="0.219629707533861">
            <text:p>0,22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4">
            <text:p>324</text:p>
          </table:table-cell>
          <table:table-cell table:style-name="ce23" table:formula="of:=INFO.OBBA.OBBA.OBGET(INFO.OBBA.OBBA.OBCALL(&quot;&quot;;[.$B$12];&quot;getRandomNumber&quot;;INFO.OBBA.OBBA.OBMAKE(&quot;&quot;;&quot;int&quot;;[.H332])))" office:value-type="float" office:value="0.613820253351106">
            <text:p>0,614</text:p>
          </table:table-cell>
          <table:table-cell table:style-name="ce1"/>
          <table:table-cell table:style-name="ce19" office:value-type="float" office:value="324">
            <text:p>324</text:p>
          </table:table-cell>
          <table:table-cell table:style-name="ce19" table:formula="of:=[.L331]+2" office:value-type="float" office:value="649">
            <text:p>649</text:p>
          </table:table-cell>
          <table:table-cell table:style-name="ce23" table:formula="of:=INFO.OBBA.OBBA.OBGET(INFO.OBBA.OBBA.OBCALL(&quot;&quot;;[.$B$12];&quot;getRandomNumber&quot;;INFO.OBBA.OBBA.OBMAKE(&quot;&quot;;&quot;int&quot;;[.K332])))" office:value-type="float" office:value="0.613820253351106">
            <text:p>0,614</text:p>
          </table:table-cell>
          <table:table-cell table:style-name="ce23" table:formula="of:=INFO.OBBA.OBBA.OBGET(INFO.OBBA.OBBA.OBCALL(&quot;&quot;;[.$B$12];&quot;getRandomNumber&quot;;INFO.OBBA.OBBA.OBMAKE(&quot;&quot;;&quot;int&quot;;[.L332])))" office:value-type="float" office:value="0.24999424910122">
            <text:p>0,2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5">
            <text:p>325</text:p>
          </table:table-cell>
          <table:table-cell table:style-name="ce23" table:formula="of:=INFO.OBBA.OBBA.OBGET(INFO.OBBA.OBBA.OBCALL(&quot;&quot;;[.$B$12];&quot;getRandomNumber&quot;;INFO.OBBA.OBBA.OBMAKE(&quot;&quot;;&quot;int&quot;;[.H333])))" office:value-type="float" office:value="0.460194660121356">
            <text:p>0,460</text:p>
          </table:table-cell>
          <table:table-cell table:style-name="ce1"/>
          <table:table-cell table:style-name="ce19" office:value-type="float" office:value="325">
            <text:p>325</text:p>
          </table:table-cell>
          <table:table-cell table:style-name="ce19" table:formula="of:=[.L332]+2" office:value-type="float" office:value="651">
            <text:p>651</text:p>
          </table:table-cell>
          <table:table-cell table:style-name="ce23" table:formula="of:=INFO.OBBA.OBBA.OBGET(INFO.OBBA.OBBA.OBCALL(&quot;&quot;;[.$B$12];&quot;getRandomNumber&quot;;INFO.OBBA.OBBA.OBMAKE(&quot;&quot;;&quot;int&quot;;[.K333])))" office:value-type="float" office:value="0.460194660121356">
            <text:p>0,460</text:p>
          </table:table-cell>
          <table:table-cell table:style-name="ce23" table:formula="of:=INFO.OBBA.OBBA.OBGET(INFO.OBBA.OBBA.OBCALL(&quot;&quot;;[.$B$12];&quot;getRandomNumber&quot;;INFO.OBBA.OBBA.OBMAKE(&quot;&quot;;&quot;int&quot;;[.L333])))" office:value-type="float" office:value="0.553686867991693">
            <text:p>0,55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6">
            <text:p>326</text:p>
          </table:table-cell>
          <table:table-cell table:style-name="ce23" table:formula="of:=INFO.OBBA.OBBA.OBGET(INFO.OBBA.OBBA.OBCALL(&quot;&quot;;[.$B$12];&quot;getRandomNumber&quot;;INFO.OBBA.OBBA.OBMAKE(&quot;&quot;;&quot;int&quot;;[.H334])))" office:value-type="float" office:value="0.417685292887981">
            <text:p>0,418</text:p>
          </table:table-cell>
          <table:table-cell table:style-name="ce1"/>
          <table:table-cell table:style-name="ce19" office:value-type="float" office:value="326">
            <text:p>326</text:p>
          </table:table-cell>
          <table:table-cell table:style-name="ce19" table:formula="of:=[.L333]+2" office:value-type="float" office:value="653">
            <text:p>653</text:p>
          </table:table-cell>
          <table:table-cell table:style-name="ce23" table:formula="of:=INFO.OBBA.OBBA.OBGET(INFO.OBBA.OBBA.OBCALL(&quot;&quot;;[.$B$12];&quot;getRandomNumber&quot;;INFO.OBBA.OBBA.OBMAKE(&quot;&quot;;&quot;int&quot;;[.K334])))" office:value-type="float" office:value="0.417685292887981">
            <text:p>0,418</text:p>
          </table:table-cell>
          <table:table-cell table:style-name="ce23" table:formula="of:=INFO.OBBA.OBBA.OBGET(INFO.OBBA.OBBA.OBCALL(&quot;&quot;;[.$B$12];&quot;getRandomNumber&quot;;INFO.OBBA.OBBA.OBMAKE(&quot;&quot;;&quot;int&quot;;[.L334])))" office:value-type="float" office:value="0.903778683711761">
            <text:p>0,90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7">
            <text:p>327</text:p>
          </table:table-cell>
          <table:table-cell table:style-name="ce23" table:formula="of:=INFO.OBBA.OBBA.OBGET(INFO.OBBA.OBBA.OBCALL(&quot;&quot;;[.$B$12];&quot;getRandomNumber&quot;;INFO.OBBA.OBBA.OBMAKE(&quot;&quot;;&quot;int&quot;;[.H335])))" office:value-type="float" office:value="0.607702723090367">
            <text:p>0,608</text:p>
          </table:table-cell>
          <table:table-cell table:style-name="ce1"/>
          <table:table-cell table:style-name="ce19" office:value-type="float" office:value="327">
            <text:p>327</text:p>
          </table:table-cell>
          <table:table-cell table:style-name="ce19" table:formula="of:=[.L334]+2" office:value-type="float" office:value="655">
            <text:p>655</text:p>
          </table:table-cell>
          <table:table-cell table:style-name="ce23" table:formula="of:=INFO.OBBA.OBBA.OBGET(INFO.OBBA.OBBA.OBCALL(&quot;&quot;;[.$B$12];&quot;getRandomNumber&quot;;INFO.OBBA.OBBA.OBMAKE(&quot;&quot;;&quot;int&quot;;[.K335])))" office:value-type="float" office:value="0.607702723090367">
            <text:p>0,608</text:p>
          </table:table-cell>
          <table:table-cell table:style-name="ce23" table:formula="of:=INFO.OBBA.OBBA.OBGET(INFO.OBBA.OBBA.OBCALL(&quot;&quot;;[.$B$12];&quot;getRandomNumber&quot;;INFO.OBBA.OBBA.OBMAKE(&quot;&quot;;&quot;int&quot;;[.L335])))" office:value-type="float" office:value="0.963132304921735">
            <text:p>0,96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8">
            <text:p>328</text:p>
          </table:table-cell>
          <table:table-cell table:style-name="ce23" table:formula="of:=INFO.OBBA.OBBA.OBGET(INFO.OBBA.OBBA.OBCALL(&quot;&quot;;[.$B$12];&quot;getRandomNumber&quot;;INFO.OBBA.OBBA.OBMAKE(&quot;&quot;;&quot;int&quot;;[.H336])))" office:value-type="float" office:value="0.159292005450542">
            <text:p>0,159</text:p>
          </table:table-cell>
          <table:table-cell table:style-name="ce1"/>
          <table:table-cell table:style-name="ce19" office:value-type="float" office:value="328">
            <text:p>328</text:p>
          </table:table-cell>
          <table:table-cell table:style-name="ce19" table:formula="of:=[.L335]+2" office:value-type="float" office:value="657">
            <text:p>657</text:p>
          </table:table-cell>
          <table:table-cell table:style-name="ce23" table:formula="of:=INFO.OBBA.OBBA.OBGET(INFO.OBBA.OBBA.OBCALL(&quot;&quot;;[.$B$12];&quot;getRandomNumber&quot;;INFO.OBBA.OBBA.OBMAKE(&quot;&quot;;&quot;int&quot;;[.K336])))" office:value-type="float" office:value="0.159292005450542">
            <text:p>0,159</text:p>
          </table:table-cell>
          <table:table-cell table:style-name="ce23" table:formula="of:=INFO.OBBA.OBBA.OBGET(INFO.OBBA.OBBA.OBCALL(&quot;&quot;;[.$B$12];&quot;getRandomNumber&quot;;INFO.OBBA.OBBA.OBMAKE(&quot;&quot;;&quot;int&quot;;[.L336])))" office:value-type="float" office:value="0.49476342879623">
            <text:p>0,49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9">
            <text:p>329</text:p>
          </table:table-cell>
          <table:table-cell table:style-name="ce23" table:formula="of:=INFO.OBBA.OBBA.OBGET(INFO.OBBA.OBBA.OBCALL(&quot;&quot;;[.$B$12];&quot;getRandomNumber&quot;;INFO.OBBA.OBBA.OBMAKE(&quot;&quot;;&quot;int&quot;;[.H337])))" office:value-type="float" office:value="0.537457145577058">
            <text:p>0,537</text:p>
          </table:table-cell>
          <table:table-cell table:style-name="ce1"/>
          <table:table-cell table:style-name="ce19" office:value-type="float" office:value="329">
            <text:p>329</text:p>
          </table:table-cell>
          <table:table-cell table:style-name="ce19" table:formula="of:=[.L336]+2" office:value-type="float" office:value="659">
            <text:p>659</text:p>
          </table:table-cell>
          <table:table-cell table:style-name="ce23" table:formula="of:=INFO.OBBA.OBBA.OBGET(INFO.OBBA.OBBA.OBCALL(&quot;&quot;;[.$B$12];&quot;getRandomNumber&quot;;INFO.OBBA.OBBA.OBMAKE(&quot;&quot;;&quot;int&quot;;[.K337])))" office:value-type="float" office:value="0.537457145577058">
            <text:p>0,537</text:p>
          </table:table-cell>
          <table:table-cell table:style-name="ce23" table:formula="of:=INFO.OBBA.OBBA.OBGET(INFO.OBBA.OBBA.OBCALL(&quot;&quot;;[.$B$12];&quot;getRandomNumber&quot;;INFO.OBBA.OBBA.OBMAKE(&quot;&quot;;&quot;int&quot;;[.L337])))" office:value-type="float" office:value="0.0961829461664777">
            <text:p>0,09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0">
            <text:p>330</text:p>
          </table:table-cell>
          <table:table-cell table:style-name="ce23" table:formula="of:=INFO.OBBA.OBBA.OBGET(INFO.OBBA.OBBA.OBCALL(&quot;&quot;;[.$B$12];&quot;getRandomNumber&quot;;INFO.OBBA.OBBA.OBMAKE(&quot;&quot;;&quot;int&quot;;[.H338])))" office:value-type="float" office:value="0.497405987446002">
            <text:p>0,497</text:p>
          </table:table-cell>
          <table:table-cell table:style-name="ce1"/>
          <table:table-cell table:style-name="ce19" office:value-type="float" office:value="330">
            <text:p>330</text:p>
          </table:table-cell>
          <table:table-cell table:style-name="ce19" table:formula="of:=[.L337]+2" office:value-type="float" office:value="661">
            <text:p>661</text:p>
          </table:table-cell>
          <table:table-cell table:style-name="ce23" table:formula="of:=INFO.OBBA.OBBA.OBGET(INFO.OBBA.OBBA.OBCALL(&quot;&quot;;[.$B$12];&quot;getRandomNumber&quot;;INFO.OBBA.OBBA.OBMAKE(&quot;&quot;;&quot;int&quot;;[.K338])))" office:value-type="float" office:value="0.497405987446002">
            <text:p>0,497</text:p>
          </table:table-cell>
          <table:table-cell table:style-name="ce23" table:formula="of:=INFO.OBBA.OBBA.OBGET(INFO.OBBA.OBBA.OBCALL(&quot;&quot;;[.$B$12];&quot;getRandomNumber&quot;;INFO.OBBA.OBBA.OBMAKE(&quot;&quot;;&quot;int&quot;;[.L338])))" office:value-type="float" office:value="0.0338886264458435">
            <text:p>0,03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1">
            <text:p>331</text:p>
          </table:table-cell>
          <table:table-cell table:style-name="ce23" table:formula="of:=INFO.OBBA.OBBA.OBGET(INFO.OBBA.OBBA.OBCALL(&quot;&quot;;[.$B$12];&quot;getRandomNumber&quot;;INFO.OBBA.OBBA.OBMAKE(&quot;&quot;;&quot;int&quot;;[.H339])))" office:value-type="float" office:value="0.758930182231331">
            <text:p>0,759</text:p>
          </table:table-cell>
          <table:table-cell table:style-name="ce1"/>
          <table:table-cell table:style-name="ce19" office:value-type="float" office:value="331">
            <text:p>331</text:p>
          </table:table-cell>
          <table:table-cell table:style-name="ce19" table:formula="of:=[.L338]+2" office:value-type="float" office:value="663">
            <text:p>663</text:p>
          </table:table-cell>
          <table:table-cell table:style-name="ce23" table:formula="of:=INFO.OBBA.OBBA.OBGET(INFO.OBBA.OBBA.OBCALL(&quot;&quot;;[.$B$12];&quot;getRandomNumber&quot;;INFO.OBBA.OBBA.OBMAKE(&quot;&quot;;&quot;int&quot;;[.K339])))" office:value-type="float" office:value="0.758930182231331">
            <text:p>0,759</text:p>
          </table:table-cell>
          <table:table-cell table:style-name="ce23" table:formula="of:=INFO.OBBA.OBBA.OBGET(INFO.OBBA.OBBA.OBCALL(&quot;&quot;;[.$B$12];&quot;getRandomNumber&quot;;INFO.OBBA.OBBA.OBMAKE(&quot;&quot;;&quot;int&quot;;[.L339])))" office:value-type="float" office:value="0.641189559693639">
            <text:p>0,64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2">
            <text:p>332</text:p>
          </table:table-cell>
          <table:table-cell table:style-name="ce23" table:formula="of:=INFO.OBBA.OBBA.OBGET(INFO.OBBA.OBBA.OBCALL(&quot;&quot;;[.$B$12];&quot;getRandomNumber&quot;;INFO.OBBA.OBBA.OBMAKE(&quot;&quot;;&quot;int&quot;;[.H340])))" office:value-type="float" office:value="0.332462371794669">
            <text:p>0,332</text:p>
          </table:table-cell>
          <table:table-cell table:style-name="ce1"/>
          <table:table-cell table:style-name="ce19" office:value-type="float" office:value="332">
            <text:p>332</text:p>
          </table:table-cell>
          <table:table-cell table:style-name="ce19" table:formula="of:=[.L339]+2" office:value-type="float" office:value="665">
            <text:p>665</text:p>
          </table:table-cell>
          <table:table-cell table:style-name="ce23" table:formula="of:=INFO.OBBA.OBBA.OBGET(INFO.OBBA.OBBA.OBCALL(&quot;&quot;;[.$B$12];&quot;getRandomNumber&quot;;INFO.OBBA.OBBA.OBMAKE(&quot;&quot;;&quot;int&quot;;[.K340])))" office:value-type="float" office:value="0.332462371794669">
            <text:p>0,332</text:p>
          </table:table-cell>
          <table:table-cell table:style-name="ce23" table:formula="of:=INFO.OBBA.OBBA.OBGET(INFO.OBBA.OBBA.OBCALL(&quot;&quot;;[.$B$12];&quot;getRandomNumber&quot;;INFO.OBBA.OBBA.OBMAKE(&quot;&quot;;&quot;int&quot;;[.L340])))" office:value-type="float" office:value="0.648389235627616">
            <text:p>0,64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3">
            <text:p>333</text:p>
          </table:table-cell>
          <table:table-cell table:style-name="ce23" table:formula="of:=INFO.OBBA.OBBA.OBGET(INFO.OBBA.OBBA.OBCALL(&quot;&quot;;[.$B$12];&quot;getRandomNumber&quot;;INFO.OBBA.OBBA.OBMAKE(&quot;&quot;;&quot;int&quot;;[.H341])))" office:value-type="float" office:value="0.493191276747541">
            <text:p>0,493</text:p>
          </table:table-cell>
          <table:table-cell table:style-name="ce1"/>
          <table:table-cell table:style-name="ce19" office:value-type="float" office:value="333">
            <text:p>333</text:p>
          </table:table-cell>
          <table:table-cell table:style-name="ce19" table:formula="of:=[.L340]+2" office:value-type="float" office:value="667">
            <text:p>667</text:p>
          </table:table-cell>
          <table:table-cell table:style-name="ce23" table:formula="of:=INFO.OBBA.OBBA.OBGET(INFO.OBBA.OBBA.OBCALL(&quot;&quot;;[.$B$12];&quot;getRandomNumber&quot;;INFO.OBBA.OBBA.OBMAKE(&quot;&quot;;&quot;int&quot;;[.K341])))" office:value-type="float" office:value="0.493191276747541">
            <text:p>0,493</text:p>
          </table:table-cell>
          <table:table-cell table:style-name="ce23" table:formula="of:=INFO.OBBA.OBBA.OBGET(INFO.OBBA.OBBA.OBCALL(&quot;&quot;;[.$B$12];&quot;getRandomNumber&quot;;INFO.OBBA.OBBA.OBMAKE(&quot;&quot;;&quot;int&quot;;[.L341])))" office:value-type="float" office:value="0.953410281290497">
            <text:p>0,95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4">
            <text:p>334</text:p>
          </table:table-cell>
          <table:table-cell table:style-name="ce23" table:formula="of:=INFO.OBBA.OBBA.OBGET(INFO.OBBA.OBBA.OBCALL(&quot;&quot;;[.$B$12];&quot;getRandomNumber&quot;;INFO.OBBA.OBBA.OBMAKE(&quot;&quot;;&quot;int&quot;;[.H342])))" office:value-type="float" office:value="0.8701819863959">
            <text:p>0,870</text:p>
          </table:table-cell>
          <table:table-cell table:style-name="ce1"/>
          <table:table-cell table:style-name="ce19" office:value-type="float" office:value="334">
            <text:p>334</text:p>
          </table:table-cell>
          <table:table-cell table:style-name="ce19" table:formula="of:=[.L341]+2" office:value-type="float" office:value="669">
            <text:p>669</text:p>
          </table:table-cell>
          <table:table-cell table:style-name="ce23" table:formula="of:=INFO.OBBA.OBBA.OBGET(INFO.OBBA.OBBA.OBCALL(&quot;&quot;;[.$B$12];&quot;getRandomNumber&quot;;INFO.OBBA.OBBA.OBMAKE(&quot;&quot;;&quot;int&quot;;[.K342])))" office:value-type="float" office:value="0.8701819863959">
            <text:p>0,870</text:p>
          </table:table-cell>
          <table:table-cell table:style-name="ce23" table:formula="of:=INFO.OBBA.OBBA.OBGET(INFO.OBBA.OBBA.OBCALL(&quot;&quot;;[.$B$12];&quot;getRandomNumber&quot;;INFO.OBBA.OBBA.OBMAKE(&quot;&quot;;&quot;int&quot;;[.L342])))" office:value-type="float" office:value="0.187129446654399">
            <text:p>0,18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5">
            <text:p>335</text:p>
          </table:table-cell>
          <table:table-cell table:style-name="ce23" table:formula="of:=INFO.OBBA.OBBA.OBGET(INFO.OBBA.OBBA.OBCALL(&quot;&quot;;[.$B$12];&quot;getRandomNumber&quot;;INFO.OBBA.OBBA.OBMAKE(&quot;&quot;;&quot;int&quot;;[.H343])))" office:value-type="float" office:value="0.693382876173066">
            <text:p>0,693</text:p>
          </table:table-cell>
          <table:table-cell table:style-name="ce1"/>
          <table:table-cell table:style-name="ce19" office:value-type="float" office:value="335">
            <text:p>335</text:p>
          </table:table-cell>
          <table:table-cell table:style-name="ce19" table:formula="of:=[.L342]+2" office:value-type="float" office:value="671">
            <text:p>671</text:p>
          </table:table-cell>
          <table:table-cell table:style-name="ce23" table:formula="of:=INFO.OBBA.OBBA.OBGET(INFO.OBBA.OBBA.OBCALL(&quot;&quot;;[.$B$12];&quot;getRandomNumber&quot;;INFO.OBBA.OBBA.OBMAKE(&quot;&quot;;&quot;int&quot;;[.K343])))" office:value-type="float" office:value="0.693382876173066">
            <text:p>0,693</text:p>
          </table:table-cell>
          <table:table-cell table:style-name="ce23" table:formula="of:=INFO.OBBA.OBBA.OBGET(INFO.OBBA.OBBA.OBCALL(&quot;&quot;;[.$B$12];&quot;getRandomNumber&quot;;INFO.OBBA.OBBA.OBMAKE(&quot;&quot;;&quot;int&quot;;[.L343])))" office:value-type="float" office:value="0.261710117574658">
            <text:p>0,26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6">
            <text:p>336</text:p>
          </table:table-cell>
          <table:table-cell table:style-name="ce23" table:formula="of:=INFO.OBBA.OBBA.OBGET(INFO.OBBA.OBBA.OBCALL(&quot;&quot;;[.$B$12];&quot;getRandomNumber&quot;;INFO.OBBA.OBBA.OBMAKE(&quot;&quot;;&quot;int&quot;;[.H344])))" office:value-type="float" office:value="0.633947766051954">
            <text:p>0,634</text:p>
          </table:table-cell>
          <table:table-cell table:style-name="ce1"/>
          <table:table-cell table:style-name="ce19" office:value-type="float" office:value="336">
            <text:p>336</text:p>
          </table:table-cell>
          <table:table-cell table:style-name="ce19" table:formula="of:=[.L343]+2" office:value-type="float" office:value="673">
            <text:p>673</text:p>
          </table:table-cell>
          <table:table-cell table:style-name="ce23" table:formula="of:=INFO.OBBA.OBBA.OBGET(INFO.OBBA.OBBA.OBCALL(&quot;&quot;;[.$B$12];&quot;getRandomNumber&quot;;INFO.OBBA.OBBA.OBMAKE(&quot;&quot;;&quot;int&quot;;[.K344])))" office:value-type="float" office:value="0.633947766051954">
            <text:p>0,634</text:p>
          </table:table-cell>
          <table:table-cell table:style-name="ce23" table:formula="of:=INFO.OBBA.OBBA.OBGET(INFO.OBBA.OBBA.OBCALL(&quot;&quot;;[.$B$12];&quot;getRandomNumber&quot;;INFO.OBBA.OBBA.OBMAKE(&quot;&quot;;&quot;int&quot;;[.L344])))" office:value-type="float" office:value="0.596719141000576">
            <text:p>0,59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7">
            <text:p>337</text:p>
          </table:table-cell>
          <table:table-cell table:style-name="ce23" table:formula="of:=INFO.OBBA.OBBA.OBGET(INFO.OBBA.OBBA.OBCALL(&quot;&quot;;[.$B$12];&quot;getRandomNumber&quot;;INFO.OBBA.OBBA.OBMAKE(&quot;&quot;;&quot;int&quot;;[.H345])))" office:value-type="float" office:value="0.0309937268481018">
            <text:p>0,031</text:p>
          </table:table-cell>
          <table:table-cell table:style-name="ce1"/>
          <table:table-cell table:style-name="ce19" office:value-type="float" office:value="337">
            <text:p>337</text:p>
          </table:table-cell>
          <table:table-cell table:style-name="ce19" table:formula="of:=[.L344]+2" office:value-type="float" office:value="675">
            <text:p>675</text:p>
          </table:table-cell>
          <table:table-cell table:style-name="ce23" table:formula="of:=INFO.OBBA.OBBA.OBGET(INFO.OBBA.OBBA.OBCALL(&quot;&quot;;[.$B$12];&quot;getRandomNumber&quot;;INFO.OBBA.OBBA.OBMAKE(&quot;&quot;;&quot;int&quot;;[.K345])))" office:value-type="float" office:value="0.0309937268481018">
            <text:p>0,031</text:p>
          </table:table-cell>
          <table:table-cell table:style-name="ce23" table:formula="of:=INFO.OBBA.OBBA.OBGET(INFO.OBBA.OBBA.OBCALL(&quot;&quot;;[.$B$12];&quot;getRandomNumber&quot;;INFO.OBBA.OBBA.OBMAKE(&quot;&quot;;&quot;int&quot;;[.L345])))" office:value-type="float" office:value="0.137721544169239">
            <text:p>0,13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8">
            <text:p>338</text:p>
          </table:table-cell>
          <table:table-cell table:style-name="ce23" table:formula="of:=INFO.OBBA.OBBA.OBGET(INFO.OBBA.OBBA.OBCALL(&quot;&quot;;[.$B$12];&quot;getRandomNumber&quot;;INFO.OBBA.OBBA.OBMAKE(&quot;&quot;;&quot;int&quot;;[.H346])))" office:value-type="float" office:value="0.348010819865204">
            <text:p>0,348</text:p>
          </table:table-cell>
          <table:table-cell table:style-name="ce1"/>
          <table:table-cell table:style-name="ce19" office:value-type="float" office:value="338">
            <text:p>338</text:p>
          </table:table-cell>
          <table:table-cell table:style-name="ce19" table:formula="of:=[.L345]+2" office:value-type="float" office:value="677">
            <text:p>677</text:p>
          </table:table-cell>
          <table:table-cell table:style-name="ce23" table:formula="of:=INFO.OBBA.OBBA.OBGET(INFO.OBBA.OBBA.OBCALL(&quot;&quot;;[.$B$12];&quot;getRandomNumber&quot;;INFO.OBBA.OBBA.OBMAKE(&quot;&quot;;&quot;int&quot;;[.K346])))" office:value-type="float" office:value="0.348010819865204">
            <text:p>0,348</text:p>
          </table:table-cell>
          <table:table-cell table:style-name="ce23" table:formula="of:=INFO.OBBA.OBBA.OBGET(INFO.OBBA.OBBA.OBCALL(&quot;&quot;;[.$B$12];&quot;getRandomNumber&quot;;INFO.OBBA.OBBA.OBMAKE(&quot;&quot;;&quot;int&quot;;[.L346])))" office:value-type="float" office:value="0.261886191942353">
            <text:p>0,26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9">
            <text:p>339</text:p>
          </table:table-cell>
          <table:table-cell table:style-name="ce23" table:formula="of:=INFO.OBBA.OBBA.OBGET(INFO.OBBA.OBBA.OBCALL(&quot;&quot;;[.$B$12];&quot;getRandomNumber&quot;;INFO.OBBA.OBBA.OBMAKE(&quot;&quot;;&quot;int&quot;;[.H347])))" office:value-type="float" office:value="0.57246282499042">
            <text:p>0,572</text:p>
          </table:table-cell>
          <table:table-cell table:style-name="ce1"/>
          <table:table-cell table:style-name="ce19" office:value-type="float" office:value="339">
            <text:p>339</text:p>
          </table:table-cell>
          <table:table-cell table:style-name="ce19" table:formula="of:=[.L346]+2" office:value-type="float" office:value="679">
            <text:p>679</text:p>
          </table:table-cell>
          <table:table-cell table:style-name="ce23" table:formula="of:=INFO.OBBA.OBBA.OBGET(INFO.OBBA.OBBA.OBCALL(&quot;&quot;;[.$B$12];&quot;getRandomNumber&quot;;INFO.OBBA.OBBA.OBMAKE(&quot;&quot;;&quot;int&quot;;[.K347])))" office:value-type="float" office:value="0.57246282499042">
            <text:p>0,572</text:p>
          </table:table-cell>
          <table:table-cell table:style-name="ce23" table:formula="of:=INFO.OBBA.OBBA.OBGET(INFO.OBBA.OBBA.OBCALL(&quot;&quot;;[.$B$12];&quot;getRandomNumber&quot;;INFO.OBBA.OBBA.OBMAKE(&quot;&quot;;&quot;int&quot;;[.L347])))" office:value-type="float" office:value="0.496228889675279">
            <text:p>0,49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0">
            <text:p>340</text:p>
          </table:table-cell>
          <table:table-cell table:style-name="ce23" table:formula="of:=INFO.OBBA.OBBA.OBGET(INFO.OBBA.OBBA.OBCALL(&quot;&quot;;[.$B$12];&quot;getRandomNumber&quot;;INFO.OBBA.OBBA.OBMAKE(&quot;&quot;;&quot;int&quot;;[.H348])))" office:value-type="float" office:value="0.197846782403236">
            <text:p>0,198</text:p>
          </table:table-cell>
          <table:table-cell table:style-name="ce1"/>
          <table:table-cell table:style-name="ce19" office:value-type="float" office:value="340">
            <text:p>340</text:p>
          </table:table-cell>
          <table:table-cell table:style-name="ce19" table:formula="of:=[.L347]+2" office:value-type="float" office:value="681">
            <text:p>681</text:p>
          </table:table-cell>
          <table:table-cell table:style-name="ce23" table:formula="of:=INFO.OBBA.OBBA.OBGET(INFO.OBBA.OBBA.OBCALL(&quot;&quot;;[.$B$12];&quot;getRandomNumber&quot;;INFO.OBBA.OBBA.OBMAKE(&quot;&quot;;&quot;int&quot;;[.K348])))" office:value-type="float" office:value="0.197846782403236">
            <text:p>0,198</text:p>
          </table:table-cell>
          <table:table-cell table:style-name="ce23" table:formula="of:=INFO.OBBA.OBBA.OBGET(INFO.OBBA.OBBA.OBCALL(&quot;&quot;;[.$B$12];&quot;getRandomNumber&quot;;INFO.OBBA.OBBA.OBMAKE(&quot;&quot;;&quot;int&quot;;[.L348])))" office:value-type="float" office:value="0.848752844523485">
            <text:p>0,84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1">
            <text:p>341</text:p>
          </table:table-cell>
          <table:table-cell table:style-name="ce23" table:formula="of:=INFO.OBBA.OBBA.OBGET(INFO.OBBA.OBBA.OBCALL(&quot;&quot;;[.$B$12];&quot;getRandomNumber&quot;;INFO.OBBA.OBBA.OBMAKE(&quot;&quot;;&quot;int&quot;;[.H349])))" office:value-type="float" office:value="0.253663668979395">
            <text:p>0,254</text:p>
          </table:table-cell>
          <table:table-cell table:style-name="ce1"/>
          <table:table-cell table:style-name="ce19" office:value-type="float" office:value="341">
            <text:p>341</text:p>
          </table:table-cell>
          <table:table-cell table:style-name="ce19" table:formula="of:=[.L348]+2" office:value-type="float" office:value="683">
            <text:p>683</text:p>
          </table:table-cell>
          <table:table-cell table:style-name="ce23" table:formula="of:=INFO.OBBA.OBBA.OBGET(INFO.OBBA.OBBA.OBCALL(&quot;&quot;;[.$B$12];&quot;getRandomNumber&quot;;INFO.OBBA.OBBA.OBMAKE(&quot;&quot;;&quot;int&quot;;[.K349])))" office:value-type="float" office:value="0.253663668979395">
            <text:p>0,254</text:p>
          </table:table-cell>
          <table:table-cell table:style-name="ce23" table:formula="of:=INFO.OBBA.OBBA.OBGET(INFO.OBBA.OBBA.OBCALL(&quot;&quot;;[.$B$12];&quot;getRandomNumber&quot;;INFO.OBBA.OBBA.OBMAKE(&quot;&quot;;&quot;int&quot;;[.L349])))" office:value-type="float" office:value="0.0685096741299046">
            <text:p>0,06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2">
            <text:p>342</text:p>
          </table:table-cell>
          <table:table-cell table:style-name="ce23" table:formula="of:=INFO.OBBA.OBBA.OBGET(INFO.OBBA.OBBA.OBCALL(&quot;&quot;;[.$B$12];&quot;getRandomNumber&quot;;INFO.OBBA.OBBA.OBMAKE(&quot;&quot;;&quot;int&quot;;[.H350])))" office:value-type="float" office:value="0.643153172528242">
            <text:p>0,643</text:p>
          </table:table-cell>
          <table:table-cell table:style-name="ce1"/>
          <table:table-cell table:style-name="ce19" office:value-type="float" office:value="342">
            <text:p>342</text:p>
          </table:table-cell>
          <table:table-cell table:style-name="ce19" table:formula="of:=[.L349]+2" office:value-type="float" office:value="685">
            <text:p>685</text:p>
          </table:table-cell>
          <table:table-cell table:style-name="ce23" table:formula="of:=INFO.OBBA.OBBA.OBGET(INFO.OBBA.OBBA.OBCALL(&quot;&quot;;[.$B$12];&quot;getRandomNumber&quot;;INFO.OBBA.OBBA.OBMAKE(&quot;&quot;;&quot;int&quot;;[.K350])))" office:value-type="float" office:value="0.643153172528242">
            <text:p>0,643</text:p>
          </table:table-cell>
          <table:table-cell table:style-name="ce23" table:formula="of:=INFO.OBBA.OBBA.OBGET(INFO.OBBA.OBBA.OBCALL(&quot;&quot;;[.$B$12];&quot;getRandomNumber&quot;;INFO.OBBA.OBBA.OBMAKE(&quot;&quot;;&quot;int&quot;;[.L350])))" office:value-type="float" office:value="0.15812719354997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3">
            <text:p>343</text:p>
          </table:table-cell>
          <table:table-cell table:style-name="ce23" table:formula="of:=INFO.OBBA.OBBA.OBGET(INFO.OBBA.OBBA.OBCALL(&quot;&quot;;[.$B$12];&quot;getRandomNumber&quot;;INFO.OBBA.OBBA.OBMAKE(&quot;&quot;;&quot;int&quot;;[.H351])))" office:value-type="float" office:value="0.332536913410088">
            <text:p>0,333</text:p>
          </table:table-cell>
          <table:table-cell table:style-name="ce1"/>
          <table:table-cell table:style-name="ce19" office:value-type="float" office:value="343">
            <text:p>343</text:p>
          </table:table-cell>
          <table:table-cell table:style-name="ce19" table:formula="of:=[.L350]+2" office:value-type="float" office:value="687">
            <text:p>687</text:p>
          </table:table-cell>
          <table:table-cell table:style-name="ce23" table:formula="of:=INFO.OBBA.OBBA.OBGET(INFO.OBBA.OBBA.OBCALL(&quot;&quot;;[.$B$12];&quot;getRandomNumber&quot;;INFO.OBBA.OBBA.OBMAKE(&quot;&quot;;&quot;int&quot;;[.K351])))" office:value-type="float" office:value="0.332536913410088">
            <text:p>0,333</text:p>
          </table:table-cell>
          <table:table-cell table:style-name="ce23" table:formula="of:=INFO.OBBA.OBBA.OBGET(INFO.OBBA.OBBA.OBCALL(&quot;&quot;;[.$B$12];&quot;getRandomNumber&quot;;INFO.OBBA.OBBA.OBMAKE(&quot;&quot;;&quot;int&quot;;[.L351])))" office:value-type="float" office:value="0.570892665910487">
            <text:p>0,57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4">
            <text:p>344</text:p>
          </table:table-cell>
          <table:table-cell table:style-name="ce23" table:formula="of:=INFO.OBBA.OBBA.OBGET(INFO.OBBA.OBBA.OBCALL(&quot;&quot;;[.$B$12];&quot;getRandomNumber&quot;;INFO.OBBA.OBBA.OBMAKE(&quot;&quot;;&quot;int&quot;;[.H352])))" office:value-type="float" office:value="0.809600795907659">
            <text:p>0,810</text:p>
          </table:table-cell>
          <table:table-cell table:style-name="ce1"/>
          <table:table-cell table:style-name="ce19" office:value-type="float" office:value="344">
            <text:p>344</text:p>
          </table:table-cell>
          <table:table-cell table:style-name="ce19" table:formula="of:=[.L351]+2" office:value-type="float" office:value="689">
            <text:p>689</text:p>
          </table:table-cell>
          <table:table-cell table:style-name="ce23" table:formula="of:=INFO.OBBA.OBBA.OBGET(INFO.OBBA.OBBA.OBCALL(&quot;&quot;;[.$B$12];&quot;getRandomNumber&quot;;INFO.OBBA.OBBA.OBMAKE(&quot;&quot;;&quot;int&quot;;[.K352])))" office:value-type="float" office:value="0.809600795907659">
            <text:p>0,810</text:p>
          </table:table-cell>
          <table:table-cell table:style-name="ce23" table:formula="of:=INFO.OBBA.OBBA.OBGET(INFO.OBBA.OBBA.OBCALL(&quot;&quot;;[.$B$12];&quot;getRandomNumber&quot;;INFO.OBBA.OBBA.OBMAKE(&quot;&quot;;&quot;int&quot;;[.L352])))" office:value-type="float" office:value="0.0979156478171633">
            <text:p>0,09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5">
            <text:p>345</text:p>
          </table:table-cell>
          <table:table-cell table:style-name="ce23" table:formula="of:=INFO.OBBA.OBBA.OBGET(INFO.OBBA.OBBA.OBCALL(&quot;&quot;;[.$B$12];&quot;getRandomNumber&quot;;INFO.OBBA.OBBA.OBMAKE(&quot;&quot;;&quot;int&quot;;[.H353])))" office:value-type="float" office:value="0.303669349144982">
            <text:p>0,304</text:p>
          </table:table-cell>
          <table:table-cell table:style-name="ce1"/>
          <table:table-cell table:style-name="ce19" office:value-type="float" office:value="345">
            <text:p>345</text:p>
          </table:table-cell>
          <table:table-cell table:style-name="ce19" table:formula="of:=[.L352]+2" office:value-type="float" office:value="691">
            <text:p>691</text:p>
          </table:table-cell>
          <table:table-cell table:style-name="ce23" table:formula="of:=INFO.OBBA.OBBA.OBGET(INFO.OBBA.OBBA.OBCALL(&quot;&quot;;[.$B$12];&quot;getRandomNumber&quot;;INFO.OBBA.OBBA.OBMAKE(&quot;&quot;;&quot;int&quot;;[.K353])))" office:value-type="float" office:value="0.303669349144982">
            <text:p>0,304</text:p>
          </table:table-cell>
          <table:table-cell table:style-name="ce23" table:formula="of:=INFO.OBBA.OBBA.OBGET(INFO.OBBA.OBBA.OBCALL(&quot;&quot;;[.$B$12];&quot;getRandomNumber&quot;;INFO.OBBA.OBBA.OBMAKE(&quot;&quot;;&quot;int&quot;;[.L353])))" office:value-type="float" office:value="0.697222726428411">
            <text:p>0,69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6">
            <text:p>346</text:p>
          </table:table-cell>
          <table:table-cell table:style-name="ce23" table:formula="of:=INFO.OBBA.OBBA.OBGET(INFO.OBBA.OBBA.OBCALL(&quot;&quot;;[.$B$12];&quot;getRandomNumber&quot;;INFO.OBBA.OBBA.OBMAKE(&quot;&quot;;&quot;int&quot;;[.H354])))" office:value-type="float" office:value="0.904174604419515">
            <text:p>0,904</text:p>
          </table:table-cell>
          <table:table-cell table:style-name="ce1"/>
          <table:table-cell table:style-name="ce19" office:value-type="float" office:value="346">
            <text:p>346</text:p>
          </table:table-cell>
          <table:table-cell table:style-name="ce19" table:formula="of:=[.L353]+2" office:value-type="float" office:value="693">
            <text:p>693</text:p>
          </table:table-cell>
          <table:table-cell table:style-name="ce23" table:formula="of:=INFO.OBBA.OBBA.OBGET(INFO.OBBA.OBBA.OBCALL(&quot;&quot;;[.$B$12];&quot;getRandomNumber&quot;;INFO.OBBA.OBBA.OBMAKE(&quot;&quot;;&quot;int&quot;;[.K354])))" office:value-type="float" office:value="0.904174604419515">
            <text:p>0,904</text:p>
          </table:table-cell>
          <table:table-cell table:style-name="ce23" table:formula="of:=INFO.OBBA.OBBA.OBGET(INFO.OBBA.OBBA.OBCALL(&quot;&quot;;[.$B$12];&quot;getRandomNumber&quot;;INFO.OBBA.OBBA.OBMAKE(&quot;&quot;;&quot;int&quot;;[.L354])))" office:value-type="float" office:value="0.701997089246982">
            <text:p>0,70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7">
            <text:p>347</text:p>
          </table:table-cell>
          <table:table-cell table:style-name="ce23" table:formula="of:=INFO.OBBA.OBBA.OBGET(INFO.OBBA.OBBA.OBCALL(&quot;&quot;;[.$B$12];&quot;getRandomNumber&quot;;INFO.OBBA.OBBA.OBMAKE(&quot;&quot;;&quot;int&quot;;[.H355])))" office:value-type="float" office:value="0.634031122482842">
            <text:p>0,634</text:p>
          </table:table-cell>
          <table:table-cell table:style-name="ce1"/>
          <table:table-cell table:style-name="ce19" office:value-type="float" office:value="347">
            <text:p>347</text:p>
          </table:table-cell>
          <table:table-cell table:style-name="ce19" table:formula="of:=[.L354]+2" office:value-type="float" office:value="695">
            <text:p>695</text:p>
          </table:table-cell>
          <table:table-cell table:style-name="ce23" table:formula="of:=INFO.OBBA.OBBA.OBGET(INFO.OBBA.OBBA.OBCALL(&quot;&quot;;[.$B$12];&quot;getRandomNumber&quot;;INFO.OBBA.OBBA.OBMAKE(&quot;&quot;;&quot;int&quot;;[.K355])))" office:value-type="float" office:value="0.634031122482842">
            <text:p>0,634</text:p>
          </table:table-cell>
          <table:table-cell table:style-name="ce23" table:formula="of:=INFO.OBBA.OBBA.OBGET(INFO.OBBA.OBBA.OBCALL(&quot;&quot;;[.$B$12];&quot;getRandomNumber&quot;;INFO.OBBA.OBBA.OBMAKE(&quot;&quot;;&quot;int&quot;;[.L355])))" office:value-type="float" office:value="0.247672995743606">
            <text:p>0,24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8">
            <text:p>348</text:p>
          </table:table-cell>
          <table:table-cell table:style-name="ce23" table:formula="of:=INFO.OBBA.OBBA.OBGET(INFO.OBBA.OBBA.OBCALL(&quot;&quot;;[.$B$12];&quot;getRandomNumber&quot;;INFO.OBBA.OBBA.OBMAKE(&quot;&quot;;&quot;int&quot;;[.H356])))" office:value-type="float" office:value="0.00748007766354752">
            <text:p>0,007</text:p>
          </table:table-cell>
          <table:table-cell table:style-name="ce1"/>
          <table:table-cell table:style-name="ce19" office:value-type="float" office:value="348">
            <text:p>348</text:p>
          </table:table-cell>
          <table:table-cell table:style-name="ce19" table:formula="of:=[.L355]+2" office:value-type="float" office:value="697">
            <text:p>697</text:p>
          </table:table-cell>
          <table:table-cell table:style-name="ce23" table:formula="of:=INFO.OBBA.OBBA.OBGET(INFO.OBBA.OBBA.OBCALL(&quot;&quot;;[.$B$12];&quot;getRandomNumber&quot;;INFO.OBBA.OBBA.OBMAKE(&quot;&quot;;&quot;int&quot;;[.K356])))" office:value-type="float" office:value="0.00748007766354752">
            <text:p>0,007</text:p>
          </table:table-cell>
          <table:table-cell table:style-name="ce23" table:formula="of:=INFO.OBBA.OBBA.OBGET(INFO.OBBA.OBBA.OBCALL(&quot;&quot;;[.$B$12];&quot;getRandomNumber&quot;;INFO.OBBA.OBBA.OBMAKE(&quot;&quot;;&quot;int&quot;;[.L356])))" office:value-type="float" office:value="0.788673098290721">
            <text:p>0,78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9">
            <text:p>349</text:p>
          </table:table-cell>
          <table:table-cell table:style-name="ce23" table:formula="of:=INFO.OBBA.OBBA.OBGET(INFO.OBBA.OBBA.OBCALL(&quot;&quot;;[.$B$12];&quot;getRandomNumber&quot;;INFO.OBBA.OBBA.OBMAKE(&quot;&quot;;&quot;int&quot;;[.H357])))" office:value-type="float" office:value="0.785071161387937">
            <text:p>0,785</text:p>
          </table:table-cell>
          <table:table-cell table:style-name="ce1"/>
          <table:table-cell table:style-name="ce19" office:value-type="float" office:value="349">
            <text:p>349</text:p>
          </table:table-cell>
          <table:table-cell table:style-name="ce19" table:formula="of:=[.L356]+2" office:value-type="float" office:value="699">
            <text:p>699</text:p>
          </table:table-cell>
          <table:table-cell table:style-name="ce23" table:formula="of:=INFO.OBBA.OBBA.OBGET(INFO.OBBA.OBBA.OBCALL(&quot;&quot;;[.$B$12];&quot;getRandomNumber&quot;;INFO.OBBA.OBBA.OBMAKE(&quot;&quot;;&quot;int&quot;;[.K357])))" office:value-type="float" office:value="0.785071161387937">
            <text:p>0,785</text:p>
          </table:table-cell>
          <table:table-cell table:style-name="ce23" table:formula="of:=INFO.OBBA.OBBA.OBGET(INFO.OBBA.OBBA.OBCALL(&quot;&quot;;[.$B$12];&quot;getRandomNumber&quot;;INFO.OBBA.OBBA.OBMAKE(&quot;&quot;;&quot;int&quot;;[.L357])))" office:value-type="float" office:value="0.36164300522691">
            <text:p>0,36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0">
            <text:p>350</text:p>
          </table:table-cell>
          <table:table-cell table:style-name="ce23" table:formula="of:=INFO.OBBA.OBBA.OBGET(INFO.OBBA.OBBA.OBCALL(&quot;&quot;;[.$B$12];&quot;getRandomNumber&quot;;INFO.OBBA.OBBA.OBMAKE(&quot;&quot;;&quot;int&quot;;[.H358])))" office:value-type="float" office:value="0.833090934702367">
            <text:p>0,833</text:p>
          </table:table-cell>
          <table:table-cell table:style-name="ce1"/>
          <table:table-cell table:style-name="ce19" office:value-type="float" office:value="350">
            <text:p>350</text:p>
          </table:table-cell>
          <table:table-cell table:style-name="ce19" table:formula="of:=[.L357]+2" office:value-type="float" office:value="701">
            <text:p>701</text:p>
          </table:table-cell>
          <table:table-cell table:style-name="ce23" table:formula="of:=INFO.OBBA.OBBA.OBGET(INFO.OBBA.OBBA.OBCALL(&quot;&quot;;[.$B$12];&quot;getRandomNumber&quot;;INFO.OBBA.OBBA.OBMAKE(&quot;&quot;;&quot;int&quot;;[.K358])))" office:value-type="float" office:value="0.833090934702367">
            <text:p>0,833</text:p>
          </table:table-cell>
          <table:table-cell table:style-name="ce23" table:formula="of:=INFO.OBBA.OBBA.OBGET(INFO.OBBA.OBBA.OBCALL(&quot;&quot;;[.$B$12];&quot;getRandomNumber&quot;;INFO.OBBA.OBBA.OBMAKE(&quot;&quot;;&quot;int&quot;;[.L358])))" office:value-type="float" office:value="0.753053456519321">
            <text:p>0,75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1">
            <text:p>351</text:p>
          </table:table-cell>
          <table:table-cell table:style-name="ce23" table:formula="of:=INFO.OBBA.OBBA.OBGET(INFO.OBBA.OBBA.OBCALL(&quot;&quot;;[.$B$12];&quot;getRandomNumber&quot;;INFO.OBBA.OBBA.OBMAKE(&quot;&quot;;&quot;int&quot;;[.H359])))" office:value-type="float" office:value="0.397452397901428">
            <text:p>0,397</text:p>
          </table:table-cell>
          <table:table-cell table:style-name="ce1"/>
          <table:table-cell table:style-name="ce19" office:value-type="float" office:value="351">
            <text:p>351</text:p>
          </table:table-cell>
          <table:table-cell table:style-name="ce19" table:formula="of:=[.L358]+2" office:value-type="float" office:value="703">
            <text:p>703</text:p>
          </table:table-cell>
          <table:table-cell table:style-name="ce23" table:formula="of:=INFO.OBBA.OBBA.OBGET(INFO.OBBA.OBBA.OBCALL(&quot;&quot;;[.$B$12];&quot;getRandomNumber&quot;;INFO.OBBA.OBBA.OBMAKE(&quot;&quot;;&quot;int&quot;;[.K359])))" office:value-type="float" office:value="0.397452397901428">
            <text:p>0,397</text:p>
          </table:table-cell>
          <table:table-cell table:style-name="ce23" table:formula="of:=INFO.OBBA.OBBA.OBGET(INFO.OBBA.OBBA.OBCALL(&quot;&quot;;[.$B$12];&quot;getRandomNumber&quot;;INFO.OBBA.OBBA.OBMAKE(&quot;&quot;;&quot;int&quot;;[.L359])))" office:value-type="float" office:value="0.583691987603179">
            <text:p>0,58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2">
            <text:p>352</text:p>
          </table:table-cell>
          <table:table-cell table:style-name="ce23" table:formula="of:=INFO.OBBA.OBBA.OBGET(INFO.OBBA.OBBA.OBCALL(&quot;&quot;;[.$B$12];&quot;getRandomNumber&quot;;INFO.OBBA.OBBA.OBMAKE(&quot;&quot;;&quot;int&quot;;[.H360])))" office:value-type="float" office:value="0.423269671290821">
            <text:p>0,423</text:p>
          </table:table-cell>
          <table:table-cell table:style-name="ce1"/>
          <table:table-cell table:style-name="ce19" office:value-type="float" office:value="352">
            <text:p>352</text:p>
          </table:table-cell>
          <table:table-cell table:style-name="ce19" table:formula="of:=[.L359]+2" office:value-type="float" office:value="705">
            <text:p>705</text:p>
          </table:table-cell>
          <table:table-cell table:style-name="ce23" table:formula="of:=INFO.OBBA.OBBA.OBGET(INFO.OBBA.OBBA.OBCALL(&quot;&quot;;[.$B$12];&quot;getRandomNumber&quot;;INFO.OBBA.OBBA.OBMAKE(&quot;&quot;;&quot;int&quot;;[.K360])))" office:value-type="float" office:value="0.423269671290821">
            <text:p>0,423</text:p>
          </table:table-cell>
          <table:table-cell table:style-name="ce23" table:formula="of:=INFO.OBBA.OBBA.OBGET(INFO.OBBA.OBBA.OBCALL(&quot;&quot;;[.$B$12];&quot;getRandomNumber&quot;;INFO.OBBA.OBBA.OBMAKE(&quot;&quot;;&quot;int&quot;;[.L360])))" office:value-type="float" office:value="0.0373596936203934">
            <text:p>0,03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3">
            <text:p>353</text:p>
          </table:table-cell>
          <table:table-cell table:style-name="ce23" table:formula="of:=INFO.OBBA.OBBA.OBGET(INFO.OBBA.OBBA.OBCALL(&quot;&quot;;[.$B$12];&quot;getRandomNumber&quot;;INFO.OBBA.OBBA.OBMAKE(&quot;&quot;;&quot;int&quot;;[.H361])))" office:value-type="float" office:value="0.588614513875836">
            <text:p>0,589</text:p>
          </table:table-cell>
          <table:table-cell table:style-name="ce1"/>
          <table:table-cell table:style-name="ce19" office:value-type="float" office:value="353">
            <text:p>353</text:p>
          </table:table-cell>
          <table:table-cell table:style-name="ce19" table:formula="of:=[.L360]+2" office:value-type="float" office:value="707">
            <text:p>707</text:p>
          </table:table-cell>
          <table:table-cell table:style-name="ce23" table:formula="of:=INFO.OBBA.OBBA.OBGET(INFO.OBBA.OBBA.OBCALL(&quot;&quot;;[.$B$12];&quot;getRandomNumber&quot;;INFO.OBBA.OBBA.OBMAKE(&quot;&quot;;&quot;int&quot;;[.K361])))" office:value-type="float" office:value="0.588614513875836">
            <text:p>0,589</text:p>
          </table:table-cell>
          <table:table-cell table:style-name="ce23" table:formula="of:=INFO.OBBA.OBBA.OBGET(INFO.OBBA.OBBA.OBCALL(&quot;&quot;;[.$B$12];&quot;getRandomNumber&quot;;INFO.OBBA.OBBA.OBMAKE(&quot;&quot;;&quot;int&quot;;[.L361])))" office:value-type="float" office:value="0.16458652831197">
            <text:p>0,16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4">
            <text:p>354</text:p>
          </table:table-cell>
          <table:table-cell table:style-name="ce23" table:formula="of:=INFO.OBBA.OBBA.OBGET(INFO.OBBA.OBBA.OBCALL(&quot;&quot;;[.$B$12];&quot;getRandomNumber&quot;;INFO.OBBA.OBBA.OBMAKE(&quot;&quot;;&quot;int&quot;;[.H362])))" office:value-type="float" office:value="0.156452601232576">
            <text:p>0,156</text:p>
          </table:table-cell>
          <table:table-cell table:style-name="ce1"/>
          <table:table-cell table:style-name="ce19" office:value-type="float" office:value="354">
            <text:p>354</text:p>
          </table:table-cell>
          <table:table-cell table:style-name="ce19" table:formula="of:=[.L361]+2" office:value-type="float" office:value="709">
            <text:p>709</text:p>
          </table:table-cell>
          <table:table-cell table:style-name="ce23" table:formula="of:=INFO.OBBA.OBBA.OBGET(INFO.OBBA.OBBA.OBCALL(&quot;&quot;;[.$B$12];&quot;getRandomNumber&quot;;INFO.OBBA.OBBA.OBMAKE(&quot;&quot;;&quot;int&quot;;[.K362])))" office:value-type="float" office:value="0.156452601232576">
            <text:p>0,156</text:p>
          </table:table-cell>
          <table:table-cell table:style-name="ce23" table:formula="of:=INFO.OBBA.OBBA.OBGET(INFO.OBBA.OBBA.OBCALL(&quot;&quot;;[.$B$12];&quot;getRandomNumber&quot;;INFO.OBBA.OBBA.OBMAKE(&quot;&quot;;&quot;int&quot;;[.L362])))" office:value-type="float" office:value="0.772354689792462">
            <text:p>0,77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5">
            <text:p>355</text:p>
          </table:table-cell>
          <table:table-cell table:style-name="ce23" table:formula="of:=INFO.OBBA.OBBA.OBGET(INFO.OBBA.OBBA.OBCALL(&quot;&quot;;[.$B$12];&quot;getRandomNumber&quot;;INFO.OBBA.OBBA.OBMAKE(&quot;&quot;;&quot;int&quot;;[.H363])))" office:value-type="float" office:value="0.942882852326684">
            <text:p>0,943</text:p>
          </table:table-cell>
          <table:table-cell table:style-name="ce1"/>
          <table:table-cell table:style-name="ce19" office:value-type="float" office:value="355">
            <text:p>355</text:p>
          </table:table-cell>
          <table:table-cell table:style-name="ce19" table:formula="of:=[.L362]+2" office:value-type="float" office:value="711">
            <text:p>711</text:p>
          </table:table-cell>
          <table:table-cell table:style-name="ce23" table:formula="of:=INFO.OBBA.OBBA.OBGET(INFO.OBBA.OBBA.OBCALL(&quot;&quot;;[.$B$12];&quot;getRandomNumber&quot;;INFO.OBBA.OBBA.OBMAKE(&quot;&quot;;&quot;int&quot;;[.K363])))" office:value-type="float" office:value="0.942882852326684">
            <text:p>0,943</text:p>
          </table:table-cell>
          <table:table-cell table:style-name="ce23" table:formula="of:=INFO.OBBA.OBBA.OBGET(INFO.OBBA.OBBA.OBCALL(&quot;&quot;;[.$B$12];&quot;getRandomNumber&quot;;INFO.OBBA.OBBA.OBMAKE(&quot;&quot;;&quot;int&quot;;[.L363])))" office:value-type="float" office:value="0.0576690590488486">
            <text:p>0,05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6">
            <text:p>356</text:p>
          </table:table-cell>
          <table:table-cell table:style-name="ce23" table:formula="of:=INFO.OBBA.OBBA.OBGET(INFO.OBBA.OBBA.OBCALL(&quot;&quot;;[.$B$12];&quot;getRandomNumber&quot;;INFO.OBBA.OBBA.OBMAKE(&quot;&quot;;&quot;int&quot;;[.H364])))" office:value-type="float" office:value="0.611646064717711">
            <text:p>0,612</text:p>
          </table:table-cell>
          <table:table-cell table:style-name="ce1"/>
          <table:table-cell table:style-name="ce19" office:value-type="float" office:value="356">
            <text:p>356</text:p>
          </table:table-cell>
          <table:table-cell table:style-name="ce19" table:formula="of:=[.L363]+2" office:value-type="float" office:value="713">
            <text:p>713</text:p>
          </table:table-cell>
          <table:table-cell table:style-name="ce23" table:formula="of:=INFO.OBBA.OBBA.OBGET(INFO.OBBA.OBBA.OBCALL(&quot;&quot;;[.$B$12];&quot;getRandomNumber&quot;;INFO.OBBA.OBBA.OBMAKE(&quot;&quot;;&quot;int&quot;;[.K364])))" office:value-type="float" office:value="0.611646064717711">
            <text:p>0,612</text:p>
          </table:table-cell>
          <table:table-cell table:style-name="ce23" table:formula="of:=INFO.OBBA.OBBA.OBGET(INFO.OBBA.OBBA.OBCALL(&quot;&quot;;[.$B$12];&quot;getRandomNumber&quot;;INFO.OBBA.OBBA.OBMAKE(&quot;&quot;;&quot;int&quot;;[.L364])))" office:value-type="float" office:value="0.657677494842472">
            <text:p>0,65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7">
            <text:p>357</text:p>
          </table:table-cell>
          <table:table-cell table:style-name="ce23" table:formula="of:=INFO.OBBA.OBBA.OBGET(INFO.OBBA.OBBA.OBCALL(&quot;&quot;;[.$B$12];&quot;getRandomNumber&quot;;INFO.OBBA.OBBA.OBMAKE(&quot;&quot;;&quot;int&quot;;[.H365])))" office:value-type="float" office:value="0.459587123024961">
            <text:p>0,460</text:p>
          </table:table-cell>
          <table:table-cell table:style-name="ce1"/>
          <table:table-cell table:style-name="ce19" office:value-type="float" office:value="357">
            <text:p>357</text:p>
          </table:table-cell>
          <table:table-cell table:style-name="ce19" table:formula="of:=[.L364]+2" office:value-type="float" office:value="715">
            <text:p>715</text:p>
          </table:table-cell>
          <table:table-cell table:style-name="ce23" table:formula="of:=INFO.OBBA.OBBA.OBGET(INFO.OBBA.OBBA.OBCALL(&quot;&quot;;[.$B$12];&quot;getRandomNumber&quot;;INFO.OBBA.OBBA.OBMAKE(&quot;&quot;;&quot;int&quot;;[.K365])))" office:value-type="float" office:value="0.459587123024961">
            <text:p>0,460</text:p>
          </table:table-cell>
          <table:table-cell table:style-name="ce23" table:formula="of:=INFO.OBBA.OBBA.OBGET(INFO.OBBA.OBBA.OBCALL(&quot;&quot;;[.$B$12];&quot;getRandomNumber&quot;;INFO.OBBA.OBBA.OBMAKE(&quot;&quot;;&quot;int&quot;;[.L365])))" office:value-type="float" office:value="0.927744903113902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8">
            <text:p>358</text:p>
          </table:table-cell>
          <table:table-cell table:style-name="ce23" table:formula="of:=INFO.OBBA.OBBA.OBGET(INFO.OBBA.OBBA.OBCALL(&quot;&quot;;[.$B$12];&quot;getRandomNumber&quot;;INFO.OBBA.OBBA.OBMAKE(&quot;&quot;;&quot;int&quot;;[.H366])))" office:value-type="float" office:value="0.0766872237815115">
            <text:p>0,077</text:p>
          </table:table-cell>
          <table:table-cell table:style-name="ce1"/>
          <table:table-cell table:style-name="ce19" office:value-type="float" office:value="358">
            <text:p>358</text:p>
          </table:table-cell>
          <table:table-cell table:style-name="ce19" table:formula="of:=[.L365]+2" office:value-type="float" office:value="717">
            <text:p>717</text:p>
          </table:table-cell>
          <table:table-cell table:style-name="ce23" table:formula="of:=INFO.OBBA.OBBA.OBGET(INFO.OBBA.OBBA.OBCALL(&quot;&quot;;[.$B$12];&quot;getRandomNumber&quot;;INFO.OBBA.OBBA.OBMAKE(&quot;&quot;;&quot;int&quot;;[.K366])))" office:value-type="float" office:value="0.0766872237815115">
            <text:p>0,077</text:p>
          </table:table-cell>
          <table:table-cell table:style-name="ce23" table:formula="of:=INFO.OBBA.OBBA.OBGET(INFO.OBBA.OBBA.OBCALL(&quot;&quot;;[.$B$12];&quot;getRandomNumber&quot;;INFO.OBBA.OBBA.OBMAKE(&quot;&quot;;&quot;int&quot;;[.L366])))" office:value-type="float" office:value="0.634059698327812">
            <text:p>0,63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9">
            <text:p>359</text:p>
          </table:table-cell>
          <table:table-cell table:style-name="ce23" table:formula="of:=INFO.OBBA.OBBA.OBGET(INFO.OBBA.OBBA.OBCALL(&quot;&quot;;[.$B$12];&quot;getRandomNumber&quot;;INFO.OBBA.OBBA.OBMAKE(&quot;&quot;;&quot;int&quot;;[.H367])))" office:value-type="float" office:value="0.8040692126371">
            <text:p>0,804</text:p>
          </table:table-cell>
          <table:table-cell table:style-name="ce1"/>
          <table:table-cell table:style-name="ce19" office:value-type="float" office:value="359">
            <text:p>359</text:p>
          </table:table-cell>
          <table:table-cell table:style-name="ce19" table:formula="of:=[.L366]+2" office:value-type="float" office:value="719">
            <text:p>719</text:p>
          </table:table-cell>
          <table:table-cell table:style-name="ce23" table:formula="of:=INFO.OBBA.OBBA.OBGET(INFO.OBBA.OBBA.OBCALL(&quot;&quot;;[.$B$12];&quot;getRandomNumber&quot;;INFO.OBBA.OBBA.OBMAKE(&quot;&quot;;&quot;int&quot;;[.K367])))" office:value-type="float" office:value="0.8040692126371">
            <text:p>0,804</text:p>
          </table:table-cell>
          <table:table-cell table:style-name="ce23" table:formula="of:=INFO.OBBA.OBBA.OBGET(INFO.OBBA.OBBA.OBCALL(&quot;&quot;;[.$B$12];&quot;getRandomNumber&quot;;INFO.OBBA.OBBA.OBMAKE(&quot;&quot;;&quot;int&quot;;[.L367])))" office:value-type="float" office:value="0.650422729442364">
            <text:p>0,6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0">
            <text:p>360</text:p>
          </table:table-cell>
          <table:table-cell table:style-name="ce23" table:formula="of:=INFO.OBBA.OBBA.OBGET(INFO.OBBA.OBBA.OBCALL(&quot;&quot;;[.$B$12];&quot;getRandomNumber&quot;;INFO.OBBA.OBBA.OBMAKE(&quot;&quot;;&quot;int&quot;;[.H368])))" office:value-type="float" office:value="0.620270912696858">
            <text:p>0,620</text:p>
          </table:table-cell>
          <table:table-cell table:style-name="ce1"/>
          <table:table-cell table:style-name="ce19" office:value-type="float" office:value="360">
            <text:p>360</text:p>
          </table:table-cell>
          <table:table-cell table:style-name="ce19" table:formula="of:=[.L367]+2" office:value-type="float" office:value="721">
            <text:p>721</text:p>
          </table:table-cell>
          <table:table-cell table:style-name="ce23" table:formula="of:=INFO.OBBA.OBBA.OBGET(INFO.OBBA.OBBA.OBCALL(&quot;&quot;;[.$B$12];&quot;getRandomNumber&quot;;INFO.OBBA.OBBA.OBMAKE(&quot;&quot;;&quot;int&quot;;[.K368])))" office:value-type="float" office:value="0.620270912696858">
            <text:p>0,620</text:p>
          </table:table-cell>
          <table:table-cell table:style-name="ce23" table:formula="of:=INFO.OBBA.OBBA.OBGET(INFO.OBBA.OBBA.OBCALL(&quot;&quot;;[.$B$12];&quot;getRandomNumber&quot;;INFO.OBBA.OBBA.OBMAKE(&quot;&quot;;&quot;int&quot;;[.L368])))" office:value-type="float" office:value="0.950464137473758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1">
            <text:p>361</text:p>
          </table:table-cell>
          <table:table-cell table:style-name="ce23" table:formula="of:=INFO.OBBA.OBBA.OBGET(INFO.OBBA.OBBA.OBCALL(&quot;&quot;;[.$B$12];&quot;getRandomNumber&quot;;INFO.OBBA.OBBA.OBMAKE(&quot;&quot;;&quot;int&quot;;[.H369])))" office:value-type="float" office:value="0.386654760701868">
            <text:p>0,387</text:p>
          </table:table-cell>
          <table:table-cell table:style-name="ce1"/>
          <table:table-cell table:style-name="ce19" office:value-type="float" office:value="361">
            <text:p>361</text:p>
          </table:table-cell>
          <table:table-cell table:style-name="ce19" table:formula="of:=[.L368]+2" office:value-type="float" office:value="723">
            <text:p>723</text:p>
          </table:table-cell>
          <table:table-cell table:style-name="ce23" table:formula="of:=INFO.OBBA.OBBA.OBGET(INFO.OBBA.OBBA.OBCALL(&quot;&quot;;[.$B$12];&quot;getRandomNumber&quot;;INFO.OBBA.OBBA.OBMAKE(&quot;&quot;;&quot;int&quot;;[.K369])))" office:value-type="float" office:value="0.386654760701868">
            <text:p>0,387</text:p>
          </table:table-cell>
          <table:table-cell table:style-name="ce23" table:formula="of:=INFO.OBBA.OBBA.OBGET(INFO.OBBA.OBBA.OBCALL(&quot;&quot;;[.$B$12];&quot;getRandomNumber&quot;;INFO.OBBA.OBBA.OBMAKE(&quot;&quot;;&quot;int&quot;;[.L369])))" office:value-type="float" office:value="0.962196734110757">
            <text:p>0,96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2">
            <text:p>362</text:p>
          </table:table-cell>
          <table:table-cell table:style-name="ce23" table:formula="of:=INFO.OBBA.OBBA.OBGET(INFO.OBBA.OBBA.OBCALL(&quot;&quot;;[.$B$12];&quot;getRandomNumber&quot;;INFO.OBBA.OBBA.OBMAKE(&quot;&quot;;&quot;int&quot;;[.H370])))" office:value-type="float" office:value="0.987633471110405">
            <text:p>0,988</text:p>
          </table:table-cell>
          <table:table-cell table:style-name="ce1"/>
          <table:table-cell table:style-name="ce19" office:value-type="float" office:value="362">
            <text:p>362</text:p>
          </table:table-cell>
          <table:table-cell table:style-name="ce19" table:formula="of:=[.L369]+2" office:value-type="float" office:value="725">
            <text:p>725</text:p>
          </table:table-cell>
          <table:table-cell table:style-name="ce23" table:formula="of:=INFO.OBBA.OBBA.OBGET(INFO.OBBA.OBBA.OBCALL(&quot;&quot;;[.$B$12];&quot;getRandomNumber&quot;;INFO.OBBA.OBBA.OBMAKE(&quot;&quot;;&quot;int&quot;;[.K370])))" office:value-type="float" office:value="0.987633471110405">
            <text:p>0,988</text:p>
          </table:table-cell>
          <table:table-cell table:style-name="ce23" table:formula="of:=INFO.OBBA.OBBA.OBGET(INFO.OBBA.OBBA.OBCALL(&quot;&quot;;[.$B$12];&quot;getRandomNumber&quot;;INFO.OBBA.OBBA.OBMAKE(&quot;&quot;;&quot;int&quot;;[.L370])))" office:value-type="float" office:value="0.70751472784325">
            <text:p>0,70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3">
            <text:p>363</text:p>
          </table:table-cell>
          <table:table-cell table:style-name="ce23" table:formula="of:=INFO.OBBA.OBBA.OBGET(INFO.OBBA.OBBA.OBCALL(&quot;&quot;;[.$B$12];&quot;getRandomNumber&quot;;INFO.OBBA.OBBA.OBMAKE(&quot;&quot;;&quot;int&quot;;[.H371])))" office:value-type="float" office:value="0.136868473632283">
            <text:p>0,137</text:p>
          </table:table-cell>
          <table:table-cell table:style-name="ce1"/>
          <table:table-cell table:style-name="ce19" office:value-type="float" office:value="363">
            <text:p>363</text:p>
          </table:table-cell>
          <table:table-cell table:style-name="ce19" table:formula="of:=[.L370]+2" office:value-type="float" office:value="727">
            <text:p>727</text:p>
          </table:table-cell>
          <table:table-cell table:style-name="ce23" table:formula="of:=INFO.OBBA.OBBA.OBGET(INFO.OBBA.OBBA.OBCALL(&quot;&quot;;[.$B$12];&quot;getRandomNumber&quot;;INFO.OBBA.OBBA.OBMAKE(&quot;&quot;;&quot;int&quot;;[.K371])))" office:value-type="float" office:value="0.136868473632283">
            <text:p>0,137</text:p>
          </table:table-cell>
          <table:table-cell table:style-name="ce23" table:formula="of:=INFO.OBBA.OBBA.OBGET(INFO.OBBA.OBBA.OBCALL(&quot;&quot;;[.$B$12];&quot;getRandomNumber&quot;;INFO.OBBA.OBBA.OBMAKE(&quot;&quot;;&quot;int&quot;;[.L371])))" office:value-type="float" office:value="0.456087336620627">
            <text:p>0,45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4">
            <text:p>364</text:p>
          </table:table-cell>
          <table:table-cell table:style-name="ce23" table:formula="of:=INFO.OBBA.OBBA.OBGET(INFO.OBBA.OBBA.OBCALL(&quot;&quot;;[.$B$12];&quot;getRandomNumber&quot;;INFO.OBBA.OBBA.OBMAKE(&quot;&quot;;&quot;int&quot;;[.H372])))" office:value-type="float" office:value="0.519848691275478">
            <text:p>0,520</text:p>
          </table:table-cell>
          <table:table-cell table:style-name="ce1"/>
          <table:table-cell table:style-name="ce19" office:value-type="float" office:value="364">
            <text:p>364</text:p>
          </table:table-cell>
          <table:table-cell table:style-name="ce19" table:formula="of:=[.L371]+2" office:value-type="float" office:value="729">
            <text:p>729</text:p>
          </table:table-cell>
          <table:table-cell table:style-name="ce23" table:formula="of:=INFO.OBBA.OBBA.OBGET(INFO.OBBA.OBBA.OBCALL(&quot;&quot;;[.$B$12];&quot;getRandomNumber&quot;;INFO.OBBA.OBBA.OBMAKE(&quot;&quot;;&quot;int&quot;;[.K372])))" office:value-type="float" office:value="0.519848691275478">
            <text:p>0,520</text:p>
          </table:table-cell>
          <table:table-cell table:style-name="ce23" table:formula="of:=INFO.OBBA.OBBA.OBGET(INFO.OBBA.OBBA.OBCALL(&quot;&quot;;[.$B$12];&quot;getRandomNumber&quot;;INFO.OBBA.OBBA.OBMAKE(&quot;&quot;;&quot;int&quot;;[.L372])))" office:value-type="float" office:value="0.616796706955135">
            <text:p>0,61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5">
            <text:p>365</text:p>
          </table:table-cell>
          <table:table-cell table:style-name="ce23" table:formula="of:=INFO.OBBA.OBBA.OBGET(INFO.OBBA.OBBA.OBCALL(&quot;&quot;;[.$B$12];&quot;getRandomNumber&quot;;INFO.OBBA.OBBA.OBMAKE(&quot;&quot;;&quot;int&quot;;[.H373])))" office:value-type="float" office:value="0.553494385158245">
            <text:p>0,553</text:p>
          </table:table-cell>
          <table:table-cell table:style-name="ce1"/>
          <table:table-cell table:style-name="ce19" office:value-type="float" office:value="365">
            <text:p>365</text:p>
          </table:table-cell>
          <table:table-cell table:style-name="ce19" table:formula="of:=[.L372]+2" office:value-type="float" office:value="731">
            <text:p>731</text:p>
          </table:table-cell>
          <table:table-cell table:style-name="ce23" table:formula="of:=INFO.OBBA.OBBA.OBGET(INFO.OBBA.OBBA.OBCALL(&quot;&quot;;[.$B$12];&quot;getRandomNumber&quot;;INFO.OBBA.OBBA.OBMAKE(&quot;&quot;;&quot;int&quot;;[.K373])))" office:value-type="float" office:value="0.553494385158245">
            <text:p>0,553</text:p>
          </table:table-cell>
          <table:table-cell table:style-name="ce23" table:formula="of:=INFO.OBBA.OBBA.OBGET(INFO.OBBA.OBBA.OBCALL(&quot;&quot;;[.$B$12];&quot;getRandomNumber&quot;;INFO.OBBA.OBBA.OBMAKE(&quot;&quot;;&quot;int&quot;;[.L373])))" office:value-type="float" office:value="0.016300501442837">
            <text:p>0,01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6">
            <text:p>366</text:p>
          </table:table-cell>
          <table:table-cell table:style-name="ce23" table:formula="of:=INFO.OBBA.OBBA.OBGET(INFO.OBBA.OBBA.OBCALL(&quot;&quot;;[.$B$12];&quot;getRandomNumber&quot;;INFO.OBBA.OBBA.OBMAKE(&quot;&quot;;&quot;int&quot;;[.H374])))" office:value-type="float" office:value="0.625835989293514">
            <text:p>0,626</text:p>
          </table:table-cell>
          <table:table-cell table:style-name="ce1"/>
          <table:table-cell table:style-name="ce19" office:value-type="float" office:value="366">
            <text:p>366</text:p>
          </table:table-cell>
          <table:table-cell table:style-name="ce19" table:formula="of:=[.L373]+2" office:value-type="float" office:value="733">
            <text:p>733</text:p>
          </table:table-cell>
          <table:table-cell table:style-name="ce23" table:formula="of:=INFO.OBBA.OBBA.OBGET(INFO.OBBA.OBBA.OBCALL(&quot;&quot;;[.$B$12];&quot;getRandomNumber&quot;;INFO.OBBA.OBBA.OBMAKE(&quot;&quot;;&quot;int&quot;;[.K374])))" office:value-type="float" office:value="0.625835989293514">
            <text:p>0,626</text:p>
          </table:table-cell>
          <table:table-cell table:style-name="ce23" table:formula="of:=INFO.OBBA.OBBA.OBGET(INFO.OBBA.OBBA.OBCALL(&quot;&quot;;[.$B$12];&quot;getRandomNumber&quot;;INFO.OBBA.OBBA.OBMAKE(&quot;&quot;;&quot;int&quot;;[.L374])))" office:value-type="float" office:value="0.288216681820083">
            <text:p>0,28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7">
            <text:p>367</text:p>
          </table:table-cell>
          <table:table-cell table:style-name="ce23" table:formula="of:=INFO.OBBA.OBBA.OBGET(INFO.OBBA.OBBA.OBCALL(&quot;&quot;;[.$B$12];&quot;getRandomNumber&quot;;INFO.OBBA.OBBA.OBMAKE(&quot;&quot;;&quot;int&quot;;[.H375])))" office:value-type="float" office:value="0.558229394232968">
            <text:p>0,558</text:p>
          </table:table-cell>
          <table:table-cell table:style-name="ce1"/>
          <table:table-cell table:style-name="ce19" office:value-type="float" office:value="367">
            <text:p>367</text:p>
          </table:table-cell>
          <table:table-cell table:style-name="ce19" table:formula="of:=[.L374]+2" office:value-type="float" office:value="735">
            <text:p>735</text:p>
          </table:table-cell>
          <table:table-cell table:style-name="ce23" table:formula="of:=INFO.OBBA.OBBA.OBGET(INFO.OBBA.OBBA.OBCALL(&quot;&quot;;[.$B$12];&quot;getRandomNumber&quot;;INFO.OBBA.OBBA.OBMAKE(&quot;&quot;;&quot;int&quot;;[.K375])))" office:value-type="float" office:value="0.558229394232968">
            <text:p>0,558</text:p>
          </table:table-cell>
          <table:table-cell table:style-name="ce23" table:formula="of:=INFO.OBBA.OBBA.OBGET(INFO.OBBA.OBBA.OBCALL(&quot;&quot;;[.$B$12];&quot;getRandomNumber&quot;;INFO.OBBA.OBBA.OBMAKE(&quot;&quot;;&quot;int&quot;;[.L375])))" office:value-type="float" office:value="0.642229097315821">
            <text:p>0,64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8">
            <text:p>368</text:p>
          </table:table-cell>
          <table:table-cell table:style-name="ce23" table:formula="of:=INFO.OBBA.OBBA.OBGET(INFO.OBBA.OBBA.OBCALL(&quot;&quot;;[.$B$12];&quot;getRandomNumber&quot;;INFO.OBBA.OBBA.OBMAKE(&quot;&quot;;&quot;int&quot;;[.H376])))" office:value-type="float" office:value="0.477466684807929">
            <text:p>0,477</text:p>
          </table:table-cell>
          <table:table-cell table:style-name="ce1"/>
          <table:table-cell table:style-name="ce19" office:value-type="float" office:value="368">
            <text:p>368</text:p>
          </table:table-cell>
          <table:table-cell table:style-name="ce19" table:formula="of:=[.L375]+2" office:value-type="float" office:value="737">
            <text:p>737</text:p>
          </table:table-cell>
          <table:table-cell table:style-name="ce23" table:formula="of:=INFO.OBBA.OBBA.OBGET(INFO.OBBA.OBBA.OBCALL(&quot;&quot;;[.$B$12];&quot;getRandomNumber&quot;;INFO.OBBA.OBBA.OBMAKE(&quot;&quot;;&quot;int&quot;;[.K376])))" office:value-type="float" office:value="0.477466684807929">
            <text:p>0,477</text:p>
          </table:table-cell>
          <table:table-cell table:style-name="ce23" table:formula="of:=INFO.OBBA.OBBA.OBGET(INFO.OBBA.OBBA.OBCALL(&quot;&quot;;[.$B$12];&quot;getRandomNumber&quot;;INFO.OBBA.OBBA.OBMAKE(&quot;&quot;;&quot;int&quot;;[.L376])))" office:value-type="float" office:value="0.828276475823018">
            <text:p>0,82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9">
            <text:p>369</text:p>
          </table:table-cell>
          <table:table-cell table:style-name="ce23" table:formula="of:=INFO.OBBA.OBBA.OBGET(INFO.OBBA.OBBA.OBCALL(&quot;&quot;;[.$B$12];&quot;getRandomNumber&quot;;INFO.OBBA.OBBA.OBMAKE(&quot;&quot;;&quot;int&quot;;[.H377])))" office:value-type="float" office:value="0.280222530549308">
            <text:p>0,280</text:p>
          </table:table-cell>
          <table:table-cell table:style-name="ce1"/>
          <table:table-cell table:style-name="ce19" office:value-type="float" office:value="369">
            <text:p>369</text:p>
          </table:table-cell>
          <table:table-cell table:style-name="ce19" table:formula="of:=[.L376]+2" office:value-type="float" office:value="739">
            <text:p>739</text:p>
          </table:table-cell>
          <table:table-cell table:style-name="ce23" table:formula="of:=INFO.OBBA.OBBA.OBGET(INFO.OBBA.OBBA.OBCALL(&quot;&quot;;[.$B$12];&quot;getRandomNumber&quot;;INFO.OBBA.OBBA.OBMAKE(&quot;&quot;;&quot;int&quot;;[.K377])))" office:value-type="float" office:value="0.280222530549308">
            <text:p>0,280</text:p>
          </table:table-cell>
          <table:table-cell table:style-name="ce23" table:formula="of:=INFO.OBBA.OBBA.OBGET(INFO.OBBA.OBBA.OBCALL(&quot;&quot;;[.$B$12];&quot;getRandomNumber&quot;;INFO.OBBA.OBBA.OBMAKE(&quot;&quot;;&quot;int&quot;;[.L377])))" office:value-type="float" office:value="0.561699502199448">
            <text:p>0,56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0">
            <text:p>370</text:p>
          </table:table-cell>
          <table:table-cell table:style-name="ce23" table:formula="of:=INFO.OBBA.OBBA.OBGET(INFO.OBBA.OBBA.OBCALL(&quot;&quot;;[.$B$12];&quot;getRandomNumber&quot;;INFO.OBBA.OBBA.OBMAKE(&quot;&quot;;&quot;int&quot;;[.H378])))" office:value-type="float" office:value="0.765300628454974">
            <text:p>0,765</text:p>
          </table:table-cell>
          <table:table-cell table:style-name="ce1"/>
          <table:table-cell table:style-name="ce19" office:value-type="float" office:value="370">
            <text:p>370</text:p>
          </table:table-cell>
          <table:table-cell table:style-name="ce19" table:formula="of:=[.L377]+2" office:value-type="float" office:value="741">
            <text:p>741</text:p>
          </table:table-cell>
          <table:table-cell table:style-name="ce23" table:formula="of:=INFO.OBBA.OBBA.OBGET(INFO.OBBA.OBBA.OBCALL(&quot;&quot;;[.$B$12];&quot;getRandomNumber&quot;;INFO.OBBA.OBBA.OBMAKE(&quot;&quot;;&quot;int&quot;;[.K378])))" office:value-type="float" office:value="0.765300628454974">
            <text:p>0,765</text:p>
          </table:table-cell>
          <table:table-cell table:style-name="ce23" table:formula="of:=INFO.OBBA.OBBA.OBGET(INFO.OBBA.OBBA.OBCALL(&quot;&quot;;[.$B$12];&quot;getRandomNumber&quot;;INFO.OBBA.OBBA.OBMAKE(&quot;&quot;;&quot;int&quot;;[.L378])))" office:value-type="float" office:value="0.277181533420053">
            <text:p>0,27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1">
            <text:p>371</text:p>
          </table:table-cell>
          <table:table-cell table:style-name="ce23" table:formula="of:=INFO.OBBA.OBBA.OBGET(INFO.OBBA.OBBA.OBCALL(&quot;&quot;;[.$B$12];&quot;getRandomNumber&quot;;INFO.OBBA.OBBA.OBMAKE(&quot;&quot;;&quot;int&quot;;[.H379])))" office:value-type="float" office:value="0.345130871711027">
            <text:p>0,345</text:p>
          </table:table-cell>
          <table:table-cell table:style-name="ce1"/>
          <table:table-cell table:style-name="ce19" office:value-type="float" office:value="371">
            <text:p>371</text:p>
          </table:table-cell>
          <table:table-cell table:style-name="ce19" table:formula="of:=[.L378]+2" office:value-type="float" office:value="743">
            <text:p>743</text:p>
          </table:table-cell>
          <table:table-cell table:style-name="ce23" table:formula="of:=INFO.OBBA.OBBA.OBGET(INFO.OBBA.OBBA.OBCALL(&quot;&quot;;[.$B$12];&quot;getRandomNumber&quot;;INFO.OBBA.OBBA.OBMAKE(&quot;&quot;;&quot;int&quot;;[.K379])))" office:value-type="float" office:value="0.345130871711027">
            <text:p>0,345</text:p>
          </table:table-cell>
          <table:table-cell table:style-name="ce23" table:formula="of:=INFO.OBBA.OBBA.OBGET(INFO.OBBA.OBBA.OBCALL(&quot;&quot;;[.$B$12];&quot;getRandomNumber&quot;;INFO.OBBA.OBBA.OBMAKE(&quot;&quot;;&quot;int&quot;;[.L379])))" office:value-type="float" office:value="0.403766881390056">
            <text:p>0,40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2">
            <text:p>372</text:p>
          </table:table-cell>
          <table:table-cell table:style-name="ce23" table:formula="of:=INFO.OBBA.OBBA.OBGET(INFO.OBBA.OBBA.OBCALL(&quot;&quot;;[.$B$12];&quot;getRandomNumber&quot;;INFO.OBBA.OBBA.OBMAKE(&quot;&quot;;&quot;int&quot;;[.H380])))" office:value-type="float" office:value="0.248457866687697">
            <text:p>0,248</text:p>
          </table:table-cell>
          <table:table-cell table:style-name="ce1"/>
          <table:table-cell table:style-name="ce19" office:value-type="float" office:value="372">
            <text:p>372</text:p>
          </table:table-cell>
          <table:table-cell table:style-name="ce19" table:formula="of:=[.L379]+2" office:value-type="float" office:value="745">
            <text:p>745</text:p>
          </table:table-cell>
          <table:table-cell table:style-name="ce23" table:formula="of:=INFO.OBBA.OBBA.OBGET(INFO.OBBA.OBBA.OBCALL(&quot;&quot;;[.$B$12];&quot;getRandomNumber&quot;;INFO.OBBA.OBBA.OBMAKE(&quot;&quot;;&quot;int&quot;;[.K380])))" office:value-type="float" office:value="0.248457866687697">
            <text:p>0,248</text:p>
          </table:table-cell>
          <table:table-cell table:style-name="ce23" table:formula="of:=INFO.OBBA.OBBA.OBGET(INFO.OBBA.OBBA.OBCALL(&quot;&quot;;[.$B$12];&quot;getRandomNumber&quot;;INFO.OBBA.OBBA.OBMAKE(&quot;&quot;;&quot;int&quot;;[.L380])))" office:value-type="float" office:value="0.838034123627524">
            <text:p>0,83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3">
            <text:p>373</text:p>
          </table:table-cell>
          <table:table-cell table:style-name="ce23" table:formula="of:=INFO.OBBA.OBBA.OBGET(INFO.OBBA.OBBA.OBCALL(&quot;&quot;;[.$B$12];&quot;getRandomNumber&quot;;INFO.OBBA.OBBA.OBMAKE(&quot;&quot;;&quot;int&quot;;[.H381])))" office:value-type="float" office:value="0.567438347352861">
            <text:p>0,567</text:p>
          </table:table-cell>
          <table:table-cell table:style-name="ce1"/>
          <table:table-cell table:style-name="ce19" office:value-type="float" office:value="373">
            <text:p>373</text:p>
          </table:table-cell>
          <table:table-cell table:style-name="ce19" table:formula="of:=[.L380]+2" office:value-type="float" office:value="747">
            <text:p>747</text:p>
          </table:table-cell>
          <table:table-cell table:style-name="ce23" table:formula="of:=INFO.OBBA.OBBA.OBGET(INFO.OBBA.OBBA.OBCALL(&quot;&quot;;[.$B$12];&quot;getRandomNumber&quot;;INFO.OBBA.OBBA.OBMAKE(&quot;&quot;;&quot;int&quot;;[.K381])))" office:value-type="float" office:value="0.567438347352861">
            <text:p>0,567</text:p>
          </table:table-cell>
          <table:table-cell table:style-name="ce23" table:formula="of:=INFO.OBBA.OBBA.OBGET(INFO.OBBA.OBBA.OBCALL(&quot;&quot;;[.$B$12];&quot;getRandomNumber&quot;;INFO.OBBA.OBBA.OBMAKE(&quot;&quot;;&quot;int&quot;;[.L381])))" office:value-type="float" office:value="0.859840960674473">
            <text:p>0,86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4">
            <text:p>374</text:p>
          </table:table-cell>
          <table:table-cell table:style-name="ce23" table:formula="of:=INFO.OBBA.OBBA.OBGET(INFO.OBBA.OBBA.OBCALL(&quot;&quot;;[.$B$12];&quot;getRandomNumber&quot;;INFO.OBBA.OBBA.OBMAKE(&quot;&quot;;&quot;int&quot;;[.H382])))" office:value-type="float" office:value="0.803290401725943">
            <text:p>0,803</text:p>
          </table:table-cell>
          <table:table-cell table:style-name="ce1"/>
          <table:table-cell table:style-name="ce19" office:value-type="float" office:value="374">
            <text:p>374</text:p>
          </table:table-cell>
          <table:table-cell table:style-name="ce19" table:formula="of:=[.L381]+2" office:value-type="float" office:value="749">
            <text:p>749</text:p>
          </table:table-cell>
          <table:table-cell table:style-name="ce23" table:formula="of:=INFO.OBBA.OBBA.OBGET(INFO.OBBA.OBBA.OBCALL(&quot;&quot;;[.$B$12];&quot;getRandomNumber&quot;;INFO.OBBA.OBBA.OBMAKE(&quot;&quot;;&quot;int&quot;;[.K382])))" office:value-type="float" office:value="0.803290401725943">
            <text:p>0,803</text:p>
          </table:table-cell>
          <table:table-cell table:style-name="ce23" table:formula="of:=INFO.OBBA.OBBA.OBGET(INFO.OBBA.OBBA.OBCALL(&quot;&quot;;[.$B$12];&quot;getRandomNumber&quot;;INFO.OBBA.OBBA.OBMAKE(&quot;&quot;;&quot;int&quot;;[.L382])))" office:value-type="float" office:value="0.7733490589141">
            <text:p>0,77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5">
            <text:p>375</text:p>
          </table:table-cell>
          <table:table-cell table:style-name="ce23" table:formula="of:=INFO.OBBA.OBBA.OBGET(INFO.OBBA.OBBA.OBCALL(&quot;&quot;;[.$B$12];&quot;getRandomNumber&quot;;INFO.OBBA.OBBA.OBMAKE(&quot;&quot;;&quot;int&quot;;[.H383])))" office:value-type="float" office:value="0.578677321310702">
            <text:p>0,579</text:p>
          </table:table-cell>
          <table:table-cell table:style-name="ce1"/>
          <table:table-cell table:style-name="ce19" office:value-type="float" office:value="375">
            <text:p>375</text:p>
          </table:table-cell>
          <table:table-cell table:style-name="ce19" table:formula="of:=[.L382]+2" office:value-type="float" office:value="751">
            <text:p>751</text:p>
          </table:table-cell>
          <table:table-cell table:style-name="ce23" table:formula="of:=INFO.OBBA.OBBA.OBGET(INFO.OBBA.OBBA.OBCALL(&quot;&quot;;[.$B$12];&quot;getRandomNumber&quot;;INFO.OBBA.OBBA.OBMAKE(&quot;&quot;;&quot;int&quot;;[.K383])))" office:value-type="float" office:value="0.578677321310702">
            <text:p>0,579</text:p>
          </table:table-cell>
          <table:table-cell table:style-name="ce23" table:formula="of:=INFO.OBBA.OBBA.OBGET(INFO.OBBA.OBBA.OBCALL(&quot;&quot;;[.$B$12];&quot;getRandomNumber&quot;;INFO.OBBA.OBBA.OBMAKE(&quot;&quot;;&quot;int&quot;;[.L383])))" office:value-type="float" office:value="0.443510427136571">
            <text:p>0,44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6">
            <text:p>376</text:p>
          </table:table-cell>
          <table:table-cell table:style-name="ce23" table:formula="of:=INFO.OBBA.OBBA.OBGET(INFO.OBBA.OBBA.OBCALL(&quot;&quot;;[.$B$12];&quot;getRandomNumber&quot;;INFO.OBBA.OBBA.OBMAKE(&quot;&quot;;&quot;int&quot;;[.H384])))" office:value-type="float" office:value="0.859331732809303">
            <text:p>0,859</text:p>
          </table:table-cell>
          <table:table-cell table:style-name="ce1"/>
          <table:table-cell table:style-name="ce19" office:value-type="float" office:value="376">
            <text:p>376</text:p>
          </table:table-cell>
          <table:table-cell table:style-name="ce19" table:formula="of:=[.L383]+2" office:value-type="float" office:value="753">
            <text:p>753</text:p>
          </table:table-cell>
          <table:table-cell table:style-name="ce23" table:formula="of:=INFO.OBBA.OBBA.OBGET(INFO.OBBA.OBBA.OBCALL(&quot;&quot;;[.$B$12];&quot;getRandomNumber&quot;;INFO.OBBA.OBBA.OBMAKE(&quot;&quot;;&quot;int&quot;;[.K384])))" office:value-type="float" office:value="0.859331732809303">
            <text:p>0,859</text:p>
          </table:table-cell>
          <table:table-cell table:style-name="ce23" table:formula="of:=INFO.OBBA.OBBA.OBGET(INFO.OBBA.OBBA.OBCALL(&quot;&quot;;[.$B$12];&quot;getRandomNumber&quot;;INFO.OBBA.OBBA.OBMAKE(&quot;&quot;;&quot;int&quot;;[.L384])))" office:value-type="float" office:value="0.826995123953568">
            <text:p>0,82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7">
            <text:p>377</text:p>
          </table:table-cell>
          <table:table-cell table:style-name="ce23" table:formula="of:=INFO.OBBA.OBBA.OBGET(INFO.OBBA.OBBA.OBCALL(&quot;&quot;;[.$B$12];&quot;getRandomNumber&quot;;INFO.OBBA.OBBA.OBMAKE(&quot;&quot;;&quot;int&quot;;[.H385])))" office:value-type="float" office:value="0.35341459746776">
            <text:p>0,353</text:p>
          </table:table-cell>
          <table:table-cell table:style-name="ce1"/>
          <table:table-cell table:style-name="ce19" office:value-type="float" office:value="377">
            <text:p>377</text:p>
          </table:table-cell>
          <table:table-cell table:style-name="ce19" table:formula="of:=[.L384]+2" office:value-type="float" office:value="755">
            <text:p>755</text:p>
          </table:table-cell>
          <table:table-cell table:style-name="ce23" table:formula="of:=INFO.OBBA.OBBA.OBGET(INFO.OBBA.OBBA.OBCALL(&quot;&quot;;[.$B$12];&quot;getRandomNumber&quot;;INFO.OBBA.OBBA.OBMAKE(&quot;&quot;;&quot;int&quot;;[.K385])))" office:value-type="float" office:value="0.35341459746776">
            <text:p>0,353</text:p>
          </table:table-cell>
          <table:table-cell table:style-name="ce23" table:formula="of:=INFO.OBBA.OBBA.OBGET(INFO.OBBA.OBBA.OBCALL(&quot;&quot;;[.$B$12];&quot;getRandomNumber&quot;;INFO.OBBA.OBBA.OBMAKE(&quot;&quot;;&quot;int&quot;;[.L385])))" office:value-type="float" office:value="0.0532522762197085">
            <text:p>0,05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8">
            <text:p>378</text:p>
          </table:table-cell>
          <table:table-cell table:style-name="ce23" table:formula="of:=INFO.OBBA.OBBA.OBGET(INFO.OBBA.OBBA.OBCALL(&quot;&quot;;[.$B$12];&quot;getRandomNumber&quot;;INFO.OBBA.OBBA.OBMAKE(&quot;&quot;;&quot;int&quot;;[.H386])))" office:value-type="float" office:value="0.0647419085842176">
            <text:p>0,065</text:p>
          </table:table-cell>
          <table:table-cell table:style-name="ce1"/>
          <table:table-cell table:style-name="ce19" office:value-type="float" office:value="378">
            <text:p>378</text:p>
          </table:table-cell>
          <table:table-cell table:style-name="ce19" table:formula="of:=[.L385]+2" office:value-type="float" office:value="757">
            <text:p>757</text:p>
          </table:table-cell>
          <table:table-cell table:style-name="ce23" table:formula="of:=INFO.OBBA.OBBA.OBGET(INFO.OBBA.OBBA.OBCALL(&quot;&quot;;[.$B$12];&quot;getRandomNumber&quot;;INFO.OBBA.OBBA.OBMAKE(&quot;&quot;;&quot;int&quot;;[.K386])))" office:value-type="float" office:value="0.0647419085842176">
            <text:p>0,065</text:p>
          </table:table-cell>
          <table:table-cell table:style-name="ce23" table:formula="of:=INFO.OBBA.OBBA.OBGET(INFO.OBBA.OBBA.OBCALL(&quot;&quot;;[.$B$12];&quot;getRandomNumber&quot;;INFO.OBBA.OBBA.OBMAKE(&quot;&quot;;&quot;int&quot;;[.L386])))" office:value-type="float" office:value="0.993889028250013">
            <text:p>0,99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9">
            <text:p>379</text:p>
          </table:table-cell>
          <table:table-cell table:style-name="ce23" table:formula="of:=INFO.OBBA.OBBA.OBGET(INFO.OBBA.OBBA.OBCALL(&quot;&quot;;[.$B$12];&quot;getRandomNumber&quot;;INFO.OBBA.OBBA.OBMAKE(&quot;&quot;;&quot;int&quot;;[.H387])))" office:value-type="float" office:value="0.431636471896409">
            <text:p>0,432</text:p>
          </table:table-cell>
          <table:table-cell table:style-name="ce1"/>
          <table:table-cell table:style-name="ce19" office:value-type="float" office:value="379">
            <text:p>379</text:p>
          </table:table-cell>
          <table:table-cell table:style-name="ce19" table:formula="of:=[.L386]+2" office:value-type="float" office:value="759">
            <text:p>759</text:p>
          </table:table-cell>
          <table:table-cell table:style-name="ce23" table:formula="of:=INFO.OBBA.OBBA.OBGET(INFO.OBBA.OBBA.OBCALL(&quot;&quot;;[.$B$12];&quot;getRandomNumber&quot;;INFO.OBBA.OBBA.OBMAKE(&quot;&quot;;&quot;int&quot;;[.K387])))" office:value-type="float" office:value="0.431636471896409">
            <text:p>0,432</text:p>
          </table:table-cell>
          <table:table-cell table:style-name="ce23" table:formula="of:=INFO.OBBA.OBBA.OBGET(INFO.OBBA.OBBA.OBCALL(&quot;&quot;;[.$B$12];&quot;getRandomNumber&quot;;INFO.OBBA.OBBA.OBMAKE(&quot;&quot;;&quot;int&quot;;[.L387])))" office:value-type="float" office:value="0.249699164909162">
            <text:p>0,2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0">
            <text:p>380</text:p>
          </table:table-cell>
          <table:table-cell table:style-name="ce23" table:formula="of:=INFO.OBBA.OBBA.OBGET(INFO.OBBA.OBBA.OBCALL(&quot;&quot;;[.$B$12];&quot;getRandomNumber&quot;;INFO.OBBA.OBBA.OBMAKE(&quot;&quot;;&quot;int&quot;;[.H388])))" office:value-type="float" office:value="0.785254847437661">
            <text:p>0,785</text:p>
          </table:table-cell>
          <table:table-cell table:style-name="ce1"/>
          <table:table-cell table:style-name="ce19" office:value-type="float" office:value="380">
            <text:p>380</text:p>
          </table:table-cell>
          <table:table-cell table:style-name="ce19" table:formula="of:=[.L387]+2" office:value-type="float" office:value="761">
            <text:p>761</text:p>
          </table:table-cell>
          <table:table-cell table:style-name="ce23" table:formula="of:=INFO.OBBA.OBBA.OBGET(INFO.OBBA.OBBA.OBCALL(&quot;&quot;;[.$B$12];&quot;getRandomNumber&quot;;INFO.OBBA.OBBA.OBMAKE(&quot;&quot;;&quot;int&quot;;[.K388])))" office:value-type="float" office:value="0.785254847437661">
            <text:p>0,785</text:p>
          </table:table-cell>
          <table:table-cell table:style-name="ce23" table:formula="of:=INFO.OBBA.OBBA.OBGET(INFO.OBBA.OBBA.OBCALL(&quot;&quot;;[.$B$12];&quot;getRandomNumber&quot;;INFO.OBBA.OBBA.OBMAKE(&quot;&quot;;&quot;int&quot;;[.L388])))" office:value-type="float" office:value="0.842296927213397">
            <text:p>0,84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1">
            <text:p>381</text:p>
          </table:table-cell>
          <table:table-cell table:style-name="ce23" table:formula="of:=INFO.OBBA.OBBA.OBGET(INFO.OBBA.OBBA.OBCALL(&quot;&quot;;[.$B$12];&quot;getRandomNumber&quot;;INFO.OBBA.OBBA.OBMAKE(&quot;&quot;;&quot;int&quot;;[.H389])))" office:value-type="float" office:value="0.881421903931589">
            <text:p>0,881</text:p>
          </table:table-cell>
          <table:table-cell table:style-name="ce1"/>
          <table:table-cell table:style-name="ce19" office:value-type="float" office:value="381">
            <text:p>381</text:p>
          </table:table-cell>
          <table:table-cell table:style-name="ce19" table:formula="of:=[.L388]+2" office:value-type="float" office:value="763">
            <text:p>763</text:p>
          </table:table-cell>
          <table:table-cell table:style-name="ce23" table:formula="of:=INFO.OBBA.OBBA.OBGET(INFO.OBBA.OBBA.OBCALL(&quot;&quot;;[.$B$12];&quot;getRandomNumber&quot;;INFO.OBBA.OBBA.OBMAKE(&quot;&quot;;&quot;int&quot;;[.K389])))" office:value-type="float" office:value="0.881421903931589">
            <text:p>0,881</text:p>
          </table:table-cell>
          <table:table-cell table:style-name="ce23" table:formula="of:=INFO.OBBA.OBBA.OBGET(INFO.OBBA.OBBA.OBCALL(&quot;&quot;;[.$B$12];&quot;getRandomNumber&quot;;INFO.OBBA.OBBA.OBMAKE(&quot;&quot;;&quot;int&quot;;[.L389])))" office:value-type="float" office:value="0.16215275016371">
            <text:p>0,16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2">
            <text:p>382</text:p>
          </table:table-cell>
          <table:table-cell table:style-name="ce23" table:formula="of:=INFO.OBBA.OBBA.OBGET(INFO.OBBA.OBBA.OBCALL(&quot;&quot;;[.$B$12];&quot;getRandomNumber&quot;;INFO.OBBA.OBBA.OBMAKE(&quot;&quot;;&quot;int&quot;;[.H390])))" office:value-type="float" office:value="0.602889570553108">
            <text:p>0,603</text:p>
          </table:table-cell>
          <table:table-cell table:style-name="ce1"/>
          <table:table-cell table:style-name="ce19" office:value-type="float" office:value="382">
            <text:p>382</text:p>
          </table:table-cell>
          <table:table-cell table:style-name="ce19" table:formula="of:=[.L389]+2" office:value-type="float" office:value="765">
            <text:p>765</text:p>
          </table:table-cell>
          <table:table-cell table:style-name="ce23" table:formula="of:=INFO.OBBA.OBBA.OBGET(INFO.OBBA.OBBA.OBCALL(&quot;&quot;;[.$B$12];&quot;getRandomNumber&quot;;INFO.OBBA.OBBA.OBMAKE(&quot;&quot;;&quot;int&quot;;[.K390])))" office:value-type="float" office:value="0.602889570553108">
            <text:p>0,603</text:p>
          </table:table-cell>
          <table:table-cell table:style-name="ce23" table:formula="of:=INFO.OBBA.OBBA.OBGET(INFO.OBBA.OBBA.OBCALL(&quot;&quot;;[.$B$12];&quot;getRandomNumber&quot;;INFO.OBBA.OBBA.OBMAKE(&quot;&quot;;&quot;int&quot;;[.L390])))" office:value-type="float" office:value="0.848994323203192">
            <text:p>0,84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3">
            <text:p>383</text:p>
          </table:table-cell>
          <table:table-cell table:style-name="ce23" table:formula="of:=INFO.OBBA.OBBA.OBGET(INFO.OBBA.OBBA.OBCALL(&quot;&quot;;[.$B$12];&quot;getRandomNumber&quot;;INFO.OBBA.OBBA.OBMAKE(&quot;&quot;;&quot;int&quot;;[.H391])))" office:value-type="float" office:value="0.783560723895">
            <text:p>0,784</text:p>
          </table:table-cell>
          <table:table-cell table:style-name="ce1"/>
          <table:table-cell table:style-name="ce19" office:value-type="float" office:value="383">
            <text:p>383</text:p>
          </table:table-cell>
          <table:table-cell table:style-name="ce19" table:formula="of:=[.L390]+2" office:value-type="float" office:value="767">
            <text:p>767</text:p>
          </table:table-cell>
          <table:table-cell table:style-name="ce23" table:formula="of:=INFO.OBBA.OBBA.OBGET(INFO.OBBA.OBBA.OBCALL(&quot;&quot;;[.$B$12];&quot;getRandomNumber&quot;;INFO.OBBA.OBBA.OBMAKE(&quot;&quot;;&quot;int&quot;;[.K391])))" office:value-type="float" office:value="0.783560723895">
            <text:p>0,784</text:p>
          </table:table-cell>
          <table:table-cell table:style-name="ce23" table:formula="of:=INFO.OBBA.OBBA.OBGET(INFO.OBBA.OBBA.OBCALL(&quot;&quot;;[.$B$12];&quot;getRandomNumber&quot;;INFO.OBBA.OBBA.OBMAKE(&quot;&quot;;&quot;int&quot;;[.L391])))" office:value-type="float" office:value="0.0397069280343748">
            <text:p>0,04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4">
            <text:p>384</text:p>
          </table:table-cell>
          <table:table-cell table:style-name="ce23" table:formula="of:=INFO.OBBA.OBBA.OBGET(INFO.OBBA.OBBA.OBCALL(&quot;&quot;;[.$B$12];&quot;getRandomNumber&quot;;INFO.OBBA.OBBA.OBMAKE(&quot;&quot;;&quot;int&quot;;[.H392])))" office:value-type="float" office:value="0.353837600387878">
            <text:p>0,354</text:p>
          </table:table-cell>
          <table:table-cell table:style-name="ce1"/>
          <table:table-cell table:style-name="ce19" office:value-type="float" office:value="384">
            <text:p>384</text:p>
          </table:table-cell>
          <table:table-cell table:style-name="ce19" table:formula="of:=[.L391]+2" office:value-type="float" office:value="769">
            <text:p>769</text:p>
          </table:table-cell>
          <table:table-cell table:style-name="ce23" table:formula="of:=INFO.OBBA.OBBA.OBGET(INFO.OBBA.OBBA.OBCALL(&quot;&quot;;[.$B$12];&quot;getRandomNumber&quot;;INFO.OBBA.OBBA.OBMAKE(&quot;&quot;;&quot;int&quot;;[.K392])))" office:value-type="float" office:value="0.353837600387878">
            <text:p>0,354</text:p>
          </table:table-cell>
          <table:table-cell table:style-name="ce23" table:formula="of:=INFO.OBBA.OBBA.OBGET(INFO.OBBA.OBBA.OBCALL(&quot;&quot;;[.$B$12];&quot;getRandomNumber&quot;;INFO.OBBA.OBBA.OBMAKE(&quot;&quot;;&quot;int&quot;;[.L392])))" office:value-type="float" office:value="0.155035602693052">
            <text:p>0,15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5">
            <text:p>385</text:p>
          </table:table-cell>
          <table:table-cell table:style-name="ce23" table:formula="of:=INFO.OBBA.OBBA.OBGET(INFO.OBBA.OBBA.OBCALL(&quot;&quot;;[.$B$12];&quot;getRandomNumber&quot;;INFO.OBBA.OBBA.OBMAKE(&quot;&quot;;&quot;int&quot;;[.H393])))" office:value-type="float" office:value="0.270647166131659">
            <text:p>0,271</text:p>
          </table:table-cell>
          <table:table-cell table:style-name="ce1"/>
          <table:table-cell table:style-name="ce19" office:value-type="float" office:value="385">
            <text:p>385</text:p>
          </table:table-cell>
          <table:table-cell table:style-name="ce19" table:formula="of:=[.L392]+2" office:value-type="float" office:value="771">
            <text:p>771</text:p>
          </table:table-cell>
          <table:table-cell table:style-name="ce23" table:formula="of:=INFO.OBBA.OBBA.OBGET(INFO.OBBA.OBBA.OBCALL(&quot;&quot;;[.$B$12];&quot;getRandomNumber&quot;;INFO.OBBA.OBBA.OBMAKE(&quot;&quot;;&quot;int&quot;;[.K393])))" office:value-type="float" office:value="0.270647166131659">
            <text:p>0,271</text:p>
          </table:table-cell>
          <table:table-cell table:style-name="ce23" table:formula="of:=INFO.OBBA.OBBA.OBGET(INFO.OBBA.OBBA.OBCALL(&quot;&quot;;[.$B$12];&quot;getRandomNumber&quot;;INFO.OBBA.OBBA.OBMAKE(&quot;&quot;;&quot;int&quot;;[.L393])))" office:value-type="float" office:value="0.315174280320291">
            <text:p>0,31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6">
            <text:p>386</text:p>
          </table:table-cell>
          <table:table-cell table:style-name="ce23" table:formula="of:=INFO.OBBA.OBBA.OBGET(INFO.OBBA.OBBA.OBCALL(&quot;&quot;;[.$B$12];&quot;getRandomNumber&quot;;INFO.OBBA.OBBA.OBMAKE(&quot;&quot;;&quot;int&quot;;[.H394])))" office:value-type="float" office:value="0.79643099267288">
            <text:p>0,796</text:p>
          </table:table-cell>
          <table:table-cell table:style-name="ce1"/>
          <table:table-cell table:style-name="ce19" office:value-type="float" office:value="386">
            <text:p>386</text:p>
          </table:table-cell>
          <table:table-cell table:style-name="ce19" table:formula="of:=[.L393]+2" office:value-type="float" office:value="773">
            <text:p>773</text:p>
          </table:table-cell>
          <table:table-cell table:style-name="ce23" table:formula="of:=INFO.OBBA.OBBA.OBGET(INFO.OBBA.OBBA.OBCALL(&quot;&quot;;[.$B$12];&quot;getRandomNumber&quot;;INFO.OBBA.OBBA.OBMAKE(&quot;&quot;;&quot;int&quot;;[.K394])))" office:value-type="float" office:value="0.79643099267288">
            <text:p>0,796</text:p>
          </table:table-cell>
          <table:table-cell table:style-name="ce23" table:formula="of:=INFO.OBBA.OBBA.OBGET(INFO.OBBA.OBBA.OBCALL(&quot;&quot;;[.$B$12];&quot;getRandomNumber&quot;;INFO.OBBA.OBBA.OBMAKE(&quot;&quot;;&quot;int&quot;;[.L394])))" office:value-type="float" office:value="0.0818636395455556">
            <text:p>0,08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7">
            <text:p>387</text:p>
          </table:table-cell>
          <table:table-cell table:style-name="ce23" table:formula="of:=INFO.OBBA.OBBA.OBGET(INFO.OBBA.OBBA.OBCALL(&quot;&quot;;[.$B$12];&quot;getRandomNumber&quot;;INFO.OBBA.OBBA.OBMAKE(&quot;&quot;;&quot;int&quot;;[.H395])))" office:value-type="float" office:value="0.158199562973535">
            <text:p>0,158</text:p>
          </table:table-cell>
          <table:table-cell table:style-name="ce1"/>
          <table:table-cell table:style-name="ce19" office:value-type="float" office:value="387">
            <text:p>387</text:p>
          </table:table-cell>
          <table:table-cell table:style-name="ce19" table:formula="of:=[.L394]+2" office:value-type="float" office:value="775">
            <text:p>775</text:p>
          </table:table-cell>
          <table:table-cell table:style-name="ce23" table:formula="of:=INFO.OBBA.OBBA.OBGET(INFO.OBBA.OBBA.OBCALL(&quot;&quot;;[.$B$12];&quot;getRandomNumber&quot;;INFO.OBBA.OBBA.OBMAKE(&quot;&quot;;&quot;int&quot;;[.K395])))" office:value-type="float" office:value="0.158199562973535">
            <text:p>0,158</text:p>
          </table:table-cell>
          <table:table-cell table:style-name="ce23" table:formula="of:=INFO.OBBA.OBBA.OBGET(INFO.OBBA.OBBA.OBCALL(&quot;&quot;;[.$B$12];&quot;getRandomNumber&quot;;INFO.OBBA.OBBA.OBMAKE(&quot;&quot;;&quot;int&quot;;[.L395])))" office:value-type="float" office:value="0.915718473964486">
            <text:p>0,91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8">
            <text:p>388</text:p>
          </table:table-cell>
          <table:table-cell table:style-name="ce23" table:formula="of:=INFO.OBBA.OBBA.OBGET(INFO.OBBA.OBBA.OBCALL(&quot;&quot;;[.$B$12];&quot;getRandomNumber&quot;;INFO.OBBA.OBBA.OBMAKE(&quot;&quot;;&quot;int&quot;;[.H396])))" office:value-type="float" office:value="0.932559612305573">
            <text:p>0,933</text:p>
          </table:table-cell>
          <table:table-cell table:style-name="ce1"/>
          <table:table-cell table:style-name="ce19" office:value-type="float" office:value="388">
            <text:p>388</text:p>
          </table:table-cell>
          <table:table-cell table:style-name="ce19" table:formula="of:=[.L395]+2" office:value-type="float" office:value="777">
            <text:p>777</text:p>
          </table:table-cell>
          <table:table-cell table:style-name="ce23" table:formula="of:=INFO.OBBA.OBBA.OBGET(INFO.OBBA.OBBA.OBCALL(&quot;&quot;;[.$B$12];&quot;getRandomNumber&quot;;INFO.OBBA.OBBA.OBMAKE(&quot;&quot;;&quot;int&quot;;[.K396])))" office:value-type="float" office:value="0.932559612305573">
            <text:p>0,933</text:p>
          </table:table-cell>
          <table:table-cell table:style-name="ce23" table:formula="of:=INFO.OBBA.OBBA.OBGET(INFO.OBBA.OBBA.OBCALL(&quot;&quot;;[.$B$12];&quot;getRandomNumber&quot;;INFO.OBBA.OBBA.OBMAKE(&quot;&quot;;&quot;int&quot;;[.L396])))" office:value-type="float" office:value="0.447498030035049">
            <text:p>0,44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9">
            <text:p>389</text:p>
          </table:table-cell>
          <table:table-cell table:style-name="ce23" table:formula="of:=INFO.OBBA.OBBA.OBGET(INFO.OBBA.OBBA.OBCALL(&quot;&quot;;[.$B$12];&quot;getRandomNumber&quot;;INFO.OBBA.OBBA.OBMAKE(&quot;&quot;;&quot;int&quot;;[.H397])))" office:value-type="float" office:value="0.316413308085608">
            <text:p>0,316</text:p>
          </table:table-cell>
          <table:table-cell table:style-name="ce1"/>
          <table:table-cell table:style-name="ce19" office:value-type="float" office:value="389">
            <text:p>389</text:p>
          </table:table-cell>
          <table:table-cell table:style-name="ce19" table:formula="of:=[.L396]+2" office:value-type="float" office:value="779">
            <text:p>779</text:p>
          </table:table-cell>
          <table:table-cell table:style-name="ce23" table:formula="of:=INFO.OBBA.OBBA.OBGET(INFO.OBBA.OBBA.OBCALL(&quot;&quot;;[.$B$12];&quot;getRandomNumber&quot;;INFO.OBBA.OBBA.OBMAKE(&quot;&quot;;&quot;int&quot;;[.K397])))" office:value-type="float" office:value="0.316413308085608">
            <text:p>0,316</text:p>
          </table:table-cell>
          <table:table-cell table:style-name="ce23" table:formula="of:=INFO.OBBA.OBBA.OBGET(INFO.OBBA.OBBA.OBCALL(&quot;&quot;;[.$B$12];&quot;getRandomNumber&quot;;INFO.OBBA.OBBA.OBMAKE(&quot;&quot;;&quot;int&quot;;[.L397])))" office:value-type="float" office:value="0.320640454882629">
            <text:p>0,32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0">
            <text:p>390</text:p>
          </table:table-cell>
          <table:table-cell table:style-name="ce23" table:formula="of:=INFO.OBBA.OBBA.OBGET(INFO.OBBA.OBBA.OBCALL(&quot;&quot;;[.$B$12];&quot;getRandomNumber&quot;;INFO.OBBA.OBBA.OBMAKE(&quot;&quot;;&quot;int&quot;;[.H398])))" office:value-type="float" office:value="0.089810330101085">
            <text:p>0,090</text:p>
          </table:table-cell>
          <table:table-cell table:style-name="ce1"/>
          <table:table-cell table:style-name="ce19" office:value-type="float" office:value="390">
            <text:p>390</text:p>
          </table:table-cell>
          <table:table-cell table:style-name="ce19" table:formula="of:=[.L397]+2" office:value-type="float" office:value="781">
            <text:p>781</text:p>
          </table:table-cell>
          <table:table-cell table:style-name="ce23" table:formula="of:=INFO.OBBA.OBBA.OBGET(INFO.OBBA.OBBA.OBCALL(&quot;&quot;;[.$B$12];&quot;getRandomNumber&quot;;INFO.OBBA.OBBA.OBMAKE(&quot;&quot;;&quot;int&quot;;[.K398])))" office:value-type="float" office:value="0.089810330101085">
            <text:p>0,090</text:p>
          </table:table-cell>
          <table:table-cell table:style-name="ce23" table:formula="of:=INFO.OBBA.OBBA.OBGET(INFO.OBBA.OBBA.OBCALL(&quot;&quot;;[.$B$12];&quot;getRandomNumber&quot;;INFO.OBBA.OBBA.OBMAKE(&quot;&quot;;&quot;int&quot;;[.L398])))" office:value-type="float" office:value="0.182693002055815">
            <text:p>0,18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1">
            <text:p>391</text:p>
          </table:table-cell>
          <table:table-cell table:style-name="ce23" table:formula="of:=INFO.OBBA.OBBA.OBGET(INFO.OBBA.OBBA.OBCALL(&quot;&quot;;[.$B$12];&quot;getRandomNumber&quot;;INFO.OBBA.OBBA.OBMAKE(&quot;&quot;;&quot;int&quot;;[.H399])))" office:value-type="float" office:value="0.871440713254242">
            <text:p>0,871</text:p>
          </table:table-cell>
          <table:table-cell table:style-name="ce1"/>
          <table:table-cell table:style-name="ce19" office:value-type="float" office:value="391">
            <text:p>391</text:p>
          </table:table-cell>
          <table:table-cell table:style-name="ce19" table:formula="of:=[.L398]+2" office:value-type="float" office:value="783">
            <text:p>783</text:p>
          </table:table-cell>
          <table:table-cell table:style-name="ce23" table:formula="of:=INFO.OBBA.OBBA.OBGET(INFO.OBBA.OBBA.OBCALL(&quot;&quot;;[.$B$12];&quot;getRandomNumber&quot;;INFO.OBBA.OBBA.OBMAKE(&quot;&quot;;&quot;int&quot;;[.K399])))" office:value-type="float" office:value="0.871440713254242">
            <text:p>0,871</text:p>
          </table:table-cell>
          <table:table-cell table:style-name="ce23" table:formula="of:=INFO.OBBA.OBBA.OBGET(INFO.OBBA.OBBA.OBCALL(&quot;&quot;;[.$B$12];&quot;getRandomNumber&quot;;INFO.OBBA.OBBA.OBMAKE(&quot;&quot;;&quot;int&quot;;[.L399])))" office:value-type="float" office:value="0.336968660606279">
            <text:p>0,33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2">
            <text:p>392</text:p>
          </table:table-cell>
          <table:table-cell table:style-name="ce23" table:formula="of:=INFO.OBBA.OBBA.OBGET(INFO.OBBA.OBBA.OBCALL(&quot;&quot;;[.$B$12];&quot;getRandomNumber&quot;;INFO.OBBA.OBBA.OBMAKE(&quot;&quot;;&quot;int&quot;;[.H400])))" office:value-type="float" office:value="0.744615241654196">
            <text:p>0,745</text:p>
          </table:table-cell>
          <table:table-cell table:style-name="ce1"/>
          <table:table-cell table:style-name="ce19" office:value-type="float" office:value="392">
            <text:p>392</text:p>
          </table:table-cell>
          <table:table-cell table:style-name="ce19" table:formula="of:=[.L399]+2" office:value-type="float" office:value="785">
            <text:p>785</text:p>
          </table:table-cell>
          <table:table-cell table:style-name="ce23" table:formula="of:=INFO.OBBA.OBBA.OBGET(INFO.OBBA.OBBA.OBCALL(&quot;&quot;;[.$B$12];&quot;getRandomNumber&quot;;INFO.OBBA.OBBA.OBMAKE(&quot;&quot;;&quot;int&quot;;[.K400])))" office:value-type="float" office:value="0.744615241654196">
            <text:p>0,745</text:p>
          </table:table-cell>
          <table:table-cell table:style-name="ce23" table:formula="of:=INFO.OBBA.OBBA.OBGET(INFO.OBBA.OBBA.OBCALL(&quot;&quot;;[.$B$12];&quot;getRandomNumber&quot;;INFO.OBBA.OBBA.OBMAKE(&quot;&quot;;&quot;int&quot;;[.L400])))" office:value-type="float" office:value="0.903456229880727">
            <text:p>0,90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3">
            <text:p>393</text:p>
          </table:table-cell>
          <table:table-cell table:style-name="ce23" table:formula="of:=INFO.OBBA.OBBA.OBGET(INFO.OBBA.OBBA.OBCALL(&quot;&quot;;[.$B$12];&quot;getRandomNumber&quot;;INFO.OBBA.OBBA.OBMAKE(&quot;&quot;;&quot;int&quot;;[.H401])))" office:value-type="float" office:value="0.710426741126995">
            <text:p>0,710</text:p>
          </table:table-cell>
          <table:table-cell table:style-name="ce1"/>
          <table:table-cell table:style-name="ce19" office:value-type="float" office:value="393">
            <text:p>393</text:p>
          </table:table-cell>
          <table:table-cell table:style-name="ce19" table:formula="of:=[.L400]+2" office:value-type="float" office:value="787">
            <text:p>787</text:p>
          </table:table-cell>
          <table:table-cell table:style-name="ce23" table:formula="of:=INFO.OBBA.OBBA.OBGET(INFO.OBBA.OBBA.OBCALL(&quot;&quot;;[.$B$12];&quot;getRandomNumber&quot;;INFO.OBBA.OBBA.OBMAKE(&quot;&quot;;&quot;int&quot;;[.K401])))" office:value-type="float" office:value="0.710426741126995">
            <text:p>0,710</text:p>
          </table:table-cell>
          <table:table-cell table:style-name="ce23" table:formula="of:=INFO.OBBA.OBBA.OBGET(INFO.OBBA.OBBA.OBCALL(&quot;&quot;;[.$B$12];&quot;getRandomNumber&quot;;INFO.OBBA.OBBA.OBMAKE(&quot;&quot;;&quot;int&quot;;[.L401])))" office:value-type="float" office:value="0.748340821032075">
            <text:p>0,74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4">
            <text:p>394</text:p>
          </table:table-cell>
          <table:table-cell table:style-name="ce23" table:formula="of:=INFO.OBBA.OBBA.OBGET(INFO.OBBA.OBBA.OBCALL(&quot;&quot;;[.$B$12];&quot;getRandomNumber&quot;;INFO.OBBA.OBBA.OBMAKE(&quot;&quot;;&quot;int&quot;;[.H402])))" office:value-type="float" office:value="0.470469333014519">
            <text:p>0,470</text:p>
          </table:table-cell>
          <table:table-cell table:style-name="ce1"/>
          <table:table-cell table:style-name="ce19" office:value-type="float" office:value="394">
            <text:p>394</text:p>
          </table:table-cell>
          <table:table-cell table:style-name="ce19" table:formula="of:=[.L401]+2" office:value-type="float" office:value="789">
            <text:p>789</text:p>
          </table:table-cell>
          <table:table-cell table:style-name="ce23" table:formula="of:=INFO.OBBA.OBBA.OBGET(INFO.OBBA.OBBA.OBCALL(&quot;&quot;;[.$B$12];&quot;getRandomNumber&quot;;INFO.OBBA.OBBA.OBMAKE(&quot;&quot;;&quot;int&quot;;[.K402])))" office:value-type="float" office:value="0.470469333014519">
            <text:p>0,470</text:p>
          </table:table-cell>
          <table:table-cell table:style-name="ce23" table:formula="of:=INFO.OBBA.OBBA.OBGET(INFO.OBBA.OBBA.OBCALL(&quot;&quot;;[.$B$12];&quot;getRandomNumber&quot;;INFO.OBBA.OBBA.OBMAKE(&quot;&quot;;&quot;int&quot;;[.L402])))" office:value-type="float" office:value="0.2539768397785">
            <text:p>0,25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5">
            <text:p>395</text:p>
          </table:table-cell>
          <table:table-cell table:style-name="ce23" table:formula="of:=INFO.OBBA.OBBA.OBGET(INFO.OBBA.OBBA.OBCALL(&quot;&quot;;[.$B$12];&quot;getRandomNumber&quot;;INFO.OBBA.OBBA.OBMAKE(&quot;&quot;;&quot;int&quot;;[.H403])))" office:value-type="float" office:value="0.81425341212602">
            <text:p>0,814</text:p>
          </table:table-cell>
          <table:table-cell table:style-name="ce1"/>
          <table:table-cell table:style-name="ce19" office:value-type="float" office:value="395">
            <text:p>395</text:p>
          </table:table-cell>
          <table:table-cell table:style-name="ce19" table:formula="of:=[.L402]+2" office:value-type="float" office:value="791">
            <text:p>791</text:p>
          </table:table-cell>
          <table:table-cell table:style-name="ce23" table:formula="of:=INFO.OBBA.OBBA.OBGET(INFO.OBBA.OBBA.OBCALL(&quot;&quot;;[.$B$12];&quot;getRandomNumber&quot;;INFO.OBBA.OBBA.OBMAKE(&quot;&quot;;&quot;int&quot;;[.K403])))" office:value-type="float" office:value="0.81425341212602">
            <text:p>0,814</text:p>
          </table:table-cell>
          <table:table-cell table:style-name="ce23" table:formula="of:=INFO.OBBA.OBBA.OBGET(INFO.OBBA.OBBA.OBCALL(&quot;&quot;;[.$B$12];&quot;getRandomNumber&quot;;INFO.OBBA.OBBA.OBMAKE(&quot;&quot;;&quot;int&quot;;[.L403])))" office:value-type="float" office:value="0.421575204041675">
            <text:p>0,42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6">
            <text:p>396</text:p>
          </table:table-cell>
          <table:table-cell table:style-name="ce23" table:formula="of:=INFO.OBBA.OBBA.OBGET(INFO.OBBA.OBBA.OBCALL(&quot;&quot;;[.$B$12];&quot;getRandomNumber&quot;;INFO.OBBA.OBBA.OBMAKE(&quot;&quot;;&quot;int&quot;;[.H404])))" office:value-type="float" office:value="0.96897499438821">
            <text:p>0,969</text:p>
          </table:table-cell>
          <table:table-cell table:style-name="ce1"/>
          <table:table-cell table:style-name="ce19" office:value-type="float" office:value="396">
            <text:p>396</text:p>
          </table:table-cell>
          <table:table-cell table:style-name="ce19" table:formula="of:=[.L403]+2" office:value-type="float" office:value="793">
            <text:p>793</text:p>
          </table:table-cell>
          <table:table-cell table:style-name="ce23" table:formula="of:=INFO.OBBA.OBBA.OBGET(INFO.OBBA.OBBA.OBCALL(&quot;&quot;;[.$B$12];&quot;getRandomNumber&quot;;INFO.OBBA.OBBA.OBMAKE(&quot;&quot;;&quot;int&quot;;[.K404])))" office:value-type="float" office:value="0.96897499438821">
            <text:p>0,969</text:p>
          </table:table-cell>
          <table:table-cell table:style-name="ce23" table:formula="of:=INFO.OBBA.OBBA.OBGET(INFO.OBBA.OBBA.OBCALL(&quot;&quot;;[.$B$12];&quot;getRandomNumber&quot;;INFO.OBBA.OBBA.OBMAKE(&quot;&quot;;&quot;int&quot;;[.L404])))" office:value-type="float" office:value="0.23351648237004">
            <text:p>0,23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7">
            <text:p>397</text:p>
          </table:table-cell>
          <table:table-cell table:style-name="ce23" table:formula="of:=INFO.OBBA.OBBA.OBGET(INFO.OBBA.OBBA.OBCALL(&quot;&quot;;[.$B$12];&quot;getRandomNumber&quot;;INFO.OBBA.OBBA.OBMAKE(&quot;&quot;;&quot;int&quot;;[.H405])))" office:value-type="float" office:value="0.451364839465048">
            <text:p>0,451</text:p>
          </table:table-cell>
          <table:table-cell table:style-name="ce1"/>
          <table:table-cell table:style-name="ce19" office:value-type="float" office:value="397">
            <text:p>397</text:p>
          </table:table-cell>
          <table:table-cell table:style-name="ce19" table:formula="of:=[.L404]+2" office:value-type="float" office:value="795">
            <text:p>795</text:p>
          </table:table-cell>
          <table:table-cell table:style-name="ce23" table:formula="of:=INFO.OBBA.OBBA.OBGET(INFO.OBBA.OBBA.OBCALL(&quot;&quot;;[.$B$12];&quot;getRandomNumber&quot;;INFO.OBBA.OBBA.OBMAKE(&quot;&quot;;&quot;int&quot;;[.K405])))" office:value-type="float" office:value="0.451364839465048">
            <text:p>0,451</text:p>
          </table:table-cell>
          <table:table-cell table:style-name="ce23" table:formula="of:=INFO.OBBA.OBBA.OBGET(INFO.OBBA.OBBA.OBCALL(&quot;&quot;;[.$B$12];&quot;getRandomNumber&quot;;INFO.OBBA.OBBA.OBMAKE(&quot;&quot;;&quot;int&quot;;[.L405])))" office:value-type="float" office:value="0.104989981460766">
            <text:p>0,10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8">
            <text:p>398</text:p>
          </table:table-cell>
          <table:table-cell table:style-name="ce23" table:formula="of:=INFO.OBBA.OBBA.OBGET(INFO.OBBA.OBBA.OBCALL(&quot;&quot;;[.$B$12];&quot;getRandomNumber&quot;;INFO.OBBA.OBBA.OBMAKE(&quot;&quot;;&quot;int&quot;;[.H406])))" office:value-type="float" office:value="0.351828052639144">
            <text:p>0,352</text:p>
          </table:table-cell>
          <table:table-cell table:style-name="ce1"/>
          <table:table-cell table:style-name="ce19" office:value-type="float" office:value="398">
            <text:p>398</text:p>
          </table:table-cell>
          <table:table-cell table:style-name="ce19" table:formula="of:=[.L405]+2" office:value-type="float" office:value="797">
            <text:p>797</text:p>
          </table:table-cell>
          <table:table-cell table:style-name="ce23" table:formula="of:=INFO.OBBA.OBBA.OBGET(INFO.OBBA.OBBA.OBCALL(&quot;&quot;;[.$B$12];&quot;getRandomNumber&quot;;INFO.OBBA.OBBA.OBMAKE(&quot;&quot;;&quot;int&quot;;[.K406])))" office:value-type="float" office:value="0.351828052639144">
            <text:p>0,352</text:p>
          </table:table-cell>
          <table:table-cell table:style-name="ce23" table:formula="of:=INFO.OBBA.OBBA.OBGET(INFO.OBBA.OBBA.OBCALL(&quot;&quot;;[.$B$12];&quot;getRandomNumber&quot;;INFO.OBBA.OBBA.OBMAKE(&quot;&quot;;&quot;int&quot;;[.L406])))" office:value-type="float" office:value="0.189940477372447">
            <text:p>0,19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9">
            <text:p>399</text:p>
          </table:table-cell>
          <table:table-cell table:style-name="ce23" table:formula="of:=INFO.OBBA.OBBA.OBGET(INFO.OBBA.OBBA.OBCALL(&quot;&quot;;[.$B$12];&quot;getRandomNumber&quot;;INFO.OBBA.OBBA.OBMAKE(&quot;&quot;;&quot;int&quot;;[.H407])))" office:value-type="float" office:value="0.512899264043952">
            <text:p>0,513</text:p>
          </table:table-cell>
          <table:table-cell table:style-name="ce1"/>
          <table:table-cell table:style-name="ce19" office:value-type="float" office:value="399">
            <text:p>399</text:p>
          </table:table-cell>
          <table:table-cell table:style-name="ce19" table:formula="of:=[.L406]+2" office:value-type="float" office:value="799">
            <text:p>799</text:p>
          </table:table-cell>
          <table:table-cell table:style-name="ce23" table:formula="of:=INFO.OBBA.OBBA.OBGET(INFO.OBBA.OBBA.OBCALL(&quot;&quot;;[.$B$12];&quot;getRandomNumber&quot;;INFO.OBBA.OBBA.OBMAKE(&quot;&quot;;&quot;int&quot;;[.K407])))" office:value-type="float" office:value="0.512899264043952">
            <text:p>0,513</text:p>
          </table:table-cell>
          <table:table-cell table:style-name="ce23" table:formula="of:=INFO.OBBA.OBBA.OBGET(INFO.OBBA.OBBA.OBCALL(&quot;&quot;;[.$B$12];&quot;getRandomNumber&quot;;INFO.OBBA.OBBA.OBMAKE(&quot;&quot;;&quot;int&quot;;[.L407])))" office:value-type="float" office:value="0.00338294287999835">
            <text:p>0,00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0">
            <text:p>400</text:p>
          </table:table-cell>
          <table:table-cell table:style-name="ce23" table:formula="of:=INFO.OBBA.OBBA.OBGET(INFO.OBBA.OBBA.OBCALL(&quot;&quot;;[.$B$12];&quot;getRandomNumber&quot;;INFO.OBBA.OBBA.OBMAKE(&quot;&quot;;&quot;int&quot;;[.H408])))" office:value-type="float" office:value="0.159125697252472">
            <text:p>0,159</text:p>
          </table:table-cell>
          <table:table-cell table:style-name="ce1"/>
          <table:table-cell table:style-name="ce19" office:value-type="float" office:value="400">
            <text:p>400</text:p>
          </table:table-cell>
          <table:table-cell table:style-name="ce19" table:formula="of:=[.L407]+2" office:value-type="float" office:value="801">
            <text:p>801</text:p>
          </table:table-cell>
          <table:table-cell table:style-name="ce23" table:formula="of:=INFO.OBBA.OBBA.OBGET(INFO.OBBA.OBBA.OBCALL(&quot;&quot;;[.$B$12];&quot;getRandomNumber&quot;;INFO.OBBA.OBBA.OBMAKE(&quot;&quot;;&quot;int&quot;;[.K408])))" office:value-type="float" office:value="0.159125697252472">
            <text:p>0,159</text:p>
          </table:table-cell>
          <table:table-cell table:style-name="ce23" table:formula="of:=INFO.OBBA.OBBA.OBGET(INFO.OBBA.OBBA.OBCALL(&quot;&quot;;[.$B$12];&quot;getRandomNumber&quot;;INFO.OBBA.OBBA.OBMAKE(&quot;&quot;;&quot;int&quot;;[.L408])))" office:value-type="float" office:value="0.661277119763951">
            <text:p>0,66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1">
            <text:p>401</text:p>
          </table:table-cell>
          <table:table-cell table:style-name="ce23" table:formula="of:=INFO.OBBA.OBBA.OBGET(INFO.OBBA.OBBA.OBCALL(&quot;&quot;;[.$B$12];&quot;getRandomNumber&quot;;INFO.OBBA.OBBA.OBMAKE(&quot;&quot;;&quot;int&quot;;[.H409])))" office:value-type="float" office:value="0.908437077685542">
            <text:p>0,908</text:p>
          </table:table-cell>
          <table:table-cell table:style-name="ce1"/>
          <table:table-cell table:style-name="ce19" office:value-type="float" office:value="401">
            <text:p>401</text:p>
          </table:table-cell>
          <table:table-cell table:style-name="ce19" table:formula="of:=[.L408]+2" office:value-type="float" office:value="803">
            <text:p>803</text:p>
          </table:table-cell>
          <table:table-cell table:style-name="ce23" table:formula="of:=INFO.OBBA.OBBA.OBGET(INFO.OBBA.OBBA.OBCALL(&quot;&quot;;[.$B$12];&quot;getRandomNumber&quot;;INFO.OBBA.OBBA.OBMAKE(&quot;&quot;;&quot;int&quot;;[.K409])))" office:value-type="float" office:value="0.908437077685542">
            <text:p>0,908</text:p>
          </table:table-cell>
          <table:table-cell table:style-name="ce23" table:formula="of:=INFO.OBBA.OBBA.OBGET(INFO.OBBA.OBBA.OBCALL(&quot;&quot;;[.$B$12];&quot;getRandomNumber&quot;;INFO.OBBA.OBBA.OBMAKE(&quot;&quot;;&quot;int&quot;;[.L409])))" office:value-type="float" office:value="0.192804293159227">
            <text:p>0,19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2">
            <text:p>402</text:p>
          </table:table-cell>
          <table:table-cell table:style-name="ce23" table:formula="of:=INFO.OBBA.OBBA.OBGET(INFO.OBBA.OBBA.OBCALL(&quot;&quot;;[.$B$12];&quot;getRandomNumber&quot;;INFO.OBBA.OBBA.OBMAKE(&quot;&quot;;&quot;int&quot;;[.H410])))" office:value-type="float" office:value="0.0465853376176098">
            <text:p>0,047</text:p>
          </table:table-cell>
          <table:table-cell table:style-name="ce1"/>
          <table:table-cell table:style-name="ce19" office:value-type="float" office:value="402">
            <text:p>402</text:p>
          </table:table-cell>
          <table:table-cell table:style-name="ce19" table:formula="of:=[.L409]+2" office:value-type="float" office:value="805">
            <text:p>805</text:p>
          </table:table-cell>
          <table:table-cell table:style-name="ce23" table:formula="of:=INFO.OBBA.OBBA.OBGET(INFO.OBBA.OBBA.OBCALL(&quot;&quot;;[.$B$12];&quot;getRandomNumber&quot;;INFO.OBBA.OBBA.OBMAKE(&quot;&quot;;&quot;int&quot;;[.K410])))" office:value-type="float" office:value="0.0465853376176098">
            <text:p>0,047</text:p>
          </table:table-cell>
          <table:table-cell table:style-name="ce23" table:formula="of:=INFO.OBBA.OBBA.OBGET(INFO.OBBA.OBBA.OBCALL(&quot;&quot;;[.$B$12];&quot;getRandomNumber&quot;;INFO.OBBA.OBBA.OBMAKE(&quot;&quot;;&quot;int&quot;;[.L410])))" office:value-type="float" office:value="0.950392986131484">
            <text:p>0,9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3">
            <text:p>403</text:p>
          </table:table-cell>
          <table:table-cell table:style-name="ce23" table:formula="of:=INFO.OBBA.OBBA.OBGET(INFO.OBBA.OBBA.OBCALL(&quot;&quot;;[.$B$12];&quot;getRandomNumber&quot;;INFO.OBBA.OBBA.OBMAKE(&quot;&quot;;&quot;int&quot;;[.H411])))" office:value-type="float" office:value="0.466505717489185">
            <text:p>0,467</text:p>
          </table:table-cell>
          <table:table-cell table:style-name="ce1"/>
          <table:table-cell table:style-name="ce19" office:value-type="float" office:value="403">
            <text:p>403</text:p>
          </table:table-cell>
          <table:table-cell table:style-name="ce19" table:formula="of:=[.L410]+2" office:value-type="float" office:value="807">
            <text:p>807</text:p>
          </table:table-cell>
          <table:table-cell table:style-name="ce23" table:formula="of:=INFO.OBBA.OBBA.OBGET(INFO.OBBA.OBBA.OBCALL(&quot;&quot;;[.$B$12];&quot;getRandomNumber&quot;;INFO.OBBA.OBBA.OBMAKE(&quot;&quot;;&quot;int&quot;;[.K411])))" office:value-type="float" office:value="0.466505717489185">
            <text:p>0,467</text:p>
          </table:table-cell>
          <table:table-cell table:style-name="ce23" table:formula="of:=INFO.OBBA.OBBA.OBGET(INFO.OBBA.OBBA.OBCALL(&quot;&quot;;[.$B$12];&quot;getRandomNumber&quot;;INFO.OBBA.OBBA.OBMAKE(&quot;&quot;;&quot;int&quot;;[.L411])))" office:value-type="float" office:value="0.792144692629107">
            <text:p>0,79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4">
            <text:p>404</text:p>
          </table:table-cell>
          <table:table-cell table:style-name="ce23" table:formula="of:=INFO.OBBA.OBBA.OBGET(INFO.OBBA.OBBA.OBCALL(&quot;&quot;;[.$B$12];&quot;getRandomNumber&quot;;INFO.OBBA.OBBA.OBMAKE(&quot;&quot;;&quot;int&quot;;[.H412])))" office:value-type="float" office:value="0.0368453071979619">
            <text:p>0,037</text:p>
          </table:table-cell>
          <table:table-cell table:style-name="ce1"/>
          <table:table-cell table:style-name="ce19" office:value-type="float" office:value="404">
            <text:p>404</text:p>
          </table:table-cell>
          <table:table-cell table:style-name="ce19" table:formula="of:=[.L411]+2" office:value-type="float" office:value="809">
            <text:p>809</text:p>
          </table:table-cell>
          <table:table-cell table:style-name="ce23" table:formula="of:=INFO.OBBA.OBBA.OBGET(INFO.OBBA.OBBA.OBCALL(&quot;&quot;;[.$B$12];&quot;getRandomNumber&quot;;INFO.OBBA.OBBA.OBMAKE(&quot;&quot;;&quot;int&quot;;[.K412])))" office:value-type="float" office:value="0.0368453071979619">
            <text:p>0,037</text:p>
          </table:table-cell>
          <table:table-cell table:style-name="ce23" table:formula="of:=INFO.OBBA.OBBA.OBGET(INFO.OBBA.OBBA.OBCALL(&quot;&quot;;[.$B$12];&quot;getRandomNumber&quot;;INFO.OBBA.OBBA.OBMAKE(&quot;&quot;;&quot;int&quot;;[.L412])))" office:value-type="float" office:value="0.525184405142286">
            <text:p>0,52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5">
            <text:p>405</text:p>
          </table:table-cell>
          <table:table-cell table:style-name="ce23" table:formula="of:=INFO.OBBA.OBBA.OBGET(INFO.OBBA.OBBA.OBCALL(&quot;&quot;;[.$B$12];&quot;getRandomNumber&quot;;INFO.OBBA.OBBA.OBMAKE(&quot;&quot;;&quot;int&quot;;[.H413])))" office:value-type="float" office:value="0.303615186635789">
            <text:p>0,304</text:p>
          </table:table-cell>
          <table:table-cell table:style-name="ce1"/>
          <table:table-cell table:style-name="ce19" office:value-type="float" office:value="405">
            <text:p>405</text:p>
          </table:table-cell>
          <table:table-cell table:style-name="ce19" table:formula="of:=[.L412]+2" office:value-type="float" office:value="811">
            <text:p>811</text:p>
          </table:table-cell>
          <table:table-cell table:style-name="ce23" table:formula="of:=INFO.OBBA.OBBA.OBGET(INFO.OBBA.OBBA.OBCALL(&quot;&quot;;[.$B$12];&quot;getRandomNumber&quot;;INFO.OBBA.OBBA.OBMAKE(&quot;&quot;;&quot;int&quot;;[.K413])))" office:value-type="float" office:value="0.303615186635789">
            <text:p>0,304</text:p>
          </table:table-cell>
          <table:table-cell table:style-name="ce23" table:formula="of:=INFO.OBBA.OBBA.OBGET(INFO.OBBA.OBBA.OBCALL(&quot;&quot;;[.$B$12];&quot;getRandomNumber&quot;;INFO.OBBA.OBBA.OBMAKE(&quot;&quot;;&quot;int&quot;;[.L413])))" office:value-type="float" office:value="0.850162492929589">
            <text:p>0,8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6">
            <text:p>406</text:p>
          </table:table-cell>
          <table:table-cell table:style-name="ce23" table:formula="of:=INFO.OBBA.OBBA.OBGET(INFO.OBBA.OBBA.OBCALL(&quot;&quot;;[.$B$12];&quot;getRandomNumber&quot;;INFO.OBBA.OBBA.OBMAKE(&quot;&quot;;&quot;int&quot;;[.H414])))" office:value-type="float" office:value="0.962074068088498">
            <text:p>0,962</text:p>
          </table:table-cell>
          <table:table-cell table:style-name="ce1"/>
          <table:table-cell table:style-name="ce19" office:value-type="float" office:value="406">
            <text:p>406</text:p>
          </table:table-cell>
          <table:table-cell table:style-name="ce19" table:formula="of:=[.L413]+2" office:value-type="float" office:value="813">
            <text:p>813</text:p>
          </table:table-cell>
          <table:table-cell table:style-name="ce23" table:formula="of:=INFO.OBBA.OBBA.OBGET(INFO.OBBA.OBBA.OBCALL(&quot;&quot;;[.$B$12];&quot;getRandomNumber&quot;;INFO.OBBA.OBBA.OBMAKE(&quot;&quot;;&quot;int&quot;;[.K414])))" office:value-type="float" office:value="0.962074068088498">
            <text:p>0,962</text:p>
          </table:table-cell>
          <table:table-cell table:style-name="ce23" table:formula="of:=INFO.OBBA.OBBA.OBGET(INFO.OBBA.OBBA.OBCALL(&quot;&quot;;[.$B$12];&quot;getRandomNumber&quot;;INFO.OBBA.OBBA.OBMAKE(&quot;&quot;;&quot;int&quot;;[.L414])))" office:value-type="float" office:value="0.957545732156532">
            <text:p>0,95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7">
            <text:p>407</text:p>
          </table:table-cell>
          <table:table-cell table:style-name="ce23" table:formula="of:=INFO.OBBA.OBBA.OBGET(INFO.OBBA.OBBA.OBCALL(&quot;&quot;;[.$B$12];&quot;getRandomNumber&quot;;INFO.OBBA.OBBA.OBMAKE(&quot;&quot;;&quot;int&quot;;[.H415])))" office:value-type="float" office:value="0.966710889110604">
            <text:p>0,967</text:p>
          </table:table-cell>
          <table:table-cell table:style-name="ce1"/>
          <table:table-cell table:style-name="ce19" office:value-type="float" office:value="407">
            <text:p>407</text:p>
          </table:table-cell>
          <table:table-cell table:style-name="ce19" table:formula="of:=[.L414]+2" office:value-type="float" office:value="815">
            <text:p>815</text:p>
          </table:table-cell>
          <table:table-cell table:style-name="ce23" table:formula="of:=INFO.OBBA.OBBA.OBGET(INFO.OBBA.OBBA.OBCALL(&quot;&quot;;[.$B$12];&quot;getRandomNumber&quot;;INFO.OBBA.OBBA.OBMAKE(&quot;&quot;;&quot;int&quot;;[.K415])))" office:value-type="float" office:value="0.966710889110604">
            <text:p>0,967</text:p>
          </table:table-cell>
          <table:table-cell table:style-name="ce23" table:formula="of:=INFO.OBBA.OBBA.OBGET(INFO.OBBA.OBBA.OBCALL(&quot;&quot;;[.$B$12];&quot;getRandomNumber&quot;;INFO.OBBA.OBBA.OBMAKE(&quot;&quot;;&quot;int&quot;;[.L415])))" office:value-type="float" office:value="0.256015772254619">
            <text:p>0,25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8">
            <text:p>408</text:p>
          </table:table-cell>
          <table:table-cell table:style-name="ce23" table:formula="of:=INFO.OBBA.OBBA.OBGET(INFO.OBBA.OBBA.OBCALL(&quot;&quot;;[.$B$12];&quot;getRandomNumber&quot;;INFO.OBBA.OBBA.OBMAKE(&quot;&quot;;&quot;int&quot;;[.H416])))" office:value-type="float" office:value="0.103600591389094">
            <text:p>0,104</text:p>
          </table:table-cell>
          <table:table-cell table:style-name="ce1"/>
          <table:table-cell table:style-name="ce19" office:value-type="float" office:value="408">
            <text:p>408</text:p>
          </table:table-cell>
          <table:table-cell table:style-name="ce19" table:formula="of:=[.L415]+2" office:value-type="float" office:value="817">
            <text:p>817</text:p>
          </table:table-cell>
          <table:table-cell table:style-name="ce23" table:formula="of:=INFO.OBBA.OBBA.OBGET(INFO.OBBA.OBBA.OBCALL(&quot;&quot;;[.$B$12];&quot;getRandomNumber&quot;;INFO.OBBA.OBBA.OBMAKE(&quot;&quot;;&quot;int&quot;;[.K416])))" office:value-type="float" office:value="0.103600591389094">
            <text:p>0,104</text:p>
          </table:table-cell>
          <table:table-cell table:style-name="ce23" table:formula="of:=INFO.OBBA.OBBA.OBGET(INFO.OBBA.OBBA.OBCALL(&quot;&quot;;[.$B$12];&quot;getRandomNumber&quot;;INFO.OBBA.OBBA.OBMAKE(&quot;&quot;;&quot;int&quot;;[.L416])))" office:value-type="float" office:value="0.327386954548642">
            <text:p>0,32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9">
            <text:p>409</text:p>
          </table:table-cell>
          <table:table-cell table:style-name="ce23" table:formula="of:=INFO.OBBA.OBBA.OBGET(INFO.OBBA.OBBA.OBCALL(&quot;&quot;;[.$B$12];&quot;getRandomNumber&quot;;INFO.OBBA.OBBA.OBMAKE(&quot;&quot;;&quot;int&quot;;[.H417])))" office:value-type="float" office:value="0.513273933093358">
            <text:p>0,513</text:p>
          </table:table-cell>
          <table:table-cell table:style-name="ce1"/>
          <table:table-cell table:style-name="ce19" office:value-type="float" office:value="409">
            <text:p>409</text:p>
          </table:table-cell>
          <table:table-cell table:style-name="ce19" table:formula="of:=[.L416]+2" office:value-type="float" office:value="819">
            <text:p>819</text:p>
          </table:table-cell>
          <table:table-cell table:style-name="ce23" table:formula="of:=INFO.OBBA.OBBA.OBGET(INFO.OBBA.OBBA.OBCALL(&quot;&quot;;[.$B$12];&quot;getRandomNumber&quot;;INFO.OBBA.OBBA.OBMAKE(&quot;&quot;;&quot;int&quot;;[.K417])))" office:value-type="float" office:value="0.513273933093358">
            <text:p>0,513</text:p>
          </table:table-cell>
          <table:table-cell table:style-name="ce23" table:formula="of:=INFO.OBBA.OBBA.OBGET(INFO.OBBA.OBBA.OBCALL(&quot;&quot;;[.$B$12];&quot;getRandomNumber&quot;;INFO.OBBA.OBBA.OBMAKE(&quot;&quot;;&quot;int&quot;;[.L417])))" office:value-type="float" office:value="0.542242133336003">
            <text:p>0,54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0">
            <text:p>410</text:p>
          </table:table-cell>
          <table:table-cell table:style-name="ce23" table:formula="of:=INFO.OBBA.OBBA.OBGET(INFO.OBBA.OBBA.OBCALL(&quot;&quot;;[.$B$12];&quot;getRandomNumber&quot;;INFO.OBBA.OBBA.OBMAKE(&quot;&quot;;&quot;int&quot;;[.H418])))" office:value-type="float" office:value="0.466045855340459">
            <text:p>0,466</text:p>
          </table:table-cell>
          <table:table-cell table:style-name="ce1"/>
          <table:table-cell table:style-name="ce19" office:value-type="float" office:value="410">
            <text:p>410</text:p>
          </table:table-cell>
          <table:table-cell table:style-name="ce19" table:formula="of:=[.L417]+2" office:value-type="float" office:value="821">
            <text:p>821</text:p>
          </table:table-cell>
          <table:table-cell table:style-name="ce23" table:formula="of:=INFO.OBBA.OBBA.OBGET(INFO.OBBA.OBBA.OBCALL(&quot;&quot;;[.$B$12];&quot;getRandomNumber&quot;;INFO.OBBA.OBBA.OBMAKE(&quot;&quot;;&quot;int&quot;;[.K418])))" office:value-type="float" office:value="0.466045855340459">
            <text:p>0,466</text:p>
          </table:table-cell>
          <table:table-cell table:style-name="ce23" table:formula="of:=INFO.OBBA.OBBA.OBGET(INFO.OBBA.OBBA.OBCALL(&quot;&quot;;[.$B$12];&quot;getRandomNumber&quot;;INFO.OBBA.OBBA.OBMAKE(&quot;&quot;;&quot;int&quot;;[.L418])))" office:value-type="float" office:value="0.780231045436484">
            <text:p>0,78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1">
            <text:p>411</text:p>
          </table:table-cell>
          <table:table-cell table:style-name="ce23" table:formula="of:=INFO.OBBA.OBBA.OBGET(INFO.OBBA.OBBA.OBCALL(&quot;&quot;;[.$B$12];&quot;getRandomNumber&quot;;INFO.OBBA.OBBA.OBMAKE(&quot;&quot;;&quot;int&quot;;[.H419])))" office:value-type="float" office:value="0.357289003814713">
            <text:p>0,357</text:p>
          </table:table-cell>
          <table:table-cell table:style-name="ce1"/>
          <table:table-cell table:style-name="ce19" office:value-type="float" office:value="411">
            <text:p>411</text:p>
          </table:table-cell>
          <table:table-cell table:style-name="ce19" table:formula="of:=[.L418]+2" office:value-type="float" office:value="823">
            <text:p>823</text:p>
          </table:table-cell>
          <table:table-cell table:style-name="ce23" table:formula="of:=INFO.OBBA.OBBA.OBGET(INFO.OBBA.OBBA.OBCALL(&quot;&quot;;[.$B$12];&quot;getRandomNumber&quot;;INFO.OBBA.OBBA.OBMAKE(&quot;&quot;;&quot;int&quot;;[.K419])))" office:value-type="float" office:value="0.357289003814713">
            <text:p>0,357</text:p>
          </table:table-cell>
          <table:table-cell table:style-name="ce23" table:formula="of:=INFO.OBBA.OBBA.OBGET(INFO.OBBA.OBBA.OBCALL(&quot;&quot;;[.$B$12];&quot;getRandomNumber&quot;;INFO.OBBA.OBBA.OBMAKE(&quot;&quot;;&quot;int&quot;;[.L419])))" office:value-type="float" office:value="0.390282277182221">
            <text:p>0,39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2">
            <text:p>412</text:p>
          </table:table-cell>
          <table:table-cell table:style-name="ce23" table:formula="of:=INFO.OBBA.OBBA.OBGET(INFO.OBBA.OBBA.OBCALL(&quot;&quot;;[.$B$12];&quot;getRandomNumber&quot;;INFO.OBBA.OBBA.OBMAKE(&quot;&quot;;&quot;int&quot;;[.H420])))" office:value-type="float" office:value="0.966079101784659">
            <text:p>0,966</text:p>
          </table:table-cell>
          <table:table-cell table:style-name="ce1"/>
          <table:table-cell table:style-name="ce19" office:value-type="float" office:value="412">
            <text:p>412</text:p>
          </table:table-cell>
          <table:table-cell table:style-name="ce19" table:formula="of:=[.L419]+2" office:value-type="float" office:value="825">
            <text:p>825</text:p>
          </table:table-cell>
          <table:table-cell table:style-name="ce23" table:formula="of:=INFO.OBBA.OBBA.OBGET(INFO.OBBA.OBBA.OBCALL(&quot;&quot;;[.$B$12];&quot;getRandomNumber&quot;;INFO.OBBA.OBBA.OBMAKE(&quot;&quot;;&quot;int&quot;;[.K420])))" office:value-type="float" office:value="0.966079101784659">
            <text:p>0,966</text:p>
          </table:table-cell>
          <table:table-cell table:style-name="ce23" table:formula="of:=INFO.OBBA.OBBA.OBGET(INFO.OBBA.OBBA.OBCALL(&quot;&quot;;[.$B$12];&quot;getRandomNumber&quot;;INFO.OBBA.OBBA.OBMAKE(&quot;&quot;;&quot;int&quot;;[.L420])))" office:value-type="float" office:value="0.958980611007318">
            <text:p>0,95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3">
            <text:p>413</text:p>
          </table:table-cell>
          <table:table-cell table:style-name="ce23" table:formula="of:=INFO.OBBA.OBBA.OBGET(INFO.OBBA.OBBA.OBCALL(&quot;&quot;;[.$B$12];&quot;getRandomNumber&quot;;INFO.OBBA.OBBA.OBMAKE(&quot;&quot;;&quot;int&quot;;[.H421])))" office:value-type="float" office:value="0.501042139553482">
            <text:p>0,501</text:p>
          </table:table-cell>
          <table:table-cell table:style-name="ce1"/>
          <table:table-cell table:style-name="ce19" office:value-type="float" office:value="413">
            <text:p>413</text:p>
          </table:table-cell>
          <table:table-cell table:style-name="ce19" table:formula="of:=[.L420]+2" office:value-type="float" office:value="827">
            <text:p>827</text:p>
          </table:table-cell>
          <table:table-cell table:style-name="ce23" table:formula="of:=INFO.OBBA.OBBA.OBGET(INFO.OBBA.OBBA.OBCALL(&quot;&quot;;[.$B$12];&quot;getRandomNumber&quot;;INFO.OBBA.OBBA.OBMAKE(&quot;&quot;;&quot;int&quot;;[.K421])))" office:value-type="float" office:value="0.501042139553482">
            <text:p>0,501</text:p>
          </table:table-cell>
          <table:table-cell table:style-name="ce23" table:formula="of:=INFO.OBBA.OBBA.OBGET(INFO.OBBA.OBBA.OBCALL(&quot;&quot;;[.$B$12];&quot;getRandomNumber&quot;;INFO.OBBA.OBBA.OBMAKE(&quot;&quot;;&quot;int&quot;;[.L421])))" office:value-type="float" office:value="0.148773559589961">
            <text:p>0,14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4">
            <text:p>414</text:p>
          </table:table-cell>
          <table:table-cell table:style-name="ce23" table:formula="of:=INFO.OBBA.OBBA.OBGET(INFO.OBBA.OBBA.OBCALL(&quot;&quot;;[.$B$12];&quot;getRandomNumber&quot;;INFO.OBBA.OBBA.OBMAKE(&quot;&quot;;&quot;int&quot;;[.H422])))" office:value-type="float" office:value="0.518252857934583">
            <text:p>0,518</text:p>
          </table:table-cell>
          <table:table-cell table:style-name="ce1"/>
          <table:table-cell table:style-name="ce19" office:value-type="float" office:value="414">
            <text:p>414</text:p>
          </table:table-cell>
          <table:table-cell table:style-name="ce19" table:formula="of:=[.L421]+2" office:value-type="float" office:value="829">
            <text:p>829</text:p>
          </table:table-cell>
          <table:table-cell table:style-name="ce23" table:formula="of:=INFO.OBBA.OBBA.OBGET(INFO.OBBA.OBBA.OBCALL(&quot;&quot;;[.$B$12];&quot;getRandomNumber&quot;;INFO.OBBA.OBBA.OBMAKE(&quot;&quot;;&quot;int&quot;;[.K422])))" office:value-type="float" office:value="0.518252857934583">
            <text:p>0,518</text:p>
          </table:table-cell>
          <table:table-cell table:style-name="ce23" table:formula="of:=INFO.OBBA.OBBA.OBGET(INFO.OBBA.OBBA.OBCALL(&quot;&quot;;[.$B$12];&quot;getRandomNumber&quot;;INFO.OBBA.OBBA.OBMAKE(&quot;&quot;;&quot;int&quot;;[.L422])))" office:value-type="float" office:value="0.344704905194102">
            <text:p>0,34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5">
            <text:p>415</text:p>
          </table:table-cell>
          <table:table-cell table:style-name="ce23" table:formula="of:=INFO.OBBA.OBBA.OBGET(INFO.OBBA.OBBA.OBCALL(&quot;&quot;;[.$B$12];&quot;getRandomNumber&quot;;INFO.OBBA.OBBA.OBMAKE(&quot;&quot;;&quot;int&quot;;[.H423])))" office:value-type="float" office:value="0.395434564505935">
            <text:p>0,395</text:p>
          </table:table-cell>
          <table:table-cell table:style-name="ce1"/>
          <table:table-cell table:style-name="ce19" office:value-type="float" office:value="415">
            <text:p>415</text:p>
          </table:table-cell>
          <table:table-cell table:style-name="ce19" table:formula="of:=[.L422]+2" office:value-type="float" office:value="831">
            <text:p>831</text:p>
          </table:table-cell>
          <table:table-cell table:style-name="ce23" table:formula="of:=INFO.OBBA.OBBA.OBGET(INFO.OBBA.OBBA.OBCALL(&quot;&quot;;[.$B$12];&quot;getRandomNumber&quot;;INFO.OBBA.OBBA.OBMAKE(&quot;&quot;;&quot;int&quot;;[.K423])))" office:value-type="float" office:value="0.395434564505935">
            <text:p>0,395</text:p>
          </table:table-cell>
          <table:table-cell table:style-name="ce23" table:formula="of:=INFO.OBBA.OBBA.OBGET(INFO.OBBA.OBBA.OBCALL(&quot;&quot;;[.$B$12];&quot;getRandomNumber&quot;;INFO.OBBA.OBBA.OBMAKE(&quot;&quot;;&quot;int&quot;;[.L423])))" office:value-type="float" office:value="0.731949486724199">
            <text:p>0,73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6">
            <text:p>416</text:p>
          </table:table-cell>
          <table:table-cell table:style-name="ce23" table:formula="of:=INFO.OBBA.OBBA.OBGET(INFO.OBBA.OBBA.OBCALL(&quot;&quot;;[.$B$12];&quot;getRandomNumber&quot;;INFO.OBBA.OBBA.OBMAKE(&quot;&quot;;&quot;int&quot;;[.H424])))" office:value-type="float" office:value="0.363232299847691">
            <text:p>0,363</text:p>
          </table:table-cell>
          <table:table-cell table:style-name="ce1"/>
          <table:table-cell table:style-name="ce19" office:value-type="float" office:value="416">
            <text:p>416</text:p>
          </table:table-cell>
          <table:table-cell table:style-name="ce19" table:formula="of:=[.L423]+2" office:value-type="float" office:value="833">
            <text:p>833</text:p>
          </table:table-cell>
          <table:table-cell table:style-name="ce23" table:formula="of:=INFO.OBBA.OBBA.OBGET(INFO.OBBA.OBBA.OBCALL(&quot;&quot;;[.$B$12];&quot;getRandomNumber&quot;;INFO.OBBA.OBBA.OBMAKE(&quot;&quot;;&quot;int&quot;;[.K424])))" office:value-type="float" office:value="0.363232299847691">
            <text:p>0,363</text:p>
          </table:table-cell>
          <table:table-cell table:style-name="ce23" table:formula="of:=INFO.OBBA.OBBA.OBGET(INFO.OBBA.OBBA.OBCALL(&quot;&quot;;[.$B$12];&quot;getRandomNumber&quot;;INFO.OBBA.OBBA.OBMAKE(&quot;&quot;;&quot;int&quot;;[.L424])))" office:value-type="float" office:value="0.201158081702009">
            <text:p>0,20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7">
            <text:p>417</text:p>
          </table:table-cell>
          <table:table-cell table:style-name="ce23" table:formula="of:=INFO.OBBA.OBBA.OBGET(INFO.OBBA.OBBA.OBCALL(&quot;&quot;;[.$B$12];&quot;getRandomNumber&quot;;INFO.OBBA.OBBA.OBMAKE(&quot;&quot;;&quot;int&quot;;[.H425])))" office:value-type="float" office:value="0.738495797759572">
            <text:p>0,738</text:p>
          </table:table-cell>
          <table:table-cell table:style-name="ce1"/>
          <table:table-cell table:style-name="ce19" office:value-type="float" office:value="417">
            <text:p>417</text:p>
          </table:table-cell>
          <table:table-cell table:style-name="ce19" table:formula="of:=[.L424]+2" office:value-type="float" office:value="835">
            <text:p>835</text:p>
          </table:table-cell>
          <table:table-cell table:style-name="ce23" table:formula="of:=INFO.OBBA.OBBA.OBGET(INFO.OBBA.OBBA.OBCALL(&quot;&quot;;[.$B$12];&quot;getRandomNumber&quot;;INFO.OBBA.OBBA.OBMAKE(&quot;&quot;;&quot;int&quot;;[.K425])))" office:value-type="float" office:value="0.738495797759572">
            <text:p>0,738</text:p>
          </table:table-cell>
          <table:table-cell table:style-name="ce23" table:formula="of:=INFO.OBBA.OBBA.OBGET(INFO.OBBA.OBBA.OBCALL(&quot;&quot;;[.$B$12];&quot;getRandomNumber&quot;;INFO.OBBA.OBBA.OBMAKE(&quot;&quot;;&quot;int&quot;;[.L425])))" office:value-type="float" office:value="0.442332402715075">
            <text:p>0,44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8">
            <text:p>418</text:p>
          </table:table-cell>
          <table:table-cell table:style-name="ce23" table:formula="of:=INFO.OBBA.OBBA.OBGET(INFO.OBBA.OBBA.OBCALL(&quot;&quot;;[.$B$12];&quot;getRandomNumber&quot;;INFO.OBBA.OBBA.OBMAKE(&quot;&quot;;&quot;int&quot;;[.H426])))" office:value-type="float" office:value="0.332316756450995">
            <text:p>0,332</text:p>
          </table:table-cell>
          <table:table-cell table:style-name="ce1"/>
          <table:table-cell table:style-name="ce19" office:value-type="float" office:value="418">
            <text:p>418</text:p>
          </table:table-cell>
          <table:table-cell table:style-name="ce19" table:formula="of:=[.L425]+2" office:value-type="float" office:value="837">
            <text:p>837</text:p>
          </table:table-cell>
          <table:table-cell table:style-name="ce23" table:formula="of:=INFO.OBBA.OBBA.OBGET(INFO.OBBA.OBBA.OBCALL(&quot;&quot;;[.$B$12];&quot;getRandomNumber&quot;;INFO.OBBA.OBBA.OBMAKE(&quot;&quot;;&quot;int&quot;;[.K426])))" office:value-type="float" office:value="0.332316756450995">
            <text:p>0,332</text:p>
          </table:table-cell>
          <table:table-cell table:style-name="ce23" table:formula="of:=INFO.OBBA.OBBA.OBGET(INFO.OBBA.OBBA.OBCALL(&quot;&quot;;[.$B$12];&quot;getRandomNumber&quot;;INFO.OBBA.OBBA.OBMAKE(&quot;&quot;;&quot;int&quot;;[.L426])))" office:value-type="float" office:value="0.136341547600474">
            <text:p>0,13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9">
            <text:p>419</text:p>
          </table:table-cell>
          <table:table-cell table:style-name="ce23" table:formula="of:=INFO.OBBA.OBBA.OBGET(INFO.OBBA.OBBA.OBCALL(&quot;&quot;;[.$B$12];&quot;getRandomNumber&quot;;INFO.OBBA.OBBA.OBMAKE(&quot;&quot;;&quot;int&quot;;[.H427])))" office:value-type="float" office:value="0.949554245340301">
            <text:p>0,950</text:p>
          </table:table-cell>
          <table:table-cell table:style-name="ce1"/>
          <table:table-cell table:style-name="ce19" office:value-type="float" office:value="419">
            <text:p>419</text:p>
          </table:table-cell>
          <table:table-cell table:style-name="ce19" table:formula="of:=[.L426]+2" office:value-type="float" office:value="839">
            <text:p>839</text:p>
          </table:table-cell>
          <table:table-cell table:style-name="ce23" table:formula="of:=INFO.OBBA.OBBA.OBGET(INFO.OBBA.OBBA.OBCALL(&quot;&quot;;[.$B$12];&quot;getRandomNumber&quot;;INFO.OBBA.OBBA.OBMAKE(&quot;&quot;;&quot;int&quot;;[.K427])))" office:value-type="float" office:value="0.949554245340301">
            <text:p>0,950</text:p>
          </table:table-cell>
          <table:table-cell table:style-name="ce23" table:formula="of:=INFO.OBBA.OBBA.OBGET(INFO.OBBA.OBBA.OBCALL(&quot;&quot;;[.$B$12];&quot;getRandomNumber&quot;;INFO.OBBA.OBBA.OBMAKE(&quot;&quot;;&quot;int&quot;;[.L427])))" office:value-type="float" office:value="0.316551032461068">
            <text:p>0,31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0">
            <text:p>420</text:p>
          </table:table-cell>
          <table:table-cell table:style-name="ce23" table:formula="of:=INFO.OBBA.OBBA.OBGET(INFO.OBBA.OBBA.OBCALL(&quot;&quot;;[.$B$12];&quot;getRandomNumber&quot;;INFO.OBBA.OBBA.OBMAKE(&quot;&quot;;&quot;int&quot;;[.H428])))" office:value-type="float" office:value="0.892794908915678">
            <text:p>0,893</text:p>
          </table:table-cell>
          <table:table-cell table:style-name="ce1"/>
          <table:table-cell table:style-name="ce19" office:value-type="float" office:value="420">
            <text:p>420</text:p>
          </table:table-cell>
          <table:table-cell table:style-name="ce19" table:formula="of:=[.L427]+2" office:value-type="float" office:value="841">
            <text:p>841</text:p>
          </table:table-cell>
          <table:table-cell table:style-name="ce23" table:formula="of:=INFO.OBBA.OBBA.OBGET(INFO.OBBA.OBBA.OBCALL(&quot;&quot;;[.$B$12];&quot;getRandomNumber&quot;;INFO.OBBA.OBBA.OBMAKE(&quot;&quot;;&quot;int&quot;;[.K428])))" office:value-type="float" office:value="0.892794908915678">
            <text:p>0,893</text:p>
          </table:table-cell>
          <table:table-cell table:style-name="ce23" table:formula="of:=INFO.OBBA.OBBA.OBGET(INFO.OBBA.OBBA.OBCALL(&quot;&quot;;[.$B$12];&quot;getRandomNumber&quot;;INFO.OBBA.OBBA.OBMAKE(&quot;&quot;;&quot;int&quot;;[.L428])))" office:value-type="float" office:value="0.478016120139997">
            <text:p>0,47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1">
            <text:p>421</text:p>
          </table:table-cell>
          <table:table-cell table:style-name="ce23" table:formula="of:=INFO.OBBA.OBBA.OBGET(INFO.OBBA.OBBA.OBCALL(&quot;&quot;;[.$B$12];&quot;getRandomNumber&quot;;INFO.OBBA.OBBA.OBMAKE(&quot;&quot;;&quot;int&quot;;[.H429])))" office:value-type="float" office:value="0.39084955706842">
            <text:p>0,391</text:p>
          </table:table-cell>
          <table:table-cell table:style-name="ce1"/>
          <table:table-cell table:style-name="ce19" office:value-type="float" office:value="421">
            <text:p>421</text:p>
          </table:table-cell>
          <table:table-cell table:style-name="ce19" table:formula="of:=[.L428]+2" office:value-type="float" office:value="843">
            <text:p>843</text:p>
          </table:table-cell>
          <table:table-cell table:style-name="ce23" table:formula="of:=INFO.OBBA.OBBA.OBGET(INFO.OBBA.OBBA.OBCALL(&quot;&quot;;[.$B$12];&quot;getRandomNumber&quot;;INFO.OBBA.OBBA.OBMAKE(&quot;&quot;;&quot;int&quot;;[.K429])))" office:value-type="float" office:value="0.39084955706842">
            <text:p>0,391</text:p>
          </table:table-cell>
          <table:table-cell table:style-name="ce23" table:formula="of:=INFO.OBBA.OBBA.OBGET(INFO.OBBA.OBBA.OBCALL(&quot;&quot;;[.$B$12];&quot;getRandomNumber&quot;;INFO.OBBA.OBBA.OBMAKE(&quot;&quot;;&quot;int&quot;;[.L429])))" office:value-type="float" office:value="0.449582210565111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2">
            <text:p>422</text:p>
          </table:table-cell>
          <table:table-cell table:style-name="ce23" table:formula="of:=INFO.OBBA.OBBA.OBGET(INFO.OBBA.OBBA.OBCALL(&quot;&quot;;[.$B$12];&quot;getRandomNumber&quot;;INFO.OBBA.OBBA.OBMAKE(&quot;&quot;;&quot;int&quot;;[.H430])))" office:value-type="float" office:value="0.347018825926455">
            <text:p>0,347</text:p>
          </table:table-cell>
          <table:table-cell table:style-name="ce1"/>
          <table:table-cell table:style-name="ce19" office:value-type="float" office:value="422">
            <text:p>422</text:p>
          </table:table-cell>
          <table:table-cell table:style-name="ce19" table:formula="of:=[.L429]+2" office:value-type="float" office:value="845">
            <text:p>845</text:p>
          </table:table-cell>
          <table:table-cell table:style-name="ce23" table:formula="of:=INFO.OBBA.OBBA.OBGET(INFO.OBBA.OBBA.OBCALL(&quot;&quot;;[.$B$12];&quot;getRandomNumber&quot;;INFO.OBBA.OBBA.OBMAKE(&quot;&quot;;&quot;int&quot;;[.K430])))" office:value-type="float" office:value="0.347018825926455">
            <text:p>0,347</text:p>
          </table:table-cell>
          <table:table-cell table:style-name="ce23" table:formula="of:=INFO.OBBA.OBBA.OBGET(INFO.OBBA.OBBA.OBCALL(&quot;&quot;;[.$B$12];&quot;getRandomNumber&quot;;INFO.OBBA.OBBA.OBMAKE(&quot;&quot;;&quot;int&quot;;[.L430])))" office:value-type="float" office:value="0.115251670024456">
            <text:p>0,11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3">
            <text:p>423</text:p>
          </table:table-cell>
          <table:table-cell table:style-name="ce23" table:formula="of:=INFO.OBBA.OBBA.OBGET(INFO.OBBA.OBBA.OBCALL(&quot;&quot;;[.$B$12];&quot;getRandomNumber&quot;;INFO.OBBA.OBBA.OBMAKE(&quot;&quot;;&quot;int&quot;;[.H431])))" office:value-type="float" office:value="0.590800051089876">
            <text:p>0,591</text:p>
          </table:table-cell>
          <table:table-cell table:style-name="ce1"/>
          <table:table-cell table:style-name="ce19" office:value-type="float" office:value="423">
            <text:p>423</text:p>
          </table:table-cell>
          <table:table-cell table:style-name="ce19" table:formula="of:=[.L430]+2" office:value-type="float" office:value="847">
            <text:p>847</text:p>
          </table:table-cell>
          <table:table-cell table:style-name="ce23" table:formula="of:=INFO.OBBA.OBBA.OBGET(INFO.OBBA.OBBA.OBCALL(&quot;&quot;;[.$B$12];&quot;getRandomNumber&quot;;INFO.OBBA.OBBA.OBMAKE(&quot;&quot;;&quot;int&quot;;[.K431])))" office:value-type="float" office:value="0.590800051089876">
            <text:p>0,591</text:p>
          </table:table-cell>
          <table:table-cell table:style-name="ce23" table:formula="of:=INFO.OBBA.OBBA.OBGET(INFO.OBBA.OBBA.OBCALL(&quot;&quot;;[.$B$12];&quot;getRandomNumber&quot;;INFO.OBBA.OBBA.OBMAKE(&quot;&quot;;&quot;int&quot;;[.L431])))" office:value-type="float" office:value="0.991787952945415">
            <text:p>0,99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4">
            <text:p>424</text:p>
          </table:table-cell>
          <table:table-cell table:style-name="ce23" table:formula="of:=INFO.OBBA.OBBA.OBGET(INFO.OBBA.OBBA.OBCALL(&quot;&quot;;[.$B$12];&quot;getRandomNumber&quot;;INFO.OBBA.OBBA.OBMAKE(&quot;&quot;;&quot;int&quot;;[.H432])))" office:value-type="float" office:value="0.773578304518487">
            <text:p>0,774</text:p>
          </table:table-cell>
          <table:table-cell table:style-name="ce1"/>
          <table:table-cell table:style-name="ce19" office:value-type="float" office:value="424">
            <text:p>424</text:p>
          </table:table-cell>
          <table:table-cell table:style-name="ce19" table:formula="of:=[.L431]+2" office:value-type="float" office:value="849">
            <text:p>849</text:p>
          </table:table-cell>
          <table:table-cell table:style-name="ce23" table:formula="of:=INFO.OBBA.OBBA.OBGET(INFO.OBBA.OBBA.OBCALL(&quot;&quot;;[.$B$12];&quot;getRandomNumber&quot;;INFO.OBBA.OBBA.OBMAKE(&quot;&quot;;&quot;int&quot;;[.K432])))" office:value-type="float" office:value="0.773578304518487">
            <text:p>0,774</text:p>
          </table:table-cell>
          <table:table-cell table:style-name="ce23" table:formula="of:=INFO.OBBA.OBBA.OBGET(INFO.OBBA.OBBA.OBCALL(&quot;&quot;;[.$B$12];&quot;getRandomNumber&quot;;INFO.OBBA.OBBA.OBMAKE(&quot;&quot;;&quot;int&quot;;[.L432])))" office:value-type="float" office:value="0.903448274415783">
            <text:p>0,90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5">
            <text:p>425</text:p>
          </table:table-cell>
          <table:table-cell table:style-name="ce23" table:formula="of:=INFO.OBBA.OBBA.OBGET(INFO.OBBA.OBBA.OBCALL(&quot;&quot;;[.$B$12];&quot;getRandomNumber&quot;;INFO.OBBA.OBBA.OBMAKE(&quot;&quot;;&quot;int&quot;;[.H433])))" office:value-type="float" office:value="0.404027326074322">
            <text:p>0,404</text:p>
          </table:table-cell>
          <table:table-cell table:style-name="ce1"/>
          <table:table-cell table:style-name="ce19" office:value-type="float" office:value="425">
            <text:p>425</text:p>
          </table:table-cell>
          <table:table-cell table:style-name="ce19" table:formula="of:=[.L432]+2" office:value-type="float" office:value="851">
            <text:p>851</text:p>
          </table:table-cell>
          <table:table-cell table:style-name="ce23" table:formula="of:=INFO.OBBA.OBBA.OBGET(INFO.OBBA.OBBA.OBCALL(&quot;&quot;;[.$B$12];&quot;getRandomNumber&quot;;INFO.OBBA.OBBA.OBMAKE(&quot;&quot;;&quot;int&quot;;[.K433])))" office:value-type="float" office:value="0.404027326074322">
            <text:p>0,404</text:p>
          </table:table-cell>
          <table:table-cell table:style-name="ce23" table:formula="of:=INFO.OBBA.OBBA.OBGET(INFO.OBBA.OBBA.OBCALL(&quot;&quot;;[.$B$12];&quot;getRandomNumber&quot;;INFO.OBBA.OBBA.OBMAKE(&quot;&quot;;&quot;int&quot;;[.L433])))" office:value-type="float" office:value="0.938637808646398">
            <text:p>0,93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6">
            <text:p>426</text:p>
          </table:table-cell>
          <table:table-cell table:style-name="ce23" table:formula="of:=INFO.OBBA.OBBA.OBGET(INFO.OBBA.OBBA.OBCALL(&quot;&quot;;[.$B$12];&quot;getRandomNumber&quot;;INFO.OBBA.OBBA.OBMAKE(&quot;&quot;;&quot;int&quot;;[.H434])))" office:value-type="float" office:value="0.800828809935259">
            <text:p>0,801</text:p>
          </table:table-cell>
          <table:table-cell table:style-name="ce1"/>
          <table:table-cell table:style-name="ce19" office:value-type="float" office:value="426">
            <text:p>426</text:p>
          </table:table-cell>
          <table:table-cell table:style-name="ce19" table:formula="of:=[.L433]+2" office:value-type="float" office:value="853">
            <text:p>853</text:p>
          </table:table-cell>
          <table:table-cell table:style-name="ce23" table:formula="of:=INFO.OBBA.OBBA.OBGET(INFO.OBBA.OBBA.OBCALL(&quot;&quot;;[.$B$12];&quot;getRandomNumber&quot;;INFO.OBBA.OBBA.OBMAKE(&quot;&quot;;&quot;int&quot;;[.K434])))" office:value-type="float" office:value="0.800828809935259">
            <text:p>0,801</text:p>
          </table:table-cell>
          <table:table-cell table:style-name="ce23" table:formula="of:=INFO.OBBA.OBBA.OBGET(INFO.OBBA.OBBA.OBCALL(&quot;&quot;;[.$B$12];&quot;getRandomNumber&quot;;INFO.OBBA.OBBA.OBMAKE(&quot;&quot;;&quot;int&quot;;[.L434])))" office:value-type="float" office:value="0.386471585491098">
            <text:p>0,38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7">
            <text:p>427</text:p>
          </table:table-cell>
          <table:table-cell table:style-name="ce23" table:formula="of:=INFO.OBBA.OBBA.OBGET(INFO.OBBA.OBBA.OBCALL(&quot;&quot;;[.$B$12];&quot;getRandomNumber&quot;;INFO.OBBA.OBBA.OBMAKE(&quot;&quot;;&quot;int&quot;;[.H435])))" office:value-type="float" office:value="0.204718114103466">
            <text:p>0,205</text:p>
          </table:table-cell>
          <table:table-cell table:style-name="ce1"/>
          <table:table-cell table:style-name="ce19" office:value-type="float" office:value="427">
            <text:p>427</text:p>
          </table:table-cell>
          <table:table-cell table:style-name="ce19" table:formula="of:=[.L434]+2" office:value-type="float" office:value="855">
            <text:p>855</text:p>
          </table:table-cell>
          <table:table-cell table:style-name="ce23" table:formula="of:=INFO.OBBA.OBBA.OBGET(INFO.OBBA.OBBA.OBCALL(&quot;&quot;;[.$B$12];&quot;getRandomNumber&quot;;INFO.OBBA.OBBA.OBMAKE(&quot;&quot;;&quot;int&quot;;[.K435])))" office:value-type="float" office:value="0.204718114103466">
            <text:p>0,205</text:p>
          </table:table-cell>
          <table:table-cell table:style-name="ce23" table:formula="of:=INFO.OBBA.OBBA.OBGET(INFO.OBBA.OBBA.OBCALL(&quot;&quot;;[.$B$12];&quot;getRandomNumber&quot;;INFO.OBBA.OBBA.OBMAKE(&quot;&quot;;&quot;int&quot;;[.L435])))" office:value-type="float" office:value="0.611267247885613">
            <text:p>0,61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8">
            <text:p>428</text:p>
          </table:table-cell>
          <table:table-cell table:style-name="ce23" table:formula="of:=INFO.OBBA.OBBA.OBGET(INFO.OBBA.OBBA.OBCALL(&quot;&quot;;[.$B$12];&quot;getRandomNumber&quot;;INFO.OBBA.OBBA.OBMAKE(&quot;&quot;;&quot;int&quot;;[.H436])))" office:value-type="float" office:value="0.53433251700773">
            <text:p>0,534</text:p>
          </table:table-cell>
          <table:table-cell table:style-name="ce1"/>
          <table:table-cell table:style-name="ce19" office:value-type="float" office:value="428">
            <text:p>428</text:p>
          </table:table-cell>
          <table:table-cell table:style-name="ce19" table:formula="of:=[.L435]+2" office:value-type="float" office:value="857">
            <text:p>857</text:p>
          </table:table-cell>
          <table:table-cell table:style-name="ce23" table:formula="of:=INFO.OBBA.OBBA.OBGET(INFO.OBBA.OBBA.OBCALL(&quot;&quot;;[.$B$12];&quot;getRandomNumber&quot;;INFO.OBBA.OBBA.OBMAKE(&quot;&quot;;&quot;int&quot;;[.K436])))" office:value-type="float" office:value="0.53433251700773">
            <text:p>0,534</text:p>
          </table:table-cell>
          <table:table-cell table:style-name="ce23" table:formula="of:=INFO.OBBA.OBBA.OBGET(INFO.OBBA.OBBA.OBCALL(&quot;&quot;;[.$B$12];&quot;getRandomNumber&quot;;INFO.OBBA.OBBA.OBMAKE(&quot;&quot;;&quot;int&quot;;[.L436])))" office:value-type="float" office:value="0.594356991800673">
            <text:p>0,59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9">
            <text:p>429</text:p>
          </table:table-cell>
          <table:table-cell table:style-name="ce23" table:formula="of:=INFO.OBBA.OBBA.OBGET(INFO.OBBA.OBBA.OBCALL(&quot;&quot;;[.$B$12];&quot;getRandomNumber&quot;;INFO.OBBA.OBBA.OBMAKE(&quot;&quot;;&quot;int&quot;;[.H437])))" office:value-type="float" office:value="0.116052703568302">
            <text:p>0,116</text:p>
          </table:table-cell>
          <table:table-cell table:style-name="ce1"/>
          <table:table-cell table:style-name="ce19" office:value-type="float" office:value="429">
            <text:p>429</text:p>
          </table:table-cell>
          <table:table-cell table:style-name="ce19" table:formula="of:=[.L436]+2" office:value-type="float" office:value="859">
            <text:p>859</text:p>
          </table:table-cell>
          <table:table-cell table:style-name="ce23" table:formula="of:=INFO.OBBA.OBBA.OBGET(INFO.OBBA.OBBA.OBCALL(&quot;&quot;;[.$B$12];&quot;getRandomNumber&quot;;INFO.OBBA.OBBA.OBMAKE(&quot;&quot;;&quot;int&quot;;[.K437])))" office:value-type="float" office:value="0.116052703568302">
            <text:p>0,116</text:p>
          </table:table-cell>
          <table:table-cell table:style-name="ce23" table:formula="of:=INFO.OBBA.OBBA.OBGET(INFO.OBBA.OBBA.OBCALL(&quot;&quot;;[.$B$12];&quot;getRandomNumber&quot;;INFO.OBBA.OBBA.OBMAKE(&quot;&quot;;&quot;int&quot;;[.L437])))" office:value-type="float" office:value="0.545161393674442">
            <text:p>0,54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0">
            <text:p>430</text:p>
          </table:table-cell>
          <table:table-cell table:style-name="ce23" table:formula="of:=INFO.OBBA.OBBA.OBGET(INFO.OBBA.OBBA.OBCALL(&quot;&quot;;[.$B$12];&quot;getRandomNumber&quot;;INFO.OBBA.OBBA.OBMAKE(&quot;&quot;;&quot;int&quot;;[.H438])))" office:value-type="float" office:value="0.964099518952692">
            <text:p>0,964</text:p>
          </table:table-cell>
          <table:table-cell table:style-name="ce1"/>
          <table:table-cell table:style-name="ce19" office:value-type="float" office:value="430">
            <text:p>430</text:p>
          </table:table-cell>
          <table:table-cell table:style-name="ce19" table:formula="of:=[.L437]+2" office:value-type="float" office:value="861">
            <text:p>861</text:p>
          </table:table-cell>
          <table:table-cell table:style-name="ce23" table:formula="of:=INFO.OBBA.OBBA.OBGET(INFO.OBBA.OBBA.OBCALL(&quot;&quot;;[.$B$12];&quot;getRandomNumber&quot;;INFO.OBBA.OBBA.OBMAKE(&quot;&quot;;&quot;int&quot;;[.K438])))" office:value-type="float" office:value="0.964099518952692">
            <text:p>0,964</text:p>
          </table:table-cell>
          <table:table-cell table:style-name="ce23" table:formula="of:=INFO.OBBA.OBBA.OBGET(INFO.OBBA.OBBA.OBCALL(&quot;&quot;;[.$B$12];&quot;getRandomNumber&quot;;INFO.OBBA.OBBA.OBMAKE(&quot;&quot;;&quot;int&quot;;[.L438])))" office:value-type="float" office:value="0.437549495312303">
            <text:p>0,43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1">
            <text:p>431</text:p>
          </table:table-cell>
          <table:table-cell table:style-name="ce23" table:formula="of:=INFO.OBBA.OBBA.OBGET(INFO.OBBA.OBBA.OBCALL(&quot;&quot;;[.$B$12];&quot;getRandomNumber&quot;;INFO.OBBA.OBBA.OBMAKE(&quot;&quot;;&quot;int&quot;;[.H439])))" office:value-type="float" office:value="0.885918834379048">
            <text:p>0,886</text:p>
          </table:table-cell>
          <table:table-cell table:style-name="ce1"/>
          <table:table-cell table:style-name="ce19" office:value-type="float" office:value="431">
            <text:p>431</text:p>
          </table:table-cell>
          <table:table-cell table:style-name="ce19" table:formula="of:=[.L438]+2" office:value-type="float" office:value="863">
            <text:p>863</text:p>
          </table:table-cell>
          <table:table-cell table:style-name="ce23" table:formula="of:=INFO.OBBA.OBBA.OBGET(INFO.OBBA.OBBA.OBCALL(&quot;&quot;;[.$B$12];&quot;getRandomNumber&quot;;INFO.OBBA.OBBA.OBMAKE(&quot;&quot;;&quot;int&quot;;[.K439])))" office:value-type="float" office:value="0.885918834379048">
            <text:p>0,886</text:p>
          </table:table-cell>
          <table:table-cell table:style-name="ce23" table:formula="of:=INFO.OBBA.OBBA.OBGET(INFO.OBBA.OBBA.OBCALL(&quot;&quot;;[.$B$12];&quot;getRandomNumber&quot;;INFO.OBBA.OBBA.OBMAKE(&quot;&quot;;&quot;int&quot;;[.L439])))" office:value-type="float" office:value="0.511408291830484">
            <text:p>0,51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2">
            <text:p>432</text:p>
          </table:table-cell>
          <table:table-cell table:style-name="ce23" table:formula="of:=INFO.OBBA.OBBA.OBGET(INFO.OBBA.OBBA.OBCALL(&quot;&quot;;[.$B$12];&quot;getRandomNumber&quot;;INFO.OBBA.OBBA.OBMAKE(&quot;&quot;;&quot;int&quot;;[.H440])))" office:value-type="float" office:value="0.677882380790777">
            <text:p>0,678</text:p>
          </table:table-cell>
          <table:table-cell table:style-name="ce1"/>
          <table:table-cell table:style-name="ce19" office:value-type="float" office:value="432">
            <text:p>432</text:p>
          </table:table-cell>
          <table:table-cell table:style-name="ce19" table:formula="of:=[.L439]+2" office:value-type="float" office:value="865">
            <text:p>865</text:p>
          </table:table-cell>
          <table:table-cell table:style-name="ce23" table:formula="of:=INFO.OBBA.OBBA.OBGET(INFO.OBBA.OBBA.OBCALL(&quot;&quot;;[.$B$12];&quot;getRandomNumber&quot;;INFO.OBBA.OBBA.OBMAKE(&quot;&quot;;&quot;int&quot;;[.K440])))" office:value-type="float" office:value="0.677882380790777">
            <text:p>0,678</text:p>
          </table:table-cell>
          <table:table-cell table:style-name="ce23" table:formula="of:=INFO.OBBA.OBBA.OBGET(INFO.OBBA.OBBA.OBCALL(&quot;&quot;;[.$B$12];&quot;getRandomNumber&quot;;INFO.OBBA.OBBA.OBMAKE(&quot;&quot;;&quot;int&quot;;[.L440])))" office:value-type="float" office:value="0.867915236652593">
            <text:p>0,86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3">
            <text:p>433</text:p>
          </table:table-cell>
          <table:table-cell table:style-name="ce23" table:formula="of:=INFO.OBBA.OBBA.OBGET(INFO.OBBA.OBBA.OBCALL(&quot;&quot;;[.$B$12];&quot;getRandomNumber&quot;;INFO.OBBA.OBBA.OBMAKE(&quot;&quot;;&quot;int&quot;;[.H441])))" office:value-type="float" office:value="0.0401525270298984">
            <text:p>0,040</text:p>
          </table:table-cell>
          <table:table-cell table:style-name="ce1"/>
          <table:table-cell table:style-name="ce19" office:value-type="float" office:value="433">
            <text:p>433</text:p>
          </table:table-cell>
          <table:table-cell table:style-name="ce19" table:formula="of:=[.L440]+2" office:value-type="float" office:value="867">
            <text:p>867</text:p>
          </table:table-cell>
          <table:table-cell table:style-name="ce23" table:formula="of:=INFO.OBBA.OBBA.OBGET(INFO.OBBA.OBBA.OBCALL(&quot;&quot;;[.$B$12];&quot;getRandomNumber&quot;;INFO.OBBA.OBBA.OBMAKE(&quot;&quot;;&quot;int&quot;;[.K441])))" office:value-type="float" office:value="0.0401525270298984">
            <text:p>0,040</text:p>
          </table:table-cell>
          <table:table-cell table:style-name="ce23" table:formula="of:=INFO.OBBA.OBBA.OBGET(INFO.OBBA.OBBA.OBCALL(&quot;&quot;;[.$B$12];&quot;getRandomNumber&quot;;INFO.OBBA.OBBA.OBMAKE(&quot;&quot;;&quot;int&quot;;[.L441])))" office:value-type="float" office:value="0.211226135752351">
            <text:p>0,21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4">
            <text:p>434</text:p>
          </table:table-cell>
          <table:table-cell table:style-name="ce23" table:formula="of:=INFO.OBBA.OBBA.OBGET(INFO.OBBA.OBBA.OBCALL(&quot;&quot;;[.$B$12];&quot;getRandomNumber&quot;;INFO.OBBA.OBBA.OBMAKE(&quot;&quot;;&quot;int&quot;;[.H442])))" office:value-type="float" office:value="0.475047803723508">
            <text:p>0,475</text:p>
          </table:table-cell>
          <table:table-cell table:style-name="ce1"/>
          <table:table-cell table:style-name="ce19" office:value-type="float" office:value="434">
            <text:p>434</text:p>
          </table:table-cell>
          <table:table-cell table:style-name="ce19" table:formula="of:=[.L441]+2" office:value-type="float" office:value="869">
            <text:p>869</text:p>
          </table:table-cell>
          <table:table-cell table:style-name="ce23" table:formula="of:=INFO.OBBA.OBBA.OBGET(INFO.OBBA.OBBA.OBCALL(&quot;&quot;;[.$B$12];&quot;getRandomNumber&quot;;INFO.OBBA.OBBA.OBMAKE(&quot;&quot;;&quot;int&quot;;[.K442])))" office:value-type="float" office:value="0.475047803723508">
            <text:p>0,475</text:p>
          </table:table-cell>
          <table:table-cell table:style-name="ce23" table:formula="of:=INFO.OBBA.OBBA.OBGET(INFO.OBBA.OBBA.OBCALL(&quot;&quot;;[.$B$12];&quot;getRandomNumber&quot;;INFO.OBBA.OBBA.OBMAKE(&quot;&quot;;&quot;int&quot;;[.L442])))" office:value-type="float" office:value="0.807144298326419">
            <text:p>0,80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5">
            <text:p>435</text:p>
          </table:table-cell>
          <table:table-cell table:style-name="ce23" table:formula="of:=INFO.OBBA.OBBA.OBGET(INFO.OBBA.OBBA.OBCALL(&quot;&quot;;[.$B$12];&quot;getRandomNumber&quot;;INFO.OBBA.OBBA.OBMAKE(&quot;&quot;;&quot;int&quot;;[.H443])))" office:value-type="float" office:value="0.710950435876996">
            <text:p>0,711</text:p>
          </table:table-cell>
          <table:table-cell table:style-name="ce1"/>
          <table:table-cell table:style-name="ce19" office:value-type="float" office:value="435">
            <text:p>435</text:p>
          </table:table-cell>
          <table:table-cell table:style-name="ce19" table:formula="of:=[.L442]+2" office:value-type="float" office:value="871">
            <text:p>871</text:p>
          </table:table-cell>
          <table:table-cell table:style-name="ce23" table:formula="of:=INFO.OBBA.OBBA.OBGET(INFO.OBBA.OBBA.OBCALL(&quot;&quot;;[.$B$12];&quot;getRandomNumber&quot;;INFO.OBBA.OBBA.OBMAKE(&quot;&quot;;&quot;int&quot;;[.K443])))" office:value-type="float" office:value="0.710950435876996">
            <text:p>0,711</text:p>
          </table:table-cell>
          <table:table-cell table:style-name="ce23" table:formula="of:=INFO.OBBA.OBBA.OBGET(INFO.OBBA.OBBA.OBCALL(&quot;&quot;;[.$B$12];&quot;getRandomNumber&quot;;INFO.OBBA.OBBA.OBMAKE(&quot;&quot;;&quot;int&quot;;[.L443])))" office:value-type="float" office:value="0.114420142578141">
            <text:p>0,11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6">
            <text:p>436</text:p>
          </table:table-cell>
          <table:table-cell table:style-name="ce23" table:formula="of:=INFO.OBBA.OBBA.OBGET(INFO.OBBA.OBBA.OBCALL(&quot;&quot;;[.$B$12];&quot;getRandomNumber&quot;;INFO.OBBA.OBBA.OBMAKE(&quot;&quot;;&quot;int&quot;;[.H444])))" office:value-type="float" office:value="0.342204826427678">
            <text:p>0,342</text:p>
          </table:table-cell>
          <table:table-cell table:style-name="ce1"/>
          <table:table-cell table:style-name="ce19" office:value-type="float" office:value="436">
            <text:p>436</text:p>
          </table:table-cell>
          <table:table-cell table:style-name="ce19" table:formula="of:=[.L443]+2" office:value-type="float" office:value="873">
            <text:p>873</text:p>
          </table:table-cell>
          <table:table-cell table:style-name="ce23" table:formula="of:=INFO.OBBA.OBBA.OBGET(INFO.OBBA.OBBA.OBCALL(&quot;&quot;;[.$B$12];&quot;getRandomNumber&quot;;INFO.OBBA.OBBA.OBMAKE(&quot;&quot;;&quot;int&quot;;[.K444])))" office:value-type="float" office:value="0.342204826427678">
            <text:p>0,342</text:p>
          </table:table-cell>
          <table:table-cell table:style-name="ce23" table:formula="of:=INFO.OBBA.OBBA.OBGET(INFO.OBBA.OBBA.OBCALL(&quot;&quot;;[.$B$12];&quot;getRandomNumber&quot;;INFO.OBBA.OBBA.OBMAKE(&quot;&quot;;&quot;int&quot;;[.L444])))" office:value-type="float" office:value="0.150003570448092">
            <text:p>0,1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7">
            <text:p>437</text:p>
          </table:table-cell>
          <table:table-cell table:style-name="ce23" table:formula="of:=INFO.OBBA.OBBA.OBGET(INFO.OBBA.OBBA.OBCALL(&quot;&quot;;[.$B$12];&quot;getRandomNumber&quot;;INFO.OBBA.OBBA.OBMAKE(&quot;&quot;;&quot;int&quot;;[.H445])))" office:value-type="float" office:value="0.436771928762241">
            <text:p>0,437</text:p>
          </table:table-cell>
          <table:table-cell table:style-name="ce1"/>
          <table:table-cell table:style-name="ce19" office:value-type="float" office:value="437">
            <text:p>437</text:p>
          </table:table-cell>
          <table:table-cell table:style-name="ce19" table:formula="of:=[.L444]+2" office:value-type="float" office:value="875">
            <text:p>875</text:p>
          </table:table-cell>
          <table:table-cell table:style-name="ce23" table:formula="of:=INFO.OBBA.OBBA.OBGET(INFO.OBBA.OBBA.OBCALL(&quot;&quot;;[.$B$12];&quot;getRandomNumber&quot;;INFO.OBBA.OBBA.OBMAKE(&quot;&quot;;&quot;int&quot;;[.K445])))" office:value-type="float" office:value="0.436771928762241">
            <text:p>0,437</text:p>
          </table:table-cell>
          <table:table-cell table:style-name="ce23" table:formula="of:=INFO.OBBA.OBBA.OBGET(INFO.OBBA.OBBA.OBCALL(&quot;&quot;;[.$B$12];&quot;getRandomNumber&quot;;INFO.OBBA.OBBA.OBMAKE(&quot;&quot;;&quot;int&quot;;[.L445])))" office:value-type="float" office:value="0.822807520883528">
            <text:p>0,82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8">
            <text:p>438</text:p>
          </table:table-cell>
          <table:table-cell table:style-name="ce23" table:formula="of:=INFO.OBBA.OBBA.OBGET(INFO.OBBA.OBBA.OBCALL(&quot;&quot;;[.$B$12];&quot;getRandomNumber&quot;;INFO.OBBA.OBBA.OBMAKE(&quot;&quot;;&quot;int&quot;;[.H446])))" office:value-type="float" office:value="0.260137401733796">
            <text:p>0,260</text:p>
          </table:table-cell>
          <table:table-cell table:style-name="ce1"/>
          <table:table-cell table:style-name="ce19" office:value-type="float" office:value="438">
            <text:p>438</text:p>
          </table:table-cell>
          <table:table-cell table:style-name="ce19" table:formula="of:=[.L445]+2" office:value-type="float" office:value="877">
            <text:p>877</text:p>
          </table:table-cell>
          <table:table-cell table:style-name="ce23" table:formula="of:=INFO.OBBA.OBBA.OBGET(INFO.OBBA.OBBA.OBCALL(&quot;&quot;;[.$B$12];&quot;getRandomNumber&quot;;INFO.OBBA.OBBA.OBMAKE(&quot;&quot;;&quot;int&quot;;[.K446])))" office:value-type="float" office:value="0.260137401733796">
            <text:p>0,260</text:p>
          </table:table-cell>
          <table:table-cell table:style-name="ce23" table:formula="of:=INFO.OBBA.OBBA.OBGET(INFO.OBBA.OBBA.OBCALL(&quot;&quot;;[.$B$12];&quot;getRandomNumber&quot;;INFO.OBBA.OBBA.OBMAKE(&quot;&quot;;&quot;int&quot;;[.L446])))" office:value-type="float" office:value="0.367325233319842">
            <text:p>0,36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9">
            <text:p>439</text:p>
          </table:table-cell>
          <table:table-cell table:style-name="ce23" table:formula="of:=INFO.OBBA.OBBA.OBGET(INFO.OBBA.OBBA.OBCALL(&quot;&quot;;[.$B$12];&quot;getRandomNumber&quot;;INFO.OBBA.OBBA.OBMAKE(&quot;&quot;;&quot;int&quot;;[.H447])))" office:value-type="float" office:value="0.373251893301623">
            <text:p>0,373</text:p>
          </table:table-cell>
          <table:table-cell table:style-name="ce1"/>
          <table:table-cell table:style-name="ce19" office:value-type="float" office:value="439">
            <text:p>439</text:p>
          </table:table-cell>
          <table:table-cell table:style-name="ce19" table:formula="of:=[.L446]+2" office:value-type="float" office:value="879">
            <text:p>879</text:p>
          </table:table-cell>
          <table:table-cell table:style-name="ce23" table:formula="of:=INFO.OBBA.OBBA.OBGET(INFO.OBBA.OBBA.OBCALL(&quot;&quot;;[.$B$12];&quot;getRandomNumber&quot;;INFO.OBBA.OBBA.OBMAKE(&quot;&quot;;&quot;int&quot;;[.K447])))" office:value-type="float" office:value="0.373251893301623">
            <text:p>0,373</text:p>
          </table:table-cell>
          <table:table-cell table:style-name="ce23" table:formula="of:=INFO.OBBA.OBBA.OBGET(INFO.OBBA.OBBA.OBCALL(&quot;&quot;;[.$B$12];&quot;getRandomNumber&quot;;INFO.OBBA.OBBA.OBMAKE(&quot;&quot;;&quot;int&quot;;[.L447])))" office:value-type="float" office:value="0.424200558899035">
            <text:p>0,42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0">
            <text:p>440</text:p>
          </table:table-cell>
          <table:table-cell table:style-name="ce23" table:formula="of:=INFO.OBBA.OBBA.OBGET(INFO.OBBA.OBBA.OBCALL(&quot;&quot;;[.$B$12];&quot;getRandomNumber&quot;;INFO.OBBA.OBBA.OBMAKE(&quot;&quot;;&quot;int&quot;;[.H448])))" office:value-type="float" office:value="0.369443551723332">
            <text:p>0,369</text:p>
          </table:table-cell>
          <table:table-cell table:style-name="ce1"/>
          <table:table-cell table:style-name="ce19" office:value-type="float" office:value="440">
            <text:p>440</text:p>
          </table:table-cell>
          <table:table-cell table:style-name="ce19" table:formula="of:=[.L447]+2" office:value-type="float" office:value="881">
            <text:p>881</text:p>
          </table:table-cell>
          <table:table-cell table:style-name="ce23" table:formula="of:=INFO.OBBA.OBBA.OBGET(INFO.OBBA.OBBA.OBCALL(&quot;&quot;;[.$B$12];&quot;getRandomNumber&quot;;INFO.OBBA.OBBA.OBMAKE(&quot;&quot;;&quot;int&quot;;[.K448])))" office:value-type="float" office:value="0.369443551723332">
            <text:p>0,369</text:p>
          </table:table-cell>
          <table:table-cell table:style-name="ce23" table:formula="of:=INFO.OBBA.OBBA.OBGET(INFO.OBBA.OBBA.OBCALL(&quot;&quot;;[.$B$12];&quot;getRandomNumber&quot;;INFO.OBBA.OBBA.OBMAKE(&quot;&quot;;&quot;int&quot;;[.L448])))" office:value-type="float" office:value="0.868142294563273">
            <text:p>0,86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1">
            <text:p>441</text:p>
          </table:table-cell>
          <table:table-cell table:style-name="ce23" table:formula="of:=INFO.OBBA.OBBA.OBGET(INFO.OBBA.OBBA.OBCALL(&quot;&quot;;[.$B$12];&quot;getRandomNumber&quot;;INFO.OBBA.OBBA.OBMAKE(&quot;&quot;;&quot;int&quot;;[.H449])))" office:value-type="float" office:value="0.346095115985111">
            <text:p>0,346</text:p>
          </table:table-cell>
          <table:table-cell table:style-name="ce1"/>
          <table:table-cell table:style-name="ce19" office:value-type="float" office:value="441">
            <text:p>441</text:p>
          </table:table-cell>
          <table:table-cell table:style-name="ce19" table:formula="of:=[.L448]+2" office:value-type="float" office:value="883">
            <text:p>883</text:p>
          </table:table-cell>
          <table:table-cell table:style-name="ce23" table:formula="of:=INFO.OBBA.OBBA.OBGET(INFO.OBBA.OBBA.OBCALL(&quot;&quot;;[.$B$12];&quot;getRandomNumber&quot;;INFO.OBBA.OBBA.OBMAKE(&quot;&quot;;&quot;int&quot;;[.K449])))" office:value-type="float" office:value="0.346095115985111">
            <text:p>0,346</text:p>
          </table:table-cell>
          <table:table-cell table:style-name="ce23" table:formula="of:=INFO.OBBA.OBBA.OBGET(INFO.OBBA.OBBA.OBCALL(&quot;&quot;;[.$B$12];&quot;getRandomNumber&quot;;INFO.OBBA.OBBA.OBMAKE(&quot;&quot;;&quot;int&quot;;[.L449])))" office:value-type="float" office:value="0.162382547326722">
            <text:p>0,16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2">
            <text:p>442</text:p>
          </table:table-cell>
          <table:table-cell table:style-name="ce23" table:formula="of:=INFO.OBBA.OBBA.OBGET(INFO.OBBA.OBBA.OBCALL(&quot;&quot;;[.$B$12];&quot;getRandomNumber&quot;;INFO.OBBA.OBBA.OBMAKE(&quot;&quot;;&quot;int&quot;;[.H450])))" office:value-type="float" office:value="0.232856327378562">
            <text:p>0,233</text:p>
          </table:table-cell>
          <table:table-cell table:style-name="ce1"/>
          <table:table-cell table:style-name="ce19" office:value-type="float" office:value="442">
            <text:p>442</text:p>
          </table:table-cell>
          <table:table-cell table:style-name="ce19" table:formula="of:=[.L449]+2" office:value-type="float" office:value="885">
            <text:p>885</text:p>
          </table:table-cell>
          <table:table-cell table:style-name="ce23" table:formula="of:=INFO.OBBA.OBBA.OBGET(INFO.OBBA.OBBA.OBCALL(&quot;&quot;;[.$B$12];&quot;getRandomNumber&quot;;INFO.OBBA.OBBA.OBMAKE(&quot;&quot;;&quot;int&quot;;[.K450])))" office:value-type="float" office:value="0.232856327378562">
            <text:p>0,233</text:p>
          </table:table-cell>
          <table:table-cell table:style-name="ce23" table:formula="of:=INFO.OBBA.OBBA.OBGET(INFO.OBBA.OBBA.OBCALL(&quot;&quot;;[.$B$12];&quot;getRandomNumber&quot;;INFO.OBBA.OBBA.OBMAKE(&quot;&quot;;&quot;int&quot;;[.L450])))" office:value-type="float" office:value="0.127495742553492">
            <text:p>0,12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3">
            <text:p>443</text:p>
          </table:table-cell>
          <table:table-cell table:style-name="ce23" table:formula="of:=INFO.OBBA.OBBA.OBGET(INFO.OBBA.OBBA.OBCALL(&quot;&quot;;[.$B$12];&quot;getRandomNumber&quot;;INFO.OBBA.OBBA.OBMAKE(&quot;&quot;;&quot;int&quot;;[.H451])))" office:value-type="float" office:value="0.207898336394235">
            <text:p>0,208</text:p>
          </table:table-cell>
          <table:table-cell table:style-name="ce1"/>
          <table:table-cell table:style-name="ce19" office:value-type="float" office:value="443">
            <text:p>443</text:p>
          </table:table-cell>
          <table:table-cell table:style-name="ce19" table:formula="of:=[.L450]+2" office:value-type="float" office:value="887">
            <text:p>887</text:p>
          </table:table-cell>
          <table:table-cell table:style-name="ce23" table:formula="of:=INFO.OBBA.OBBA.OBGET(INFO.OBBA.OBBA.OBCALL(&quot;&quot;;[.$B$12];&quot;getRandomNumber&quot;;INFO.OBBA.OBBA.OBMAKE(&quot;&quot;;&quot;int&quot;;[.K451])))" office:value-type="float" office:value="0.207898336394235">
            <text:p>0,208</text:p>
          </table:table-cell>
          <table:table-cell table:style-name="ce23" table:formula="of:=INFO.OBBA.OBBA.OBGET(INFO.OBBA.OBBA.OBCALL(&quot;&quot;;[.$B$12];&quot;getRandomNumber&quot;;INFO.OBBA.OBBA.OBMAKE(&quot;&quot;;&quot;int&quot;;[.L451])))" office:value-type="float" office:value="0.460125565637087">
            <text:p>0,46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4">
            <text:p>444</text:p>
          </table:table-cell>
          <table:table-cell table:style-name="ce23" table:formula="of:=INFO.OBBA.OBBA.OBGET(INFO.OBBA.OBBA.OBCALL(&quot;&quot;;[.$B$12];&quot;getRandomNumber&quot;;INFO.OBBA.OBBA.OBMAKE(&quot;&quot;;&quot;int&quot;;[.H452])))" office:value-type="float" office:value="0.35773616126051">
            <text:p>0,358</text:p>
          </table:table-cell>
          <table:table-cell table:style-name="ce1"/>
          <table:table-cell table:style-name="ce19" office:value-type="float" office:value="444">
            <text:p>444</text:p>
          </table:table-cell>
          <table:table-cell table:style-name="ce19" table:formula="of:=[.L451]+2" office:value-type="float" office:value="889">
            <text:p>889</text:p>
          </table:table-cell>
          <table:table-cell table:style-name="ce23" table:formula="of:=INFO.OBBA.OBBA.OBGET(INFO.OBBA.OBBA.OBCALL(&quot;&quot;;[.$B$12];&quot;getRandomNumber&quot;;INFO.OBBA.OBBA.OBMAKE(&quot;&quot;;&quot;int&quot;;[.K452])))" office:value-type="float" office:value="0.35773616126051">
            <text:p>0,358</text:p>
          </table:table-cell>
          <table:table-cell table:style-name="ce23" table:formula="of:=INFO.OBBA.OBBA.OBGET(INFO.OBBA.OBBA.OBCALL(&quot;&quot;;[.$B$12];&quot;getRandomNumber&quot;;INFO.OBBA.OBBA.OBMAKE(&quot;&quot;;&quot;int&quot;;[.L452])))" office:value-type="float" office:value="0.299334222947187">
            <text:p>0,29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5">
            <text:p>445</text:p>
          </table:table-cell>
          <table:table-cell table:style-name="ce23" table:formula="of:=INFO.OBBA.OBBA.OBGET(INFO.OBBA.OBBA.OBCALL(&quot;&quot;;[.$B$12];&quot;getRandomNumber&quot;;INFO.OBBA.OBBA.OBMAKE(&quot;&quot;;&quot;int&quot;;[.H453])))" office:value-type="float" office:value="0.200335616468024">
            <text:p>0,200</text:p>
          </table:table-cell>
          <table:table-cell table:style-name="ce1"/>
          <table:table-cell table:style-name="ce19" office:value-type="float" office:value="445">
            <text:p>445</text:p>
          </table:table-cell>
          <table:table-cell table:style-name="ce19" table:formula="of:=[.L452]+2" office:value-type="float" office:value="891">
            <text:p>891</text:p>
          </table:table-cell>
          <table:table-cell table:style-name="ce23" table:formula="of:=INFO.OBBA.OBBA.OBGET(INFO.OBBA.OBBA.OBCALL(&quot;&quot;;[.$B$12];&quot;getRandomNumber&quot;;INFO.OBBA.OBBA.OBMAKE(&quot;&quot;;&quot;int&quot;;[.K453])))" office:value-type="float" office:value="0.200335616468024">
            <text:p>0,200</text:p>
          </table:table-cell>
          <table:table-cell table:style-name="ce23" table:formula="of:=INFO.OBBA.OBBA.OBGET(INFO.OBBA.OBBA.OBCALL(&quot;&quot;;[.$B$12];&quot;getRandomNumber&quot;;INFO.OBBA.OBBA.OBMAKE(&quot;&quot;;&quot;int&quot;;[.L453])))" office:value-type="float" office:value="0.722762092905528">
            <text:p>0,72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6">
            <text:p>446</text:p>
          </table:table-cell>
          <table:table-cell table:style-name="ce23" table:formula="of:=INFO.OBBA.OBBA.OBGET(INFO.OBBA.OBBA.OBCALL(&quot;&quot;;[.$B$12];&quot;getRandomNumber&quot;;INFO.OBBA.OBBA.OBMAKE(&quot;&quot;;&quot;int&quot;;[.H454])))" office:value-type="float" office:value="0.264309996462623">
            <text:p>0,264</text:p>
          </table:table-cell>
          <table:table-cell table:style-name="ce1"/>
          <table:table-cell table:style-name="ce19" office:value-type="float" office:value="446">
            <text:p>446</text:p>
          </table:table-cell>
          <table:table-cell table:style-name="ce19" table:formula="of:=[.L453]+2" office:value-type="float" office:value="893">
            <text:p>893</text:p>
          </table:table-cell>
          <table:table-cell table:style-name="ce23" table:formula="of:=INFO.OBBA.OBBA.OBGET(INFO.OBBA.OBBA.OBCALL(&quot;&quot;;[.$B$12];&quot;getRandomNumber&quot;;INFO.OBBA.OBBA.OBMAKE(&quot;&quot;;&quot;int&quot;;[.K454])))" office:value-type="float" office:value="0.264309996462623">
            <text:p>0,264</text:p>
          </table:table-cell>
          <table:table-cell table:style-name="ce23" table:formula="of:=INFO.OBBA.OBBA.OBGET(INFO.OBBA.OBBA.OBCALL(&quot;&quot;;[.$B$12];&quot;getRandomNumber&quot;;INFO.OBBA.OBBA.OBMAKE(&quot;&quot;;&quot;int&quot;;[.L454])))" office:value-type="float" office:value="0.450122888334847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7">
            <text:p>447</text:p>
          </table:table-cell>
          <table:table-cell table:style-name="ce23" table:formula="of:=INFO.OBBA.OBBA.OBGET(INFO.OBBA.OBBA.OBCALL(&quot;&quot;;[.$B$12];&quot;getRandomNumber&quot;;INFO.OBBA.OBBA.OBMAKE(&quot;&quot;;&quot;int&quot;;[.H455])))" office:value-type="float" office:value="0.686291502898018">
            <text:p>0,686</text:p>
          </table:table-cell>
          <table:table-cell table:style-name="ce1"/>
          <table:table-cell table:style-name="ce19" office:value-type="float" office:value="447">
            <text:p>447</text:p>
          </table:table-cell>
          <table:table-cell table:style-name="ce19" table:formula="of:=[.L454]+2" office:value-type="float" office:value="895">
            <text:p>895</text:p>
          </table:table-cell>
          <table:table-cell table:style-name="ce23" table:formula="of:=INFO.OBBA.OBBA.OBGET(INFO.OBBA.OBBA.OBCALL(&quot;&quot;;[.$B$12];&quot;getRandomNumber&quot;;INFO.OBBA.OBBA.OBMAKE(&quot;&quot;;&quot;int&quot;;[.K455])))" office:value-type="float" office:value="0.686291502898018">
            <text:p>0,686</text:p>
          </table:table-cell>
          <table:table-cell table:style-name="ce23" table:formula="of:=INFO.OBBA.OBBA.OBGET(INFO.OBBA.OBBA.OBCALL(&quot;&quot;;[.$B$12];&quot;getRandomNumber&quot;;INFO.OBBA.OBBA.OBMAKE(&quot;&quot;;&quot;int&quot;;[.L455])))" office:value-type="float" office:value="0.0722692825028203">
            <text:p>0,07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8">
            <text:p>448</text:p>
          </table:table-cell>
          <table:table-cell table:style-name="ce23" table:formula="of:=INFO.OBBA.OBBA.OBGET(INFO.OBBA.OBBA.OBCALL(&quot;&quot;;[.$B$12];&quot;getRandomNumber&quot;;INFO.OBBA.OBBA.OBMAKE(&quot;&quot;;&quot;int&quot;;[.H456])))" office:value-type="float" office:value="0.0133582301410197">
            <text:p>0,013</text:p>
          </table:table-cell>
          <table:table-cell table:style-name="ce1"/>
          <table:table-cell table:style-name="ce19" office:value-type="float" office:value="448">
            <text:p>448</text:p>
          </table:table-cell>
          <table:table-cell table:style-name="ce19" table:formula="of:=[.L455]+2" office:value-type="float" office:value="897">
            <text:p>897</text:p>
          </table:table-cell>
          <table:table-cell table:style-name="ce23" table:formula="of:=INFO.OBBA.OBBA.OBGET(INFO.OBBA.OBBA.OBCALL(&quot;&quot;;[.$B$12];&quot;getRandomNumber&quot;;INFO.OBBA.OBBA.OBMAKE(&quot;&quot;;&quot;int&quot;;[.K456])))" office:value-type="float" office:value="0.0133582301410197">
            <text:p>0,013</text:p>
          </table:table-cell>
          <table:table-cell table:style-name="ce23" table:formula="of:=INFO.OBBA.OBBA.OBGET(INFO.OBBA.OBBA.OBCALL(&quot;&quot;;[.$B$12];&quot;getRandomNumber&quot;;INFO.OBBA.OBBA.OBMAKE(&quot;&quot;;&quot;int&quot;;[.L456])))" office:value-type="float" office:value="0.217448791260851">
            <text:p>0,21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9">
            <text:p>449</text:p>
          </table:table-cell>
          <table:table-cell table:style-name="ce23" table:formula="of:=INFO.OBBA.OBBA.OBGET(INFO.OBBA.OBBA.OBCALL(&quot;&quot;;[.$B$12];&quot;getRandomNumber&quot;;INFO.OBBA.OBBA.OBMAKE(&quot;&quot;;&quot;int&quot;;[.H457])))" office:value-type="float" office:value="0.982108152817378">
            <text:p>0,982</text:p>
          </table:table-cell>
          <table:table-cell table:style-name="ce1"/>
          <table:table-cell table:style-name="ce19" office:value-type="float" office:value="449">
            <text:p>449</text:p>
          </table:table-cell>
          <table:table-cell table:style-name="ce19" table:formula="of:=[.L456]+2" office:value-type="float" office:value="899">
            <text:p>899</text:p>
          </table:table-cell>
          <table:table-cell table:style-name="ce23" table:formula="of:=INFO.OBBA.OBBA.OBGET(INFO.OBBA.OBBA.OBCALL(&quot;&quot;;[.$B$12];&quot;getRandomNumber&quot;;INFO.OBBA.OBBA.OBMAKE(&quot;&quot;;&quot;int&quot;;[.K457])))" office:value-type="float" office:value="0.982108152817378">
            <text:p>0,982</text:p>
          </table:table-cell>
          <table:table-cell table:style-name="ce23" table:formula="of:=INFO.OBBA.OBBA.OBGET(INFO.OBBA.OBBA.OBCALL(&quot;&quot;;[.$B$12];&quot;getRandomNumber&quot;;INFO.OBBA.OBBA.OBMAKE(&quot;&quot;;&quot;int&quot;;[.L457])))" office:value-type="float" office:value="0.702624006022351">
            <text:p>0,70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0">
            <text:p>450</text:p>
          </table:table-cell>
          <table:table-cell table:style-name="ce23" table:formula="of:=INFO.OBBA.OBBA.OBGET(INFO.OBBA.OBBA.OBCALL(&quot;&quot;;[.$B$12];&quot;getRandomNumber&quot;;INFO.OBBA.OBBA.OBMAKE(&quot;&quot;;&quot;int&quot;;[.H458])))" office:value-type="float" office:value="0.0327275026189195">
            <text:p>0,033</text:p>
          </table:table-cell>
          <table:table-cell table:style-name="ce1"/>
          <table:table-cell table:style-name="ce19" office:value-type="float" office:value="450">
            <text:p>450</text:p>
          </table:table-cell>
          <table:table-cell table:style-name="ce19" table:formula="of:=[.L457]+2" office:value-type="float" office:value="901">
            <text:p>901</text:p>
          </table:table-cell>
          <table:table-cell table:style-name="ce23" table:formula="of:=INFO.OBBA.OBBA.OBGET(INFO.OBBA.OBBA.OBCALL(&quot;&quot;;[.$B$12];&quot;getRandomNumber&quot;;INFO.OBBA.OBBA.OBMAKE(&quot;&quot;;&quot;int&quot;;[.K458])))" office:value-type="float" office:value="0.0327275026189195">
            <text:p>0,033</text:p>
          </table:table-cell>
          <table:table-cell table:style-name="ce23" table:formula="of:=INFO.OBBA.OBBA.OBGET(INFO.OBBA.OBBA.OBCALL(&quot;&quot;;[.$B$12];&quot;getRandomNumber&quot;;INFO.OBBA.OBBA.OBMAKE(&quot;&quot;;&quot;int&quot;;[.L458])))" office:value-type="float" office:value="0.52906820914795">
            <text:p>0,52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1">
            <text:p>451</text:p>
          </table:table-cell>
          <table:table-cell table:style-name="ce23" table:formula="of:=INFO.OBBA.OBBA.OBGET(INFO.OBBA.OBBA.OBCALL(&quot;&quot;;[.$B$12];&quot;getRandomNumber&quot;;INFO.OBBA.OBBA.OBMAKE(&quot;&quot;;&quot;int&quot;;[.H459])))" office:value-type="float" office:value="0.908695271141876">
            <text:p>0,909</text:p>
          </table:table-cell>
          <table:table-cell table:style-name="ce1"/>
          <table:table-cell table:style-name="ce19" office:value-type="float" office:value="451">
            <text:p>451</text:p>
          </table:table-cell>
          <table:table-cell table:style-name="ce19" table:formula="of:=[.L458]+2" office:value-type="float" office:value="903">
            <text:p>903</text:p>
          </table:table-cell>
          <table:table-cell table:style-name="ce23" table:formula="of:=INFO.OBBA.OBBA.OBGET(INFO.OBBA.OBBA.OBCALL(&quot;&quot;;[.$B$12];&quot;getRandomNumber&quot;;INFO.OBBA.OBBA.OBMAKE(&quot;&quot;;&quot;int&quot;;[.K459])))" office:value-type="float" office:value="0.908695271141876">
            <text:p>0,909</text:p>
          </table:table-cell>
          <table:table-cell table:style-name="ce23" table:formula="of:=INFO.OBBA.OBBA.OBGET(INFO.OBBA.OBBA.OBCALL(&quot;&quot;;[.$B$12];&quot;getRandomNumber&quot;;INFO.OBBA.OBBA.OBMAKE(&quot;&quot;;&quot;int&quot;;[.L459])))" office:value-type="float" office:value="0.245451733252539">
            <text:p>0,24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2">
            <text:p>452</text:p>
          </table:table-cell>
          <table:table-cell table:style-name="ce23" table:formula="of:=INFO.OBBA.OBBA.OBGET(INFO.OBBA.OBBA.OBCALL(&quot;&quot;;[.$B$12];&quot;getRandomNumber&quot;;INFO.OBBA.OBBA.OBMAKE(&quot;&quot;;&quot;int&quot;;[.H460])))" office:value-type="float" office:value="0.934411995948967">
            <text:p>0,934</text:p>
          </table:table-cell>
          <table:table-cell table:style-name="ce1"/>
          <table:table-cell table:style-name="ce19" office:value-type="float" office:value="452">
            <text:p>452</text:p>
          </table:table-cell>
          <table:table-cell table:style-name="ce19" table:formula="of:=[.L459]+2" office:value-type="float" office:value="905">
            <text:p>905</text:p>
          </table:table-cell>
          <table:table-cell table:style-name="ce23" table:formula="of:=INFO.OBBA.OBBA.OBGET(INFO.OBBA.OBBA.OBCALL(&quot;&quot;;[.$B$12];&quot;getRandomNumber&quot;;INFO.OBBA.OBBA.OBMAKE(&quot;&quot;;&quot;int&quot;;[.K460])))" office:value-type="float" office:value="0.934411995948967">
            <text:p>0,934</text:p>
          </table:table-cell>
          <table:table-cell table:style-name="ce23" table:formula="of:=INFO.OBBA.OBBA.OBGET(INFO.OBBA.OBBA.OBCALL(&quot;&quot;;[.$B$12];&quot;getRandomNumber&quot;;INFO.OBBA.OBBA.OBMAKE(&quot;&quot;;&quot;int&quot;;[.L460])))" office:value-type="float" office:value="0.776449365787546">
            <text:p>0,77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3">
            <text:p>453</text:p>
          </table:table-cell>
          <table:table-cell table:style-name="ce23" table:formula="of:=INFO.OBBA.OBBA.OBGET(INFO.OBBA.OBBA.OBCALL(&quot;&quot;;[.$B$12];&quot;getRandomNumber&quot;;INFO.OBBA.OBBA.OBMAKE(&quot;&quot;;&quot;int&quot;;[.H461])))" office:value-type="float" office:value="0.139069076674531">
            <text:p>0,139</text:p>
          </table:table-cell>
          <table:table-cell table:style-name="ce1"/>
          <table:table-cell table:style-name="ce19" office:value-type="float" office:value="453">
            <text:p>453</text:p>
          </table:table-cell>
          <table:table-cell table:style-name="ce19" table:formula="of:=[.L460]+2" office:value-type="float" office:value="907">
            <text:p>907</text:p>
          </table:table-cell>
          <table:table-cell table:style-name="ce23" table:formula="of:=INFO.OBBA.OBBA.OBGET(INFO.OBBA.OBBA.OBCALL(&quot;&quot;;[.$B$12];&quot;getRandomNumber&quot;;INFO.OBBA.OBBA.OBMAKE(&quot;&quot;;&quot;int&quot;;[.K461])))" office:value-type="float" office:value="0.139069076674531">
            <text:p>0,139</text:p>
          </table:table-cell>
          <table:table-cell table:style-name="ce23" table:formula="of:=INFO.OBBA.OBBA.OBGET(INFO.OBBA.OBBA.OBCALL(&quot;&quot;;[.$B$12];&quot;getRandomNumber&quot;;INFO.OBBA.OBBA.OBMAKE(&quot;&quot;;&quot;int&quot;;[.L461])))" office:value-type="float" office:value="0.443527298455396">
            <text:p>0,44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4">
            <text:p>454</text:p>
          </table:table-cell>
          <table:table-cell table:style-name="ce23" table:formula="of:=INFO.OBBA.OBBA.OBGET(INFO.OBBA.OBBA.OBCALL(&quot;&quot;;[.$B$12];&quot;getRandomNumber&quot;;INFO.OBBA.OBBA.OBMAKE(&quot;&quot;;&quot;int&quot;;[.H462])))" office:value-type="float" office:value="0.159169675966875">
            <text:p>0,159</text:p>
          </table:table-cell>
          <table:table-cell table:style-name="ce1"/>
          <table:table-cell table:style-name="ce19" office:value-type="float" office:value="454">
            <text:p>454</text:p>
          </table:table-cell>
          <table:table-cell table:style-name="ce19" table:formula="of:=[.L461]+2" office:value-type="float" office:value="909">
            <text:p>909</text:p>
          </table:table-cell>
          <table:table-cell table:style-name="ce23" table:formula="of:=INFO.OBBA.OBBA.OBGET(INFO.OBBA.OBBA.OBCALL(&quot;&quot;;[.$B$12];&quot;getRandomNumber&quot;;INFO.OBBA.OBBA.OBMAKE(&quot;&quot;;&quot;int&quot;;[.K462])))" office:value-type="float" office:value="0.159169675966875">
            <text:p>0,159</text:p>
          </table:table-cell>
          <table:table-cell table:style-name="ce23" table:formula="of:=INFO.OBBA.OBBA.OBGET(INFO.OBBA.OBBA.OBCALL(&quot;&quot;;[.$B$12];&quot;getRandomNumber&quot;;INFO.OBBA.OBBA.OBMAKE(&quot;&quot;;&quot;int&quot;;[.L462])))" office:value-type="float" office:value="0.568055988994807">
            <text:p>0,56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5">
            <text:p>455</text:p>
          </table:table-cell>
          <table:table-cell table:style-name="ce23" table:formula="of:=INFO.OBBA.OBBA.OBGET(INFO.OBBA.OBBA.OBCALL(&quot;&quot;;[.$B$12];&quot;getRandomNumber&quot;;INFO.OBBA.OBBA.OBMAKE(&quot;&quot;;&quot;int&quot;;[.H463])))" office:value-type="float" office:value="0.433341310500672">
            <text:p>0,433</text:p>
          </table:table-cell>
          <table:table-cell table:style-name="ce1"/>
          <table:table-cell table:style-name="ce19" office:value-type="float" office:value="455">
            <text:p>455</text:p>
          </table:table-cell>
          <table:table-cell table:style-name="ce19" table:formula="of:=[.L462]+2" office:value-type="float" office:value="911">
            <text:p>911</text:p>
          </table:table-cell>
          <table:table-cell table:style-name="ce23" table:formula="of:=INFO.OBBA.OBBA.OBGET(INFO.OBBA.OBBA.OBCALL(&quot;&quot;;[.$B$12];&quot;getRandomNumber&quot;;INFO.OBBA.OBBA.OBMAKE(&quot;&quot;;&quot;int&quot;;[.K463])))" office:value-type="float" office:value="0.433341310500672">
            <text:p>0,433</text:p>
          </table:table-cell>
          <table:table-cell table:style-name="ce23" table:formula="of:=INFO.OBBA.OBBA.OBGET(INFO.OBBA.OBBA.OBCALL(&quot;&quot;;[.$B$12];&quot;getRandomNumber&quot;;INFO.OBBA.OBBA.OBMAKE(&quot;&quot;;&quot;int&quot;;[.L463])))" office:value-type="float" office:value="0.148875744082531">
            <text:p>0,14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6">
            <text:p>456</text:p>
          </table:table-cell>
          <table:table-cell table:style-name="ce23" table:formula="of:=INFO.OBBA.OBBA.OBGET(INFO.OBBA.OBBA.OBCALL(&quot;&quot;;[.$B$12];&quot;getRandomNumber&quot;;INFO.OBBA.OBBA.OBMAKE(&quot;&quot;;&quot;int&quot;;[.H464])))" office:value-type="float" office:value="0.834026836753459">
            <text:p>0,834</text:p>
          </table:table-cell>
          <table:table-cell table:style-name="ce1"/>
          <table:table-cell table:style-name="ce19" office:value-type="float" office:value="456">
            <text:p>456</text:p>
          </table:table-cell>
          <table:table-cell table:style-name="ce19" table:formula="of:=[.L463]+2" office:value-type="float" office:value="913">
            <text:p>913</text:p>
          </table:table-cell>
          <table:table-cell table:style-name="ce23" table:formula="of:=INFO.OBBA.OBBA.OBGET(INFO.OBBA.OBBA.OBCALL(&quot;&quot;;[.$B$12];&quot;getRandomNumber&quot;;INFO.OBBA.OBBA.OBMAKE(&quot;&quot;;&quot;int&quot;;[.K464])))" office:value-type="float" office:value="0.834026836753459">
            <text:p>0,834</text:p>
          </table:table-cell>
          <table:table-cell table:style-name="ce23" table:formula="of:=INFO.OBBA.OBBA.OBGET(INFO.OBBA.OBBA.OBCALL(&quot;&quot;;[.$B$12];&quot;getRandomNumber&quot;;INFO.OBBA.OBBA.OBMAKE(&quot;&quot;;&quot;int&quot;;[.L464])))" office:value-type="float" office:value="0.192806104852658">
            <text:p>0,19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7">
            <text:p>457</text:p>
          </table:table-cell>
          <table:table-cell table:style-name="ce23" table:formula="of:=INFO.OBBA.OBBA.OBGET(INFO.OBBA.OBBA.OBCALL(&quot;&quot;;[.$B$12];&quot;getRandomNumber&quot;;INFO.OBBA.OBBA.OBMAKE(&quot;&quot;;&quot;int&quot;;[.H465])))" office:value-type="float" office:value="0.246164073160514">
            <text:p>0,246</text:p>
          </table:table-cell>
          <table:table-cell table:style-name="ce1"/>
          <table:table-cell table:style-name="ce19" office:value-type="float" office:value="457">
            <text:p>457</text:p>
          </table:table-cell>
          <table:table-cell table:style-name="ce19" table:formula="of:=[.L464]+2" office:value-type="float" office:value="915">
            <text:p>915</text:p>
          </table:table-cell>
          <table:table-cell table:style-name="ce23" table:formula="of:=INFO.OBBA.OBBA.OBGET(INFO.OBBA.OBBA.OBCALL(&quot;&quot;;[.$B$12];&quot;getRandomNumber&quot;;INFO.OBBA.OBBA.OBMAKE(&quot;&quot;;&quot;int&quot;;[.K465])))" office:value-type="float" office:value="0.246164073160514">
            <text:p>0,246</text:p>
          </table:table-cell>
          <table:table-cell table:style-name="ce23" table:formula="of:=INFO.OBBA.OBBA.OBGET(INFO.OBBA.OBBA.OBCALL(&quot;&quot;;[.$B$12];&quot;getRandomNumber&quot;;INFO.OBBA.OBBA.OBMAKE(&quot;&quot;;&quot;int&quot;;[.L465])))" office:value-type="float" office:value="0.290184028247122">
            <text:p>0,29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8">
            <text:p>458</text:p>
          </table:table-cell>
          <table:table-cell table:style-name="ce23" table:formula="of:=INFO.OBBA.OBBA.OBGET(INFO.OBBA.OBBA.OBCALL(&quot;&quot;;[.$B$12];&quot;getRandomNumber&quot;;INFO.OBBA.OBBA.OBMAKE(&quot;&quot;;&quot;int&quot;;[.H466])))" office:value-type="float" office:value="0.455921943891064">
            <text:p>0,456</text:p>
          </table:table-cell>
          <table:table-cell table:style-name="ce1"/>
          <table:table-cell table:style-name="ce19" office:value-type="float" office:value="458">
            <text:p>458</text:p>
          </table:table-cell>
          <table:table-cell table:style-name="ce19" table:formula="of:=[.L465]+2" office:value-type="float" office:value="917">
            <text:p>917</text:p>
          </table:table-cell>
          <table:table-cell table:style-name="ce23" table:formula="of:=INFO.OBBA.OBBA.OBGET(INFO.OBBA.OBBA.OBCALL(&quot;&quot;;[.$B$12];&quot;getRandomNumber&quot;;INFO.OBBA.OBBA.OBMAKE(&quot;&quot;;&quot;int&quot;;[.K466])))" office:value-type="float" office:value="0.455921943891064">
            <text:p>0,456</text:p>
          </table:table-cell>
          <table:table-cell table:style-name="ce23" table:formula="of:=INFO.OBBA.OBBA.OBGET(INFO.OBBA.OBBA.OBCALL(&quot;&quot;;[.$B$12];&quot;getRandomNumber&quot;;INFO.OBBA.OBBA.OBMAKE(&quot;&quot;;&quot;int&quot;;[.L466])))" office:value-type="float" office:value="0.911740061964787">
            <text:p>0,91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9">
            <text:p>459</text:p>
          </table:table-cell>
          <table:table-cell table:style-name="ce23" table:formula="of:=INFO.OBBA.OBBA.OBGET(INFO.OBBA.OBBA.OBCALL(&quot;&quot;;[.$B$12];&quot;getRandomNumber&quot;;INFO.OBBA.OBBA.OBMAKE(&quot;&quot;;&quot;int&quot;;[.H467])))" office:value-type="float" office:value="0.858199288544827">
            <text:p>0,858</text:p>
          </table:table-cell>
          <table:table-cell table:style-name="ce1"/>
          <table:table-cell table:style-name="ce19" office:value-type="float" office:value="459">
            <text:p>459</text:p>
          </table:table-cell>
          <table:table-cell table:style-name="ce19" table:formula="of:=[.L466]+2" office:value-type="float" office:value="919">
            <text:p>919</text:p>
          </table:table-cell>
          <table:table-cell table:style-name="ce23" table:formula="of:=INFO.OBBA.OBBA.OBGET(INFO.OBBA.OBBA.OBCALL(&quot;&quot;;[.$B$12];&quot;getRandomNumber&quot;;INFO.OBBA.OBBA.OBMAKE(&quot;&quot;;&quot;int&quot;;[.K467])))" office:value-type="float" office:value="0.858199288544827">
            <text:p>0,858</text:p>
          </table:table-cell>
          <table:table-cell table:style-name="ce23" table:formula="of:=INFO.OBBA.OBBA.OBGET(INFO.OBBA.OBBA.OBCALL(&quot;&quot;;[.$B$12];&quot;getRandomNumber&quot;;INFO.OBBA.OBBA.OBMAKE(&quot;&quot;;&quot;int&quot;;[.L467])))" office:value-type="float" office:value="0.781774591342426">
            <text:p>0,78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0">
            <text:p>460</text:p>
          </table:table-cell>
          <table:table-cell table:style-name="ce23" table:formula="of:=INFO.OBBA.OBBA.OBGET(INFO.OBBA.OBBA.OBCALL(&quot;&quot;;[.$B$12];&quot;getRandomNumber&quot;;INFO.OBBA.OBBA.OBMAKE(&quot;&quot;;&quot;int&quot;;[.H468])))" office:value-type="float" office:value="0.844848016421101">
            <text:p>0,845</text:p>
          </table:table-cell>
          <table:table-cell table:style-name="ce1"/>
          <table:table-cell table:style-name="ce19" office:value-type="float" office:value="460">
            <text:p>460</text:p>
          </table:table-cell>
          <table:table-cell table:style-name="ce19" table:formula="of:=[.L467]+2" office:value-type="float" office:value="921">
            <text:p>921</text:p>
          </table:table-cell>
          <table:table-cell table:style-name="ce23" table:formula="of:=INFO.OBBA.OBBA.OBGET(INFO.OBBA.OBBA.OBCALL(&quot;&quot;;[.$B$12];&quot;getRandomNumber&quot;;INFO.OBBA.OBBA.OBMAKE(&quot;&quot;;&quot;int&quot;;[.K468])))" office:value-type="float" office:value="0.844848016421101">
            <text:p>0,845</text:p>
          </table:table-cell>
          <table:table-cell table:style-name="ce23" table:formula="of:=INFO.OBBA.OBBA.OBGET(INFO.OBBA.OBBA.OBCALL(&quot;&quot;;[.$B$12];&quot;getRandomNumber&quot;;INFO.OBBA.OBBA.OBMAKE(&quot;&quot;;&quot;int&quot;;[.L468])))" office:value-type="float" office:value="0.659551682610214">
            <text:p>0,66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1">
            <text:p>461</text:p>
          </table:table-cell>
          <table:table-cell table:style-name="ce23" table:formula="of:=INFO.OBBA.OBBA.OBGET(INFO.OBBA.OBBA.OBCALL(&quot;&quot;;[.$B$12];&quot;getRandomNumber&quot;;INFO.OBBA.OBBA.OBMAKE(&quot;&quot;;&quot;int&quot;;[.H469])))" office:value-type="float" office:value="0.891880472063755">
            <text:p>0,892</text:p>
          </table:table-cell>
          <table:table-cell table:style-name="ce1"/>
          <table:table-cell table:style-name="ce19" office:value-type="float" office:value="461">
            <text:p>461</text:p>
          </table:table-cell>
          <table:table-cell table:style-name="ce19" table:formula="of:=[.L468]+2" office:value-type="float" office:value="923">
            <text:p>923</text:p>
          </table:table-cell>
          <table:table-cell table:style-name="ce23" table:formula="of:=INFO.OBBA.OBBA.OBGET(INFO.OBBA.OBBA.OBCALL(&quot;&quot;;[.$B$12];&quot;getRandomNumber&quot;;INFO.OBBA.OBBA.OBMAKE(&quot;&quot;;&quot;int&quot;;[.K469])))" office:value-type="float" office:value="0.891880472063755">
            <text:p>0,892</text:p>
          </table:table-cell>
          <table:table-cell table:style-name="ce23" table:formula="of:=INFO.OBBA.OBBA.OBGET(INFO.OBBA.OBBA.OBCALL(&quot;&quot;;[.$B$12];&quot;getRandomNumber&quot;;INFO.OBBA.OBBA.OBMAKE(&quot;&quot;;&quot;int&quot;;[.L469])))" office:value-type="float" office:value="0.558653736112567">
            <text:p>0,55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2">
            <text:p>462</text:p>
          </table:table-cell>
          <table:table-cell table:style-name="ce23" table:formula="of:=INFO.OBBA.OBBA.OBGET(INFO.OBBA.OBBA.OBCALL(&quot;&quot;;[.$B$12];&quot;getRandomNumber&quot;;INFO.OBBA.OBBA.OBMAKE(&quot;&quot;;&quot;int&quot;;[.H470])))" office:value-type="float" office:value="0.314332511007383">
            <text:p>0,314</text:p>
          </table:table-cell>
          <table:table-cell table:style-name="ce1"/>
          <table:table-cell table:style-name="ce19" office:value-type="float" office:value="462">
            <text:p>462</text:p>
          </table:table-cell>
          <table:table-cell table:style-name="ce19" table:formula="of:=[.L469]+2" office:value-type="float" office:value="925">
            <text:p>925</text:p>
          </table:table-cell>
          <table:table-cell table:style-name="ce23" table:formula="of:=INFO.OBBA.OBBA.OBGET(INFO.OBBA.OBBA.OBCALL(&quot;&quot;;[.$B$12];&quot;getRandomNumber&quot;;INFO.OBBA.OBBA.OBMAKE(&quot;&quot;;&quot;int&quot;;[.K470])))" office:value-type="float" office:value="0.314332511007383">
            <text:p>0,314</text:p>
          </table:table-cell>
          <table:table-cell table:style-name="ce23" table:formula="of:=INFO.OBBA.OBBA.OBGET(INFO.OBBA.OBBA.OBCALL(&quot;&quot;;[.$B$12];&quot;getRandomNumber&quot;;INFO.OBBA.OBBA.OBMAKE(&quot;&quot;;&quot;int&quot;;[.L470])))" office:value-type="float" office:value="0.988357975161045">
            <text:p>0,98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3">
            <text:p>463</text:p>
          </table:table-cell>
          <table:table-cell table:style-name="ce23" table:formula="of:=INFO.OBBA.OBBA.OBGET(INFO.OBBA.OBBA.OBCALL(&quot;&quot;;[.$B$12];&quot;getRandomNumber&quot;;INFO.OBBA.OBBA.OBMAKE(&quot;&quot;;&quot;int&quot;;[.H471])))" office:value-type="float" office:value="0.708117200273661">
            <text:p>0,708</text:p>
          </table:table-cell>
          <table:table-cell table:style-name="ce1"/>
          <table:table-cell table:style-name="ce19" office:value-type="float" office:value="463">
            <text:p>463</text:p>
          </table:table-cell>
          <table:table-cell table:style-name="ce19" table:formula="of:=[.L470]+2" office:value-type="float" office:value="927">
            <text:p>927</text:p>
          </table:table-cell>
          <table:table-cell table:style-name="ce23" table:formula="of:=INFO.OBBA.OBBA.OBGET(INFO.OBBA.OBBA.OBCALL(&quot;&quot;;[.$B$12];&quot;getRandomNumber&quot;;INFO.OBBA.OBBA.OBMAKE(&quot;&quot;;&quot;int&quot;;[.K471])))" office:value-type="float" office:value="0.708117200273661">
            <text:p>0,708</text:p>
          </table:table-cell>
          <table:table-cell table:style-name="ce23" table:formula="of:=INFO.OBBA.OBBA.OBGET(INFO.OBBA.OBBA.OBCALL(&quot;&quot;;[.$B$12];&quot;getRandomNumber&quot;;INFO.OBBA.OBBA.OBMAKE(&quot;&quot;;&quot;int&quot;;[.L471])))" office:value-type="float" office:value="0.526099684633499">
            <text:p>0,52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4">
            <text:p>464</text:p>
          </table:table-cell>
          <table:table-cell table:style-name="ce23" table:formula="of:=INFO.OBBA.OBBA.OBGET(INFO.OBBA.OBBA.OBCALL(&quot;&quot;;[.$B$12];&quot;getRandomNumber&quot;;INFO.OBBA.OBBA.OBMAKE(&quot;&quot;;&quot;int&quot;;[.H472])))" office:value-type="float" office:value="0.217506012968346">
            <text:p>0,218</text:p>
          </table:table-cell>
          <table:table-cell table:style-name="ce1"/>
          <table:table-cell table:style-name="ce19" office:value-type="float" office:value="464">
            <text:p>464</text:p>
          </table:table-cell>
          <table:table-cell table:style-name="ce19" table:formula="of:=[.L471]+2" office:value-type="float" office:value="929">
            <text:p>929</text:p>
          </table:table-cell>
          <table:table-cell table:style-name="ce23" table:formula="of:=INFO.OBBA.OBBA.OBGET(INFO.OBBA.OBBA.OBCALL(&quot;&quot;;[.$B$12];&quot;getRandomNumber&quot;;INFO.OBBA.OBBA.OBMAKE(&quot;&quot;;&quot;int&quot;;[.K472])))" office:value-type="float" office:value="0.217506012968346">
            <text:p>0,218</text:p>
          </table:table-cell>
          <table:table-cell table:style-name="ce23" table:formula="of:=INFO.OBBA.OBBA.OBGET(INFO.OBBA.OBBA.OBCALL(&quot;&quot;;[.$B$12];&quot;getRandomNumber&quot;;INFO.OBBA.OBBA.OBMAKE(&quot;&quot;;&quot;int&quot;;[.L472])))" office:value-type="float" office:value="0.863909496746848">
            <text:p>0,86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5">
            <text:p>465</text:p>
          </table:table-cell>
          <table:table-cell table:style-name="ce23" table:formula="of:=INFO.OBBA.OBBA.OBGET(INFO.OBBA.OBBA.OBCALL(&quot;&quot;;[.$B$12];&quot;getRandomNumber&quot;;INFO.OBBA.OBBA.OBMAKE(&quot;&quot;;&quot;int&quot;;[.H473])))" office:value-type="float" office:value="0.805385087376561">
            <text:p>0,805</text:p>
          </table:table-cell>
          <table:table-cell table:style-name="ce1"/>
          <table:table-cell table:style-name="ce19" office:value-type="float" office:value="465">
            <text:p>465</text:p>
          </table:table-cell>
          <table:table-cell table:style-name="ce19" table:formula="of:=[.L472]+2" office:value-type="float" office:value="931">
            <text:p>931</text:p>
          </table:table-cell>
          <table:table-cell table:style-name="ce23" table:formula="of:=INFO.OBBA.OBBA.OBGET(INFO.OBBA.OBBA.OBCALL(&quot;&quot;;[.$B$12];&quot;getRandomNumber&quot;;INFO.OBBA.OBBA.OBMAKE(&quot;&quot;;&quot;int&quot;;[.K473])))" office:value-type="float" office:value="0.805385087376561">
            <text:p>0,805</text:p>
          </table:table-cell>
          <table:table-cell table:style-name="ce23" table:formula="of:=INFO.OBBA.OBBA.OBGET(INFO.OBBA.OBBA.OBCALL(&quot;&quot;;[.$B$12];&quot;getRandomNumber&quot;;INFO.OBBA.OBBA.OBMAKE(&quot;&quot;;&quot;int&quot;;[.L473])))" office:value-type="float" office:value="0.912894081397751">
            <text:p>0,91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6">
            <text:p>466</text:p>
          </table:table-cell>
          <table:table-cell table:style-name="ce23" table:formula="of:=INFO.OBBA.OBBA.OBGET(INFO.OBBA.OBBA.OBCALL(&quot;&quot;;[.$B$12];&quot;getRandomNumber&quot;;INFO.OBBA.OBBA.OBMAKE(&quot;&quot;;&quot;int&quot;;[.H474])))" office:value-type="float" office:value="0.941360052346745">
            <text:p>0,941</text:p>
          </table:table-cell>
          <table:table-cell table:style-name="ce1"/>
          <table:table-cell table:style-name="ce19" office:value-type="float" office:value="466">
            <text:p>466</text:p>
          </table:table-cell>
          <table:table-cell table:style-name="ce19" table:formula="of:=[.L473]+2" office:value-type="float" office:value="933">
            <text:p>933</text:p>
          </table:table-cell>
          <table:table-cell table:style-name="ce23" table:formula="of:=INFO.OBBA.OBBA.OBGET(INFO.OBBA.OBBA.OBCALL(&quot;&quot;;[.$B$12];&quot;getRandomNumber&quot;;INFO.OBBA.OBBA.OBMAKE(&quot;&quot;;&quot;int&quot;;[.K474])))" office:value-type="float" office:value="0.941360052346745">
            <text:p>0,941</text:p>
          </table:table-cell>
          <table:table-cell table:style-name="ce23" table:formula="of:=INFO.OBBA.OBBA.OBGET(INFO.OBBA.OBBA.OBCALL(&quot;&quot;;[.$B$12];&quot;getRandomNumber&quot;;INFO.OBBA.OBBA.OBMAKE(&quot;&quot;;&quot;int&quot;;[.L474])))" office:value-type="float" office:value="0.705637798108145">
            <text:p>0,70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7">
            <text:p>467</text:p>
          </table:table-cell>
          <table:table-cell table:style-name="ce23" table:formula="of:=INFO.OBBA.OBBA.OBGET(INFO.OBBA.OBBA.OBCALL(&quot;&quot;;[.$B$12];&quot;getRandomNumber&quot;;INFO.OBBA.OBBA.OBMAKE(&quot;&quot;;&quot;int&quot;;[.H475])))" office:value-type="float" office:value="0.515486899695228">
            <text:p>0,515</text:p>
          </table:table-cell>
          <table:table-cell table:style-name="ce1"/>
          <table:table-cell table:style-name="ce19" office:value-type="float" office:value="467">
            <text:p>467</text:p>
          </table:table-cell>
          <table:table-cell table:style-name="ce19" table:formula="of:=[.L474]+2" office:value-type="float" office:value="935">
            <text:p>935</text:p>
          </table:table-cell>
          <table:table-cell table:style-name="ce23" table:formula="of:=INFO.OBBA.OBBA.OBGET(INFO.OBBA.OBBA.OBCALL(&quot;&quot;;[.$B$12];&quot;getRandomNumber&quot;;INFO.OBBA.OBBA.OBMAKE(&quot;&quot;;&quot;int&quot;;[.K475])))" office:value-type="float" office:value="0.515486899695228">
            <text:p>0,515</text:p>
          </table:table-cell>
          <table:table-cell table:style-name="ce23" table:formula="of:=INFO.OBBA.OBBA.OBGET(INFO.OBBA.OBBA.OBCALL(&quot;&quot;;[.$B$12];&quot;getRandomNumber&quot;;INFO.OBBA.OBBA.OBMAKE(&quot;&quot;;&quot;int&quot;;[.L475])))" office:value-type="float" office:value="0.284525278224507">
            <text:p>0,28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8">
            <text:p>468</text:p>
          </table:table-cell>
          <table:table-cell table:style-name="ce23" table:formula="of:=INFO.OBBA.OBBA.OBGET(INFO.OBBA.OBBA.OBCALL(&quot;&quot;;[.$B$12];&quot;getRandomNumber&quot;;INFO.OBBA.OBBA.OBMAKE(&quot;&quot;;&quot;int&quot;;[.H476])))" office:value-type="float" office:value="0.834497160003663">
            <text:p>0,834</text:p>
          </table:table-cell>
          <table:table-cell table:style-name="ce1"/>
          <table:table-cell table:style-name="ce19" office:value-type="float" office:value="468">
            <text:p>468</text:p>
          </table:table-cell>
          <table:table-cell table:style-name="ce19" table:formula="of:=[.L475]+2" office:value-type="float" office:value="937">
            <text:p>937</text:p>
          </table:table-cell>
          <table:table-cell table:style-name="ce23" table:formula="of:=INFO.OBBA.OBBA.OBGET(INFO.OBBA.OBBA.OBCALL(&quot;&quot;;[.$B$12];&quot;getRandomNumber&quot;;INFO.OBBA.OBBA.OBMAKE(&quot;&quot;;&quot;int&quot;;[.K476])))" office:value-type="float" office:value="0.834497160003663">
            <text:p>0,834</text:p>
          </table:table-cell>
          <table:table-cell table:style-name="ce23" table:formula="of:=INFO.OBBA.OBBA.OBGET(INFO.OBBA.OBBA.OBCALL(&quot;&quot;;[.$B$12];&quot;getRandomNumber&quot;;INFO.OBBA.OBBA.OBMAKE(&quot;&quot;;&quot;int&quot;;[.L476])))" office:value-type="float" office:value="0.63575838900381">
            <text:p>0,63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9">
            <text:p>469</text:p>
          </table:table-cell>
          <table:table-cell table:style-name="ce23" table:formula="of:=INFO.OBBA.OBBA.OBGET(INFO.OBBA.OBBA.OBCALL(&quot;&quot;;[.$B$12];&quot;getRandomNumber&quot;;INFO.OBBA.OBBA.OBMAKE(&quot;&quot;;&quot;int&quot;;[.H477])))" office:value-type="float" office:value="0.282470479090295">
            <text:p>0,282</text:p>
          </table:table-cell>
          <table:table-cell table:style-name="ce1"/>
          <table:table-cell table:style-name="ce19" office:value-type="float" office:value="469">
            <text:p>469</text:p>
          </table:table-cell>
          <table:table-cell table:style-name="ce19" table:formula="of:=[.L476]+2" office:value-type="float" office:value="939">
            <text:p>939</text:p>
          </table:table-cell>
          <table:table-cell table:style-name="ce23" table:formula="of:=INFO.OBBA.OBBA.OBGET(INFO.OBBA.OBBA.OBCALL(&quot;&quot;;[.$B$12];&quot;getRandomNumber&quot;;INFO.OBBA.OBBA.OBMAKE(&quot;&quot;;&quot;int&quot;;[.K477])))" office:value-type="float" office:value="0.282470479090295">
            <text:p>0,282</text:p>
          </table:table-cell>
          <table:table-cell table:style-name="ce23" table:formula="of:=INFO.OBBA.OBBA.OBGET(INFO.OBBA.OBBA.OBCALL(&quot;&quot;;[.$B$12];&quot;getRandomNumber&quot;;INFO.OBBA.OBBA.OBMAKE(&quot;&quot;;&quot;int&quot;;[.L477])))" office:value-type="float" office:value="0.213442857983479">
            <text:p>0,21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0">
            <text:p>470</text:p>
          </table:table-cell>
          <table:table-cell table:style-name="ce23" table:formula="of:=INFO.OBBA.OBBA.OBGET(INFO.OBBA.OBBA.OBCALL(&quot;&quot;;[.$B$12];&quot;getRandomNumber&quot;;INFO.OBBA.OBBA.OBMAKE(&quot;&quot;;&quot;int&quot;;[.H478])))" office:value-type="float" office:value="0.40964766992436">
            <text:p>0,410</text:p>
          </table:table-cell>
          <table:table-cell table:style-name="ce1"/>
          <table:table-cell table:style-name="ce19" office:value-type="float" office:value="470">
            <text:p>470</text:p>
          </table:table-cell>
          <table:table-cell table:style-name="ce19" table:formula="of:=[.L477]+2" office:value-type="float" office:value="941">
            <text:p>941</text:p>
          </table:table-cell>
          <table:table-cell table:style-name="ce23" table:formula="of:=INFO.OBBA.OBBA.OBGET(INFO.OBBA.OBBA.OBCALL(&quot;&quot;;[.$B$12];&quot;getRandomNumber&quot;;INFO.OBBA.OBBA.OBMAKE(&quot;&quot;;&quot;int&quot;;[.K478])))" office:value-type="float" office:value="0.40964766992436">
            <text:p>0,410</text:p>
          </table:table-cell>
          <table:table-cell table:style-name="ce23" table:formula="of:=INFO.OBBA.OBBA.OBGET(INFO.OBBA.OBBA.OBCALL(&quot;&quot;;[.$B$12];&quot;getRandomNumber&quot;;INFO.OBBA.OBBA.OBMAKE(&quot;&quot;;&quot;int&quot;;[.L478])))" office:value-type="float" office:value="0.840174036652551">
            <text:p>0,84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1">
            <text:p>471</text:p>
          </table:table-cell>
          <table:table-cell table:style-name="ce23" table:formula="of:=INFO.OBBA.OBBA.OBGET(INFO.OBBA.OBBA.OBCALL(&quot;&quot;;[.$B$12];&quot;getRandomNumber&quot;;INFO.OBBA.OBBA.OBMAKE(&quot;&quot;;&quot;int&quot;;[.H479])))" office:value-type="float" office:value="0.488348648202575">
            <text:p>0,488</text:p>
          </table:table-cell>
          <table:table-cell table:style-name="ce1"/>
          <table:table-cell table:style-name="ce19" office:value-type="float" office:value="471">
            <text:p>471</text:p>
          </table:table-cell>
          <table:table-cell table:style-name="ce19" table:formula="of:=[.L478]+2" office:value-type="float" office:value="943">
            <text:p>943</text:p>
          </table:table-cell>
          <table:table-cell table:style-name="ce23" table:formula="of:=INFO.OBBA.OBBA.OBGET(INFO.OBBA.OBBA.OBCALL(&quot;&quot;;[.$B$12];&quot;getRandomNumber&quot;;INFO.OBBA.OBBA.OBMAKE(&quot;&quot;;&quot;int&quot;;[.K479])))" office:value-type="float" office:value="0.488348648202575">
            <text:p>0,488</text:p>
          </table:table-cell>
          <table:table-cell table:style-name="ce23" table:formula="of:=INFO.OBBA.OBBA.OBGET(INFO.OBBA.OBBA.OBCALL(&quot;&quot;;[.$B$12];&quot;getRandomNumber&quot;;INFO.OBBA.OBBA.OBMAKE(&quot;&quot;;&quot;int&quot;;[.L479])))" office:value-type="float" office:value="0.450437840455149">
            <text:p>0,45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2">
            <text:p>472</text:p>
          </table:table-cell>
          <table:table-cell table:style-name="ce23" table:formula="of:=INFO.OBBA.OBBA.OBGET(INFO.OBBA.OBBA.OBCALL(&quot;&quot;;[.$B$12];&quot;getRandomNumber&quot;;INFO.OBBA.OBBA.OBMAKE(&quot;&quot;;&quot;int&quot;;[.H480])))" office:value-type="float" office:value="0.961522793461399">
            <text:p>0,962</text:p>
          </table:table-cell>
          <table:table-cell table:style-name="ce1"/>
          <table:table-cell table:style-name="ce19" office:value-type="float" office:value="472">
            <text:p>472</text:p>
          </table:table-cell>
          <table:table-cell table:style-name="ce19" table:formula="of:=[.L479]+2" office:value-type="float" office:value="945">
            <text:p>945</text:p>
          </table:table-cell>
          <table:table-cell table:style-name="ce23" table:formula="of:=INFO.OBBA.OBBA.OBGET(INFO.OBBA.OBBA.OBCALL(&quot;&quot;;[.$B$12];&quot;getRandomNumber&quot;;INFO.OBBA.OBBA.OBMAKE(&quot;&quot;;&quot;int&quot;;[.K480])))" office:value-type="float" office:value="0.961522793461399">
            <text:p>0,962</text:p>
          </table:table-cell>
          <table:table-cell table:style-name="ce23" table:formula="of:=INFO.OBBA.OBBA.OBGET(INFO.OBBA.OBBA.OBCALL(&quot;&quot;;[.$B$12];&quot;getRandomNumber&quot;;INFO.OBBA.OBBA.OBMAKE(&quot;&quot;;&quot;int&quot;;[.L480])))" office:value-type="float" office:value="0.260376036599171">
            <text:p>0,26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3">
            <text:p>473</text:p>
          </table:table-cell>
          <table:table-cell table:style-name="ce23" table:formula="of:=INFO.OBBA.OBBA.OBGET(INFO.OBBA.OBBA.OBCALL(&quot;&quot;;[.$B$12];&quot;getRandomNumber&quot;;INFO.OBBA.OBBA.OBMAKE(&quot;&quot;;&quot;int&quot;;[.H481])))" office:value-type="float" office:value="0.180851155096839">
            <text:p>0,181</text:p>
          </table:table-cell>
          <table:table-cell table:style-name="ce1"/>
          <table:table-cell table:style-name="ce19" office:value-type="float" office:value="473">
            <text:p>473</text:p>
          </table:table-cell>
          <table:table-cell table:style-name="ce19" table:formula="of:=[.L480]+2" office:value-type="float" office:value="947">
            <text:p>947</text:p>
          </table:table-cell>
          <table:table-cell table:style-name="ce23" table:formula="of:=INFO.OBBA.OBBA.OBGET(INFO.OBBA.OBBA.OBCALL(&quot;&quot;;[.$B$12];&quot;getRandomNumber&quot;;INFO.OBBA.OBBA.OBMAKE(&quot;&quot;;&quot;int&quot;;[.K481])))" office:value-type="float" office:value="0.180851155096839">
            <text:p>0,181</text:p>
          </table:table-cell>
          <table:table-cell table:style-name="ce23" table:formula="of:=INFO.OBBA.OBBA.OBGET(INFO.OBBA.OBBA.OBCALL(&quot;&quot;;[.$B$12];&quot;getRandomNumber&quot;;INFO.OBBA.OBBA.OBMAKE(&quot;&quot;;&quot;int&quot;;[.L481])))" office:value-type="float" office:value="0.58100426001253">
            <text:p>0,58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4">
            <text:p>474</text:p>
          </table:table-cell>
          <table:table-cell table:style-name="ce23" table:formula="of:=INFO.OBBA.OBBA.OBGET(INFO.OBBA.OBBA.OBCALL(&quot;&quot;;[.$B$12];&quot;getRandomNumber&quot;;INFO.OBBA.OBBA.OBMAKE(&quot;&quot;;&quot;int&quot;;[.H482])))" office:value-type="float" office:value="0.869639578280296">
            <text:p>0,870</text:p>
          </table:table-cell>
          <table:table-cell table:style-name="ce1"/>
          <table:table-cell table:style-name="ce19" office:value-type="float" office:value="474">
            <text:p>474</text:p>
          </table:table-cell>
          <table:table-cell table:style-name="ce19" table:formula="of:=[.L481]+2" office:value-type="float" office:value="949">
            <text:p>949</text:p>
          </table:table-cell>
          <table:table-cell table:style-name="ce23" table:formula="of:=INFO.OBBA.OBBA.OBGET(INFO.OBBA.OBBA.OBCALL(&quot;&quot;;[.$B$12];&quot;getRandomNumber&quot;;INFO.OBBA.OBBA.OBMAKE(&quot;&quot;;&quot;int&quot;;[.K482])))" office:value-type="float" office:value="0.869639578280296">
            <text:p>0,870</text:p>
          </table:table-cell>
          <table:table-cell table:style-name="ce23" table:formula="of:=INFO.OBBA.OBBA.OBGET(INFO.OBBA.OBBA.OBCALL(&quot;&quot;;[.$B$12];&quot;getRandomNumber&quot;;INFO.OBBA.OBBA.OBMAKE(&quot;&quot;;&quot;int&quot;;[.L482])))" office:value-type="float" office:value="0.720866091516218">
            <text:p>0,72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5">
            <text:p>475</text:p>
          </table:table-cell>
          <table:table-cell table:style-name="ce23" table:formula="of:=INFO.OBBA.OBBA.OBGET(INFO.OBBA.OBBA.OBCALL(&quot;&quot;;[.$B$12];&quot;getRandomNumber&quot;;INFO.OBBA.OBBA.OBMAKE(&quot;&quot;;&quot;int&quot;;[.H483])))" office:value-type="float" office:value="0.723382287400549">
            <text:p>0,723</text:p>
          </table:table-cell>
          <table:table-cell table:style-name="ce1"/>
          <table:table-cell table:style-name="ce19" office:value-type="float" office:value="475">
            <text:p>475</text:p>
          </table:table-cell>
          <table:table-cell table:style-name="ce19" table:formula="of:=[.L482]+2" office:value-type="float" office:value="951">
            <text:p>951</text:p>
          </table:table-cell>
          <table:table-cell table:style-name="ce23" table:formula="of:=INFO.OBBA.OBBA.OBGET(INFO.OBBA.OBBA.OBCALL(&quot;&quot;;[.$B$12];&quot;getRandomNumber&quot;;INFO.OBBA.OBBA.OBMAKE(&quot;&quot;;&quot;int&quot;;[.K483])))" office:value-type="float" office:value="0.723382287400549">
            <text:p>0,723</text:p>
          </table:table-cell>
          <table:table-cell table:style-name="ce23" table:formula="of:=INFO.OBBA.OBBA.OBGET(INFO.OBBA.OBBA.OBCALL(&quot;&quot;;[.$B$12];&quot;getRandomNumber&quot;;INFO.OBBA.OBBA.OBMAKE(&quot;&quot;;&quot;int&quot;;[.L483])))" office:value-type="float" office:value="0.152893255766897">
            <text:p>0,15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6">
            <text:p>476</text:p>
          </table:table-cell>
          <table:table-cell table:style-name="ce23" table:formula="of:=INFO.OBBA.OBBA.OBGET(INFO.OBBA.OBBA.OBCALL(&quot;&quot;;[.$B$12];&quot;getRandomNumber&quot;;INFO.OBBA.OBBA.OBMAKE(&quot;&quot;;&quot;int&quot;;[.H484])))" office:value-type="float" office:value="0.132406402593143">
            <text:p>0,132</text:p>
          </table:table-cell>
          <table:table-cell table:style-name="ce1"/>
          <table:table-cell table:style-name="ce19" office:value-type="float" office:value="476">
            <text:p>476</text:p>
          </table:table-cell>
          <table:table-cell table:style-name="ce19" table:formula="of:=[.L483]+2" office:value-type="float" office:value="953">
            <text:p>953</text:p>
          </table:table-cell>
          <table:table-cell table:style-name="ce23" table:formula="of:=INFO.OBBA.OBBA.OBGET(INFO.OBBA.OBBA.OBCALL(&quot;&quot;;[.$B$12];&quot;getRandomNumber&quot;;INFO.OBBA.OBBA.OBMAKE(&quot;&quot;;&quot;int&quot;;[.K484])))" office:value-type="float" office:value="0.132406402593143">
            <text:p>0,132</text:p>
          </table:table-cell>
          <table:table-cell table:style-name="ce23" table:formula="of:=INFO.OBBA.OBBA.OBGET(INFO.OBBA.OBBA.OBCALL(&quot;&quot;;[.$B$12];&quot;getRandomNumber&quot;;INFO.OBBA.OBBA.OBMAKE(&quot;&quot;;&quot;int&quot;;[.L484])))" office:value-type="float" office:value="0.927594208350993">
            <text:p>0,92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7">
            <text:p>477</text:p>
          </table:table-cell>
          <table:table-cell table:style-name="ce23" table:formula="of:=INFO.OBBA.OBBA.OBGET(INFO.OBBA.OBBA.OBCALL(&quot;&quot;;[.$B$12];&quot;getRandomNumber&quot;;INFO.OBBA.OBBA.OBMAKE(&quot;&quot;;&quot;int&quot;;[.H485])))" office:value-type="float" office:value="0.889842465732817">
            <text:p>0,890</text:p>
          </table:table-cell>
          <table:table-cell table:style-name="ce1"/>
          <table:table-cell table:style-name="ce19" office:value-type="float" office:value="477">
            <text:p>477</text:p>
          </table:table-cell>
          <table:table-cell table:style-name="ce19" table:formula="of:=[.L484]+2" office:value-type="float" office:value="955">
            <text:p>955</text:p>
          </table:table-cell>
          <table:table-cell table:style-name="ce23" table:formula="of:=INFO.OBBA.OBBA.OBGET(INFO.OBBA.OBBA.OBCALL(&quot;&quot;;[.$B$12];&quot;getRandomNumber&quot;;INFO.OBBA.OBBA.OBMAKE(&quot;&quot;;&quot;int&quot;;[.K485])))" office:value-type="float" office:value="0.889842465732817">
            <text:p>0,890</text:p>
          </table:table-cell>
          <table:table-cell table:style-name="ce23" table:formula="of:=INFO.OBBA.OBBA.OBGET(INFO.OBBA.OBBA.OBCALL(&quot;&quot;;[.$B$12];&quot;getRandomNumber&quot;;INFO.OBBA.OBBA.OBMAKE(&quot;&quot;;&quot;int&quot;;[.L485])))" office:value-type="float" office:value="0.543022534966559">
            <text:p>0,543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8">
            <text:p>478</text:p>
          </table:table-cell>
          <table:table-cell table:style-name="ce23" table:formula="of:=INFO.OBBA.OBBA.OBGET(INFO.OBBA.OBBA.OBCALL(&quot;&quot;;[.$B$12];&quot;getRandomNumber&quot;;INFO.OBBA.OBBA.OBMAKE(&quot;&quot;;&quot;int&quot;;[.H486])))" office:value-type="float" office:value="0.496430451261283">
            <text:p>0,496</text:p>
          </table:table-cell>
          <table:table-cell table:style-name="ce1"/>
          <table:table-cell table:style-name="ce19" office:value-type="float" office:value="478">
            <text:p>478</text:p>
          </table:table-cell>
          <table:table-cell table:style-name="ce19" table:formula="of:=[.L485]+2" office:value-type="float" office:value="957">
            <text:p>957</text:p>
          </table:table-cell>
          <table:table-cell table:style-name="ce23" table:formula="of:=INFO.OBBA.OBBA.OBGET(INFO.OBBA.OBBA.OBCALL(&quot;&quot;;[.$B$12];&quot;getRandomNumber&quot;;INFO.OBBA.OBBA.OBMAKE(&quot;&quot;;&quot;int&quot;;[.K486])))" office:value-type="float" office:value="0.496430451261283">
            <text:p>0,496</text:p>
          </table:table-cell>
          <table:table-cell table:style-name="ce23" table:formula="of:=INFO.OBBA.OBBA.OBGET(INFO.OBBA.OBBA.OBCALL(&quot;&quot;;[.$B$12];&quot;getRandomNumber&quot;;INFO.OBBA.OBBA.OBMAKE(&quot;&quot;;&quot;int&quot;;[.L486])))" office:value-type="float" office:value="0.171091127029965">
            <text:p>0,17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9">
            <text:p>479</text:p>
          </table:table-cell>
          <table:table-cell table:style-name="ce23" table:formula="of:=INFO.OBBA.OBBA.OBGET(INFO.OBBA.OBBA.OBCALL(&quot;&quot;;[.$B$12];&quot;getRandomNumber&quot;;INFO.OBBA.OBBA.OBMAKE(&quot;&quot;;&quot;int&quot;;[.H487])))" office:value-type="float" office:value="0.185888091642406">
            <text:p>0,186</text:p>
          </table:table-cell>
          <table:table-cell table:style-name="ce1"/>
          <table:table-cell table:style-name="ce19" office:value-type="float" office:value="479">
            <text:p>479</text:p>
          </table:table-cell>
          <table:table-cell table:style-name="ce19" table:formula="of:=[.L486]+2" office:value-type="float" office:value="959">
            <text:p>959</text:p>
          </table:table-cell>
          <table:table-cell table:style-name="ce23" table:formula="of:=INFO.OBBA.OBBA.OBGET(INFO.OBBA.OBBA.OBCALL(&quot;&quot;;[.$B$12];&quot;getRandomNumber&quot;;INFO.OBBA.OBBA.OBMAKE(&quot;&quot;;&quot;int&quot;;[.K487])))" office:value-type="float" office:value="0.185888091642406">
            <text:p>0,186</text:p>
          </table:table-cell>
          <table:table-cell table:style-name="ce23" table:formula="of:=INFO.OBBA.OBBA.OBGET(INFO.OBBA.OBBA.OBCALL(&quot;&quot;;[.$B$12];&quot;getRandomNumber&quot;;INFO.OBBA.OBBA.OBMAKE(&quot;&quot;;&quot;int&quot;;[.L487])))" office:value-type="float" office:value="0.365392154224182">
            <text:p>0,36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0">
            <text:p>480</text:p>
          </table:table-cell>
          <table:table-cell table:style-name="ce23" table:formula="of:=INFO.OBBA.OBBA.OBGET(INFO.OBBA.OBBA.OBCALL(&quot;&quot;;[.$B$12];&quot;getRandomNumber&quot;;INFO.OBBA.OBBA.OBMAKE(&quot;&quot;;&quot;int&quot;;[.H488])))" office:value-type="float" office:value="0.783091236164907">
            <text:p>0,783</text:p>
          </table:table-cell>
          <table:table-cell table:style-name="ce1"/>
          <table:table-cell table:style-name="ce19" office:value-type="float" office:value="480">
            <text:p>480</text:p>
          </table:table-cell>
          <table:table-cell table:style-name="ce19" table:formula="of:=[.L487]+2" office:value-type="float" office:value="961">
            <text:p>961</text:p>
          </table:table-cell>
          <table:table-cell table:style-name="ce23" table:formula="of:=INFO.OBBA.OBBA.OBGET(INFO.OBBA.OBBA.OBCALL(&quot;&quot;;[.$B$12];&quot;getRandomNumber&quot;;INFO.OBBA.OBBA.OBMAKE(&quot;&quot;;&quot;int&quot;;[.K488])))" office:value-type="float" office:value="0.783091236164907">
            <text:p>0,783</text:p>
          </table:table-cell>
          <table:table-cell table:style-name="ce23" table:formula="of:=INFO.OBBA.OBBA.OBGET(INFO.OBBA.OBBA.OBCALL(&quot;&quot;;[.$B$12];&quot;getRandomNumber&quot;;INFO.OBBA.OBBA.OBMAKE(&quot;&quot;;&quot;int&quot;;[.L488])))" office:value-type="float" office:value="0.697891746915426">
            <text:p>0,69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1">
            <text:p>481</text:p>
          </table:table-cell>
          <table:table-cell table:style-name="ce23" table:formula="of:=INFO.OBBA.OBBA.OBGET(INFO.OBBA.OBBA.OBCALL(&quot;&quot;;[.$B$12];&quot;getRandomNumber&quot;;INFO.OBBA.OBBA.OBMAKE(&quot;&quot;;&quot;int&quot;;[.H489])))" office:value-type="float" office:value="0.736827908401322">
            <text:p>0,737</text:p>
          </table:table-cell>
          <table:table-cell table:style-name="ce1"/>
          <table:table-cell table:style-name="ce19" office:value-type="float" office:value="481">
            <text:p>481</text:p>
          </table:table-cell>
          <table:table-cell table:style-name="ce19" table:formula="of:=[.L488]+2" office:value-type="float" office:value="963">
            <text:p>963</text:p>
          </table:table-cell>
          <table:table-cell table:style-name="ce23" table:formula="of:=INFO.OBBA.OBBA.OBGET(INFO.OBBA.OBBA.OBCALL(&quot;&quot;;[.$B$12];&quot;getRandomNumber&quot;;INFO.OBBA.OBBA.OBMAKE(&quot;&quot;;&quot;int&quot;;[.K489])))" office:value-type="float" office:value="0.736827908401322">
            <text:p>0,737</text:p>
          </table:table-cell>
          <table:table-cell table:style-name="ce23" table:formula="of:=INFO.OBBA.OBBA.OBGET(INFO.OBBA.OBBA.OBCALL(&quot;&quot;;[.$B$12];&quot;getRandomNumber&quot;;INFO.OBBA.OBBA.OBMAKE(&quot;&quot;;&quot;int&quot;;[.L489])))" office:value-type="float" office:value="0.476616747726651">
            <text:p>0,47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2">
            <text:p>482</text:p>
          </table:table-cell>
          <table:table-cell table:style-name="ce23" table:formula="of:=INFO.OBBA.OBBA.OBGET(INFO.OBBA.OBBA.OBCALL(&quot;&quot;;[.$B$12];&quot;getRandomNumber&quot;;INFO.OBBA.OBBA.OBMAKE(&quot;&quot;;&quot;int&quot;;[.H490])))" office:value-type="float" office:value="0.548470323310931">
            <text:p>0,548</text:p>
          </table:table-cell>
          <table:table-cell table:style-name="ce1"/>
          <table:table-cell table:style-name="ce19" office:value-type="float" office:value="482">
            <text:p>482</text:p>
          </table:table-cell>
          <table:table-cell table:style-name="ce19" table:formula="of:=[.L489]+2" office:value-type="float" office:value="965">
            <text:p>965</text:p>
          </table:table-cell>
          <table:table-cell table:style-name="ce23" table:formula="of:=INFO.OBBA.OBBA.OBGET(INFO.OBBA.OBBA.OBCALL(&quot;&quot;;[.$B$12];&quot;getRandomNumber&quot;;INFO.OBBA.OBBA.OBMAKE(&quot;&quot;;&quot;int&quot;;[.K490])))" office:value-type="float" office:value="0.548470323310931">
            <text:p>0,548</text:p>
          </table:table-cell>
          <table:table-cell table:style-name="ce23" table:formula="of:=INFO.OBBA.OBBA.OBGET(INFO.OBBA.OBBA.OBCALL(&quot;&quot;;[.$B$12];&quot;getRandomNumber&quot;;INFO.OBBA.OBBA.OBMAKE(&quot;&quot;;&quot;int&quot;;[.L490])))" office:value-type="float" office:value="0.968818370393064">
            <text:p>0,96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3">
            <text:p>483</text:p>
          </table:table-cell>
          <table:table-cell table:style-name="ce23" table:formula="of:=INFO.OBBA.OBBA.OBGET(INFO.OBBA.OBBA.OBCALL(&quot;&quot;;[.$B$12];&quot;getRandomNumber&quot;;INFO.OBBA.OBBA.OBMAKE(&quot;&quot;;&quot;int&quot;;[.H491])))" office:value-type="float" office:value="0.228630647002444">
            <text:p>0,229</text:p>
          </table:table-cell>
          <table:table-cell table:style-name="ce1"/>
          <table:table-cell table:style-name="ce19" office:value-type="float" office:value="483">
            <text:p>483</text:p>
          </table:table-cell>
          <table:table-cell table:style-name="ce19" table:formula="of:=[.L490]+2" office:value-type="float" office:value="967">
            <text:p>967</text:p>
          </table:table-cell>
          <table:table-cell table:style-name="ce23" table:formula="of:=INFO.OBBA.OBBA.OBGET(INFO.OBBA.OBBA.OBCALL(&quot;&quot;;[.$B$12];&quot;getRandomNumber&quot;;INFO.OBBA.OBBA.OBMAKE(&quot;&quot;;&quot;int&quot;;[.K491])))" office:value-type="float" office:value="0.228630647002444">
            <text:p>0,229</text:p>
          </table:table-cell>
          <table:table-cell table:style-name="ce23" table:formula="of:=INFO.OBBA.OBBA.OBGET(INFO.OBBA.OBBA.OBCALL(&quot;&quot;;[.$B$12];&quot;getRandomNumber&quot;;INFO.OBBA.OBBA.OBMAKE(&quot;&quot;;&quot;int&quot;;[.L491])))" office:value-type="float" office:value="0.158298691988062">
            <text:p>0,15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4">
            <text:p>484</text:p>
          </table:table-cell>
          <table:table-cell table:style-name="ce23" table:formula="of:=INFO.OBBA.OBBA.OBGET(INFO.OBBA.OBBA.OBCALL(&quot;&quot;;[.$B$12];&quot;getRandomNumber&quot;;INFO.OBBA.OBBA.OBMAKE(&quot;&quot;;&quot;int&quot;;[.H492])))" office:value-type="float" office:value="0.294466959113671">
            <text:p>0,294</text:p>
          </table:table-cell>
          <table:table-cell table:style-name="ce1"/>
          <table:table-cell table:style-name="ce19" office:value-type="float" office:value="484">
            <text:p>484</text:p>
          </table:table-cell>
          <table:table-cell table:style-name="ce19" table:formula="of:=[.L491]+2" office:value-type="float" office:value="969">
            <text:p>969</text:p>
          </table:table-cell>
          <table:table-cell table:style-name="ce23" table:formula="of:=INFO.OBBA.OBBA.OBGET(INFO.OBBA.OBBA.OBCALL(&quot;&quot;;[.$B$12];&quot;getRandomNumber&quot;;INFO.OBBA.OBBA.OBMAKE(&quot;&quot;;&quot;int&quot;;[.K492])))" office:value-type="float" office:value="0.294466959113671">
            <text:p>0,294</text:p>
          </table:table-cell>
          <table:table-cell table:style-name="ce23" table:formula="of:=INFO.OBBA.OBBA.OBGET(INFO.OBBA.OBBA.OBCALL(&quot;&quot;;[.$B$12];&quot;getRandomNumber&quot;;INFO.OBBA.OBBA.OBMAKE(&quot;&quot;;&quot;int&quot;;[.L492])))" office:value-type="float" office:value="0.139543707254968">
            <text:p>0,14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5">
            <text:p>485</text:p>
          </table:table-cell>
          <table:table-cell table:style-name="ce23" table:formula="of:=INFO.OBBA.OBBA.OBGET(INFO.OBBA.OBBA.OBCALL(&quot;&quot;;[.$B$12];&quot;getRandomNumber&quot;;INFO.OBBA.OBBA.OBMAKE(&quot;&quot;;&quot;int&quot;;[.H493])))" office:value-type="float" office:value="0.432136592967211">
            <text:p>0,432</text:p>
          </table:table-cell>
          <table:table-cell table:style-name="ce1"/>
          <table:table-cell table:style-name="ce19" office:value-type="float" office:value="485">
            <text:p>485</text:p>
          </table:table-cell>
          <table:table-cell table:style-name="ce19" table:formula="of:=[.L492]+2" office:value-type="float" office:value="971">
            <text:p>971</text:p>
          </table:table-cell>
          <table:table-cell table:style-name="ce23" table:formula="of:=INFO.OBBA.OBBA.OBGET(INFO.OBBA.OBBA.OBCALL(&quot;&quot;;[.$B$12];&quot;getRandomNumber&quot;;INFO.OBBA.OBBA.OBMAKE(&quot;&quot;;&quot;int&quot;;[.K493])))" office:value-type="float" office:value="0.432136592967211">
            <text:p>0,432</text:p>
          </table:table-cell>
          <table:table-cell table:style-name="ce23" table:formula="of:=INFO.OBBA.OBBA.OBGET(INFO.OBBA.OBBA.OBCALL(&quot;&quot;;[.$B$12];&quot;getRandomNumber&quot;;INFO.OBBA.OBBA.OBMAKE(&quot;&quot;;&quot;int&quot;;[.L493])))" office:value-type="float" office:value="0.635878766794715">
            <text:p>0,636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6">
            <text:p>486</text:p>
          </table:table-cell>
          <table:table-cell table:style-name="ce23" table:formula="of:=INFO.OBBA.OBBA.OBGET(INFO.OBBA.OBBA.OBCALL(&quot;&quot;;[.$B$12];&quot;getRandomNumber&quot;;INFO.OBBA.OBBA.OBMAKE(&quot;&quot;;&quot;int&quot;;[.H494])))" office:value-type="float" office:value="0.235513052586399">
            <text:p>0,236</text:p>
          </table:table-cell>
          <table:table-cell table:style-name="ce1"/>
          <table:table-cell table:style-name="ce19" office:value-type="float" office:value="486">
            <text:p>486</text:p>
          </table:table-cell>
          <table:table-cell table:style-name="ce19" table:formula="of:=[.L493]+2" office:value-type="float" office:value="973">
            <text:p>973</text:p>
          </table:table-cell>
          <table:table-cell table:style-name="ce23" table:formula="of:=INFO.OBBA.OBBA.OBGET(INFO.OBBA.OBBA.OBCALL(&quot;&quot;;[.$B$12];&quot;getRandomNumber&quot;;INFO.OBBA.OBBA.OBMAKE(&quot;&quot;;&quot;int&quot;;[.K494])))" office:value-type="float" office:value="0.235513052586399">
            <text:p>0,236</text:p>
          </table:table-cell>
          <table:table-cell table:style-name="ce23" table:formula="of:=INFO.OBBA.OBBA.OBGET(INFO.OBBA.OBBA.OBCALL(&quot;&quot;;[.$B$12];&quot;getRandomNumber&quot;;INFO.OBBA.OBBA.OBMAKE(&quot;&quot;;&quot;int&quot;;[.L494])))" office:value-type="float" office:value="0.778191196306888">
            <text:p>0,77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7">
            <text:p>487</text:p>
          </table:table-cell>
          <table:table-cell table:style-name="ce23" table:formula="of:=INFO.OBBA.OBBA.OBGET(INFO.OBBA.OBBA.OBCALL(&quot;&quot;;[.$B$12];&quot;getRandomNumber&quot;;INFO.OBBA.OBBA.OBMAKE(&quot;&quot;;&quot;int&quot;;[.H495])))" office:value-type="float" office:value="0.0558981646157451">
            <text:p>0,056</text:p>
          </table:table-cell>
          <table:table-cell table:style-name="ce1"/>
          <table:table-cell table:style-name="ce19" office:value-type="float" office:value="487">
            <text:p>487</text:p>
          </table:table-cell>
          <table:table-cell table:style-name="ce19" table:formula="of:=[.L494]+2" office:value-type="float" office:value="975">
            <text:p>975</text:p>
          </table:table-cell>
          <table:table-cell table:style-name="ce23" table:formula="of:=INFO.OBBA.OBBA.OBGET(INFO.OBBA.OBBA.OBCALL(&quot;&quot;;[.$B$12];&quot;getRandomNumber&quot;;INFO.OBBA.OBBA.OBMAKE(&quot;&quot;;&quot;int&quot;;[.K495])))" office:value-type="float" office:value="0.0558981646157451">
            <text:p>0,056</text:p>
          </table:table-cell>
          <table:table-cell table:style-name="ce23" table:formula="of:=INFO.OBBA.OBBA.OBGET(INFO.OBBA.OBBA.OBCALL(&quot;&quot;;[.$B$12];&quot;getRandomNumber&quot;;INFO.OBBA.OBBA.OBMAKE(&quot;&quot;;&quot;int&quot;;[.L495])))" office:value-type="float" office:value="0.858980743615766">
            <text:p>0,859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8">
            <text:p>488</text:p>
          </table:table-cell>
          <table:table-cell table:style-name="ce23" table:formula="of:=INFO.OBBA.OBBA.OBGET(INFO.OBBA.OBBA.OBCALL(&quot;&quot;;[.$B$12];&quot;getRandomNumber&quot;;INFO.OBBA.OBBA.OBMAKE(&quot;&quot;;&quot;int&quot;;[.H496])))" office:value-type="float" office:value="0.504551817141547">
            <text:p>0,505</text:p>
          </table:table-cell>
          <table:table-cell table:style-name="ce1"/>
          <table:table-cell table:style-name="ce19" office:value-type="float" office:value="488">
            <text:p>488</text:p>
          </table:table-cell>
          <table:table-cell table:style-name="ce19" table:formula="of:=[.L495]+2" office:value-type="float" office:value="977">
            <text:p>977</text:p>
          </table:table-cell>
          <table:table-cell table:style-name="ce23" table:formula="of:=INFO.OBBA.OBBA.OBGET(INFO.OBBA.OBBA.OBCALL(&quot;&quot;;[.$B$12];&quot;getRandomNumber&quot;;INFO.OBBA.OBBA.OBMAKE(&quot;&quot;;&quot;int&quot;;[.K496])))" office:value-type="float" office:value="0.504551817141547">
            <text:p>0,505</text:p>
          </table:table-cell>
          <table:table-cell table:style-name="ce23" table:formula="of:=INFO.OBBA.OBBA.OBGET(INFO.OBBA.OBBA.OBCALL(&quot;&quot;;[.$B$12];&quot;getRandomNumber&quot;;INFO.OBBA.OBBA.OBMAKE(&quot;&quot;;&quot;int&quot;;[.L496])))" office:value-type="float" office:value="0.334127400390001">
            <text:p>0,33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9">
            <text:p>489</text:p>
          </table:table-cell>
          <table:table-cell table:style-name="ce23" table:formula="of:=INFO.OBBA.OBBA.OBGET(INFO.OBBA.OBBA.OBCALL(&quot;&quot;;[.$B$12];&quot;getRandomNumber&quot;;INFO.OBBA.OBBA.OBMAKE(&quot;&quot;;&quot;int&quot;;[.H497])))" office:value-type="float" office:value="0.440071689431982">
            <text:p>0,440</text:p>
          </table:table-cell>
          <table:table-cell table:style-name="ce1"/>
          <table:table-cell table:style-name="ce19" office:value-type="float" office:value="489">
            <text:p>489</text:p>
          </table:table-cell>
          <table:table-cell table:style-name="ce19" table:formula="of:=[.L496]+2" office:value-type="float" office:value="979">
            <text:p>979</text:p>
          </table:table-cell>
          <table:table-cell table:style-name="ce23" table:formula="of:=INFO.OBBA.OBBA.OBGET(INFO.OBBA.OBBA.OBCALL(&quot;&quot;;[.$B$12];&quot;getRandomNumber&quot;;INFO.OBBA.OBBA.OBMAKE(&quot;&quot;;&quot;int&quot;;[.K497])))" office:value-type="float" office:value="0.440071689431982">
            <text:p>0,440</text:p>
          </table:table-cell>
          <table:table-cell table:style-name="ce23" table:formula="of:=INFO.OBBA.OBBA.OBGET(INFO.OBBA.OBBA.OBCALL(&quot;&quot;;[.$B$12];&quot;getRandomNumber&quot;;INFO.OBBA.OBBA.OBMAKE(&quot;&quot;;&quot;int&quot;;[.L497])))" office:value-type="float" office:value="0.0719528474994398">
            <text:p>0,072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0">
            <text:p>490</text:p>
          </table:table-cell>
          <table:table-cell table:style-name="ce23" table:formula="of:=INFO.OBBA.OBBA.OBGET(INFO.OBBA.OBBA.OBCALL(&quot;&quot;;[.$B$12];&quot;getRandomNumber&quot;;INFO.OBBA.OBBA.OBMAKE(&quot;&quot;;&quot;int&quot;;[.H498])))" office:value-type="float" office:value="0.154699142939573">
            <text:p>0,155</text:p>
          </table:table-cell>
          <table:table-cell table:style-name="ce1"/>
          <table:table-cell table:style-name="ce19" office:value-type="float" office:value="490">
            <text:p>490</text:p>
          </table:table-cell>
          <table:table-cell table:style-name="ce19" table:formula="of:=[.L497]+2" office:value-type="float" office:value="981">
            <text:p>981</text:p>
          </table:table-cell>
          <table:table-cell table:style-name="ce23" table:formula="of:=INFO.OBBA.OBBA.OBGET(INFO.OBBA.OBBA.OBCALL(&quot;&quot;;[.$B$12];&quot;getRandomNumber&quot;;INFO.OBBA.OBBA.OBMAKE(&quot;&quot;;&quot;int&quot;;[.K498])))" office:value-type="float" office:value="0.154699142939573">
            <text:p>0,155</text:p>
          </table:table-cell>
          <table:table-cell table:style-name="ce23" table:formula="of:=INFO.OBBA.OBBA.OBGET(INFO.OBBA.OBBA.OBCALL(&quot;&quot;;[.$B$12];&quot;getRandomNumber&quot;;INFO.OBBA.OBBA.OBMAKE(&quot;&quot;;&quot;int&quot;;[.L498])))" office:value-type="float" office:value="0.214665797422913">
            <text:p>0,21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1">
            <text:p>491</text:p>
          </table:table-cell>
          <table:table-cell table:style-name="ce23" table:formula="of:=INFO.OBBA.OBBA.OBGET(INFO.OBBA.OBBA.OBCALL(&quot;&quot;;[.$B$12];&quot;getRandomNumber&quot;;INFO.OBBA.OBBA.OBMAKE(&quot;&quot;;&quot;int&quot;;[.H499])))" office:value-type="float" office:value="0.167286554594017">
            <text:p>0,167</text:p>
          </table:table-cell>
          <table:table-cell table:style-name="ce1"/>
          <table:table-cell table:style-name="ce19" office:value-type="float" office:value="491">
            <text:p>491</text:p>
          </table:table-cell>
          <table:table-cell table:style-name="ce19" table:formula="of:=[.L498]+2" office:value-type="float" office:value="983">
            <text:p>983</text:p>
          </table:table-cell>
          <table:table-cell table:style-name="ce23" table:formula="of:=INFO.OBBA.OBBA.OBGET(INFO.OBBA.OBBA.OBCALL(&quot;&quot;;[.$B$12];&quot;getRandomNumber&quot;;INFO.OBBA.OBBA.OBMAKE(&quot;&quot;;&quot;int&quot;;[.K499])))" office:value-type="float" office:value="0.167286554594017">
            <text:p>0,167</text:p>
          </table:table-cell>
          <table:table-cell table:style-name="ce23" table:formula="of:=INFO.OBBA.OBBA.OBGET(INFO.OBBA.OBBA.OBCALL(&quot;&quot;;[.$B$12];&quot;getRandomNumber&quot;;INFO.OBBA.OBBA.OBMAKE(&quot;&quot;;&quot;int&quot;;[.L499])))" office:value-type="float" office:value="0.614613420778029">
            <text:p>0,61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2">
            <text:p>492</text:p>
          </table:table-cell>
          <table:table-cell table:style-name="ce23" table:formula="of:=INFO.OBBA.OBBA.OBGET(INFO.OBBA.OBBA.OBCALL(&quot;&quot;;[.$B$12];&quot;getRandomNumber&quot;;INFO.OBBA.OBBA.OBMAKE(&quot;&quot;;&quot;int&quot;;[.H500])))" office:value-type="float" office:value="0.162780777695343">
            <text:p>0,163</text:p>
          </table:table-cell>
          <table:table-cell table:style-name="ce1"/>
          <table:table-cell table:style-name="ce19" office:value-type="float" office:value="492">
            <text:p>492</text:p>
          </table:table-cell>
          <table:table-cell table:style-name="ce19" table:formula="of:=[.L499]+2" office:value-type="float" office:value="985">
            <text:p>985</text:p>
          </table:table-cell>
          <table:table-cell table:style-name="ce23" table:formula="of:=INFO.OBBA.OBBA.OBGET(INFO.OBBA.OBBA.OBCALL(&quot;&quot;;[.$B$12];&quot;getRandomNumber&quot;;INFO.OBBA.OBBA.OBMAKE(&quot;&quot;;&quot;int&quot;;[.K500])))" office:value-type="float" office:value="0.162780777695343">
            <text:p>0,163</text:p>
          </table:table-cell>
          <table:table-cell table:style-name="ce23" table:formula="of:=INFO.OBBA.OBBA.OBGET(INFO.OBBA.OBBA.OBCALL(&quot;&quot;;[.$B$12];&quot;getRandomNumber&quot;;INFO.OBBA.OBBA.OBMAKE(&quot;&quot;;&quot;int&quot;;[.L500])))" office:value-type="float" office:value="0.465319213525882">
            <text:p>0,465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3">
            <text:p>493</text:p>
          </table:table-cell>
          <table:table-cell table:style-name="ce23" table:formula="of:=INFO.OBBA.OBBA.OBGET(INFO.OBBA.OBBA.OBCALL(&quot;&quot;;[.$B$12];&quot;getRandomNumber&quot;;INFO.OBBA.OBBA.OBMAKE(&quot;&quot;;&quot;int&quot;;[.H501])))" office:value-type="float" office:value="0.301592289426611">
            <text:p>0,302</text:p>
          </table:table-cell>
          <table:table-cell table:style-name="ce1"/>
          <table:table-cell table:style-name="ce19" office:value-type="float" office:value="493">
            <text:p>493</text:p>
          </table:table-cell>
          <table:table-cell table:style-name="ce19" table:formula="of:=[.L500]+2" office:value-type="float" office:value="987">
            <text:p>987</text:p>
          </table:table-cell>
          <table:table-cell table:style-name="ce23" table:formula="of:=INFO.OBBA.OBBA.OBGET(INFO.OBBA.OBBA.OBCALL(&quot;&quot;;[.$B$12];&quot;getRandomNumber&quot;;INFO.OBBA.OBBA.OBMAKE(&quot;&quot;;&quot;int&quot;;[.K501])))" office:value-type="float" office:value="0.301592289426611">
            <text:p>0,302</text:p>
          </table:table-cell>
          <table:table-cell table:style-name="ce23" table:formula="of:=INFO.OBBA.OBBA.OBGET(INFO.OBBA.OBBA.OBCALL(&quot;&quot;;[.$B$12];&quot;getRandomNumber&quot;;INFO.OBBA.OBBA.OBMAKE(&quot;&quot;;&quot;int&quot;;[.L501])))" office:value-type="float" office:value="0.49832249480744">
            <text:p>0,49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4">
            <text:p>494</text:p>
          </table:table-cell>
          <table:table-cell table:style-name="ce23" table:formula="of:=INFO.OBBA.OBBA.OBGET(INFO.OBBA.OBBA.OBCALL(&quot;&quot;;[.$B$12];&quot;getRandomNumber&quot;;INFO.OBBA.OBBA.OBMAKE(&quot;&quot;;&quot;int&quot;;[.H502])))" office:value-type="float" office:value="0.526860244699958">
            <text:p>0,527</text:p>
          </table:table-cell>
          <table:table-cell table:style-name="ce1"/>
          <table:table-cell table:style-name="ce19" office:value-type="float" office:value="494">
            <text:p>494</text:p>
          </table:table-cell>
          <table:table-cell table:style-name="ce19" table:formula="of:=[.L501]+2" office:value-type="float" office:value="989">
            <text:p>989</text:p>
          </table:table-cell>
          <table:table-cell table:style-name="ce23" table:formula="of:=INFO.OBBA.OBBA.OBGET(INFO.OBBA.OBBA.OBCALL(&quot;&quot;;[.$B$12];&quot;getRandomNumber&quot;;INFO.OBBA.OBBA.OBMAKE(&quot;&quot;;&quot;int&quot;;[.K502])))" office:value-type="float" office:value="0.526860244699958">
            <text:p>0,527</text:p>
          </table:table-cell>
          <table:table-cell table:style-name="ce23" table:formula="of:=INFO.OBBA.OBBA.OBGET(INFO.OBBA.OBBA.OBCALL(&quot;&quot;;[.$B$12];&quot;getRandomNumber&quot;;INFO.OBBA.OBBA.OBMAKE(&quot;&quot;;&quot;int&quot;;[.L502])))" office:value-type="float" office:value="0.54657904232749">
            <text:p>0,547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5">
            <text:p>495</text:p>
          </table:table-cell>
          <table:table-cell table:style-name="ce23" table:formula="of:=INFO.OBBA.OBBA.OBGET(INFO.OBBA.OBBA.OBCALL(&quot;&quot;;[.$B$12];&quot;getRandomNumber&quot;;INFO.OBBA.OBBA.OBMAKE(&quot;&quot;;&quot;int&quot;;[.H503])))" office:value-type="float" office:value="0.212041700364248">
            <text:p>0,212</text:p>
          </table:table-cell>
          <table:table-cell table:style-name="ce1"/>
          <table:table-cell table:style-name="ce19" office:value-type="float" office:value="495">
            <text:p>495</text:p>
          </table:table-cell>
          <table:table-cell table:style-name="ce19" table:formula="of:=[.L502]+2" office:value-type="float" office:value="991">
            <text:p>991</text:p>
          </table:table-cell>
          <table:table-cell table:style-name="ce23" table:formula="of:=INFO.OBBA.OBBA.OBGET(INFO.OBBA.OBBA.OBCALL(&quot;&quot;;[.$B$12];&quot;getRandomNumber&quot;;INFO.OBBA.OBBA.OBMAKE(&quot;&quot;;&quot;int&quot;;[.K503])))" office:value-type="float" office:value="0.212041700364248">
            <text:p>0,212</text:p>
          </table:table-cell>
          <table:table-cell table:style-name="ce23" table:formula="of:=INFO.OBBA.OBBA.OBGET(INFO.OBBA.OBBA.OBCALL(&quot;&quot;;[.$B$12];&quot;getRandomNumber&quot;;INFO.OBBA.OBBA.OBMAKE(&quot;&quot;;&quot;int&quot;;[.L503])))" office:value-type="float" office:value="0.0639099969521229">
            <text:p>0,064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6">
            <text:p>496</text:p>
          </table:table-cell>
          <table:table-cell table:style-name="ce23" table:formula="of:=INFO.OBBA.OBBA.OBGET(INFO.OBBA.OBBA.OBCALL(&quot;&quot;;[.$B$12];&quot;getRandomNumber&quot;;INFO.OBBA.OBBA.OBMAKE(&quot;&quot;;&quot;int&quot;;[.H504])))" office:value-type="float" office:value="0.947187883946619">
            <text:p>0,947</text:p>
          </table:table-cell>
          <table:table-cell table:style-name="ce1"/>
          <table:table-cell table:style-name="ce19" office:value-type="float" office:value="496">
            <text:p>496</text:p>
          </table:table-cell>
          <table:table-cell table:style-name="ce19" table:formula="of:=[.L503]+2" office:value-type="float" office:value="993">
            <text:p>993</text:p>
          </table:table-cell>
          <table:table-cell table:style-name="ce23" table:formula="of:=INFO.OBBA.OBBA.OBGET(INFO.OBBA.OBBA.OBCALL(&quot;&quot;;[.$B$12];&quot;getRandomNumber&quot;;INFO.OBBA.OBBA.OBMAKE(&quot;&quot;;&quot;int&quot;;[.K504])))" office:value-type="float" office:value="0.947187883946619">
            <text:p>0,947</text:p>
          </table:table-cell>
          <table:table-cell table:style-name="ce23" table:formula="of:=INFO.OBBA.OBBA.OBGET(INFO.OBBA.OBBA.OBCALL(&quot;&quot;;[.$B$12];&quot;getRandomNumber&quot;;INFO.OBBA.OBBA.OBMAKE(&quot;&quot;;&quot;int&quot;;[.L504])))" office:value-type="float" office:value="0.488082276636927">
            <text:p>0,488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7">
            <text:p>497</text:p>
          </table:table-cell>
          <table:table-cell table:style-name="ce23" table:formula="of:=INFO.OBBA.OBBA.OBGET(INFO.OBBA.OBBA.OBCALL(&quot;&quot;;[.$B$12];&quot;getRandomNumber&quot;;INFO.OBBA.OBBA.OBMAKE(&quot;&quot;;&quot;int&quot;;[.H505])))" office:value-type="float" office:value="0.0942019290664697">
            <text:p>0,094</text:p>
          </table:table-cell>
          <table:table-cell table:style-name="ce1"/>
          <table:table-cell table:style-name="ce19" office:value-type="float" office:value="497">
            <text:p>497</text:p>
          </table:table-cell>
          <table:table-cell table:style-name="ce19" table:formula="of:=[.L504]+2" office:value-type="float" office:value="995">
            <text:p>995</text:p>
          </table:table-cell>
          <table:table-cell table:style-name="ce23" table:formula="of:=INFO.OBBA.OBBA.OBGET(INFO.OBBA.OBBA.OBCALL(&quot;&quot;;[.$B$12];&quot;getRandomNumber&quot;;INFO.OBBA.OBBA.OBMAKE(&quot;&quot;;&quot;int&quot;;[.K505])))" office:value-type="float" office:value="0.0942019290664697">
            <text:p>0,094</text:p>
          </table:table-cell>
          <table:table-cell table:style-name="ce23" table:formula="of:=INFO.OBBA.OBBA.OBGET(INFO.OBBA.OBBA.OBCALL(&quot;&quot;;[.$B$12];&quot;getRandomNumber&quot;;INFO.OBBA.OBBA.OBMAKE(&quot;&quot;;&quot;int&quot;;[.L505])))" office:value-type="float" office:value="0.689859763739637">
            <text:p>0,690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8">
            <text:p>498</text:p>
          </table:table-cell>
          <table:table-cell table:style-name="ce23" table:formula="of:=INFO.OBBA.OBBA.OBGET(INFO.OBBA.OBBA.OBCALL(&quot;&quot;;[.$B$12];&quot;getRandomNumber&quot;;INFO.OBBA.OBBA.OBMAKE(&quot;&quot;;&quot;int&quot;;[.H506])))" office:value-type="float" office:value="0.0094807970274286">
            <text:p>0,009</text:p>
          </table:table-cell>
          <table:table-cell table:style-name="ce1"/>
          <table:table-cell table:style-name="ce19" office:value-type="float" office:value="498">
            <text:p>498</text:p>
          </table:table-cell>
          <table:table-cell table:style-name="ce19" table:formula="of:=[.L505]+2" office:value-type="float" office:value="997">
            <text:p>997</text:p>
          </table:table-cell>
          <table:table-cell table:style-name="ce23" table:formula="of:=INFO.OBBA.OBBA.OBGET(INFO.OBBA.OBBA.OBCALL(&quot;&quot;;[.$B$12];&quot;getRandomNumber&quot;;INFO.OBBA.OBBA.OBMAKE(&quot;&quot;;&quot;int&quot;;[.K506])))" office:value-type="float" office:value="0.0094807970274286">
            <text:p>0,009</text:p>
          </table:table-cell>
          <table:table-cell table:style-name="ce23" table:formula="of:=INFO.OBBA.OBBA.OBGET(INFO.OBBA.OBBA.OBCALL(&quot;&quot;;[.$B$12];&quot;getRandomNumber&quot;;INFO.OBBA.OBBA.OBMAKE(&quot;&quot;;&quot;int&quot;;[.L506])))" office:value-type="float" office:value="0.301465222532652">
            <text:p>0,301</text:p>
          </table:table-cell>
          <table:table-cell table:style-name="ce1" table:number-columns-repeated="243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9">
            <text:p>499</text:p>
          </table:table-cell>
          <table:table-cell table:style-name="ce23" table:formula="of:=INFO.OBBA.OBBA.OBGET(INFO.OBBA.OBBA.OBCALL(&quot;&quot;;[.$B$12];&quot;getRandomNumber&quot;;INFO.OBBA.OBBA.OBMAKE(&quot;&quot;;&quot;int&quot;;[.H507])))" office:value-type="float" office:value="0.444843981061806">
            <text:p>0,445</text:p>
          </table:table-cell>
          <table:table-cell table:style-name="ce1"/>
          <table:table-cell table:style-name="ce19" office:value-type="float" office:value="499">
            <text:p>499</text:p>
          </table:table-cell>
          <table:table-cell table:style-name="ce19" table:formula="of:=[.L506]+2" office:value-type="float" office:value="999">
            <text:p>999</text:p>
          </table:table-cell>
          <table:table-cell table:style-name="ce23" table:formula="of:=INFO.OBBA.OBBA.OBGET(INFO.OBBA.OBBA.OBCALL(&quot;&quot;;[.$B$12];&quot;getRandomNumber&quot;;INFO.OBBA.OBBA.OBMAKE(&quot;&quot;;&quot;int&quot;;[.K507])))" office:value-type="float" office:value="0.444843981061806">
            <text:p>0,445</text:p>
          </table:table-cell>
          <table:table-cell table:style-name="ce23" table:formula="of:=INFO.OBBA.OBBA.OBGET(INFO.OBBA.OBBA.OBCALL(&quot;&quot;;[.$B$12];&quot;getRandomNumber&quot;;INFO.OBBA.OBBA.OBMAKE(&quot;&quot;;&quot;int&quot;;[.L507])))" office:value-type="float" office:value="0.658174955522326">
            <text:p>0,658</text:p>
          </table:table-cell>
          <table:table-cell table:style-name="ce1" table:number-columns-repeated="243"/>
          <table:table-cell table:number-columns-repeated="767"/>
        </table:table-row>
        <table:table-row table:style-name="ro2" table:number-rows-repeated="65029">
          <table:table-cell table:style-name="ce1" table:number-columns-repeated="8"/>
          <table:table-cell table:style-name="ce10"/>
          <table:table-cell table:style-name="ce1" table:number-columns-repeated="3"/>
          <table:table-cell table:style-name="ce10" table:number-columns-repeated="2"/>
          <table:table-cell table:style-name="ce1" table:number-columns-repeated="243"/>
          <table:table-cell table:number-columns-repeated="767"/>
        </table:table-row>
        <table:table-row table:style-name="ro2">
          <table:table-cell/>
          <table:table-cell table:style-name="ce1" table:number-columns-repeated="5"/>
          <table:table-cell table:number-columns-repeated="101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9P0" style:volatile="true">
      <number:number number:decimal-places="0" number:min-integer-digits="1" number:grouping="true"/>
      <number:text> DM</number:text>
    </number:number-style>
    <number:number-style style:name="N159">
      <number:text>-</number:text>
      <number:number number:decimal-places="0" number:min-integer-digits="1" number:grouping="true"/>
      <number:text> DM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DM</number:text>
    </number:number-style>
    <number:number-style style:name="N162">
      <number:text>-</number:text>
      <number:number number:decimal-places="2" number:min-integer-digits="1" number:grouping="true"/>
      <number:text> DM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DM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   </number:text>
    </number:number-style>
    <number:number-style style:name="N171P1" style:volatile="true">
      <number:text>-</number:text>
      <number:number number:decimal-places="0" number:min-integer-digits="1" number:grouping="true"/>
      <number:text>       </number:text>
    </number:number-style>
    <number:number-style style:name="N171P2" style:volatile="true">
      <number:text> -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DM </number:text>
    </number:number-style>
    <number:number-style style:name="N175P1" style:volatile="true">
      <number:text>-</number:text>
      <number:number number:decimal-places="2" number:min-integer-digits="1" number:grouping="true"/>
      <number:text> DM </number:text>
    </number:number-style>
    <number:number-style style:name="N175P2" style:volatile="true">
      <number:text> -</number:text>
      <number:number number:decimal-places="0" number:min-integer-digits="0"/>
      <number:text>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   </number:text>
    </number:number-style>
    <number:number-style style:name="N179P1" style:volatile="true">
      <number:text>-</number:text>
      <number:number number:decimal-places="2" number:min-integer-digits="1" number:grouping="true"/>
      <number:text>       </number:text>
    </number:number-style>
    <number:number-style style:name="N179P2" style:volatile="true">
      <number:text> -</number:text>
      <number:number number: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percentage-style style:name="N185">
      <number:number number:decimal-places="1" number:min-integer-digits="1"/>
      <number:text>%</number:text>
    </number:percentage-style>
    <number:percentage-style style:name="N186">
      <number:number number:decimal-places="3" number:min-integer-digits="1"/>
      <number:text>%</number:text>
    </number:percentage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3" number:min-integer-digits="1"/>
    </number:number-style>
    <number:number-style style:name="N191">
      <number:number number:decimal-places="0" number:min-integer-digits="4" number:grouping="true"/>
    </number:number-style>
    <number:percentage-style style:name="N192">
      <number:number number:decimal-places="15" number:min-integer-digits="1"/>
      <number:text>%</number:text>
    </number:percentage-style>
    <number:number-style style:name="N193">
      <number:number number:decimal-places="0" number:min-integer-digits="5"/>
    </number:number-style>
    <number:number-style style:name="N194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.10.2012</text:date>, <text:time>16:19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2-10-25T16:19:25</dc:date>
    <dc:creator>Christian Fries</dc:creator>
    <meta:editing-duration>PT10H26M</meta:editing-duration>
    <meta:editing-cycles>14</meta:editing-cycles>
    <meta:generator>OpenOffice.org/3.4.1$Unix OpenOffice.org_project/341m1$Build-9593</meta:generator>
    <meta:document-statistic meta:table-count="2" meta:cell-count="30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56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6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6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5" style:family="chart">
      <style:graphic-properties draw:stroke="solid" svg:stroke-width="0.035cm" svg:stroke-color="#808080"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0.981cm" svg:height="7.427cm" xlink:href=".." xlink:type="simple" chart:class="chart:scatter" chart:style-name="ch1">
        <chart:plot-area chart:style-name="ch2" table:cell-range-address="'Monte Carlo Sequence'.M8:'Monte Carlo Sequence'.N507" svg:x="0.409cm" svg:y="0.14cm" svg:width="10.348cm" svg:height="7.178cm">
          <chartooo:coordinate-region svg:x="1.445cm" svg:y="0.314cm" svg:width="8.918cm" svg:height="6.408cm"/>
          <chart:axis chart:dimension="x" chart:name="primary-x" chart:style-name="ch3"/>
          <chart:axis chart:dimension="y" chart:name="primary-y" chart:style-name="ch3">
            <chart:grid chart:class="major"/>
          </chart:axis>
          <chart:series chart:style-name="ch4" chart:values-cell-range-address="'Monte Carlo Sequence'.N8:'Monte Carlo Sequence'.N507" chart:class="chart:scatter">
            <chart:domain table:cell-range-address="'Monte Carlo Sequence'.M8:'Monte Carlo Sequence'.M507"/>
            <chart:data-point chart:repeated="5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1266787041796">
                <text:p>0.491266787041796</text:p>
                <draw:g>
                  <svg:desc>'Monte Carlo Sequence'.M8:'Monte Carlo Sequence'.M507</svg:desc>
                </draw:g>
              </table:table-cell>
              <table:table-cell office:value-type="float" office:value="0.319959716378707">
                <text:p>0.319959716378707</text:p>
                <draw:g>
                  <svg:desc>'Monte Carlo Sequence'.N8:'Monte Carlo Sequence'.N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2761712262768">
                <text:p>0.862761712262768</text:p>
              </table:table-cell>
              <table:table-cell office:value-type="float" office:value="0.152408127678771">
                <text:p>0.152408127678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2761712262768">
                <text:p>0.862761712262768</text:p>
              </table:table-cell>
              <table:table-cell office:value-type="float" office:value="0.195723697013806">
                <text:p>0.195723697013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2408127678771">
                <text:p>0.152408127678771</text:p>
              </table:table-cell>
              <table:table-cell office:value-type="float" office:value="0.691717788948182">
                <text:p>0.691717788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554868775577">
                <text:p>0.483554868775577</text:p>
              </table:table-cell>
              <table:table-cell office:value-type="float" office:value="0.311580323425579">
                <text:p>0.311580323425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5723697013806">
                <text:p>0.195723697013806</text:p>
              </table:table-cell>
              <table:table-cell office:value-type="float" office:value="0.576877784020538">
                <text:p>0.576877784020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0331867616665">
                <text:p>0.900331867616665</text:p>
              </table:table-cell>
              <table:table-cell office:value-type="float" office:value="0.890922290687735">
                <text:p>0.890922290687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1717788948182">
                <text:p>0.691717788948182</text:p>
              </table:table-cell>
              <table:table-cell office:value-type="float" office:value="0.345015513634154">
                <text:p>0.345015513634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2798977810858">
                <text:p>0.412798977810858</text:p>
              </table:table-cell>
              <table:table-cell office:value-type="float" office:value="0.684963177841517">
                <text:p>0.684963177841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1580323425579">
                <text:p>0.311580323425579</text:p>
              </table:table-cell>
              <table:table-cell office:value-type="float" office:value="0.69428491211106">
                <text:p>0.69428491211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926740950651">
                <text:p>0.137926740950651</text:p>
              </table:table-cell>
              <table:table-cell office:value-type="float" office:value="0.66853828298524">
                <text:p>0.66853828298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6877784020538">
                <text:p>0.576877784020538</text:p>
              </table:table-cell>
              <table:table-cell office:value-type="float" office:value="0.565938779787297">
                <text:p>0.565938779787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2206094016582">
                <text:p>0.332206094016582</text:p>
              </table:table-cell>
              <table:table-cell office:value-type="float" office:value="0.998857210674226">
                <text:p>0.998857210674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0922290687735">
                <text:p>0.890922290687735</text:p>
              </table:table-cell>
              <table:table-cell office:value-type="float" office:value="0.289203586283748">
                <text:p>0.289203586283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858204329473">
                <text:p>0.444858204329473</text:p>
              </table:table-cell>
              <table:table-cell office:value-type="float" office:value="0.425838503254859">
                <text:p>0.425838503254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5015513634154">
                <text:p>0.345015513634154</text:p>
              </table:table-cell>
              <table:table-cell office:value-type="float" office:value="0.936282550911169">
                <text:p>0.936282550911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5668937555207">
                <text:p>0.105668937555207</text:p>
              </table:table-cell>
              <table:table-cell office:value-type="float" office:value="0.342317069013126">
                <text:p>0.342317069013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4963177841517">
                <text:p>0.684963177841517</text:p>
              </table:table-cell>
              <table:table-cell office:value-type="float" office:value="0.281368679451911">
                <text:p>0.281368679451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9535147953779">
                <text:p>0.319535147953779</text:p>
              </table:table-cell>
              <table:table-cell office:value-type="float" office:value="0.453501713142253">
                <text:p>0.453501713142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28491211106">
                <text:p>0.69428491211106</text:p>
              </table:table-cell>
              <table:table-cell office:value-type="float" office:value="0.862348303287929">
                <text:p>0.862348303287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0277615352075">
                <text:p>0.170277615352075</text:p>
              </table:table-cell>
              <table:table-cell office:value-type="float" office:value="0.442802357835815">
                <text:p>0.442802357835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853828298524">
                <text:p>0.66853828298524</text:p>
              </table:table-cell>
              <table:table-cell office:value-type="float" office:value="0.25327681776857">
                <text:p>0.25327681776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5224288144085">
                <text:p>0.845224288144085</text:p>
              </table:table-cell>
              <table:table-cell office:value-type="float" office:value="0.793264278360531">
                <text:p>0.793264278360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5938779787297">
                <text:p>0.565938779787297</text:p>
              </table:table-cell>
              <table:table-cell office:value-type="float" office:value="0.254059303270686">
                <text:p>0.254059303270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175577525502">
                <text:p>0.32175577525502</text:p>
              </table:table-cell>
              <table:table-cell office:value-type="float" office:value="0.587962107421348">
                <text:p>0.587962107421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857210674226">
                <text:p>0.998857210674226</text:p>
              </table:table-cell>
              <table:table-cell office:value-type="float" office:value="0.310467630276009">
                <text:p>0.310467630276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3090995731385">
                <text:p>0.113090995731385</text:p>
              </table:table-cell>
              <table:table-cell office:value-type="float" office:value="0.960271993639459">
                <text:p>0.960271993639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9203586283748">
                <text:p>0.289203586283748</text:p>
              </table:table-cell>
              <table:table-cell office:value-type="float" office:value="0.273950084420188">
                <text:p>0.27395008442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3730362812233">
                <text:p>0.503730362812233</text:p>
              </table:table-cell>
              <table:table-cell office:value-type="float" office:value="0.391023139376141">
                <text:p>0.391023139376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5838503254859">
                <text:p>0.425838503254859</text:p>
              </table:table-cell>
              <table:table-cell office:value-type="float" office:value="0.891967959467788">
                <text:p>0.89196795946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0672580147404">
                <text:p>0.250672580147404</text:p>
              </table:table-cell>
              <table:table-cell office:value-type="float" office:value="0.141295052354573">
                <text:p>0.141295052354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6282550911169">
                <text:p>0.936282550911169</text:p>
              </table:table-cell>
              <table:table-cell office:value-type="float" office:value="0.427130400392279">
                <text:p>0.427130400392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9359970424186">
                <text:p>0.169359970424186</text:p>
              </table:table-cell>
              <table:table-cell office:value-type="float" office:value="0.418760125159711">
                <text:p>0.418760125159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2317069013126">
                <text:p>0.342317069013126</text:p>
              </table:table-cell>
              <table:table-cell office:value-type="float" office:value="0.514989733775082">
                <text:p>0.514989733775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6053540392132">
                <text:p>0.656053540392132</text:p>
              </table:table-cell>
              <table:table-cell office:value-type="float" office:value="0.843903291131052">
                <text:p>0.843903291131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1368679451911">
                <text:p>0.281368679451911</text:p>
              </table:table-cell>
              <table:table-cell office:value-type="float" office:value="0.976151808061484">
                <text:p>0.976151808061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7387398565359">
                <text:p>0.637387398565359</text:p>
              </table:table-cell>
              <table:table-cell office:value-type="float" office:value="0.681738559585933">
                <text:p>0.681738559585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3501713142253">
                <text:p>0.453501713142253</text:p>
              </table:table-cell>
              <table:table-cell office:value-type="float" office:value="0.975134355189875">
                <text:p>0.975134355189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9605441675764">
                <text:p>0.389605441675764</text:p>
              </table:table-cell>
              <table:table-cell office:value-type="float" office:value="0.952959008317628">
                <text:p>0.952959008317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2348303287929">
                <text:p>0.862348303287929</text:p>
              </table:table-cell>
              <table:table-cell office:value-type="float" office:value="0.898269290595008">
                <text:p>0.898269290595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6462041854534">
                <text:p>0.206462041854534</text:p>
              </table:table-cell>
              <table:table-cell office:value-type="float" office:value="0.854060889254196">
                <text:p>0.854060889254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2802357835815">
                <text:p>0.442802357835815</text:p>
              </table:table-cell>
              <table:table-cell office:value-type="float" office:value="0.0990719429564013">
                <text:p>0.0990719429564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1555642557828">
                <text:p>0.271555642557828</text:p>
              </table:table-cell>
              <table:table-cell office:value-type="float" office:value="0.500564570252312">
                <text:p>0.500564570252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327681776857">
                <text:p>0.25327681776857</text:p>
              </table:table-cell>
              <table:table-cell office:value-type="float" office:value="0.663106773389548">
                <text:p>0.663106773389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9797706488562">
                <text:p>0.429797706488562</text:p>
              </table:table-cell>
              <table:table-cell office:value-type="float" office:value="0.547912861366432">
                <text:p>0.5479128613664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93264278360531">
                <text:p>0.793264278360531</text:p>
              </table:table-cell>
              <table:table-cell office:value-type="float" office:value="0.352004001127325">
                <text:p>0.352004001127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5280234297958">
                <text:p>0.955280234297958</text:p>
              </table:table-cell>
              <table:table-cell office:value-type="float" office:value="0.25513896598899">
                <text:p>0.255138965988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4059303270686">
                <text:p>0.254059303270686</text:p>
              </table:table-cell>
              <table:table-cell office:value-type="float" office:value="0.839716373085253">
                <text:p>0.839716373085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5524617316856">
                <text:p>0.195524617316856</text:p>
              </table:table-cell>
              <table:table-cell office:value-type="float" office:value="0.648723013119825">
                <text:p>0.648723013119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7962107421348">
                <text:p>0.587962107421348</text:p>
              </table:table-cell>
              <table:table-cell office:value-type="float" office:value="0.832280734343007">
                <text:p>0.832280734343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9219772772476">
                <text:p>0.129219772772476</text:p>
              </table:table-cell>
              <table:table-cell office:value-type="float" office:value="0.170274483056426">
                <text:p>0.170274483056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0467630276009">
                <text:p>0.310467630276009</text:p>
              </table:table-cell>
              <table:table-cell office:value-type="float" office:value="0.885271545935874">
                <text:p>0.885271545935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2369873269862">
                <text:p>0.282369873269862</text:p>
              </table:table-cell>
              <table:table-cell office:value-type="float" office:value="0.0550469905851424">
                <text:p>0.0550469905851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0271993639459">
                <text:p>0.960271993639459</text:p>
              </table:table-cell>
              <table:table-cell office:value-type="float" office:value="0.968533195630013">
                <text:p>0.968533195630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4650341030656">
                <text:p>0.474650341030656</text:p>
              </table:table-cell>
              <table:table-cell office:value-type="float" office:value="0.616128421520225">
                <text:p>0.616128421520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3950084420188">
                <text:p>0.273950084420188</text:p>
              </table:table-cell>
              <table:table-cell office:value-type="float" office:value="0.0539236649359544">
                <text:p>0.0539236649359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0106189266396">
                <text:p>0.410106189266396</text:p>
              </table:table-cell>
              <table:table-cell office:value-type="float" office:value="0.361302940605926">
                <text:p>0.361302940605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1023139376141">
                <text:p>0.391023139376141</text:p>
              </table:table-cell>
              <table:table-cell office:value-type="float" office:value="0.414816703749175">
                <text:p>0.414816703749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6739386153443">
                <text:p>0.456739386153443</text:p>
              </table:table-cell>
              <table:table-cell office:value-type="float" office:value="0.447636848510664">
                <text:p>0.447636848510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1967959467788">
                <text:p>0.891967959467788</text:p>
              </table:table-cell>
              <table:table-cell office:value-type="float" office:value="0.607834331165607">
                <text:p>0.607834331165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8549160366524">
                <text:p>0.358549160366524</text:p>
              </table:table-cell>
              <table:table-cell office:value-type="float" office:value="0.515529390191277">
                <text:p>0.515529390191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1295052354573">
                <text:p>0.141295052354573</text:p>
              </table:table-cell>
              <table:table-cell office:value-type="float" office:value="0.904797674437416">
                <text:p>0.904797674437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0924006109247">
                <text:p>0.130924006109247</text:p>
              </table:table-cell>
              <table:table-cell office:value-type="float" office:value="0.363186496335463">
                <text:p>0.363186496335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7130400392279">
                <text:p>0.427130400392279</text:p>
              </table:table-cell>
              <table:table-cell office:value-type="float" office:value="0.333323579010524">
                <text:p>0.333323579010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7614055828475">
                <text:p>0.447614055828475</text:p>
              </table:table-cell>
              <table:table-cell office:value-type="float" office:value="0.808831987587184">
                <text:p>0.808831987587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8760125159711">
                <text:p>0.418760125159711</text:p>
              </table:table-cell>
              <table:table-cell office:value-type="float" office:value="0.756511286719199">
                <text:p>0.756511286719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8630134929669">
                <text:p>0.378630134929669</text:p>
              </table:table-cell>
              <table:table-cell office:value-type="float" office:value="0.324292831330839">
                <text:p>0.324292831330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4989733775082">
                <text:p>0.514989733775082</text:p>
              </table:table-cell>
              <table:table-cell office:value-type="float" office:value="0.195357102572043">
                <text:p>0.195357102572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5021092319093">
                <text:p>0.185021092319093</text:p>
              </table:table-cell>
              <table:table-cell office:value-type="float" office:value="0.465567560794013">
                <text:p>0.465567560794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43903291131052">
                <text:p>0.843903291131052</text:p>
              </table:table-cell>
              <table:table-cell office:value-type="float" office:value="0.278714061926186">
                <text:p>0.278714061926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6236462733698">
                <text:p>0.806236462733698</text:p>
              </table:table-cell>
              <table:table-cell office:value-type="float" office:value="0.927938595131532">
                <text:p>0.927938595131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6151808061484">
                <text:p>0.976151808061484</text:p>
              </table:table-cell>
              <table:table-cell office:value-type="float" office:value="0.372604980447667">
                <text:p>0.372604980447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70366290440483">
                <text:p>0.670366290440483</text:p>
              </table:table-cell>
              <table:table-cell office:value-type="float" office:value="0.667231011536823">
                <text:p>0.667231011536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81738559585933">
                <text:p>0.681738559585933</text:p>
              </table:table-cell>
              <table:table-cell office:value-type="float" office:value="0.638621836901724">
                <text:p>0.638621836901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8565421256328">
                <text:p>0.988565421256328</text:p>
              </table:table-cell>
              <table:table-cell office:value-type="float" office:value="0.0709533532411997">
                <text:p>0.0709533532411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5134355189875">
                <text:p>0.975134355189875</text:p>
              </table:table-cell>
              <table:table-cell office:value-type="float" office:value="0.974643191575533">
                <text:p>0.974643191575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2595834315766">
                <text:p>0.372595834315766</text:p>
              </table:table-cell>
              <table:table-cell office:value-type="float" office:value="0.046703190754844">
                <text:p>0.046703190754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2959008317628">
                <text:p>0.952959008317628</text:p>
              </table:table-cell>
              <table:table-cell office:value-type="float" office:value="0.106869409555224">
                <text:p>0.106869409555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69859940494469">
                <text:p>0.969859940494469</text:p>
              </table:table-cell>
              <table:table-cell office:value-type="float" office:value="0.049974649687296">
                <text:p>0.049974649687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8269290595008">
                <text:p>0.898269290595008</text:p>
              </table:table-cell>
              <table:table-cell office:value-type="float" office:value="0.924657584114594">
                <text:p>0.924657584114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6780783555355">
                <text:p>0.806780783555355</text:p>
              </table:table-cell>
              <table:table-cell office:value-type="float" office:value="0.91882617827019">
                <text:p>0.91882617827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54060889254196">
                <text:p>0.854060889254196</text:p>
              </table:table-cell>
              <table:table-cell office:value-type="float" office:value="0.342193068263791">
                <text:p>0.342193068263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2316054421811">
                <text:p>0.562316054421811</text:p>
              </table:table-cell>
              <table:table-cell office:value-type="float" office:value="0.567970328489008">
                <text:p>0.567970328489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90719429564013">
                <text:p>0.0990719429564013</text:p>
              </table:table-cell>
              <table:table-cell office:value-type="float" office:value="0.841076984939657">
                <text:p>0.841076984939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5726301481846">
                <text:p>0.915726301481846</text:p>
              </table:table-cell>
              <table:table-cell office:value-type="float" office:value="0.0265781444641058">
                <text:p>0.0265781444641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0564570252312">
                <text:p>0.500564570252312</text:p>
              </table:table-cell>
              <table:table-cell office:value-type="float" office:value="0.73166501923371">
                <text:p>0.73166501923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5965736735122">
                <text:p>0.595965736735122</text:p>
              </table:table-cell>
              <table:table-cell office:value-type="float" office:value="0.276364461833399">
                <text:p>0.27636446183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3106773389548">
                <text:p>0.663106773389548</text:p>
              </table:table-cell>
              <table:table-cell office:value-type="float" office:value="0.133789013799982">
                <text:p>0.133789013799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5874179562523">
                <text:p>0.285874179562523</text:p>
              </table:table-cell>
              <table:table-cell office:value-type="float" office:value="0.874216841800604">
                <text:p>0.874216841800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7912861366432">
                <text:p>0.547912861366432</text:p>
              </table:table-cell>
              <table:table-cell office:value-type="float" office:value="0.566534096551673">
                <text:p>0.566534096551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0637751873356">
                <text:p>0.140637751873356</text:p>
              </table:table-cell>
              <table:table-cell office:value-type="float" office:value="0.666472877760977">
                <text:p>0.6664728777609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2004001127325">
                <text:p>0.352004001127325</text:p>
              </table:table-cell>
              <table:table-cell office:value-type="float" office:value="0.128332616919877">
                <text:p>0.128332616919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3604780610569">
                <text:p>0.133604780610569</text:p>
              </table:table-cell>
              <table:table-cell office:value-type="float" office:value="0.12141524601541">
                <text:p>0.1214152460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513896598899">
                <text:p>0.25513896598899</text:p>
              </table:table-cell>
              <table:table-cell office:value-type="float" office:value="0.555072919788922">
                <text:p>0.555072919788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11623783107008">
                <text:p>0.611623783107008</text:p>
              </table:table-cell>
              <table:table-cell office:value-type="float" office:value="0.0273949519752977">
                <text:p>0.0273949519752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39716373085253">
                <text:p>0.839716373085253</text:p>
              </table:table-cell>
              <table:table-cell office:value-type="float" office:value="0.261391164297566">
                <text:p>0.261391164297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8526497097741">
                <text:p>0.428526497097741</text:p>
              </table:table-cell>
              <table:table-cell office:value-type="float" office:value="0.628552768208528">
                <text:p>0.628552768208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8723013119825">
                <text:p>0.648723013119825</text:p>
              </table:table-cell>
              <table:table-cell office:value-type="float" office:value="0.233377124133964">
                <text:p>0.233377124133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438727478741">
                <text:p>0.94438727478741</text:p>
              </table:table-cell>
              <table:table-cell office:value-type="float" office:value="0.998416216252839">
                <text:p>0.998416216252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2280734343007">
                <text:p>0.832280734343007</text:p>
              </table:table-cell>
              <table:table-cell office:value-type="float" office:value="0.923633788126073">
                <text:p>0.923633788126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2871425553641">
                <text:p>0.322871425553641</text:p>
              </table:table-cell>
              <table:table-cell office:value-type="float" office:value="0.708761375696732">
                <text:p>0.708761375696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0274483056426">
                <text:p>0.170274483056426</text:p>
              </table:table-cell>
              <table:table-cell office:value-type="float" office:value="0.0620983808089973">
                <text:p>0.06209838080899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3249462162866">
                <text:p>0.483249462162866</text:p>
              </table:table-cell>
              <table:table-cell office:value-type="float" office:value="0.334654445095199">
                <text:p>0.334654445095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5271545935874">
                <text:p>0.885271545935874</text:p>
              </table:table-cell>
              <table:table-cell office:value-type="float" office:value="0.857531608503006">
                <text:p>0.857531608503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2512420327919">
                <text:p>0.132512420327919</text:p>
              </table:table-cell>
              <table:table-cell office:value-type="float" office:value="0.273366509527656">
                <text:p>0.273366509527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50469905851424">
                <text:p>0.0550469905851424</text:p>
              </table:table-cell>
              <table:table-cell office:value-type="float" office:value="0.723860465082364">
                <text:p>0.723860465082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84501872806452">
                <text:p>0.684501872806452</text:p>
              </table:table-cell>
              <table:table-cell office:value-type="float" office:value="0.17825568610225">
                <text:p>0.17825568610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8533195630013">
                <text:p>0.968533195630013</text:p>
              </table:table-cell>
              <table:table-cell office:value-type="float" office:value="0.518062960170855">
                <text:p>0.518062960170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2992794096955">
                <text:p>0.552992794096955</text:p>
              </table:table-cell>
              <table:table-cell office:value-type="float" office:value="0.283387582666438">
                <text:p>0.2833875826664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16128421520225">
                <text:p>0.616128421520225</text:p>
              </table:table-cell>
              <table:table-cell office:value-type="float" office:value="0.732544005290889">
                <text:p>0.732544005290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30830220824308">
                <text:p>0.0430830220824308</text:p>
              </table:table-cell>
              <table:table-cell office:value-type="float" office:value="0.295496094646814">
                <text:p>0.295496094646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39236649359544">
                <text:p>0.0539236649359544</text:p>
              </table:table-cell>
              <table:table-cell office:value-type="float" office:value="0.799977201533892">
                <text:p>0.799977201533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120258598313">
                <text:p>0.44120258598313</text:p>
              </table:table-cell>
              <table:table-cell office:value-type="float" office:value="0.417364511377586">
                <text:p>0.417364511377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61302940605926">
                <text:p>0.361302940605926</text:p>
              </table:table-cell>
              <table:table-cell office:value-type="float" office:value="0.868769318165264">
                <text:p>0.868769318165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2453532006794">
                <text:p>0.962453532006794</text:p>
              </table:table-cell>
              <table:table-cell office:value-type="float" office:value="0.501299026243549">
                <text:p>0.501299026243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14816703749175">
                <text:p>0.414816703749175</text:p>
              </table:table-cell>
              <table:table-cell office:value-type="float" office:value="0.206454436133222">
                <text:p>0.206454436133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1068155854541">
                <text:p>0.561068155854541</text:p>
              </table:table-cell>
              <table:table-cell office:value-type="float" office:value="0.239087720936877">
                <text:p>0.239087720936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7636848510664">
                <text:p>0.447636848510664</text:p>
              </table:table-cell>
              <table:table-cell office:value-type="float" office:value="0.781372498184199">
                <text:p>0.781372498184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65220851597543">
                <text:p>0.465220851597543</text:p>
              </table:table-cell>
              <table:table-cell office:value-type="float" office:value="0.427732779308842">
                <text:p>0.42773277930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07834331165607">
                <text:p>0.607834331165607</text:p>
              </table:table-cell>
              <table:table-cell office:value-type="float" office:value="0.261240846258988">
                <text:p>0.261240846258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984640288084">
                <text:p>0.7984640288084</text:p>
              </table:table-cell>
              <table:table-cell office:value-type="float" office:value="0.37279069437626">
                <text:p>0.37279069437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15529390191277">
                <text:p>0.515529390191277</text:p>
              </table:table-cell>
              <table:table-cell office:value-type="float" office:value="0.604090600442898">
                <text:p>0.6040906004428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8349775399511">
                <text:p>0.668349775399511</text:p>
              </table:table-cell>
              <table:table-cell office:value-type="float" office:value="0.789099185153814">
                <text:p>0.789099185153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04797674437416">
                <text:p>0.904797674437416</text:p>
              </table:table-cell>
              <table:table-cell office:value-type="float" office:value="0.824035138732843">
                <text:p>0.824035138732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95748740557811">
                <text:p>0.0895748740557811</text:p>
              </table:table-cell>
              <table:table-cell office:value-type="float" office:value="0.484518716468852">
                <text:p>0.484518716468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3186496335463">
                <text:p>0.363186496335463</text:p>
              </table:table-cell>
              <table:table-cell office:value-type="float" office:value="0.33443804121941">
                <text:p>0.334438041219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4908721778359">
                <text:p>0.74908721778359</text:p>
              </table:table-cell>
              <table:table-cell office:value-type="float" office:value="0.239505015567584">
                <text:p>0.239505015567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33323579010524">
                <text:p>0.333323579010524</text:p>
              </table:table-cell>
              <table:table-cell office:value-type="float" office:value="0.991335061530603">
                <text:p>0.991335061530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0224246913608">
                <text:p>0.170224246913608</text:p>
              </table:table-cell>
              <table:table-cell office:value-type="float" office:value="0.455571447180288">
                <text:p>0.4555714471802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08831987587184">
                <text:p>0.808831987587184</text:p>
              </table:table-cell>
              <table:table-cell office:value-type="float" office:value="0.702239041907582">
                <text:p>0.702239041907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707433106458745">
                <text:p>0.0707433106458745</text:p>
              </table:table-cell>
              <table:table-cell office:value-type="float" office:value="0.372118267683536">
                <text:p>0.3721182676835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56511286719199">
                <text:p>0.756511286719199</text:p>
              </table:table-cell>
              <table:table-cell office:value-type="float" office:value="0.986227399706414">
                <text:p>0.986227399706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000187385894">
                <text:p>0.17000187385894</text:p>
              </table:table-cell>
              <table:table-cell office:value-type="float" office:value="0.842135439709721">
                <text:p>0.842135439709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4292831330839">
                <text:p>0.324292831330839</text:p>
              </table:table-cell>
              <table:table-cell office:value-type="float" office:value="0.585252663210294">
                <text:p>0.585252663210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84514124474141">
                <text:p>0.0584514124474141</text:p>
              </table:table-cell>
              <table:table-cell office:value-type="float" office:value="0.555090349277807">
                <text:p>0.5550903492778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5357102572043">
                <text:p>0.195357102572043</text:p>
              </table:table-cell>
              <table:table-cell office:value-type="float" office:value="0.901071699066853">
                <text:p>0.9010716990668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8118370554164">
                <text:p>0.218118370554164</text:p>
              </table:table-cell>
              <table:table-cell office:value-type="float" office:value="0.583829359273151">
                <text:p>0.583829359273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65567560794013">
                <text:p>0.465567560794013</text:p>
              </table:table-cell>
              <table:table-cell office:value-type="float" office:value="0.245167367158173">
                <text:p>0.2451673671581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60054848754996">
                <text:p>0.760054848754996</text:p>
              </table:table-cell>
              <table:table-cell office:value-type="float" office:value="0.201959406117257">
                <text:p>0.201959406117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714061926186">
                <text:p>0.278714061926186</text:p>
              </table:table-cell>
              <table:table-cell office:value-type="float" office:value="0.210031272899193">
                <text:p>0.210031272899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3573108873664">
                <text:p>0.103573108873664</text:p>
              </table:table-cell>
              <table:table-cell office:value-type="float" office:value="0.449106196219126">
                <text:p>0.449106196219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27938595131532">
                <text:p>0.927938595131532</text:p>
              </table:table-cell>
              <table:table-cell office:value-type="float" office:value="0.331340278073393">
                <text:p>0.3313402780733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5900599580019">
                <text:p>0.985900599580019</text:p>
              </table:table-cell>
              <table:table-cell office:value-type="float" office:value="0.456201976954572">
                <text:p>0.456201976954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2604980447667">
                <text:p>0.372604980447667</text:p>
              </table:table-cell>
              <table:table-cell office:value-type="float" office:value="0.348418411354681">
                <text:p>0.348418411354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8202453491998">
                <text:p>0.578202453491998</text:p>
              </table:table-cell>
              <table:table-cell office:value-type="float" office:value="0.994690475794457">
                <text:p>0.9946904757944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7231011536823">
                <text:p>0.667231011536823</text:p>
              </table:table-cell>
              <table:table-cell office:value-type="float" office:value="0.76299466126521">
                <text:p>0.762994661265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36587493874488">
                <text:p>0.0336587493874488</text:p>
              </table:table-cell>
              <table:table-cell office:value-type="float" office:value="0.850669599806577">
                <text:p>0.8506695998065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38621836901724">
                <text:p>0.638621836901724</text:p>
              </table:table-cell>
              <table:table-cell office:value-type="float" office:value="0.304195079206321">
                <text:p>0.3041950792063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456596182957">
                <text:p>0.97456596182957</text:p>
              </table:table-cell>
              <table:table-cell office:value-type="float" office:value="0.752938493140684">
                <text:p>0.752938493140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09533532411997">
                <text:p>0.0709533532411997</text:p>
              </table:table-cell>
              <table:table-cell office:value-type="float" office:value="0.267172250695718">
                <text:p>0.26717225069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4067129368326">
                <text:p>0.134067129368326</text:p>
              </table:table-cell>
              <table:table-cell office:value-type="float" office:value="0.1971637632728">
                <text:p>0.1971637632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4643191575533">
                <text:p>0.974643191575533</text:p>
              </table:table-cell>
              <table:table-cell office:value-type="float" office:value="0.872160003702141">
                <text:p>0.872160003702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61699790820727">
                <text:p>0.461699790820727</text:p>
              </table:table-cell>
              <table:table-cell office:value-type="float" office:value="0.449081201246203">
                <text:p>0.449081201246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6703190754844">
                <text:p>0.046703190754844</text:p>
              </table:table-cell>
              <table:table-cell office:value-type="float" office:value="0.486667090719779">
                <text:p>0.486667090719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0009660381101">
                <text:p>0.970009660381101</text:p>
              </table:table-cell>
              <table:table-cell office:value-type="float" office:value="0.52329766548105">
                <text:p>0.52329766548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06869409555224">
                <text:p>0.106869409555224</text:p>
              </table:table-cell>
              <table:table-cell office:value-type="float" office:value="0.905120105160039">
                <text:p>0.905120105160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27962109640663">
                <text:p>0.927962109640663</text:p>
              </table:table-cell>
              <table:table-cell office:value-type="float" office:value="0.740101374007293">
                <text:p>0.740101374007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9974649687296">
                <text:p>0.049974649687296</text:p>
              </table:table-cell>
              <table:table-cell office:value-type="float" office:value="0.312438424984667">
                <text:p>0.312438424984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98778923135695">
                <text:p>0.898778923135695</text:p>
              </table:table-cell>
              <table:table-cell office:value-type="float" office:value="0.92671972687305">
                <text:p>0.92671972687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4657584114594">
                <text:p>0.924657584114594</text:p>
              </table:table-cell>
              <table:table-cell office:value-type="float" office:value="0.473308182643285">
                <text:p>0.473308182643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7975522427749">
                <text:p>0.147975522427749</text:p>
              </table:table-cell>
              <table:table-cell office:value-type="float" office:value="0.3757035278276">
                <text:p>0.3757035278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1882617827019">
                <text:p>0.91882617827019</text:p>
              </table:table-cell>
              <table:table-cell office:value-type="float" office:value="0.255100757633609">
                <text:p>0.2551007576336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2725615198763">
                <text:p>0.242725615198763</text:p>
              </table:table-cell>
              <table:table-cell office:value-type="float" office:value="0.460194660121356">
                <text:p>0.460194660121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42193068263791">
                <text:p>0.342193068263791</text:p>
              </table:table-cell>
              <table:table-cell office:value-type="float" office:value="0.607702723090367">
                <text:p>0.607702723090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42580050830331">
                <text:p>0.942580050830331</text:p>
              </table:table-cell>
              <table:table-cell office:value-type="float" office:value="0.537457145577058">
                <text:p>0.537457145577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7970328489008">
                <text:p>0.567970328489008</text:p>
              </table:table-cell>
              <table:table-cell office:value-type="float" office:value="0.758930182231331">
                <text:p>0.758930182231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85763409713982">
                <text:p>0.585763409713982</text:p>
              </table:table-cell>
              <table:table-cell office:value-type="float" office:value="0.493191276747541">
                <text:p>0.4931912767475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1076984939657">
                <text:p>0.841076984939657</text:p>
              </table:table-cell>
              <table:table-cell office:value-type="float" office:value="0.693382876173066">
                <text:p>0.693382876173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1823508797017">
                <text:p>0.681823508797017</text:p>
              </table:table-cell>
              <table:table-cell office:value-type="float" office:value="0.0309937268481018">
                <text:p>0.0309937268481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65781444641058">
                <text:p>0.0265781444641058</text:p>
              </table:table-cell>
              <table:table-cell office:value-type="float" office:value="0.57246282499042">
                <text:p>0.572462824990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7653878987764">
                <text:p>0.67653878987764</text:p>
              </table:table-cell>
              <table:table-cell office:value-type="float" office:value="0.253663668979395">
                <text:p>0.253663668979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3166501923371">
                <text:p>0.73166501923371</text:p>
              </table:table-cell>
              <table:table-cell office:value-type="float" office:value="0.332536913410088">
                <text:p>0.3325369134100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9003673728113">
                <text:p>0.559003673728113</text:p>
              </table:table-cell>
              <table:table-cell office:value-type="float" office:value="0.303669349144982">
                <text:p>0.303669349144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76364461833399">
                <text:p>0.276364461833399</text:p>
              </table:table-cell>
              <table:table-cell office:value-type="float" office:value="0.634031122482842">
                <text:p>0.6340311224828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63213808041243">
                <text:p>0.463213808041243</text:p>
              </table:table-cell>
              <table:table-cell office:value-type="float" office:value="0.785071161387937">
                <text:p>0.7850711613879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3789013799982">
                <text:p>0.133789013799982</text:p>
              </table:table-cell>
              <table:table-cell office:value-type="float" office:value="0.397452397901428">
                <text:p>0.3974523979014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56758928264589">
                <text:p>0.956758928264589</text:p>
              </table:table-cell>
              <table:table-cell office:value-type="float" office:value="0.588614513875836">
                <text:p>0.5886145138758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74216841800604">
                <text:p>0.874216841800604</text:p>
              </table:table-cell>
              <table:table-cell office:value-type="float" office:value="0.942882852326684">
                <text:p>0.942882852326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589182728677">
                <text:p>0.995589182728677</text:p>
              </table:table-cell>
              <table:table-cell office:value-type="float" office:value="0.459587123024961">
                <text:p>0.4595871230249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6534096551673">
                <text:p>0.566534096551673</text:p>
              </table:table-cell>
              <table:table-cell office:value-type="float" office:value="0.8040692126371">
                <text:p>0.8040692126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9510074270377">
                <text:p>0.859510074270377</text:p>
              </table:table-cell>
              <table:table-cell office:value-type="float" office:value="0.386654760701868">
                <text:p>0.3866547607018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6472877760977">
                <text:p>0.666472877760977</text:p>
              </table:table-cell>
              <table:table-cell office:value-type="float" office:value="0.136868473632283">
                <text:p>0.136868473632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70463681406771">
                <text:p>0.0370463681406771</text:p>
              </table:table-cell>
              <table:table-cell office:value-type="float" office:value="0.553494385158245">
                <text:p>0.553494385158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28332616919877">
                <text:p>0.128332616919877</text:p>
              </table:table-cell>
              <table:table-cell office:value-type="float" office:value="0.558229394232968">
                <text:p>0.558229394232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61283126512794">
                <text:p>0.0561283126512794</text:p>
              </table:table-cell>
              <table:table-cell office:value-type="float" office:value="0.280222530549308">
                <text:p>0.2802225305493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2141524601541">
                <text:p>0.12141524601541</text:p>
              </table:table-cell>
              <table:table-cell office:value-type="float" office:value="0.345130871711027">
                <text:p>0.3451308717110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1887924643503">
                <text:p>0.931887924643503</text:p>
              </table:table-cell>
              <table:table-cell office:value-type="float" office:value="0.567438347352861">
                <text:p>0.5674383473528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55072919788922">
                <text:p>0.555072919788922</text:p>
              </table:table-cell>
              <table:table-cell office:value-type="float" office:value="0.578677321310702">
                <text:p>0.578677321310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8668657986997">
                <text:p>0.478668657986997</text:p>
              </table:table-cell>
              <table:table-cell office:value-type="float" office:value="0.35341459746776">
                <text:p>0.353414597467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73949519752977">
                <text:p>0.0273949519752977</text:p>
              </table:table-cell>
              <table:table-cell office:value-type="float" office:value="0.431636471896409">
                <text:p>0.4316364718964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481391428466">
                <text:p>0.19481391428466</text:p>
              </table:table-cell>
              <table:table-cell office:value-type="float" office:value="0.881421903931589">
                <text:p>0.881421903931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61391164297566">
                <text:p>0.261391164297566</text:p>
              </table:table-cell>
              <table:table-cell office:value-type="float" office:value="0.783560723895">
                <text:p>0.783560723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513305650412">
                <text:p>0.39513305650412</text:p>
              </table:table-cell>
              <table:table-cell office:value-type="float" office:value="0.270647166131659">
                <text:p>0.2706471661316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28552768208528">
                <text:p>0.628552768208528</text:p>
              </table:table-cell>
              <table:table-cell office:value-type="float" office:value="0.158199562973535">
                <text:p>0.158199562973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70004295158384">
                <text:p>0.670004295158384</text:p>
              </table:table-cell>
              <table:table-cell office:value-type="float" office:value="0.316413308085608">
                <text:p>0.316413308085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33377124133964">
                <text:p>0.233377124133964</text:p>
              </table:table-cell>
              <table:table-cell office:value-type="float" office:value="0.871440713254242">
                <text:p>0.871440713254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36907305947427">
                <text:p>0.436907305947427</text:p>
              </table:table-cell>
              <table:table-cell office:value-type="float" office:value="0.710426741126995">
                <text:p>0.710426741126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8416216252839">
                <text:p>0.998416216252839</text:p>
              </table:table-cell>
              <table:table-cell office:value-type="float" office:value="0.81425341212602">
                <text:p>0.81425341212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6030208111284">
                <text:p>0.246030208111284</text:p>
              </table:table-cell>
              <table:table-cell office:value-type="float" office:value="0.451364839465048">
                <text:p>0.451364839465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23633788126073">
                <text:p>0.923633788126073</text:p>
              </table:table-cell>
              <table:table-cell office:value-type="float" office:value="0.512899264043952">
                <text:p>0.512899264043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05032604561904">
                <text:p>0.105032604561904</text:p>
              </table:table-cell>
              <table:table-cell office:value-type="float" office:value="0.908437077685542">
                <text:p>0.9084370776855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08761375696732">
                <text:p>0.708761375696732</text:p>
              </table:table-cell>
              <table:table-cell office:value-type="float" office:value="0.466505717489185">
                <text:p>0.466505717489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68599842721866">
                <text:p>0.468599842721866</text:p>
              </table:table-cell>
              <table:table-cell office:value-type="float" office:value="0.303615186635789">
                <text:p>0.3036151866357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20983808089973">
                <text:p>0.0620983808089973</text:p>
              </table:table-cell>
              <table:table-cell office:value-type="float" office:value="0.966710889110604">
                <text:p>0.9667108891106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49495820634061">
                <text:p>0.649495820634061</text:p>
              </table:table-cell>
              <table:table-cell office:value-type="float" office:value="0.513273933093358">
                <text:p>0.5132739330933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34654445095199">
                <text:p>0.334654445095199</text:p>
              </table:table-cell>
              <table:table-cell office:value-type="float" office:value="0.357289003814713">
                <text:p>0.3572890038147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5435423463521">
                <text:p>0.185435423463521</text:p>
              </table:table-cell>
              <table:table-cell office:value-type="float" office:value="0.501042139553482">
                <text:p>0.5010421395534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57531608503006">
                <text:p>0.857531608503006</text:p>
              </table:table-cell>
              <table:table-cell office:value-type="float" office:value="0.395434564505935">
                <text:p>0.3954345645059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41795287054558">
                <text:p>0.441795287054558</text:p>
              </table:table-cell>
              <table:table-cell office:value-type="float" office:value="0.738495797759572">
                <text:p>0.7384957977595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73366509527656">
                <text:p>0.273366509527656</text:p>
              </table:table-cell>
              <table:table-cell office:value-type="float" office:value="0.949554245340301">
                <text:p>0.949554245340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35437120306377">
                <text:p>0.235437120306377</text:p>
              </table:table-cell>
              <table:table-cell office:value-type="float" office:value="0.39084955706842">
                <text:p>0.39084955706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23860465082364">
                <text:p>0.723860465082364</text:p>
              </table:table-cell>
              <table:table-cell office:value-type="float" office:value="0.590800051089876">
                <text:p>0.5908000510898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57193528620942">
                <text:p>0.857193528620942</text:p>
              </table:table-cell>
              <table:table-cell office:value-type="float" office:value="0.404027326074322">
                <text:p>0.4040273260743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7825568610225">
                <text:p>0.17825568610225</text:p>
              </table:table-cell>
              <table:table-cell office:value-type="float" office:value="0.204718114103466">
                <text:p>0.2047181141034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9218466286789">
                <text:p>0.429218466286789</text:p>
              </table:table-cell>
              <table:table-cell office:value-type="float" office:value="0.116052703568302">
                <text:p>0.1160527035683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18062960170855">
                <text:p>0.518062960170855</text:p>
              </table:table-cell>
              <table:table-cell office:value-type="float" office:value="0.885918834379048">
                <text:p>0.8859188343790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7803582455119">
                <text:p>0.27803582455119</text:p>
              </table:table-cell>
              <table:table-cell office:value-type="float" office:value="0.0401525270298984">
                <text:p>0.04015252702989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83387582666438">
                <text:p>0.283387582666438</text:p>
              </table:table-cell>
              <table:table-cell office:value-type="float" office:value="0.710950435876996">
                <text:p>0.710950435876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30043620889996">
                <text:p>0.230043620889996</text:p>
              </table:table-cell>
              <table:table-cell office:value-type="float" office:value="0.436771928762241">
                <text:p>0.4367719287622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32544005290889">
                <text:p>0.732544005290889</text:p>
              </table:table-cell>
              <table:table-cell office:value-type="float" office:value="0.373251893301623">
                <text:p>0.373251893301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70524997441983">
                <text:p>0.270524997441983</text:p>
              </table:table-cell>
              <table:table-cell office:value-type="float" office:value="0.346095115985111">
                <text:p>0.346095115985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5496094646814">
                <text:p>0.295496094646814</text:p>
              </table:table-cell>
              <table:table-cell office:value-type="float" office:value="0.207898336394235">
                <text:p>0.2078983363942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939229561625">
                <text:p>0.59939229561625</text:p>
              </table:table-cell>
              <table:table-cell office:value-type="float" office:value="0.200335616468024">
                <text:p>0.2003356164680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99977201533892">
                <text:p>0.799977201533892</text:p>
              </table:table-cell>
              <table:table-cell office:value-type="float" office:value="0.686291502898018">
                <text:p>0.6862915028980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05557195339251">
                <text:p>0.00505557195339251</text:p>
              </table:table-cell>
              <table:table-cell office:value-type="float" office:value="0.982108152817378">
                <text:p>0.9821081528173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17364511377586">
                <text:p>0.417364511377586</text:p>
              </table:table-cell>
              <table:table-cell office:value-type="float" office:value="0.908695271141876">
                <text:p>0.908695271141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65677831100398">
                <text:p>0.065677831100398</text:p>
              </table:table-cell>
              <table:table-cell office:value-type="float" office:value="0.139069076674531">
                <text:p>0.139069076674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68769318165264">
                <text:p>0.868769318165264</text:p>
              </table:table-cell>
              <table:table-cell office:value-type="float" office:value="0.433341310500672">
                <text:p>0.4333413105006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15199310737291">
                <text:p>0.615199310737291</text:p>
              </table:table-cell>
              <table:table-cell office:value-type="float" office:value="0.246164073160514">
                <text:p>0.2461640731605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01299026243549">
                <text:p>0.501299026243549</text:p>
              </table:table-cell>
              <table:table-cell office:value-type="float" office:value="0.858199288544827">
                <text:p>0.8581992885448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43721369435456">
                <text:p>0.443721369435456</text:p>
              </table:table-cell>
              <table:table-cell office:value-type="float" office:value="0.891880472063755">
                <text:p>0.8918804720637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06454436133222">
                <text:p>0.206454436133222</text:p>
              </table:table-cell>
              <table:table-cell office:value-type="float" office:value="0.708117200273661">
                <text:p>0.7081172002736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05310858994836">
                <text:p>0.605310858994836</text:p>
              </table:table-cell>
              <table:table-cell office:value-type="float" office:value="0.805385087376561">
                <text:p>0.805385087376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9087720936877">
                <text:p>0.239087720936877</text:p>
              </table:table-cell>
              <table:table-cell office:value-type="float" office:value="0.515486899695228">
                <text:p>0.515486899695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11891709553832">
                <text:p>0.0911891709553832</text:p>
              </table:table-cell>
              <table:table-cell office:value-type="float" office:value="0.282470479090295">
                <text:p>0.2824704790902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81372498184199">
                <text:p>0.781372498184199</text:p>
              </table:table-cell>
              <table:table-cell office:value-type="float" office:value="0.488348648202575">
                <text:p>0.488348648202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14790059387134">
                <text:p>0.214790059387134</text:p>
              </table:table-cell>
              <table:table-cell office:value-type="float" office:value="0.180851155096839">
                <text:p>0.1808511550968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27732779308842">
                <text:p>0.427732779308842</text:p>
              </table:table-cell>
              <table:table-cell office:value-type="float" office:value="0.723382287400549">
                <text:p>0.7233822874005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10498430477794">
                <text:p>0.910498430477794</text:p>
              </table:table-cell>
              <table:table-cell office:value-type="float" office:value="0.889842465732817">
                <text:p>0.8898424657328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61240846258988">
                <text:p>0.261240846258988</text:p>
              </table:table-cell>
              <table:table-cell office:value-type="float" office:value="0.185888091642406">
                <text:p>0.185888091642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59525551863615">
                <text:p>0.959525551863615</text:p>
              </table:table-cell>
              <table:table-cell office:value-type="float" office:value="0.736827908401322">
                <text:p>0.7368279084013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279069437626">
                <text:p>0.37279069437626</text:p>
              </table:table-cell>
              <table:table-cell office:value-type="float" office:value="0.228630647002444">
                <text:p>0.2286306470024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26828376612623">
                <text:p>0.926828376612623</text:p>
              </table:table-cell>
              <table:table-cell office:value-type="float" office:value="0.432136592967211">
                <text:p>0.4321365929672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04090600442898">
                <text:p>0.604090600442898</text:p>
              </table:table-cell>
              <table:table-cell office:value-type="float" office:value="0.0558981646157451">
                <text:p>0.05589816461574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26318474547284">
                <text:p>0.0126318474547284</text:p>
              </table:table-cell>
              <table:table-cell office:value-type="float" office:value="0.440071689431982">
                <text:p>0.4400716894319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89099185153814">
                <text:p>0.789099185153814</text:p>
              </table:table-cell>
              <table:table-cell office:value-type="float" office:value="0.167286554594017">
                <text:p>0.167286554594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58108589116593">
                <text:p>0.458108589116593</text:p>
              </table:table-cell>
              <table:table-cell office:value-type="float" office:value="0.301592289426611">
                <text:p>0.301592289426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24035138732843">
                <text:p>0.824035138732843</text:p>
              </table:table-cell>
              <table:table-cell office:value-type="float" office:value="0.212041700364248">
                <text:p>0.212041700364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27963540078116">
                <text:p>0.127963540078116</text:p>
              </table:table-cell>
              <table:table-cell office:value-type="float" office:value="0.0942019290664697">
                <text:p>0.09420192906646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84518716468852">
                <text:p>0.484518716468852</text:p>
              </table:table-cell>
              <table:table-cell office:value-type="float" office:value="0.444843981061806">
                <text:p>0.4448439810618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513340365438">
                <text:p>0.4513340365438</text:p>
              </table:table-cell>
              <table:table-cell office:value-type="float" office:value="0.356953690973818">
                <text:p>0.356953690973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3443804121941">
                <text:p>0.33443804121941</text:p>
              </table:table-cell>
              <table:table-cell office:value-type="float" office:value="0.683895054753081">
                <text:p>0.683895054753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46868697270659">
                <text:p>0.146868697270659</text:p>
              </table:table-cell>
              <table:table-cell office:value-type="float" office:value="0.182075071628423">
                <text:p>0.1820750716284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39505015567584">
                <text:p>0.239505015567584</text:p>
              </table:table-cell>
              <table:table-cell office:value-type="float" office:value="0.650980800425417">
                <text:p>0.6509808004254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0223308826654">
                <text:p>0.0030223308826654</text:p>
              </table:table-cell>
              <table:table-cell office:value-type="float" office:value="0.536604599180491">
                <text:p>0.5366045991804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1335061530603">
                <text:p>0.991335061530603</text:p>
              </table:table-cell>
              <table:table-cell office:value-type="float" office:value="0.359896929219293">
                <text:p>0.3598969292192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93727111100634">
                <text:p>0.193727111100634</text:p>
              </table:table-cell>
              <table:table-cell office:value-type="float" office:value="0.413455139582869">
                <text:p>0.4134551395828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55571447180288">
                <text:p>0.455571447180288</text:p>
              </table:table-cell>
              <table:table-cell office:value-type="float" office:value="0.180985326091824">
                <text:p>0.1809853260918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15580362140276">
                <text:p>0.715580362140276</text:p>
              </table:table-cell>
              <table:table-cell office:value-type="float" office:value="0.0335113775134794">
                <text:p>0.0335113775134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02239041907582">
                <text:p>0.702239041907582</text:p>
              </table:table-cell>
              <table:table-cell office:value-type="float" office:value="0.387700266973052">
                <text:p>0.387700266973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86000649118599">
                <text:p>0.286000649118599</text:p>
              </table:table-cell>
              <table:table-cell office:value-type="float" office:value="0.979862877091693">
                <text:p>0.9798628770916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2118267683536">
                <text:p>0.372118267683536</text:p>
              </table:table-cell>
              <table:table-cell office:value-type="float" office:value="0.172088305452415">
                <text:p>0.1720883054524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90058594945404">
                <text:p>0.290058594945404</text:p>
              </table:table-cell>
              <table:table-cell office:value-type="float" office:value="0.45430508773719">
                <text:p>0.454305087737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86227399706414">
                <text:p>0.986227399706414</text:p>
              </table:table-cell>
              <table:table-cell office:value-type="float" office:value="0.252324436415043">
                <text:p>0.2523244364150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54596702967493">
                <text:p>0.554596702967493</text:p>
              </table:table-cell>
              <table:table-cell office:value-type="float" office:value="0.0651325387425687">
                <text:p>0.06513253874256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42135439709721">
                <text:p>0.842135439709721</text:p>
              </table:table-cell>
              <table:table-cell office:value-type="float" office:value="0.722896637277861">
                <text:p>0.7228966372778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35159460820318">
                <text:p>0.635159460820318</text:p>
              </table:table-cell>
              <table:table-cell office:value-type="float" office:value="0.74081838803552">
                <text:p>0.74081838803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85252663210294">
                <text:p>0.585252663210294</text:p>
              </table:table-cell>
              <table:table-cell office:value-type="float" office:value="0.872899761055327">
                <text:p>0.8728997610553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53207792657785">
                <text:p>0.553207792657785</text:p>
              </table:table-cell>
              <table:table-cell office:value-type="float" office:value="0.399732652498541">
                <text:p>0.3997326524985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55090349277807">
                <text:p>0.555090349277807</text:p>
              </table:table-cell>
              <table:table-cell office:value-type="float" office:value="0.428505049489456">
                <text:p>0.428505049489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95369959425648">
                <text:p>0.795369959425648</text:p>
              </table:table-cell>
              <table:table-cell office:value-type="float" office:value="0.0328219026354453">
                <text:p>0.03282190263544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01071699066853">
                <text:p>0.901071699066853</text:p>
              </table:table-cell>
              <table:table-cell office:value-type="float" office:value="0.727436975539524">
                <text:p>0.7274369755395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45059617399323">
                <text:p>0.0845059617399323</text:p>
              </table:table-cell>
              <table:table-cell office:value-type="float" office:value="0.577793552543919">
                <text:p>0.5777935525439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83829359273151">
                <text:p>0.583829359273151</text:p>
              </table:table-cell>
              <table:table-cell office:value-type="float" office:value="0.102244275979545">
                <text:p>0.102244275979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30693082609085">
                <text:p>0.230693082609085</text:p>
              </table:table-cell>
              <table:table-cell office:value-type="float" office:value="0.0110379953549763">
                <text:p>0.01103799535497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5167367158173">
                <text:p>0.245167367158173</text:p>
              </table:table-cell>
              <table:table-cell office:value-type="float" office:value="0.615114275504568">
                <text:p>0.615114275504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8382826330806">
                <text:p>0.18382826330806</text:p>
              </table:table-cell>
              <table:table-cell office:value-type="float" office:value="0.217378505526453">
                <text:p>0.2173785055264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01959406117257">
                <text:p>0.201959406117257</text:p>
              </table:table-cell>
              <table:table-cell office:value-type="float" office:value="0.329955113322842">
                <text:p>0.329955113322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0031585249226">
                <text:p>0.380031585249226</text:p>
              </table:table-cell>
              <table:table-cell office:value-type="float" office:value="0.875006590606192">
                <text:p>0.875006590606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10031272899193">
                <text:p>0.210031272899193</text:p>
              </table:table-cell>
              <table:table-cell office:value-type="float" office:value="0.795281050024764">
                <text:p>0.7952810500247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86697066844613">
                <text:p>0.586697066844613</text:p>
              </table:table-cell>
              <table:table-cell office:value-type="float" office:value="0.509861114213517">
                <text:p>0.5098611142135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49106196219126">
                <text:p>0.449106196219126</text:p>
              </table:table-cell>
              <table:table-cell office:value-type="float" office:value="0.191432622677444">
                <text:p>0.1914326226774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2031290046256">
                <text:p>0.452031290046256</text:p>
              </table:table-cell>
              <table:table-cell office:value-type="float" office:value="0.545490972753909">
                <text:p>0.5454909727539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31340278073393">
                <text:p>0.331340278073393</text:p>
              </table:table-cell>
              <table:table-cell office:value-type="float" office:value="0.825042492006876">
                <text:p>0.8250424920068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01673072300231">
                <text:p>0.0701673072300231</text:p>
              </table:table-cell>
              <table:table-cell office:value-type="float" office:value="0.708575711197879">
                <text:p>0.7085757111978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56201976954572">
                <text:p>0.456201976954572</text:p>
              </table:table-cell>
              <table:table-cell office:value-type="float" office:value="0.271680013356522">
                <text:p>0.2716800133565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32139333020549">
                <text:p>0.532139333020549</text:p>
              </table:table-cell>
              <table:table-cell office:value-type="float" office:value="0.681628891344329">
                <text:p>0.6816288913443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48418411354681">
                <text:p>0.348418411354681</text:p>
              </table:table-cell>
              <table:table-cell office:value-type="float" office:value="0.682940150839767">
                <text:p>0.6829401508397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9648690317733">
                <text:p>0.199648690317733</text:p>
              </table:table-cell>
              <table:table-cell office:value-type="float" office:value="0.877024977889018">
                <text:p>0.8770249778890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4690475794457">
                <text:p>0.994690475794457</text:p>
              </table:table-cell>
              <table:table-cell office:value-type="float" office:value="0.574647880209674">
                <text:p>0.574647880209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57676412214018">
                <text:p>0.857676412214018</text:p>
              </table:table-cell>
              <table:table-cell office:value-type="float" office:value="0.970699902672918">
                <text:p>0.9706999026729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6299466126521">
                <text:p>0.76299466126521</text:p>
              </table:table-cell>
              <table:table-cell office:value-type="float" office:value="0.69515197174972">
                <text:p>0.695151971749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18779320536793">
                <text:p>0.918779320536793</text:p>
              </table:table-cell>
              <table:table-cell office:value-type="float" office:value="0.590920190093008">
                <text:p>0.5909201900930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50669599806577">
                <text:p>0.850669599806577</text:p>
              </table:table-cell>
              <table:table-cell office:value-type="float" office:value="0.034495483536018">
                <text:p>0.034495483536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22909849894669">
                <text:p>0.422909849894669</text:p>
              </table:table-cell>
              <table:table-cell office:value-type="float" office:value="0.537267824798906">
                <text:p>0.537267824798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04195079206321">
                <text:p>0.304195079206321</text:p>
              </table:table-cell>
              <table:table-cell office:value-type="float" office:value="0.609039177424024">
                <text:p>0.609039177424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72472458724812">
                <text:p>0.872472458724812</text:p>
              </table:table-cell>
              <table:table-cell office:value-type="float" office:value="0.159275237274111">
                <text:p>0.159275237274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52938493140684">
                <text:p>0.752938493140684</text:p>
              </table:table-cell>
              <table:table-cell office:value-type="float" office:value="0.595422649298601">
                <text:p>0.595422649298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5034499336733">
                <text:p>0.075034499336733</text:p>
              </table:table-cell>
              <table:table-cell office:value-type="float" office:value="0.520578666539749">
                <text:p>0.5205786665397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67172250695718">
                <text:p>0.267172250695718</text:p>
              </table:table-cell>
              <table:table-cell office:value-type="float" office:value="0.997589042210528">
                <text:p>0.9975890422105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71794458037734">
                <text:p>0.471794458037734</text:p>
              </table:table-cell>
              <table:table-cell office:value-type="float" office:value="0.93526078807963">
                <text:p>0.93526078807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971637632728">
                <text:p>0.1971637632728</text:p>
              </table:table-cell>
              <table:table-cell office:value-type="float" office:value="0.145373354920264">
                <text:p>0.1453733549202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2996961208045">
                <text:p>0.992996961208045</text:p>
              </table:table-cell>
              <table:table-cell office:value-type="float" office:value="0.925536032810546">
                <text:p>0.9255360328105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72160003702141">
                <text:p>0.872160003702141</text:p>
              </table:table-cell>
              <table:table-cell office:value-type="float" office:value="0.235353601527646">
                <text:p>0.2353536015276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1684071431335">
                <text:p>0.301684071431335</text:p>
              </table:table-cell>
              <table:table-cell office:value-type="float" office:value="0.559597752859025">
                <text:p>0.559597752859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49081201246203">
                <text:p>0.449081201246203</text:p>
              </table:table-cell>
              <table:table-cell office:value-type="float" office:value="0.942503271724739">
                <text:p>0.9425032717247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42133989006189">
                <text:p>0.242133989006189</text:p>
              </table:table-cell>
              <table:table-cell office:value-type="float" office:value="0.0434562390940945">
                <text:p>0.0434562390940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6667090719779">
                <text:p>0.486667090719779</text:p>
              </table:table-cell>
              <table:table-cell office:value-type="float" office:value="0.729396545981389">
                <text:p>0.7293965459813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2854683469739">
                <text:p>0.582854683469739</text:p>
              </table:table-cell>
              <table:table-cell office:value-type="float" office:value="0.0499066342900401">
                <text:p>0.04990663429004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2329766548105">
                <text:p>0.52329766548105</text:p>
              </table:table-cell>
              <table:table-cell office:value-type="float" office:value="0.0421064493292713">
                <text:p>0.04210644932927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90576375128842">
                <text:p>0.0690576375128842</text:p>
              </table:table-cell>
              <table:table-cell office:value-type="float" office:value="0.989665335741898">
                <text:p>0.9896653357418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05120105160039">
                <text:p>0.905120105160039</text:p>
              </table:table-cell>
              <table:table-cell office:value-type="float" office:value="0.408595177397841">
                <text:p>0.408595177397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68926963660018">
                <text:p>0.468926963660018</text:p>
              </table:table-cell>
              <table:table-cell office:value-type="float" office:value="0.705591869034931">
                <text:p>0.7055918690349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40101374007293">
                <text:p>0.740101374007293</text:p>
              </table:table-cell>
              <table:table-cell office:value-type="float" office:value="0.525642587014004">
                <text:p>0.525642587014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69161106112613">
                <text:p>0.269161106112613</text:p>
              </table:table-cell>
              <table:table-cell office:value-type="float" office:value="0.977869251864759">
                <text:p>0.9778692518647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2438424984667">
                <text:p>0.312438424984667</text:p>
              </table:table-cell>
              <table:table-cell office:value-type="float" office:value="0.977848864751653">
                <text:p>0.977848864751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2738345139203">
                <text:p>0.142738345139203</text:p>
              </table:table-cell>
              <table:table-cell office:value-type="float" office:value="0.925822531696944">
                <text:p>0.9258225316969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2671972687305">
                <text:p>0.92671972687305</text:p>
              </table:table-cell>
              <table:table-cell office:value-type="float" office:value="0.955474226787072">
                <text:p>0.9554742267870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71794369416076">
                <text:p>0.871794369416076</text:p>
              </table:table-cell>
              <table:table-cell office:value-type="float" office:value="0.036324755242835">
                <text:p>0.0363247552428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73308182643285">
                <text:p>0.473308182643285</text:p>
              </table:table-cell>
              <table:table-cell office:value-type="float" office:value="0.691863216760862">
                <text:p>0.6918632167608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617101495441852">
                <text:p>0.0617101495441852</text:p>
              </table:table-cell>
              <table:table-cell office:value-type="float" office:value="0.201360044607541">
                <text:p>0.2013600446075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57035278276">
                <text:p>0.3757035278276</text:p>
              </table:table-cell>
              <table:table-cell office:value-type="float" office:value="0.0779657903396241">
                <text:p>0.07796579033962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83094239687529">
                <text:p>0.783094239687529</text:p>
              </table:table-cell>
              <table:table-cell office:value-type="float" office:value="0.269483502182449">
                <text:p>0.2694835021824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55100757633609">
                <text:p>0.255100757633609</text:p>
              </table:table-cell>
              <table:table-cell office:value-type="float" office:value="0.219629707533861">
                <text:p>0.219629707533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13820253351106">
                <text:p>0.613820253351106</text:p>
              </table:table-cell>
              <table:table-cell office:value-type="float" office:value="0.24999424910122">
                <text:p>0.249994249101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60194660121356">
                <text:p>0.460194660121356</text:p>
              </table:table-cell>
              <table:table-cell office:value-type="float" office:value="0.553686867991693">
                <text:p>0.553686867991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17685292887981">
                <text:p>0.417685292887981</text:p>
              </table:table-cell>
              <table:table-cell office:value-type="float" office:value="0.903778683711761">
                <text:p>0.9037786837117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07702723090367">
                <text:p>0.607702723090367</text:p>
              </table:table-cell>
              <table:table-cell office:value-type="float" office:value="0.963132304921735">
                <text:p>0.963132304921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59292005450542">
                <text:p>0.159292005450542</text:p>
              </table:table-cell>
              <table:table-cell office:value-type="float" office:value="0.49476342879623">
                <text:p>0.494763428796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37457145577058">
                <text:p>0.537457145577058</text:p>
              </table:table-cell>
              <table:table-cell office:value-type="float" office:value="0.0961829461664777">
                <text:p>0.09618294616647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97405987446002">
                <text:p>0.497405987446002</text:p>
              </table:table-cell>
              <table:table-cell office:value-type="float" office:value="0.0338886264458435">
                <text:p>0.03388862644584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58930182231331">
                <text:p>0.758930182231331</text:p>
              </table:table-cell>
              <table:table-cell office:value-type="float" office:value="0.641189559693639">
                <text:p>0.641189559693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2462371794669">
                <text:p>0.332462371794669</text:p>
              </table:table-cell>
              <table:table-cell office:value-type="float" office:value="0.648389235627616">
                <text:p>0.648389235627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93191276747541">
                <text:p>0.493191276747541</text:p>
              </table:table-cell>
              <table:table-cell office:value-type="float" office:value="0.953410281290497">
                <text:p>0.9534102812904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701819863959">
                <text:p>0.8701819863959</text:p>
              </table:table-cell>
              <table:table-cell office:value-type="float" office:value="0.187129446654399">
                <text:p>0.1871294466543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93382876173066">
                <text:p>0.693382876173066</text:p>
              </table:table-cell>
              <table:table-cell office:value-type="float" office:value="0.261710117574658">
                <text:p>0.2617101175746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33947766051954">
                <text:p>0.633947766051954</text:p>
              </table:table-cell>
              <table:table-cell office:value-type="float" office:value="0.596719141000576">
                <text:p>0.596719141000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09937268481018">
                <text:p>0.0309937268481018</text:p>
              </table:table-cell>
              <table:table-cell office:value-type="float" office:value="0.137721544169239">
                <text:p>0.1377215441692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48010819865204">
                <text:p>0.348010819865204</text:p>
              </table:table-cell>
              <table:table-cell office:value-type="float" office:value="0.261886191942353">
                <text:p>0.2618861919423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7246282499042">
                <text:p>0.57246282499042</text:p>
              </table:table-cell>
              <table:table-cell office:value-type="float" office:value="0.496228889675279">
                <text:p>0.496228889675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97846782403236">
                <text:p>0.197846782403236</text:p>
              </table:table-cell>
              <table:table-cell office:value-type="float" office:value="0.848752844523485">
                <text:p>0.848752844523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53663668979395">
                <text:p>0.253663668979395</text:p>
              </table:table-cell>
              <table:table-cell office:value-type="float" office:value="0.0685096741299046">
                <text:p>0.06850967412990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43153172528242">
                <text:p>0.643153172528242</text:p>
              </table:table-cell>
              <table:table-cell office:value-type="float" office:value="0.15812719354997">
                <text:p>0.15812719354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32536913410088">
                <text:p>0.332536913410088</text:p>
              </table:table-cell>
              <table:table-cell office:value-type="float" office:value="0.570892665910487">
                <text:p>0.570892665910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09600795907659">
                <text:p>0.809600795907659</text:p>
              </table:table-cell>
              <table:table-cell office:value-type="float" office:value="0.0979156478171633">
                <text:p>0.09791564781716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03669349144982">
                <text:p>0.303669349144982</text:p>
              </table:table-cell>
              <table:table-cell office:value-type="float" office:value="0.697222726428411">
                <text:p>0.6972227264284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04174604419515">
                <text:p>0.904174604419515</text:p>
              </table:table-cell>
              <table:table-cell office:value-type="float" office:value="0.701997089246982">
                <text:p>0.7019970892469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34031122482842">
                <text:p>0.634031122482842</text:p>
              </table:table-cell>
              <table:table-cell office:value-type="float" office:value="0.247672995743606">
                <text:p>0.247672995743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748007766354752">
                <text:p>0.00748007766354752</text:p>
              </table:table-cell>
              <table:table-cell office:value-type="float" office:value="0.788673098290721">
                <text:p>0.7886730982907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85071161387937">
                <text:p>0.785071161387937</text:p>
              </table:table-cell>
              <table:table-cell office:value-type="float" office:value="0.36164300522691">
                <text:p>0.36164300522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33090934702367">
                <text:p>0.833090934702367</text:p>
              </table:table-cell>
              <table:table-cell office:value-type="float" office:value="0.753053456519321">
                <text:p>0.7530534565193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97452397901428">
                <text:p>0.397452397901428</text:p>
              </table:table-cell>
              <table:table-cell office:value-type="float" office:value="0.583691987603179">
                <text:p>0.5836919876031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23269671290821">
                <text:p>0.423269671290821</text:p>
              </table:table-cell>
              <table:table-cell office:value-type="float" office:value="0.0373596936203934">
                <text:p>0.0373596936203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8614513875836">
                <text:p>0.588614513875836</text:p>
              </table:table-cell>
              <table:table-cell office:value-type="float" office:value="0.16458652831197">
                <text:p>0.164586528311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56452601232576">
                <text:p>0.156452601232576</text:p>
              </table:table-cell>
              <table:table-cell office:value-type="float" office:value="0.772354689792462">
                <text:p>0.7723546897924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42882852326684">
                <text:p>0.942882852326684</text:p>
              </table:table-cell>
              <table:table-cell office:value-type="float" office:value="0.0576690590488486">
                <text:p>0.0576690590488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11646064717711">
                <text:p>0.611646064717711</text:p>
              </table:table-cell>
              <table:table-cell office:value-type="float" office:value="0.657677494842472">
                <text:p>0.6576774948424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59587123024961">
                <text:p>0.459587123024961</text:p>
              </table:table-cell>
              <table:table-cell office:value-type="float" office:value="0.927744903113902">
                <text:p>0.9277449031139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66872237815115">
                <text:p>0.0766872237815115</text:p>
              </table:table-cell>
              <table:table-cell office:value-type="float" office:value="0.634059698327812">
                <text:p>0.6340596983278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040692126371">
                <text:p>0.8040692126371</text:p>
              </table:table-cell>
              <table:table-cell office:value-type="float" office:value="0.650422729442364">
                <text:p>0.6504227294423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20270912696858">
                <text:p>0.620270912696858</text:p>
              </table:table-cell>
              <table:table-cell office:value-type="float" office:value="0.950464137473758">
                <text:p>0.9504641374737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6654760701868">
                <text:p>0.386654760701868</text:p>
              </table:table-cell>
              <table:table-cell office:value-type="float" office:value="0.962196734110757">
                <text:p>0.9621967341107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87633471110405">
                <text:p>0.987633471110405</text:p>
              </table:table-cell>
              <table:table-cell office:value-type="float" office:value="0.70751472784325">
                <text:p>0.707514727843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36868473632283">
                <text:p>0.136868473632283</text:p>
              </table:table-cell>
              <table:table-cell office:value-type="float" office:value="0.456087336620627">
                <text:p>0.456087336620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19848691275478">
                <text:p>0.519848691275478</text:p>
              </table:table-cell>
              <table:table-cell office:value-type="float" office:value="0.616796706955135">
                <text:p>0.6167967069551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53494385158245">
                <text:p>0.553494385158245</text:p>
              </table:table-cell>
              <table:table-cell office:value-type="float" office:value="0.016300501442837">
                <text:p>0.0163005014428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25835989293514">
                <text:p>0.625835989293514</text:p>
              </table:table-cell>
              <table:table-cell office:value-type="float" office:value="0.288216681820083">
                <text:p>0.2882166818200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58229394232968">
                <text:p>0.558229394232968</text:p>
              </table:table-cell>
              <table:table-cell office:value-type="float" office:value="0.642229097315821">
                <text:p>0.6422290973158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77466684807929">
                <text:p>0.477466684807929</text:p>
              </table:table-cell>
              <table:table-cell office:value-type="float" office:value="0.828276475823018">
                <text:p>0.8282764758230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80222530549308">
                <text:p>0.280222530549308</text:p>
              </table:table-cell>
              <table:table-cell office:value-type="float" office:value="0.561699502199448">
                <text:p>0.5616995021994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65300628454974">
                <text:p>0.765300628454974</text:p>
              </table:table-cell>
              <table:table-cell office:value-type="float" office:value="0.277181533420053">
                <text:p>0.2771815334200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45130871711027">
                <text:p>0.345130871711027</text:p>
              </table:table-cell>
              <table:table-cell office:value-type="float" office:value="0.403766881390056">
                <text:p>0.4037668813900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48457866687697">
                <text:p>0.248457866687697</text:p>
              </table:table-cell>
              <table:table-cell office:value-type="float" office:value="0.838034123627524">
                <text:p>0.838034123627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67438347352861">
                <text:p>0.567438347352861</text:p>
              </table:table-cell>
              <table:table-cell office:value-type="float" office:value="0.859840960674473">
                <text:p>0.859840960674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03290401725943">
                <text:p>0.803290401725943</text:p>
              </table:table-cell>
              <table:table-cell office:value-type="float" office:value="0.7733490589141">
                <text:p>0.77334905891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78677321310702">
                <text:p>0.578677321310702</text:p>
              </table:table-cell>
              <table:table-cell office:value-type="float" office:value="0.443510427136571">
                <text:p>0.4435104271365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59331732809303">
                <text:p>0.859331732809303</text:p>
              </table:table-cell>
              <table:table-cell office:value-type="float" office:value="0.826995123953568">
                <text:p>0.826995123953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5341459746776">
                <text:p>0.35341459746776</text:p>
              </table:table-cell>
              <table:table-cell office:value-type="float" office:value="0.0532522762197085">
                <text:p>0.05325227621970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647419085842176">
                <text:p>0.0647419085842176</text:p>
              </table:table-cell>
              <table:table-cell office:value-type="float" office:value="0.993889028250013">
                <text:p>0.9938890282500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31636471896409">
                <text:p>0.431636471896409</text:p>
              </table:table-cell>
              <table:table-cell office:value-type="float" office:value="0.249699164909162">
                <text:p>0.2496991649091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85254847437661">
                <text:p>0.785254847437661</text:p>
              </table:table-cell>
              <table:table-cell office:value-type="float" office:value="0.842296927213397">
                <text:p>0.8422969272133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81421903931589">
                <text:p>0.881421903931589</text:p>
              </table:table-cell>
              <table:table-cell office:value-type="float" office:value="0.16215275016371">
                <text:p>0.162152750163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02889570553108">
                <text:p>0.602889570553108</text:p>
              </table:table-cell>
              <table:table-cell office:value-type="float" office:value="0.848994323203192">
                <text:p>0.8489943232031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83560723895">
                <text:p>0.783560723895</text:p>
              </table:table-cell>
              <table:table-cell office:value-type="float" office:value="0.0397069280343748">
                <text:p>0.0397069280343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53837600387878">
                <text:p>0.353837600387878</text:p>
              </table:table-cell>
              <table:table-cell office:value-type="float" office:value="0.155035602693052">
                <text:p>0.1550356026930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70647166131659">
                <text:p>0.270647166131659</text:p>
              </table:table-cell>
              <table:table-cell office:value-type="float" office:value="0.315174280320291">
                <text:p>0.315174280320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9643099267288">
                <text:p>0.79643099267288</text:p>
              </table:table-cell>
              <table:table-cell office:value-type="float" office:value="0.0818636395455556">
                <text:p>0.08186363954555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58199562973535">
                <text:p>0.158199562973535</text:p>
              </table:table-cell>
              <table:table-cell office:value-type="float" office:value="0.915718473964486">
                <text:p>0.9157184739644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32559612305573">
                <text:p>0.932559612305573</text:p>
              </table:table-cell>
              <table:table-cell office:value-type="float" office:value="0.447498030035049">
                <text:p>0.4474980300350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16413308085608">
                <text:p>0.316413308085608</text:p>
              </table:table-cell>
              <table:table-cell office:value-type="float" office:value="0.320640454882629">
                <text:p>0.3206404548826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89810330101085">
                <text:p>0.089810330101085</text:p>
              </table:table-cell>
              <table:table-cell office:value-type="float" office:value="0.182693002055815">
                <text:p>0.1826930020558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71440713254242">
                <text:p>0.871440713254242</text:p>
              </table:table-cell>
              <table:table-cell office:value-type="float" office:value="0.336968660606279">
                <text:p>0.3369686606062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44615241654196">
                <text:p>0.744615241654196</text:p>
              </table:table-cell>
              <table:table-cell office:value-type="float" office:value="0.903456229880727">
                <text:p>0.9034562298807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10426741126995">
                <text:p>0.710426741126995</text:p>
              </table:table-cell>
              <table:table-cell office:value-type="float" office:value="0.748340821032075">
                <text:p>0.7483408210320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70469333014519">
                <text:p>0.470469333014519</text:p>
              </table:table-cell>
              <table:table-cell office:value-type="float" office:value="0.2539768397785">
                <text:p>0.25397683977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1425341212602">
                <text:p>0.81425341212602</text:p>
              </table:table-cell>
              <table:table-cell office:value-type="float" office:value="0.421575204041675">
                <text:p>0.4215752040416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6897499438821">
                <text:p>0.96897499438821</text:p>
              </table:table-cell>
              <table:table-cell office:value-type="float" office:value="0.23351648237004">
                <text:p>0.233516482370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51364839465048">
                <text:p>0.451364839465048</text:p>
              </table:table-cell>
              <table:table-cell office:value-type="float" office:value="0.104989981460766">
                <text:p>0.1049899814607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51828052639144">
                <text:p>0.351828052639144</text:p>
              </table:table-cell>
              <table:table-cell office:value-type="float" office:value="0.189940477372447">
                <text:p>0.1899404773724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12899264043952">
                <text:p>0.512899264043952</text:p>
              </table:table-cell>
              <table:table-cell office:value-type="float" office:value="0.00338294287999835">
                <text:p>0.003382942879998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59125697252472">
                <text:p>0.159125697252472</text:p>
              </table:table-cell>
              <table:table-cell office:value-type="float" office:value="0.661277119763951">
                <text:p>0.6612771197639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08437077685542">
                <text:p>0.908437077685542</text:p>
              </table:table-cell>
              <table:table-cell office:value-type="float" office:value="0.192804293159227">
                <text:p>0.1928042931592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65853376176098">
                <text:p>0.0465853376176098</text:p>
              </table:table-cell>
              <table:table-cell office:value-type="float" office:value="0.950392986131484">
                <text:p>0.9503929861314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66505717489185">
                <text:p>0.466505717489185</text:p>
              </table:table-cell>
              <table:table-cell office:value-type="float" office:value="0.792144692629107">
                <text:p>0.7921446926291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68453071979619">
                <text:p>0.0368453071979619</text:p>
              </table:table-cell>
              <table:table-cell office:value-type="float" office:value="0.525184405142286">
                <text:p>0.525184405142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03615186635789">
                <text:p>0.303615186635789</text:p>
              </table:table-cell>
              <table:table-cell office:value-type="float" office:value="0.850162492929589">
                <text:p>0.8501624929295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62074068088498">
                <text:p>0.962074068088498</text:p>
              </table:table-cell>
              <table:table-cell office:value-type="float" office:value="0.957545732156532">
                <text:p>0.9575457321565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66710889110604">
                <text:p>0.966710889110604</text:p>
              </table:table-cell>
              <table:table-cell office:value-type="float" office:value="0.256015772254619">
                <text:p>0.2560157722546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03600591389094">
                <text:p>0.103600591389094</text:p>
              </table:table-cell>
              <table:table-cell office:value-type="float" office:value="0.327386954548642">
                <text:p>0.3273869545486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13273933093358">
                <text:p>0.513273933093358</text:p>
              </table:table-cell>
              <table:table-cell office:value-type="float" office:value="0.542242133336003">
                <text:p>0.5422421333360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66045855340459">
                <text:p>0.466045855340459</text:p>
              </table:table-cell>
              <table:table-cell office:value-type="float" office:value="0.780231045436484">
                <text:p>0.7802310454364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57289003814713">
                <text:p>0.357289003814713</text:p>
              </table:table-cell>
              <table:table-cell office:value-type="float" office:value="0.390282277182221">
                <text:p>0.3902822771822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66079101784659">
                <text:p>0.966079101784659</text:p>
              </table:table-cell>
              <table:table-cell office:value-type="float" office:value="0.958980611007318">
                <text:p>0.9589806110073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01042139553482">
                <text:p>0.501042139553482</text:p>
              </table:table-cell>
              <table:table-cell office:value-type="float" office:value="0.148773559589961">
                <text:p>0.1487735595899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18252857934583">
                <text:p>0.518252857934583</text:p>
              </table:table-cell>
              <table:table-cell office:value-type="float" office:value="0.344704905194102">
                <text:p>0.3447049051941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5434564505935">
                <text:p>0.395434564505935</text:p>
              </table:table-cell>
              <table:table-cell office:value-type="float" office:value="0.731949486724199">
                <text:p>0.7319494867241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63232299847691">
                <text:p>0.363232299847691</text:p>
              </table:table-cell>
              <table:table-cell office:value-type="float" office:value="0.201158081702009">
                <text:p>0.2011580817020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38495797759572">
                <text:p>0.738495797759572</text:p>
              </table:table-cell>
              <table:table-cell office:value-type="float" office:value="0.442332402715075">
                <text:p>0.4423324027150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32316756450995">
                <text:p>0.332316756450995</text:p>
              </table:table-cell>
              <table:table-cell office:value-type="float" office:value="0.136341547600474">
                <text:p>0.1363415476004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49554245340301">
                <text:p>0.949554245340301</text:p>
              </table:table-cell>
              <table:table-cell office:value-type="float" office:value="0.316551032461068">
                <text:p>0.3165510324610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92794908915678">
                <text:p>0.892794908915678</text:p>
              </table:table-cell>
              <table:table-cell office:value-type="float" office:value="0.478016120139997">
                <text:p>0.478016120139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084955706842">
                <text:p>0.39084955706842</text:p>
              </table:table-cell>
              <table:table-cell office:value-type="float" office:value="0.449582210565111">
                <text:p>0.4495822105651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47018825926455">
                <text:p>0.347018825926455</text:p>
              </table:table-cell>
              <table:table-cell office:value-type="float" office:value="0.115251670024456">
                <text:p>0.1152516700244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90800051089876">
                <text:p>0.590800051089876</text:p>
              </table:table-cell>
              <table:table-cell office:value-type="float" office:value="0.991787952945415">
                <text:p>0.9917879529454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73578304518487">
                <text:p>0.773578304518487</text:p>
              </table:table-cell>
              <table:table-cell office:value-type="float" office:value="0.903448274415783">
                <text:p>0.9034482744157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04027326074322">
                <text:p>0.404027326074322</text:p>
              </table:table-cell>
              <table:table-cell office:value-type="float" office:value="0.938637808646398">
                <text:p>0.9386378086463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00828809935259">
                <text:p>0.800828809935259</text:p>
              </table:table-cell>
              <table:table-cell office:value-type="float" office:value="0.386471585491098">
                <text:p>0.3864715854910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4718114103466">
                <text:p>0.204718114103466</text:p>
              </table:table-cell>
              <table:table-cell office:value-type="float" office:value="0.611267247885613">
                <text:p>0.6112672478856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3433251700773">
                <text:p>0.53433251700773</text:p>
              </table:table-cell>
              <table:table-cell office:value-type="float" office:value="0.594356991800673">
                <text:p>0.5943569918006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16052703568302">
                <text:p>0.116052703568302</text:p>
              </table:table-cell>
              <table:table-cell office:value-type="float" office:value="0.545161393674442">
                <text:p>0.5451613936744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64099518952692">
                <text:p>0.964099518952692</text:p>
              </table:table-cell>
              <table:table-cell office:value-type="float" office:value="0.437549495312303">
                <text:p>0.4375494953123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85918834379048">
                <text:p>0.885918834379048</text:p>
              </table:table-cell>
              <table:table-cell office:value-type="float" office:value="0.511408291830484">
                <text:p>0.5114082918304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77882380790777">
                <text:p>0.677882380790777</text:p>
              </table:table-cell>
              <table:table-cell office:value-type="float" office:value="0.867915236652593">
                <text:p>0.8679152366525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401525270298984">
                <text:p>0.0401525270298984</text:p>
              </table:table-cell>
              <table:table-cell office:value-type="float" office:value="0.211226135752351">
                <text:p>0.2112261357523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75047803723508">
                <text:p>0.475047803723508</text:p>
              </table:table-cell>
              <table:table-cell office:value-type="float" office:value="0.807144298326419">
                <text:p>0.8071442983264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10950435876996">
                <text:p>0.710950435876996</text:p>
              </table:table-cell>
              <table:table-cell office:value-type="float" office:value="0.114420142578141">
                <text:p>0.1144201425781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42204826427678">
                <text:p>0.342204826427678</text:p>
              </table:table-cell>
              <table:table-cell office:value-type="float" office:value="0.150003570448092">
                <text:p>0.1500035704480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6771928762241">
                <text:p>0.436771928762241</text:p>
              </table:table-cell>
              <table:table-cell office:value-type="float" office:value="0.822807520883528">
                <text:p>0.8228075208835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60137401733796">
                <text:p>0.260137401733796</text:p>
              </table:table-cell>
              <table:table-cell office:value-type="float" office:value="0.367325233319842">
                <text:p>0.3673252333198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73251893301623">
                <text:p>0.373251893301623</text:p>
              </table:table-cell>
              <table:table-cell office:value-type="float" office:value="0.424200558899035">
                <text:p>0.4242005588990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69443551723332">
                <text:p>0.369443551723332</text:p>
              </table:table-cell>
              <table:table-cell office:value-type="float" office:value="0.868142294563273">
                <text:p>0.8681422945632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46095115985111">
                <text:p>0.346095115985111</text:p>
              </table:table-cell>
              <table:table-cell office:value-type="float" office:value="0.162382547326722">
                <text:p>0.1623825473267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32856327378562">
                <text:p>0.232856327378562</text:p>
              </table:table-cell>
              <table:table-cell office:value-type="float" office:value="0.127495742553492">
                <text:p>0.1274957425534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07898336394235">
                <text:p>0.207898336394235</text:p>
              </table:table-cell>
              <table:table-cell office:value-type="float" office:value="0.460125565637087">
                <text:p>0.4601255656370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5773616126051">
                <text:p>0.35773616126051</text:p>
              </table:table-cell>
              <table:table-cell office:value-type="float" office:value="0.299334222947187">
                <text:p>0.2993342229471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00335616468024">
                <text:p>0.200335616468024</text:p>
              </table:table-cell>
              <table:table-cell office:value-type="float" office:value="0.722762092905528">
                <text:p>0.7227620929055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64309996462623">
                <text:p>0.264309996462623</text:p>
              </table:table-cell>
              <table:table-cell office:value-type="float" office:value="0.450122888334847">
                <text:p>0.4501228883348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86291502898018">
                <text:p>0.686291502898018</text:p>
              </table:table-cell>
              <table:table-cell office:value-type="float" office:value="0.0722692825028203">
                <text:p>0.07226928250282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33582301410197">
                <text:p>0.0133582301410197</text:p>
              </table:table-cell>
              <table:table-cell office:value-type="float" office:value="0.217448791260851">
                <text:p>0.2174487912608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82108152817378">
                <text:p>0.982108152817378</text:p>
              </table:table-cell>
              <table:table-cell office:value-type="float" office:value="0.702624006022351">
                <text:p>0.7026240060223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327275026189195">
                <text:p>0.0327275026189195</text:p>
              </table:table-cell>
              <table:table-cell office:value-type="float" office:value="0.52906820914795">
                <text:p>0.529068209147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08695271141876">
                <text:p>0.908695271141876</text:p>
              </table:table-cell>
              <table:table-cell office:value-type="float" office:value="0.245451733252539">
                <text:p>0.2454517332525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34411995948967">
                <text:p>0.934411995948967</text:p>
              </table:table-cell>
              <table:table-cell office:value-type="float" office:value="0.776449365787546">
                <text:p>0.776449365787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39069076674531">
                <text:p>0.139069076674531</text:p>
              </table:table-cell>
              <table:table-cell office:value-type="float" office:value="0.443527298455396">
                <text:p>0.4435272984553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59169675966875">
                <text:p>0.159169675966875</text:p>
              </table:table-cell>
              <table:table-cell office:value-type="float" office:value="0.568055988994807">
                <text:p>0.5680559889948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33341310500672">
                <text:p>0.433341310500672</text:p>
              </table:table-cell>
              <table:table-cell office:value-type="float" office:value="0.148875744082531">
                <text:p>0.1488757440825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34026836753459">
                <text:p>0.834026836753459</text:p>
              </table:table-cell>
              <table:table-cell office:value-type="float" office:value="0.192806104852658">
                <text:p>0.1928061048526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46164073160514">
                <text:p>0.246164073160514</text:p>
              </table:table-cell>
              <table:table-cell office:value-type="float" office:value="0.290184028247122">
                <text:p>0.2901840282471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5921943891064">
                <text:p>0.455921943891064</text:p>
              </table:table-cell>
              <table:table-cell office:value-type="float" office:value="0.911740061964787">
                <text:p>0.9117400619647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58199288544827">
                <text:p>0.858199288544827</text:p>
              </table:table-cell>
              <table:table-cell office:value-type="float" office:value="0.781774591342426">
                <text:p>0.7817745913424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44848016421101">
                <text:p>0.844848016421101</text:p>
              </table:table-cell>
              <table:table-cell office:value-type="float" office:value="0.659551682610214">
                <text:p>0.6595516826102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91880472063755">
                <text:p>0.891880472063755</text:p>
              </table:table-cell>
              <table:table-cell office:value-type="float" office:value="0.558653736112567">
                <text:p>0.5586537361125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14332511007383">
                <text:p>0.314332511007383</text:p>
              </table:table-cell>
              <table:table-cell office:value-type="float" office:value="0.988357975161045">
                <text:p>0.988357975161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08117200273661">
                <text:p>0.708117200273661</text:p>
              </table:table-cell>
              <table:table-cell office:value-type="float" office:value="0.526099684633499">
                <text:p>0.5260996846334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17506012968346">
                <text:p>0.217506012968346</text:p>
              </table:table-cell>
              <table:table-cell office:value-type="float" office:value="0.863909496746848">
                <text:p>0.8639094967468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5385087376561">
                <text:p>0.805385087376561</text:p>
              </table:table-cell>
              <table:table-cell office:value-type="float" office:value="0.912894081397751">
                <text:p>0.9128940813977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41360052346745">
                <text:p>0.941360052346745</text:p>
              </table:table-cell>
              <table:table-cell office:value-type="float" office:value="0.705637798108145">
                <text:p>0.7056377981081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15486899695228">
                <text:p>0.515486899695228</text:p>
              </table:table-cell>
              <table:table-cell office:value-type="float" office:value="0.284525278224507">
                <text:p>0.2845252782245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34497160003663">
                <text:p>0.834497160003663</text:p>
              </table:table-cell>
              <table:table-cell office:value-type="float" office:value="0.63575838900381">
                <text:p>0.63575838900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82470479090295">
                <text:p>0.282470479090295</text:p>
              </table:table-cell>
              <table:table-cell office:value-type="float" office:value="0.213442857983479">
                <text:p>0.2134428579834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0964766992436">
                <text:p>0.40964766992436</text:p>
              </table:table-cell>
              <table:table-cell office:value-type="float" office:value="0.840174036652551">
                <text:p>0.8401740366525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88348648202575">
                <text:p>0.488348648202575</text:p>
              </table:table-cell>
              <table:table-cell office:value-type="float" office:value="0.450437840455149">
                <text:p>0.4504378404551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61522793461399">
                <text:p>0.961522793461399</text:p>
              </table:table-cell>
              <table:table-cell office:value-type="float" office:value="0.260376036599171">
                <text:p>0.2603760365991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0851155096839">
                <text:p>0.180851155096839</text:p>
              </table:table-cell>
              <table:table-cell office:value-type="float" office:value="0.58100426001253">
                <text:p>0.58100426001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69639578280296">
                <text:p>0.869639578280296</text:p>
              </table:table-cell>
              <table:table-cell office:value-type="float" office:value="0.720866091516218">
                <text:p>0.7208660915162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23382287400549">
                <text:p>0.723382287400549</text:p>
              </table:table-cell>
              <table:table-cell office:value-type="float" office:value="0.152893255766897">
                <text:p>0.1528932557668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32406402593143">
                <text:p>0.132406402593143</text:p>
              </table:table-cell>
              <table:table-cell office:value-type="float" office:value="0.927594208350993">
                <text:p>0.9275942083509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89842465732817">
                <text:p>0.889842465732817</text:p>
              </table:table-cell>
              <table:table-cell office:value-type="float" office:value="0.543022534966559">
                <text:p>0.5430225349665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96430451261283">
                <text:p>0.496430451261283</text:p>
              </table:table-cell>
              <table:table-cell office:value-type="float" office:value="0.171091127029965">
                <text:p>0.1710911270299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85888091642406">
                <text:p>0.185888091642406</text:p>
              </table:table-cell>
              <table:table-cell office:value-type="float" office:value="0.365392154224182">
                <text:p>0.3653921542241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83091236164907">
                <text:p>0.783091236164907</text:p>
              </table:table-cell>
              <table:table-cell office:value-type="float" office:value="0.697891746915426">
                <text:p>0.6978917469154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36827908401322">
                <text:p>0.736827908401322</text:p>
              </table:table-cell>
              <table:table-cell office:value-type="float" office:value="0.476616747726651">
                <text:p>0.4766167477266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48470323310931">
                <text:p>0.548470323310931</text:p>
              </table:table-cell>
              <table:table-cell office:value-type="float" office:value="0.968818370393064">
                <text:p>0.968818370393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28630647002444">
                <text:p>0.228630647002444</text:p>
              </table:table-cell>
              <table:table-cell office:value-type="float" office:value="0.158298691988062">
                <text:p>0.1582986919880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94466959113671">
                <text:p>0.294466959113671</text:p>
              </table:table-cell>
              <table:table-cell office:value-type="float" office:value="0.139543707254968">
                <text:p>0.1395437072549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32136592967211">
                <text:p>0.432136592967211</text:p>
              </table:table-cell>
              <table:table-cell office:value-type="float" office:value="0.635878766794715">
                <text:p>0.6358787667947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35513052586399">
                <text:p>0.235513052586399</text:p>
              </table:table-cell>
              <table:table-cell office:value-type="float" office:value="0.778191196306888">
                <text:p>0.7781911963068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558981646157451">
                <text:p>0.0558981646157451</text:p>
              </table:table-cell>
              <table:table-cell office:value-type="float" office:value="0.858980743615766">
                <text:p>0.8589807436157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04551817141547">
                <text:p>0.504551817141547</text:p>
              </table:table-cell>
              <table:table-cell office:value-type="float" office:value="0.334127400390001">
                <text:p>0.33412740039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40071689431982">
                <text:p>0.440071689431982</text:p>
              </table:table-cell>
              <table:table-cell office:value-type="float" office:value="0.0719528474994398">
                <text:p>0.07195284749943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54699142939573">
                <text:p>0.154699142939573</text:p>
              </table:table-cell>
              <table:table-cell office:value-type="float" office:value="0.214665797422913">
                <text:p>0.2146657974229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67286554594017">
                <text:p>0.167286554594017</text:p>
              </table:table-cell>
              <table:table-cell office:value-type="float" office:value="0.614613420778029">
                <text:p>0.614613420778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62780777695343">
                <text:p>0.162780777695343</text:p>
              </table:table-cell>
              <table:table-cell office:value-type="float" office:value="0.465319213525882">
                <text:p>0.4653192135258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01592289426611">
                <text:p>0.301592289426611</text:p>
              </table:table-cell>
              <table:table-cell office:value-type="float" office:value="0.49832249480744">
                <text:p>0.498322494807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26860244699958">
                <text:p>0.526860244699958</text:p>
              </table:table-cell>
              <table:table-cell office:value-type="float" office:value="0.54657904232749">
                <text:p>0.546579042327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12041700364248">
                <text:p>0.212041700364248</text:p>
              </table:table-cell>
              <table:table-cell office:value-type="float" office:value="0.0639099969521229">
                <text:p>0.06390999695212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47187883946619">
                <text:p>0.947187883946619</text:p>
              </table:table-cell>
              <table:table-cell office:value-type="float" office:value="0.488082276636927">
                <text:p>0.4880822766369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942019290664697">
                <text:p>0.0942019290664697</text:p>
              </table:table-cell>
              <table:table-cell office:value-type="float" office:value="0.689859763739637">
                <text:p>0.6898597637396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94807970274286">
                <text:p>0.0094807970274286</text:p>
              </table:table-cell>
              <table:table-cell office:value-type="float" office:value="0.301465222532652">
                <text:p>0.3014652225326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44843981061806">
                <text:p>0.444843981061806</text:p>
              </table:table-cell>
              <table:table-cell office:value-type="float" office:value="0.658174955522326">
                <text:p>0.658174955522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